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163cm" fo:margin-left="0.436cm" table:align="left" style:writing-mode="lr-tb"/>
    </style:style>
    <style:style style:name="Таблица1.A" style:family="table-column">
      <style:table-column-properties style:column-width="11.557cm"/>
    </style:style>
    <style:style style:name="Таблица1.B" style:family="table-column">
      <style:table-column-properties style:column-width="5.606cm"/>
    </style:style>
    <style:style style:name="Таблица1.1" style:family="table-row">
      <style:table-row-properties style:keep-together="false" fo:keep-together="always"/>
    </style:style>
    <style:style style:name="Таблица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B1" style:family="table-cell">
      <style:table-cell-properties style:vertical-align="top" fo:padding-left="0.191cm" fo:padding-right="0.191cm" fo:padding-top="0cm" fo:padding-bottom="0cm" fo:border="0.018cm solid #000000" style:writing-mode="lr-tb"/>
    </style:style>
    <style:style style:name="Таблица1.A4"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B4"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Таблица2" style:family="table">
      <style:table-properties style:width="17.163cm" fo:margin-left="0.436cm" table:align="left" style:writing-mode="lr-tb"/>
    </style:style>
    <style:style style:name="Таблица2.A" style:family="table-column">
      <style:table-column-properties style:column-width="11.058cm"/>
    </style:style>
    <style:style style:name="Таблица2.B" style:family="table-column">
      <style:table-column-properties style:column-width="6.105cm"/>
    </style:style>
    <style:style style:name="Таблица2.1" style:family="table-row">
      <style:table-row-properties style:keep-together="false" fo:keep-together="always"/>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B1" style:family="table-cell">
      <style:table-cell-properties style:vertical-align="top" fo:padding-left="0.191cm" fo:padding-right="0.191cm" fo:padding-top="0cm" fo:padding-bottom="0cm" fo:border="0.018cm solid #000000" style:writing-mode="lr-tb"/>
    </style:style>
    <style:style style:name="Таблица3" style:family="table">
      <style:table-properties style:width="13.741cm" fo:margin-left="0.436cm" table:align="left" style:writing-mode="lr-tb"/>
    </style:style>
    <style:style style:name="Таблица3.A" style:family="table-column">
      <style:table-column-properties style:column-width="6.738cm"/>
    </style:style>
    <style:style style:name="Таблица3.B" style:family="table-column">
      <style:table-column-properties style:column-width="7.003cm"/>
    </style:style>
    <style:style style:name="Таблица3.1" style:family="table-row">
      <style:table-row-properties style:keep-together="false" fo:keep-together="always"/>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B1" style:family="table-cell">
      <style:table-cell-properties style:vertical-align="top" fo:padding-left="0.191cm" fo:padding-right="0.191cm" fo:padding-top="0cm" fo:padding-bottom="0cm" fo:border="0.018cm solid #000000" style:writing-mode="lr-tb"/>
    </style:style>
    <style:style style:name="Таблица4" style:family="table">
      <style:table-properties style:width="17.41cm" fo:margin-left="0.436cm" table:align="left" style:writing-mode="lr-tb"/>
    </style:style>
    <style:style style:name="Таблица4.A" style:family="table-column">
      <style:table-column-properties style:column-width="9.308cm"/>
    </style:style>
    <style:style style:name="Таблица4.B" style:family="table-column">
      <style:table-column-properties style:column-width="8.102cm"/>
    </style:style>
    <style:style style:name="Таблица4.1" style:family="table-row">
      <style:table-row-properties style:keep-together="false" fo:keep-together="always"/>
    </style:style>
    <style:style style:name="Таблица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B1" style:family="table-cell">
      <style:table-cell-properties style:vertical-align="top" fo:padding-left="0.191cm" fo:padding-right="0.191cm" fo:padding-top="0cm" fo:padding-bottom="0cm" fo:border="0.018cm solid #000000" style:writing-mode="lr-tb"/>
    </style:style>
    <style:style style:name="Таблица5" style:family="table">
      <style:table-properties style:width="14.076cm" fo:margin-left="0.436cm" table:align="left" style:writing-mode="lr-tb"/>
    </style:style>
    <style:style style:name="Таблица5.A" style:family="table-column">
      <style:table-column-properties style:column-width="8.308cm"/>
    </style:style>
    <style:style style:name="Таблица5.B" style:family="table-column">
      <style:table-column-properties style:column-width="5.768cm"/>
    </style:style>
    <style:style style:name="Таблица5.1" style:family="table-row">
      <style:table-row-properties style:keep-together="false" fo:keep-together="always"/>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B1" style:family="table-cell">
      <style:table-cell-properties style:vertical-align="top" fo:padding-left="0.191cm" fo:padding-right="0.191cm" fo:padding-top="0cm" fo:padding-bottom="0cm" fo:border="0.018cm solid #000000" style:writing-mode="lr-tb"/>
    </style:style>
    <style:style style:name="Таблица6" style:family="table">
      <style:table-properties style:width="16.21cm" fo:margin-left="0.309cm" table:align="left" style:writing-mode="lr-tb"/>
    </style:style>
    <style:style style:name="Таблица6.A" style:family="table-column">
      <style:table-column-properties style:column-width="4.763cm"/>
    </style:style>
    <style:style style:name="Таблица6.B" style:family="table-column">
      <style:table-column-properties style:column-width="3.81cm"/>
    </style:style>
    <style:style style:name="Таблица6.D" style:family="table-column">
      <style:table-column-properties style:column-width="3.828cm"/>
    </style:style>
    <style:style style:name="Таблица6.1" style:family="table-row">
      <style:table-row-properties style:keep-together="false" fo:keep-together="always"/>
    </style:style>
    <style:style style:name="Таблица6.A1"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Таблица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D2" style:family="table-cell">
      <style:table-cell-properties style:vertical-align="top" fo:padding-left="0.191cm" fo:padding-right="0.191cm" fo:padding-top="0cm" fo:padding-bottom="0cm" fo:border="0.018cm solid #000000" style:writing-mode="lr-tb"/>
    </style:style>
    <style:style style:name="Таблица6.A5"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6.40" style:family="table-row">
      <style:table-row-properties style:min-row-height="0.429cm" style:keep-together="false" fo:keep-together="always"/>
    </style:style>
    <style:style style:name="Таблица7" style:family="table">
      <style:table-properties style:width="16.21cm" fo:margin-left="0.309cm" table:align="left" style:writing-mode="lr-tb"/>
    </style:style>
    <style:style style:name="Таблица7.A" style:family="table-column">
      <style:table-column-properties style:column-width="7.435cm"/>
    </style:style>
    <style:style style:name="Таблица7.B" style:family="table-column">
      <style:table-column-properties style:column-width="8.775cm"/>
    </style:style>
    <style:style style:name="Таблица7.1" style:family="table-row">
      <style:table-row-properties style:keep-together="false" fo:keep-together="always"/>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7.B1" style:family="table-cell">
      <style:table-cell-properties style:vertical-align="top" fo:padding-left="0.191cm" fo:padding-right="0.191cm" fo:padding-top="0cm" fo:padding-bottom="0cm" fo:border="0.018cm solid #000000" style:writing-mode="lr-tb"/>
    </style:style>
    <style:style style:name="Таблица8" style:family="table">
      <style:table-properties style:width="16.21cm" fo:margin-left="0.309cm" table:align="left" style:writing-mode="lr-tb"/>
    </style:style>
    <style:style style:name="Таблица8.A" style:family="table-column">
      <style:table-column-properties style:column-width="4.128cm"/>
    </style:style>
    <style:style style:name="Таблица8.D" style:family="table-column">
      <style:table-column-properties style:column-width="3.828cm"/>
    </style:style>
    <style:style style:name="Таблица8.1" style:family="table-row">
      <style:table-row-properties style:keep-together="false" fo:keep-together="always"/>
    </style:style>
    <style:style style:name="Таблица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D1" style:family="table-cell">
      <style:table-cell-properties style:vertical-align="top" fo:padding-left="0.191cm" fo:padding-right="0.191cm" fo:padding-top="0cm" fo:padding-bottom="0cm" fo:border="0.018cm solid #000000" style:writing-mode="lr-tb"/>
    </style:style>
    <style:style style:name="Таблица9" style:family="table">
      <style:table-properties style:width="16.21cm" fo:margin-left="0.309cm" table:align="left" style:writing-mode="lr-tb"/>
    </style:style>
    <style:style style:name="Таблица9.A" style:family="table-column">
      <style:table-column-properties style:column-width="4.128cm"/>
    </style:style>
    <style:style style:name="Таблица9.D" style:family="table-column">
      <style:table-column-properties style:column-width="3.828cm"/>
    </style:style>
    <style:style style:name="Таблица9.1" style:family="table-row">
      <style:table-row-properties style:keep-together="false" fo:keep-together="always"/>
    </style:style>
    <style:style style:name="Таблица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D1" style:family="table-cell">
      <style:table-cell-properties style:vertical-align="top" fo:padding-left="0.191cm" fo:padding-right="0.191cm" fo:padding-top="0cm" fo:padding-bottom="0cm" fo:border="0.018cm solid #000000" style:writing-mode="lr-tb"/>
    </style:style>
    <style:style style:name="Таблица10" style:family="table">
      <style:table-properties style:width="16.21cm" fo:margin-left="0.309cm" table:align="left" style:writing-mode="lr-tb"/>
    </style:style>
    <style:style style:name="Таблица10.A" style:family="table-column">
      <style:table-column-properties style:column-width="4.128cm"/>
    </style:style>
    <style:style style:name="Таблица10.D" style:family="table-column">
      <style:table-column-properties style:column-width="3.828cm"/>
    </style:style>
    <style:style style:name="Таблица10.1" style:family="table-row">
      <style:table-row-properties style:keep-together="false" fo:keep-together="always"/>
    </style:style>
    <style:style style:name="Таблица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0.D1" style:family="table-cell">
      <style:table-cell-properties style:vertical-align="top" fo:padding-left="0.191cm" fo:padding-right="0.191cm" fo:padding-top="0cm" fo:padding-bottom="0cm" fo:border="0.018cm solid #000000" style:writing-mode="lr-tb"/>
    </style:style>
    <style:style style:name="Таблица11" style:family="table">
      <style:table-properties style:width="15.378cm" fo:margin-left="0.506cm" table:align="left" style:writing-mode="lr-tb"/>
    </style:style>
    <style:style style:name="Таблица11.A" style:family="table-column">
      <style:table-column-properties style:column-width="2.986cm"/>
    </style:style>
    <style:style style:name="Таблица11.B" style:family="table-column">
      <style:table-column-properties style:column-width="12.391cm"/>
    </style:style>
    <style:style style:name="Таблица11.1" style:family="table-row">
      <style:table-row-properties style:keep-together="false" fo:keep-together="always"/>
    </style:style>
    <style:style style:name="Таблица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B1" style:family="table-cell">
      <style:table-cell-properties style:vertical-align="top" fo:padding-left="0.191cm" fo:padding-right="0.191cm" fo:padding-top="0cm" fo:padding-bottom="0cm" fo:border="0.018cm solid #000000" style:writing-mode="lr-tb"/>
    </style:style>
    <style:style style:name="Таблица12" style:family="table">
      <style:table-properties style:width="17.5cm" fo:margin-left="0cm" table:align="left" style:writing-mode="lr-tb"/>
    </style:style>
    <style:style style:name="Таблица12.A" style:family="table-column">
      <style:table-column-properties style:column-width="2.877cm"/>
    </style:style>
    <style:style style:name="Таблица12.B" style:family="table-column">
      <style:table-column-properties style:column-width="1.769cm"/>
    </style:style>
    <style:style style:name="Таблица12.C" style:family="table-column">
      <style:table-column-properties style:column-width="1.106cm"/>
    </style:style>
    <style:style style:name="Таблица12.D" style:family="table-column">
      <style:table-column-properties style:column-width="1.108cm"/>
    </style:style>
    <style:style style:name="Таблица12.E" style:family="table-column">
      <style:table-column-properties style:column-width="1.328cm"/>
    </style:style>
    <style:style style:name="Таблица12.F" style:family="table-column">
      <style:table-column-properties style:column-width="1.326cm"/>
    </style:style>
    <style:style style:name="Таблица12.G" style:family="table-column">
      <style:table-column-properties style:column-width="1.771cm"/>
    </style:style>
    <style:style style:name="Таблица12.H" style:family="table-column">
      <style:table-column-properties style:column-width="6.214cm"/>
    </style:style>
    <style:style style:name="Таблица12.1" style:family="table-row">
      <style:table-row-properties style:keep-together="false" fo:keep-together="always"/>
    </style:style>
    <style:style style:name="Таблица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H1" style:family="table-cell">
      <style:table-cell-properties style:vertical-align="top" fo:padding-left="0.191cm" fo:padding-right="0.191cm" fo:padding-top="0cm" fo:padding-bottom="0cm" fo:border="0.018cm solid #000000" style:writing-mode="lr-tb"/>
    </style:style>
    <style:style style:name="Таблица12.B15.2" style:family="table-row">
      <style:table-row-properties style:min-row-height="1.7cm" style:keep-together="false" fo:keep-together="always"/>
    </style:style>
    <style:style style:name="Таблица12.B64.2" style:family="table-row">
      <style:table-row-properties style:min-row-height="0.141cm" style:keep-together="false" fo:keep-together="always"/>
    </style:style>
    <style:style style:name="Таблица12.B67.1" style:family="table-row">
      <style:table-row-properties style:min-row-height="0.397cm" style:keep-together="false" fo:keep-together="always"/>
    </style:style>
    <style:style style:name="Таблица12.B68.1" style:family="table-row">
      <style:table-row-properties style:min-row-height="0.422cm" style:keep-together="false" fo:keep-together="always"/>
    </style:style>
    <style:style style:name="Таблица13" style:family="table">
      <style:table-properties style:width="18.77cm" table:align="left" style:writing-mode="lr-tb"/>
    </style:style>
    <style:style style:name="Таблица13.A" style:family="table-column">
      <style:table-column-properties style:column-width="3.752cm"/>
    </style:style>
    <style:style style:name="Таблица13.B" style:family="table-column">
      <style:table-column-properties style:column-width="3cm"/>
    </style:style>
    <style:style style:name="Таблица13.C" style:family="table-column">
      <style:table-column-properties style:column-width="3.249cm"/>
    </style:style>
    <style:style style:name="Таблица13.D" style:family="table-column">
      <style:table-column-properties style:column-width="4.501cm"/>
    </style:style>
    <style:style style:name="Таблица13.E" style:family="table-column">
      <style:table-column-properties style:column-width="4.267cm"/>
    </style:style>
    <style:style style:name="Таблица13.1" style:family="table-row">
      <style:table-row-properties style:keep-together="false" fo:keep-together="always"/>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E1" style:family="table-cell">
      <style:table-cell-properties style:vertical-align="top" fo:padding-left="0.191cm" fo:padding-right="0.191cm" fo:padding-top="0cm" fo:padding-bottom="0cm" fo:border="0.018cm solid #000000" style:writing-mode="lr-tb"/>
    </style:style>
    <style:style style:name="Таблица14" style:family="table">
      <style:table-properties style:width="11.71cm" fo:margin-left="-0.199cm" table:align="left" style:writing-mode="lr-tb"/>
    </style:style>
    <style:style style:name="Таблица14.A" style:family="table-column">
      <style:table-column-properties style:column-width="3.75cm"/>
    </style:style>
    <style:style style:name="Таблица14.B" style:family="table-column">
      <style:table-column-properties style:column-width="7.96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4.B1" style:family="table-cell">
      <style:table-cell-properties style:vertical-align="top" fo:padding-left="0.191cm" fo:padding-right="0.191cm" fo:padding-top="0cm" fo:padding-bottom="0cm" fo:border="0.018cm solid #000000" style:writing-mode="lr-tb"/>
    </style:style>
    <style:style style:name="Таблица15" style:family="table">
      <style:table-properties style:width="16.663cm" fo:margin-left="0.037cm" fo:margin-right="0.801cm" table:align="margins" style:writing-mode="lr-tb"/>
    </style:style>
    <style:style style:name="Таблица15.A" style:family="table-column">
      <style:table-column-properties style:column-width="3.44cm" style:rel-column-width="13527*"/>
    </style:style>
    <style:style style:name="Таблица15.B" style:family="table-column">
      <style:table-column-properties style:column-width="13.224cm" style:rel-column-width="52008*"/>
    </style:style>
    <style:style style:name="Таблица15.1" style:family="table-row">
      <style:table-row-properties style:keep-together="true" fo:keep-together="auto"/>
    </style:style>
    <style:style style:name="Таблица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5.B1" style:family="table-cell">
      <style:table-cell-properties style:vertical-align="top" fo:padding-left="0.191cm" fo:padding-right="0.191cm" fo:padding-top="0cm" fo:padding-bottom="0cm" fo:border="0.018cm solid #000000" style:writing-mode="lr-tb"/>
    </style:style>
    <style:style style:name="Таблица16" style:family="table">
      <style:table-properties style:width="13cm" fo:margin-left="3.739cm" table:align="left" style:writing-mode="lr-tb"/>
    </style:style>
    <style:style style:name="Таблица16.A" style:family="table-column">
      <style:table-column-properties style:column-width="5.863cm"/>
    </style:style>
    <style:style style:name="Таблица16.B" style:family="table-column">
      <style:table-column-properties style:column-width="7.137cm"/>
    </style:style>
    <style:style style:name="Таблица16.1" style:family="table-row">
      <style:table-row-properties style:keep-together="false" fo:keep-together="always"/>
    </style:style>
    <style:style style:name="Таблица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17" style:family="table">
      <style:table-properties style:width="10.178cm" fo:margin-left="4.246cm" table:align="left" style:writing-mode="lr-tb"/>
    </style:style>
    <style:style style:name="Таблица17.A" style:family="table-column">
      <style:table-column-properties style:column-width="2.54cm"/>
    </style:style>
    <style:style style:name="Таблица17.D" style:family="table-column">
      <style:table-column-properties style:column-width="2.558cm"/>
    </style:style>
    <style:style style:name="Таблица17.1" style:family="table-row">
      <style:table-row-properties style:keep-together="false" fo:keep-together="always"/>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D1" style:family="table-cell">
      <style:table-cell-properties style:vertical-align="top" fo:padding-left="0.191cm" fo:padding-right="0.191cm" fo:padding-top="0cm" fo:padding-bottom="0cm" fo:border="0.018cm solid #000000" style:writing-mode="lr-tb"/>
    </style:style>
    <style:style style:name="Таблица18" style:family="table">
      <style:table-properties style:width="7.638cm" fo:margin-left="4.246cm" table:align="left" style:writing-mode="lr-tb"/>
    </style:style>
    <style:style style:name="Таблица18.A" style:family="table-column">
      <style:table-column-properties style:column-width="2.54cm"/>
    </style:style>
    <style:style style:name="Таблица18.C" style:family="table-column">
      <style:table-column-properties style:column-width="2.558cm"/>
    </style:style>
    <style:style style:name="Таблица18.1" style:family="table-row">
      <style:table-row-properties style:keep-together="false" fo:keep-together="always"/>
    </style:style>
    <style:style style:name="Таблица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C1" style:family="table-cell">
      <style:table-cell-properties style:vertical-align="top" fo:padding-left="0.191cm" fo:padding-right="0.191cm" fo:padding-top="0cm" fo:padding-bottom="0cm" fo:border="0.018cm solid #000000" style:writing-mode="lr-tb"/>
    </style:style>
    <style:style style:name="Таблица19" style:family="table">
      <style:table-properties style:width="15.519cm" fo:margin-left="3.743cm" table:align="left" style:writing-mode="lr-tb"/>
    </style:style>
    <style:style style:name="Таблица19.A" style:family="table-column">
      <style:table-column-properties style:column-width="7.25cm"/>
    </style:style>
    <style:style style:name="Таблица19.B" style:family="table-column">
      <style:table-column-properties style:column-width="8.269cm"/>
    </style:style>
    <style:style style:name="Таблица19.1" style:family="table-row">
      <style:table-row-properties style:keep-together="false" fo:keep-together="always"/>
    </style:style>
    <style:style style:name="Таблица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9.B1" style:family="table-cell">
      <style:table-cell-properties style:vertical-align="top" fo:padding-left="0.191cm" fo:padding-right="0.191cm" fo:padding-top="0cm" fo:padding-bottom="0cm" fo:border="0.018cm solid #000000" style:writing-mode="lr-tb"/>
    </style:style>
    <style:style style:name="Таблица20" style:family="table">
      <style:table-properties style:width="12.765cm" fo:margin-left="4.246cm" table:align="left" style:writing-mode="lr-tb"/>
    </style:style>
    <style:style style:name="Таблица20.A" style:family="table-column">
      <style:table-column-properties style:column-width="2.731cm"/>
    </style:style>
    <style:style style:name="Таблица20.B" style:family="table-column">
      <style:table-column-properties style:column-width="3.175cm"/>
    </style:style>
    <style:style style:name="Таблица20.D" style:family="table-column">
      <style:table-column-properties style:column-width="3.685cm"/>
    </style:style>
    <style:style style:name="Таблица20.1" style:family="table-row">
      <style:table-row-properties style:keep-together="false" fo:keep-together="always"/>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D1" style:family="table-cell">
      <style:table-cell-properties style:vertical-align="top" fo:padding-left="0.191cm" fo:padding-right="0.191cm" fo:padding-top="0cm" fo:padding-bottom="0cm" fo:border="0.018cm solid #000000" style:writing-mode="lr-tb"/>
    </style:style>
    <style:style style:name="Таблица21" style:family="table">
      <style:table-properties style:width="10.178cm" fo:margin-left="6.151cm" table:align="left" style:writing-mode="lr-tb"/>
    </style:style>
    <style:style style:name="Таблица21.A" style:family="table-column">
      <style:table-column-properties style:column-width="5.08cm"/>
    </style:style>
    <style:style style:name="Таблица21.B" style:family="table-column">
      <style:table-column-properties style:column-width="5.098cm"/>
    </style:style>
    <style:style style:name="Таблица21.1" style:family="table-row">
      <style:table-row-properties style:keep-together="false" fo:keep-together="always"/>
    </style:style>
    <style:style style:name="Таблица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1.B1" style:family="table-cell">
      <style:table-cell-properties style:vertical-align="top" fo:padding-left="0.191cm" fo:padding-right="0.191cm" fo:padding-top="0cm" fo:padding-bottom="0cm" fo:border="0.018cm solid #000000" style:writing-mode="lr-tb"/>
    </style:style>
    <style:style style:name="Таблица22" style:family="table">
      <style:table-properties style:width="8.019cm" fo:margin-left="6.786cm" table:align="left" style:writing-mode="lr-tb"/>
    </style:style>
    <style:style style:name="Таблица22.A" style:family="table-column">
      <style:table-column-properties style:column-width="4.001cm"/>
    </style:style>
    <style:style style:name="Таблица22.B" style:family="table-column">
      <style:table-column-properties style:column-width="4.018cm"/>
    </style:style>
    <style:style style:name="Таблица22.1" style:family="table-row">
      <style:table-row-properties style:keep-together="false" fo:keep-together="always"/>
    </style:style>
    <style:style style:name="Таблица2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2.B1" style:family="table-cell">
      <style:table-cell-properties style:vertical-align="top" fo:padding-left="0.191cm" fo:padding-right="0.191cm" fo:padding-top="0cm" fo:padding-bottom="0cm" fo:border="0.018cm solid #000000" style:writing-mode="lr-tb"/>
    </style:style>
    <style:style style:name="Таблица23" style:family="table">
      <style:table-properties style:width="6.558cm" fo:margin-left="4.246cm" table:align="left" style:writing-mode="lr-tb"/>
    </style:style>
    <style:style style:name="Таблица23.A" style:family="table-column">
      <style:table-column-properties style:column-width="3.366cm"/>
    </style:style>
    <style:style style:name="Таблица23.B" style:family="table-column">
      <style:table-column-properties style:column-width="3.193cm"/>
    </style:style>
    <style:style style:name="Таблица23.1" style:family="table-row">
      <style:table-row-properties style:keep-together="false" fo:keep-together="always"/>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4" style:family="table">
      <style:table-properties style:width="19.711cm" fo:margin-left="-0.199cm" table:align="left" style:writing-mode="lr-tb"/>
    </style:style>
    <style:style style:name="Таблица24.A" style:family="table-column">
      <style:table-column-properties style:column-width="4.441cm"/>
    </style:style>
    <style:style style:name="Таблица24.B" style:family="table-column">
      <style:table-column-properties style:column-width="12.751cm"/>
    </style:style>
    <style:style style:name="Таблица24.C" style:family="table-column">
      <style:table-column-properties style:column-width="2.519cm"/>
    </style:style>
    <style:style style:name="Таблица24.1" style:family="table-row">
      <style:table-row-properties style:keep-together="false" fo:keep-together="always"/>
    </style:style>
    <style:style style:name="Таблица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4.C1" style:family="table-cell">
      <style:table-cell-properties style:vertical-align="top" fo:padding-left="0.191cm" fo:padding-right="0.191cm" fo:padding-top="0cm" fo:padding-bottom="0cm" fo:border="0.018cm solid #000000" style:writing-mode="lr-tb"/>
    </style:style>
    <style:style style:name="Таблица25" style:family="table">
      <style:table-properties style:width="19.461cm" fo:margin-left="-0.199cm" table:align="left" style:writing-mode="lr-tb"/>
    </style:style>
    <style:style style:name="Таблица25.A" style:family="table-column">
      <style:table-column-properties style:column-width="3.692cm"/>
    </style:style>
    <style:style style:name="Таблица25.B" style:family="table-column">
      <style:table-column-properties style:column-width="9.252cm"/>
    </style:style>
    <style:style style:name="Таблица25.C" style:family="table-column">
      <style:table-column-properties style:column-width="1cm"/>
    </style:style>
    <style:style style:name="Таблица25.D" style:family="table-column">
      <style:table-column-properties style:column-width="5.517cm"/>
    </style:style>
    <style:style style:name="Таблица25.1" style:family="table-row">
      <style:table-row-properties style:keep-together="false" fo:keep-together="always"/>
    </style:style>
    <style:style style:name="Таблица25.A1" style:family="table-cell">
      <style:table-cell-properties style:vertical-align="middle"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5.C1.1.1"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Таблица25.C1.1.2"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5.D2" style:family="table-cell">
      <style:table-cell-properties style:vertical-align="top" fo:padding-left="0.191cm" fo:padding-right="0.191cm" fo:padding-top="0cm" fo:padding-bottom="0cm" fo:border="0.018cm solid #000000" style:writing-mode="lr-tb"/>
    </style:style>
    <style:style style:name="Таблица26" style:family="table">
      <style:table-properties style:width="19.461cm" fo:margin-left="-0.199cm" table:align="left" style:writing-mode="lr-tb"/>
    </style:style>
    <style:style style:name="Таблица26.A" style:family="table-column">
      <style:table-column-properties style:column-width="5.692cm"/>
    </style:style>
    <style:style style:name="Таблица26.B" style:family="table-column">
      <style:table-column-properties style:column-width="12.596cm"/>
    </style:style>
    <style:style style:name="Таблица26.C" style:family="table-column">
      <style:table-column-properties style:column-width="1.173cm"/>
    </style:style>
    <style:style style:name="Таблица26.1" style:family="table-row">
      <style:table-row-properties style:keep-together="false" fo:keep-together="always"/>
    </style:style>
    <style:style style:name="Таблица26.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6.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Таблица2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6.C2" style:family="table-cell">
      <style:table-cell-properties style:vertical-align="top" fo:padding-left="0.191cm" fo:padding-right="0.191cm" fo:padding-top="0cm" fo:padding-bottom="0cm" fo:border="0.018cm solid #000000" style:writing-mode="lr-tb"/>
    </style:style>
    <style:style style:name="Таблица27" style:family="table">
      <style:table-properties style:width="17.12cm" fo:margin-left="0.169cm" fo:margin-right="0.212cm" table:align="margins" style:writing-mode="lr-tb"/>
    </style:style>
    <style:style style:name="Таблица27.A" style:family="table-column">
      <style:table-column-properties style:column-width="3.307cm" style:rel-column-width="12660*"/>
    </style:style>
    <style:style style:name="Таблица27.B" style:family="table-column">
      <style:table-column-properties style:column-width="11.853cm" style:rel-column-width="45373*"/>
    </style:style>
    <style:style style:name="Таблица27.C" style:family="table-column">
      <style:table-column-properties style:column-width="1.96cm" style:rel-column-width="7502*"/>
    </style:style>
    <style:style style:name="Таблица27.1" style:family="table-row">
      <style:table-row-properties style:keep-together="false" fo:keep-together="always"/>
    </style:style>
    <style:style style:name="Таблица27.A1"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7.C1"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Таблица2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7.C2" style:family="table-cell">
      <style:table-cell-properties style:vertical-align="top" fo:padding-left="0.191cm" fo:padding-right="0.191cm" fo:padding-top="0cm" fo:padding-bottom="0cm" fo:border="0.018cm solid #000000" style:writing-mode="lr-tb"/>
    </style:style>
    <style:style style:name="Таблица27.32" style:family="table-row">
      <style:table-row-properties style:min-row-height="0.148cm" style:keep-together="false" fo:keep-together="always"/>
    </style:style>
    <style:style style:name="Таблица28" style:family="table">
      <style:table-properties style:width="10.178cm" fo:margin-left="4.246cm" table:align="left" style:writing-mode="lr-tb"/>
    </style:style>
    <style:style style:name="Таблица28.A" style:family="table-column">
      <style:table-column-properties style:column-width="2.54cm"/>
    </style:style>
    <style:style style:name="Таблица28.D" style:family="table-column">
      <style:table-column-properties style:column-width="2.558cm"/>
    </style:style>
    <style:style style:name="Таблица28.1" style:family="table-row">
      <style:table-row-properties style:keep-together="false" fo:keep-together="always"/>
    </style:style>
    <style:style style:name="Таблица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8.D1" style:family="table-cell">
      <style:table-cell-properties style:vertical-align="top" fo:padding-left="0.191cm" fo:padding-right="0.191cm" fo:padding-top="0cm" fo:padding-bottom="0cm" fo:border="0.018cm solid #000000" style:writing-mode="lr-tb"/>
    </style:style>
    <style:style style:name="Таблица29" style:family="table">
      <style:table-properties style:width="15.238cm" fo:margin-left="0.011cm" fo:margin-right="2.252cm" table:align="margins" style:writing-mode="lr-tb"/>
    </style:style>
    <style:style style:name="Таблица29.A" style:family="table-column">
      <style:table-column-properties style:column-width="7.594cm" style:rel-column-width="32657*"/>
    </style:style>
    <style:style style:name="Таблица29.B" style:family="table-column">
      <style:table-column-properties style:column-width="7.645cm" style:rel-column-width="32878*"/>
    </style:style>
    <style:style style:name="Таблица29.1" style:family="table-row">
      <style:table-row-properties style:keep-together="false" fo:keep-together="always"/>
    </style:style>
    <style:style style:name="Таблица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9.B1" style:family="table-cell">
      <style:table-cell-properties style:vertical-align="top" fo:padding-left="0.191cm" fo:padding-right="0.191cm" fo:padding-top="0cm" fo:padding-bottom="0cm" fo:border="0.018cm solid #000000" style:writing-mode="lr-tb"/>
    </style:style>
    <style:style style:name="Таблица30" style:family="table">
      <style:table-properties style:width="17.489cm" fo:margin-left="0.011cm" fo:margin-right="0.002cm" table:align="margins" style:writing-mode="lr-tb"/>
    </style:style>
    <style:style style:name="Таблица30.A" style:family="table-column">
      <style:table-column-properties style:column-width="6.535cm" style:rel-column-width="24488*"/>
    </style:style>
    <style:style style:name="Таблица30.B" style:family="table-column">
      <style:table-column-properties style:column-width="10.954cm" style:rel-column-width="41047*"/>
    </style:style>
    <style:style style:name="Таблица30.1" style:family="table-row">
      <style:table-row-properties style:keep-together="false" fo:keep-together="always"/>
    </style:style>
    <style:style style:name="Таблица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0.B1" style:family="table-cell">
      <style:table-cell-properties style:vertical-align="top" fo:padding-left="0.191cm" fo:padding-right="0.191cm" fo:padding-top="0cm" fo:padding-bottom="0cm" fo:border="0.018cm solid #000000" style:writing-mode="lr-tb"/>
    </style:style>
    <style:style style:name="Таблица31" style:family="table">
      <style:table-properties style:width="15.79cm" fo:margin-left="0.011cm" fo:margin-right="1.7cm" table:align="margins" style:writing-mode="lr-tb"/>
    </style:style>
    <style:style style:name="Таблица31.A" style:family="table-column">
      <style:table-column-properties style:column-width="4.471cm" style:rel-column-width="18558*"/>
    </style:style>
    <style:style style:name="Таблица31.B" style:family="table-column">
      <style:table-column-properties style:column-width="11.319cm" style:rel-column-width="46977*"/>
    </style:style>
    <style:style style:name="Таблица31.1" style:family="table-row">
      <style:table-row-properties style:keep-together="false" fo:keep-together="always"/>
    </style:style>
    <style:style style:name="Таблица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1.B1" style:family="table-cell">
      <style:table-cell-properties style:vertical-align="top" fo:padding-left="0.191cm" fo:padding-right="0.191cm" fo:padding-top="0cm" fo:padding-bottom="0cm" fo:border="0.018cm solid #000000" style:writing-mode="lr-tb"/>
    </style:style>
    <style:style style:name="Таблица32" style:family="table">
      <style:table-properties style:width="15.79cm" fo:margin-left="0.011cm" fo:margin-right="1.7cm" table:align="margins" style:writing-mode="lr-tb"/>
    </style:style>
    <style:style style:name="Таблица32.A" style:family="table-column">
      <style:table-column-properties style:column-width="7.541cm" style:rel-column-width="31296*"/>
    </style:style>
    <style:style style:name="Таблица32.B" style:family="table-column">
      <style:table-column-properties style:column-width="8.25cm" style:rel-column-width="34239*"/>
    </style:style>
    <style:style style:name="Таблица32.1" style:family="table-row">
      <style:table-row-properties style:keep-together="false" fo:keep-together="always"/>
    </style:style>
    <style:style style:name="Таблица3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text-properties fo:language="en" fo:country="US"/>
    </style:style>
    <style:style style:name="P4" style:family="paragraph" style:parent-style-name="Standard">
      <style:paragraph-properties style:snap-to-layout-grid="false"/>
      <style:text-properties fo:language="en" fo:country="US"/>
    </style:style>
    <style:style style:name="P5" style:family="paragraph" style:parent-style-name="Standard">
      <style:paragraph-properties fo:text-align="center" style:justify-single-word="false" style:snap-to-layout-grid="false"/>
      <style:text-properties fo:language="en" fo:country="US"/>
    </style:style>
    <style:style style:name="P6" style:family="paragraph" style:parent-style-name="Standard">
      <style:text-properties style:font-size-complex="10pt"/>
    </style:style>
    <style:style style:name="P7" style:family="paragraph" style:parent-style-name="Standard">
      <style:paragraph-properties style:snap-to-layout-grid="false"/>
      <style:text-properties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style:snap-to-layout-grid="false"/>
      <style:text-properties fo:color="#008000" fo:language="en" fo:country="US"/>
    </style:style>
    <style:style style:name="P11" style:family="paragraph" style:parent-style-name="Standard">
      <style:paragraph-properties style:snap-to-layout-grid="false"/>
      <style:text-properties fo:color="#008000"/>
    </style:style>
    <style:style style:name="P12" style:family="paragraph" style:parent-style-name="Standard">
      <style:paragraph-properties style:snap-to-layout-grid="false"/>
      <style:text-properties style:font-weight-complex="bold"/>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paragraph-properties>
        <style:tab-stops>
          <style:tab-stop style:position="0cm"/>
        </style:tab-stops>
      </style:paragraph-properties>
    </style:style>
    <style:style style:name="P15" style:family="paragraph" style:parent-style-name="Standard">
      <style:paragraph-properties style:snap-to-layout-grid="false"/>
      <style:text-properties fo:background-color="#ffff00"/>
    </style:style>
    <style:style style:name="P16" style:family="paragraph" style:parent-style-name="Standard">
      <style:paragraph-properties fo:margin-top="0cm" fo:margin-bottom="0cm"/>
    </style:style>
    <style:style style:name="P17" style:family="paragraph" style:parent-style-name="Standard">
      <style:paragraph-properties fo:margin-left="0.635cm" fo:margin-right="0.048cm" fo:text-indent="0cm" style:auto-text-indent="false"/>
    </style:style>
    <style:style style:name="P18" style:family="paragraph" style:parent-style-name="Standard">
      <style:paragraph-properties fo:margin-left="6.752cm" fo:margin-right="0cm" fo:text-indent="-6.117cm" style:auto-text-indent="false"/>
    </style:style>
    <style:style style:name="P19" style:family="paragraph" style:parent-style-name="Standard">
      <style:paragraph-properties fo:break-before="page"/>
    </style:style>
    <style:style style:name="P20" style:family="paragraph" style:parent-style-name="Standard">
      <style:paragraph-properties fo:margin-left="2.54cm" fo:margin-right="0cm" fo:text-indent="-2.54cm" style:auto-text-indent="false"/>
    </style:style>
    <style:style style:name="P21" style:family="paragraph" style:parent-style-name="Standard">
      <style:paragraph-properties fo:margin-left="3.752cm" fo:margin-right="0cm" fo:text-indent="0cm" style:auto-text-indent="false"/>
    </style:style>
    <style:style style:name="P22" style:family="paragraph" style:parent-style-name="Standard">
      <style:paragraph-properties fo:margin-left="3.752cm" fo:margin-right="0cm" fo:text-indent="-3.752cm" style:auto-text-indent="false"/>
    </style:style>
    <style:style style:name="P23" style:family="paragraph" style:parent-style-name="Standard">
      <style:paragraph-properties fo:margin-left="3.81cm" fo:margin-right="0cm" fo:text-indent="0cm" style:auto-text-indent="false"/>
    </style:style>
    <style:style style:name="P24" style:family="paragraph" style:parent-style-name="Standard">
      <style:paragraph-properties fo:margin-left="3.81cm" fo:margin-right="0cm" fo:text-indent="-3.81cm" style:auto-text-indent="false"/>
    </style:style>
    <style:style style:name="P25" style:family="paragraph" style:parent-style-name="Standard">
      <style:paragraph-properties fo:margin-left="3.81cm" fo:margin-right="0cm" fo:text-indent="-3.81cm" style:auto-text-indent="false"/>
      <style:text-properties fo:language="en" fo:country="US"/>
    </style:style>
    <style:style style:name="P26" style:family="paragraph" style:parent-style-name="Standard">
      <style:paragraph-properties fo:margin-left="5.08cm" fo:margin-right="0cm" fo:text-indent="-0.635cm" style:auto-text-indent="false"/>
    </style:style>
    <style:style style:name="P27" style:family="paragraph" style:parent-style-name="Standard">
      <style:paragraph-properties fo:margin-left="7.303cm" fo:margin-right="0cm" fo:text-indent="-3.175cm" style:auto-text-indent="false"/>
    </style:style>
    <style:style style:name="P28" style:family="paragraph" style:parent-style-name="Standard">
      <style:paragraph-properties fo:margin-left="7.303cm" fo:margin-right="0cm" fo:text-indent="-3.175cm" style:auto-text-indent="false"/>
      <style:text-properties fo:language="en" fo:country="US"/>
    </style:style>
    <style:style style:name="P29" style:family="paragraph" style:parent-style-name="Standard">
      <style:paragraph-properties fo:margin-left="5.001cm" fo:margin-right="0cm" fo:text-indent="-0.499cm" style:auto-text-indent="false"/>
    </style:style>
    <style:style style:name="P30" style:family="paragraph" style:parent-style-name="Standard">
      <style:paragraph-properties fo:margin-left="5.001cm" fo:margin-right="0cm" fo:text-indent="-0.499cm" style:auto-text-indent="false">
        <style:tab-stops>
          <style:tab-stop style:position="5.752cm"/>
        </style:tab-stops>
      </style:paragraph-properties>
    </style:style>
    <style:style style:name="P31" style:family="paragraph" style:parent-style-name="Standard">
      <style:paragraph-properties fo:margin-left="6.033cm" fo:margin-right="0cm" fo:text-indent="0cm" style:auto-text-indent="false"/>
    </style:style>
    <style:style style:name="P32" style:family="paragraph" style:parent-style-name="Standard">
      <style:paragraph-properties fo:margin-left="0cm" fo:margin-right="-0.191cm" fo:text-indent="0cm" style:auto-text-indent="false"/>
      <style:text-properties fo:color="#008000" fo:language="en" fo:country="US"/>
    </style:style>
    <style:style style:name="P33" style:family="paragraph" style:parent-style-name="Standard">
      <style:paragraph-properties fo:margin-left="0cm" fo:margin-right="-0.191cm" fo:text-indent="0cm" style:auto-text-indent="false" style:snap-to-layout-grid="false"/>
    </style:style>
    <style:style style:name="P34" style:family="paragraph" style:parent-style-name="Standard">
      <style:paragraph-properties fo:margin-left="1.27cm" fo:margin-right="0cm" fo:text-align="center" style:justify-single-word="false" fo:text-indent="0cm" style:auto-text-indent="false"/>
    </style:style>
    <style:style style:name="P35" style:family="paragraph" style:parent-style-name="Standard">
      <style:paragraph-properties fo:margin-left="-0.191cm" fo:margin-right="-0.191cm" fo:text-align="center" style:justify-single-word="false" fo:text-indent="0cm" style:auto-text-indent="false" style:snap-to-layout-grid="false"/>
    </style:style>
    <style:style style:name="P36" style:family="paragraph" style:parent-style-name="Standard">
      <style:paragraph-properties fo:margin-left="-0.191cm" fo:margin-right="-0.191cm" fo:text-align="center" style:justify-single-word="false" fo:text-indent="0cm" style:auto-text-indent="false" style:snap-to-layout-grid="false"/>
      <style:text-properties fo:language="en" fo:country="US"/>
    </style:style>
    <style:style style:name="P37" style:family="paragraph" style:parent-style-name="Standard">
      <style:paragraph-properties fo:margin-left="8.001cm" fo:margin-right="0cm" fo:text-indent="-3.556cm" style:auto-text-indent="false"/>
    </style:style>
    <style:style style:name="P38" style:family="paragraph" style:parent-style-name="Таблица_20_-_20_Текст">
      <style:paragraph-properties style:snap-to-layout-grid="false"/>
    </style:style>
    <style:style style:name="P39" style:family="paragraph" style:parent-style-name="Таблица_20_-_20_Текст">
      <style:text-properties fo:font-weight="bold" style:font-weight-asian="bold"/>
    </style:style>
    <style:style style:name="P40" style:family="paragraph" style:parent-style-name="Таблица_20_-_20_Текст">
      <style:paragraph-properties style:snap-to-layout-grid="false"/>
      <style:text-properties fo:font-weight="bold" style:font-weight-asian="bold"/>
    </style:style>
    <style:style style:name="P41" style:family="paragraph" style:parent-style-name="Таблица_20_-_20_Текст">
      <style:paragraph-properties style:snap-to-layout-grid="false"/>
      <style:text-properties fo:font-weight="bold" style:font-weight-asian="bold" style:font-weight-complex="bold"/>
    </style:style>
    <style:style style:name="P42" style:family="paragraph" style:parent-style-name="Таблица_20_-_20_Текст">
      <style:text-properties fo:language="en" fo:country="US"/>
    </style:style>
    <style:style style:name="P43" style:family="paragraph" style:parent-style-name="Таблица_20_-_20_Текст">
      <style:paragraph-properties style:snap-to-layout-grid="false"/>
      <style:text-properties fo:language="en" fo:country="US"/>
    </style:style>
    <style:style style:name="P44" style:family="paragraph" style:parent-style-name="Таблица_20_-_20_Текст">
      <style:text-properties fo:language="en" fo:country="US" fo:font-weight="bold" style:font-weight-asian="bold"/>
    </style:style>
    <style:style style:name="P45" style:family="paragraph" style:parent-style-name="Таблица_20_-_20_Текст">
      <style:paragraph-properties style:snap-to-layout-grid="false"/>
      <style:text-properties fo:language="en" fo:country="US" fo:font-weight="bold" style:font-weight-asian="bold"/>
    </style:style>
    <style:style style:name="P46" style:family="paragraph" style:parent-style-name="Таблица_20_-_20_Текст">
      <style:paragraph-properties style:snap-to-layout-grid="false"/>
      <style:text-properties fo:language="en" fo:country="US" fo:font-weight="bold" style:font-weight-asian="bold" style:font-weight-complex="bold"/>
    </style:style>
    <style:style style:name="P47" style:family="paragraph" style:parent-style-name="Таблица_20_-_20_Текст">
      <style:text-properties style:font-weight-complex="bold"/>
    </style:style>
    <style:style style:name="P48" style:family="paragraph" style:parent-style-name="Таблица_20_-_20_Текст">
      <style:paragraph-properties style:snap-to-layout-grid="false"/>
      <style:text-properties style:font-weight-complex="bold"/>
    </style:style>
    <style:style style:name="P49" style:family="paragraph" style:parent-style-name="Таблица_20_-_20_Текст">
      <style:paragraph-properties style:snap-to-layout-grid="false"/>
      <style:text-properties fo:color="#008000" fo:font-weight="bold" style:font-weight-asian="bold" style:font-weight-complex="bold"/>
    </style:style>
    <style:style style:name="P50" style:family="paragraph" style:parent-style-name="Таблица_20_-_20_Текст">
      <style:paragraph-properties style:snap-to-layout-grid="false"/>
      <style:text-properties fo:color="#008000" fo:language="en" fo:country="US" fo:font-weight="bold" style:font-weight-asian="bold" style:font-weight-complex="bold"/>
    </style:style>
    <style:style style:name="P51" style:family="paragraph" style:parent-style-name="полузавершено">
      <style:paragraph-properties style:snap-to-layout-grid="false"/>
    </style:style>
    <style:style style:name="P52" style:family="paragraph" style:parent-style-name="Обычный_20__28_Web_29_">
      <style:paragraph-properties fo:margin-left="0cm" fo:margin-right="0cm" fo:margin-top="0.212cm" fo:margin-bottom="0.212cm" fo:text-indent="0cm" style:auto-text-indent="false"/>
    </style:style>
    <style:style style:name="P53" style:family="paragraph" style:parent-style-name="Обычный_20__28_Web_29_">
      <style:paragraph-properties fo:margin-left="0cm" fo:margin-right="0cm" fo:margin-top="0.212cm" fo:margin-bottom="0.212cm" fo:text-indent="0cm" style:auto-text-indent="false"/>
      <style:text-properties style:text-underline-style="solid" style:text-underline-width="auto" style:text-underline-color="font-color"/>
    </style:style>
    <style:style style:name="P54" style:family="paragraph" style:parent-style-name="завершено_20__28_full_29_">
      <style:paragraph-properties style:snap-to-layout-grid="false"/>
    </style:style>
    <style:style style:name="P55" style:family="paragraph" style:parent-style-name="завершено_20__28_full_29_">
      <style:paragraph-properties style:snap-to-layout-grid="false"/>
      <style:text-properties fo:language="en" fo:country="US"/>
    </style:style>
    <style:style style:name="P56" style:family="paragraph" style:parent-style-name="завершено_20__28_full">
      <style:paragraph-properties style:snap-to-layout-grid="false"/>
    </style:style>
    <style:style style:name="P57" style:family="paragraph" style:parent-style-name="Standard" style:list-style-name="WW8Num15"/>
    <style:style style:name="P58" style:family="paragraph" style:parent-style-name="Standard" style:list-style-name="WW8Num14"/>
    <style:style style:name="P59" style:family="paragraph" style:parent-style-name="Standard" style:list-style-name="WW8Num18"/>
    <style:style style:name="P60" style:family="paragraph" style:parent-style-name="Standard" style:list-style-name="WW8Num33">
      <style:paragraph-properties fo:margin-top="0cm" fo:margin-bottom="0cm"/>
    </style:style>
    <style:style style:name="P61" style:family="paragraph" style:parent-style-name="Standard" style:list-style-name="WW8Num18">
      <style:paragraph-properties fo:margin-top="0cm" fo:margin-bottom="0cm"/>
    </style:style>
    <style:style style:name="P62" style:family="paragraph" style:parent-style-name="Heading_20_3">
      <style:text-properties fo:language="en" fo:country="US"/>
    </style:style>
    <style:style style:name="P63" style:family="paragraph" style:parent-style-name="Heading_20_3">
      <style:paragraph-properties style:snap-to-layout-grid="false"/>
      <style:text-properties fo:language="en" fo:country="US"/>
    </style:style>
    <style:style style:name="P64" style:family="paragraph" style:parent-style-name="Heading_20_3">
      <style:paragraph-properties style:snap-to-layout-grid="false"/>
    </style:style>
    <style:style style:name="P65" style:family="paragraph" style:parent-style-name="Heading_20_3">
      <style:paragraph-properties fo:text-align="center" style:justify-single-word="false" style:snap-to-layout-grid="false"/>
    </style:style>
    <style:style style:name="P66" style:family="paragraph" style:parent-style-name="Heading_20_3">
      <style:paragraph-properties fo:break-before="page"/>
    </style:style>
    <style:style style:name="P67" style:family="paragraph" style:parent-style-name="Heading_20_4">
      <style:text-properties fo:language="ru" fo:country="RU"/>
    </style:style>
    <style:style style:name="P68" style:family="paragraph" style:parent-style-name="Heading_20_6">
      <style:paragraph-properties>
        <style:tab-stops>
          <style:tab-stop style:position="0cm"/>
        </style:tab-stops>
      </style:paragraph-properties>
    </style:style>
    <style:style style:name="P69" style:family="paragraph" style:parent-style-name="Heading_20_6">
      <style:text-properties fo:language="en" fo:country="US"/>
    </style:style>
    <style:style style:name="P70" style:family="paragraph" style:parent-style-name="Heading_20_6">
      <style:paragraph-properties fo:keep-with-next="always">
        <style:tab-stops>
          <style:tab-stop style:position="0cm"/>
        </style:tab-stops>
      </style:paragraph-properties>
    </style:style>
    <style:style style:name="P71" style:family="paragraph" style:parent-style-name="Заголовок_20_Документа"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background-color="#ffff00"/>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fo:language="ru" fo:country="RU"/>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fo:color="#008000"/>
    </style:style>
    <style:style style:name="T12" style:family="text">
      <style:text-properties fo:color="#008000" style:text-underline-style="solid" style:text-underline-width="auto" style:text-underline-color="font-color" fo:font-weight="bold" style:font-weight-asian="bold" style:font-weight-complex="bold"/>
    </style:style>
    <style:style style:name="T13" style:family="text">
      <style:text-properties style:font-name="Wingdings"/>
    </style:style>
    <style:style style:name="T14" style:family="text">
      <style:text-properties style:text-underline-style="solid" style:text-underline-width="auto" style:text-underline-color="font-color" fo:font-weight="bold" style:font-weight-asian="bold"/>
    </style:style>
    <style:style style:name="T15" style:family="text">
      <style:text-properties style:font-size-complex="10pt"/>
    </style:style>
    <style:style style:name="T16" style:family="text">
      <style:text-properties style:font-size-complex="10pt" style:font-weight-complex="bold"/>
    </style:style>
    <style:style style:name="T17" style:family="text">
      <style:text-properties fo:background-color="#ffff00"/>
    </style:style>
    <style:style style:name="T18" style:family="text">
      <style:text-properties fo:color="#000080"/>
    </style:style>
    <style:style style:name="T19" style:family="text">
      <style:text-properties fo:color="#000080" fo:language="en" fo:country="US"/>
    </style:style>
    <style:style style:name="T20" style:family="text">
      <style:text-properties style:font-name-asian="MS Mincho1"/>
    </style:style>
    <style:style style:name="T21" style:family="text">
      <style:text-properties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Дизайн-документ</text:p>
      <text:p text:style-name="Заголовок_20_Документа">игры</text:p>
      <text:p text:style-name="Заголовок_20_Документа">«<text:span text:style-name="T1">NorseWorld: Ragnarok</text:span>»</text:p>
      <text:p text:style-name="Standard"/>
      <text:p text:style-name="Standard"><text:a xlink:type="simple" xlink:href="#_1._Вступление"><text:span text:style-name="Internet_20_link">1. Вступление</text:span></text:a></text:p>
      <text:p text:style-name="Standard"><text:a xlink:type="simple" xlink:href="#_2._Концепция"><text:span text:style-name="Internet_20_link">2. Концепция</text:span></text:a></text:p>
      <text:p text:style-name="Standard"><text:a xlink:type="simple" xlink:href="#_3._Ролевая_система"><text:span text:style-name="Internet_20_link">3. Ролевая система</text:span></text:a></text:p>
      <text:p text:style-name="Standard"><text:a xlink:type="simple" xlink:href="#_4_Игровой_мир">4. Игровой мир</text:a></text:p>
      <text:p text:style-name="Standard"><text:a xlink:type="simple" xlink:href="#_5._Магия"><text:span text:style-name="Internet_20_link">5. Магия</text:span></text:a></text:p>
      <text:p text:style-name="Standard"><text:a xlink:type="simple" xlink:href="#_6_Геймплей"><text:span text:style-name="Internet_20_link">6. Геймплей</text:span></text:a></text:p>
      <text:p text:style-name="Standard"><text:a xlink:type="simple" xlink:href="#_9._Прочее"><text:span text:style-name="Internet_20_link">7. Прочее</text:span></text:a></text:p>
      <text:p text:style-name="Standard"><text:a xlink:type="simple" xlink:href="#_8._Примечания"><text:span text:style-name="Internet_20_link">8. Примечания</text:span></text:a></text:p>
      <text:p text:style-name="Standard"><text:a xlink:type="simple" xlink:href="#_Глоссарий_1"><text:span text:style-name="Internet_20_link">Глоссарий</text:span></text:a></text:p>
      <text:p text:style-name="Standard"><text:bookmark text:name="_Предисловие"/></text:p>
      <text:h text:style-name="Heading_20_1" text:outline-level="1"><text:bookmark-start text:name="_1._Вступление"/>1. Вступление<text:bookmark-end text:name="_1._Вступление"/></text:h>
      <text:p text:style-name="Standard">Этот документ создан на основе <text:span text:style-name="T6">«Руководства по стратегии Рагнарока»</text:span>, авторов <text:span text:style-name="T5">Тома Бойда и Роберта Ваутера (Tom Boyd &amp; Rob Vawter).</text:span></text:p>
      <text:p text:style-name="Standard">В документе описывается цель, которая ставится перед разработчиками проекта, описываются существующие аналоги и отличия нашего проекта от них; документ отражает видение командой разработчиков проекта Рагнарок геймплея игры.</text:p>
      <text:p text:style-name="Standard">Тип<text:span text:style-name="T1"> </text:span>игры<text:span text:style-name="T1">: roguelike.</text:span></text:p>
      <text:p text:style-name="Standard">Концепция сюжета: игра по мотивам скандинавской мифологии; действие происходит на момент начала периода хаоса перед Рагнароком - заключительной битвой великанов (дальних потомков старшего поколения божеств) с асами (младшее поколение божеств, ведущих род непосредственно от изначальных великанов), которая решит судьбу девяти миров; игрок - храбрый викинг, который должен помочь асам выиграть Рагнарок.</text:p>
      <text:p text:style-name="Standard">Игрок начинает в своей деревне и может выбрать путь викинга, лучника, кузнеца, алхимика, мудреца или фокусника. Каждый путь отличен и имеет свои преимущества и недостатки, каждая новая игра полностью уникальна: миры и их уровни, земли, существа, предметы и даже владельцы лавок генерируются случайным образом.</text:p>
      <text:p text:style-name="Standard">Важные признаки: игра пошаговая; основана на развитии навыков – т.е. классы лишь определяют – кем был персонаж до вступления в «большую игру» и какие навыки, оружие и инструменты получает в начале.</text:p>
      <text:p text:style-name="Standard">Легенду мира в интерпретации игры можно прочитать в отдельном документе, составленном на основе Эдды.</text:p>
      <text:p text:style-name="Standard">Вводная техническая информация:</text:p>
      <text:list xml:id="list4076159072012785740" text:style-name="WW8Num33">
        <text:list-item>
          <text:p text:style-name="P60">Игра предполагается поставляться для двух базовых платформ: <text:span text:style-name="T1">MS</text:span> <text:span text:style-name="T1">Windows</text:span> и <text:span text:style-name="T1">Linux</text:span>.</text:p>
        </text:list-item>
        <text:list-item>
          <text:p text:style-name="P60">Основные направления реализации дизайна игры: классика – <text:span text:style-name="T1">ASCII</text:span>-консоль, плоская тайловая графика, изометрическая тайловая, все варианты дизайна будут реализованы на обоих платформах.</text:p>
        </text:list-item>
        <text:list-item>
          <text:p text:style-name="P60">Игра реализуется на языке <text:span text:style-name="T1">Object</text:span> <text:span text:style-name="T1">Pascal</text:span> (<text:span text:style-name="T1">Delphi</text:span>, <text:span text:style-name="T1">FreePascal</text:span> – полная совместимость).</text:p>
        </text:list-item>
      </text:list>
      <text:p text:style-name="P16"/>
      <text:p text:style-name="Standard"/>
      <text:h text:style-name="Heading_20_1" text:outline-level="1"><text:bookmark-start text:name="_2._Концепция"/>2. Концепция <text:bookmark-end text:name="_2._Концепция"/></text:h>
      <text:p text:style-name="Standard">Игра является модифицированным русскоязычным римейком классической РЛГ-игры «Рагнарок» («Валгалла»).</text:p>
      <text:p text:style-name="Standard"/>
      <text:p text:style-name="Standard"><text:a xlink:type="simple" xlink:href="#_2.1._Что_мы"><text:span text:style-name="Internet_20_link">2.1. Что мы создаем</text:span></text:a></text:p>
      <text:p text:style-name="Standard"><text:a xlink:type="simple" xlink:href="#_2.2._Проблема"><text:span text:style-name="Internet_20_link">2.2. Проблема</text:span></text:a></text:p>
      <text:p text:style-name="Standard"><text:a xlink:type="simple" xlink:href="#_2.3._Отличия_от"><text:span text:style-name="Internet_20_link">2.3. Отличия от других проектов</text:span></text:a></text:p>
      <text:p text:style-name="Standard"/>
      <text:h text:style-name="Heading_20_2" text:outline-level="2"><text:bookmark-start text:name="_2.1._Что_мы"/>2.1. Что мы создаем <text:bookmark-end text:name="_2.1._Что_мы"/></text:h>
      <text:p text:style-name="Standard"><text:a xlink:type="simple" xlink:href="#_2.1.1._Жанр"><text:span text:style-name="Internet_20_link">2.1.1. Жанр</text:span></text:a></text:p>
      <text:p text:style-name="Standard"><text:a xlink:type="simple" xlink:href="#_2.1.2._Сеттинг"><text:span text:style-name="Internet_20_link">2.1.2. Сеттинг</text:span></text:a></text:p>
      <text:p text:style-name="Standard"><text:a xlink:type="simple" xlink:href="#_2.1.3._Платформа"><text:span text:style-name="Internet_20_link">2.1.3. Платформа</text:span></text:a></text:p>
      <text:p text:style-name="Standard"><text:a xlink:type="simple" xlink:href="#_2.1.4._Аудитория"><text:span text:style-name="Internet_20_link">2.1.4. Аудитория</text:span></text:a></text:p>
      <text:p text:style-name="Standard"><text:a xlink:type="simple" xlink:href="#_2.1.5._Существующие_аналоги"><text:span text:style-name="Internet_20_link">2.1.5. Существующие аналоги</text:span></text:a></text:p>
      <text:p text:style-name="Standard"><text:a xlink:type="simple" xlink:href="#_2.1.6._Время_разработки"><text:span text:style-name="Internet_20_link">2.1.6. Время разработки</text:span></text:a></text:p>
      <text:p text:style-name="Standard"><text:bookmark text:name="_2.1.1._Жанр"/></text:p>
      <text:h text:style-name="Heading_20_3" text:outline-level="3">2.1.1. Жанр</text:h>
      <text:p text:style-name="Standard">Задача проекта — разработать однопользовательскую (в перспективе – многопользовательскую, возможно – онлайновую) плоскую (в перспективе – изометрическую) РЛГ в мире скандинавской мифологии и космогонии.</text:p>
      <text:p text:style-name="Standard">Проект открыт для участия в разработке всех заинтересованных и бесплатен для всех.</text:p>
      <text:p text:style-name="Standard"><text:bookmark text:name="_2.1.2._Сеттинг"/></text:p>
      <text:h text:style-name="Heading_20_3" text:outline-level="3">2.1.2. Сеттинг</text:h>
      <text:p text:style-name="Standard">Мир Рагнарок — мир скандинавской мифологии раннего средневековья. Игра происходит в плоскостях Ясеня Иггдрасиля – Мидгарде, Асгарде, Ётунхейме и др. В игре будут присутствовать «локации», игрок может передвигаться по всему доступному миру, перемещаясь из локации в локацию.</text:p>
      <text:p text:style-name="Standard">В Рагнароке будут сосуществовать реальные существа вроде людей и волков, вымышленные, типа орков и сверхъестественные, типа богов и демонов. Ландшафт довольно разнообразный: от леса и подземелий, до пустынь Нифльхейма и океана, омывающего землю. Земля разделена на части несколькими крупными реками (Гьолл, Вид и др.).</text:p>
      <text:p text:style-name="Standard">В мире Рагнарок идут расовые войны между богами и демонами, живыми и нежитью, и т.д. Конфликт развивается в виде локальных столкновений между представителями разных рас. Персонажи, управляемые ИИ, будут по-разному относиться к представителям разных рас и классов (хотя принципиальная возможность выполнения того или иного действия от расы не зависит).</text:p>
      <text:p text:style-name="Standard">Сценарий в игре присутствует в минимальной форме. Игрок не будет обязан выполнять какие-либо последовательности действий, чтобы иметь возможность играть. Имеется предыстория, которая плавно подводит игрока к текущей ситуации в мире.</text:p>
      <text:p text:style-name="Standard">В игре будут присутствовать небольшие квесты, предназначенные как для прокачки персонажа или получения денег, так и для прохождения игры. Квесты будут организованы по типу «пойди-убей-принеси» или «пойди-найди-принеси» и будут задаваться описанием игры (определенными <text:span text:style-name="T1">NPC</text:span> в определенные моменты игры). Возможно, некоторые квесты будут объединены в последовательности, то есть представлять собой мини-сценарии.</text:p>
      <text:p text:style-name="Standard"/>
      <text:h text:style-name="Heading_20_3" text:outline-level="3"><text:bookmark-start text:name="_2.1.3._Платформа"/>2.1.3. Платформа <text:bookmark-end text:name="_2.1.3._Платформа"/></text:h>
      <text:p text:style-name="Standard">Игра будет разработана для платформы PC и операционных <text:s/>систем <text:span text:style-name="T1">MS</text:span> <text:span text:style-name="T1">Windows</text:span> 9<text:span text:style-name="T1">x</text:span>/2<text:span text:style-name="T1">k</text:span>/<text:span text:style-name="T1">XP</text:span> и <text:span text:style-name="T1">Linux</text:span>. Разработка для других платформ не планируется. Портирование на другие платформы и ОС разработчиками осуществляться не будет, но если появятся желающие заниматься этим, то их помощь будет принята командой разработки с благодарностью.</text:p>
      <text:p text:style-name="Standard"><text:soft-page-break/>Требования к аппаратному обеспечению – минимальные, с учётом требований собственно ОС, чтобы обеспечить широкую доступность (в том числе и для потенциальных новых разработчиков).</text:p>
      <text:p text:style-name="Standard"/>
      <text:h text:style-name="Heading_20_3" text:outline-level="3"><text:bookmark-start text:name="_2.1.4._Аудитория"/>2.1.4. Аудитория<text:bookmark-end text:name="_2.1.4._Аудитория"/></text:h>
      <text:p text:style-name="Standard">Игра рассчитана на игроков любого возраста. Игра предназначается для российского и англоязычного рынков (разработчиками будут поддерживаться две локализации — русская и английская), поэтому игра <text:s/>разрабатывается с возможностями перевода.</text:p>
      <text:p text:style-name="Standard">Игра рассчитывается на аудиторию любителей РЛГ-игр фольклорно-мифологической (не авторской) тематики. Игроки должны иметь базовые представления о РЛГ и скандинавской мифологии (для новичков предусматривается интерактивная энциклопедия по скандинавской мифологии и эпохе викингов). Игра не рассчитывается на хардкорных любителей каких-либо конкретных РЛГ систем или игр. В целом, барьер для входа будет средним (с учётом специфики РЛГ-игр и сложностью конкретной игры).</text:p>
      <text:p text:style-name="Standard"/>
      <text:h text:style-name="Heading_20_3" text:outline-level="3"><text:bookmark-start text:name="_2.1.5._Существующие_аналоги"/>2.1.5. Существующие аналоги <text:bookmark-end text:name="_2.1.5._Существующие_аналоги"/></text:h>
      <text:p text:style-name="Standard">Некоторые существующие игры с аналогичными аспектами: </text:p>
      <text:list xml:id="list448125555788109995" text:style-name="WW8Num15">
        <text:list-item>
          <text:p text:style-name="P57"><text:span text:style-name="T1">Ragnarok</text:span> (<text:span text:style-name="T1">Valhalla</text:span>) — РЛГ-игра, являющаяся исходным материалом по общей концепции и стилю (плоский мир (на многих плоскостях), пошаговая игра, скандинавский сеттинг и т. д.) </text:p>
        </text:list-item>
        <text:list-item>
          <text:p text:style-name="P57"><text:span text:style-name="T1">Moria</text:span> — открытый исходный код, прототип оригинального <text:span text:style-name="T1">Ragnarok</text:span>’а. </text:p>
        </text:list-item>
      </text:list>
      <text:p text:style-name="Standard"/>
      <text:h text:style-name="Heading_20_3" text:outline-level="3"><text:bookmark-start text:name="_2.1.6._Время_разработки"/>2.1.6. Время разработки <text:bookmark-end text:name="_2.1.6._Время_разработки"/></text:h>
      <text:p text:style-name="Standard">За информацией о планируемой дате выпуска играбельной версии обращайтесь на сайт. Обновления с доработками будут выпускаться по мере накопления замеченных багов, в среднем, раз в месяц.</text:p>
      <text:p text:style-name="Standard"/>
      <text:h text:style-name="Heading_20_2" text:outline-level="2"><text:bookmark-start text:name="_2.2._Проблема"/>2.2. Проблема <text:bookmark-end text:name="_2.2._Проблема"/></text:h>
      <text:p text:style-name="Standard">На сегодняшний день сфера РЛГ-игр развивается в большинстве своем в направлении толкиенистики и классики (игровые реальности, созданные по мотивам произведений авторов классического фэнтези – Желязны, Лавкрафт и др.).</text:p>
      <text:p text:style-name="Standard">C другой стороны, у ведущего разработчика <text:span text:style-name="T1">Alchemist</text:span>’а было чётко оформленное желание сделать игру:</text:p>
      <text:p text:style-name="Standard">а) являющуюся римейком Рагнарока на современном уровне с необходимыми <text:span text:style-name="T1">Alchemist</text:span>’у изменениями (как в части оформления и игрового интерфейса, так и более гибкого геймплея – игрок может не спасать мир, а заняться торговлей, путешествиями и т.п.),</text:p>
      <text:p text:style-name="Standard">б) такую, в которую было бы интересно играть как самому <text:span text:style-name="T1">Alchemist</text:span>’у, так и прочим случайно приблудившимся личностям (<text:span text:style-name="T1">Bu</text:span> &amp; <text:span text:style-name="T1">C</text:span><text:span text:style-name="T10">o</text:span>).</text:p>
      <text:p text:style-name="Standard">Цель заключается в том, чтобы дать возможность игрокам разных типов играть в нашем мире. То есть, геймдизайн основывается на том, чтобы предоставить возможность играть не только любителям сражений и рейтингов, но и любителям исследовать мир, «ролеплеить» и другим.</text:p>
      <text:p text:style-name="Standard">При этом игра должна поддерживать возможную (и вероятную) смену интересов игрока за время игры, обеспечивать удобные механизмы для такого перехода, а также для взаимодействия и сосуществования различных типов игроков (в однопользовательском варианте – игрока и <text:span text:style-name="T1">NPC</text:span>) в едином пространстве. </text:p>
      <text:p text:style-name="Standard">Таким образом, игровое окружение должно в минимальной степени принуждать и ограничивать игроков, а с другой стороны — поощрять позитивный и продуктивный геймплей, в минимальной степени принуждать игроков к неинтересным действиям ради гипотетически интересного апокалипсиса.</text:p>
      <text:p text:style-name="Standard"/>
      <text:h text:style-name="Heading_20_2" text:outline-level="2"><text:bookmark-start text:name="_2.3._Отличия_от"/>2.3. Отличия от других проектов <text:bookmark-end text:name="_2.3._Отличия_от"/></text:h>
      <text:p text:style-name="Standard">Основное отличие от подобных проектов заключается в ориентированности на оригинал (до определённой степени). То есть существует канва проекта, от которой предполагается отталкиваться. В разработке мы ориентируемся на личные ощущения, предложения и в некоторой степени – на отзывы игроков-тестеров.</text:p>
      <text:p text:style-name="Standard"><text:soft-page-break/>В отличии от оригинальной игры, в нашем проекте, при едином игровом движке пользовательский интерфейс имеет два основных варианта:</text:p>
      <text:p text:style-name="Standard">а) базовый вариант, заимствованный из оригинала (с некоторыми модификациями), основан на плоской тайловой графике;</text:p>
      <text:p text:style-name="Standard">б) модифицированный вариант (с использованием изометрического тайлсета) – приостановлен до завершения работы над тайлсетом.</text:p>
      <text:p text:style-name="Standard">Помимо указанных вариантов, имеется версия игры, использующая классическую для РЛГ-игр <text:span text:style-name="T1">ASCII</text:span>-графику.</text:p>
      <text:p text:style-name="Standard">Прочие отличия от оригинала:</text:p>
      <text:list xml:id="list8247156714914132460" text:style-name="WW8Num14">
        <text:list-item>
          <text:p text:style-name="P58">упрощён интерфейс;</text:p>
        </text:list-item>
        <text:list-item>
          <text:p text:style-name="P58">расширено использование мыши; </text:p>
        </text:list-item>
        <text:list-item>
          <text:p text:style-name="P58">объединены различные способы применения предметов в общее действие «использовать» («<text:span text:style-name="T1">use</text:span>»);</text:p>
        </text:list-item>
        <text:list-item>
          <text:p text:style-name="P58">переработана диагностика персонажа;</text:p>
        </text:list-item>
        <text:list-item>
          <text:p text:style-name="P58">добавлены звук и музыка; </text:p>
        </text:list-item>
        <text:list-item>
          <text:p text:style-name="P58">перечень монстров существенно отредактирован в сторону сокращения;</text:p>
        </text:list-item>
        <text:list-item>
          <text:p text:style-name="P58">исключено экзотическое оружие, нехарактерное для северной Европы раннего средневековья;</text:p>
        </text:list-item>
        <text:list-item>
          <text:p text:style-name="P58">деревня получила частокол с воротами и население (помимо купцов) – стражу и ярла;</text:p>
        </text:list-item>
        <text:list-item>
          <text:p text:style-name="P58">у игрока появилась возможность изменить в ходе игры сторону, за которую он сражается (асы или демоны).</text:p>
        </text:list-item>
      </text:list>
      <text:p text:style-name="Standard"/>
      <text:h text:style-name="Heading_20_1" text:outline-level="1"><text:bookmark-start text:name="_3._Ролевая_система"/>3. Ролевая система<text:bookmark-end text:name="_3._Ролевая_система"/></text:h>
      <text:p text:style-name="P16"><text:a xlink:type="simple" xlink:href="#_3.1._Система_характеристик"><text:span text:style-name="Internet_20_link">3.1. Система характеристик</text:span></text:a></text:p>
      <text:p text:style-name="Standard"><text:a xlink:type="simple" xlink:href="#_3.2._Существа"><text:span text:style-name="Internet_20_link">3.2. Существа</text:span></text:a></text:p>
      <text:p text:style-name="Standard">В этой главе находится базовая информация о ролевой системе игры — системе характеристик, которые ставятся в соответствие различным игровым персонажам.</text:p>
      <text:p text:style-name="Standard"><text:bookmark text:name="_3.1._Система_характеристик"/></text:p>
      <text:h text:style-name="Heading_20_2" text:outline-level="2">3.1. Система характеристик</text:h>
      <text:p text:style-name="Standard"><text:a xlink:type="simple" xlink:href="#_3.1.1._Основные_атрибуты"><text:span text:style-name="Internet_20_link">3.1.1. Основные атрибуты</text:span></text:a> </text:p>
      <text:p text:style-name="Standard"><text:a xlink:type="simple" xlink:href="#_3.1.2._Умения"><text:span text:style-name="Internet_20_link">3.1.2. Умения</text:span></text:a> </text:p>
      <text:p text:style-name="Standard"><text:a xlink:type="simple" xlink:href="#_3.1.3._Способности"><text:span text:style-name="Internet_20_link">3.1.3. Способности</text:span></text:a> </text:p>
      <text:p text:style-name="Standard"><text:a xlink:type="simple" xlink:href="#_3.1.4._Вычисление_результатов_дейст"><text:span text:style-name="Internet_20_link">3.1.4. Вычисление результатов действий </text:span></text:a><text:s/></text:p>
      <text:p text:style-name="Standard"><text:a xlink:type="simple" xlink:href="#_3.1.5._Профессии"><text:span text:style-name="Internet_20_link">3.1.5. Профессии</text:span></text:a> </text:p>
      <text:p text:style-name="Standard"/>
      <text:p text:style-name="Standard">В игре используется четкая и логичная система характеристик, которая должна быть легко понятна каждому игроку с первого взгляда. Для этого все характеристики разделены на три группы по сферам влияния: атрибуты, умения и способности. Существенным отличием между этими тремя типами характеристик являются способы их использования и прокачки.</text:p>
      <text:p text:style-name="Standard"><text:bookmark text:name="_3.1.1._Основные_атрибуты"/></text:p>
      <text:h text:style-name="Heading_20_3" text:outline-level="3">3.1.1. Основные атрибуты</text:h>
      <text:p text:style-name="Standard">Основные атрибуты, являются самыми важными характеристиками игровых персонажей. Основные их отличия от других параметров — сфера влияния и возможность непосредственного изменения игроками. Основные атрибуты влияют на большое количество других игровых сущностей: результаты действий, возможности выполнения каких-либо действий и т. п. (в том числе и на другие, не основные атрибуты).</text:p>
      <text:p text:style-name="Standard">Основные атрибуты не равнозначны. Есть те, которые очень важны для всех, несмотря на расу и профессию. Другие особенно важны для определенных профессий, а для других не очень. Таким образом, игроки не должны в обязательном порядке прокачивать все атрибуты, чтобы добиться оптимального геймплея. Чем дольше игрок играет, тем большее количество хорошо развитых атрибутов ему требуется для того, чтобы использовать все возможности игры. </text:p>
      <text:p text:style-name="Standard">Основные атрибуты — целые числа в диапазоне от 0 до 255 включительно. </text:p>
      <text:p text:style-name="Standard">Основные атрибуты сильно отличаются от других характеристик персонажа способом их увеличения. Основные атрибуты прокачиваются с помощью очков опыта. За (почти) каждое действие персонаж получает некоторое количество очков опыта в зависимости от сложности действия. Эти очки накапливаются, и, когда набранное количество очков опыта превышает определенное количество (уровень), персонажу дается определенное число единиц (на данный момент 4 единицы <text:span text:style-name="изменение">(?!)</text:span>) для развития основных атрибутов. После этого игрок может зайти в меню персонажа <text:span text:style-name="изменение">(?!)</text:span> и самостоятельно распределить полученные единицы на основные параметры по своему усмотрению <text:span text:style-name="изменение">(?!)</text:span>. </text:p>
      <text:p text:style-name="Standard">Шкала уровней не является линейной, расстояние между уровнями (выраженное в единицах опыта) с каждым новым уровнем увеличивается, так что получить следующий уровень, выполняя те же действия, что и при получении предыдущего, будет сложнее.</text:p>
      <text:p text:style-name="Standard">«Непрокачиваемые» атрибуты:</text:p>
      <text:h text:style-name="P67" text:outline-level="4"><text:soft-page-break/>Имя</text:h>
      <text:h text:style-name="P67" text:outline-level="4">Раса</text:h>
      <text:h text:style-name="P67" text:outline-level="4">Пол</text:h>
      <text:h text:style-name="P67" text:outline-level="4">Глаза</text:h>
      <text:h text:style-name="P67" text:outline-level="4">Пальцы</text:h>
      <text:h text:style-name="P67" text:outline-level="4">Состояние</text:h>
      <text:p text:style-name="Standard"/>
      <text:p text:style-name="Standard">«Абстрактные» атрибуты:</text:p>
      <text:h text:style-name="P67" text:outline-level="4">Уровень</text:h>
      <text:h text:style-name="P67" text:outline-level="4">Опыт</text:h>
      <text:p text:style-name="Standard">Каждый герой начинает игру без опыта в реальном мире. Настоящие битвы это ситуации, которые позволят герою стать лучшим бойцом и более приспособленным к изменению ситуации. После того как будет достигнуто требуемое количество единиц опыта, уровень героя возрастет. Возросший опыт позволит также отточить каждый класс специальных навыков.</text:p>
      <text:h text:style-name="P67" text:outline-level="4">Мораль</text:h>
      <text:p text:style-name="Standard">Показывает относительную мораль. Большие оплошности в морали могут сильно наказываться богами.</text:p>
      <text:p text:style-name="Standard"/>
      <text:p text:style-name="Standard"><text:s/>«Агрегированные» атрибуты:</text:p>
      <text:h text:style-name="P67" text:outline-level="4">Броня</text:h>
      <text:p text:style-name="Standard">Показывает сочетание способностей героя уклоняться от ударов и отражать атаку. Чем выше класс брони, тем больше шанс, что герой не понесет никакого ущерба при атаке. Класс брони может быть увеличен повышением толщины и прочности кожи и надеванием всех доступных предметов брони. Класс брони 10 [0?] - нормален для незащищенного человека.</text:p>
      <text:h text:style-name="P67" text:outline-level="4">Урон</text:h>
      <text:h text:style-name="P67" text:outline-level="4">Жизнь</text:h>
      <text:p text:style-name="Standard">Показывают количество повреждений, которое герой может получить, до того как умрет. Количество возрастает по мере того, как у героя повышается уровень опыта, а также посредством магических средств, таких как употребление определенной пищи или снадобий. Потери медленно восстанавливаются со временем.</text:p>
      <text:h text:style-name="P67" text:outline-level="4">Мана</text:h>
      <text:p text:style-name="Standard">Мера ментальной силы необходимой для произнесения заклинаний. Со временем восстанавливается.</text:p>
      <text:h text:style-name="P67" text:outline-level="4">Сытость</text:h>
      <text:p text:style-name="Standard">Отображает относительную полноту желудка героя. Ешьте, когда голодны, чтобы избежать ослабления заклинаний и силы.</text:p>
      <text:p text:style-name="Standard">«Прокачиваемые» атрибуты:</text:p>
      <text:h text:style-name="P67" text:outline-level="4">Восприятие</text:h>
      <text:h text:style-name="P67" text:outline-level="4">Скорость</text:h>
      <text:p text:style-name="Standard">Текущая скорость по шкале Рауда (Raud scale). 10 – нормально для людей. В целом подразумевается скорость в единицах жизненной силы, затрачиваемой на перемещения и физические действия. Величина скорости – количество жизненной силы, восстанавливающейся за 1 ход. Т.о. при нормальной скорости игры в 10 ед. за ход, существо со скоростью в 15 ед. делает сначала один ход (остаток – 5 ед.), затем – два хода (5 + 15 = 20, остаток – 0 ед.), затем снова 1 ход (остаток – 5 ед.).</text:p>
      <text:h text:style-name="P67" text:outline-level="4">Смелость</text:h>
      <text:h text:style-name="P67" text:outline-level="4"/>
      <text:h text:style-name="P67" text:outline-level="4">Телосложение</text:h>
      <text:p text:style-name="Standard">Телосложение — одна из самых важных игровых характеристик. Этот параметр отвечает за общее физическое развитие персонажа, поэтому у него очень большая область влияния. Очевидно, наиболее важной для всех игроков <text:soft-page-break/>зависимостью от этого параметра будет количество <text:span text:style-name="T1">HP</text:span> и скорость их восстановления. Однако, на этом список зависимостей не заканчивается. Телосложение особенно нужна воинам, которым требуется не только много <text:span text:style-name="T1">HP</text:span>, но и способность выносить нагрузки и быстро восстанавливаться после них, что тоже определяется телосложением. </text:p>
      <text:p text:style-name="Standard">Показывает состояние здоровья и стойкость героя. Высокое значение обуславливает рост показателей исцеления, сопротивляемости ядам в пище и объем легких. К тому же, чем выше телосложение героя, тем больше прирастает жизнь при достижении нового уровня опыта.</text:p>
      <text:p text:style-name="Standard"/>
      <text:h text:style-name="P67" text:outline-level="4">Сила</text:h>
      <text:p text:style-name="Standard">Сила определяет физическую силу персонажа. Параметр особенно важен для воинов, так как влияет на урон от наносимых ударов. Этот параметр также важен для тех умений, где нужна большая физическая сила. </text:p>
      <text:p text:style-name="Standard">Мера мускульной силы героя. Сила влияет на вес, который можно нести, повреждения наносимые героем, возможность поразить цель, расстояние броска предметом, количество жизни, приобретаемый при достижении нового уровня опыт и даже на возможность подбирать и метать определенные магические предметы.</text:p>
      <text:h text:style-name="P67" text:outline-level="4"/>
      <text:h text:style-name="P67" text:outline-level="4">Ловкость</text:h>
      <text:p text:style-name="Standard">Ловкость — важный параметр для воинов, больше упирающих не на свою силу, а на свое воинское искусство.</text:p>
      <text:h text:style-name="P67" text:outline-level="4"/>
      <text:h text:style-name="P67" text:outline-level="4">Магическая сила</text:h>
      <text:p text:style-name="Standard">Магическая сила определяет возможность использования заклинаний и величину эффекта от их использования.</text:p>
      <text:h text:style-name="P67" text:outline-level="4"/>
      <text:h text:style-name="P67" text:outline-level="4">Удача</text:h>
      <text:p text:style-name="Standard">Этот параметр нужен всем, но не так сильно, как остальные. Данный параметр влияет на очень большое количество действий самого разнообразного рода, но не слишком сильно. </text:p>
      <text:p text:style-name="Standard">Отражает благорасположение богов к герою. Удача влияет на такие вещи как число предметов, которые герой может найти; качество найденных предметов; повреждения, наносимые герою; способность избегать ловушек и использовать такие объекты как волшебные палочки и магические сферы. Диапазон удачи от -100 до 100, со стартовой точкой 7 для всех героев.</text:p>
      <text:h text:style-name="P67" text:outline-level="4"/>
      <text:h text:style-name="P67" text:outline-level="4">Другие параметры</text:h>
      <text:p text:style-name="Standard">Кроме основных параметров существуют и другие. Некоторые из них не столь важны с точки зрения геймдизайна (например, имя персонажа), другие являются производными от основных и могут показываться игроку (например, максимальный вес вещей в рюкзаке), так и просто существовать только для удобства вычислений внутри игры. В любом случае, список этих параметров будет постоянно расти с ростом игры.</text:p>
      <text:p text:style-name="Standard"><text:bookmark text:name="_3.1.2._Умения"/></text:p>
      <text:h text:style-name="Heading_20_3" text:outline-level="3">3.1.2. Умения</text:h>
      <text:p text:style-name="Standard">Умения — характеристики персонажа, которые относятся к одному действию. В некотором роде они похожи на способности, но отличаются от них по масштабам, способам получения и прокачки. Главное отличие «умения» от «способности» заключается в том, что «умение» нужно использовать/вызывать осознанно, в то время как «способность» проявляется вне зависимости от воли персонажа.</text:p>
      <text:p text:style-name="Standard">Умения выражаются числом от 1 до 255. Умения связаны с одним действием, то есть каждое из них влияет на меньшую часть геймплея, чем способность.</text:p>
      <text:p text:style-name="Standard">Обычно умения связаны с не основными действиями, для которых нет соответствующих способностей. Для того, чтобы выполнять действие, ассоциированное с умением, необходимо иметь это умение в характеристиках. Умения обычно дают доступ к некоторым дополнительным возможностям. Численное значение умения влияет на количественный результат соответствующего действия. </text:p>
      <text:p text:style-name="Standard">В начале игры у персонажа нет никаких умений, за исключением случаев выбора специализаций: «кузнец» (умение «Работа по железу»), «фокусник» («Чародейство»), «мудрец» («Написание свитков») или «алхимик» («Алхимия»). Это связано с тем, что умения связаны с дополнительными действиями и в начале игры персонаж вполне может обойтись вообще без них. Некоторые расы могут изначально давать некоторые умения. Также, для <text:soft-page-break/>получения определенных уровней умений могут быть введены ограничения на характеристики персонажа. Все это выставляется для каждого умения отдельно.</text:p>
      <text:p text:style-name="Standard">Получить или прокачать умения можно только за плату у определенных <text:span text:style-name="T1">NPC</text:span>, которых можно найти в разных частях мира. Персонаж сразу получает способность пользоваться этим умением. Умение не является предметом, соответственно, его нельзя продать. Прокачка умения выглядит как покупка умения более высокого уровня (большего на единицу). </text:p>
      <text:p text:style-name="Standard">Также можно найти свиток знания, дающий некоторое умение.</text:p>
      <text:h text:style-name="P67" text:outline-level="4">Основные умения</text:h>
      <text:p text:style-name="Standard"><text:span text:style-name="завершено_20__28_full_29__20_Знак1">Алхимия</text:span>: Тот, кто искушен в алхимии, может создать почти любое снадобье известное человечеству.</text:p>
      <text:p text:style-name="Standard"><text:span text:style-name="завершено_20__28_full_29__20_Знак1">Картография</text:span>: Герои, знакомые с умением картографии интуитивно знают характеристики местности, окружающей их.</text:p>
      <text:p text:style-name="Standard"><text:span text:style-name="завершено_20__28_full_29__20_Знак1">Диагноз</text:span>: С первого же взгляда, герой с умением диагноза может подвести итоги о состоянии ума создания, его hit point’ах, классе брони, скорости, вероятности удара, и способности наносить ущерб.</text:p>
      <text:p text:style-name="Standard"><text:span text:style-name="завершено_20__28_full_29__20_Знак1">Бальзамирование</text:span>: Обладатель этого умения может сохранять тела мертвых.</text:p>
      <text:p text:style-name="Standard"><text:span text:style-name="завершено_20__28_full_29__20_Знак1">Передача заряда</text:span>: Древнее искусство передачи заряда между аналогичными волшебными палочками.</text:p>
      <text:p text:style-name="Standard"><text:span text:style-name="завершено_20__28_full_29__20_Знак1">Создание голема</text:span>: Тела недавно убитых монстров могут быть возвращены к жизни героями, которые обладают этим знанием. Тем не менее, не все големы могут контролироваться своими создателями. </text:p>
      <text:p text:style-name="Standard"><text:span text:style-name="завершено_20__28_full_29__20_Знак1">Земледелие</text:span>: Это умение, изученное от скотоводов, позволяет использующему немедленно клонировать большинство форм жизни.</text:p>
      <text:p text:style-name="Standard"><text:span text:style-name="завершено_20__28_full_29__20_Знак1">Работа по железу</text:span>: Умение кузнеца - одно из наиболее ценимых человечеством. Без оружия и брони, которые он может создать, невозможны никакие славные приключения и завоевания.</text:p>
      <text:p text:style-name="Standard"><text:span text:style-name="завершено_20__28_full_29__20_Знак1">Изготовление стрел</text:span>: Когда герой узнает искусство изготовления стрел, он сможет делать стрелы и болты из лесных деревьев.</text:p>
      <text:p text:style-name="Standard"><text:span text:style-name="завершено_20__28_full_29__20_Знак1">Предвидение</text:span>: Герои с умением предвидения могут отводить нетронутые мощности разума для познания неизвестного. Им нужно просто, сконцентрироваться на объекте и они будут "чувствовать" качества этого объекта.</text:p>
      <text:p text:style-name="Standard"><text:span text:style-name="завершено_20__28_full_29__20_Знак1">Перемещение</text:span>: Способность телепортироваться по желанию сохранила много жизней героев. Это умение не может быть использовано несколько раз подряд; энергия, необходимая для перемещения тела через разрывы в измерениях в новую физическую позицию, должна медленно восстанавливаться.</text:p>
      <text:p text:style-name="Standard"><text:span text:style-name="завершено_20__28_full_29__20_Знак1">Укрощение</text:span>: Тех, кто обладает умением усмирять меньшие творения, часто видят окруженными поклонением окружающих.</text:p>
      <text:p text:style-name="Standard"><text:span text:style-name="полузавершено_20_Знак">Использование рабов</text:span>: Умение, использовать рабов – полезно и для тех, кто управляет другими умами, и для тех, кто управляет бессмысленными големами.</text:p>
      <text:p text:style-name="Standard"><text:span text:style-name="завершено_20__28_full_29__20_Знак1">Чревовещание</text:span>: Это незначительное умение может иногда запутать монстров относительно местоположения использующего его.</text:p>
      <text:p text:style-name="Standard"><text:span text:style-name="завершено_20__28_full_29__20_Знак1">Письмо</text:span>: Письменность - одно из наиболее сильных инструментальных средств известных человечеству. Герой, который умеет писать и знает специальные руны может создать любой магический свиток, какой пожелает.</text:p>
      <text:p text:style-name="Standard"><text:span text:style-name="завершено_20__28_full_29__20_Знак1">Оживление</text:span>: Эта сила позволяет вдохнуть жизнь в неодушевленные объекты.</text:p>
      <text:p text:style-name="Standard"><text:span text:style-name="завершено_20__28_full_29__20_Знак1">Путешествие по измерениям</text:span>: Герои, обладающие силой, путешествовать по загадочным Перекресткам могут путешествовать почти везде, но в определенный момент.</text:p>
      <text:p text:style-name="Standard"><text:span text:style-name="завершено_20__28_full_29__20_Знак1">Воспламенение взглядом</text:span>: Обладающий этой силой может послать огненные лучи уничтожения простым взглядом.</text:p>
      <text:p text:style-name="Standard"><text:span text:style-name="завершено_20__28_full_29__20_Знак1">Излучение тепла</text:span>: Герои, получившие эту силу, могут посылать тепловую вспышку в сфере, окружающей их тела.</text:p>
      <text:p text:style-name="Standard"><text:span text:style-name="полузавершено_20_Знак">Врожденные силы</text:span>: Врожденные силы - доступны для героев, которые оставляют свою человеческую форму и становятся другим типом существ.</text:p>
      <text:p text:style-name="Standard"><text:span text:style-name="завершено_20__28_full_29__20_Знак1">Управление разумом</text:span>: Тот, кто обладает этой силой может подчинять умы меньших существ своей воле и управлять их перемещениями.</text:p>
      <text:p text:style-name="Standard"><text:span text:style-name="завершено_20__28_full_29__20_Знак1">Пси-Удар</text:span>: Способность к псионике является силой, позволяющей заняться умственной войной. Герой, обладающий этой силой, может взорвать сознание других чувствующих существ.</text:p>
      <text:p text:style-name="Standard"><text:soft-page-break/><text:span text:style-name="завершено_20__28_full_29__20_Знак1">Землеустройство</text:span>: Способность немедленно превращать одну черту местности в любую другую. Некоторые могущественные создания могут отразить эту силу или избежать её, когда она использована для атаки.</text:p>
      <text:p text:style-name="Standard"><text:span text:style-name="завершено_20__28_full_29__20_Знак1">Чародейство</text:span>: Общая способность для различных заклинаний. Эффективность действия всех заклинаний. Способность произносить заклинания (см. Фокусник в разделе КЛАССЫ ГЕРОЕВ для описаний доступных заклинаний).</text:p>
      <text:p text:style-name="Standard"/>
      <text:h text:style-name="Heading_20_3" text:outline-level="3"><text:bookmark-start text:name="_3.1.3._Способности"/>3.1.3. Способности<text:bookmark-end text:name="_3.1.3._Способности"/></text:h>
      <text:p text:style-name="Standard">Способность – это еще один вид характеристик персонажа. Способности важны из-за особенностей выполнения действий и вычисления их результатов.</text:p>
      <text:p text:style-name="Standard">Практически все действия, которые потенциально может выполнить персонаж, имеют связанную с ними способность (только одну). Для того, чтобы иметь возможность выполнить это действие, персонажу необходимо иметь соответствующую способность в своих характеристиках. Количественный результат действия зависит от численного значения способности. Фундаментальное отличие характеристики «способность» от «умения» заключается в том, что «способность» проявляется вне зависимости от воли персонажа, в то время как «умение» нужно использовать/вызывать осознанно.</text:p>
      <text:p text:style-name="Standard">С каждой способностью ассоциировано одно или несколько действий. Способности имеют меньшую область действия, чем атрибуты, но, все равно, они отвечают за возможность выполнения и результат выполнения группы действий.</text:p>
      <text:p text:style-name="Standard">Способность выражается числом от 1 до 255 и входит в формулы для вычисления результатов действий как множитель (см. Вычисление результатов действий).</text:p>
      <text:p text:style-name="Standard">При генерации у персонажа есть только небольшая группа способностей – основные. С ними ассоциированы настолько необходимые действия (такие как передвижение, элементарные боевые навыки и т. п.), что они даются всем персонажам «от рождения». Остальные способности необходимо получать. Это профессиональные.</text:p>
      <text:p text:style-name="Standard">Способности прокачиваются только действиями, ни от чего другого они не зависят. Способности прокачиваются очками способностей (<text:span text:style-name="T1">ap</text:span> — <text:span text:style-name="T1">abilities</text:span> points). Когда персонаж набирает определенное количество <text:span text:style-name="T1">ap</text:span> (для каждой способности ведется свой учет <text:span text:style-name="T1">ap</text:span>), он получает к этой способности одно очко. Очки <text:span text:style-name="T1">ap</text:span> получаются персонажем автоматически при выполнении действий. Сколько <text:span text:style-name="T1">ap</text:span> дает действие, определяется для каждого действия отдельно. Чаще всего, это фиксированные цифры. Но количество очков способности, может также зависеть от успешности выполненного действия. Основная тенденция — чем сложнее действие, тем больше <text:span text:style-name="T1">ap</text:span> оно дает.</text:p>
      <text:p text:style-name="Standard">Для определения количества <text:span text:style-name="T1">ap</text:span>, которое необходимо набрать для увеличения способности на единицу, применяется следующая формула:</text:p>
      <text:p text:style-name="Standard"><text:span text:style-name="изменение">?!</text:span></text:p>
      <text:p text:style-name="Standard">где s — значение текущего уровня соответствующей способности, k — некоторая константа, на данный момент k = 10.</text:p>
      <text:p text:style-name="Standard">Когда персонаж набирает необходимое для поднятия значения способности количество ap к способности автоматически прибавляется очко, а количество набранных <text:span text:style-name="T1">ap</text:span> сбрасывается в нуль вне зависимости от остатка. Таким образом, если персонаж имеет способность «Короткие клинки»=2, то для повышения его уровня необходимо набрать как минимум 40 <text:span text:style-name="T1">ap</text:span>, для прокачки способности с третьего уровня на четвертый — 90 <text:span text:style-name="T1">ap</text:span> и т. д. Для всех способностей эта зависимость одинаковая, но количество <text:span text:style-name="T1">ap</text:span>, выдаваемых за действия, может различаться.</text:p>
      <text:p text:style-name="Standard">Как уже отмечалось, основные способности даются всем персонажам при генерации. Их состав всегда одинаковый, но выбор определенной расы при генерации персонажа может дать бонусы к некоторым способностям. Начальное значение по умолчанию у всех способностей — 1.</text:p>
      <text:p text:style-name="Standard">Список способностей:</text:p>
      <text:p text:style-name="Standard"><text:span text:style-name="завершено_20__28_full_29__20_Знак1">Идентификация</text:span>: Герой с этой способностью может, приобретая вещь немедленно знать, что это такое и какого качества.</text:p>
      <text:p text:style-name="Standard"><text:span text:style-name="завершено_20__28_full_29__20_Знак1">Телепатия</text:span>: Телепатия является способностью чувствовать сознание других, таким образом знать положение враждебных существ прежде, чем они будут обнаружены случайно.</text:p>
      <text:p text:style-name="Standard"><text:span text:style-name="завершено_20__28_full_29__20_Знак1">Плавание</text:span>: Тот, кто хочет овладеть Морем Слэтера и погружаться в глубины колодца Мимира должен научиться плавать.</text:p>
      <text:p text:style-name="Standard"><text:span text:style-name="завершено_20__28_full_29__20_Знак1">Левитация</text:span>: Левитация позволяет герою, немного подняться над местностью, избегая, таким образом, большинство ловушек и препятствий.</text:p>
      <text:p text:style-name="Standard"><text:soft-page-break/><text:span text:style-name="завершено_20__28_full_29__20_Знак1">Музыкальный слух</text:span>: Тот, кто имеет способность играть музыку, найдет в наших землях странные инструменты, заключающие в себе великую силу.</text:p>
      <text:p text:style-name="Standard"><text:span text:style-name="завершено_20__28_full_29__20_Знак1">Третье зрение</text:span>: Герой с увеличенным диапазоном зрения сможет воспринимать части спектра, обычно не видимые человеческим глазом.</text:p>
      <text:p text:style-name="Standard"><text:span text:style-name="завершено_20__28_full_29__20_Знак1">Шестое чувство</text:span>: Это физиологическое явление заставляет вырастать вторичный пучок нервов параллельно зрительному. Если зрительный нерв почему-либо поврежден, это вторичное образование позволит ограниченно "видеть".</text:p>
      <text:p text:style-name="Standard"><text:span text:style-name="завершено_20__28_full_29__20_Знак1">Регенерация</text:span>: ?.</text:p>
      <text:p text:style-name="Standard"><text:span text:style-name="завершено_20__28_full_29__20_Знак1">Метательные навыки</text:span>: Применение на практике с каждого типа метательного/стрелкового оружия увеличивает меткость при обращении с ним и его мощность.</text:p>
      <text:p text:style-name="Standard"/>
      <text:p text:style-name="Standard"><text:span text:style-name="завершено_20__28_full_29__20_Знак1">Сопротивляемость холоду</text:span>: Обеспечивает героя сопротивлением к любой форме холода.</text:p>
      <text:p text:style-name="Standard"><text:span text:style-name="завершено_20__28_full_29__20_Знак1">Сопротивляемость теплу</text:span>: Обеспечивает героя защитой от любого тепла и пламени, кроме тех, которые могут воспламенять кровь и сердце.</text:p>
      <text:p text:style-name="Standard"><text:span text:style-name="завершено_20__28_full_29__20_Знак1">Сопротивляемость кислоте</text:span>: Делает героя непроницаемым для всех форм кислотной атаки.</text:p>
      <text:p text:style-name="Standard"><text:span text:style-name="завершено_20__28_full_29__20_Знак1">Сопротивляемость яду</text:span>: Защищает героя против почти всех ядов кроме наиболее сильных.</text:p>
      <text:p text:style-name="Standard"><text:span text:style-name="завершено_20__28_full_29__20_Знак1">Сопротивляемость лучам смерти</text:span>: Ставит героя в положение, подобное нежити. То есть, его/ее физическое тело может уничтожаться, но сердце - устойчиво, к атакам.</text:p>
      <text:p text:style-name="Standard"><text:span text:style-name="завершено_20__28_full_29__20_Знак1">Сопротивляемость излучениям</text:span>: Заставляет все лучи, какими бьют в героя проходить через его физическое тело не нанося вреда.</text:p>
      <text:p text:style-name="Standard"><text:span text:style-name="завершено_20__28_full_29__20_Знак1">Сопротивляемость окаменению</text:span>: Изменяет физическую структуру кожи героя так, чтобы она имела сходство с кожей страшной кокатриссы. Это означает, что атака, которая должна превращать героя в камень, не имеет эффекта.</text:p>
      <text:p text:style-name="Standard"><text:span text:style-name="завершено_20__28_full_29__20_Знак1">Сопротивляемость телепортации</text:span>: Позволяет герою управлять положением его/ее физического тела.</text:p>
      <text:p text:style-name="Standard"><text:span text:style-name="завершено_20__28_full_29__20_Знак1">Сопротивляемость псионике</text:span>: -.</text:p>
      <text:p text:style-name="Standard"><text:span text:style-name="завершено_20__28_full_29__20_Знак1">Сопротивляемость перемещению</text:span>: -.</text:p>
      <text:p text:style-name="Standard"><text:span text:style-name="завершено_20__28_full_29__20_Знак1">Сопротивляемость ускорению</text:span>: -.</text:p>
      <text:p text:style-name="Standard"><text:span text:style-name="завершено_20__28_full_29__20_Знак1">Сопротивляемость усыплению</text:span>: -.</text:p>
      <text:p text:style-name="Standard"/>
      <text:p text:style-name="Standard"><text:span text:style-name="завершено_20__28_full_29__20_Знак1">Рукопашный бой</text:span>: Отвечает за результативность приемов рукопашного боя. </text:p>
      <text:p text:style-name="Standard"><text:span text:style-name="завершено_20__28_full_29__20_Знак1">Короткие клинки</text:span>: Ассоциирован с умением персонажа пользоваться оружием с коротким клинком — ножами, кинжалами и т.п. </text:p>
      <text:p text:style-name="завершено_20__28_full_29_">Длинные клинки</text:p>
      <text:p text:style-name="завершено_20__28_full_29_">Длинный лук</text:p>
      <text:p text:style-name="завершено_20__28_full_29_">Арбалет</text:p>
      <text:p text:style-name="завершено_20__28_full_29_">Древковое оружие</text:p>
      <text:p text:style-name="завершено_20__28_full_29_">Секиры</text:p>
      <text:p text:style-name="завершено_20__28_full_29_">Дробящее оружие</text:p>
      <text:p text:style-name="завершено_20__28_full_29_">Меткость</text:p>
      <text:p text:style-name="завершено_20__28_full_29_">Парирование</text:p>
      <text:p text:style-name="завершено_20__28_full_29_">Легкие доспехи: Умение персонажа носить предметы из типа «Легкая броня». Эффективность защиты при ношении этого типа брони. </text:p>
      <text:p text:style-name="завершено_20__28_full_29_">Средние доспехи</text:p>
      <text:p text:style-name="завершено_20__28_full_29_">Тяжелые доспехи</text:p>
      <text:p text:style-name="Standard"/>
      <text:h text:style-name="Heading_20_3" text:outline-level="3"><text:bookmark-start text:name="_3.1.4._Вычисление_результатов_дейст"/><text:soft-page-break/>3.1.4. Вычисление результатов действий <text:bookmark-end text:name="_3.1.4._Вычисление_результатов_дейст"/></text:h>
      <text:p text:style-name="Standard"><text:span text:style-name="изменение">Все нижеприведенные формулы устарели и будут обновлены в следующей версии документа.</text:span></text:p>
      <text:p text:style-name="Standard"/>
      <text:h text:style-name="Heading_20_3" text:outline-level="3"><text:bookmark-start text:name="_РАСЧЕТ_РУКОПАШНОЙ_СХВАТКИ"/>Расчет рукопашной схватки<text:bookmark-end text:name="_РАСЧЕТ_РУКОПАШНОЙ_СХВАТКИ"/></text:h>
      <text:p text:style-name="Standard"/>
      <text:p text:style-name="Standard">Перед тем как будет описано оружие, важно объяснить, как оно наносит повреждения противнику в бою. Формула, описывающая вероятность попадания в процентах следующая:</text:p>
      <text:p text:style-name="Standard"/>
      <text:p text:style-name="Standard">Вероятность<text:span text:style-name="T1"> </text:span>удара<text:span text:style-name="T1">% = (Player.Strength / 7) - (2 * (10 – Monster.AC)) + (Player.Luck / 5) + (Player.ExpLevel) +</text:span></text:p>
      <text:p text:style-name="Standard">+ 50 + (Player.WeaponBonus * 3)</text:p>
      <text:p text:style-name="Standard"/>
      <text:p text:style-name="Standard">Вероятность удара изменяется при следующих условиях:</text:p>
      <text:p text:style-name="Standard"/>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8">Менее двух глаз</text:p>
          </table:table-cell>
          <table:table-cell table:style-name="Таблица1.B1" office:value-type="string">
            <text:p text:style-name="P38">-10 за каждый недостающий глаз</text:p>
          </table:table-cell>
        </table:table-row>
        <table:table-row table:style-name="Таблица1.1">
          <table:table-cell table:style-name="Таблица1.A1" office:value-type="string">
            <text:p text:style-name="P38">Более двух глаз</text:p>
          </table:table-cell>
          <table:table-cell table:style-name="Таблица1.B1" office:value-type="string">
            <text:p text:style-name="P38">+10 за каждый <text:s/>лишний глаз</text:p>
          </table:table-cell>
        </table:table-row>
        <table:table-row table:style-name="Таблица1.1">
          <table:table-cell table:style-name="Таблица1.A1" office:value-type="string">
            <text:p text:style-name="P56">Сила более 18</text:p>
          </table:table-cell>
          <table:table-cell table:style-name="Таблица1.B1" office:value-type="string">
            <text:p text:style-name="P38">+ 4 * ( СИЛА - 18 )</text:p>
          </table:table-cell>
        </table:table-row>
        <table:table-row table:style-name="Таблица1.1">
          <table:table-cell table:style-name="Таблица1.A4" office:value-type="string">
            <text:p text:style-name="P38">Бонусы оружия (0, если нет в списке)</text:p>
          </table:table-cell>
          <table:table-cell table:style-name="Таблица1.B4" office:value-type="string">
            <text:p text:style-name="P38"/>
          </table:table-cell>
        </table:table-row>
        <table:table-row table:style-name="Таблица1.1">
          <table:table-cell table:style-name="Таблица1.A1" office:value-type="string">
            <text:p text:style-name="P38">Фазовый клинок, колючий хлыст</text:p>
          </table:table-cell>
          <table:table-cell table:style-name="Таблица1.B1" office:value-type="string">
            <text:p text:style-name="P38">+ 3</text:p>
          </table:table-cell>
        </table:table-row>
        <table:table-row table:style-name="Таблица1.1">
          <table:table-cell table:style-name="Таблица1.A1" office:value-type="string">
            <text:p text:style-name="P38">Копье</text:p>
          </table:table-cell>
          <table:table-cell table:style-name="Таблица1.B1" office:value-type="string">
            <text:p text:style-name="P38">+ 4</text:p>
          </table:table-cell>
        </table:table-row>
        <table:table-row table:style-name="Таблица1.1">
          <table:table-cell table:style-name="Таблица1.A1" office:value-type="string">
            <text:p text:style-name="P38">Палица, серебряный меч, боевой молот</text:p>
          </table:table-cell>
          <table:table-cell table:style-name="Таблица1.B1" office:value-type="string">
            <text:p text:style-name="P38">+ 5</text:p>
          </table:table-cell>
        </table:table-row>
        <table:table-row table:style-name="Таблица1.1">
          <table:table-cell table:style-name="Таблица1.A1" office:value-type="string">
            <text:p text:style-name="P38">Боевой топор</text:p>
          </table:table-cell>
          <table:table-cell table:style-name="Таблица1.B1" office:value-type="string">
            <text:p text:style-name="P38">+ 6</text:p>
          </table:table-cell>
        </table:table-row>
        <table:table-row table:style-name="Таблица1.1">
          <table:table-cell table:style-name="Таблица1.A1" office:value-type="string">
            <text:p text:style-name="P38">Посох из слоновой кости</text:p>
          </table:table-cell>
          <table:table-cell table:style-name="Таблица1.B1" office:value-type="string">
            <text:p text:style-name="P38">+ 10</text:p>
          </table:table-cell>
        </table:table-row>
        <table:table-row table:style-name="Таблица1.1">
          <table:table-cell table:style-name="Таблица1.A1" office:value-type="string">
            <text:p text:style-name="P38">Рунный меч</text:p>
          </table:table-cell>
          <table:table-cell table:style-name="Таблица1.B1" office:value-type="string">
            <text:p text:style-name="P38">+ 45</text:p>
          </table:table-cell>
        </table:table-row>
        <table:table-row table:style-name="Таблица1.1">
          <table:table-cell table:style-name="Таблица1.A1" office:value-type="string">
            <text:p text:style-name="P38">Мьелльнир</text:p>
          </table:table-cell>
          <table:table-cell table:style-name="Таблица1.B1" office:value-type="string">
            <text:p text:style-name="P38">+ 75</text:p>
          </table:table-cell>
        </table:table-row>
        <table:table-row table:style-name="Таблица1.1">
          <table:table-cell table:style-name="Таблица1.A1" office:value-type="string">
            <text:p text:style-name="P38">Мимминг</text:p>
          </table:table-cell>
          <table:table-cell table:style-name="Таблица1.B1" office:value-type="string">
            <text:p text:style-name="P38">+ 87</text:p>
          </table:table-cell>
        </table:table-row>
        <table:table-row table:style-name="Таблица1.1">
          <table:table-cell table:style-name="Таблица1.A1" office:value-type="string">
            <text:p text:style-name="P38">Гунгнир</text:p>
          </table:table-cell>
          <table:table-cell table:style-name="Таблица1.B1" office:value-type="string">
            <text:p text:style-name="P38">+ 93</text:p>
          </table:table-cell>
        </table:table-row>
        <table:table-row table:style-name="Таблица1.1">
          <table:table-cell table:style-name="Таблица1.A1" office:value-type="string">
            <text:p text:style-name="P38">Коса</text:p>
          </table:table-cell>
          <table:table-cell table:style-name="Таблица1.B1" office:value-type="string">
            <text:p text:style-name="P38">+ 100</text:p>
          </table:table-cell>
        </table:table-row>
        <table:table-row table:style-name="Таблица1.1">
          <table:table-cell table:style-name="Таблица1.A1" office:value-type="string">
            <text:p text:style-name="P38">Без оружия</text:p>
          </table:table-cell>
          <table:table-cell table:style-name="Таблица1.B1" office:value-type="string">
            <text:p text:style-name="P38">- 5</text:p>
          </table:table-cell>
        </table:table-row>
        <table:table-row table:style-name="Таблица1.1">
          <table:table-cell table:style-name="Таблица1.A1" office:value-type="string">
            <text:p text:style-name="P54">Бонус мастера оружия</text:p>
          </table:table-cell>
          <table:table-cell table:style-name="Таблица1.B1" office:value-type="string">
            <text:p text:style-name="P38">+ 10</text:p>
          </table:table-cell>
        </table:table-row>
        <table:table-row table:style-name="Таблица1.1">
          <table:table-cell table:style-name="Таблица1.A1" office:value-type="string">
            <text:p text:style-name="P38">Мастер оружия, вооруженный саем (дополнительно к +10)</text:p>
          </table:table-cell>
          <table:table-cell table:style-name="Таблица1.B1" office:value-type="string">
            <text:p text:style-name="P38">+ 10</text:p>
          </table:table-cell>
        </table:table-row>
        <table:table-row table:style-name="Таблица1.1">
          <table:table-cell table:style-name="Таблица1.A1" office:value-type="string">
            <text:p text:style-name="P54">Бонус фазы</text:p>
          </table:table-cell>
          <table:table-cell table:style-name="Таблица1.B1" office:value-type="string">
            <text:p text:style-name="P38">- 40</text:p>
          </table:table-cell>
        </table:table-row>
        <table:table-row table:style-name="Таблица1.1">
          <table:table-cell table:style-name="Таблица1.A1" office:value-type="string">
            <text:p text:style-name="P38">Фаза с фазовым клинком в руках (дополнительно к предыдущим -40)</text:p>
          </table:table-cell>
          <table:table-cell table:style-name="Таблица1.B1" office:value-type="string">
            <text:p text:style-name="P38">+ 65</text:p>
          </table:table-cell>
        </table:table-row>
        <table:table-row table:style-name="Таблица1.1">
          <table:table-cell table:style-name="Таблица1.A1" office:value-type="string">
            <text:p text:style-name="P38">Бонус слепоты (дополнительно к отсутствующим глазам)</text:p>
          </table:table-cell>
          <table:table-cell table:style-name="Таблица1.B1" office:value-type="string">
            <text:p text:style-name="P38">- 5</text:p>
          </table:table-cell>
        </table:table-row>
        <table:table-row table:style-name="Таблица1.1">
          <table:table-cell table:style-name="Таблица1.A1" office:value-type="string">
            <text:p text:style-name="P38">Бонус оборотня (при рыскании)</text:p>
          </table:table-cell>
          <table:table-cell table:style-name="Таблица1.B1" office:value-type="string">
            <text:p text:style-name="P38">+ 25</text:p>
          </table:table-cell>
        </table:table-row>
        <table:table-row table:style-name="Таблица1.1">
          <table:table-cell table:style-name="Таблица1.A1" office:value-type="string">
            <text:p text:style-name="P38">В кристальных перчатках без оружия</text:p>
          </table:table-cell>
          <table:table-cell table:style-name="Таблица1.B1" office:value-type="string">
            <text:p text:style-name="P38">+ 50</text:p>
          </table:table-cell>
        </table:table-row>
        <table:table-row table:style-name="Таблица1.1">
          <table:table-cell table:style-name="Таблица1.A1" office:value-type="string">
            <text:p text:style-name="P54">Противник невидим</text:p>
          </table:table-cell>
          <table:table-cell table:style-name="Таблица1.B1" office:value-type="string">
            <text:p text:style-name="P38">От - 5 до - 8</text:p>
          </table:table-cell>
        </table:table-row>
        <table:table-row table:style-name="Таблица1.1">
          <table:table-cell table:style-name="Таблица1.A1" office:value-type="string">
            <text:p text:style-name="P38">Противник небоеспособен (спит и т. д. ...)</text:p>
          </table:table-cell>
          <table:table-cell table:style-name="Таблица1.B1" office:value-type="string">
            <text:p text:style-name="P38">+ 50</text:p>
          </table:table-cell>
        </table:table-row>
      </table:table>
      <text:p text:style-name="Standard"/>
      <text:p text:style-name="Standard">Повреждения, наносимые монстром при ударе считаются по следующей формуле:</text:p>
      <text:p text:style-name="Standard"/>
      <text:p text:style-name="Standard">Повреждение<text:span text:style-name="T1"> = (Player.Strength / 7) + (Player.Luck / 20) + (Player.ExpLevel / 3) + (Player.WeaponBonus) +</text:span></text:p>
      <text:p text:style-name="Standard"><text:span text:style-name="T1"><text:s text:c="5"/></text:span>+ (DamageBase*)</text:p>
      <text:p text:style-name="Standard"/>
      <text:p text:style-name="Standard"><text:soft-page-break/>*<text:tab/>Базовое повреждение – число в диапазоне из списка оружия, приведенного ниже. Если у героя нет в руках оружия, то он наносит ущерб от 2 до 4. При каждом ударе из диапазона произвольно выбирается число. Вероятность выборки – нормально распределенная с переменными стандартными отклонениями.</text:p>
      <text:p text:style-name="Standard"/>
      <text:p text:style-name="Standard">Величина повреждения потом преобразуется следующим образом:</text:p>
      <text:p text:style-name="Standard"/>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8">Сила более 18</text:p>
          </table:table-cell>
          <table:table-cell table:style-name="Таблица2.B1" office:value-type="string">
            <text:p text:style-name="P38">+ 5 * ( Сила - 18 )</text:p>
          </table:table-cell>
        </table:table-row>
        <table:table-row table:style-name="Таблица2.1">
          <table:table-cell table:style-name="Таблица2.A1" office:value-type="string">
            <text:p text:style-name="P38">Величина сила – десятичная дробь</text:p>
            <text:p text:style-name="Таблица_20_-_20_Текст">(Пример: STR = 18.86)</text:p>
          </table:table-cell>
          <table:table-cell table:style-name="Таблица2.B1" office:value-type="string">
            <text:p text:style-name="P38">+ [Дробная часть / 20]</text:p>
            <text:p text:style-name="Таблица_20_-_20_Текст">(Пример: [86 / 20] = + 4 )</text:p>
          </table:table-cell>
        </table:table-row>
        <table:table-row table:style-name="Таблица2.1">
          <table:table-cell table:style-name="Таблица2.A1" office:value-type="string">
            <text:p text:style-name="P38">Мастер оружия</text:p>
          </table:table-cell>
          <table:table-cell table:style-name="Таблица2.B1" office:value-type="string">
            <text:p text:style-name="P38">+ 5</text:p>
          </table:table-cell>
        </table:table-row>
        <table:table-row table:style-name="Таблица2.1">
          <table:table-cell table:style-name="Таблица2.A1" office:value-type="string">
            <text:p text:style-name="P38">Мастер оружия, вооруженный саем (дополнительно к +5)</text:p>
          </table:table-cell>
          <table:table-cell table:style-name="Таблица2.B1" office:value-type="string">
            <text:p text:style-name="P38">+ 10</text:p>
          </table:table-cell>
        </table:table-row>
        <table:table-row table:style-name="Таблица2.1">
          <table:table-cell table:style-name="Таблица2.A1" office:value-type="string">
            <text:p text:style-name="P38">Ранение жертвы (как мастер оружия)</text:p>
          </table:table-cell>
          <table:table-cell table:style-name="Таблица2.B1" office:value-type="string">
            <text:p text:style-name="P38">+ 21 to 35</text:p>
          </table:table-cell>
        </table:table-row>
        <table:table-row table:style-name="Таблица2.1">
          <table:table-cell table:style-name="Таблица2.A1" office:value-type="string">
            <text:p text:style-name="P38">Бонус фазы</text:p>
          </table:table-cell>
          <table:table-cell table:style-name="Таблица2.B1" office:value-type="string">
            <text:p text:style-name="P38">- 4</text:p>
          </table:table-cell>
        </table:table-row>
        <table:table-row table:style-name="Таблица2.1">
          <table:table-cell table:style-name="Таблица2.A1" office:value-type="string">
            <text:p text:style-name="P38">Фаза с фазовым клинком в руках (дополнительно к предыдущим -4)</text:p>
          </table:table-cell>
          <table:table-cell table:style-name="Таблица2.B1" office:value-type="string">
            <text:p text:style-name="P38">+ 12</text:p>
          </table:table-cell>
        </table:table-row>
        <table:table-row table:style-name="Таблица2.1">
          <table:table-cell table:style-name="Таблица2.A1" office:value-type="string">
            <text:p text:style-name="P38">Бонус оборотня (при рыскании)</text:p>
          </table:table-cell>
          <table:table-cell table:style-name="Таблица2.B1" office:value-type="string">
            <text:p text:style-name="P38">+ 15</text:p>
          </table:table-cell>
        </table:table-row>
        <table:table-row table:style-name="Таблица2.1">
          <table:table-cell table:style-name="Таблица2.A1" office:value-type="string">
            <text:p text:style-name="P38">Поражение нечисти посохом из слоновой кости.</text:p>
          </table:table-cell>
          <table:table-cell table:style-name="Таблица2.B1" office:value-type="string">
            <text:p text:style-name="P38">+ 21 to 30</text:p>
          </table:table-cell>
        </table:table-row>
        <table:table-row table:style-name="Таблица2.1">
          <table:table-cell table:style-name="Таблица2.A1" office:value-type="string">
            <text:p text:style-name="P38">Поражение оборотня серебряным мечом</text:p>
          </table:table-cell>
          <table:table-cell table:style-name="Таблица2.B1" office:value-type="string">
            <text:p text:style-name="P38">Оборотень погибает</text:p>
          </table:table-cell>
        </table:table-row>
        <table:table-row table:style-name="Таблица2.1">
          <table:table-cell table:style-name="Таблица2.A1" office:value-type="string">
            <text:p text:style-name="P38">В кристальных перчатках без оружия</text:p>
          </table:table-cell>
          <table:table-cell table:style-name="Таблица2.B1" office:value-type="string">
            <text:p text:style-name="P38">+ 40</text:p>
          </table:table-cell>
        </table:table-row>
      </table:table>
      <text:p text:style-name="Standard"/>
      <text:p text:style-name="Standard">Повреждение не может быть меньше ноля. Если оно рассчитано отрицательным, то принимается равным 0.</text:p>
      <text:p text:style-name="Standard"/>
      <text:p text:style-name="Standard">Некоторые существа имеют специальную защиту, которая изменяет вероятность удара и повреждение. Для таких существ защита будет приведена отдельно.</text:p>
      <text:p text:style-name="Standard"/>
      <text:h text:style-name="Heading_20_3" text:outline-level="3"><text:bookmark-start text:name="_РАСЧЕТ_ДЕЙСТВИЯ_МЕТАТЕЛЬНОГО"/>Расчет действия метательного оружия<text:bookmark-end text:name="_РАСЧЕТ_ДЕЙСТВИЯ_МЕТАТЕЛЬНОГО"/></text:h>
      <text:p text:style-name="Standard"/>
      <text:p text:style-name="Standard">Дальность эффективного броска от игрока рассчитывается в квадратах (полях) по следующей формуле:</text:p>
      <text:p text:style-name="Standard"/>
      <text:p text:style-name="Standard"><text:s text:c="6"/>Дальность = большее из (СИЛА - 9 - (ВЕС / 7)) или 3</text:p>
      <text:p text:style-name="Standard"/>
      <text:p text:style-name="Standard">Вес предметов здесь не приводится.</text:p>
      <text:p text:style-name="Standard"/>
      <text:p text:style-name="Standard">Следующие предметы увеличивают дистанцию броска:</text:p>
      <text:p text:style-name="Standard"/>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8">Бросок Мьелльнира</text:p>
          </table:table-cell>
          <table:table-cell table:style-name="Таблица3.B1" office:value-type="string">
            <text:p text:style-name="P38">+ 4</text:p>
          </table:table-cell>
        </table:table-row>
        <table:table-row table:style-name="Таблица3.1">
          <table:table-cell table:style-name="Таблица3.A1" office:value-type="string">
            <text:p text:style-name="P38">Стрела, выпущенная из лука</text:p>
          </table:table-cell>
          <table:table-cell table:style-name="Таблица3.B1" office:value-type="string">
            <text:p text:style-name="P38">+ 5</text:p>
          </table:table-cell>
        </table:table-row>
        <table:table-row table:style-name="Таблица3.1">
          <table:table-cell table:style-name="Таблица3.A1" office:value-type="string">
            <text:p text:style-name="P38">Болт, выпущенный из арбалета</text:p>
          </table:table-cell>
          <table:table-cell table:style-name="Таблица3.B1" office:value-type="string">
            <text:p text:style-name="P38">+ 5</text:p>
          </table:table-cell>
        </table:table-row>
      </table:table>
      <text:p text:style-name="Standard"/>
      <text:p text:style-name="Standard">Следующая формула позволяет вычислить вероятность попадания из стрелкового оружия:</text:p>
      <text:p text:style-name="Standard"/>
      <text:p text:style-name="Standard">Вероятность попадания % = (<text:span text:style-name="T1">Player.Strength</text:span> / 7) - (2 * (10 – <text:span text:style-name="T1">Monster.AC</text:span>)) + (<text:span text:style-name="T1">Player.Luck</text:span> / 10) +</text:p>
      <text:p text:style-name="Standard">+ 30 + (<text:span text:style-name="T1">Player.WeaponToHit</text:span>) + (<text:span text:style-name="T1">Player.WeaponSkill</text:span> / 10)</text:p>
      <text:p text:style-name="Standard"/>
      <text:p text:style-name="Standard">Вероятность попадания изменяется при следующих условиях:</text:p>
      <text:p text:style-name="Standard"><text:s/></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38">Менее двух глаз</text:p>
          </table:table-cell>
          <table:table-cell table:style-name="Таблица4.B1" office:value-type="string">
            <text:p text:style-name="P38">-10 за каждый недостающий глаз</text:p>
          </table:table-cell>
        </table:table-row>
        <table:table-row table:style-name="Таблица4.1">
          <table:table-cell table:style-name="Таблица4.A1" office:value-type="string">
            <text:p text:style-name="P38">Более двух глаз</text:p>
          </table:table-cell>
          <table:table-cell table:style-name="Таблица4.B1" office:value-type="string">
            <text:p text:style-name="P38">+10 за каждый <text:s/>лишний глаз</text:p>
          </table:table-cell>
        </table:table-row>
        <table:table-row table:style-name="Таблица4.1">
          <table:table-cell table:style-name="Таблица4.A1" office:value-type="string">
            <text:p text:style-name="P54">Сила более 18</text:p>
          </table:table-cell>
          <table:table-cell table:style-name="Таблица4.B1" office:value-type="string">
            <text:p text:style-name="P38">+ 4 * (СИЛА - 18)</text:p>
          </table:table-cell>
        </table:table-row>
        <table:table-row table:style-name="Таблица4.1">
          <table:table-cell table:style-name="Таблица4.A1" office:value-type="string">
            <text:p text:style-name="P38">Бонусы оружия (0, если нет в списке)</text:p>
          </table:table-cell>
          <table:table-cell table:style-name="Таблица4.B1" office:value-type="string">
            <text:p text:style-name="P38"/>
          </table:table-cell>
        </table:table-row>
        <table:table-row table:style-name="Таблица4.1">
          <table:table-cell table:style-name="Таблица4.A1" office:value-type="string">
            <text:p text:style-name="P54">Нож</text:p>
          </table:table-cell>
          <table:table-cell table:style-name="Таблица4.B1" office:value-type="string">
            <text:p text:style-name="P38">+ 5 <text:span text:style-name="T1">+ Bonus</text:span></text:p>
          </table:table-cell>
        </table:table-row>
        <table:table-row table:style-name="Таблица4.1">
          <table:table-cell table:style-name="Таблица4.A1" office:value-type="string">
            <text:p text:style-name="P54">Стрела (При использовании длинного лука)</text:p>
          </table:table-cell>
          <table:table-cell table:style-name="Таблица4.B1" office:value-type="string">
            <text:p text:style-name="P38">+ 15 <text:span text:style-name="T1">+ Arrow.Bonus</text:span> + Бонус длинного лука</text:p>
          </table:table-cell>
        </table:table-row>
        <table:table-row table:style-name="Таблица4.1">
          <table:table-cell table:style-name="Таблица4.A1" office:value-type="string">
            <text:p text:style-name="P54">Копье</text:p>
          </table:table-cell>
          <table:table-cell table:style-name="Таблица4.B1" office:value-type="string">
            <text:p text:style-name="P38">+ 8 + (Бонус / 3)</text:p>
          </table:table-cell>
        </table:table-row>
        <table:table-row table:style-name="Таблица4.1">
          <table:table-cell table:style-name="Таблица4.A1" office:value-type="string">
            <text:p text:style-name="P54">Болт (При использовании арбалета)</text:p>
          </table:table-cell>
          <table:table-cell table:style-name="Таблица4.B1" office:value-type="string">
            <text:p text:style-name="P38">+ 25 + <text:span text:style-name="T1">Bolt.Bonus</text:span> <text:span text:style-name="T1">+ </text:span>Бонус арбалета</text:p>
          </table:table-cell>
        </table:table-row>
        <table:table-row table:style-name="Таблица4.1">
          <table:table-cell table:style-name="Таблица4.A1" office:value-type="string">
            <text:p text:style-name="P54">Мьелльнир</text:p>
          </table:table-cell>
          <table:table-cell table:style-name="Таблица4.B1" office:value-type="string">
            <text:p text:style-name="P38">+ 80 + (Бонус * 3)</text:p>
          </table:table-cell>
        </table:table-row>
        <table:table-row table:style-name="Таблица4.1">
          <table:table-cell table:style-name="Таблица4.A1" office:value-type="string">
            <text:p text:style-name="P38">Фляжка</text:p>
          </table:table-cell>
          <table:table-cell table:style-name="Таблица4.B1" office:value-type="string">
            <text:p text:style-name="P38">+ 75 + (Бонус <text:s/>* 3)</text:p>
          </table:table-cell>
        </table:table-row>
        <table:table-row table:style-name="Таблица4.1">
          <table:table-cell table:style-name="Таблица4.A1" office:value-type="string">
            <text:p text:style-name="P54">Гунгнир</text:p>
          </table:table-cell>
          <table:table-cell table:style-name="Таблица4.B1" office:value-type="string">
            <text:p text:style-name="P38">+ 125 + (Навык владения копьем / 2)</text:p>
          </table:table-cell>
        </table:table-row>
        <table:table-row table:style-name="Таблица4.1">
          <table:table-cell table:style-name="Таблица4.A1" office:value-type="string">
            <text:p text:style-name="P38">Черный драгоценный камень</text:p>
          </table:table-cell>
          <table:table-cell table:style-name="Таблица4.B1" office:value-type="string">
            <text:p text:style-name="P38">+ 150</text:p>
          </table:table-cell>
        </table:table-row>
        <table:table-row table:style-name="Таблица4.1">
          <table:table-cell table:style-name="Таблица4.A1" office:value-type="string">
            <text:p text:style-name="P38">Сеть</text:p>
          </table:table-cell>
          <table:table-cell table:style-name="Таблица4.B1" office:value-type="string">
            <text:p text:style-name="P38">+ 15 – Дистанция + (Бонус * 3)</text:p>
          </table:table-cell>
        </table:table-row>
        <table:table-row table:style-name="Таблица4.1">
          <table:table-cell table:style-name="Таблица4.A1" office:value-type="string">
            <text:p text:style-name="P38">Все остальные предметы</text:p>
          </table:table-cell>
          <table:table-cell table:style-name="Таблица4.B1" office:value-type="string">
            <text:p text:style-name="P38">+ (Бонус * 3)</text:p>
          </table:table-cell>
        </table:table-row>
        <table:table-row table:style-name="Таблица4.1">
          <table:table-cell table:style-name="Таблица4.A1" office:value-type="string">
            <text:p text:style-name="P54">Бонус мастера оружия</text:p>
          </table:table-cell>
          <table:table-cell table:style-name="Таблица4.B1" office:value-type="string">
            <text:p text:style-name="P38">+ 10</text:p>
          </table:table-cell>
        </table:table-row>
        <table:table-row table:style-name="Таблица4.1">
          <table:table-cell table:style-name="Таблица4.A1" office:value-type="string">
            <text:p text:style-name="P54">Бонус фазы</text:p>
          </table:table-cell>
          <table:table-cell table:style-name="Таблица4.B1" office:value-type="string">
            <text:p text:style-name="P38">- 40</text:p>
          </table:table-cell>
        </table:table-row>
        <table:table-row table:style-name="Таблица4.1">
          <table:table-cell table:style-name="Таблица4.A1" office:value-type="string">
            <text:p text:style-name="P38">Бонус слепоты (дополнительно к отсутствующим глазам)</text:p>
          </table:table-cell>
          <table:table-cell table:style-name="Таблица4.B1" office:value-type="string">
            <text:p text:style-name="P38">- 5</text:p>
          </table:table-cell>
        </table:table-row>
        <table:table-row table:style-name="Таблица4.1">
          <table:table-cell table:style-name="Таблица4.A1" office:value-type="string">
            <text:p text:style-name="P38">Бонус оборотня (при рыскании)</text:p>
          </table:table-cell>
          <table:table-cell table:style-name="Таблица4.B1" office:value-type="string">
            <text:p text:style-name="P38">+ 25</text:p>
          </table:table-cell>
        </table:table-row>
        <table:table-row table:style-name="Таблица4.1">
          <table:table-cell table:style-name="Таблица4.A1" office:value-type="string">
            <text:p text:style-name="P54">Противник невидим</text:p>
          </table:table-cell>
          <table:table-cell table:style-name="Таблица4.B1" office:value-type="string">
            <text:p text:style-name="P38">От <text:span text:style-name="T1">-</text:span>5 до <text:span text:style-name="T1">-</text:span>8</text:p>
          </table:table-cell>
        </table:table-row>
        <table:table-row table:style-name="Таблица4.1">
          <table:table-cell table:style-name="Таблица4.A1" office:value-type="string">
            <text:p text:style-name="P38">Противник небоеспособен (спит и т. д. ...)</text:p>
          </table:table-cell>
          <table:table-cell table:style-name="Таблица4.B1" office:value-type="string">
            <text:p text:style-name="P38">+ 50</text:p>
          </table:table-cell>
        </table:table-row>
      </table:table>
      <text:p text:style-name="Standard"/>
      <text:p text:style-name="Standard">Повреждения наносимые стрелковым оружием при удачном попадании считаются по следующей формуле:</text:p>
      <text:p text:style-name="Standard"><text:s/></text:p>
      <text:p text:style-name="Standard">Повреждение = (<text:span text:style-name="T1">Player.Strength</text:span> / 14) + (<text:span text:style-name="T1">Player.Luck</text:span> / 40) + (<text:span text:style-name="T1">Player.ExpLevel</text:span> / 6) + (Бонус оружия героя) +</text:p>
      <text:p text:style-name="Standard"><text:s text:c="13"/>+ (Базовое повреждение метательным оружием)</text:p>
      <text:p text:style-name="Standard"/>
      <text:p text:style-name="Standard">Величина повреждения изменяется при следующих условиях:</text:p>
      <text:p text:style-name="Standard"><text:s/></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8">Сила больше 18</text:p>
          </table:table-cell>
          <table:table-cell table:style-name="Таблица5.B1" office:value-type="string">
            <text:p text:style-name="P38">+ 2.5 * (Сила - 18)</text:p>
          </table:table-cell>
        </table:table-row>
        <table:table-row table:style-name="Таблица5.1">
          <table:table-cell table:style-name="Таблица5.A1" office:value-type="string">
            <text:p text:style-name="P38">Бонус мастера оружия</text:p>
          </table:table-cell>
          <table:table-cell table:style-name="Таблица5.B1" office:value-type="string">
            <text:p text:style-name="P38">+ 2.5</text:p>
          </table:table-cell>
        </table:table-row>
        <table:table-row table:style-name="Таблица5.1">
          <table:table-cell table:style-name="Таблица5.A1" office:value-type="string">
            <text:p text:style-name="P38">Бонус фазы</text:p>
          </table:table-cell>
          <table:table-cell table:style-name="Таблица5.B1" office:value-type="string">
            <text:p text:style-name="P38">- 2</text:p>
          </table:table-cell>
        </table:table-row>
        <table:table-row table:style-name="Таблица5.1">
          <table:table-cell table:style-name="Таблица5.A1" office:value-type="string">
            <text:p text:style-name="P38">Выбран соответствующий боеприпасу лук.</text:p>
          </table:table-cell>
          <table:table-cell table:style-name="Таблица5.B1" office:value-type="string">
            <text:p text:style-name="P38">+ Бонус лука</text:p>
          </table:table-cell>
        </table:table-row>
      </table:table>
      <text:p text:style-name="Standard"/>
      <text:p text:style-name="Standard">Величина повреждения не может быть меньше нуля. Если оно рассчитано отрицательным, то принимается равным 0. </text:p>
      <text:p text:style-name="Standard"/>
      <text:h text:style-name="Heading_20_3" text:outline-level="3"><text:bookmark-start text:name="_3.1.5._Профессии"/>3.1.5. Профессии<text:bookmark-end text:name="_3.1.5._Профессии"/></text:h>
      <text:p text:style-name="Standard">В мире Рагнарок персонажу не нужно выбирать род занятий раз и навсегда. В нашем мире нет чёткой грани между классами. В игре существует понятие специализации. Получив уровень специализации, персонаж получает доступ к определенным навыкам (а вместе с ними и к действиям), свойственным конкретной профессии. То есть, обучившись ремеслу кузнеца и получив необходимый уровень, персонаж получит возможность ковать мечи.</text:p>
      <text:p text:style-name="Standard"><text:soft-page-break/>Персонаж волен получать любые профессии, к которым у него есть доступ (изначально у персонажа есть доступ к шести профессиям: викинг, лучник, мудрец, фокусник, кузнец и алхимик). Таким образом, персонаж может либо специализироваться на одной или нескольких профессиях, получая более развитые, либо получать совершенно новые и комбинировать их. </text:p>
      <text:p text:style-name="Standard">Персонажи некоторых профессий, например, кузнец, мудрец или алхимик, могут создавать вещи. Остальные покупают или обменивают вещи в лавках или у других персонажей. </text:p>
      <text:p text:style-name="Standard">Каждый герой начинает игру, выбирая некоторый начальный класс. Ниже описания шести исходных классов.</text:p>
      <text:h text:style-name="P67" text:outline-level="4">Викинг</text:h>
      <text:p text:style-name="Standard">Начинающий викинг готовится стать мастером оружия. Вначале у него самый высший HP (выше 30) и Str (18) среди исходных классов. По мере того как Викинг становится более опытным, он учится атаковать так быстро, что изредка он получает вторую атаку.</text:p>
      <text:h text:style-name="P67" text:outline-level="4">Лучник</text:h>
      <text:p text:style-name="Standard">Лучник сильный (HP в среднем 30, Str 16). Он знаток как длинного лука, так и арбалета. Он оснащается обоими, а также соответствующими стрелами. Он легко учится плавать, быстро изучает искусство изготовления стрел, и сможет усмирить меньшие творения когда станет мастером стрельбы из лука.</text:p>
      <text:h text:style-name="P67" text:outline-level="4">Алхимик</text:h>
      <text:p text:style-name="Standard">Алхимик является средним физическим типом (HP в среднем 20, Str 14). Вначале алхимик собирает ряд снадобий. Эти снадобья могут не быть полезными, и могут не стать такими при смешивании. Следовательно, часто предусмотрительно подождать с экспериментами. Пока это возможно, каждый должен стараться изучить искусство алхимии, начинающий алхимик узнает профессию быстрее, делает меньше ошибок, и может создать уникальные снадобья, когда он достигнет уровня мастерства. Гордостью алхимика является зелье второй жизни.</text:p>
      <text:h text:style-name="P67" text:outline-level="4">Мудрец</text:h>
      <text:p text:style-name="Standard">Мудрец один из самых физически слабых классов (HP ниже 20, Str 12). То чего ему недостает в силе, он восполняет интеллектом; Мудрец - наиболее обучаемый из всех классов. Когда другие смогут научиться писать, их знания ограничены. Когда мудрец научится писать, будет просто вопросом времени, когда он сможет воспроизвести ранее не виденный свиток. Наиболее ценное достижение мудреца – свиток переключения тел.</text:p>
      <text:h text:style-name="P67" text:outline-level="4">Фокусник</text:h>
      <text:p text:style-name="Standard">Фокусник - не такой сильный или здоровый, как другие классы (HP выше 20, Str 10). Тем не менее, он компенсирует свои недостатки изучением искусства налагать заклинания, умение перезаряжать волшебные палочки, и способности к телепортации. Доступны для фокусника следующие заклинания (стоимости указаны в единицах маны):</text:p>
      <text:p text:style-name="Standard">(1):<text:tab/>Установить возврат - Налагающий это заклинание устанавливает уровень, на который игрок возвратится после прочтения свитка возврата. (1 pt).</text:p>
      <text:p text:style-name="Standard">(2):<text:tab/>Самоиллюзорность - Создает иллюзию, которая действует, как союзник, пока не рассеется. (6 pts) Изучается фокусником третьего уровня.</text:p>
      <text:p text:style-name="Standard">(3):<text:tab/>Отражение - Отражает часть физической атаки. (11 pts) Изучается на пятом уровне.</text:p>
      <text:p text:style-name="Standard">(4):<text:tab/>Похоронить - Перекрывает каждую область уровня, заставляя того кто не имеет средств спасения медленно голодать. (13 pts) Изучается на седьмом уровне.</text:p>
      <text:p text:style-name="Standard">(5):<text:tab/>Вытащить жизнь - Позволяет вытягивать жизнь из существ, прикоснувшихся к произнесшему его. (11 pts) Изучается на десятом уровне.</text:p>
      <text:h text:style-name="P67" text:outline-level="4">Кузнец</text:h>
      <text:p text:style-name="Standard">Кузнец является живучим персонажем (HP ниже 30, Str 17). Он обладает серебряным мечом, пластинчатым доспехом и слитком отличного металла, для того чтобы делать из него вещи. Кузнец - один из наиболее уважаемых членов общества из-за способности делать оружие и броню; после того, как закончится его обучение. Хотя научиться делать оружие и броню могут и другие персонажи, герой, который выберет эту профессию, овладеет искусством кузнеца быстрее и сможет делать изделия, которые другие классы делать не смогут.</text:p>
      <text:p text:style-name="Standard"/>
      <text:p text:style-name="Standard"/>
      <text:h text:style-name="Heading_20_2" text:outline-level="2"><text:bookmark-start text:name="_3.2._Существа"/>3.2. Существа<text:bookmark-end text:name="_3.2._Существа"/></text:h>
      <text:p text:style-name="Standard"><text:a xlink:type="simple" xlink:href="#_3.2.1._Разновидности"><text:span text:style-name="Internet_20_link">3.2.1. Разновидности</text:span></text:a></text:p>
      <text:p text:style-name="Standard"><text:soft-page-break/><text:a xlink:type="simple" xlink:href="#_3.2.2._Игровые_расы"><text:span text:style-name="Internet_20_link">3.2.2. Игровые расы</text:span></text:a> </text:p>
      <text:p text:style-name="Standard"><text:a xlink:type="simple" xlink:href="#_3.2.3._Неигровые_существа"><text:span text:style-name="Internet_20_link">3.2.3. Неигровые существа </text:span></text:a><text:s/></text:p>
      <text:p text:style-name="Standard">Мир населяют тысячи созданий. Они отличаются по разуму, силе, местообитанию, размерам и внешности. Многие из них враждебны и будут нападать на Вас. Другие создания имеют особые магические свойства, что необходимо преодолевать или противодействовать этому.</text:p>
      <text:p text:style-name="Standard">Создания враждебны, если не указано иное. Ниже список рас и существ, населяющих вселенную и необходимая информация о них. Не все они доступны игрокам, поэтому существует деление на игровых (которыми можно играть) и неигровых существ. Всего в БД игры введены 179 индивидуальных типов существ.</text:p>
      <text:p text:style-name="Standard"/>
      <text:h text:style-name="Heading_20_3" text:outline-level="3"><text:bookmark-start text:name="_3.2.1._Разновидности"/>3.2.1. Разновидности<text:bookmark-end text:name="_3.2.1._Разновидности"/></text:h>
      <text:h text:style-name="P67" text:outline-level="4"/>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table:number-columns-spanned="4" office:value-type="string">
            <text:p text:style-name="P41">Нежить (UNDEAD)</text:p>
          </table:table-cell>
          <table:covered-table-cell/>
          <table:covered-table-cell/>
          <table:covered-table-cell/>
        </table:table-row>
        <table:table-row table:style-name="Таблица6.1">
          <table:table-cell table:style-name="Таблица6.A2" office:value-type="string">
            <text:p text:style-name="P38">Air ghola <text:s text:c="4"/>Воздушная гола</text:p>
          </table:table-cell>
          <table:table-cell table:style-name="Таблица6.A2" office:value-type="string">
            <text:p text:style-name="P38"><text:span text:style-name="изменение">Ghost <text:s text:c="4"/>Привидение</text:span></text:p>
          </table:table-cell>
          <table:table-cell table:style-name="Таблица6.A2" office:value-type="string">
            <text:p text:style-name="P38"><text:span text:style-name="изменение">Spirit <text:s text:c="9"/>Призрак</text:span></text:p>
          </table:table-cell>
          <table:table-cell table:style-name="Таблица6.D2" office:value-type="string">
            <text:p text:style-name="P38"><text:span text:style-name="T1">Wight</text:span> Умертвие</text:p>
          </table:table-cell>
        </table:table-row>
        <table:table-row table:style-name="Таблица6.1">
          <table:table-cell table:style-name="Таблица6.A2" office:value-type="string">
            <text:p text:style-name="P38"><text:span text:style-name="T1">Corpse</text:span> <text:s text:c="4"/>Труп (ходячий?)</text:p>
          </table:table-cell>
          <table:table-cell table:style-name="Таблица6.A2" office:value-type="string">
            <text:p text:style-name="P38">Shade Теневик</text:p>
          </table:table-cell>
          <table:table-cell table:style-name="Таблица6.A2" office:value-type="string">
            <text:p text:style-name="P38"><text:span text:style-name="T1">Vampire</text:span> <text:s text:c="5"/>Вампир</text:p>
          </table:table-cell>
          <table:table-cell table:style-name="Таблица6.D2" office:value-type="string">
            <text:p text:style-name="P38"><text:span text:style-name="изменение">Wraith Темный дух</text:span></text:p>
          </table:table-cell>
        </table:table-row>
        <table:table-row table:style-name="Таблица6.1">
          <table:table-cell table:style-name="Таблица6.A2" office:value-type="string">
            <text:p text:style-name="P38"><text:span text:style-name="T1">Fyleisch</text:span> <text:s text:c="4"/>Филейш</text:p>
          </table:table-cell>
          <table:table-cell table:style-name="Таблица6.A2" office:value-type="string">
            <text:p text:style-name="P38"><text:span text:style-name="изменение">Shadow <text:s text:c="4"/>Тень</text:span></text:p>
          </table:table-cell>
          <table:table-cell table:style-name="Таблица6.A2" office:value-type="string">
            <text:p text:style-name="P38"/>
          </table:table-cell>
          <table:table-cell table:style-name="Таблица6.D2" office:value-type="string">
            <text:p text:style-name="P38"/>
          </table:table-cell>
        </table:table-row>
        <table:table-row table:style-name="Таблица6.1">
          <table:table-cell table:style-name="Таблица6.A5" office:value-type="string">
            <text:p text:style-name="P2">Демоны (DEMONS)</text:p>
          </table:table-cell>
          <table:table-cell table:style-name="Таблица6.A5" office:value-type="string">
            <text:p text:style-name="P2"/>
          </table:table-cell>
          <table:table-cell table:style-name="Таблица6.A5" office:value-type="string">
            <text:p text:style-name="P2"/>
          </table:table-cell>
          <table:table-cell table:style-name="Таблица6.A1" office:value-type="string">
            <text:p text:style-name="P2"/>
          </table:table-cell>
        </table:table-row>
        <table:table-row table:style-name="Таблица6.1">
          <table:table-cell table:style-name="Таблица6.A2" office:value-type="string">
            <text:p text:style-name="P1"><text:span text:style-name="T1">Anxarcule</text:span> <text:s text:c="4"/>Анксаркуль</text:p>
          </table:table-cell>
          <table:table-cell table:style-name="Таблица6.A2" office:value-type="string">
            <text:p text:style-name="P1"><text:span text:style-name="T1">Gulveig</text:span> <text:s text:c="4"/>Гулвейг</text:p>
          </table:table-cell>
          <table:table-cell table:style-name="Таблица6.A2" office:value-type="string">
            <text:p text:style-name="P1"><text:span text:style-name="T1">Konr</text:span> <text:span text:style-name="T1">Rig</text:span> <text:s text:c="4"/>Конр Риг</text:p>
          </table:table-cell>
          <table:table-cell table:style-name="Таблица6.D2" office:value-type="string">
            <text:p text:style-name="P1"><text:span text:style-name="T1">Plog</text:span> <text:s text:c="4"/>Плог</text:p>
          </table:table-cell>
        </table:table-row>
        <table:table-row table:style-name="Таблица6.1">
          <table:table-cell table:style-name="Таблица6.A2" office:value-type="string">
            <text:p text:style-name="P1"><text:span text:style-name="T1">Emanon</text:span> <text:s text:c="4"/>Эманон</text:p>
          </table:table-cell>
          <table:table-cell table:style-name="Таблица6.A2" office:value-type="string">
            <text:p text:style-name="P1">Hela <text:s text:c="4"/>Хель</text:p>
          </table:table-cell>
          <table:table-cell table:style-name="Таблица6.A2" office:value-type="string">
            <text:p text:style-name="P1"><text:span text:style-name="T1">Nidhogg</text:span> <text:s text:c="4"/>Нидхогг</text:p>
          </table:table-cell>
          <table:table-cell table:style-name="Таблица6.D2" office:value-type="string">
            <text:p text:style-name="P1"><text:span text:style-name="T1">Vanseril</text:span> <text:s text:c="4"/>Вансериль</text:p>
          </table:table-cell>
        </table:table-row>
        <table:table-row table:style-name="Таблица6.1">
          <table:table-cell table:style-name="Таблица6.A2" office:value-type="string">
            <text:p text:style-name="P2">Растения (PLANTS)</text:p>
          </table:table-cell>
          <table:table-cell table:style-name="Таблица6.A2" office:value-type="string">
            <text:p text:style-name="P4"/>
          </table:table-cell>
          <table:table-cell table:style-name="Таблица6.A2" office:value-type="string">
            <text:p text:style-name="P4"/>
          </table:table-cell>
          <table:table-cell table:style-name="Таблица6.D2" office:value-type="string">
            <text:p text:style-name="P38"/>
          </table:table-cell>
        </table:table-row>
        <table:table-row table:style-name="Таблица6.1">
          <table:table-cell table:style-name="Таблица6.A2" office:value-type="string">
            <text:p text:style-name="P1"><text:span text:style-name="T1">Ivy creeper <text:s text:c="4"/></text:span>Ползучий<text:span text:style-name="T1"> </text:span>плющ</text:p>
          </table:table-cell>
          <table:table-cell table:style-name="Таблица6.A2" office:value-type="string">
            <text:p text:style-name="P1"><text:span text:style-name="T1">Pale moss <text:s text:c="4"/></text:span>Бледный<text:span text:style-name="T1"> </text:span>мох</text:p>
          </table:table-cell>
          <table:table-cell table:style-name="Таблица6.A2" office:value-type="string">
            <text:p text:style-name="P1"><text:span text:style-name="T1">Retchweed</text:span> <text:s text:c="4"/>Рвотный кустарник</text:p>
          </table:table-cell>
          <table:table-cell table:style-name="Таблица6.D2" office:value-type="string">
            <text:p text:style-name="P38"/>
          </table:table-cell>
        </table:table-row>
        <table:table-row table:style-name="Таблица6.1">
          <table:table-cell table:style-name="Таблица6.A2" office:value-type="string">
            <text:p text:style-name="P41">Летающие существа (FLYING CREATURES)</text:p>
          </table:table-cell>
          <table:table-cell table:style-name="Таблица6.A2" office:value-type="string">
            <text:p text:style-name="P38"/>
          </table:table-cell>
          <table:table-cell table:style-name="Таблица6.A2" office:value-type="string">
            <text:p text:style-name="P38"/>
          </table:table-cell>
          <table:table-cell table:style-name="Таблица6.D2" office:value-type="string">
            <text:p text:style-name="P38"/>
          </table:table-cell>
        </table:table-row>
        <table:table-row table:style-name="Таблица6.1">
          <table:table-cell table:style-name="Таблица6.A2" office:value-type="string">
            <text:p text:style-name="P38"><text:span text:style-name="T1">Air</text:span> <text:span text:style-name="T1">ghola</text:span> <text:s text:c="4"/>Воздушная гола </text:p>
          </table:table-cell>
          <table:table-cell table:style-name="Таблица6.A2" office:value-type="string">
            <text:p text:style-name="P38"><text:span text:style-name="T1">Fyleisch <text:s text:c="4"/></text:span>Филейш</text:p>
          </table:table-cell>
          <table:table-cell table:style-name="Таблица6.A2" office:value-type="string">
            <text:p text:style-name="P43">Ice dragon <text:s text:c="5"/></text:p>
            <text:p text:style-name="Таблица_20_-_20_Текст">Ледяной дракон</text:p>
          </table:table-cell>
          <table:table-cell table:style-name="Таблица6.D2" office:value-type="string">
            <text:p text:style-name="P38"><text:span text:style-name="T1">Sentinel</text:span> <text:s text:c="4"/>Часовой</text:p>
          </table:table-cell>
        </table:table-row>
        <table:table-row table:style-name="Таблица6.1">
          <table:table-cell table:style-name="Таблица6.A2" office:value-type="string">
            <text:p text:style-name="P38"><text:span text:style-name="T1">Anssk</text:span> <text:s text:c="4"/>Ансск</text:p>
          </table:table-cell>
          <table:table-cell table:style-name="Таблица6.A2" office:value-type="string">
            <text:p text:style-name="P38"><text:span text:style-name="T1">Gas</text:span> <text:span text:style-name="T1">ball</text:span> <text:s text:c="5"/>Газовый шар</text:p>
          </table:table-cell>
          <table:table-cell table:style-name="Таблица6.A2" office:value-type="string">
            <text:p text:style-name="P38"><text:span text:style-name="T1">Ice</text:span> <text:span text:style-name="T1">sphere</text:span> <text:s text:c="4"/>Ледяная сфера</text:p>
          </table:table-cell>
          <table:table-cell table:style-name="Таблица6.D2" office:value-type="string">
            <text:p text:style-name="P38"><text:span text:style-name="T1">Shadow</text:span> <text:s text:c="4"/>Тень</text:p>
          </table:table-cell>
        </table:table-row>
        <table:table-row table:style-name="Таблица6.1">
          <table:table-cell table:style-name="Таблица6.A2" office:value-type="string">
            <text:p text:style-name="P38"><text:span text:style-name="T1">Bartan</text:span> <text:s text:c="4"/>Бартан</text:p>
          </table:table-cell>
          <table:table-cell table:style-name="Таблица6.A2" office:value-type="string">
            <text:p text:style-name="P38"><text:span text:style-name="T1">Ghost</text:span> <text:s text:c="4"/>Привидение? </text:p>
          </table:table-cell>
          <table:table-cell table:style-name="Таблица6.A2" office:value-type="string">
            <text:p text:style-name="P38">Knell bird <text:s text:c="5"/></text:p>
            <text:p text:style-name="Таблица_20_-_20_Текст">Птица похоронного звона?</text:p>
          </table:table-cell>
          <table:table-cell table:style-name="Таблица6.D2" office:value-type="string">
            <text:p text:style-name="P38">Valkyrie <text:s text:c="5"/>Валькирия</text:p>
          </table:table-cell>
        </table:table-row>
        <table:table-row table:style-name="Таблица6.1">
          <table:table-cell table:style-name="Таблица6.A2" office:value-type="string">
            <text:p text:style-name="P38">Breleor <text:s text:c="4"/>Брелеор</text:p>
          </table:table-cell>
          <table:table-cell table:style-name="Таблица6.A2" office:value-type="string">
            <text:p text:style-name="P38">Glard <text:s text:c="4"/>Глард</text:p>
          </table:table-cell>
          <table:table-cell table:style-name="Таблица6.A2" office:value-type="string">
            <text:p text:style-name="P38">Li-Krin <text:s text:c="4"/>Ли-Крин</text:p>
          </table:table-cell>
          <table:table-cell table:style-name="Таблица6.D2" office:value-type="string">
            <text:p text:style-name="P38"><text:span text:style-name="T1">Vampire <text:s text:c="4"/></text:span>Вампир</text:p>
          </table:table-cell>
        </table:table-row>
        <table:table-row table:style-name="Таблица6.1">
          <table:table-cell table:style-name="Таблица6.A2" office:value-type="string">
            <text:p text:style-name="P43">Brown bat <text:s text:c="4"/></text:p>
            <text:p text:style-name="Таблица_20_-_20_Текст">Бурая летучая мышь</text:p>
          </table:table-cell>
          <table:table-cell table:style-name="Таблица6.A2" office:value-type="string">
            <text:p text:style-name="P38">Halcyon <text:s text:c="4"/>Зимородок</text:p>
          </table:table-cell>
          <table:table-cell table:style-name="Таблица6.A2" office:value-type="string">
            <text:p text:style-name="P38">Nidslacr <text:s text:c="4"/>Нидслакр</text:p>
          </table:table-cell>
          <table:table-cell table:style-name="Таблица6.D2" office:value-type="string">
            <text:p text:style-name="P38">Vanseril <text:s text:c="4"/>Вансериль</text:p>
          </table:table-cell>
        </table:table-row>
        <table:table-row table:style-name="Таблица6.1">
          <table:table-cell table:style-name="Таблица6.A2" office:value-type="string">
            <text:p text:style-name="P38">Edgewort <text:s text:c="4"/>Эджворт</text:p>
            <text:p text:style-name="Таблица_20_-_20_Текст">Страж пограничья</text:p>
          </table:table-cell>
          <table:table-cell table:style-name="Таблица6.A2" office:value-type="string">
            <text:p text:style-name="P38">Harbard <text:s text:c="4"/>Харбард</text:p>
          </table:table-cell>
          <table:table-cell table:style-name="Таблица6.A2" office:value-type="string">
            <text:p text:style-name="P38">Preden <text:s text:c="4"/>Преден</text:p>
          </table:table-cell>
          <table:table-cell table:style-name="Таблица6.D2" office:value-type="string">
            <text:p text:style-name="P38">Vidur <text:s text:c="4"/>Видар</text:p>
          </table:table-cell>
        </table:table-row>
        <table:table-row table:style-name="Таблица6.1">
          <table:table-cell table:style-name="Таблица6.A2" office:value-type="string">
            <text:p text:style-name="P38">Elcich <text:s text:c="4"/>Элсих</text:p>
          </table:table-cell>
          <table:table-cell table:style-name="Таблица6.A2" office:value-type="string">
            <text:p text:style-name="P38">Hel dragon <text:s text:c="4"/>Дракон Хель</text:p>
          </table:table-cell>
          <table:table-cell table:style-name="Таблица6.A2" office:value-type="string">
            <text:p text:style-name="P38">Rashok <text:s text:c="4"/>Рашок</text:p>
          </table:table-cell>
          <table:table-cell table:style-name="Таблица6.D2" office:value-type="string">
            <text:p text:style-name="P38">Watcher <text:s text:c="4"/>Наблюдатель</text:p>
          </table:table-cell>
        </table:table-row>
        <table:table-row table:style-name="Таблица6.1">
          <table:table-cell table:style-name="Таблица6.A2" office:value-type="string">
            <text:p text:style-name="P38">Elgar <text:s text:c="4"/>Элгар</text:p>
          </table:table-cell>
          <table:table-cell table:style-name="Таблица6.A2" office:value-type="string">
            <text:p text:style-name="P38">Hela <text:s text:c="4"/>Хель</text:p>
          </table:table-cell>
          <table:table-cell table:style-name="Таблица6.A2" office:value-type="string">
            <text:p text:style-name="P38">Raven <text:s text:c="5"/>Ворон Одина</text:p>
          </table:table-cell>
          <table:table-cell table:style-name="Таблица6.D2" office:value-type="string">
            <text:p text:style-name="P38">Weird fume <text:s text:c="4"/>Странный дым</text:p>
          </table:table-cell>
        </table:table-row>
        <table:table-row table:style-name="Таблица6.1">
          <table:table-cell table:style-name="Таблица6.A2" office:value-type="string">
            <text:p text:style-name="P38">Fire dragon <text:s text:c="5"/>Огненный дракон</text:p>
          </table:table-cell>
          <table:table-cell table:style-name="Таблица6.A2" office:value-type="string">
            <text:p text:style-name="P38">Hreset <text:s text:c="4"/>Хресет</text:p>
          </table:table-cell>
          <table:table-cell table:style-name="Таблица6.A2" office:value-type="string">
            <text:p text:style-name="P38">Roc <text:s text:c="4"/>Птица Рок</text:p>
          </table:table-cell>
          <table:table-cell table:style-name="Таблица6.D2" office:value-type="string">
            <text:p text:style-name="P38">Wraith <text:s text:c="4"/>Привидение</text:p>
          </table:table-cell>
        </table:table-row>
        <table:table-row table:style-name="Таблица6.1">
          <table:table-cell table:style-name="Таблица6.A2" office:value-type="string">
            <text:p text:style-name="P38">Frost bat <text:s text:c="3"/>(от)Мороженная летучая мышь <text:span text:style-name="T13"></text:span></text:p>
          </table:table-cell>
          <table:table-cell table:style-name="Таблица6.A2" office:value-type="string">
            <text:p text:style-name="P38">Hrygar <text:s text:c="4"/>Хригар</text:p>
          </table:table-cell>
          <table:table-cell table:style-name="Таблица6.A2" office:value-type="string">
            <text:p text:style-name="P38">Scyld <text:s text:c="4"/>Скильд</text:p>
          </table:table-cell>
          <table:table-cell table:style-name="Таблица6.D2" office:value-type="string">
            <text:p text:style-name="P38">Wyvern <text:s text:c="5"/>Виверна</text:p>
          </table:table-cell>
        </table:table-row>
        <table:table-row table:style-name="Таблица6.1">
          <table:table-cell table:style-name="Таблица6.A2" office:value-type="string">
            <text:p text:style-name="P41">Существа, устойчивые к теплу (HEAT RESISTANT)</text:p>
          </table:table-cell>
          <table:table-cell table:style-name="Таблица6.A2" office:value-type="string">
            <text:p text:style-name="P38"/>
          </table:table-cell>
          <table:table-cell table:style-name="Таблица6.A2" office:value-type="string">
            <text:p text:style-name="P38"/>
          </table:table-cell>
          <table:table-cell table:style-name="Таблица6.D2" office:value-type="string">
            <text:p text:style-name="P38"/>
          </table:table-cell>
        </table:table-row>
        <table:table-row table:style-name="Таблица6.1">
          <table:table-cell table:style-name="Таблица6.A2" office:value-type="string">
            <text:p text:style-name="P38">Air ghola <text:s text:c="5"/>Воздушная гола</text:p>
          </table:table-cell>
          <table:table-cell table:style-name="Таблица6.A2" office:value-type="string">
            <text:p text:style-name="P38">Elle giant <text:s text:c="4"/>Инеистый великан</text:p>
          </table:table-cell>
          <table:table-cell table:style-name="Таблица6.A2" office:value-type="string">
            <text:p text:style-name="P38">Knell bird <text:s text:c="4"/></text:p>
            <text:p text:style-name="Таблица_20_-_20_Текст">Птица похоронного звона</text:p>
          </table:table-cell>
          <table:table-cell table:style-name="Таблица6.D2" office:value-type="string">
            <text:p text:style-name="P38">Scyld <text:s text:c="4"/>Скильд</text:p>
          </table:table-cell>
        </table:table-row>
        <text:soft-page-break/>
        <table:table-row table:style-name="Таблица6.1">
          <table:table-cell table:style-name="Таблица6.A2" office:value-type="string">
            <text:p text:style-name="P38">Bartan <text:s text:c="4"/>Бартан</text:p>
          </table:table-cell>
          <table:table-cell table:style-name="Таблица6.A2" office:value-type="string">
            <text:p text:style-name="P38">Fire dragon <text:s text:c="4"/>Огненный дракон </text:p>
          </table:table-cell>
          <table:table-cell table:style-name="Таблица6.A2" office:value-type="string">
            <text:p text:style-name="P38">Li-Krin <text:s text:c="4"/>Ли-Крин</text:p>
          </table:table-cell>
          <table:table-cell table:style-name="Таблица6.D2" office:value-type="string">
            <text:p text:style-name="P38">Sentinel <text:s text:c="4"/>Часовой</text:p>
          </table:table-cell>
        </table:table-row>
        <table:table-row table:style-name="Таблица6.1">
          <table:table-cell table:style-name="Таблица6.A2" office:value-type="string">
            <text:p text:style-name="P38">Basilisk <text:s text:c="4"/>Василиск</text:p>
          </table:table-cell>
          <table:table-cell table:style-name="Таблица6.A2" office:value-type="string">
            <text:p text:style-name="P38">Fire giant <text:s text:c="4"/>Огненный великан</text:p>
          </table:table-cell>
          <table:table-cell table:style-name="Таблица6.A2" office:value-type="string">
            <text:p text:style-name="P38"><text:span text:style-name="T1">Lower dwarf <text:s text:c="4"/></text:span>Падший<text:span text:style-name="T1"> </text:span>гном</text:p>
          </table:table-cell>
          <table:table-cell table:style-name="Таблица6.D2" office:value-type="string">
            <text:p text:style-name="P38"><text:span text:style-name="T1">Valkyrie <text:s text:c="5"/></text:span>Валькирия</text:p>
          </table:table-cell>
        </table:table-row>
        <table:table-row table:style-name="Таблица6.1">
          <table:table-cell table:style-name="Таблица6.A2" office:value-type="string">
            <text:p text:style-name="P38"><text:span text:style-name="T1">Breleor <text:s text:c="4"/></text:span>Брелеор</text:p>
          </table:table-cell>
          <table:table-cell table:style-name="Таблица6.A2" office:value-type="string">
            <text:p text:style-name="P38"><text:span text:style-name="T1">Gorm <text:s text:c="5"/></text:span>Горм</text:p>
          </table:table-cell>
          <table:table-cell table:style-name="Таблица6.A2" office:value-type="string">
            <text:p text:style-name="P38"><text:span text:style-name="T1">Migdnart <text:s text:c="4"/></text:span>Мигднарт</text:p>
          </table:table-cell>
          <table:table-cell table:style-name="Таблица6.D2" office:value-type="string">
            <text:p text:style-name="P38"><text:span text:style-name="T1">Watcher</text:span> <text:s text:c="4"/>Наблюдатель</text:p>
          </table:table-cell>
        </table:table-row>
        <table:table-row table:style-name="Таблица6.1">
          <table:table-cell table:style-name="Таблица6.A2" office:value-type="string">
            <text:p text:style-name="P43">Demons</text:p>
            <text:p text:style-name="Таблица_20_-_20_Текст">Демоны (см. выше)</text:p>
          </table:table-cell>
          <table:table-cell table:style-name="Таблица6.A2" office:value-type="string">
            <text:p text:style-name="P38"><text:span text:style-name="T1">Hel dragon <text:s text:c="4"/>? </text:span>дракон</text:p>
          </table:table-cell>
          <table:table-cell table:style-name="Таблица6.A2" office:value-type="string">
            <text:p text:style-name="P38"><text:span text:style-name="T1">Minion</text:span> <text:s text:c="4"/>Баловень</text:p>
          </table:table-cell>
          <table:table-cell table:style-name="Таблица6.D2" office:value-type="string">
            <text:p text:style-name="P38"><text:span text:style-name="T1">Wight</text:span> <text:s text:c="2"/>Умертвие</text:p>
          </table:table-cell>
        </table:table-row>
        <table:table-row table:style-name="Таблица6.1">
          <table:table-cell table:style-name="Таблица6.A2" office:value-type="string">
            <text:p text:style-name="P38"><text:span text:style-name="T1">Draugr</text:span> <text:s text:c="4"/>Драугр</text:p>
          </table:table-cell>
          <table:table-cell table:style-name="Таблица6.A2" office:value-type="string">
            <text:p text:style-name="P38"><text:span text:style-name="T1">Hreset</text:span> <text:s text:c="4"/>Хресет</text:p>
          </table:table-cell>
          <table:table-cell table:style-name="Таблица6.A2" office:value-type="string">
            <text:p text:style-name="P38"><text:span text:style-name="T1">Ramapith</text:span> <text:s text:c="4"/>Рамапит</text:p>
          </table:table-cell>
          <table:table-cell table:style-name="Таблица6.D2" office:value-type="string">
            <text:p text:style-name="P38"><text:span text:style-name="T1">Wyvern</text:span> <text:s text:c="4"/>Виверна</text:p>
          </table:table-cell>
        </table:table-row>
        <table:table-row table:style-name="Таблица6.1">
          <table:table-cell table:style-name="Таблица6.A2" office:value-type="string">
            <text:p text:style-name="P38"><text:span text:style-name="T1">Elcich</text:span> <text:s text:c="4"/>Элсих</text:p>
          </table:table-cell>
          <table:table-cell table:style-name="Таблица6.A2" office:value-type="string">
            <text:p text:style-name="P38"><text:span text:style-name="T1">Jagr</text:span>è<text:span text:style-name="T1">din</text:span> <text:s text:c="4"/>Ягр Эдин?</text:p>
          </table:table-cell>
          <table:table-cell table:style-name="Таблица6.A2" office:value-type="string">
            <text:p text:style-name="P38"><text:span text:style-name="T1">Rashok</text:span> <text:s text:c="4"/>Рашок</text:p>
          </table:table-cell>
          <table:table-cell table:style-name="Таблица6.D2" office:value-type="string">
            <text:p text:style-name="P38"/>
          </table:table-cell>
        </table:table-row>
        <table:table-row table:style-name="Таблица6.1">
          <table:table-cell table:style-name="Таблица6.A2" office:value-type="string">
            <text:p text:style-name="P41">Существа, устойчивые к холоду (COLD RESISTANT)</text:p>
          </table:table-cell>
          <table:table-cell table:style-name="Таблица6.A2" office:value-type="string">
            <text:p text:style-name="P38"/>
          </table:table-cell>
          <table:table-cell table:style-name="Таблица6.A2" office:value-type="string">
            <text:p text:style-name="P38"/>
          </table:table-cell>
          <table:table-cell table:style-name="Таблица6.D2" office:value-type="string">
            <text:p text:style-name="P38"/>
          </table:table-cell>
        </table:table-row>
        <table:table-row table:style-name="Таблица6.1">
          <table:table-cell table:style-name="Таблица6.A2" office:value-type="string">
            <text:p text:style-name="P38">Ice dragon <text:s text:c="4"/>Ледяной дракон</text:p>
          </table:table-cell>
          <table:table-cell table:style-name="Таблица6.A2" office:value-type="string">
            <text:p text:style-name="P38">Ice sphere <text:s text:c="4"/>Ледяная сфера</text:p>
          </table:table-cell>
          <table:table-cell table:style-name="Таблица6.A2" office:value-type="string">
            <text:p text:style-name="P38">Yeti <text:s text:c="4"/>Йети (снежный человек)</text:p>
          </table:table-cell>
          <table:table-cell table:style-name="Таблица6.D2" office:value-type="string">
            <text:p text:style-name="P38"/>
          </table:table-cell>
        </table:table-row>
        <table:table-row table:style-name="Таблица6.1">
          <table:table-cell table:style-name="Таблица6.A2" office:value-type="string">
            <text:p text:style-name="P38"><text:span text:style-name="T6">Существа, устойчивые к окаменению </text:span><text:span text:style-name="T3">(PETRIFICATION RESISTANT)</text:span></text:p>
          </table:table-cell>
          <table:table-cell table:style-name="Таблица6.A2" office:value-type="string">
            <text:p text:style-name="P43"/>
          </table:table-cell>
          <table:table-cell table:style-name="Таблица6.A2" office:value-type="string">
            <text:p text:style-name="P43"/>
          </table:table-cell>
          <table:table-cell table:style-name="Таблица6.D2" office:value-type="string">
            <text:p text:style-name="P43"/>
          </table:table-cell>
        </table:table-row>
        <table:table-row table:style-name="Таблица6.1">
          <table:table-cell table:style-name="Таблица6.A2" office:value-type="string">
            <text:p text:style-name="P38"><text:span text:style-name="T1">Basilisk <text:s text:c="4"/></text:span>Василиск</text:p>
          </table:table-cell>
          <table:table-cell table:style-name="Таблица6.A2" office:value-type="string">
            <text:p text:style-name="P38"><text:span text:style-name="T1">Draugr</text:span> <text:s text:c="4"/>Драугр</text:p>
          </table:table-cell>
          <table:table-cell table:style-name="Таблица6.A2" office:value-type="string">
            <text:p text:style-name="P38"><text:span text:style-name="T1">Hel dragon <text:s text:c="4"/>? </text:span>дракон</text:p>
          </table:table-cell>
          <table:table-cell table:style-name="Таблица6.D2" office:value-type="string">
            <text:p text:style-name="P38"><text:span text:style-name="T1">Uorik <text:s text:c="4"/></text:span>Уорик</text:p>
          </table:table-cell>
        </table:table-row>
        <table:table-row table:style-name="Таблица6.1">
          <table:table-cell table:style-name="Таблица6.A2" office:value-type="string">
            <text:p text:style-name="P38"><text:span text:style-name="T1">Breleor <text:s text:c="4"/></text:span>Брелеор</text:p>
          </table:table-cell>
          <table:table-cell table:style-name="Таблица6.A2" office:value-type="string">
            <text:p text:style-name="P38">Eitri <text:s text:c="4"/>Эйтри (кузнец)</text:p>
          </table:table-cell>
          <table:table-cell table:style-name="Таблица6.A2" office:value-type="string">
            <text:p text:style-name="P38">Jagrèdin <text:s text:c="4"/>Ягр Эдин</text:p>
          </table:table-cell>
          <table:table-cell table:style-name="Таблица6.D2" office:value-type="string">
            <text:p text:style-name="P38"><text:span text:style-name="T1">Vidur <text:s text:c="4"/></text:span>Видар</text:p>
          </table:table-cell>
        </table:table-row>
        <table:table-row table:style-name="Таблица6.1">
          <table:table-cell table:style-name="Таблица6.A2" office:value-type="string">
            <text:p text:style-name="P38"><text:span text:style-name="T1">Cockatrice <text:s text:c="4"/></text:span>Петух<text:span text:style-name="T1">?</text:span></text:p>
          </table:table-cell>
          <table:table-cell table:style-name="Таблица6.A2" office:value-type="string">
            <text:p text:style-name="P38"><text:span text:style-name="изменение">Ghost <text:s text:c="4"/>Привидение</text:span></text:p>
          </table:table-cell>
          <table:table-cell table:style-name="Таблица6.A2" office:value-type="string">
            <text:p text:style-name="P38"><text:span text:style-name="T1">Lorkesth <text:s text:c="4"/></text:span>Лоркест</text:p>
          </table:table-cell>
          <table:table-cell table:style-name="Таблица6.D2" office:value-type="string">
            <text:p text:style-name="P38">Watcher <text:s text:c="4"/>Наблюдатель</text:p>
          </table:table-cell>
        </table:table-row>
        <table:table-row table:style-name="Таблица6.1">
          <table:table-cell table:style-name="Таблица6.A2" office:value-type="string">
            <text:p text:style-name="P38">Demons <text:s text:c="5"/>Демоны (см. выше)</text:p>
          </table:table-cell>
          <table:table-cell table:style-name="Таблица6.A2" office:value-type="string">
            <text:p text:style-name="P38">Harbard <text:s text:c="4"/>Харбард</text:p>
          </table:table-cell>
          <table:table-cell table:style-name="Таблица6.A2" office:value-type="string">
            <text:p text:style-name="P38">Sentinel <text:s text:c="5"/>Часовой</text:p>
          </table:table-cell>
          <table:table-cell table:style-name="Таблица6.D2" office:value-type="string">
            <text:p text:style-name="P38"/>
          </table:table-cell>
        </table:table-row>
        <table:table-row table:style-name="Таблица6.1">
          <table:table-cell table:style-name="Таблица6.A2" office:value-type="string">
            <text:p text:style-name="P41">Существа, устойчивые к ментальному воздействию (PSIONIC RESISTANT)</text:p>
          </table:table-cell>
          <table:table-cell table:style-name="Таблица6.A2" office:value-type="string">
            <text:p text:style-name="P38"/>
          </table:table-cell>
          <table:table-cell table:style-name="Таблица6.A2" office:value-type="string">
            <text:p text:style-name="P38"/>
          </table:table-cell>
          <table:table-cell table:style-name="Таблица6.D2" office:value-type="string">
            <text:p text:style-name="P38"/>
          </table:table-cell>
        </table:table-row>
        <table:table-row table:style-name="Таблица6.1">
          <table:table-cell table:style-name="Таблица6.A2" office:value-type="string">
            <text:p text:style-name="P38"><text:span text:style-name="T1">Air</text:span> <text:span text:style-name="T1">ghola</text:span> <text:s text:c="5"/></text:p>
            <text:p text:style-name="Таблица_20_-_20_Текст">Воздушная гола</text:p>
          </table:table-cell>
          <table:table-cell table:style-name="Таблица6.A2" office:value-type="string">
            <text:p text:style-name="P38">Fire giant <text:s text:c="4"/></text:p>
            <text:p text:style-name="Таблица_20_-_20_Текст">Огненный великан</text:p>
          </table:table-cell>
          <table:table-cell table:style-name="Таблица6.A2" office:value-type="string">
            <text:p text:style-name="P38">Lorkesth <text:s text:c="4"/>Лоркест</text:p>
          </table:table-cell>
          <table:table-cell table:style-name="Таблица6.D2" office:value-type="string">
            <text:p text:style-name="P38">Vanseril <text:s text:c="5"/>Вансериль</text:p>
          </table:table-cell>
        </table:table-row>
        <table:table-row table:style-name="Таблица6.1">
          <table:table-cell table:style-name="Таблица6.A2" office:value-type="string">
            <text:p text:style-name="P38">Borgon vile</text:p>
            <text:p text:style-name="Таблица_20_-_20_Текст">Гадкий боргон</text:p>
          </table:table-cell>
          <table:table-cell table:style-name="Таблица6.A2" office:value-type="string">
            <text:p text:style-name="P38">Guardian <text:s text:c="4"/>Страж</text:p>
          </table:table-cell>
          <table:table-cell table:style-name="Таблица6.A2" office:value-type="string">
            <text:p text:style-name="P38">Plants <text:s text:c="4"/>Растения (см. выше)</text:p>
          </table:table-cell>
          <table:table-cell table:style-name="Таблица6.D2" office:value-type="string">
            <text:p text:style-name="P38">Watcher <text:s text:c="4"/>Наблюдатель</text:p>
          </table:table-cell>
        </table:table-row>
        <table:table-row table:style-name="Таблица6.1">
          <table:table-cell table:style-name="Таблица6.A2" office:value-type="string">
            <text:p text:style-name="P38">Breleor <text:s text:c="4"/>Брелеор</text:p>
          </table:table-cell>
          <table:table-cell table:style-name="Таблица6.A2" office:value-type="string">
            <text:p text:style-name="P38"><text:span text:style-name="T1">Hel</text:span> <text:span text:style-name="T1">dragon</text:span> <text:s text:c="3"/>Дракон Хель</text:p>
          </table:table-cell>
          <table:table-cell table:style-name="Таблица6.A2" office:value-type="string">
            <text:p text:style-name="P38">Sentinel <text:s text:c="4"/>Часовой</text:p>
          </table:table-cell>
          <table:table-cell table:style-name="Таблица6.D2" office:value-type="string">
            <text:p text:style-name="P38">Wizard <text:s text:c="3"/>Чародей</text:p>
          </table:table-cell>
        </table:table-row>
        <table:table-row table:style-name="Таблица6.40">
          <table:table-cell table:style-name="Таблица6.A2" office:value-type="string">
            <text:p text:style-name="P38">Draugr <text:s text:c="4"/>Драугр</text:p>
          </table:table-cell>
          <table:table-cell table:style-name="Таблица6.A2" office:value-type="string">
            <text:p text:style-name="P38">Iridorn <text:s text:c="4"/>Иридорн</text:p>
          </table:table-cell>
          <table:table-cell table:style-name="Таблица6.A2" office:value-type="string">
            <text:p text:style-name="P38">Valkyrie <text:s text:c="4"/>Валькирия</text:p>
          </table:table-cell>
          <table:table-cell table:style-name="Таблица6.D2" office:value-type="string">
            <text:p text:style-name="P38"/>
          </table:table-cell>
        </table:table-row>
      </table:table>
      <text:h text:style-name="Heading_20_4" text:outline-level="4"><text:span text:style-name="T8">Существа, устойчивые к излучениям</text:span><text:span text:style-name="T8"> (</text:span>RAY<text:span text:style-name="T8"> </text:span>RESISTANT<text:span text:style-name="T8">)</text:span></text:h>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43">Gymir, traders, sorcerer, iridorn, living wands, pelgrat, Nidhogg</text:p>
            <text:p text:style-name="Таблица_20_-_20_Текст">Гимир, купцы, колдун, иридорн, </text:p>
            <text:p text:style-name="Таблица_20_-_20_Текст">живые волшебные палочки, пелграт?, Нидхогг</text:p>
          </table:table-cell>
          <table:table-cell table:style-name="Таблица7.B1" office:value-type="string">
            <text:p text:style-name="P38">Все виды излучений</text:p>
          </table:table-cell>
        </table:table-row>
        <table:table-row table:style-name="Таблица7.1">
          <table:table-cell table:style-name="Таблица7.A1" office:value-type="string">
            <text:p text:style-name="P38">Scyld <text:s text:c="9"/>Скильд</text:p>
          </table:table-cell>
          <table:table-cell table:style-name="Таблица7.B1" office:value-type="string">
            <text:p text:style-name="P38">Все (без камня), излучение перемещения (с камнем)</text:p>
          </table:table-cell>
        </table:table-row>
        <table:table-row table:style-name="Таблица7.1">
          <table:table-cell table:style-name="Таблица7.A1" office:value-type="string">
            <text:p text:style-name="P38">Red ooze <text:s text:c="9"/>Красный слизень</text:p>
          </table:table-cell>
          <table:table-cell table:style-name="Таблица7.B1" office:value-type="string">
            <text:p text:style-name="P38">Все, кроме излучений перемещения и ледяного</text:p>
          </table:table-cell>
        </table:table-row>
        <table:table-row table:style-name="Таблица7.1">
          <table:table-cell table:style-name="Таблица7.A1" office:value-type="string">
            <text:p text:style-name="P38"><text:span text:style-name="T1">Ivy creeper <text:s text:c="9"/></text:span>Ползучий<text:span text:style-name="T1"> </text:span>плющ</text:p>
          </table:table-cell>
          <table:table-cell table:style-name="Таблица7.B1" office:value-type="string">
            <text:p text:style-name="P38">Излучения перемещения, ускорения, усыпляющее </text:p>
          </table:table-cell>
        </table:table-row>
        <table:table-row table:style-name="Таблица7.1">
          <table:table-cell table:style-name="Таблица7.A1" office:value-type="string">
            <text:p text:style-name="P38"><text:span text:style-name="T1">Nidslacr</text:span> <text:s text:c="10"/>Нидслакр</text:p>
          </table:table-cell>
          <table:table-cell table:style-name="Таблица7.B1" office:value-type="string">
            <text:p text:style-name="P38">Все виды излучений (при поражении лучом разделяется пополам)</text:p>
          </table:table-cell>
        </table:table-row>
        <table:table-row table:style-name="Таблица7.1">
          <table:table-cell table:style-name="Таблица7.A1" office:value-type="string">
            <text:p text:style-name="P38"><text:span text:style-name="T1">Knilb</text:span>, <text:span text:style-name="T1">nymph</text:span> <text:s text:c="9"/>Книльб, нимфа</text:p>
          </table:table-cell>
          <table:table-cell table:style-name="Таблица7.B1" office:value-type="string">
            <text:p text:style-name="P38">Излучение перемещения</text:p>
          </table:table-cell>
        </table:table-row>
        <table:table-row table:style-name="Таблица7.1">
          <table:table-cell table:style-name="Таблица7.A1" office:value-type="string">
            <text:p text:style-name="P38">Undead <text:s text:c="10"/>Нежить</text:p>
          </table:table-cell>
          <table:table-cell table:style-name="Таблица7.B1" office:value-type="string">
            <text:p text:style-name="P38">Изучение смерти</text:p>
          </table:table-cell>
        </table:table-row>
        <table:table-row table:style-name="Таблица7.1">
          <table:table-cell table:style-name="Таблица7.A1" office:value-type="string">
            <text:p text:style-name="P38">Plog <text:s text:c="4"/>Плог</text:p>
          </table:table-cell>
          <table:table-cell table:style-name="Таблица7.B1" office:value-type="string">
            <text:p text:style-name="P38">Излучения смерти, окаменения</text:p>
          </table:table-cell>
        </table:table-row>
        <table:table-row table:style-name="Таблица7.1">
          <table:table-cell table:style-name="Таблица7.A1" office:value-type="string">
            <text:p text:style-name="P43">Non-cancelable (see wand of cancellation in the ITEMS section)</text:p>
            <text:p text:style-name="Таблица_20_-_20_Текст">Не-аннулируемые (см. волшебная палочка аннулирования в разделе ПРЕДМЕТЫ)</text:p>
          </table:table-cell>
          <table:table-cell table:style-name="Таблица7.B1" office:value-type="string">
            <text:p text:style-name="P38">Аннулирования</text:p>
          </table:table-cell>
        </table:table-row>
        <table:table-row table:style-name="Таблица7.1">
          <table:table-cell table:style-name="Таблица7.A1" office:value-type="string">
            <text:p text:style-name="P43">Heat resistant (see list in this section) <text:s text:c="9"/></text:p>
            <text:p text:style-name="Таблица_20_-_20_Текст">Устойчивые к теплу (см. список)</text:p>
          </table:table-cell>
          <table:table-cell table:style-name="Таблица7.B1" office:value-type="string">
            <text:p text:style-name="P38">Излучение<text:span text:style-name="T1"> </text:span>огня</text:p>
          </table:table-cell>
        </table:table-row>
        <text:soft-page-break/>
        <table:table-row table:style-name="Таблица7.1">
          <table:table-cell table:style-name="Таблица7.A1" office:value-type="string">
            <text:p text:style-name="P43">Cold resistant (see list in this section) <text:s text:c="9"/></text:p>
            <text:p text:style-name="Таблица_20_-_20_Текст">Устойчивые к холоду (см. список)</text:p>
          </table:table-cell>
          <table:table-cell table:style-name="Таблица7.B1" office:value-type="string">
            <text:p text:style-name="P38">Излучение<text:span text:style-name="T1"> </text:span>льда</text:p>
          </table:table-cell>
        </table:table-row>
        <table:table-row table:style-name="Таблица7.1">
          <table:table-cell table:style-name="Таблица7.A1" office:value-type="string">
            <text:p text:style-name="P38"><text:span text:style-name="T1">Petrification proof (see list in this section) <text:s text:c="10"/></text:span>Устойчивые<text:span text:style-name="T1"> </text:span>к<text:span text:style-name="T1"> </text:span>окаменению<text:span text:style-name="T1"> </text:span>(см. список)</text:p>
          </table:table-cell>
          <table:table-cell table:style-name="Таблица7.B1" office:value-type="string">
            <text:p text:style-name="P38">Излучение окаменения</text:p>
          </table:table-cell>
        </table:table-row>
        <table:table-row table:style-name="Таблица7.1">
          <table:table-cell table:style-name="Таблица7.A1" office:value-type="string">
            <text:p text:style-name="P38">Plants <text:s text:c="10"/>Растения</text:p>
          </table:table-cell>
          <table:table-cell table:style-name="Таблица7.B1" office:value-type="string">
            <text:p text:style-name="P38">Усыпляющее излучение</text:p>
          </table:table-cell>
        </table:table-row>
        <table:table-row table:style-name="Таблица7.1">
          <table:table-cell table:style-name="Таблица7.A1" office:value-type="string">
            <text:p text:style-name="P43">Sandiff, gorm, dreg, weird fume</text:p>
            <text:p text:style-name="Таблица_20_-_20_Текст">Сандифф?, горм, дрег, странный дым</text:p>
          </table:table-cell>
          <table:table-cell table:style-name="Таблица7.B1" office:value-type="string">
            <text:p text:style-name="P38">Обдирания</text:p>
          </table:table-cell>
        </table:table-row>
        <table:table-row table:style-name="Таблица7.1">
          <table:table-cell table:style-name="Таблица7.A1" office:value-type="string">
            <text:p text:style-name="P43">Serpent, phantom asp, basilisk, glard <text:s text:c="9"/></text:p>
            <text:p text:style-name="Таблица_20_-_20_Текст">Змея, призрачный аспид, василиск, глард</text:p>
          </table:table-cell>
          <table:table-cell table:style-name="Таблица7.B1" office:value-type="string">
            <text:p text:style-name="P38">Излучение ядовитого дыхания</text:p>
          </table:table-cell>
        </table:table-row>
      </table:table>
      <text:h text:style-name="Heading_20_4" text:outline-level="4"><text:span text:style-name="T8">Существа, отражающие излучения (</text:span>RAY<text:span text:style-name="T8"> </text:span>REFLECTING<text:span text:style-name="T8">)</text:span></text:h>
      <table:table table:name="Таблица8" table:style-name="Таблица8">
        <table:table-column table:style-name="Таблица8.A" table:number-columns-repeated="3"/>
        <table:table-column table:style-name="Таблица8.D"/>
        <table:table-row table:style-name="Таблица8.1">
          <table:table-cell table:style-name="Таблица8.A1" office:value-type="string">
            <text:p text:style-name="P38">Breleor <text:s text:c="4"/>Брелеор</text:p>
          </table:table-cell>
          <table:table-cell table:style-name="Таблица8.A1" office:value-type="string">
            <text:p text:style-name="P38">Emanon <text:s text:c="4"/>Эманон</text:p>
          </table:table-cell>
          <table:table-cell table:style-name="Таблица8.A1" office:value-type="string">
            <text:p text:style-name="P38">Sentinel <text:s text:c="4"/>Часовой</text:p>
          </table:table-cell>
          <table:table-cell table:style-name="Таблица8.D1" office:value-type="string">
            <text:p text:style-name="P38">Wizard <text:s text:c="4"/>Чародей</text:p>
          </table:table-cell>
        </table:table-row>
        <table:table-row table:style-name="Таблица8.1">
          <table:table-cell table:style-name="Таблица8.A1" office:value-type="string">
            <text:p text:style-name="P38">Draugr <text:s text:c="4"/>Драугр</text:p>
          </table:table-cell>
          <table:table-cell table:style-name="Таблица8.A1" office:value-type="string">
            <text:p text:style-name="P38">Konr Rig <text:s text:c="4"/>Конр Риг</text:p>
          </table:table-cell>
          <table:table-cell table:style-name="Таблица8.A1" office:value-type="string">
            <text:p text:style-name="P38">Watcher <text:s text:c="4"/>Наблюдатель</text:p>
          </table:table-cell>
          <table:table-cell table:style-name="Таблица8.D1" office:value-type="string">
            <text:p text:style-name="P38"/>
          </table:table-cell>
        </table:table-row>
      </table:table>
      <text:h text:style-name="Heading_20_4" text:outline-level="4"><text:span text:style-name="T8">Существа, поглощающие излучения (</text:span>RAY<text:span text:style-name="T8"> </text:span>ABSORBING<text:span text:style-name="T8">)</text:span></text:h>
      <text:p text:style-name="Standard">Следующие существа становятся сильнее, когда их атакуют излучением:</text:p>
      <table:table table:name="Таблица9" table:style-name="Таблица9">
        <table:table-column table:style-name="Таблица9.A" table:number-columns-repeated="3"/>
        <table:table-column table:style-name="Таблица9.D"/>
        <table:table-row table:style-name="Таблица9.1">
          <table:table-cell table:style-name="Таблица9.A1" office:value-type="string">
            <text:p text:style-name="P38">Anxarcule <text:s text:c="4"/>Анксаркуль</text:p>
          </table:table-cell>
          <table:table-cell table:style-name="Таблица9.A1" office:value-type="string">
            <text:p text:style-name="P38">Hel dragon <text:s/>Дракон Хель</text:p>
          </table:table-cell>
          <table:table-cell table:style-name="Таблица9.A1" office:value-type="string">
            <text:p text:style-name="P38">Hela <text:s text:c="4"/>Хель</text:p>
          </table:table-cell>
          <table:table-cell table:style-name="Таблица9.D1" office:value-type="string">
            <text:p text:style-name="P38">Vanseril <text:s text:c="4"/>Вансериль</text:p>
          </table:table-cell>
        </table:table-row>
      </table:table>
      <text:h text:style-name="Heading_20_4" text:outline-level="4"><text:span text:style-name="T8">Существа, уязвимые только для волшебного оружия (</text:span>MAGIC<text:span text:style-name="T8"> </text:span>WEAPONS<text:span text:style-name="T8"> </text:span>TO<text:span text:style-name="T8"> </text:span>HIT<text:span text:style-name="T8">)</text:span></text:h>
      <text:p text:style-name="Standard">Следующие существа могут быть убиты только волшебным или благословленным оружием (Гунгнир, Мьёлльнир, Мимминг, коса Хель, рунные мечи, жезлы из слоновой кости и серебряные мечи – волшебное оружие. Благословенное оружие имеет бонус +1 и более):</text:p>
      <table:table table:name="Таблица10" table:style-name="Таблица10">
        <table:table-column table:style-name="Таблица10.A" table:number-columns-repeated="3"/>
        <table:table-column table:style-name="Таблица10.D"/>
        <table:table-row table:style-name="Таблица10.1">
          <table:table-cell table:style-name="Таблица10.A1" office:value-type="string">
            <text:p text:style-name="P49">Archmage</text:p>
          </table:table-cell>
          <table:table-cell table:style-name="Таблица10.A1" office:value-type="string">
            <text:p text:style-name="P49">Breleor</text:p>
          </table:table-cell>
          <table:table-cell table:style-name="Таблица10.A1" office:value-type="string">
            <text:p text:style-name="P49"><text:span text:style-name="T1">Hel</text:span> <text:span text:style-name="T1">dragon</text:span></text:p>
          </table:table-cell>
          <table:table-cell table:style-name="Таблица10.D1" office:value-type="string">
            <text:p text:style-name="P38"><text:span text:style-name="изменение"><text:span text:style-name="T11">Shade</text:span></text:span></text:p>
          </table:table-cell>
        </table:table-row>
        <table:table-row table:style-name="Таблица10.1">
          <table:table-cell table:style-name="Таблица10.A1" office:value-type="string">
            <text:p text:style-name="P50">Aspenth</text:p>
          </table:table-cell>
          <table:table-cell table:style-name="Таблица10.A1" office:value-type="string">
            <text:p text:style-name="P50">Harbard</text:p>
          </table:table-cell>
          <table:table-cell table:style-name="Таблица10.A1" office:value-type="string">
            <text:p text:style-name="P50">Iridorn</text:p>
          </table:table-cell>
          <table:table-cell table:style-name="Таблица10.D1" office:value-type="string">
            <text:p text:style-name="P49">Vidur</text:p>
          </table:table-cell>
        </table:table-row>
      </table:table>
      <text:h text:style-name="Heading_20_2" text:outline-level="2"/>
      <text:h text:style-name="Heading_20_3" text:outline-level="3"><text:bookmark-start text:name="_3.2.2._Игровые_расы"/>3.2.2. Игровые расы<text:bookmark-end text:name="_3.2.2._Игровые_расы"/></text:h>
      <text:p text:style-name="Standard">Существуют четыре расы, которые доступны игрокам <text:span text:style-name="изменение">(?!)</text:span>. Это люди, эльфы, орки и гномы. У каждой расы есть свои достоинства, но персонаж любой расы может достаточно успешно играть любой профессией. </text:p>
      <text:h text:style-name="Heading_20_3" text:outline-level="3"/>
      <text:h text:style-name="Heading_20_3" text:outline-level="3"><text:bookmark-start text:name="_3.2.3._Неигровые_существа"/>3.2.3. Неигровые существа <text:bookmark-end text:name="_3.2.3._Неигровые_существа"/></text:h>
      <text:p text:style-name="Standard"><text:bookmark-start text:name="_МОНСТРЫ"/><text:bookmark-start text:name="_РАЗНОВИДНОСТИ"/><text:bookmark-start text:name="_ОПИСАНИЕ_И_СТРАТЕГИЯ"/><text:bookmark-start text:name="_СТАТИСТИКА"/><text:span text:style-name="изменение">Все ниже приведенные формулы полностью упразднены. Полное описание новых будет приведено в след. версии (очень нехилое </text:span><text:bookmark-end text:name="_МОНСТРЫ"/><text:bookmark-end text:name="_РАЗНОВИДНОСТИ"/><text:bookmark-end text:name="_ОПИСАНИЕ_И_СТРАТЕГИЯ"/><text:bookmark-end text:name="_СТАТИСТИКА"/><text:span text:style-name="изменение"><text:span text:style-name="T13"></text:span></text:span><text:span text:style-name="изменение">).</text:span></text:p>
      <text:p text:style-name="Standard"><text:span text:style-name="изменение">В таблице приведены необновленные данные – в Р2 все существа по структуре и атрибутам полностью аналогичны игроку. Т.о. в целом и им, и игроку добавлено большое количество атрибутов, полный состав которых пока виден только в окне диагностики игрока в самой игре.</text:span></text:p>
      <text:p text:style-name="Standard"/>
      <text:p text:style-name="Standard">Процентная вероятность того, что в данной атаке создание ударит игрока следующая: </text:p>
      <text:p text:style-name="Standard"/>
      <text:p text:style-name="P17">Вероятность удара % = (<text:span text:style-name="T1">Player</text:span>.<text:span text:style-name="T1">AC</text:span> - 10) - (<text:span text:style-name="T1">Monster</text:span>.<text:span text:style-name="T1">ToHit</text:span>)</text:p>
      <text:p text:style-name="P17">Вероятность удара % снижается на 15, если игрок невидим.</text:p>
      <text:p text:style-name="Standard"/>
      <text:p text:style-name="Standard">Многие существа делают за ход более одной атаки. У каждой из атак своя вероятность удара или промаха. Если атака удачная, повреждения считаются по следующей формуле:</text:p>
      <text:p text:style-name="Standard"><text:s/></text:p>
      <text:p text:style-name="P17">Повреждение = (Базовый урон) - ((10 – <text:span text:style-name="T1">Player</text:span>.<text:span text:style-name="T1">AC</text:span>) * (Коэффициент))</text:p>
      <text:p text:style-name="P17">Коэффициент – произвольное число от 1 до 1,5.</text:p>
      <text:p text:style-name="P17">Базовый урон – число из диапазона, приведенного ниже для каждого существа.</text:p>
      <text:p text:style-name="P17">Если вычисленное повреждение меньше 1, то оно округляется до 1.</text:p>
      <text:p text:style-name="P17"><text:soft-page-break/>Если у игрока хрупкая кожа, то повреждение удваивается.</text:p>
      <text:p text:style-name="P17">Если игрок на данный момент неуязвим, то повреждение обнуляется.</text:p>
      <text:p text:style-name="Standard"/>
      <text:p text:style-name="Standard">В таблице ниже следующие параметры:</text:p>
      <text:p text:style-name="Standard"/>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8">HP</text:p>
          </table:table-cell>
          <table:table-cell table:style-name="Таблица11.B1" office:value-type="string">
            <text:p text:style-name="P38">Диапазон <text:span text:style-name="T1">hit</text:span> <text:span text:style-name="T1">point</text:span>’ов, которые может иметь существо.</text:p>
          </table:table-cell>
        </table:table-row>
        <table:table-row table:style-name="Таблица11.1">
          <table:table-cell table:style-name="Таблица11.A1" office:value-type="string">
            <text:p text:style-name="P38">AC</text:p>
          </table:table-cell>
          <table:table-cell table:style-name="Таблица11.B1" office:value-type="string">
            <text:p text:style-name="P38">Класс брони существ.</text:p>
          </table:table-cell>
        </table:table-row>
        <table:table-row table:style-name="Таблица11.1">
          <table:table-cell table:style-name="Таблица11.A1" office:value-type="string">
            <text:p text:style-name="P38">Speed</text:p>
          </table:table-cell>
          <table:table-cell table:style-name="Таблица11.B1" office:value-type="string">
            <text:p text:style-name="P38">Скорость движения монстра (нормальная скорость человека – 10).</text:p>
          </table:table-cell>
        </table:table-row>
        <table:table-row table:style-name="Таблица11.1">
          <table:table-cell table:style-name="Таблица11.A1" office:value-type="string">
            <text:p text:style-name="P38">TOHIT</text:p>
          </table:table-cell>
          <table:table-cell table:style-name="Таблица11.B1" office:value-type="string">
            <text:p text:style-name="P38">Коэффициент в формуле вероятности повреждения. Чем ниже TOHIT, тем больше вероятность повторного удара.</text:p>
          </table:table-cell>
        </table:table-row>
        <table:table-row table:style-name="Таблица11.1">
          <table:table-cell table:style-name="Таблица11.A1" office:value-type="string">
            <text:p text:style-name="P38">Attacks</text:p>
          </table:table-cell>
          <table:table-cell table:style-name="Таблица11.B1" office:value-type="string">
            <text:p text:style-name="P38">Показывает число атак монстра за 1 ход (пример: скорость игрока +10, скорость монстра = 20, атак за ход = 3. Монстр атакует 6 раз за 1 ход игрока). </text:p>
          </table:table-cell>
        </table:table-row>
        <table:table-row table:style-name="Таблица11.1">
          <table:table-cell table:style-name="Таблица11.A1" office:value-type="string">
            <text:p text:style-name="P38">DAMAGE BASE</text:p>
          </table:table-cell>
          <table:table-cell table:style-name="Таблица11.B1" office:value-type="string">
            <text:p text:style-name="P38">Базовый урон, используемый для формулы повреждений.</text:p>
          </table:table-cell>
        </table:table-row>
        <table:table-row table:style-name="Таблица11.1">
          <table:table-cell table:style-name="Таблица11.A1" office:value-type="string">
            <text:p text:style-name="P38">SPECIAL</text:p>
          </table:table-cell>
          <table:table-cell table:style-name="Таблица11.B1" office:value-type="string">
            <text:p text:style-name="P38">Урон, наносимый монстром в его специфичной атаке. Эти атаки перечислены в описаниях выше.</text:p>
          </table:table-cell>
        </table:table-row>
      </table:table>
      <text:p text:style-name="Standard"/>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ext:p text:style-name="Таблица_20_-_20_Текст">Монстры</text:p>
          </table:table-cell>
          <table:table-cell table:style-name="Таблица12.A1" office:value-type="string">
            <text:p text:style-name="P38"/>
            <text:p text:style-name="Таблица_20_-_20_Текст">HP</text:p>
          </table:table-cell>
          <table:table-cell table:style-name="Таблица12.A1" office:value-type="string">
            <text:p text:style-name="P38"/>
            <text:p text:style-name="Таблица_20_-_20_Текст">AC</text:p>
          </table:table-cell>
          <table:table-cell table:style-name="Таблица12.A1" office:value-type="string">
            <text:p text:style-name="P38"/>
            <text:p text:style-name="P42">Speed</text:p>
          </table:table-cell>
          <table:table-cell table:style-name="Таблица12.A1" office:value-type="string">
            <text:p text:style-name="P43"/>
            <text:p text:style-name="P42">TOHIT</text:p>
          </table:table-cell>
          <table:table-cell table:style-name="Таблица12.A1" office:value-type="string">
            <text:p text:style-name="P43"/>
            <text:p text:style-name="P42">Attacks</text:p>
          </table:table-cell>
          <table:table-cell table:style-name="Таблица12.A1" office:value-type="string">
            <text:p text:style-name="P43"/>
            <text:p text:style-name="P42">DAMAGE</text:p>
            <text:p text:style-name="P42">BASE</text:p>
          </table:table-cell>
          <table:table-cell table:style-name="Таблица12.H1" office:value-type="string">
            <text:p text:style-name="P43"/>
            <text:p text:style-name="Таблица_20_-_20_Текст">ОСОБЕННОСТИ</text:p>
            <text:p text:style-name="P42"/>
          </table:table-cell>
        </table:table-row>
        <table:table-row table:style-name="Таблица12.1">
          <table:table-cell table:style-name="Таблица12.A1" office:value-type="string">
            <text:p text:style-name="P45">Adventurer</text:p>
            <text:p text:style-name="Таблица_20_-_20_Текст">Авантюрис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8-84</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15</text:p>
                </table:table-cell>
                <table:table-cell table:style-name="Таблица12.A1" office:value-type="string">
                  <text:p text:style-name="P38">1</text:p>
                </table:table-cell>
                <table:table-cell table:style-name="Таблица12.A1" office:value-type="string">
                  <text:p text:style-name="P38">9-2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Искатели приключений – дружественные люди. Они будут охотно торговать с вами и могут составить команду NPC (не играющих персонажей). Это полезные союзник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Air ghola</text:p>
            <text:p text:style-name="Таблица_20_-_20_Текст">Воздушная гхол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50-450</text:p>
                </table:table-cell>
                <table:table-cell table:style-name="Таблица12.A1" office:value-type="string">
                  <text:p text:style-name="P38">-35</text:p>
                </table:table-cell>
                <table:table-cell table:style-name="Таблица12.A1" office:value-type="string">
                  <text:p text:style-name="P38">20</text:p>
                </table:table-cell>
                <table:table-cell table:style-name="Таблица12.A1" office:value-type="string">
                  <text:p text:style-name="P38">-80</text:p>
                </table:table-cell>
                <table:table-cell table:style-name="Таблица12.A1" office:value-type="string">
                  <text:p text:style-name="P38">2</text:p>
                </table:table-cell>
                <table:table-cell table:style-name="Таблица12.A1" office:value-type="string">
                  <text:p text:style-name="P38">82-17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Летающая нежить, испускаемая трупами низших гномов.</text:p>
                  <text:p text:style-name="Таблица_20_-_20_Текст"><text:span text:style-name="T14">Стратегия:</text:span> Воздушные гхолы уничтожаются лучами развоплощен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Anssk</text:p>
            <text:p text:style-name="Таблица_20_-_20_Текст">Ансс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8</text:p>
                </table:table-cell>
                <table:table-cell table:style-name="Таблица12.A1" office:value-type="string">
                  <text:p text:style-name="P38">8</text:p>
                </table:table-cell>
                <table:table-cell table:style-name="Таблица12.A1" office:value-type="string">
                  <text:p text:style-name="P38">5</text:p>
                </table:table-cell>
                <table:table-cell table:style-name="Таблица12.A1" office:value-type="string">
                  <text:p text:style-name="P38">100</text:p>
                </table:table-cell>
                <table:table-cell table:style-name="Таблица12.A1" office:value-type="string">
                  <text:p text:style-name="P38">0</text:p>
                </table:table-cell>
                <table:table-cell table:style-name="Таблица12.A1" office:value-type="string">
                  <text:p text:style-name="P38">1-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Летающее, неагрессивное создание, чья основная защита - гипноз.</text:p>
                  <text:p text:style-name="Таблица_20_-_20_Текст">Ансски пытаются загипнотизировать их жертвы, чтобы их могли убить другие.</text:p>
                  <text:p text:style-name="Таблица_20_-_20_Текст"><text:span text:style-name="T14">Стратегия:</text:span> Не смотрите на ансска непосредственно во время физического нападения. Бросайте в них предметы или используйте волшебную палочку. Ансски не атакуют, так что нет необходимости убивать их совсе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Anti-jag</text:p>
            <text:p text:style-name="Таблица_20_-_20_Текст">Анти<text:span text:style-name="T1">-</text:span>яг</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43"/>
                </table:table-cell>
                <table:table-cell table:style-name="Таблица12.A1" office:value-type="string">
                  <text:p text:style-name="P43"/>
                </table:table-cell>
                <table:table-cell table:style-name="Таблица12.A1" office:value-type="string">
                  <text:p text:style-name="P43"/>
                </table:table-cell>
                <table:table-cell table:style-name="Таблица12.A1" office:value-type="string">
                  <text:p text:style-name="P43"/>
                </table:table-cell>
                <table:table-cell table:style-name="Таблица12.A1" office:value-type="string">
                  <text:p text:style-name="P43"/>
                </table:table-cell>
                <table:table-cell table:style-name="Таблица12.A1" office:value-type="string">
                  <text:p text:style-name="P43"/>
                </table:table-cell>
                <table:table-cell table:style-name="Таблица12.H1" office:value-type="string">
                  <text:p text:style-name="P43"/>
                </table:table-cell>
              </table:table-row>
              <table:table-row table:style-name="Таблица12.1">
                <table:table-cell table:style-name="Таблица12.H1" table:number-columns-spanned="7" office:value-type="string">
                  <text:p text:style-name="P38">Анти-яги - родственны Ягр'Дину (jagrèdin). Когда анти-яг путешествует, то он оставляет след усвоенного развалины в которых просыпается. Подробности <text:s/>см. в описании Ягр'Дина.</text:p>
                  <text:p text:style-name="Таблица_20_-_20_Текст"><text:span text:style-name="T14">Стратегия:</text:span> <text:s/>См. описание Ягр'Дин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5">Anxarcule <text:s text:c="4"/></text:span>Анксаркул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899-1295</text:p>
                </table:table-cell>
                <table:table-cell table:style-name="Таблица12.A1" office:value-type="string">
                  <text:p text:style-name="P38">-62</text:p>
                </table:table-cell>
                <table:table-cell table:style-name="Таблица12.A1" office:value-type="string">
                  <text:p text:style-name="P38">32</text:p>
                </table:table-cell>
                <table:table-cell table:style-name="Таблица12.A1" office:value-type="string">
                  <text:p text:style-name="P38">-127</text:p>
                </table:table-cell>
                <table:table-cell table:style-name="Таблица12.A1" office:value-type="string">
                  <text:p text:style-name="P38">3</text:p>
                </table:table-cell>
                <table:table-cell table:style-name="Таблица12.A1" office:value-type="string">
                  <text:p text:style-name="P38">162-27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Этот грозный демон - вероятно сильнейшее из всех известных созданий. Он убивает свои жертвы разрывая их на куски.</text:p>
                  <text:p text:style-name="Таблица_20_-_20_Текст">См. ВЫЖИВАНИЕ В НИФЛЬХЕЙМЕ в разделе СТРАТЕГИ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Archer</text:p>
            <text:p text:style-name="Таблица_20_-_20_Текст">Лучни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35</text:p>
                </table:table-cell>
                <table:table-cell table:style-name="Таблица12.A1" office:value-type="string">
                  <text:p text:style-name="P38">6</text:p>
                </table:table-cell>
                <table:table-cell table:style-name="Таблица12.A1" office:value-type="string">
                  <text:p text:style-name="P38">14</text:p>
                </table:table-cell>
                <table:table-cell table:style-name="Таблица12.A1" office:value-type="string">
                  <text:p text:style-name="P38">55</text:p>
                </table:table-cell>
                <table:table-cell table:style-name="Таблица12.A1" office:value-type="string">
                  <text:p text:style-name="P38">1</text:p>
                </table:table-cell>
                <table:table-cell table:style-name="Таблица12.A1" office:value-type="string">
                  <text:p text:style-name="P38">3-9</text:p>
                </table:table-cell>
                <table:table-cell table:style-name="Таблица12.H1" office:value-type="string">
                  <text:p text:style-name="P38">Стрелы (<text:span text:style-name="T1">Arrows</text:span>) <text:s/>7-17</text:p>
                </table:table-cell>
              </table:table-row>
              <table:table-row table:style-name="Таблица12.1">
                <table:table-cell table:style-name="Таблица12.H1" table:number-columns-spanned="7" office:value-type="string">
                  <text:p text:style-name="P38">Искусные восточные охотники-лучники. Враждебны к людям.</text:p>
                  <text:p text:style-name="Таблица_20_-_20_Текст"><text:span text:style-name="T14">Стратегия:</text:span> Не позволяйте лучникам становиться на одну линию с вами (горизонтальную, вертикальную или под углом 45 град.). Это затруднит им прицеливание.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1">Archmage</text:p>
            <text:p text:style-name="Таблица_20_-_20_Текст">Архимаг</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75-105</text:p>
                </table:table-cell>
                <table:table-cell table:style-name="Таблица12.A1" office:value-type="string">
                  <text:p text:style-name="P38">2</text:p>
                </table:table-cell>
                <table:table-cell table:style-name="Таблица12.A1" office:value-type="string">
                  <text:p text:style-name="P38">10</text:p>
                </table:table-cell>
                <table:table-cell table:style-name="Таблица12.A1" office:value-type="string">
                  <text:p text:style-name="P38">31</text:p>
                </table:table-cell>
                <table:table-cell table:style-name="Таблица12.A1" office:value-type="string">
                  <text:p text:style-name="P38">1</text:p>
                </table:table-cell>
                <table:table-cell table:style-name="Таблица12.A1" office:value-type="string">
                  <text:p text:style-name="P38">15-2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Мощный маг со смертельными и разрушительными заклинаниями. Может создать новые ужасные расы. Архимагов можно атаковать только волшебным оружием (список см. выше). Архимаги имеют силу беспорядочно уничтожать целые классы объектов из игры.</text:p>
                  <text:p text:style-name="Таблица_20_-_20_Текст"><text:span text:style-name="T14">Стратегия:</text:span> Не позволяйте архимагу иметь ход, пока он может Вас видеть. Атакуйте его издалека, в проходах, когда Вы узнаете, где он с помощью амулета инфразрения или телепатии. Также используйте против этих существ волшебную палочку аннулирования. Если Вы не можете убить их этими средствами, прочитайте свиток гашения и выберите архимагов.</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0">Aspenth</text:p>
            <text:p text:style-name="Таблица_20_-_20_Текст">Аспен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80-270</text:p>
                </table:table-cell>
                <table:table-cell table:style-name="Таблица12.A1" office:value-type="string">
                  <text:p text:style-name="P38">-35</text:p>
                </table:table-cell>
                <table:table-cell table:style-name="Таблица12.A1" office:value-type="string">
                  <text:p text:style-name="P38">25</text:p>
                </table:table-cell>
                <table:table-cell table:style-name="Таблица12.A1" office:value-type="string">
                  <text:p text:style-name="P38">-95</text:p>
                </table:table-cell>
                <table:table-cell table:style-name="Таблица12.A1" office:value-type="string">
                  <text:p text:style-name="P38">2</text:p>
                </table:table-cell>
                <table:table-cell table:style-name="Таблица12.A1" office:value-type="string">
                  <text:p text:style-name="P38">43-7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Страж колодца Мимира. Убивает утопающих нарушителей своим смертельным укусом и раздавливает щупальцами. Аспента нужно убить, чтобы выпустить Гьялл, рог Хеймдалля. Он живет под водой и способен заставить воздух выйти из ваших легких, а также уменьшает вашу конституцию, выкусывая куски из вашего живота.</text:p>
                  <text:p text:style-name="Таблица_20_-_20_Текст"><text:span text:style-name="T14">Стратегия:</text:span> Читайте ваши сообщения. Если Вы прочитали, что, Вы должны скоро всплывать, поднимайтесь немедленно. Вы не можете использовать волшебные палочки, бросать метательное оружие, испускать лучи или использовать воспламеняющий взгляд под водой. Не ходите под водой со слишком большим весом, так как Вы потонете как камень, несмотря на умение плавать. Аспент может быть убит только волшебным оружием (см. список в этом разделе). Подробнее см. раздел КВЕСТЫ.</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Бальд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Чистый и наиболее любимый богов, Бальдр был убит из-за предательства Локи. Теперь его душа страдает в невыносимом холоде Нифльхейм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1">Bandit</text:p>
            <text:p text:style-name="Таблица_20_-_20_Текст">Банди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1-45</text:p>
                </table:table-cell>
                <table:table-cell table:style-name="Таблица12.A1" office:value-type="string">
                  <text:p text:style-name="P38">0</text:p>
                </table:table-cell>
                <table:table-cell table:style-name="Таблица12.A1" office:value-type="string">
                  <text:p text:style-name="P38">17</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2-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Группы смуглых людей-грабителей, у которых часто есть интересные предметы. Бандиты быстрые.</text:p>
                  <text:p text:style-name="Таблица_20_-_20_Текст"><text:span text:style-name="T14">Стратегия:</text:span> Убийство бандитов - выгодно. Они носят много вещей, которыми стоит завладеть.</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Bartan</text:p>
            <text:p text:style-name="Таблица_20_-_20_Текст">Барта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7-439</text:p>
                </table:table-cell>
                <table:table-cell table:style-name="Таблица12.A1" office:value-type="string">
                  <text:p text:style-name="P38">-40</text:p>
                </table:table-cell>
                <table:table-cell table:style-name="Таблица12.A1" office:value-type="string">
                  <text:p text:style-name="P38">20</text:p>
                </table:table-cell>
                <table:table-cell table:style-name="Таблица12.A1" office:value-type="string">
                  <text:p text:style-name="P38">-50</text:p>
                </table:table-cell>
                <table:table-cell table:style-name="Таблица12.A1" office:value-type="string">
                  <text:p text:style-name="P38">3</text:p>
                </table:table-cell>
                <table:table-cell table:style-name="Таблица12.A1" office:value-type="string">
                  <text:p text:style-name="P38">114-3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Бартан - сумасшедший. См. описание свитка вызова в разделе ПРЕДМЕТЫ.</text:p>
                  <text:p text:style-name="Таблица_20_-_20_Текст"><text:span text:style-name="T14">Стратегия:</text:span> Избегайте бартана. Если возможно, покиньте уровень.</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3">Bartok</text:p>
            <text:p text:style-name="Таблица_20_-_20_Текст">Барто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3-89</text:p>
                </table:table-cell>
                <table:table-cell table:style-name="Таблица12.A1" office:value-type="string">
                  <text:p text:style-name="P38">4</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13-41</text:p>
                </table:table-cell>
                <table:table-cell table:style-name="Таблица12.H1" office:value-type="string">
                  <text:p text:style-name="P38">Защита (<text:span text:style-name="T1">Defence</text:span>) 1-78</text:p>
                </table:table-cell>
              </table:table-row>
              <table:table-row table:style-name="Таблица12.1">
                <table:table-cell table:style-name="Таблица12.H1" table:number-columns-spanned="7" office:value-type="string">
                  <text:p text:style-name="P38">Когда барток умирает, он выдает смертельный ментальный вопль, который повреждает все соседние существа. Он ослабевает с расстоянием.</text:p>
                  <text:p text:style-name="Таблица_20_-_20_Текст"><text:span text:style-name="T14">Стратегия:</text:span> <text:s/>Убивайте бартоков с настолько большого расстояния, насколько возможн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Basilisk</text:p>
            <text:p text:style-name="Таблица_20_-_20_Текст">Василис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43">45-105</text:p>
                </table:table-cell>
                <table:table-cell table:style-name="Таблица12.A1" office:value-type="string">
                  <text:p text:style-name="P43">-6</text:p>
                </table:table-cell>
                <table:table-cell table:style-name="Таблица12.A1" office:value-type="string">
                  <text:p text:style-name="P43">13</text:p>
                </table:table-cell>
                <table:table-cell table:style-name="Таблица12.A1" office:value-type="string">
                  <text:p text:style-name="P43">-100</text:p>
                </table:table-cell>
                <table:table-cell table:style-name="Таблица12.A1" office:value-type="string">
                  <text:p text:style-name="P43">1</text:p>
                </table:table-cell>
                <table:table-cell table:style-name="Таблица12.A1" office:value-type="string">
                  <text:p text:style-name="P43">60-135</text:p>
                </table:table-cell>
                <table:table-cell table:style-name="Таблица12.H1" office:value-type="string">
                  <text:p text:style-name="P38">Яд<text:span text:style-name="T1"> (Poison) 5-9</text:span></text:p>
                </table:table-cell>
              </table:table-row>
              <table:table-row table:style-name="Таблица12.1">
                <table:table-cell table:style-name="Таблица12.H1" table:number-columns-spanned="7" office:value-type="string">
                  <text:p text:style-name="P38">Самая большая наземная рептилия. Немногие выжили повстречавшись с этой тварью. Василиски дышат ядовитым газом и их взгляд превращает в камень тех, кто не устойчив к окаменению. Изрыгаемый ими дым (belch smoke) на расстоянии зачерняет зеркальные щиты.</text:p>
                  <text:p text:style-name="Таблица_20_-_20_Текст"><text:span text:style-name="T14">Стратегия:</text:span> Когда Вы на территории василиска носите с собой несколько зеркальных щитов и кусков глины. Носите кольцо иммунитета если Вы не устойчивы к яда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Bear</text:p>
            <text:p text:style-name="Таблица_20_-_20_Текст">Медвед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2-28</text:p>
                </table:table-cell>
                <table:table-cell table:style-name="Таблица12.A1" office:value-type="string">
                  <text:p text:style-name="P38">8</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5-14</text:p>
                </table:table-cell>
                <table:table-cell table:style-name="Таблица12.H1" office:value-type="string">
                  <text:p text:style-name="P38"/>
                </table:table-cell>
              </table:table-row>
              <table:table-row table:style-name="Таблица12.B15.2">
                <table:table-cell table:style-name="Таблица12.H1" table:number-columns-spanned="7" office:value-type="string">
                  <text:p text:style-name="P38">Большой, агрессивный и опасный. Медведи наносят большой ущерб героям с низким уровнем конституции.</text:p>
                  <text:p text:style-name="Таблица_20_-_20_Текст"><text:span text:style-name="T14">Стратегия:</text:span> Воздействуйте на медведей волшебными палочками. Позвольте медведям следовать за Вами к дружественным созданиям, которые помогут убить их. Пока медведи на расстоянии, стреляйте в них стрелкового оружия. Бегайте вокруг деревьев, чтобы они потеряли Вас.</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Berserker</text:p>
            <text:p text:style-name="Таблица_20_-_20_Текст">Берсер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8-50</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30</text:p>
                </table:table-cell>
                <table:table-cell table:style-name="Таблица12.A1" office:value-type="string">
                  <text:p text:style-name="P38">1</text:p>
                </table:table-cell>
                <table:table-cell table:style-name="Таблица12.A1" office:value-type="string">
                  <text:p text:style-name="P38">7-21</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Бешеные воины, которые съели изменяющие сознание грибы. С легкостью атакуют всех, кого видят.</text:p>
                  <text:p text:style-name="Таблица_20_-_20_Текст"><text:span text:style-name="T14">Стратегия:</text:span> Не приближайтесь к ним, если Вы слабы. Если Вы оставите их, как есть, они убьют других монстров.</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Bloodslug</text:p>
            <text:p text:style-name="Таблица_20_-_20_Текст">Кровавый слизен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71-80</text:p>
                </table:table-cell>
                <table:table-cell table:style-name="Таблица12.A1" office:value-type="string">
                  <text:p text:style-name="P38">7</text:p>
                </table:table-cell>
                <table:table-cell table:style-name="Таблица12.A1" office:value-type="string">
                  <text:p text:style-name="P38">6</text:p>
                </table:table-cell>
                <table:table-cell table:style-name="Таблица12.A1" office:value-type="string">
                  <text:p text:style-name="P38">30</text:p>
                </table:table-cell>
                <table:table-cell table:style-name="Таблица12.A1" office:value-type="string">
                  <text:p text:style-name="P38">1</text:p>
                </table:table-cell>
                <table:table-cell table:style-name="Таблица12.A1" office:value-type="string">
                  <text:p text:style-name="P38">4-2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Гигантские пиявки, пристрастившиеся к теплой крови. Кровавые слизни могут высосать кровь из вашего тела, как только они схватят Вас. Их укус может вызвать болезнь (spread disease).</text:p>
                  <text:p text:style-name="Таблица_20_-_20_Текст"><text:span text:style-name="T14">Стратегия:</text:span> 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Blue wisp</text:p>
            <text:p text:style-name="Таблица_20_-_20_Текст">Синий<text:span text:style-name="T1"> </text:span>пучо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См. ниже</text:p>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Различные (<text:span text:style-name="T1">Different</text:span>)</text:p>
                </table:table-cell>
              </table:table-row>
              <table:table-row table:style-name="Таблица12.1">
                <table:table-cell table:style-name="Таблица12.H1" table:number-columns-spanned="7" office:value-type="string">
                  <text:p text:style-name="P38">Синие пучки подобны мастерам времени. Подробнее см. описание мастеров времени (<text:span text:style-name="T1">timemasters</text:span>).</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5">Blur</text:p>
            <text:p text:style-name="Таблица_20_-_20_Текст">Блу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1-30</text:p>
                </table:table-cell>
                <table:table-cell table:style-name="Таблица12.A1" office:value-type="string">
                  <text:p text:style-name="P38">-5</text:p>
                </table:table-cell>
                <table:table-cell table:style-name="Таблица12.A1" office:value-type="string">
                  <text:p text:style-name="P38">6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2-6</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Самое быстрое создание в Мидгарде. Внешность неизвестна. Блуры очень быстрые и имеют многократные атаки.</text:p>
                  <text:p text:style-name="Таблица_20_-_20_Текст"><text:span text:style-name="T14">Стратегия:</text:span> Не пытайтесь убежать от блура. Встаньте и сражайтесь. Поедание мертвых блуров увеличивает скорость (см. ПИЩА в разделе ПРЕДМЕТЫ).</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2">Borgon</text:span><text:span text:style-name="T5"> </text:span><text:span text:style-name="T2">vile</text:span></text:p>
            <text:p text:style-name="Таблица_20_-_20_Текст">Гадкий борго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7-134</text:p>
                </table:table-cell>
                <table:table-cell table:style-name="Таблица12.A1" office:value-type="string">
                  <text:p text:style-name="P38">-10</text:p>
                </table:table-cell>
                <table:table-cell table:style-name="Таблица12.A1" office:value-type="string">
                  <text:p text:style-name="P38">11</text:p>
                </table:table-cell>
                <table:table-cell table:style-name="Таблица12.A1" office:value-type="string">
                  <text:p text:style-name="P38">-30</text:p>
                </table:table-cell>
                <table:table-cell table:style-name="Таблица12.A1" office:value-type="string">
                  <text:p text:style-name="P38">2</text:p>
                </table:table-cell>
                <table:table-cell table:style-name="Таблица12.A1" office:value-type="string">
                  <text:p text:style-name="P38">28-92</text:p>
                </table:table-cell>
                <table:table-cell table:style-name="Таблица12.H1" office:value-type="string">
                  <text:p text:style-name="P38">Облако (<text:span text:style-name="T1">Cloud</text:span>) 21-220</text:p>
                </table:table-cell>
              </table:table-row>
              <table:table-row table:style-name="Таблица12.1">
                <table:table-cell table:style-name="Таблица12.H1" table:number-columns-spanned="7" office:value-type="string">
                  <text:p text:style-name="P38">Гадкие боргоны передвигаются в смерче кружащихся скал (whirling cloud of rocks).</text:p>
                  <text:p text:style-name="Таблица_20_-_20_Текст"><text:span text:style-name="T14">Стратегия:</text:span> Не становитесь в поле зрения гадкого боргона, если его гроза с градом скал повредила Вам. Атакуйте издалека. Гадкие боргоны оставляют след из алмазных игл (см. алмазные иглы в ПРОЧЕЕ раздела ПРЕДМЕТЫ) которые, если их поднять, увеличивают ментальные способности. Излучение аннулирования сделает гадкого боргона не в состоянии создать облако кружащихся скал.</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Breeder</text:p>
            <text:p text:style-name="Таблица_20_-_20_Текст">Коневод</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1-50</text:p>
                </table:table-cell>
                <table:table-cell table:style-name="Таблица12.A1" office:value-type="string">
                  <text:p text:style-name="P38">7</text:p>
                </table:table-cell>
                <table:table-cell table:style-name="Таблица12.A1" office:value-type="string">
                  <text:p text:style-name="P38">10</text:p>
                </table:table-cell>
                <table:table-cell table:style-name="Таблица12.A1" office:value-type="string">
                  <text:p text:style-name="P38">30</text:p>
                </table:table-cell>
                <table:table-cell table:style-name="Таблица12.A1" office:value-type="string">
                  <text:p text:style-name="P38">1</text:p>
                </table:table-cell>
                <table:table-cell table:style-name="Таблица12.A1" office:value-type="string">
                  <text:p text:style-name="P38">1-4</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Скрытная раса, созданная чтобы заселить Мидгард. Коневоды клонируют (clone) любое создание (кроме Вас), которое они встречают.</text:p>
                  <text:p text:style-name="Таблица_20_-_20_Текст"><text:span text:style-name="T14">Стратегия:</text:span> Убивайте коневодов в первую очередь, затем атакуйте их потомств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Breleor</text:p>
            <text:p text:style-name="Таблица_20_-_20_Текст">Брелео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20-3600</text:p>
                </table:table-cell>
                <table:table-cell table:style-name="Таблица12.A1" office:value-type="string">
                  <text:p text:style-name="P38">-126</text:p>
                </table:table-cell>
                <table:table-cell table:style-name="Таблица12.A1" office:value-type="string">
                  <text:p text:style-name="P38">20</text:p>
                </table:table-cell>
                <table:table-cell table:style-name="Таблица12.A1" office:value-type="string">
                  <text:p text:style-name="P38">-1000</text:p>
                </table:table-cell>
                <table:table-cell table:style-name="Таблица12.A1" office:value-type="string">
                  <text:p text:style-name="P38">1</text:p>
                </table:table-cell>
                <table:table-cell table:style-name="Таблица12.A1" office:value-type="string">
                  <text:p text:style-name="P38">350-2870</text:p>
                </table:table-cell>
                <table:table-cell table:style-name="Таблица12.H1" office:value-type="string">
                  <text:p text:style-name="P38">Усик (<text:span text:style-name="T1">Tendril</text:span>) 1/4 <text:span text:style-name="T1">HP</text:span></text:p>
                </table:table-cell>
              </table:table-row>
              <table:table-row table:style-name="Таблица12.1">
                <table:table-cell table:style-name="Таблица12.H1" table:number-columns-spanned="7" office:value-type="string">
                  <text:p text:style-name="P38">Брелеоры - разумная раса неуклюжих полурастений (half-plants), которые питаются живой плотью. Ослепительной комбинацией цветов и форм они гипнотизируют свою жертву, не атакуя ее непосредственно. Они проникают усиками (tendrils) под кожу своих жертв, нанося ущерб в одну четверть текущего количества hit point'ов жертвы. Есть 3% вероятность, что эти усики проткнут сердце. Это убьет всех, кроме нежити. Если брелеор раздражен вашим присутствием, он может послать Вас в Коридоры Гринра.</text:p>
                  <text:p text:style-name="Таблица_20_-_20_Текст"><text:span text:style-name="T14">Стратегия:</text:span> Не атакуйте брелеоров непосредственно. Атакуйте их метательным оружием или вообще избегайте их. Брелеоров поразит только волшебное оружие. См. список в этом разделе.</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2">Brown</text:span><text:span text:style-name="T5"> </text:span><text:span text:style-name="T2">bat</text:span></text:p>
            <text:p text:style-name="Таблица_20_-_20_Текст">Бурая летучая мыш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8</text:p>
                </table:table-cell>
                <table:table-cell table:style-name="Таблица12.A1" office:value-type="string">
                  <text:p text:style-name="P38">10</text:p>
                </table:table-cell>
                <table:table-cell table:style-name="Таблица12.A1" office:value-type="string">
                  <text:p text:style-name="P38">20</text:p>
                </table:table-cell>
                <table:table-cell table:style-name="Таблица12.A1" office:value-type="string">
                  <text:p text:style-name="P38">65</text:p>
                </table:table-cell>
                <table:table-cell table:style-name="Таблица12.A1" office:value-type="string">
                  <text:p text:style-name="P38">1</text:p>
                </table:table-cell>
                <table:table-cell table:style-name="Таблица12.A1" office:value-type="string">
                  <text:p text:style-name="P38">1-3</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Бурые летучие мыши атакуют и улетают прочь.</text:p>
                  <text:p text:style-name="Таблица_20_-_20_Текст"><text:span text:style-name="T14">Стратегия:</text:span> Уходите от них, пока они не приблизятся к Вам, затем бейте.</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Chameleon</text:p>
            <text:p text:style-name="Таблица_20_-_20_Текст">Хамелео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5-35</text:p>
                </table:table-cell>
                <table:table-cell table:style-name="Таблица12.A1" office:value-type="string">
                  <text:p text:style-name="P38">6</text:p>
                </table:table-cell>
                <table:table-cell table:style-name="Таблица12.A1" office:value-type="string">
                  <text:p text:style-name="P38">10</text:p>
                </table:table-cell>
                <table:table-cell table:style-name="Таблица12.A1" office:value-type="string">
                  <text:p text:style-name="P38">35</text:p>
                </table:table-cell>
                <table:table-cell table:style-name="Таблица12.A1" office:value-type="string">
                  <text:p text:style-name="P38">1</text:p>
                </table:table-cell>
                <table:table-cell table:style-name="Таблица12.A1" office:value-type="string">
                  <text:p text:style-name="P38">5-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Обманчивое и смертельное плотоядное животное. Хамелеоны маскируются под полезные предметы и атакуют, хватая тех, кто к ним прикоснется.</text:p>
                  <text:p text:style-name="Таблица_20_-_20_Текст"><text:span text:style-name="T14">Стратегия:</text:span> 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Cockatrice</text:p>
            <text:p text:style-name="Таблица_20_-_20_Текст">Кокатрис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40</text:p>
                </table:table-cell>
                <table:table-cell table:style-name="Таблица12.A1" office:value-type="string">
                  <text:p text:style-name="P38">4</text:p>
                </table:table-cell>
                <table:table-cell table:style-name="Таблица12.A1" office:value-type="string">
                  <text:p text:style-name="P38">10</text:p>
                </table:table-cell>
                <table:table-cell table:style-name="Таблица12.A1" office:value-type="string">
                  <text:p text:style-name="P38">35</text:p>
                </table:table-cell>
                <table:table-cell table:style-name="Таблица12.A1" office:value-type="string">
                  <text:p text:style-name="P38">1</text:p>
                </table:table-cell>
                <table:table-cell table:style-name="Таблица12.A1" office:value-type="string">
                  <text:p text:style-name="P38">2-6</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Кокатрисы - слабые, но страшные создания – они обладают взглядом, превращающим в камень. Прикосновение к мертвой кокатрисе голыми руками - внезапная смерть для того, кто не устойчив к окаменению.</text:p>
                  <text:p text:style-name="Таблица_20_-_20_Текст"><text:span text:style-name="T14">Стратегия:</text:span> Не бейте кокатрис голыми руками. Используйте зеркальный щит чтобы отражать их взгляд. Чтобы противодействовать затвердеванию, когда они посмотрят на Вас, носите с собой куски глины. Если у вас есть перчатки, поднимите мертвую кокатрису и возьмите её как оружие. Её прикосновение окаменит другие создания. Не берите мертвую кокатрису без перчаток.</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Corpse</text:p>
            <text:p text:style-name="Таблица_20_-_20_Текст">Труп</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7-14</text:p>
                </table:table-cell>
                <table:table-cell table:style-name="Таблица12.A1" office:value-type="string">
                  <text:p text:style-name="P38">6</text:p>
                </table:table-cell>
                <table:table-cell table:style-name="Таблица12.A1" office:value-type="string">
                  <text:p text:style-name="P38">10</text:p>
                </table:table-cell>
                <table:table-cell table:style-name="Таблица12.A1" office:value-type="string">
                  <text:p text:style-name="P38">45</text:p>
                </table:table-cell>
                <table:table-cell table:style-name="Таблица12.A1" office:value-type="string">
                  <text:p text:style-name="P38">1</text:p>
                </table:table-cell>
                <table:table-cell table:style-name="Таблица12.A1" office:value-type="string">
                  <text:p text:style-name="P38">1-6</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Гниющий ходячий труп разносит гнилую хворь, которая поражает того, кто его убьет.</text:p>
                  <text:p text:style-name="Таблица_20_-_20_Текст"><text:span text:style-name="T14">Стратегия:</text:span> Если возможно, убивайте труп издалека. Если заразились (contracted), выпейте снадобье лечения или наденьте кольцо регенерации, чтобы противодействовать болезн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2">Denizen</text:span><text:span text:style-name="T5"> <text:s text:c="2"/></text:span>Денизен</text:p>
          </table:table-cell>
          <table:table-cell table:style-name="Таблица12.A1" office:value-type="string">
            <text:p text:style-name="P38">См. ниже</text:p>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Различные<text:span text:style-name="T1"> (Different)</text:span></text:p>
          </table:table-cell>
        </table:table-row>
        <table:table-row table:style-name="Таблица12.1">
          <table:table-cell table:style-name="Таблица12.A1" office:value-type="string">
            <text:p text:style-name="P45">Draugr</text:p>
            <text:p text:style-name="Таблица_20_-_20_Текст">Драуг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80-1240</text:p>
                </table:table-cell>
                <table:table-cell table:style-name="Таблица12.A1" office:value-type="string">
                  <text:p text:style-name="P38">-40</text:p>
                </table:table-cell>
                <table:table-cell table:style-name="Таблица12.A1" office:value-type="string">
                  <text:p text:style-name="P38">30</text:p>
                </table:table-cell>
                <table:table-cell table:style-name="Таблица12.A1" office:value-type="string">
                  <text:p text:style-name="P38">-300</text:p>
                </table:table-cell>
                <table:table-cell table:style-name="Таблица12.A1" office:value-type="string">
                  <text:p text:style-name="P38">2</text:p>
                </table:table-cell>
                <table:table-cell table:style-name="Таблица12.A1" office:value-type="string">
                  <text:p text:style-name="P38">140-26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аиболее сильная нежить. Способен<text:span text:style-name="T1"> </text:span>прыгнуть<text:span text:style-name="T1"> </text:span>из<text:span text:style-name="T1"> </text:span>любой<text:span text:style-name="T1"> </text:span>атаки<text:span text:style-name="T1"> (Able to spring back from any attack). </text:span>Наилучшая стратегия с драугром - отступление.</text:p>
                  <text:p text:style-name="Таблица_20_-_20_Текст">См. ВЫЖИВАНИЕ В НИФЛЬХЕЙМЕ в разделе СТРАТЕГ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5">Dreg</text:p>
            <text:p text:style-name="Таблица_20_-_20_Текст">Подоно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8-26</text:p>
                </table:table-cell>
                <table:table-cell table:style-name="Таблица12.A1" office:value-type="string">
                  <text:p text:style-name="P38">15</text:p>
                </table:table-cell>
                <table:table-cell table:style-name="Таблица12.A1" office:value-type="string">
                  <text:p text:style-name="P38">3</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4-8</text:p>
                </table:table-cell>
                <table:table-cell table:style-name="Таблица12.H1" office:value-type="string">
                  <text:p text:style-name="P38"><text:s/>Защита (<text:span text:style-name="T1">Defence</text:span>) 1-5</text:p>
                </table:table-cell>
              </table:table-row>
              <table:table-row table:style-name="Таблица12.1">
                <table:table-cell table:style-name="Таблица12.H1" table:number-columns-spanned="7" office:value-type="string">
                  <text:p text:style-name="P38">Медленное, противное создание. Атакуя - извергает кислоту, которая разъедает оружие и броню.</text:p>
                  <text:p text:style-name="Таблица_20_-_20_Текст"><text:span text:style-name="T14">Стратегия:</text:span> Убивайте подонков метательным оружием и волшебными палочками. Они медленные, так что просто уходите прочь, если они оказались около Вас.</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Dwarf</text:p>
            <text:p text:style-name="Таблица_20_-_20_Текст">Гном</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9-28</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4-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Гномы – дружелюбные существа, обитающие в лесу.</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Edgewort</text:p>
            <text:p text:style-name="Таблица_20_-_20_Текст">Эджвор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7-135</text:p>
                </table:table-cell>
                <table:table-cell table:style-name="Таблица12.A1" office:value-type="string">
                  <text:p text:style-name="P38">-30</text:p>
                </table:table-cell>
                <table:table-cell table:style-name="Таблица12.A1" office:value-type="string">
                  <text:p text:style-name="P38">10</text:p>
                </table:table-cell>
                <table:table-cell table:style-name="Таблица12.A1" office:value-type="string">
                  <text:p text:style-name="P38">-100</text:p>
                </table:table-cell>
                <table:table-cell table:style-name="Таблица12.A1" office:value-type="string">
                  <text:p text:style-name="P38">1</text:p>
                </table:table-cell>
                <table:table-cell table:style-name="Таблица12.A1" office:value-type="string">
                  <text:p text:style-name="P38">8-2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См. ВЫЖИВАНИЕ В БИФРОСТЕ в разделе СТРАТЕГИ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Eitri</text:p>
            <text:p text:style-name="Таблица_20_-_20_Текст">Эйтри</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80-170</text:p>
                </table:table-cell>
                <table:table-cell table:style-name="Таблица12.A1" office:value-type="string">
                  <text:p text:style-name="P38">-14</text:p>
                </table:table-cell>
                <table:table-cell table:style-name="Таблица12.A1" office:value-type="string">
                  <text:p text:style-name="P38">10</text:p>
                </table:table-cell>
                <table:table-cell table:style-name="Таблица12.A1" office:value-type="string">
                  <text:p text:style-name="P38">0</text:p>
                </table:table-cell>
                <table:table-cell table:style-name="Таблица12.A1" office:value-type="string">
                  <text:p text:style-name="P38">2</text:p>
                </table:table-cell>
                <table:table-cell table:style-name="Таблица12.A1" office:value-type="string">
                  <text:p text:style-name="P38">11-77</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Отшельник гном-кузнец, мастер который может создать все что угодно. В числе творений - Мьелльнир и искусственные волосы для жены Тора. Эйтри – кузнец, способный выковать протез для Тюра (см. раздел КВЕСТЫ). Он нейтрален.</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Elcich</text:p>
            <text:p text:style-name="Таблица_20_-_20_Текст">Элсих</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7-439</text:p>
                </table:table-cell>
                <table:table-cell table:style-name="Таблица12.A1" office:value-type="string">
                  <text:p text:style-name="P38">-40</text:p>
                </table:table-cell>
                <table:table-cell table:style-name="Таблица12.A1" office:value-type="string">
                  <text:p text:style-name="P38">30</text:p>
                </table:table-cell>
                <table:table-cell table:style-name="Таблица12.A1" office:value-type="string">
                  <text:p text:style-name="P38">-50</text:p>
                </table:table-cell>
                <table:table-cell table:style-name="Таблица12.A1" office:value-type="string">
                  <text:p text:style-name="P38">3</text:p>
                </table:table-cell>
                <table:table-cell table:style-name="Таблица12.A1" office:value-type="string">
                  <text:p text:style-name="P38">114-3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Элсих подчинен вашим желаниям и убьет вашего врага. См. описание свитка вызова в разделе ПРЕДМЕТЫ.</text:p>
                  <text:p text:style-name="Таблица_20_-_20_Текст"><text:span text:style-name="T14">Стратегия:</text:span> <text:s/>Избегайте конфликта с Элсихо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Elgar</text:p>
            <text:p text:style-name="Таблица_20_-_20_Текст">Элга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1-31</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3-12</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Элгары – дружественная раса загадочных птицеподобных созданий, которые населяют лес.</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2">Elle</text:span><text:span text:style-name="T5"> </text:span><text:span text:style-name="T2">giant</text:span></text:p>
            <text:p text:style-name="Таблица_20_-_20_Текст">Инеистый велика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7-134</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30</text:p>
                </table:table-cell>
                <table:table-cell table:style-name="Таблица12.A1" office:value-type="string">
                  <text:p text:style-name="P38">2</text:p>
                </table:table-cell>
                <table:table-cell table:style-name="Таблица12.A1" office:value-type="string">
                  <text:p text:style-name="P38">28-92</text:p>
                </table:table-cell>
                <table:table-cell table:style-name="Таблица12.H1" office:value-type="string">
                  <text:p text:style-name="P38">Бросок (<text:span text:style-name="T1">Throw</text:span>) 51-62</text:p>
                  <text:p text:style-name="Таблица_20_-_20_Текст">Раздробляет (Crush) 19-47</text:p>
                </table:table-cell>
              </table:table-row>
              <table:table-row table:style-name="Таблица12.1">
                <table:table-cell table:style-name="Таблица12.H1" table:number-columns-spanned="7" office:value-type="string">
                  <text:p text:style-name="P38">Инеистые великаны бросают валуны в проходящих тварей. Они могут также схватить кого-нибудь и раздробить насмерть (crush the life out).</text:p>
                  <text:p text:style-name="Таблица_20_-_20_Текст"><text:span text:style-name="T14">Стратегия:</text:span> <text:s/>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Emanon</text:p>
            <text:p text:style-name="Таблица_20_-_20_Текст">Эмано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71-770</text:p>
                </table:table-cell>
                <table:table-cell table:style-name="Таблица12.A1" office:value-type="string">
                  <text:p text:style-name="P38">-34</text:p>
                </table:table-cell>
                <table:table-cell table:style-name="Таблица12.A1" office:value-type="string">
                  <text:p text:style-name="P38">30</text:p>
                </table:table-cell>
                <table:table-cell table:style-name="Таблица12.A1" office:value-type="string">
                  <text:p text:style-name="P38">-25</text:p>
                </table:table-cell>
                <table:table-cell table:style-name="Таблица12.A1" office:value-type="string">
                  <text:p text:style-name="P38">6</text:p>
                </table:table-cell>
                <table:table-cell table:style-name="Таблица12.A1" office:value-type="string">
                  <text:p text:style-name="P38">95-25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Меньший демон. Повелитель драугров и красных сочений. </text:p>
                  <text:p text:style-name="Таблица_20_-_20_Текст">См. ВЫЖИВАНИЕ В НИФЛЬХЕЙМЕ в разделе СТРАТЕГИ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Enchantress</text:p>
            <text:p text:style-name="Таблица_20_-_20_Текст">Очаровательниц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6-40</text:p>
                </table:table-cell>
                <table:table-cell table:style-name="Таблица12.A1" office:value-type="string">
                  <text:p text:style-name="P38">4</text:p>
                </table:table-cell>
                <table:table-cell table:style-name="Таблица12.A1" office:value-type="string">
                  <text:p text:style-name="P38">10</text:p>
                </table:table-cell>
                <table:table-cell table:style-name="Таблица12.A1" office:value-type="string">
                  <text:p text:style-name="P38">30</text:p>
                </table:table-cell>
                <table:table-cell table:style-name="Таблица12.A1" office:value-type="string">
                  <text:p text:style-name="P38">1</text:p>
                </table:table-cell>
                <table:table-cell table:style-name="Таблица12.A1" office:value-type="string">
                  <text:p text:style-name="P38">1-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Очаровательница поет волшебные гипнотизирующие песни, которые парализуют слушателей-мужчин.</text:p>
                  <text:p text:style-name="Таблица_20_-_20_Текст"><text:span text:style-name="T14">Стратегия:</text:span> Атакуйте очаровательниц издалека, прежде, чем они запоют. Серебряная мантия <text:s/>нейтрализует эффект их пения. Будьте женского пола. Позвольте газовому шару оглушить Вас.</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Faleryn</text:p>
            <text:p text:style-name="Таблица_20_-_20_Текст">Фалерин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6-84</text:p>
                </table:table-cell>
                <table:table-cell table:style-name="Таблица12.A1" office:value-type="string">
                  <text:p text:style-name="P38">5</text:p>
                </table:table-cell>
                <table:table-cell table:style-name="Таблица12.A1" office:value-type="string">
                  <text:p text:style-name="P38">4</text:p>
                </table:table-cell>
                <table:table-cell table:style-name="Таблица12.A1" office:value-type="string">
                  <text:p text:style-name="P38">-20</text:p>
                </table:table-cell>
                <table:table-cell table:style-name="Таблица12.A1" office:value-type="string">
                  <text:p text:style-name="P38">2</text:p>
                </table:table-cell>
                <table:table-cell table:style-name="Таблица12.A1" office:value-type="string">
                  <text:p text:style-name="P38">16-34</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Это растениеподобное создание растет и делится с невероятной скоростью. Они выращивают новые конечности, если отстричь другие.</text:p>
                  <text:p text:style-name="Таблица_20_-_20_Текст"><text:span text:style-name="T14">Стратегия:</text:span> Только одна в восьми фалерин способна разделяться. Определяйте и уничтожайте их в первую очередь. Ускорьтесь и используйте волшебные палочки, чтобы убивать одновременно более одной. Вы должны убить их быстрее, чем они смогут воспроизвестись.</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Фенри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Подчиненный Локи, этот гигантский волк стремился проглотить солнце и луну и, наконец, уничтожать самого Одина. Заключенный в глубочайшую тюрьму на земле, Фенрир был связан волшебными цепями гномьих кузнецов благодаря смелости Тюр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Fire dragon</text:p>
            <text:p text:style-name="Таблица_20_-_20_Текст">Огненный драко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8-80</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0</text:p>
                </table:table-cell>
                <table:table-cell table:style-name="Таблица12.A1" office:value-type="string">
                  <text:p text:style-name="P38">3</text:p>
                </table:table-cell>
                <table:table-cell table:style-name="Таблица12.A1" office:value-type="string">
                  <text:p text:style-name="P38">16-28</text:p>
                </table:table-cell>
                <table:table-cell table:style-name="Таблица12.H1" office:value-type="string">
                  <text:p text:style-name="P38">Дыхание (<text:span text:style-name="T1">Breath</text:span>) 21-24</text:p>
                </table:table-cell>
              </table:table-row>
              <table:table-row table:style-name="Таблица12.1">
                <table:table-cell table:style-name="Таблица12.H1" table:number-columns-spanned="7" office:value-type="string">
                  <text:p text:style-name="P38">Мощная, огнедышащая рептилия. Смертельна.</text:p>
                  <text:p text:style-name="Таблица_20_-_20_Текст"><text:span text:style-name="T14">Стратегия:</text:span> Наденьте кольцо праха или зеркальный щит если Вы не устойчивы к огню. Драконы носят сокровища. Их убийство - выгодн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Fire giant</text:p>
            <text:p text:style-name="Таблица_20_-_20_Текст">Огненный велика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00-250</text:p>
                </table:table-cell>
                <table:table-cell table:style-name="Таблица12.A1" office:value-type="string">
                  <text:p text:style-name="P38">-5</text:p>
                </table:table-cell>
                <table:table-cell table:style-name="Таблица12.A1" office:value-type="string">
                  <text:p text:style-name="P38">8</text:p>
                </table:table-cell>
                <table:table-cell table:style-name="Таблица12.A1" office:value-type="string">
                  <text:p text:style-name="P38">-10</text:p>
                </table:table-cell>
                <table:table-cell table:style-name="Таблица12.A1" office:value-type="string">
                  <text:p text:style-name="P38">2</text:p>
                </table:table-cell>
                <table:table-cell table:style-name="Таблица12.A1" office:value-type="string">
                  <text:p text:style-name="P38">15-39</text:p>
                </table:table-cell>
                <table:table-cell table:style-name="Таблица12.H1" office:value-type="string">
                  <text:p text:style-name="P38">Прикосновение (<text:span text:style-name="T1">Touch</text:span>) 2-40</text:p>
                </table:table-cell>
              </table:table-row>
              <table:table-row table:style-name="Таблица12.1">
                <table:table-cell table:style-name="Таблица12.H1" table:number-columns-spanned="7" office:value-type="string">
                  <text:p text:style-name="P38">Пылающий ужас Муспельхейма. Огненные великаны передвигаются в облаке пламени, диаметр которого три поля. Они превращают в пыль все на своем пути. Их прикосновение может поджечь Вас, уничтожив многочисленные предметы в вашем рюкзаке.</text:p>
                  <text:p text:style-name="Таблица_20_-_20_Текст"><text:span text:style-name="T14">Стратегия:</text:span> Носите кольцо праха если не устойчивы к теплу. Атакуйте издалек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Фрей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аиболее сильный из Асов, ван Фрейр всегда был непобедим. Он отдал свой мощный меч Мимминг, чтобы жениться на великанше</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0">Frost bat</text:p>
            <text:p text:style-name="Таблица_20_-_20_Текст">Инеистая летучая мыш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1-44</text:p>
                </table:table-cell>
                <table:table-cell table:style-name="Таблица12.A1" office:value-type="string">
                  <text:p text:style-name="P38">4</text:p>
                </table:table-cell>
                <table:table-cell table:style-name="Таблица12.A1" office:value-type="string">
                  <text:p text:style-name="P38">2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2-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Инеистые летучие мыши атакуют и улетают прочь.</text:p>
                  <text:p text:style-name="Таблица_20_-_20_Текст"><text:span text:style-name="T14">Стратегия:</text:span> Уходите от инеистых летучих мышей и подождите, пока их ход не закончится около Вас, затем атакуйте.</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Fyleisch</text:p>
            <text:p text:style-name="Таблица_20_-_20_Текст">Филейш</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8-80</text:p>
                </table:table-cell>
                <table:table-cell table:style-name="Таблица12.A1" office:value-type="string">
                  <text:p text:style-name="P38">-18</text:p>
                </table:table-cell>
                <table:table-cell table:style-name="Таблица12.A1" office:value-type="string">
                  <text:p text:style-name="P38">8</text:p>
                </table:table-cell>
                <table:table-cell table:style-name="Таблица12.A1" office:value-type="string">
                  <text:p text:style-name="P38">-20</text:p>
                </table:table-cell>
                <table:table-cell table:style-name="Таблица12.A1" office:value-type="string">
                  <text:p text:style-name="P38">3</text:p>
                </table:table-cell>
                <table:table-cell table:style-name="Таблица12.A1" office:value-type="string">
                  <text:p text:style-name="P38">16-28</text:p>
                </table:table-cell>
                <table:table-cell table:style-name="Таблица12.H1" office:value-type="string">
                  <text:p text:style-name="P38">Облако (<text:span text:style-name="T1">Cloud</text:span>) 1 – (<text:span text:style-name="T1">HP</text:span>/2)</text:p>
                </table:table-cell>
              </table:table-row>
              <table:table-row table:style-name="Таблица12.1">
                <table:table-cell table:style-name="Таблица12.H1" table:number-columns-spanned="7" office:value-type="string">
                  <text:p text:style-name="P38">Эта нежить обезлюдила много деревушек. Филейши передвигаются в дымке высасывающего жизнь тумана (a mist of life-draining fog). Они могут вытянуть до половины ваших hit point'ов за ход, если Вы не нежить.</text:p>
                  <text:p text:style-name="Таблица_20_-_20_Текст"><text:span text:style-name="T14">Стратегия:</text:span> Убивайте филейшей издалека стрелковым оружием или волшебной палочкой развоплощения. Филейши носят по нескольку предметов. Их убийство - выгодн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Гарм</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Этот волк сторожит вход в Нифльхейм. Пророчество сообщает, что он поможет своему родственнику, Фенриру в уничтожении Тюр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Gas ball</text:p>
            <text:p text:style-name="Таблица_20_-_20_Текст">Газовый<text:span text:style-name="T1"> </text:span>ша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43">6-12</text:p>
                </table:table-cell>
                <table:table-cell table:style-name="Таблица12.A1" office:value-type="string">
                  <text:p text:style-name="P43">5</text:p>
                </table:table-cell>
                <table:table-cell table:style-name="Таблица12.A1" office:value-type="string">
                  <text:p text:style-name="P43">10</text:p>
                </table:table-cell>
                <table:table-cell table:style-name="Таблица12.A1" office:value-type="string">
                  <text:p text:style-name="P43">50</text:p>
                </table:table-cell>
                <table:table-cell table:style-name="Таблица12.A1" office:value-type="string">
                  <text:p text:style-name="P43">1</text:p>
                </table:table-cell>
                <table:table-cell table:style-name="Таблица12.A1" office:value-type="string">
                  <text:p text:style-name="P43">0</text:p>
                </table:table-cell>
                <table:table-cell table:style-name="Таблица12.H1" office:value-type="string">
                  <text:p text:style-name="P38">Взрыв<text:span text:style-name="T1"> (Blast/Explosion) 5-11</text:span></text:p>
                </table:table-cell>
              </table:table-row>
              <table:table-row table:style-name="Таблица12.1">
                <table:table-cell table:style-name="Таблица12.H1" table:number-columns-spanned="7" office:value-type="string">
                  <text:p text:style-name="P38">Газовые шары взрываются около своих жертв, причиняя физический ущерб и потерю слуха. Жертвы будут оглушены на несколько ходов.</text:p>
                  <text:p text:style-name="Таблица_20_-_20_Текст"><text:span text:style-name="T14">Стратегия:</text:span> Убивайте газовые шары прежде, чем они приземлятся в одном поле от Вас.</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Ghost</text:p>
            <text:p text:style-name="Таблица_20_-_20_Текст">Призра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18</text:p>
                </table:table-cell>
                <table:table-cell table:style-name="Таблица12.A1" office:value-type="string">
                  <text:p text:style-name="P38">-23</text:p>
                </table:table-cell>
                <table:table-cell table:style-name="Таблица12.A1" office:value-type="string">
                  <text:p text:style-name="P38">10</text:p>
                </table:table-cell>
                <table:table-cell table:style-name="Таблица12.A1" office:value-type="string">
                  <text:p text:style-name="P38">0</text:p>
                </table:table-cell>
                <table:table-cell table:style-name="Таблица12.A1" office:value-type="string">
                  <text:p text:style-name="P38">1</text:p>
                </table:table-cell>
                <table:table-cell table:style-name="Таблица12.A1" office:value-type="string">
                  <text:p text:style-name="P38">1</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Пойманные духи прошлых искателей приключений. Призраков трудно поразить и они могут вызывать ужас у своих противников. Испуганный искатель приключений не может думать ни о чем, кроме бегства.</text:p>
                  <text:p text:style-name="Таблица_20_-_20_Текст"><text:span text:style-name="T14">Стратегия:</text:span> Чтобы быстро убить призраков, воздействуйте на них волшебными палочкам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Giant squid</text:p>
            <text:p text:style-name="Таблица_20_-_20_Текст">Гигантский кальма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5-60</text:p>
                </table:table-cell>
                <table:table-cell table:style-name="Таблица12.A1" office:value-type="string">
                  <text:p text:style-name="P38">10</text:p>
                </table:table-cell>
                <table:table-cell table:style-name="Таблица12.A1" office:value-type="string">
                  <text:p text:style-name="P38">20</text:p>
                </table:table-cell>
                <table:table-cell table:style-name="Таблица12.A1" office:value-type="string">
                  <text:p text:style-name="P38">40</text:p>
                </table:table-cell>
                <table:table-cell table:style-name="Таблица12.A1" office:value-type="string">
                  <text:p text:style-name="P38">4</text:p>
                </table:table-cell>
                <table:table-cell table:style-name="Таблица12.A1" office:value-type="string">
                  <text:p text:style-name="P38">1-4</text:p>
                </table:table-cell>
                <table:table-cell table:style-name="Таблица12.H1" office:value-type="string">
                  <text:p text:style-name="P38">Раздробляет (<text:span text:style-name="T1">Crush</text:span>) 2-20</text:p>
                </table:table-cell>
              </table:table-row>
              <table:table-row table:style-name="Таблица12.1">
                <table:table-cell table:style-name="Таблица12.H1" table:number-columns-spanned="7" office:value-type="string">
                  <text:p text:style-name="P38">Гигантские кальмары хватают и уничтожают жертву своими щупальцами.</text:p>
                  <text:p text:style-name="Таблица_20_-_20_Текст"><text:span text:style-name="T14">Стратегия:</text:span> 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Gibberer</text:p>
            <text:p text:style-name="Таблица_20_-_20_Текст">Тарабарщик (висельни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70</text:p>
                </table:table-cell>
                <table:table-cell table:style-name="Таблица12.A1" office:value-type="string">
                  <text:p text:style-name="P38">1</text:p>
                </table:table-cell>
                <table:table-cell table:style-name="Таблица12.A1" office:value-type="string">
                  <text:p text:style-name="P38">10</text:p>
                </table:table-cell>
                <table:table-cell table:style-name="Таблица12.A1" office:value-type="string">
                  <text:p text:style-name="P38">23</text:p>
                </table:table-cell>
                <table:table-cell table:style-name="Таблица12.A1" office:value-type="string">
                  <text:p text:style-name="P38">6/18</text:p>
                </table:table-cell>
                <table:table-cell table:style-name="Таблица12.A1" office:value-type="string">
                  <text:p text:style-name="P38">4-11</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Гадкая масса с множеством ртов. Прожорливая. Во время битвы <text:span text:style-name="T1">g</text:span>ibberers получают больше атак. Они также уничтожают любые предметы, которые находят. Они могут схватить и удерживать свои жертвы.</text:p>
                  <text:p text:style-name="Таблица_20_-_20_Текст"><text:span text:style-name="T14">Стратегия:</text:span> 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Glard</text:p>
            <text:p text:style-name="Таблица_20_-_20_Текст">Глард</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43">20-25</text:p>
                </table:table-cell>
                <table:table-cell table:style-name="Таблица12.A1" office:value-type="string">
                  <text:p text:style-name="P43">5</text:p>
                </table:table-cell>
                <table:table-cell table:style-name="Таблица12.A1" office:value-type="string">
                  <text:p text:style-name="P43">14</text:p>
                </table:table-cell>
                <table:table-cell table:style-name="Таблица12.A1" office:value-type="string">
                  <text:p text:style-name="P43">30</text:p>
                </table:table-cell>
                <table:table-cell table:style-name="Таблица12.A1" office:value-type="string">
                  <text:p text:style-name="P43">1</text:p>
                </table:table-cell>
                <table:table-cell table:style-name="Таблица12.A1" office:value-type="string">
                  <text:p text:style-name="P43">1-8</text:p>
                </table:table-cell>
                <table:table-cell table:style-name="Таблица12.H1" office:value-type="string">
                  <text:p text:style-name="P38">Яд<text:span text:style-name="T1"> (Poison) 3-11</text:span></text:p>
                </table:table-cell>
              </table:table-row>
              <table:table-row table:style-name="Таблица12.1">
                <table:table-cell table:style-name="Таблица12.H1" table:number-columns-spanned="7" office:value-type="string">
                  <text:p text:style-name="P38">Большое, ядовитое летающее создание. Живут в гнездах. Гларды быстрые, ядовитые и могут убить, если Вы не устойчивы к яду.</text:p>
                  <text:p text:style-name="Таблица_20_-_20_Текст"><text:span text:style-name="T14">Стратегия:</text:span> Наденьте кольцо иммунитет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Gnome</text:p>
            <text:p text:style-name="Таблица_20_-_20_Текст">Карли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10</text:p>
                </table:table-cell>
                <table:table-cell table:style-name="Таблица12.A1" office:value-type="string">
                  <text:p text:style-name="P38">9</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1-6</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большие, ночные гуманоиды, ненавидящие людей. Приверженцы использования инструментов. Путешествуют группами. Карлики – падальщики, которые подбирают все, что только можн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5">Golem <text:s text:c="4"/></text:span>Голем</text:p>
          </table:table-cell>
          <table:table-cell table:style-name="Таблица12.A1" office:value-type="string">
            <text:p text:style-name="P38">См. ниже</text:p>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Различные<text:span text:style-name="T1"> (Different)</text:span></text:p>
          </table:table-cell>
        </table:table-row>
        <table:table-row table:style-name="Таблица12.1">
          <table:table-cell table:style-name="Таблица12.A1" office:value-type="string">
            <text:p text:style-name="P45">Gorm</text:p>
            <text:p text:style-name="Таблица_20_-_20_Текст">Горм</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3-73</text:p>
                </table:table-cell>
                <table:table-cell table:style-name="Таблица12.A1" office:value-type="string">
                  <text:p text:style-name="P38">-15</text:p>
                </table:table-cell>
                <table:table-cell table:style-name="Таблица12.A1" office:value-type="string">
                  <text:p text:style-name="P38">40</text:p>
                </table:table-cell>
                <table:table-cell table:style-name="Таблица12.A1" office:value-type="string">
                  <text:p text:style-name="P38">-20</text:p>
                </table:table-cell>
                <table:table-cell table:style-name="Таблица12.A1" office:value-type="string">
                  <text:p text:style-name="P38">1</text:p>
                </table:table-cell>
                <table:table-cell table:style-name="Таблица12.A1" office:value-type="string">
                  <text:p text:style-name="P38">30-70</text:p>
                </table:table-cell>
                <table:table-cell table:style-name="Таблица12.H1" office:value-type="string">
                  <text:p text:style-name="P38">Защита (<text:span text:style-name="T1">Defence</text:span>) 11-20</text:p>
                </table:table-cell>
              </table:table-row>
              <table:table-row table:style-name="Таблица12.1">
                <table:table-cell table:style-name="Таблица12.H1" table:number-columns-spanned="7" office:value-type="string">
                  <text:p text:style-name="P38">Двуногий с прочным внешним скелетом и кислотной кровью. Горм ищет живого хозяина для своего потомства. Гормы чрезвычайно быстрые. Они погружают другие создания в сон и имплантируют в них своих зародышей. При поедании изнутри хозяин умрет. Гормы - форма жизни, основанная на кислоте. </text:p>
                  <text:p text:style-name="Таблица_20_-_20_Текст"><text:span text:style-name="T14">Стратегия:</text:span> При оплодотворении гормом, выпейте благословленное снадобье лечения. Кровь горма разъест ваше оружие. Ускорьтесь перед борьбой с группой гормов.</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Grange pawn</text:p>
            <text:p text:style-name="Таблица_20_-_20_Текст">Пешка<text:span text:style-name="T1"> </text:span>усадьбы<text:span text:style-name="T1">?</text:span></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См. ниже</text:p>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Различные (<text:span text:style-name="T1">Different</text:span>)</text:p>
                </table:table-cell>
              </table:table-row>
              <table:table-row table:style-name="Таблица12.1">
                <table:table-cell table:style-name="Таблица12.H1" table:number-columns-spanned="7" office:value-type="string">
                  <text:p text:style-name="P38">Эти создания подобны мастерам времени. Подробнее см. описание мастеров времени (<text:span text:style-name="T1">timemasters</text:span>).</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Grey terror</text:p>
            <text:p text:style-name="Таблица_20_-_20_Текст">Серый<text:span text:style-name="T1"> </text:span>ужас</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См. ниже</text:p>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Различные (<text:span text:style-name="T1">Different</text:span>)</text:p>
                </table:table-cell>
              </table:table-row>
              <table:table-row table:style-name="Таблица12.1">
                <table:table-cell table:style-name="Таблица12.H1" table:number-columns-spanned="7" office:value-type="string">
                  <text:p text:style-name="P38">Эти создания подобны мастерам времени. Подробнее см. описание мастеров времени (<text:span text:style-name="T1">timemasters</text:span>).</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0">Guardian</text:p>
            <text:p text:style-name="Таблица_20_-_20_Текст">Страж</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50-200</text:p>
                </table:table-cell>
                <table:table-cell table:style-name="Таблица12.A1" office:value-type="string">
                  <text:p text:style-name="P38">4</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40-8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Стражи не атакуют, пока Вы не встанете рядом с ними.</text:p>
                  <text:p text:style-name="Таблица_20_-_20_Текст"><text:span text:style-name="T14">Стратегия:</text:span> Атакуйте стражей поочередно. Метание оружия или воздействие волшебной палочкой на <text:span text:style-name="T7">неподвижного</text:span> стража подскажет им всем, где Вас искать.</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5">Gulveig <text:s text:c="4"/></text:span>Гулвейг</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704-1180</text:p>
                </table:table-cell>
                <table:table-cell table:style-name="Таблица12.A1" office:value-type="string">
                  <text:p text:style-name="P38">-30</text:p>
                </table:table-cell>
                <table:table-cell table:style-name="Таблица12.A1" office:value-type="string">
                  <text:p text:style-name="P38">30</text:p>
                </table:table-cell>
                <table:table-cell table:style-name="Таблица12.A1" office:value-type="string">
                  <text:p text:style-name="P38">-125</text:p>
                </table:table-cell>
                <table:table-cell table:style-name="Таблица12.A1" office:value-type="string">
                  <text:p text:style-name="P38">2</text:p>
                </table:table-cell>
                <table:table-cell table:style-name="Таблица12.A1" office:value-type="string">
                  <text:p text:style-name="P38">150-35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Демон, повелитель ramapiths, прикосновение щупалец которого обращает в камень. </text:p>
                  <text:p text:style-name="Таблица_20_-_20_Текст">См. ВЫЖИВАНИЕ В НИФЛЬХЕЙМЕ в разделе СТРАТЕГИЯ.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Gymir</text:p>
            <text:p text:style-name="Таблица_20_-_20_Текст">Гюми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80-460</text:p>
                </table:table-cell>
                <table:table-cell table:style-name="Таблица12.A1" office:value-type="string">
                  <text:p text:style-name="P38">-35</text:p>
                </table:table-cell>
                <table:table-cell table:style-name="Таблица12.A1" office:value-type="string">
                  <text:p text:style-name="P38">18</text:p>
                </table:table-cell>
                <table:table-cell table:style-name="Таблица12.A1" office:value-type="string">
                  <text:p text:style-name="P38">-65</text:p>
                </table:table-cell>
                <table:table-cell table:style-name="Таблица12.A1" office:value-type="string">
                  <text:p text:style-name="P38">2</text:p>
                </table:table-cell>
                <table:table-cell table:style-name="Таблица12.A1" office:value-type="string">
                  <text:p text:style-name="P38">75-147</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Могущественный король горных гигантов. В древние времена, он отдал Фрейру руку своей дочери в обмен на легендарный меч Мимминг. Он живет уединенной жизнью и не любит других существ.</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Halcyon</text:p>
            <text:p text:style-name="Таблица_20_-_20_Текст">Зимородо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8-49</text:p>
                </table:table-cell>
                <table:table-cell table:style-name="Таблица12.A1" office:value-type="string">
                  <text:p text:style-name="P38">-21</text:p>
                </table:table-cell>
                <table:table-cell table:style-name="Таблица12.A1" office:value-type="string">
                  <text:p text:style-name="P38">10</text:p>
                </table:table-cell>
                <table:table-cell table:style-name="Таблица12.A1" office:value-type="string">
                  <text:p text:style-name="P38">-35</text:p>
                </table:table-cell>
                <table:table-cell table:style-name="Таблица12.A1" office:value-type="string">
                  <text:p text:style-name="P38">1</text:p>
                </table:table-cell>
                <table:table-cell table:style-name="Таблица12.A1" office:value-type="string">
                  <text:p text:style-name="P38">17-2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Пока живет зимородок, у его создателя будет повышена удача (+10).</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Harbard</text:p>
            <text:p text:style-name="Таблица_20_-_20_Текст">Харбард</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55-700</text:p>
                </table:table-cell>
                <table:table-cell table:style-name="Таблица12.A1" office:value-type="string">
                  <text:p text:style-name="P38">-71</text:p>
                </table:table-cell>
                <table:table-cell table:style-name="Таблица12.A1" office:value-type="string">
                  <text:p text:style-name="P38">20</text:p>
                </table:table-cell>
                <table:table-cell table:style-name="Таблица12.A1" office:value-type="string">
                  <text:p text:style-name="P38">-75</text:p>
                </table:table-cell>
                <table:table-cell table:style-name="Таблица12.A1" office:value-type="string">
                  <text:p text:style-name="P38">1</text:p>
                </table:table-cell>
                <table:table-cell table:style-name="Таблица12.A1" office:value-type="string">
                  <text:p text:style-name="P38">156-87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Харбард охраняет вход в Нифльхейм по реке Гьолл. Он останется заторможенным, пока живое создание не пересечет наводненную лоркестами реку. </text:p>
                  <text:p text:style-name="Таблица_20_-_20_Текст"><text:span text:style-name="T14">Стратегия:</text:span> Первоначально Харбард стоит на лестнице, ведущей вниз к Нифльхейму. Харбарда поразит только волшебное оружие. Список см. выше.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Hatchetfish</text:p>
            <text:p text:style-name="Таблица_20_-_20_Текст">Рыба-топори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10</text:p>
                </table:table-cell>
                <table:table-cell table:style-name="Таблица12.A1" office:value-type="string">
                  <text:p text:style-name="P38">-2</text:p>
                </table:table-cell>
                <table:table-cell table:style-name="Таблица12.A1" office:value-type="string">
                  <text:p text:style-name="P38">20</text:p>
                </table:table-cell>
                <table:table-cell table:style-name="Таблица12.A1" office:value-type="string">
                  <text:p text:style-name="P38">20</text:p>
                </table:table-cell>
                <table:table-cell table:style-name="Таблица12.A1" office:value-type="string">
                  <text:p text:style-name="P38">1</text:p>
                </table:table-cell>
                <table:table-cell table:style-name="Таблица12.A1" office:value-type="string">
                  <text:p text:style-name="P38">6-15</text:p>
                </table:table-cell>
                <table:table-cell table:style-name="Таблица12.H1" office:value-type="string">
                  <text:p text:style-name="P38">Зубы (<text:span text:style-name="T1">Teeth</text:span>) 16-45</text:p>
                </table:table-cell>
              </table:table-row>
              <table:table-row table:style-name="Таблица12.1">
                <table:table-cell table:style-name="Таблица12.H1" table:number-columns-spanned="7" office:value-type="string">
                  <text:p text:style-name="P38">Рыба-топорик атакует все, что подходит к воде. Они быстрые и наносят большой урон.</text:p>
                  <text:p text:style-name="Таблица_20_-_20_Текст"><text:span text:style-name="T14">Стратегия:</text:span> Убивайте рыбу-топорика с берега (по меньшей мере, на расстоянии одного поля от берега). Ради шутки превратите (polymorph) её при помощи волшебной палочки превращения <text:s/>и посмотрите, как он утонет, если придать ему облик существа, которое не может летать или плавать <text:s/>(это рискованн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Хеймдалл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Защищает Асгард от вторжения злых сил своим знаменитым зрением. Находится на Бифросте и подаст сигнал о наступлении Рагнарока, протрубив в свой рог Гьялл.</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2">Hel</text:span><text:span text:style-name="T5"> </text:span><text:span text:style-name="T2">dragon</text:span></text:p>
            <text:p text:style-name="P38">Дракон Хел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016-2440</text:p>
                </table:table-cell>
                <table:table-cell table:style-name="Таблица12.A1" office:value-type="string">
                  <text:p text:style-name="P38">-126</text:p>
                </table:table-cell>
                <table:table-cell table:style-name="Таблица12.A1" office:value-type="string">
                  <text:p text:style-name="P38">30</text:p>
                </table:table-cell>
                <table:table-cell table:style-name="Таблица12.A1" office:value-type="string">
                  <text:p text:style-name="P38">-1000</text:p>
                </table:table-cell>
                <table:table-cell table:style-name="Таблица12.A1" office:value-type="string">
                  <text:p text:style-name="P38">1</text:p>
                </table:table-cell>
                <table:table-cell table:style-name="Таблица12.A1" office:value-type="string">
                  <text:p text:style-name="P38">156-870</text:p>
                </table:table-cell>
                <table:table-cell table:style-name="Таблица12.H1" office:value-type="string">
                  <text:p text:style-name="P38">Облако (<text:span text:style-name="T1">Cloud</text:span>) 21-40</text:p>
                </table:table-cell>
              </table:table-row>
              <table:table-row table:style-name="Таблица12.1">
                <table:table-cell table:style-name="Таблица12.H1" table:number-columns-spanned="7" office:value-type="string">
                  <text:p text:style-name="P38">Это наиболее смертельное из всех плотоядных животных имеет острый нюх на большое расстояние, что позволяет ему немедленно телепортироваться к своей жертве. Очень смертоносно.</text:p>
                  <text:p text:style-name="Таблица_20_-_20_Текст">См. ВЫЖИВАНИЕ В НИФЛЬХЕЙМЕ в разделе СТРАТЕГ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Hela</text:p>
            <text:p text:style-name="Таблица_20_-_20_Текст">Хел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896-995</text:p>
                </table:table-cell>
                <table:table-cell table:style-name="Таблица12.A1" office:value-type="string">
                  <text:p text:style-name="P38">-30</text:p>
                </table:table-cell>
                <table:table-cell table:style-name="Таблица12.A1" office:value-type="string">
                  <text:p text:style-name="P38">20</text:p>
                </table:table-cell>
                <table:table-cell table:style-name="Таблица12.A1" office:value-type="string">
                  <text:p text:style-name="P38">-150</text:p>
                </table:table-cell>
                <table:table-cell table:style-name="Таблица12.A1" office:value-type="string">
                  <text:p text:style-name="P38">3</text:p>
                </table:table-cell>
                <table:table-cell table:style-name="Таблица12.A1" office:value-type="string">
                  <text:p text:style-name="P38">55-100</text:p>
                </table:table-cell>
                <table:table-cell table:style-name="Таблица12.H1" office:value-type="string">
                  <text:p text:style-name="P38"/>
                </table:table-cell>
              </table:table-row>
              <table:table-row table:style-name="Таблица12.B64.2">
                <table:table-cell table:style-name="Таблица12.H1" table:number-columns-spanned="7" office:value-type="string">
                  <text:p text:style-name="P38">Повелительница Нифльхейма. Имеет власть над мертвыми и всем, что лежит в пределах ее царства.</text:p>
                  <text:p text:style-name="Таблица_20_-_20_Текст">См. ВЫЖИВАНИЕ В НИФЛЬХЕЙМЕ в разделе СТРАТЕГ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Hill giant</text:p>
            <text:p text:style-name="Таблица_20_-_20_Текст">Холмовый велика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00-149</text:p>
                </table:table-cell>
                <table:table-cell table:style-name="Таблица12.A1" office:value-type="string">
                  <text:p text:style-name="P38">0</text:p>
                </table:table-cell>
                <table:table-cell table:style-name="Таблица12.A1" office:value-type="string">
                  <text:p text:style-name="P38">10</text:p>
                </table:table-cell>
                <table:table-cell table:style-name="Таблица12.A1" office:value-type="string">
                  <text:p text:style-name="P38">15</text:p>
                </table:table-cell>
                <table:table-cell table:style-name="Таблица12.A1" office:value-type="string">
                  <text:p text:style-name="P38">2</text:p>
                </table:table-cell>
                <table:table-cell table:style-name="Таблица12.A1" office:value-type="string">
                  <text:p text:style-name="P38">25-55</text:p>
                </table:table-cell>
                <table:table-cell table:style-name="Таблица12.H1" office:value-type="string">
                  <text:p text:style-name="P38">Раздробляет (<text:span text:style-name="T1">Crush</text:span>) 4-32</text:p>
                </table:table-cell>
              </table:table-row>
              <table:table-row table:style-name="Таблица12.1">
                <table:table-cell table:style-name="Таблица12.H1" table:number-columns-spanned="7" office:value-type="string">
                  <text:p text:style-name="P38">Невероятно крепкий. Может раздробить своей хваткой. Великаны с холмов хватают оппонентов и сокрушают их в своих мощных объятиях.</text:p>
                  <text:p text:style-name="Таблица_20_-_20_Текст"><text:span text:style-name="T14">Стратегия:</text:span> 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Homunculus</text:p>
            <text:p text:style-name="Таблица_20_-_20_Текст">Гомункулус</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1-17</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48</text:p>
                </table:table-cell>
                <table:table-cell table:style-name="Таблица12.A1" office:value-type="string">
                  <text:p text:style-name="P38">1</text:p>
                </table:table-cell>
                <table:table-cell table:style-name="Таблица12.A1" office:value-type="string">
                  <text:p text:style-name="P38">1-3</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большие животные, укус которых может вызвать беспамятство и паралич. Энергичные и противные.</text:p>
                  <text:p text:style-name="Таблица_20_-_20_Текст"><text:span text:style-name="T14">Стратегия:</text:span> Убивайте гомункулусов быстро. При встрече с группой монстров начинайте с них.</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Hreset</text:p>
            <text:p text:style-name="Таблица_20_-_20_Текст">Хресе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B67.1">
                <table:table-cell table:style-name="Таблица12.A1" office:value-type="string">
                  <text:p text:style-name="P38">307-439</text:p>
                </table:table-cell>
                <table:table-cell table:style-name="Таблица12.A1" office:value-type="string">
                  <text:p text:style-name="P38">-40</text:p>
                </table:table-cell>
                <table:table-cell table:style-name="Таблица12.A1" office:value-type="string">
                  <text:p text:style-name="P38">20</text:p>
                </table:table-cell>
                <table:table-cell table:style-name="Таблица12.A1" office:value-type="string">
                  <text:p text:style-name="P38">-50</text:p>
                </table:table-cell>
                <table:table-cell table:style-name="Таблица12.A1" office:value-type="string">
                  <text:p text:style-name="P38">3</text:p>
                </table:table-cell>
                <table:table-cell table:style-name="Таблица12.A1" office:value-type="string">
                  <text:p text:style-name="P38">314-5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Хресет - гигантская тварь, которая подчиняется вашим командам. См. описание свитка вызова в разделе ПРЕДМЕТЫ.</text:p>
                  <text:p text:style-name="Таблица_20_-_20_Текст"><text:span text:style-name="T14">Стратегия:</text:span> Избегайте конфликта с Хресето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Hrygar</text:p>
            <text:p text:style-name="Таблица_20_-_20_Текст">Хрига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B68.1">
                <table:table-cell table:style-name="Таблица12.A1" office:value-type="string">
                  <text:p text:style-name="P38">7-17</text:p>
                </table:table-cell>
                <table:table-cell table:style-name="Таблица12.A1" office:value-type="string">
                  <text:p text:style-name="P38">3</text:p>
                </table:table-cell>
                <table:table-cell table:style-name="Таблица12.A1" office:value-type="string">
                  <text:p text:style-name="P38">30</text:p>
                </table:table-cell>
                <table:table-cell table:style-name="Таблица12.A1" office:value-type="string">
                  <text:p text:style-name="P38">-25</text:p>
                </table:table-cell>
                <table:table-cell table:style-name="Таблица12.A1" office:value-type="string">
                  <text:p text:style-name="P38">1</text:p>
                </table:table-cell>
                <table:table-cell table:style-name="Таблица12.A1" office:value-type="string">
                  <text:p text:style-name="P38">5-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Очень быстрое, летающее создание. Налетает, атакует и улетает прочь.</text:p>
                  <text:p text:style-name="Таблица_20_-_20_Текст"><text:span text:style-name="T14">Стратегия:</text:span> Уходите от хригаров до тех пор, пока их ход не закончится около Вас. Затем атакуйте. Используйте волшебные палочки когда они на одной прямой линии с Вам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0">Ice dragon</text:p>
            <text:p text:style-name="Таблица_20_-_20_Текст">Ледяной драко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6-84</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0</text:p>
                </table:table-cell>
                <table:table-cell table:style-name="Таблица12.A1" office:value-type="string">
                  <text:p text:style-name="P38">3</text:p>
                </table:table-cell>
                <table:table-cell table:style-name="Таблица12.A1" office:value-type="string">
                  <text:p text:style-name="P38">18-34</text:p>
                </table:table-cell>
                <table:table-cell table:style-name="Таблица12.H1" office:value-type="string">
                  <text:p text:style-name="P38">Дыхание (<text:span text:style-name="T1">Breath</text:span>) 21-24</text:p>
                </table:table-cell>
              </table:table-row>
              <table:table-row table:style-name="Таблица12.1">
                <table:table-cell table:style-name="Таблица12.H1" table:number-columns-spanned="7" office:value-type="string">
                  <text:p text:style-name="P38">Эта пушная рептилия может заморозить своим дыханием. Запасает сокровища. Ледяные драконы выдыхают на свои жертвы лучи интенсивного холода.</text:p>
                  <text:p text:style-name="Таблица_20_-_20_Текст"><text:span text:style-name="T14">Стратегия:</text:span> Наденьте кольцо изоляции или зеркальный щит, если Вы еще не устойчивы к холоду. Ледяные драконы носят с собой сокровища. Ледяные драконы чрезвычайно уязвимы для излучения огн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Ice sphere</text:p>
            <text:p text:style-name="Таблица_20_-_20_Текст">Ледяная<text:span text:style-name="T1"> </text:span>сфер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43">13-19</text:p>
                </table:table-cell>
                <table:table-cell table:style-name="Таблица12.A1" office:value-type="string">
                  <text:p text:style-name="P43">2</text:p>
                </table:table-cell>
                <table:table-cell table:style-name="Таблица12.A1" office:value-type="string">
                  <text:p text:style-name="P43">10</text:p>
                </table:table-cell>
                <table:table-cell table:style-name="Таблица12.A1" office:value-type="string">
                  <text:p text:style-name="P43">-50</text:p>
                </table:table-cell>
                <table:table-cell table:style-name="Таблица12.A1" office:value-type="string">
                  <text:p text:style-name="P43">1</text:p>
                </table:table-cell>
                <table:table-cell table:style-name="Таблица12.A1" office:value-type="string">
                  <text:p text:style-name="P43">0</text:p>
                </table:table-cell>
                <table:table-cell table:style-name="Таблица12.H1" office:value-type="string">
                  <text:p text:style-name="P38">Взрыв<text:span text:style-name="T1"> (Blast/Explosion) 2-40 </text:span></text:p>
                </table:table-cell>
              </table:table-row>
              <table:table-row table:style-name="Таблица12.1">
                <table:table-cell table:style-name="Таблица12.H1" table:number-columns-spanned="7" office:value-type="string">
                  <text:p text:style-name="P38">Ледяные сферы пробираются бочком (sidle up) к своим жертвам и взрываются.</text:p>
                  <text:p text:style-name="Таблица_20_-_20_Текст"><text:span text:style-name="T14">Стратегия:</text:span> Наденьте кольцо изоляции или убейте сферу прежде, чем она подойдет близко. Ледяные сферы чрезвычайно уязвимы для излучения огн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Illusion</text:p>
            <text:p text:style-name="Таблица_20_-_20_Текст">Иллюзия</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12</text:p>
                </table:table-cell>
                <table:table-cell table:style-name="Таблица12.A1" office:value-type="string">
                  <text:p text:style-name="P38">8</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1-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Они просто волшебные иллюзии, которые может вызвать фокусник, чтобы они бились с врагами вместо него.</text:p>
                  <text:p text:style-name="Таблица_20_-_20_Текст"><text:span text:style-name="T14">Стратегия:</text:span> Удар по иллюзии покажет её истинную природу и рассеет её.</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Imp</text:p>
            <text:p text:style-name="Таблица_20_-_20_Текст">Имп</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18</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30</text:p>
                </table:table-cell>
                <table:table-cell table:style-name="Таблица12.A1" office:value-type="string">
                  <text:p text:style-name="P38">1</text:p>
                </table:table-cell>
                <table:table-cell table:style-name="Таблица12.A1" office:value-type="string">
                  <text:p text:style-name="P38">1-4</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Импы малы, их сложно атаковать.</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Iridorn</text:p>
            <text:p text:style-name="Таблица_20_-_20_Текст">Иридор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7-75</text:p>
                </table:table-cell>
                <table:table-cell table:style-name="Таблица12.A1" office:value-type="string">
                  <text:p text:style-name="P38">1</text:p>
                </table:table-cell>
                <table:table-cell table:style-name="Таблица12.A1" office:value-type="string">
                  <text:p text:style-name="P38">11</text:p>
                </table:table-cell>
                <table:table-cell table:style-name="Таблица12.A1" office:value-type="string">
                  <text:p text:style-name="P38">-25</text:p>
                </table:table-cell>
                <table:table-cell table:style-name="Таблица12.A1" office:value-type="string">
                  <text:p text:style-name="P38">1</text:p>
                </table:table-cell>
                <table:table-cell table:style-name="Таблица12.A1" office:value-type="string">
                  <text:p text:style-name="P38">5-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Иридорны - жадные собиратели голов. У них острые как бритва руки для обезглавливания других. Они также испускают из своих глаз лучи превращения.</text:p>
                  <text:p text:style-name="Таблица_20_-_20_Текст"><text:span text:style-name="T14">Стратегия:</text:span> Носите зеркальный щит, чтобы отражать луч превращения и горжет, чтобы защитить вашу шею. Иридорны могут быть поражены только волшебным оружием. Список см. выше.</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Ivy creeper</text:p>
            <text:p text:style-name="Таблица_20_-_20_Текст">Ползучий<text:span text:style-name="T1"> </text:span>плющ</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40</text:p>
                </table:table-cell>
                <table:table-cell table:style-name="Таблица12.A1" office:value-type="string">
                  <text:p text:style-name="P38">4</text:p>
                </table:table-cell>
                <table:table-cell table:style-name="Таблица12.A1" office:value-type="string">
                  <text:p text:style-name="P38">0</text:p>
                </table:table-cell>
                <table:table-cell table:style-name="Таблица12.A1" office:value-type="string">
                  <text:p text:style-name="P38">20</text:p>
                </table:table-cell>
                <table:table-cell table:style-name="Таблица12.A1" office:value-type="string">
                  <text:p text:style-name="P38">0</text:p>
                </table:table-cell>
                <table:table-cell table:style-name="Таблица12.A1" office:value-type="string">
                  <text:p text:style-name="P38">1-4</text:p>
                </table:table-cell>
                <table:table-cell table:style-name="Таблица12.H1" office:value-type="string">
                  <text:p text:style-name="P38">Защита (<text:span text:style-name="T1">Defence</text:span>) 3-11</text:p>
                </table:table-cell>
              </table:table-row>
              <table:table-row table:style-name="Таблица12.1">
                <table:table-cell table:style-name="Таблица12.H1" table:number-columns-spanned="7" office:value-type="string">
                  <text:p text:style-name="P38">Плотоядное быстрорастущее растение. Имеет ядовитые споры и мощные усики. Ползучие плющи хватают и поглощают свою пищу. Будучи атакованы, они выпускают споры, которые делают кожу нападающего хрупкой, заставляя его получать двойной урон пока не будут выпито благословленное снадобье лечения. Иногда при ударе они выпускают в воздух ядовитый газ. Этот яд может вызвать смерть у не устойчивых к яду в 4% случаев. Ползучие плющи могут также ослепить нападающего на 10-20 ходов.</text:p>
                  <text:p text:style-name="Таблица_20_-_20_Текст"><text:span text:style-name="T14">Стратегия:</text:span> Атакуйтесь издалека стрелковым оружием. Убейте внутреннюю часть растения и остальные ветви также умрут (или атакуйте с такого большого расстояния, какого только сможете, подрезая ползущее растение по мере того, как Вы идете). 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Jacchus</text:p>
            <text:p text:style-name="P39"/>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9-95</text:p>
                </table:table-cell>
                <table:table-cell table:style-name="Таблица12.A1" office:value-type="string">
                  <text:p text:style-name="P38">-12</text:p>
                </table:table-cell>
                <table:table-cell table:style-name="Таблица12.A1" office:value-type="string">
                  <text:p text:style-name="P38">11</text:p>
                </table:table-cell>
                <table:table-cell table:style-name="Таблица12.A1" office:value-type="string">
                  <text:p text:style-name="P38">15</text:p>
                </table:table-cell>
                <table:table-cell table:style-name="Таблица12.A1" office:value-type="string">
                  <text:p text:style-name="P38">1</text:p>
                </table:table-cell>
                <table:table-cell table:style-name="Таблица12.A1" office:value-type="string">
                  <text:p text:style-name="P38">23-47</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text:span text:style-name="T1">J</text:span>acchus может распространять болезнь (disease), которая останавливает естественную способность тела к заживлению.</text:p>
                  <text:p text:style-name="Таблица_20_-_20_Текст"><text:span text:style-name="T14">Стратегия:</text:span> Наденьте кольцо регенерации или выпейте снадобье лечения, чтобы побороть этот беспорядок (disorder).</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Jagrèdin</text:p>
            <text:p text:style-name="Таблица_20_-_20_Текст">Ягр'Ди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60</text:p>
                </table:table-cell>
                <table:table-cell table:style-name="Таблица12.A1" office:value-type="string">
                  <text:p text:style-name="P38">3</text:p>
                </table:table-cell>
                <table:table-cell table:style-name="Таблица12.A1" office:value-type="string">
                  <text:p text:style-name="P38">6</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30-60</text:p>
                </table:table-cell>
                <table:table-cell table:style-name="Таблица12.H1" office:value-type="string">
                  <text:p text:style-name="P38">Обжигает (<text:span text:style-name="T1">Burning</text:span>?) 21-40</text:p>
                  <text:p text:style-name="Таблица_20_-_20_Текст">Защита (<text:span text:style-name="T1">Defence</text:span>) 11-20 </text:p>
                </table:table-cell>
              </table:table-row>
              <table:table-row table:style-name="Таблица12.1">
                <table:table-cell table:style-name="Таблица12.H1" table:number-columns-spanned="7" office:value-type="string">
                  <text:p text:style-name="P38">Ягр'Дины любят копать. Они везде создают новые туннели.</text:p>
                  <text:p text:style-name="Таблица_20_-_20_Текст"><text:span text:style-name="T14">Стратегия:</text:span> Сделанный из чистой лавы, Ягр'Дин может атаковать, сжигая свои жертвы. Волшебные палочки превращения убьют Ягр'Дина немедленно. Если Вы атакуете Ягр'Дина голыми руками (и Вы не устойчивы к теплу), Вы сгорите.</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Ёрмунганд</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азванная мировым змеем, этот гигантская тварь окружает весь мир. В пророчестве сказано, что Тор и Ёрмунганд уничтожат друг друга в Рагнароке.</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Kalvin</text:p>
            <text:p text:style-name="Таблица_20_-_20_Текст">Кальви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70</text:p>
                </table:table-cell>
                <table:table-cell table:style-name="Таблица12.A1" office:value-type="string">
                  <text:p text:style-name="P38">2</text:p>
                </table:table-cell>
                <table:table-cell table:style-name="Таблица12.A1" office:value-type="string">
                  <text:p text:style-name="P38">10</text:p>
                </table:table-cell>
                <table:table-cell table:style-name="Таблица12.A1" office:value-type="string">
                  <text:p text:style-name="P38">20</text:p>
                </table:table-cell>
                <table:table-cell table:style-name="Таблица12.A1" office:value-type="string">
                  <text:p text:style-name="P38">1</text:p>
                </table:table-cell>
                <table:table-cell table:style-name="Таблица12.A1" office:value-type="string">
                  <text:p text:style-name="P38">12-1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У кальвинов быстрые как молнии руки чтобы вырывать глаза у их жертв.</text:p>
                  <text:p text:style-name="Таблица_20_-_20_Текст"><text:span text:style-name="T14">Стратегия:</text:span> Убивайте кальвинов издалека. Они редко промахиваются по вашим глазам. Если у Вас остался один глаз или ни одного, их можно будет отрастить вновь, только выпив благословленное снадобье лечения или с помощью странного дыма (weird fume).</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0">Knell bird</text:p>
            <text:p text:style-name="Таблица_20_-_20_Текст">Похоронная птиц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1-61</text:p>
                </table:table-cell>
                <table:table-cell table:style-name="Таблица12.A1" office:value-type="string">
                  <text:p text:style-name="P38">-7</text:p>
                </table:table-cell>
                <table:table-cell table:style-name="Таблица12.A1" office:value-type="string">
                  <text:p text:style-name="P38">10</text:p>
                </table:table-cell>
                <table:table-cell table:style-name="Таблица12.A1" office:value-type="string">
                  <text:p text:style-name="P38">14</text:p>
                </table:table-cell>
                <table:table-cell table:style-name="Таблица12.A1" office:value-type="string">
                  <text:p text:style-name="P38">1</text:p>
                </table:table-cell>
                <table:table-cell table:style-name="Таблица12.A1" office:value-type="string">
                  <text:p text:style-name="P38">2-4</text:p>
                </table:table-cell>
                <table:table-cell table:style-name="Таблица12.H1" office:value-type="string">
                  <text:p text:style-name="P38">Газ (<text:span text:style-name="T1">Gaze</text:span>) 101-175</text:p>
                </table:table-cell>
              </table:table-row>
              <table:table-row table:style-name="Таблица12.1">
                <table:table-cell table:style-name="Таблица12.H1" table:number-columns-spanned="7" office:value-type="string">
                  <text:p text:style-name="P38">Странная птица, которая может убить без контакта. Птицы похоронного звона беспорядочно выбирают любую тварь около себя, чтобы атаковать её смертельным взглядом. </text:p>
                  <text:p text:style-name="Таблица_20_-_20_Текст"><text:span text:style-name="T14">Стратегия:</text:span> Если у Вас менее чем 175 hp, убейте смертельную птицу немедленно или покиньте область. Запомните, смертельная птица атакует другие соседние создания. Если Вы в толпе, Вы можете выжить дольше (за исключением толпы смертельных птиц).</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Knilb</text:p>
            <text:p text:style-name="Таблица_20_-_20_Текст">Книльб</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28</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2-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большое собакоподобное создание, которое способно телепортироваться. Книльбы атакуют и телепортируются прочь.</text:p>
                  <text:p text:style-name="Таблица_20_-_20_Текст"><text:span text:style-name="T14">Стратегия:</text:span> Не ешьте мертвые книльбов, если Вы не хотите, бесконтрольно телепортироваться весь остаток игры.</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Kobold</text:p>
            <text:p text:style-name="Таблица_20_-_20_Текст">Кобольд</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24</text:p>
                </table:table-cell>
                <table:table-cell table:style-name="Таблица12.A1" office:value-type="string">
                  <text:p text:style-name="P38">9</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1-4</text:p>
                </table:table-cell>
                <table:table-cell table:style-name="Таблица12.H1" office:value-type="string">
                  <text:p text:style-name="P38"><text:s/>Бросок (<text:span text:style-name="T1">Throw</text:span>) 1-7</text:p>
                </table:table-cell>
              </table:table-row>
              <table:table-row table:style-name="Таблица12.1">
                <table:table-cell table:style-name="Таблица12.H1" table:number-columns-spanned="7" office:value-type="string">
                  <text:p text:style-name="P38">Недоброжелательная раса подземных жителей. Кобольды трусливы и атакуют стрелковым оружием или</text:p>
                  <text:p text:style-name="Таблица_20_-_20_Текст">ножам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Konr Rig</text:p>
            <text:p text:style-name="Таблица_20_-_20_Текст">Конр Риг</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12-680</text:p>
                </table:table-cell>
                <table:table-cell table:style-name="Таблица12.A1" office:value-type="string">
                  <text:p text:style-name="P38">-34</text:p>
                </table:table-cell>
                <table:table-cell table:style-name="Таблица12.A1" office:value-type="string">
                  <text:p text:style-name="P38">30</text:p>
                </table:table-cell>
                <table:table-cell table:style-name="Таблица12.A1" office:value-type="string">
                  <text:p text:style-name="P38">-120</text:p>
                </table:table-cell>
                <table:table-cell table:style-name="Таблица12.A1" office:value-type="string">
                  <text:p text:style-name="P38">4</text:p>
                </table:table-cell>
                <table:table-cell table:style-name="Таблица12.A1" office:value-type="string">
                  <text:p text:style-name="P38">75-30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Демон, повелитель сумасшедших, окруженный теми, кто поклоняется хаосу.</text:p>
                  <text:p text:style-name="Таблица_20_-_20_Текст">См. ВЫЖИВАНИЕ В НИФЛЬХЕЙМЕ в разделе СТРАТЕГ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Lacunar</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7-25</text:p>
                </table:table-cell>
                <table:table-cell table:style-name="Таблица12.A1" office:value-type="string">
                  <text:p text:style-name="P38">7</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1-4</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Водяные из легенд, эти существа приспособились к суше, обитают в лесу, дружественны людя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Li-Krin</text:p>
            <text:p text:style-name="Таблица_20_-_20_Текст">Ли-Кри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7-439</text:p>
                </table:table-cell>
                <table:table-cell table:style-name="Таблица12.A1" office:value-type="string">
                  <text:p text:style-name="P38">-40</text:p>
                </table:table-cell>
                <table:table-cell table:style-name="Таблица12.A1" office:value-type="string">
                  <text:p text:style-name="P38">20</text:p>
                </table:table-cell>
                <table:table-cell table:style-name="Таблица12.A1" office:value-type="string">
                  <text:p text:style-name="P38">-50</text:p>
                </table:table-cell>
                <table:table-cell table:style-name="Таблица12.A1" office:value-type="string">
                  <text:p text:style-name="P38">4</text:p>
                </table:table-cell>
                <table:table-cell table:style-name="Таблица12.A1" office:value-type="string">
                  <text:p text:style-name="P38">114-3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Ли-Крин - мощная тварь, которая подчиняется вашим командам. См. описание свитка вызова в разделе ПРЕДМЕТЫ.</text:p>
                  <text:p text:style-name="Таблица_20_-_20_Текст"><text:span text:style-name="T14">Стратегия:</text:span> <text:s/>Избегайте конфликта с Ли-Крино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Локи</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Бывший сначала почтенным Асом, этот злой бог теперь изгнанник. Он связан землей и богами пытают его; его большие страдания являются причиной землетрясений. Сказано, что он когда-нибудь освободится и поведет ледяных гигантов через воду, чтобы уничтожить Асгард.</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Lorkesth</text:p>
            <text:p text:style-name="Таблица_20_-_20_Текст">Лоркес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90-570</text:p>
                </table:table-cell>
                <table:table-cell table:style-name="Таблица12.A1" office:value-type="string">
                  <text:p text:style-name="P38">-34</text:p>
                </table:table-cell>
                <table:table-cell table:style-name="Таблица12.A1" office:value-type="string">
                  <text:p text:style-name="P38">28</text:p>
                </table:table-cell>
                <table:table-cell table:style-name="Таблица12.A1" office:value-type="string">
                  <text:p text:style-name="P38">-100</text:p>
                </table:table-cell>
                <table:table-cell table:style-name="Таблица12.A1" office:value-type="string">
                  <text:p text:style-name="P38">2</text:p>
                </table:table-cell>
                <table:table-cell table:style-name="Таблица12.A1" office:value-type="string">
                  <text:p text:style-name="P38">62-53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Единственное создание, которое может выжить в водах реки Гьолл. Лоркесты наиболее сильные из морских созданий. Из-за огромного размера их трудно убить.</text:p>
                  <text:p text:style-name="Таблица_20_-_20_Текст"><text:span text:style-name="T14">Стратегия:</text:span> Лоркесты устойчивы к окаменению <text:span text:style-name="T1">(petrification) </text:span>и<text:span text:style-name="T1"> </text:span>ментальной<text:span text:style-name="T1"> </text:span>атаке<text:span text:style-name="T1"> (psionic attack). </text:span>Другие волшебные палочки эффективны. Если у вас нет тысяч hit point'ов, держитесь подальше от кромки воды, если присутствуют лоркесты. Используйте стрелковое оружие и волшебные палочки с расстояния по крайней мере, в одно поле вглубь суш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Lower dwarf</text:p>
            <text:p text:style-name="Таблица_20_-_20_Текст">Низший<text:span text:style-name="T1"> </text:span>гном</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6-100</text:p>
                </table:table-cell>
                <table:table-cell table:style-name="Таблица12.A1" office:value-type="string">
                  <text:p text:style-name="P38">-10</text:p>
                </table:table-cell>
                <table:table-cell table:style-name="Таблица12.A1" office:value-type="string">
                  <text:p text:style-name="P38">9</text:p>
                </table:table-cell>
                <table:table-cell table:style-name="Таблица12.A1" office:value-type="string">
                  <text:p text:style-name="P38">0</text:p>
                </table:table-cell>
                <table:table-cell table:style-name="Таблица12.A1" office:value-type="string">
                  <text:p text:style-name="P38">1</text:p>
                </table:table-cell>
                <table:table-cell table:style-name="Таблица12.A1" office:value-type="string">
                  <text:p text:style-name="P38">16-58</text:p>
                </table:table-cell>
                <table:table-cell table:style-name="Таблица12.H1" office:value-type="string">
                  <text:p text:style-name="P38">Бросок (<text:span text:style-name="T1">Throw</text:span>) 16-55</text:p>
                </table:table-cell>
              </table:table-row>
              <table:table-row table:style-name="Таблица12.1">
                <table:table-cell table:style-name="Таблица12.H1" table:number-columns-spanned="7" office:value-type="string">
                  <text:p text:style-name="P38">Низшие гномы - мастера по метанию самодельных ножей.</text:p>
                  <text:p text:style-name="Таблица_20_-_20_Текст"><text:span text:style-name="T14">Стратегия:</text:span> Уничтожайте тела низших гномов, иначе они прорастут в воздушных гхол (lest they sprout into air gholas). Низший гном устойчивы к теплу (<text:span text:style-name="T1">heat</text:span> resistant), но все остальные волшебные палочки и силы могут подействовать на них.</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Magician</text:p>
            <text:p text:style-name="Таблица_20_-_20_Текст">Волшебни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5-90</text:p>
                </table:table-cell>
                <table:table-cell table:style-name="Таблица12.A1" office:value-type="string">
                  <text:p text:style-name="P38">4</text:p>
                </table:table-cell>
                <table:table-cell table:style-name="Таблица12.A1" office:value-type="string">
                  <text:p text:style-name="P38">10</text:p>
                </table:table-cell>
                <table:table-cell table:style-name="Таблица12.A1" office:value-type="string">
                  <text:p text:style-name="P38">40</text:p>
                </table:table-cell>
                <table:table-cell table:style-name="Таблица12.A1" office:value-type="string">
                  <text:p text:style-name="P38">1</text:p>
                </table:table-cell>
                <table:table-cell table:style-name="Таблица12.A1" office:value-type="string">
                  <text:p text:style-name="P38">6-16</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Искусный чародей. Волшебники любят превращать (polymorphing) ваши предметы, включая оружие, которое Вы держите в руках. Если они почувствуют угрозу, они могут вызвать архимагов, чародеев и призывающих (archmages, sorcerers, and summoners) себе на помощь.</text:p>
                  <text:p text:style-name="Таблица_20_-_20_Текст"><text:span text:style-name="T14">Стратегия:</text:span> Надевание серебряной мантии отразит магию волшебника. Волшебники могут быть очень полезными (см. ВОЛШЕБНИК в разделе СТРАТЕГИ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Migdnart</text:p>
            <text:p text:style-name="Таблица_20_-_20_Текст">Мигднар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4-58</text:p>
                </table:table-cell>
                <table:table-cell table:style-name="Таблица12.A1" office:value-type="string">
                  <text:p text:style-name="P38">4</text:p>
                </table:table-cell>
                <table:table-cell table:style-name="Таблица12.A1" office:value-type="string">
                  <text:p text:style-name="P38">10</text:p>
                </table:table-cell>
                <table:table-cell table:style-name="Таблица12.A1" office:value-type="string">
                  <text:p text:style-name="P38">40</text:p>
                </table:table-cell>
                <table:table-cell table:style-name="Таблица12.A1" office:value-type="string">
                  <text:p text:style-name="P38">2</text:p>
                </table:table-cell>
                <table:table-cell table:style-name="Таблица12.A1" office:value-type="string">
                  <text:p text:style-name="P38">20-4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Дьявольское порождение из Нифльхейма. Берегитесь: мигднарты наносят чрезмерный урон и передвигаются группами.</text:p>
                  <text:p text:style-name="Таблица_20_-_20_Текст"><text:span text:style-name="T14">Стратегия:</text:span> <text:s/>Посмотрите свои hit point'ы и убегайте, если необходим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0">Minion</text:p>
            <text:p text:style-name="Таблица_20_-_20_Текст">Баловен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35</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40</text:p>
                </table:table-cell>
                <table:table-cell table:style-name="Таблица12.A1" office:value-type="string">
                  <text:p text:style-name="P38">1</text:p>
                </table:table-cell>
                <table:table-cell table:style-name="Таблица12.A1" office:value-type="string">
                  <text:p text:style-name="P38">9-27</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Злые жители Нифльхейма, которые заползли в Мидгард. Роятся в своих жертвах. Если Вас окружат более чем четыре баловня, они схватят, удержат (hold down) и изобьют (beat on) Вас.</text:p>
                  <text:p text:style-name="Таблица_20_-_20_Текст"><text:span text:style-name="T14">Стратегия:</text:span> Не допускайте окружения. Баловни управляются, особенно когда их вызывают более высокими мастерам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Moleman</text:p>
            <text:p text:style-name="Таблица_20_-_20_Текст">Человек-кро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3-23</text:p>
                </table:table-cell>
                <table:table-cell table:style-name="Таблица12.A1" office:value-type="string">
                  <text:p text:style-name="P38">7</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1-7</text:p>
                </table:table-cell>
                <table:table-cell table:style-name="Таблица12.H1" office:value-type="string">
                  <text:p text:style-name="P38">Обломки (<text:span text:style-name="T1">Debris</text:span>?) 1-38</text:p>
                </table:table-cell>
              </table:table-row>
              <table:table-row table:style-name="Таблица12.1">
                <table:table-cell table:style-name="Таблица12.H1" table:number-columns-spanned="7" office:value-type="string">
                  <text:p text:style-name="P38">Люди-кроты обрушают потолок на тех, которое вторгается в их владения, а затем прокапываются прочь (burrow away).</text:p>
                  <text:p text:style-name="Таблица_20_-_20_Текст"><text:span text:style-name="T14">Стратегия:</text:span> Не становитесь около ступеней или предметов, которые Вы можете захотеть [взять с собой], иначе (lest) битва уничтожит их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Morph</text:p>
            <text:p text:style-name="Таблица_20_-_20_Текст">Морф</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5-95</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20</text:p>
                </table:table-cell>
                <table:table-cell table:style-name="Таблица12.A1" office:value-type="string">
                  <text:p text:style-name="P38">1</text:p>
                </table:table-cell>
                <table:table-cell table:style-name="Таблица12.A1" office:value-type="string">
                  <text:p text:style-name="P38">15-30</text:p>
                </table:table-cell>
                <table:table-cell table:style-name="Таблица12.H1" office:value-type="string">
                  <text:p text:style-name="P38">Различные (<text:span text:style-name="T1">Different</text:span>)</text:p>
                </table:table-cell>
              </table:table-row>
              <table:table-row table:style-name="Таблица12.1">
                <table:table-cell table:style-name="Таблица12.H1" table:number-columns-spanned="7" office:value-type="string">
                  <text:p text:style-name="P38">Древнее, волшебное существо. Потенциально очень опасно. Морфы принимают облик и силы других рас. Они могут изменять свой облик по желанию.</text:p>
                  <text:p text:style-name="Таблица_20_-_20_Текст"><text:span text:style-name="T14">Стратегия:</text:span> У морфов много hit point'ов. Сражайтесь с ними как с монстром, под которого они замаскировались, но помните, что для того чтобы их убить может потребоваться больше времен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Mudman</text:p>
            <text:p text:style-name="Таблица_20_-_20_Текст">Грязеви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5-140</text:p>
                </table:table-cell>
                <table:table-cell table:style-name="Таблица12.A1" office:value-type="string">
                  <text:p text:style-name="P38">-5</text:p>
                </table:table-cell>
                <table:table-cell table:style-name="Таблица12.A1" office:value-type="string">
                  <text:p text:style-name="P38">8</text:p>
                </table:table-cell>
                <table:table-cell table:style-name="Таблица12.A1" office:value-type="string">
                  <text:p text:style-name="P38">-10</text:p>
                </table:table-cell>
                <table:table-cell table:style-name="Таблица12.A1" office:value-type="string">
                  <text:p text:style-name="P38">2</text:p>
                </table:table-cell>
                <table:table-cell table:style-name="Таблица12.A1" office:value-type="string">
                  <text:p text:style-name="P38">13-37</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Грязевик пытается окружать свои жертвы грязью.</text:p>
                  <text:p text:style-name="Таблица_20_-_20_Текст"><text:span text:style-name="T14">Стратегия:</text:span> Оказавшись в грязи, метайте в грязевика оружие и используйте против него волшебные палочки, чтобы не поскользнуться в грязи и не потратить напрасно ваш ход. Волшебные палочки превращения убьют грязевика немедленн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Nidhogg</text:p>
            <text:p text:style-name="Таблица_20_-_20_Текст">Нидхогг (драко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100-6000</text:p>
                </table:table-cell>
                <table:table-cell table:style-name="Таблица12.A1" office:value-type="string">
                  <text:p text:style-name="P38">-120</text:p>
                </table:table-cell>
                <table:table-cell table:style-name="Таблица12.A1" office:value-type="string">
                  <text:p text:style-name="P38">10</text:p>
                </table:table-cell>
                <table:table-cell table:style-name="Таблица12.A1" office:value-type="string">
                  <text:p text:style-name="P38">-700</text:p>
                </table:table-cell>
                <table:table-cell table:style-name="Таблица12.A1" office:value-type="string">
                  <text:p text:style-name="P38">4</text:p>
                </table:table-cell>
                <table:table-cell table:style-name="Таблица12.A1" office:value-type="string">
                  <text:p text:style-name="P38">930-263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Демон-король драконов. Способен управлять умами других и поглощать заклинания. Мастер чародейства. См. ВЫЖИВАНИЕ В НИФЛЬХЕЙМЕ в разделе СТРАТЕГ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5">Nidslacr <text:s text:c="4"/></text:span>Нидслак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80-1240</text:p>
                </table:table-cell>
                <table:table-cell table:style-name="Таблица12.A1" office:value-type="string">
                  <text:p text:style-name="P38">-96</text:p>
                </table:table-cell>
                <table:table-cell table:style-name="Таблица12.A1" office:value-type="string">
                  <text:p text:style-name="P38">30</text:p>
                </table:table-cell>
                <table:table-cell table:style-name="Таблица12.A1" office:value-type="string">
                  <text:p text:style-name="P38">-500</text:p>
                </table:table-cell>
                <table:table-cell table:style-name="Таблица12.A1" office:value-type="string">
                  <text:p text:style-name="P38">1</text:p>
                </table:table-cell>
                <table:table-cell table:style-name="Таблица12.A1" office:value-type="string">
                  <text:p text:style-name="P38">310-73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Родственный драконам, нидслакр предпочитает жить в зыбучем песке. Самка сохраняет тела своих жертв, чтобы отложить свои яйца. Прикосновение этого создания влияет на память и ловкость.</text:p>
                  <text:p text:style-name="Таблица_20_-_20_Текст">См. ВЫЖИВАНИЕ В НИФЛЬХЕЙМЕ в разделе СТРАТЕГ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Nymph</text:p>
            <text:p text:style-name="Таблица_20_-_20_Текст">Нимф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1-30</text:p>
                </table:table-cell>
                <table:table-cell table:style-name="Таблица12.A1" office:value-type="string">
                  <text:p text:style-name="P38">7</text:p>
                </table:table-cell>
                <table:table-cell table:style-name="Таблица12.A1" office:value-type="string">
                  <text:p text:style-name="P38">10</text:p>
                </table:table-cell>
                <table:table-cell table:style-name="Таблица12.A1" office:value-type="string">
                  <text:p text:style-name="P38">25</text:p>
                </table:table-cell>
                <table:table-cell table:style-name="Таблица12.A1" office:value-type="string">
                  <text:p text:style-name="P38">1</text:p>
                </table:table-cell>
                <table:table-cell table:style-name="Таблица12.A1" office:value-type="string">
                  <text:p text:style-name="P38">1-4</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имфы воруют у неосторожных. Если их цель - мужского пола, они могут соблазнить его снять броню и украдут почти все. Украв, они телепортируются прочь.</text:p>
                  <text:p text:style-name="Таблица_20_-_20_Текст"><text:span text:style-name="T14">Стратегия:</text:span> Убивайте нимф прежде, чем они приблизятся. Будьте женского пола. Если нимфа украла ценный предмет, охотьтесь за ней, пока не вернете ег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Оди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Глава богов, Один лишен глаза, которым он пожертвовал, чтобы приобрести знания о мире в течение короткого времени, когда Один еще не существовал. Иногда посылает своих воронов в Мидгард, чтобы поделиться своими обширными знаниями с человечеством. Предпочтительным оружием является Гунгнир, его копье.</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Ogre</text:p>
            <text:p text:style-name="Таблица_20_-_20_Текст">Великан-людоед</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5-70</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25</text:p>
                </table:table-cell>
                <table:table-cell table:style-name="Таблица12.A1" office:value-type="string">
                  <text:p text:style-name="P38">2</text:p>
                </table:table-cell>
                <table:table-cell table:style-name="Таблица12.A1" office:value-type="string">
                  <text:p text:style-name="P38">13-2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Гиганты, живущие в пещерах. Медленные, но очень крепкие. Великаны-людоеды могут схватить свои жертвы и сокрушить их. </text:p>
                  <text:p text:style-name="Таблица_20_-_20_Текст"><text:span text:style-name="T14">Стратегия:</text:span> 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Orc</text:p>
            <text:p text:style-name="Таблица_20_-_20_Текст">Ор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3-19</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35</text:p>
                </table:table-cell>
                <table:table-cell table:style-name="Таблица12.A1" office:value-type="string">
                  <text:p text:style-name="P38">1</text:p>
                </table:table-cell>
                <table:table-cell table:style-name="Таблица12.A1" office:value-type="string">
                  <text:p text:style-name="P38">1-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Орки - hardy падальщик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Pale moss</text:p>
            <text:p text:style-name="Таблица_20_-_20_Текст">Бледный мох</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0-100</text:p>
                </table:table-cell>
                <table:table-cell table:style-name="Таблица12.A1" office:value-type="string">
                  <text:p text:style-name="P38">0</text:p>
                </table:table-cell>
                <table:table-cell table:style-name="Таблица12.A1" office:value-type="string">
                  <text:p text:style-name="P38">0</text:p>
                </table:table-cell>
                <table:table-cell table:style-name="Таблица12.A1" office:value-type="string">
                  <text:p text:style-name="P38">5</text:p>
                </table:table-cell>
                <table:table-cell table:style-name="Таблица12.A1" office:value-type="string">
                  <text:p text:style-name="P38">1</text:p>
                </table:table-cell>
                <table:table-cell table:style-name="Таблица12.A1" office:value-type="string">
                  <text:p text:style-name="P38">10-1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Также называется "мох памяти". Этот плотный, вредный организм может повлиять на память. Бледный мох заставляет всех, кто окажется поблизости, забывать вещи, особенно идентификацию свитков, волшебных палочек, снадобий и колец. Чтобы уничтожить бледный мох требуется несколько ходов.</text:p>
                  <text:p text:style-name="Таблица_20_-_20_Текст"><text:span text:style-name="T14">Стратегия:</text:span> Не становитесь около бледного мха, если Вы не приобрели умения идентификации. Это умение делает его силы бесполезным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0">Pelgrat</text:p>
            <text:p text:style-name="Таблица_20_-_20_Текст">Пелгра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6-84</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18-30</text:p>
                </table:table-cell>
                <table:table-cell table:style-name="Таблица12.H1" office:value-type="string">
                  <text:p text:style-name="P38">Излучение (различное) <text:s text:c="4"/>(<text:span text:style-name="T1">Ray</text:span> (<text:span text:style-name="T1">different</text:span>))</text:p>
                </table:table-cell>
              </table:table-row>
              <table:table-row table:style-name="Таблица12.1">
                <table:table-cell table:style-name="Таблица12.H1" table:number-columns-spanned="7" office:value-type="string">
                  <text:p text:style-name="P38">Эфирные создания, которые способны высасывать силу из ваших волшебных палочек для своих целей, обычно - воздействовать этой силой <text:s/>на Вас. Они по природе устойчивы к излучениям. </text:p>
                  <text:p text:style-name="Таблица_20_-_20_Текст"><text:span text:style-name="T14">Стратегия:</text:span> <text:s/>При виде пелграта бросьте волшебные палочки перед собой и сражайтесь с ним только с помощью физических средств. Наденьте зеркальный щит, чтобы отражать его лучи. <text:s/></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Phantom asp</text:p>
            <text:p text:style-name="Таблица_20_-_20_Текст">Призрачный аспид</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5-45</text:p>
                </table:table-cell>
                <table:table-cell table:style-name="Таблица12.A1" office:value-type="string">
                  <text:p text:style-name="P38">4</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2</text:p>
                </table:table-cell>
                <table:table-cell table:style-name="Таблица12.A1" office:value-type="string">
                  <text:p text:style-name="P38">1-6</text:p>
                </table:table-cell>
                <table:table-cell table:style-name="Таблица12.H1" office:value-type="string">
                  <text:p text:style-name="P38">Яд (<text:span text:style-name="T1">Poison</text:span>) 3-11</text:p>
                </table:table-cell>
              </table:table-row>
              <table:table-row table:style-name="Таблица12.1">
                <table:table-cell table:style-name="Таблица12.H1" table:number-columns-spanned="7" office:value-type="string">
                  <text:p text:style-name="P38">Эта красивая змея была завезена из Аравии. Укус призрачного аспида - немедленная смерть. Даже устойчивые к ядам, будучи им укушены умрут с вероятностью 4% (если не наденут военный жилет - см. раздел АРТЕФАКТЫ и описание военного жилета в разделе ПРЕДМЕТЫ).</text:p>
                  <text:p text:style-name="Таблица_20_-_20_Текст"><text:span text:style-name="T14">Стратегия:</text:span> Не позволяйте призрачному аспиду приближаться к Вам ближе, чем на одно поле. Убивайте его издалека, стрелковым оружием или волшебными палочкам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Phausq</text:p>
            <text:p text:style-name="Таблица_20_-_20_Текст">Фаус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7-66</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5-2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Грустное, безглазое создание, которое нападает в темноте. Избегает света, затемняя любую комнату, куда они заходят.</text:p>
                  <text:p text:style-name="Таблица_20_-_20_Текст"><text:span text:style-name="T14">Стратегия:</text:span> <text:s/>Волшебные палочки света убьют всех фаусков в комнате.</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Plog </text:p>
            <text:p text:style-name="Таблица_20_-_20_Текст">Плог</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98-1055</text:p>
                </table:table-cell>
                <table:table-cell table:style-name="Таблица12.A1" office:value-type="string">
                  <text:p text:style-name="P38">-40</text:p>
                </table:table-cell>
                <table:table-cell table:style-name="Таблица12.A1" office:value-type="string">
                  <text:p text:style-name="P38">20</text:p>
                </table:table-cell>
                <table:table-cell table:style-name="Таблица12.A1" office:value-type="string">
                  <text:p text:style-name="P38">-125</text:p>
                </table:table-cell>
                <table:table-cell table:style-name="Таблица12.A1" office:value-type="string">
                  <text:p text:style-name="P38">4</text:p>
                </table:table-cell>
                <table:table-cell table:style-name="Таблица12.A1" office:value-type="string">
                  <text:p text:style-name="P38">14-3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значительный демон, которому поклоняются баловни (minions) и migdnarts. Вытягивает энергию из волшебных палочек и магических предметов.</text:p>
                  <text:p text:style-name="Таблица_20_-_20_Текст">См. ВЫЖИВАНИЕ В НИФЛЬХЕЙМЕ в разделе СТРАТЕГ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1">Preden</text:p>
            <text:p text:style-name="Таблица_20_-_20_Текст">Преде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5-45</text:p>
                </table:table-cell>
                <table:table-cell table:style-name="Таблица12.A1" office:value-type="string">
                  <text:p text:style-name="P38">-8</text:p>
                </table:table-cell>
                <table:table-cell table:style-name="Таблица12.A1" office:value-type="string">
                  <text:p text:style-name="P38">30</text:p>
                </table:table-cell>
                <table:table-cell table:style-name="Таблица12.A1" office:value-type="string">
                  <text:p text:style-name="P38">65</text:p>
                </table:table-cell>
                <table:table-cell table:style-name="Таблица12.A1" office:value-type="string">
                  <text:p text:style-name="P38">2</text:p>
                </table:table-cell>
                <table:table-cell table:style-name="Таблица12.A1" office:value-type="string">
                  <text:p text:style-name="P38">6-1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большое, летающее создание, чей укус распространяет лихорадочную болезнь. Смертельно, если не лечить. Жертвы лихорадит, их заклятья слабеют, и в конечном счете умирают.</text:p>
                  <text:p text:style-name="Таблица_20_-_20_Текст"><text:span text:style-name="T14">Стратегия:</text:span> После борьбы с преденами, используйте команду <text:span text:style-name="T1">SELF</text:span>, чтобы проверить, не заразились ли Вы. Если заразились, выпейте снадобье лечен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Pyrta ath</text:p>
            <text:p text:style-name="Таблица_20_-_20_Текст">Пирта атх<text:tab/></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40</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25</text:p>
                </table:table-cell>
                <table:table-cell table:style-name="Таблица12.A1" office:value-type="string">
                  <text:p text:style-name="P38">1</text:p>
                </table:table-cell>
                <table:table-cell table:style-name="Таблица12.A1" office:value-type="string">
                  <text:p text:style-name="P38">4-16</text:p>
                </table:table-cell>
                <table:table-cell table:style-name="Таблица12.H1" office:value-type="string">
                  <text:p text:style-name="P38">Душит (<text:span text:style-name="T1">Throttle</text:span>?) 11-20</text:p>
                </table:table-cell>
              </table:table-row>
              <table:table-row table:style-name="Таблица12.1">
                <table:table-cell table:style-name="Таблица12.H1" table:number-columns-spanned="7" office:value-type="string">
                  <text:p text:style-name="P38"><text:span text:style-name="T1">Pyrta</text:span> <text:span text:style-name="T1">aths</text:span> окутывают головы оппонентов и пытается душить их. За шесть ходов, жертвы будут задушены и умрут. Кроме того, атакуя <text:span text:style-name="T1">pyrta</text:span> <text:span text:style-name="T1">ath</text:span>’у на своей голове, Вы также повредите и себя.</text:p>
                  <text:p text:style-name="Таблица_20_-_20_Текст"><text:span text:style-name="T14">Стратегия:</text:span> <text:s/>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Qivuit</text:p>
            <text:p text:style-name="Таблица_20_-_20_Текст">Квиуи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70</text:p>
                </table:table-cell>
                <table:table-cell table:style-name="Таблица12.A1" office:value-type="string">
                  <text:p text:style-name="P38">4</text:p>
                </table:table-cell>
                <table:table-cell table:style-name="Таблица12.A1" office:value-type="string">
                  <text:p text:style-name="P38">20</text:p>
                </table:table-cell>
                <table:table-cell table:style-name="Таблица12.A1" office:value-type="string">
                  <text:p text:style-name="P38">20</text:p>
                </table:table-cell>
                <table:table-cell table:style-name="Таблица12.A1" office:value-type="string">
                  <text:p text:style-name="P38">2</text:p>
                </table:table-cell>
                <table:table-cell table:style-name="Таблица12.A1" office:value-type="string">
                  <text:p text:style-name="P38">12-19</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text:span text:style-name="T1">Qivuit</text:span>’ы - первоначально водные существа, но могут выжить и на земле. Они атакуют, затем быстро отступают.</text:p>
                  <text:p text:style-name="Таблица_20_-_20_Текст"><text:span text:style-name="T14">Стратегия:</text:span> Убивайте <text:span text:style-name="T1">qivuit</text:span>’ов на расстоянии, по крайней мере, одного поля внутрь суши. Если Вы в воде, перемещайтесь прочь от них, пока они не закончат свой ход около Вас так, чтобы Вы могли ударить.</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6">Ramapith</text:p>
            <text:p text:style-name="Таблица_20_-_20_Текст">Рамапи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75-105</text:p>
                </table:table-cell>
                <table:table-cell table:style-name="Таблица12.A1" office:value-type="string">
                  <text:p text:style-name="P38">2</text:p>
                </table:table-cell>
                <table:table-cell table:style-name="Таблица12.A1" office:value-type="string">
                  <text:p text:style-name="P38">15</text:p>
                </table:table-cell>
                <table:table-cell table:style-name="Таблица12.A1" office:value-type="string">
                  <text:p text:style-name="P38">0</text:p>
                </table:table-cell>
                <table:table-cell table:style-name="Таблица12.A1" office:value-type="string">
                  <text:p text:style-name="P38">1</text:p>
                </table:table-cell>
                <table:table-cell table:style-name="Таблица12.A1" office:value-type="string">
                  <text:p text:style-name="P38">15-35</text:p>
                </table:table-cell>
                <table:table-cell table:style-name="Таблица12.H1" office:value-type="string">
                  <text:p text:style-name="P38">Прикосновение огня <text:s text:c="4"/>(<text:span text:style-name="T1">Fire</text:span> <text:span text:style-name="T1">touch</text:span>) 6-11</text:p>
                </table:table-cell>
              </table:table-row>
              <table:table-row table:style-name="Таблица12.1">
                <table:table-cell table:style-name="Таблица12.H1" table:number-columns-spanned="7" office:value-type="string">
                  <text:p text:style-name="P38">Ужасный враг, чье прикосновение может кипятить кровь даже устойчивым к теплу. Они могут вскипятить вашу кровь в течение семи ходов.</text:p>
                  <text:p text:style-name="Таблица_20_-_20_Текст"><text:span text:style-name="T14">Стратегия:</text:span> Если <text:span text:style-name="T1">ramapith</text:span> бьет несколько раз подряд, убегите чтобы охладить вашу кровь. Носите кольцо праха, если Вы не устойчивы к теплу.</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Ranger</text:p>
            <text:p text:style-name="Таблица_20_-_20_Текст">Рейндже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76-100</text:p>
                </table:table-cell>
                <table:table-cell table:style-name="Таблица12.A1" office:value-type="string">
                  <text:p text:style-name="P38">1</text:p>
                </table:table-cell>
                <table:table-cell table:style-name="Таблица12.A1" office:value-type="string">
                  <text:p text:style-name="P38">10</text:p>
                </table:table-cell>
                <table:table-cell table:style-name="Таблица12.A1" office:value-type="string">
                  <text:p text:style-name="P38">33</text:p>
                </table:table-cell>
                <table:table-cell table:style-name="Таблица12.A1" office:value-type="string">
                  <text:p text:style-name="P38">1</text:p>
                </table:table-cell>
                <table:table-cell table:style-name="Таблица12.A1" office:value-type="string">
                  <text:p text:style-name="P38">10-50</text:p>
                </table:table-cell>
                <table:table-cell table:style-name="Таблица12.H1" office:value-type="string">
                  <text:p text:style-name="P38"/>
                </table:table-cell>
              </table:table-row>
              <table:table-row table:style-name="Таблица12.B64.2">
                <table:table-cell table:style-name="Таблица12.H1" table:number-columns-spanned="7" office:value-type="string">
                  <text:p text:style-name="P38">Самозванные стражи законности. Рейнджеры - обычно нейтральны, но станут враждебными, если Вы украдете у купца, прочитаете свитки гашения или атакуете других рейнджеров. Они оглушают свои жертвы и крадут их золото и добычу в наказание за нарушение их правил.</text:p>
                  <text:p text:style-name="Таблица_20_-_20_Текст"><text:span text:style-name="T14">Стратегия:</text:span> <text:s/>Читайте свиток гашения на уровне, с которого Вы скоро собираетесь выходить. На каждую погашенную расу будет вызываться один враждебный рейнджер. Если Вы украдете у купца, быстро покиньте уровень, чтобы избежать как купца, так и сердитого рейнджера, который будет вызван. Никогда не поражайте рейнджера непосредственно. Это вызовет их ещё больше. Атакуйте метательным оружием и волшебными палочкам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Rashok</text:p>
            <text:p text:style-name="Таблица_20_-_20_Текст">Рашо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07-639</text:p>
                </table:table-cell>
                <table:table-cell table:style-name="Таблица12.A1" office:value-type="string">
                  <text:p text:style-name="P38">-40</text:p>
                </table:table-cell>
                <table:table-cell table:style-name="Таблица12.A1" office:value-type="string">
                  <text:p text:style-name="P38">20</text:p>
                </table:table-cell>
                <table:table-cell table:style-name="Таблица12.A1" office:value-type="string">
                  <text:p text:style-name="P38">-50</text:p>
                </table:table-cell>
                <table:table-cell table:style-name="Таблица12.A1" office:value-type="string">
                  <text:p text:style-name="P38">3</text:p>
                </table:table-cell>
                <table:table-cell table:style-name="Таблица12.A1" office:value-type="string">
                  <text:p text:style-name="P38">114-3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Рашок подчинен Вам. См. описание свитка вызова в разделе ПРЕДМЕТЫ. </text:p>
                  <text:p text:style-name="Таблица_20_-_20_Текст"><text:span text:style-name="T14">Стратегия:</text:span> Избегайте конфликтов с Рашоко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0">Rat</text:p>
            <text:p text:style-name="Таблица_20_-_20_Текст">Крыс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8</text:p>
                </table:table-cell>
                <table:table-cell table:style-name="Таблица12.A1" office:value-type="string">
                  <text:p text:style-name="P38">7</text:p>
                </table:table-cell>
                <table:table-cell table:style-name="Таблица12.A1" office:value-type="string">
                  <text:p text:style-name="P38">10</text:p>
                </table:table-cell>
                <table:table-cell table:style-name="Таблица12.A1" office:value-type="string">
                  <text:p text:style-name="P38">60</text:p>
                </table:table-cell>
                <table:table-cell table:style-name="Таблица12.A1" office:value-type="string">
                  <text:p text:style-name="P38">1</text:p>
                </table:table-cell>
                <table:table-cell table:style-name="Таблица12.A1" office:value-type="string">
                  <text:p text:style-name="P38">1-3</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Крыса – создание, которое проще всего убить.</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Raven</text:p>
            <text:p text:style-name="P47">Воро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81-87</text:p>
                </table:table-cell>
                <table:table-cell table:style-name="Таблица12.A1" office:value-type="string">
                  <text:p text:style-name="P38">-40</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1-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Два ворона Одина будут случайно передавать вам тайны от самого Одина. Не нападайте на них.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8">Red ooze</text:p>
            <text:p text:style-name="P47">Красный слизен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0-90</text:p>
                </table:table-cell>
                <table:table-cell table:style-name="Таблица12.A1" office:value-type="string">
                  <text:p text:style-name="P38">10</text:p>
                </table:table-cell>
                <table:table-cell table:style-name="Таблица12.A1" office:value-type="string">
                  <text:p text:style-name="P38">7</text:p>
                </table:table-cell>
                <table:table-cell table:style-name="Таблица12.A1" office:value-type="string">
                  <text:p text:style-name="P38">25</text:p>
                </table:table-cell>
                <table:table-cell table:style-name="Таблица12.A1" office:value-type="string">
                  <text:p text:style-name="P38">1</text:p>
                </table:table-cell>
                <table:table-cell table:style-name="Таблица12.A1" office:value-type="string">
                  <text:p text:style-name="P38">9-37</text:p>
                </table:table-cell>
                <table:table-cell table:style-name="Таблица12.H1" office:value-type="string">
                  <text:p text:style-name="P38">Защита (<text:span text:style-name="T1">Defence</text:span>) 26-36</text:p>
                </table:table-cell>
              </table:table-row>
              <table:table-row table:style-name="Таблица12.1">
                <table:table-cell table:style-name="Таблица12.H1" table:number-columns-spanned="7" office:value-type="string">
                  <text:p text:style-name="P38">Прожорливая, медленно, перемещающаяся масса. Это создание может поглотить все, что угодно и всегда голодно. Красный слизень поглощает всё, что найдёт. Он ест любое оружие, использованное против него, и любое создание, прикоснувшееся к нему, прилипнет (<text:span text:style-name="T1">gets</text:span> <text:span text:style-name="T1">trapped</text:span>) к его липкой форме (<text:span text:style-name="T1">sticky</text:span> <text:span text:style-name="T1">form</text:span>). Его нельзя уничтожить в бою или метательным оружием. </text:p>
                  <text:p text:style-name="Таблица_20_-_20_Текст"><text:span text:style-name="T14">Стратегия:</text:span> Красный слизень чувствителен к волшебным палочкам холода. Однократное их применение сразу остановит его. Повторное применение уничтожит его. Всегда носите запасное оружие, если присутствует красный слизень. Если красный слизень съест ваше оружие, его будет слишком легко случайно ударить кулаком. Если его ударить голыми руками, красный слизень может сначала поглотить ваши перчатки, а затем - вашу руку. См. СХВАЧЕН СУЩЕСТВОМ в разделе СРЕДСТВ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Retchweed</text:p>
            <text:p text:style-name="Таблица_20_-_20_Текст">Рвотный кустарни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7-15</text:p>
                </table:table-cell>
                <table:table-cell table:style-name="Таблица12.A1" office:value-type="string">
                  <text:p text:style-name="P38">5</text:p>
                </table:table-cell>
                <table:table-cell table:style-name="Таблица12.A1" office:value-type="string">
                  <text:p text:style-name="P38">0</text:p>
                </table:table-cell>
                <table:table-cell table:style-name="Таблица12.A1" office:value-type="string">
                  <text:p text:style-name="P38">30</text:p>
                </table:table-cell>
                <table:table-cell table:style-name="Таблица12.A1" office:value-type="string">
                  <text:p text:style-name="P38">1</text:p>
                </table:table-cell>
                <table:table-cell table:style-name="Таблица12.A1" office:value-type="string">
                  <text:p text:style-name="P38">1-4</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Рвотные кустарники пахнут настолько плохо, что они иммобилизуют (<text:span text:style-name="T1">immobilize</text:span>) проходящего на 1-5 ходов. Затем они атакуют острыми ветками нанося физический ущерб. Тошнота (<text:span text:style-name="T1">nausea</text:span>) уменьшит вашу сытость.</text:p>
                  <text:p text:style-name="Таблица_20_-_20_Текст"><text:span text:style-name="T14">Стратегия:</text:span> <text:s/>Не осмеливайтесь проходить около рвотного кустарника, если голодны (<text:span text:style-name="T1">low</text:span> <text:span text:style-name="T1">on</text:span> <text:span text:style-name="T1">food</text:span>). Атакуйте их издалека. Они не перемещаются, так что представляют отличные цели для метательной практик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Roc</text:p>
            <text:p text:style-name="Таблица_20_-_20_Текст">Птица Ро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1-165</text:p>
                </table:table-cell>
                <table:table-cell table:style-name="Таблица12.A1" office:value-type="string">
                  <text:p text:style-name="P38">-34</text:p>
                </table:table-cell>
                <table:table-cell table:style-name="Таблица12.A1" office:value-type="string">
                  <text:p text:style-name="P38">3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20-4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Рок - большая птица, которая бросается вниз (swoop down), хватает врагов своего создателя и сбрасывает (hurl) их на землю. Это наносит большое количество повреждений и убивает большинство созданий.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Rock giant</text:p>
            <text:p text:style-name="Таблица_20_-_20_Текст">Скальный велика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0-80</text:p>
                </table:table-cell>
                <table:table-cell table:style-name="Таблица12.A1" office:value-type="string">
                  <text:p text:style-name="P38">1</text:p>
                </table:table-cell>
                <table:table-cell table:style-name="Таблица12.A1" office:value-type="string">
                  <text:p text:style-name="P38">10</text:p>
                </table:table-cell>
                <table:table-cell table:style-name="Таблица12.A1" office:value-type="string">
                  <text:p text:style-name="P38">30</text:p>
                </table:table-cell>
                <table:table-cell table:style-name="Таблица12.A1" office:value-type="string">
                  <text:p text:style-name="P38">1</text:p>
                </table:table-cell>
                <table:table-cell table:style-name="Таблица12.A1" office:value-type="string">
                  <text:p text:style-name="P38">14-5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Особенно злая раса гигантов, которая стремится уничтожить людей и изменить Мидгард. Скальные великаны - слабейшие из великанов. Тем не менее, они все же могут причинить большую боль меньшим противника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Ruxicon</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9-85</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12</text:p>
                </table:table-cell>
                <table:table-cell table:style-name="Таблица12.A1" office:value-type="string">
                  <text:p text:style-name="P38">1</text:p>
                </table:table-cell>
                <table:table-cell table:style-name="Таблица12.A1" office:value-type="string">
                  <text:p text:style-name="P38">2-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Это странное и агрессивное создание уничтожает и разрушает все к чему прикасается. <text:span text:style-name="T1">Ruxicon</text:span>’ы вызывают ухудшение брони и оружия. Они могут повлиять на многие субстанции, включая металл, дерево и кожу.</text:p>
                  <text:p text:style-name="Таблица_20_-_20_Текст"><text:span text:style-name="T14">Стратегия:</text:span> <text:s/>Не подпускайте к себе <text:span text:style-name="T1">ruxicon</text:span>’а, если Вы носите броню. Убивайте его издалек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6">Sandiff</text:p>
            <text:p text:style-name="P44"/>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43">59-95</text:p>
                </table:table-cell>
                <table:table-cell table:style-name="Таблица12.A1" office:value-type="string">
                  <text:p text:style-name="P43">-1</text:p>
                </table:table-cell>
                <table:table-cell table:style-name="Таблица12.A1" office:value-type="string">
                  <text:p text:style-name="P43">14</text:p>
                </table:table-cell>
                <table:table-cell table:style-name="Таблица12.A1" office:value-type="string">
                  <text:p text:style-name="P43">50</text:p>
                </table:table-cell>
                <table:table-cell table:style-name="Таблица12.A1" office:value-type="string">
                  <text:p text:style-name="P43">1</text:p>
                </table:table-cell>
                <table:table-cell table:style-name="Таблица12.A1" office:value-type="string">
                  <text:p text:style-name="P43">15-25</text:p>
                </table:table-cell>
                <table:table-cell table:style-name="Таблица12.H1" office:value-type="string">
                  <text:p text:style-name="P38">Кислота<text:span text:style-name="T1"> (Acid) 26-36</text:span></text:p>
                </table:table-cell>
              </table:table-row>
              <table:table-row table:style-name="Таблица12.1">
                <table:table-cell table:style-name="Таблица12.H1" table:number-columns-spanned="7" office:value-type="string">
                  <text:p text:style-name="P38">Агрессивный зверь, который обрызгивает потенциальную еду едкой кислотой. Берегитесь. Они брызгают струёй кислоты на расстояние до трех полей. Кислота уничтожит предметы в вашем рюкзаке в течение нескольких ходов.</text:p>
                  <text:p text:style-name="Таблица_20_-_20_Текст"><text:span text:style-name="T14">Стратегия:</text:span> Даже кольца кристаллической кожи не защитят ваши предметы от уничтожения. Избегайте <text:span text:style-name="T1">sandiff</text:span>’ов или уничтожьте их с помощью свитка гашения. Если Вы должны сражаться с <text:span text:style-name="T1">sandiff</text:span>’ом, убейте его так быстро, как Вы можете при помощи волшебных палочек, метательными снарядами, или любой магией имеющейся в вашем распоряжени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6">Scyld</text:p>
            <text:p text:style-name="Таблица_20_-_20_Текст">Скильд</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75-500</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15</text:p>
                </table:table-cell>
                <table:table-cell table:style-name="Таблица12.A1" office:value-type="string">
                  <text:p text:style-name="P38">3</text:p>
                </table:table-cell>
                <table:table-cell table:style-name="Таблица12.A1" office:value-type="string">
                  <text:p text:style-name="P38">18-50</text:p>
                </table:table-cell>
                <table:table-cell table:style-name="Таблица12.H1" office:value-type="string">
                  <text:p text:style-name="P38">Дыхание (<text:span text:style-name="T1">Breath</text:span>) 20-80</text:p>
                  <text:p text:style-name="Таблица_20_-_20_Текст">Излучение (<text:span text:style-name="T1">Ray</text:span>) 26-125</text:p>
                  <text:p text:style-name="Таблица_20_-_20_Текст">Ударная волна (<text:span text:style-name="T1">Shock</text:span> <text:span text:style-name="T1">wave</text:span>) 1-999</text:p>
                </table:table-cell>
              </table:table-row>
              <table:table-row table:style-name="Таблица12.1">
                <table:table-cell table:style-name="Таблица12.H1" table:number-columns-spanned="7" office:value-type="string">
                  <text:p text:style-name="P38">Скильд имеет следующие силы:</text:p>
                  <text:p text:style-name="Таблица_20_-_20_Текст">Дыхание<text:span text:style-name="T1"> </text:span>морозного<text:span text:style-name="T1"> </text:span>холода<text:span text:style-name="T1"> (Breath of freezing cold) <text:s/></text:span></text:p>
                  <text:p text:style-name="Таблица_20_-_20_Текст">Лучи<text:span text:style-name="T1"> </text:span>смертельной<text:span text:style-name="T1"> </text:span>силы<text:span text:style-name="T1"> </text:span>из<text:span text:style-name="T1"> </text:span>его<text:span text:style-name="T1"> </text:span>глаз<text:span text:style-name="T1"> (Deadly force rays from his eyes)</text:span></text:p>
                  <text:p text:style-name="Таблица_20_-_20_Текст">Способность<text:span text:style-name="T1"> </text:span>далеко<text:span text:style-name="T1"> </text:span>бросать<text:span text:style-name="T1"> [</text:span>свои<text:span text:style-name="T1">] </text:span>жертвы<text:span text:style-name="T1"> (Ability to hurl victims long distances)</text:span></text:p>
                  <text:p text:style-name="Таблица_20_-_20_Текст">Способность послать[свои] жертвы в глубины Коридоров Гринра</text:p>
                  <text:p text:style-name="Таблица_20_-_20_Текст"><text:s text:c="6"/><text:span text:style-name="T1">(Ability to send victims to the depths of the Halls of Grynr)</text:span></text:p>
                  <text:p text:style-name="Таблица_20_-_20_Текст">Скильд неуязвим для всех, кроме того, кто обладает зеленым камнем (<text:span text:style-name="T1">green</text:span> <text:span text:style-name="T1">stone</text:span>).</text:p>
                  <text:p text:style-name="Таблица_20_-_20_Текст"><text:span text:style-name="T14">Стратегия:</text:span> Не приближайтесь к Скильду без зеленого камня (<text:span text:style-name="T1">green</text:span> <text:span text:style-name="T1">stone</text:span>).</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6">Secitt</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4</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60</text:p>
                </table:table-cell>
                <table:table-cell table:style-name="Таблица12.A1" office:value-type="string">
                  <text:p text:style-name="P38">2</text:p>
                </table:table-cell>
                <table:table-cell table:style-name="Таблица12.A1" office:value-type="string">
                  <text:p text:style-name="P38">3-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большие создания, которые быстро размножаются около своей следующей еды каждый ход максимум до 15 <text:span text:style-name="T1">secitt</text:span>’ов на уровень.</text:p>
                  <text:p text:style-name="Таблица_20_-_20_Текст"><text:span text:style-name="T14">Стратегия:</text:span> Ускорьтесь, так чтобы Вы могли убивать <text:span text:style-name="T1">secitt</text:span>’ов быстрее, чем они смогут размножиться. Убейте <text:span text:style-name="T1">secitt</text:span>’ов, как только они будут видимыми. Если они увидят Вас, они начнут размножатьс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Sentinel</text:p>
            <text:p text:style-name="Таблица_20_-_20_Текст">Часовой</text:p>
            <text:p text:style-name="P39"/>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0-100</text:p>
                </table:table-cell>
                <table:table-cell table:style-name="Таблица12.A1" office:value-type="string">
                  <text:p text:style-name="P38">2</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5-19</text:p>
                </table:table-cell>
                <table:table-cell table:style-name="Таблица12.H1" office:value-type="string">
                  <text:p text:style-name="P38">Газ (<text:span text:style-name="T1">Gaze</text:span>) 5-19</text:p>
                </table:table-cell>
              </table:table-row>
              <table:table-row table:style-name="Таблица12.1">
                <table:table-cell table:style-name="Таблица12.H1" table:number-columns-spanned="7" office:value-type="string">
                  <text:p text:style-name="P38">Ужасное, плавающее пятиглазое создание. Избегайте глядеть на него пристально. Трудно убить. Часовые имеют пять глаз, каждый с различной силой. Четыре глаза расположенных вверху часового имеют следующие атаки:</text:p>
                  <text:p text:style-name="Таблица_20_-_20_Текст">Телепортирование жертв прочь</text:p>
                  <text:p text:style-name="Таблица_20_-_20_Текст">Вызывание других часовых</text:p>
                  <text:p text:style-name="Таблица_20_-_20_Текст">Окаменение жертв</text:p>
                  <text:p text:style-name="Таблица_20_-_20_Текст">Парализация жертв</text:p>
                  <text:p text:style-name="Таблица_20_-_20_Текст">Главный глаз часового отражает лучи.</text:p>
                  <text:p text:style-name="Таблица_20_-_20_Текст"><text:span text:style-name="T14">Стратегия:</text:span> Носите зеркальный щит. Это отразит лучи телепортации, окаменения и паралича (<text:span text:style-name="T1">teleport</text:span>, <text:span text:style-name="T1">petrification</text:span>, <text:span text:style-name="T1">and</text:span> <text:span text:style-name="T1">paralysis</text:span> <text:span text:style-name="T1">rays</text:span>). Если уничтожен главный глаз часового, на него будут действовать все лучи, кроме лучей телепортаци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3">Serpent</text:p>
            <text:p text:style-name="Таблица_20_-_20_Текст">Змея</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43">15-25</text:p>
                </table:table-cell>
                <table:table-cell table:style-name="Таблица12.A1" office:value-type="string">
                  <text:p text:style-name="P43">5</text:p>
                </table:table-cell>
                <table:table-cell table:style-name="Таблица12.A1" office:value-type="string">
                  <text:p text:style-name="P43">15</text:p>
                </table:table-cell>
                <table:table-cell table:style-name="Таблица12.A1" office:value-type="string">
                  <text:p text:style-name="P43">40</text:p>
                </table:table-cell>
                <table:table-cell table:style-name="Таблица12.A1" office:value-type="string">
                  <text:p text:style-name="P43">1</text:p>
                </table:table-cell>
                <table:table-cell table:style-name="Таблица12.A1" office:value-type="string">
                  <text:p text:style-name="P43">1-6</text:p>
                </table:table-cell>
                <table:table-cell table:style-name="Таблица12.H1" office:value-type="string">
                  <text:p text:style-name="P38">Яд<text:span text:style-name="T1"> (Poison) 3-11</text:span></text:p>
                </table:table-cell>
              </table:table-row>
              <table:table-row table:style-name="Таблица12.1">
                <table:table-cell table:style-name="Таблица12.H1" table:number-columns-spanned="7" office:value-type="string">
                  <text:p text:style-name="P38">Ядовитый укус змеи уменьшит силу. Они немного быстрее чем люди.</text:p>
                  <text:p text:style-name="Таблица_20_-_20_Текст"><text:span text:style-name="T14">Стратегия:</text:span> <text:s/>Не убегайте, но убивайте змей при помощи волшебных палочек и метательными снарядами. Если Вы устойчивы к яду, змеи не представляют никакой проблемы. Если змея уменьшила вашу силу, выпейте снадобье омоложен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Shade</text:p>
            <text:p text:style-name="Таблица_20_-_20_Текст">Оттенок?</text:p>
            <text:p text:style-name="P39"/>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3-89</text:p>
                </table:table-cell>
                <table:table-cell table:style-name="Таблица12.A1" office:value-type="string">
                  <text:p text:style-name="P38">4</text:p>
                </table:table-cell>
                <table:table-cell table:style-name="Таблица12.A1" office:value-type="string">
                  <text:p text:style-name="P38">8</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24-32</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жить, которая питается магической энергией. Оттенки могут поражаться только благословленным оружием. Они портят предметы в рюкзаках их жертв.</text:p>
                  <text:p text:style-name="Таблица_20_-_20_Текст"><text:span text:style-name="T14">Стратегия:</text:span> Возьмите в руки волшебное или благословленное оружие (<text:span text:style-name="T1">magic</text:span> <text:span text:style-name="T1">or</text:span> <text:span text:style-name="T1">blessed</text:span> <text:span text:style-name="T1">weapon</text:span>) (см. СУЩЕСТВА, УЯЗВИМЫЕ ТОЛЬКО ДЛЯ ВОЛШЕБНОГО ОРУЖИЯ). Попробуйте, убивать их издалек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Shadow</text:p>
            <text:p text:style-name="Таблица_20_-_20_Текст">Тен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45</text:p>
                </table:table-cell>
                <table:table-cell table:style-name="Таблица12.A1" office:value-type="string">
                  <text:p text:style-name="P38">8</text:p>
                </table:table-cell>
                <table:table-cell table:style-name="Таблица12.A1" office:value-type="string">
                  <text:p text:style-name="P38">10</text:p>
                </table:table-cell>
                <table:table-cell table:style-name="Таблица12.A1" office:value-type="string">
                  <text:p text:style-name="P38">25</text:p>
                </table:table-cell>
                <table:table-cell table:style-name="Таблица12.A1" office:value-type="string">
                  <text:p text:style-name="P38">1</text:p>
                </table:table-cell>
                <table:table-cell table:style-name="Таблица12.A1" office:value-type="string">
                  <text:p text:style-name="P38">1-2</text:p>
                </table:table-cell>
                <table:table-cell table:style-name="Таблица12.H1" office:value-type="string">
                  <text:p text:style-name="P38">Прикосновение (<text:span text:style-name="T1">Touch</text:span>) 1</text:p>
                </table:table-cell>
              </table:table-row>
              <table:table-row table:style-name="Таблица12.1">
                <table:table-cell table:style-name="Таблица12.H1" table:number-columns-spanned="7" office:value-type="string">
                  <text:p text:style-name="P38">Невидимая нежить, высасывающая жизнь. Тени вытягивают Ваш максимум hit point'ов, но, с другой стороны, настоящая угроза невелика (<text:span text:style-name="T1">present</text:span> <text:span text:style-name="T1">little</text:span> <text:span text:style-name="T1">threat</text:span>).</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Shadow dog <text:s text:c="4"/></text:p>
            <text:p text:style-name="Таблица_20_-_20_Текст">Теневая собак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9-18</text:p>
                </table:table-cell>
                <table:table-cell table:style-name="Таблица12.A1" office:value-type="string">
                  <text:p text:style-name="P38">0</text:p>
                </table:table-cell>
                <table:table-cell table:style-name="Таблица12.A1" office:value-type="string">
                  <text:p text:style-name="P38">10</text:p>
                </table:table-cell>
                <table:table-cell table:style-name="Таблица12.A1" office:value-type="string">
                  <text:p text:style-name="P38">20</text:p>
                </table:table-cell>
                <table:table-cell table:style-name="Таблица12.A1" office:value-type="string">
                  <text:p text:style-name="P38">1</text:p>
                </table:table-cell>
                <table:table-cell table:style-name="Таблица12.A1" office:value-type="string">
                  <text:p text:style-name="P38">8-16</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Скрытное плотоядное животное, знаток маскировки. Собаки-тени усиливаются, когда их видишь, и слабеют, когда нет.</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Slinn</text:p>
            <text:p text:style-name="Таблица_20_-_20_Текст">Слин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0-100</text:p>
                </table:table-cell>
                <table:table-cell table:style-name="Таблица12.A1" office:value-type="string">
                  <text:p text:style-name="P38">0</text:p>
                </table:table-cell>
                <table:table-cell table:style-name="Таблица12.A1" office:value-type="string">
                  <text:p text:style-name="P38">10</text:p>
                </table:table-cell>
                <table:table-cell table:style-name="Таблица12.A1" office:value-type="string">
                  <text:p text:style-name="P38">40</text:p>
                </table:table-cell>
                <table:table-cell table:style-name="Таблица12.A1" office:value-type="string">
                  <text:p text:style-name="P38">1</text:p>
                </table:table-cell>
                <table:table-cell table:style-name="Таблица12.A1" office:value-type="string">
                  <text:p text:style-name="P38">22-40</text:p>
                </table:table-cell>
                <table:table-cell table:style-name="Таблица12.H1" office:value-type="string">
                  <text:p text:style-name="P38">Поток\сгусток\плевок (Gout) 6-25</text:p>
                </table:table-cell>
              </table:table-row>
              <table:table-row table:style-name="Таблица12.1">
                <table:table-cell table:style-name="Таблица12.H1" table:number-columns-spanned="7" office:value-type="string">
                  <text:p text:style-name="P38">Отвратительное создание, сбежавшее из Нифльхейма. Будучи атаковано извергает оскверненную <text:s/>жидкость, которая уменьшает удачу жертвы.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Sorcerer</text:p>
            <text:p text:style-name="Таблица_20_-_20_Текст">Колду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34</text:p>
                </table:table-cell>
                <table:table-cell table:style-name="Таблица12.A1" office:value-type="string">
                  <text:p text:style-name="P38">7</text:p>
                </table:table-cell>
                <table:table-cell table:style-name="Таблица12.A1" office:value-type="string">
                  <text:p text:style-name="P38">10</text:p>
                </table:table-cell>
                <table:table-cell table:style-name="Таблица12.A1" office:value-type="string">
                  <text:p text:style-name="P38">30</text:p>
                </table:table-cell>
                <table:table-cell table:style-name="Таблица12.A1" office:value-type="string">
                  <text:p text:style-name="P38">1</text:p>
                </table:table-cell>
                <table:table-cell table:style-name="Таблица12.A1" office:value-type="string">
                  <text:p text:style-name="P38">2-10</text:p>
                </table:table-cell>
                <table:table-cell table:style-name="Таблица12.H1" office:value-type="string">
                  <text:p text:style-name="P38">Излучение (различное) <text:s text:c="4"/>(<text:span text:style-name="T1">Ray</text:span> (<text:span text:style-name="T1">different</text:span>))</text:p>
                </table:table-cell>
              </table:table-row>
              <table:table-row table:style-name="Таблица12.1">
                <table:table-cell table:style-name="Таблица12.H1" table:number-columns-spanned="7" office:value-type="string">
                  <text:p text:style-name="P38">Колдуны - устойчивые к излучениям люди с нападающими (<text:span text:style-name="T1">offensive</text:span>) волшебными палочками в руках в качестве оружия.</text:p>
                  <text:p text:style-name="Таблица_20_-_20_Текст"><text:span text:style-name="T14">Стратегия:</text:span> Носите зеркальный щит.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Spirit</text:p>
            <text:p text:style-name="Таблица_20_-_20_Текст">Дух</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7-25</text:p>
                </table:table-cell>
                <table:table-cell table:style-name="Таблица12.A1" office:value-type="string">
                  <text:p text:style-name="P38">7</text:p>
                </table:table-cell>
                <table:table-cell table:style-name="Таблица12.A1" office:value-type="string">
                  <text:p text:style-name="P38">10</text:p>
                </table:table-cell>
                <table:table-cell table:style-name="Таблица12.A1" office:value-type="string">
                  <text:p text:style-name="P38">45</text:p>
                </table:table-cell>
                <table:table-cell table:style-name="Таблица12.A1" office:value-type="string">
                  <text:p text:style-name="P38">1</text:p>
                </table:table-cell>
                <table:table-cell table:style-name="Таблица12.A1" office:value-type="string">
                  <text:p text:style-name="P38">1-4</text:p>
                </table:table-cell>
                <table:table-cell table:style-name="Таблица12.H1" office:value-type="string">
                  <text:p text:style-name="P38">Прикосновение (<text:span text:style-name="T1">Touch</text:span>) 1</text:p>
                </table:table-cell>
              </table:table-row>
              <table:table-row table:style-name="Таблица12.1">
                <table:table-cell table:style-name="Таблица12.H1" table:number-columns-spanned="7" office:value-type="string">
                  <text:p text:style-name="P38">Нежить, чье прикосновение может заморозить кровь. Духи могут вытянуть у своей жертвы максимум hit point'ов и оглушить (<text:span text:style-name="T1">stun</text:span>) её на несколько ходов.</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Stalker</text:p>
            <text:p text:style-name="Таблица_20_-_20_Текст">Сталкер (Пау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40</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35</text:p>
                </table:table-cell>
                <table:table-cell table:style-name="Таблица12.A1" office:value-type="string">
                  <text:p text:style-name="P38">1</text:p>
                </table:table-cell>
                <table:table-cell table:style-name="Таблица12.A1" office:value-type="string">
                  <text:p text:style-name="P38">6-12</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видимые охотники на людей. Они будут поражать свои жертвы, а затем перемещаться прочь (<text:span text:style-name="T1">move</text:span> <text:span text:style-name="T1">away</text:span>).</text:p>
                  <text:p text:style-name="Таблица_20_-_20_Текст"><text:span text:style-name="T14">Стратегия:</text:span> Определите, из какого направления исходит атака сталкера, перемещаясь вокруг, затем уходите (<text:span text:style-name="T1">move</text:span> <text:span text:style-name="T1">away</text:span>). Сталкер переместится к Вам. Теперь бейте вслепую в направлении, откуда он пришел.</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Stun jelly</text:p>
            <text:p text:style-name="Таблица_20_-_20_Текст">Электрическое? желе</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7-45</text:p>
                </table:table-cell>
                <table:table-cell table:style-name="Таблица12.A1" office:value-type="string">
                  <text:p text:style-name="P38">40</text:p>
                </table:table-cell>
                <table:table-cell table:style-name="Таблица12.A1" office:value-type="string">
                  <text:p text:style-name="P38">0</text:p>
                </table:table-cell>
                <table:table-cell table:style-name="Таблица12.A1" office:value-type="string">
                  <text:p text:style-name="P38">50</text:p>
                </table:table-cell>
                <table:table-cell table:style-name="Таблица12.A1" office:value-type="string">
                  <text:p text:style-name="P38">0</text:p>
                </table:table-cell>
                <table:table-cell table:style-name="Таблица12.A1" office:value-type="string">
                  <text:p text:style-name="P38">1-2</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Электрические желе сливаются с фоном, позволяя существам спотыкаться о них. Они парализуют жертву на несколько ходов. Как только они будут обнаружены, они начинают погоню с малой скоростью.</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38"><text:span text:style-name="T2">Stun</text:span><text:span text:style-name="T5"> </text:span><text:span text:style-name="T2">worm</text:span> <text:s text:c="4"/>Электрический? черв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75</text:p>
                </table:table-cell>
                <table:table-cell table:style-name="Таблица12.A1" office:value-type="string">
                  <text:p text:style-name="P38">4</text:p>
                </table:table-cell>
                <table:table-cell table:style-name="Таблица12.A1" office:value-type="string">
                  <text:p text:style-name="P38">12</text:p>
                </table:table-cell>
                <table:table-cell table:style-name="Таблица12.A1" office:value-type="string">
                  <text:p text:style-name="P38">25</text:p>
                </table:table-cell>
                <table:table-cell table:style-name="Таблица12.A1" office:value-type="string">
                  <text:p text:style-name="P38">1</text:p>
                </table:table-cell>
                <table:table-cell table:style-name="Таблица12.A1" office:value-type="string">
                  <text:p text:style-name="P38">5-10</text:p>
                </table:table-cell>
                <table:table-cell table:style-name="Таблица12.H1" office:value-type="string">
                  <text:p text:style-name="P38">Удар током (<text:span text:style-name="T1">Stun</text:span>?) 6-19</text:p>
                </table:table-cell>
              </table:table-row>
              <table:table-row table:style-name="Таблица12.1">
                <table:table-cell table:style-name="Таблица12.H1" table:number-columns-spanned="7" office:value-type="string">
                  <text:p text:style-name="P38">Электрические черви используют электричество, чтобы парализовать свои жертвы на 1-3 хода.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Summoner</text:p>
            <text:p text:style-name="Таблица_20_-_20_Текст">Призывающий?</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5-125</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40</text:p>
                </table:table-cell>
                <table:table-cell table:style-name="Таблица12.A1" office:value-type="string">
                  <text:p text:style-name="P38">1</text:p>
                </table:table-cell>
                <table:table-cell table:style-name="Таблица12.A1" office:value-type="string">
                  <text:p text:style-name="P38">8-16</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Призывающие вызывают себе на помощь другие создан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Сурт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Сильнейший житель Муспельхейма, этот огненный титан, хочет покорить всю вселенную своим мечо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5">Swordsman <text:s/></text:span><text:s text:c="3"/>Мечни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1-75</text:p>
                </table:table-cell>
                <table:table-cell table:style-name="Таблица12.A1" office:value-type="string">
                  <text:p text:style-name="P38">-8</text:p>
                </table:table-cell>
                <table:table-cell table:style-name="Таблица12.A1" office:value-type="string">
                  <text:p text:style-name="P38">20</text:p>
                </table:table-cell>
                <table:table-cell table:style-name="Таблица12.A1" office:value-type="string">
                  <text:p text:style-name="P38">-50</text:p>
                </table:table-cell>
                <table:table-cell table:style-name="Таблица12.A1" office:value-type="string">
                  <text:p text:style-name="P38">2</text:p>
                </table:table-cell>
                <table:table-cell table:style-name="Таблица12.A1" office:value-type="string">
                  <text:p text:style-name="P38">13-4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Захватчики с Востока. Мастера смертельного боя и знатоки любого оружия. Мечники очень быстрые и могут нанести критический урон, ударив в уязвимые мест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Terrain</text:p>
            <text:p text:style-name="Таблица_20_-_20_Текст">Местност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7-135</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100</text:p>
                </table:table-cell>
                <table:table-cell table:style-name="Таблица12.A1" office:value-type="string">
                  <text:p text:style-name="P38">1</text:p>
                </table:table-cell>
                <table:table-cell table:style-name="Таблица12.A1" office:value-type="string">
                  <text:p text:style-name="P38">8-20</text:p>
                </table:table-cell>
                <table:table-cell table:style-name="Таблица12.H1" office:value-type="string">
                  <text:p text:style-name="P38">Обжигает (<text:span text:style-name="T1">Burning</text:span>?) 26-125</text:p>
                </table:table-cell>
              </table:table-row>
              <table:table-row table:style-name="Таблица12.1">
                <table:table-cell table:style-name="Таблица12.H1" table:number-columns-spanned="7" office:value-type="string">
                  <text:p text:style-name="P38">Местность может случайно призываться к жизни посредством силы землеустройства. Хель также имеет силу оживлять местность.</text:p>
                  <text:p text:style-name="Таблица_20_-_20_Текст"><text:span text:style-name="T14">Стратегия:</text:span> Лучи развоплощения остановят ожившую местность. Не позволяйте ожившей воде, грязи или зыбучему песку (<text:span text:style-name="T1">water</text:span>, <text:span text:style-name="T1">mud</text:span>, <text:span text:style-name="T1">or</text:span> <text:span text:style-name="T1">quicksand</text:span>) утопить Вас. Лава Вас обожжет. Лучи холода затвердят лаву, а лучи огня (<text:span text:style-name="T1">fire</text:span> <text:span text:style-name="T1">rays</text:span>) испарят другие ожившие жидкост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Thokk</text:p>
            <text:p text:style-name="Таблица_20_-_20_Текст">Ток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1-81</text:p>
                </table:table-cell>
                <table:table-cell table:style-name="Таблица12.A1" office:value-type="string">
                  <text:p text:style-name="P38">12</text:p>
                </table:table-cell>
                <table:table-cell table:style-name="Таблица12.A1" office:value-type="string">
                  <text:p text:style-name="P38">10</text:p>
                </table:table-cell>
                <table:table-cell table:style-name="Таблица12.A1" office:value-type="string">
                  <text:p text:style-name="P38">75</text:p>
                </table:table-cell>
                <table:table-cell table:style-name="Таблица12.A1" office:value-type="string">
                  <text:p text:style-name="P38">1</text:p>
                </table:table-cell>
                <table:table-cell table:style-name="Таблица12.A1" office:value-type="string">
                  <text:p text:style-name="P38">11-23</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Великанша. Единственное создание, которое не плакало после смерти Бальдра. Сказано, что Хель обменяет душу Токк на душу Бальдра. См. раздел КВЕСТЫ.</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То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Бог небес и сильнейший из богов. Защитник человечества. Предпочтительным оружием является Мьелльнир, его волшебный молот.</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imemaster</text:p>
            <text:p text:style-name="Таблица_20_-_20_Текст">Повелитель времени</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См. ниже</text:p>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Различные (<text:span text:style-name="T1">Different</text:span>)</text:p>
                </table:table-cell>
              </table:table-row>
              <table:table-row table:style-name="Таблица12.1">
                <table:table-cell table:style-name="Таблица12.H1" table:number-columns-spanned="7" office:value-type="string">
                  <text:p text:style-name="P38">Повелители времени произвольно создаются из характеристик всех других созданий.</text:p>
                  <text:p text:style-name="Таблица_20_-_20_Текст"><text:span text:style-name="T14">Стратегия:</text:span> Повелители времени владеют многими предметами. Они опасные противники в бою, но награда может быть высок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rader</text:p>
            <text:p text:style-name="Таблица_20_-_20_Текст">Купец</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54-190</text:p>
                </table:table-cell>
                <table:table-cell table:style-name="Таблица12.A1" office:value-type="string">
                  <text:p text:style-name="P38">60</text:p>
                </table:table-cell>
                <table:table-cell table:style-name="Таблица12.A1" office:value-type="string">
                  <text:p text:style-name="P38">15</text:p>
                </table:table-cell>
                <table:table-cell table:style-name="Таблица12.A1" office:value-type="string">
                  <text:p text:style-name="P38">100</text:p>
                </table:table-cell>
                <table:table-cell table:style-name="Таблица12.A1" office:value-type="string">
                  <text:p text:style-name="P38">1</text:p>
                </table:table-cell>
                <table:table-cell table:style-name="Таблица12.A1" office:value-type="string">
                  <text:p text:style-name="P38">20-9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Купцы открывают лавки на всех обжитых уровнях леса и подземных коридоров. Они охотно продадут Вам товары и будут атаковать враждебные создания, входящие в их лавки.</text:p>
                  <text:p text:style-name="Таблица_20_-_20_Текст"><text:span text:style-name="T14">Стратегия:</text:span> Не атакуйте купца, если Вы не совсем мощные. Ускорьтесь, и бросайте метательные снаряды издалека, чтобы ослабить купцов перед борьбой. Черные драгоценные камни делают короткой работу большинства купцов. Они устойчивы к волшебным палочкам за исключением волшебной палочки уничтожен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Troll</text:p>
            <text:p text:style-name="Таблица_20_-_20_Текст">Тролл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1-70</text:p>
                </table:table-cell>
                <table:table-cell table:style-name="Таблица12.A1" office:value-type="string">
                  <text:p text:style-name="P38">4</text:p>
                </table:table-cell>
                <table:table-cell table:style-name="Таблица12.A1" office:value-type="string">
                  <text:p text:style-name="P38">10</text:p>
                </table:table-cell>
                <table:table-cell table:style-name="Таблица12.A1" office:value-type="string">
                  <text:p text:style-name="P38">35</text:p>
                </table:table-cell>
                <table:table-cell table:style-name="Таблица12.A1" office:value-type="string">
                  <text:p text:style-name="P38">2</text:p>
                </table:table-cell>
                <table:table-cell table:style-name="Таблица12.A1" office:value-type="string">
                  <text:p text:style-name="P38">17-3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Тролли быстро восстанавливают <text:span text:style-name="T1">hit</text:span> <text:span text:style-name="T1">point</text:span>'ы. Важно убивать их быстр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Тю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При появлении Тюра, его узнают издалека. Он утратил руку, пожертвовав ею чтобы можно было безопасно сковать Фенрир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Ull</text:p>
            <text:p text:style-name="Таблица_20_-_20_Текст">Улл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8-60</text:p>
                </table:table-cell>
                <table:table-cell table:style-name="Таблица12.A1" office:value-type="string">
                  <text:p text:style-name="P38">2</text:p>
                </table:table-cell>
                <table:table-cell table:style-name="Таблица12.A1" office:value-type="string">
                  <text:p text:style-name="P38">10</text:p>
                </table:table-cell>
                <table:table-cell table:style-name="Таблица12.A1" office:value-type="string">
                  <text:p text:style-name="P38">20</text:p>
                </table:table-cell>
                <table:table-cell table:style-name="Таблица12.A1" office:value-type="string">
                  <text:p text:style-name="P38">2</text:p>
                </table:table-cell>
                <table:table-cell table:style-name="Таблица12.A1" office:value-type="string">
                  <text:p text:style-name="P38">15-3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Улль может дезориентировать нападающего на расстояни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5">Uorik</text:span> <text:s text:c="4"/></text:p>
            <text:p text:style-name="Таблица_20_-_20_Текст">Уори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80-270</text:p>
                </table:table-cell>
                <table:table-cell table:style-name="Таблица12.A1" office:value-type="string">
                  <text:p text:style-name="P38">-40</text:p>
                </table:table-cell>
                <table:table-cell table:style-name="Таблица12.A1" office:value-type="string">
                  <text:p text:style-name="P38">20</text:p>
                </table:table-cell>
                <table:table-cell table:style-name="Таблица12.A1" office:value-type="string">
                  <text:p text:style-name="P38">-90</text:p>
                </table:table-cell>
                <table:table-cell table:style-name="Таблица12.A1" office:value-type="string">
                  <text:p text:style-name="P38">3</text:p>
                </table:table-cell>
                <table:table-cell table:style-name="Таблица12.A1" office:value-type="string">
                  <text:p text:style-name="P38">165-231</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Могучее существо созданное гномами, чтобы защитить их царство. Говорят, что он до сих пор стоит на страже у внутреннего убежища гномов. Он атакует всех, кто пытается войти в их арсенал. См. раздел КВЕСТЫ.</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5">Valkyrie <text:s text:c="4"/></text:span>Валькирия</text:p>
          </table:table-cell>
          <table:table-cell table:style-name="Таблица12.H1" table:number-columns-spanned="7" office:value-type="string">
            <text:p text:style-name="P38">Валькирии – стражи Асгарда. Они собирают души великих воинов защищать дом богов.</text:p>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Vampire</text:p>
            <text:p text:style-name="Таблица_20_-_20_Текст">Вампи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40</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4-12</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Вампиры могут высасывать жизнь из своих противников.</text:p>
                  <text:p text:style-name="Таблица_20_-_20_Текст"><text:span text:style-name="T14">Стратегия:</text:span> Вампиров можно превратить в пыль при помощи волшебной палочки развоплощения.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5">Vanisher</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40</text:p>
                </table:table-cell>
                <table:table-cell table:style-name="Таблица12.A1" office:value-type="string">
                  <text:p text:style-name="P38">2</text:p>
                </table:table-cell>
                <table:table-cell table:style-name="Таблица12.A1" office:value-type="string">
                  <text:p text:style-name="P38">10</text:p>
                </table:table-cell>
                <table:table-cell table:style-name="Таблица12.A1" office:value-type="string">
                  <text:p text:style-name="P38">8</text:p>
                </table:table-cell>
                <table:table-cell table:style-name="Таблица12.A1" office:value-type="string">
                  <text:p text:style-name="P38">1</text:p>
                </table:table-cell>
                <table:table-cell table:style-name="Таблица12.A1" office:value-type="string">
                  <text:p text:style-name="P38">15-2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уловимое создание чье простое прикосновение может заставить медленно исчезнуть. Их жертвы сначала становятся невидимыми, а затем постепенно перестают существовать. От прикосновения <text:span text:style-name="T1">vanisher</text:span>'ов нет лечения.</text:p>
                  <text:p text:style-name="Таблица_20_-_20_Текст"><text:span text:style-name="T14">Стратегия:</text:span> Избегайте биться с <text:span text:style-name="T1">vanisher</text:span>’ами врукопашную. Следите за невидимыми созданиями на уровне с <text:span text:style-name="T1">vanisher</text:span>’о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Vanseril</text:p>
            <text:p text:style-name="Таблица_20_-_20_Текст">Вансерил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100-4500</text:p>
                </table:table-cell>
                <table:table-cell table:style-name="Таблица12.A1" office:value-type="string">
                  <text:p text:style-name="P38">-106</text:p>
                </table:table-cell>
                <table:table-cell table:style-name="Таблица12.A1" office:value-type="string">
                  <text:p text:style-name="P38">10</text:p>
                </table:table-cell>
                <table:table-cell table:style-name="Таблица12.A1" office:value-type="string">
                  <text:p text:style-name="P38">-500</text:p>
                </table:table-cell>
                <table:table-cell table:style-name="Таблица12.A1" office:value-type="string">
                  <text:p text:style-name="P38">3</text:p>
                </table:table-cell>
                <table:table-cell table:style-name="Таблица12.A1" office:value-type="string">
                  <text:p text:style-name="P38">251-275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Мощный псионический (psionic) демон способный вытягивать силу из других. См. ВЫЖИВАНИЕ В НИФЛЬХЕЙМЕ в разделе СТРАТЕГ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1">Vidur</text:p>
            <text:p text:style-name="Таблица_20_-_20_Текст">Видар</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55-700</text:p>
                </table:table-cell>
                <table:table-cell table:style-name="Таблица12.A1" office:value-type="string">
                  <text:p text:style-name="P38">-71</text:p>
                </table:table-cell>
                <table:table-cell table:style-name="Таблица12.A1" office:value-type="string">
                  <text:p text:style-name="P38">25</text:p>
                </table:table-cell>
                <table:table-cell table:style-name="Таблица12.A1" office:value-type="string">
                  <text:p text:style-name="P38">-75</text:p>
                </table:table-cell>
                <table:table-cell table:style-name="Таблица12.A1" office:value-type="string">
                  <text:p text:style-name="P38">1</text:p>
                </table:table-cell>
                <table:table-cell table:style-name="Таблица12.A1" office:value-type="string">
                  <text:p text:style-name="P38">156-87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Видар – могущественный повелитель морозных великанов, который притаился в подземельях Мидгарда.</text:p>
                  <text:p text:style-name="Таблица_20_-_20_Текст"><text:span text:style-name="T14">Стратегия:</text:span> Видара можно поразить только волшебным оружием. Список см. выше. Подробнее о Видаре см. раздел КВЕСТЫ </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1">Warrior</text:p>
            <text:p text:style-name="Таблица_20_-_20_Текст">Вои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5-65</text:p>
                </table:table-cell>
                <table:table-cell table:style-name="Таблица12.A1" office:value-type="string">
                  <text:p text:style-name="P38">0</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15-25</text:p>
                </table:table-cell>
                <table:table-cell table:style-name="Таблица12.H1" office:value-type="string">
                  <text:p text:style-name="P38">Бросок (<text:span text:style-name="T1">Throw</text:span>) 21-40</text:p>
                </table:table-cell>
              </table:table-row>
              <table:table-row table:style-name="Таблица12.1">
                <table:table-cell table:style-name="Таблица12.H1" table:number-columns-spanned="7" office:value-type="string">
                  <text:p text:style-name="P38">Агрессивные варвары с Юга. Бросают взрывающиеся фляжки с горючей жидкости, что поражают поле, в которое они попадают и все восемь полей, около него.</text:p>
                  <text:p text:style-name="Таблица_20_-_20_Текст"><text:span text:style-name="T14">Стратегия:</text:span> Не позволяйте воинам становиться на одну линию с вами (горизонтальную, вертикальную или под углом 45 град.). Это затруднит им метание. Когда Вы их победите, возьмите их фляжки и бросайте их в ваших врагов.</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5">Watcher</text:p>
            <text:p text:style-name="Таблица_20_-_20_Текст">Наблюдател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50-100</text:p>
                </table:table-cell>
                <table:table-cell table:style-name="Таблица12.A1" office:value-type="string">
                  <text:p text:style-name="P38">2</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5-19</text:p>
                </table:table-cell>
                <table:table-cell table:style-name="Таблица12.H1" office:value-type="string">
                  <text:p text:style-name="P38">Газ (<text:span text:style-name="T1">Gaze</text:span>) 5-19</text:p>
                </table:table-cell>
              </table:table-row>
              <table:table-row table:style-name="Таблица12.1">
                <table:table-cell table:style-name="Таблица12.H1" table:number-columns-spanned="7" office:value-type="string">
                  <text:p text:style-name="P38">Наблюдатель – более интеллектуален по сравнению с часовым, притаившимся в склепе.</text:p>
                  <text:p text:style-name="Таблица_20_-_20_Текст">См. описание часового. Также см. раздел АРТЕФАКТЫ.</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1">Weird fume</text:p>
            <text:p text:style-name="Таблица_20_-_20_Текст">Странный дым</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8-16</text:p>
                </table:table-cell>
                <table:table-cell table:style-name="Таблица12.A1" office:value-type="string">
                  <text:p text:style-name="P38">-10</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0-0</text:p>
                </table:table-cell>
                <table:table-cell table:style-name="Таблица12.H1" office:value-type="string">
                  <text:p text:style-name="P38">Кислота (<text:span text:style-name="T1">Acid</text:span>) 6-20</text:p>
                </table:table-cell>
              </table:table-row>
              <table:table-row table:style-name="Таблица12.1">
                <table:table-cell table:style-name="Таблица12.H1" table:number-columns-spanned="7" office:value-type="string">
                  <text:p text:style-name="P38">Странное парообразное создание, способное физически изменить героя. Обволакивает жертву и меняет её физически. Изменения бывают следующие:</text:p>
                  <text:p text:style-name="Таблица_20_-_20_Текст"><text:s text:c="6"/>У жертвы вырастают дополнительные глаза</text:p>
                  <text:p text:style-name="Таблица_20_-_20_Текст"><text:s text:c="6"/>У жертвы вырастают дополнительные пальцы</text:p>
                  <text:p text:style-name="Таблица_20_-_20_Текст"><text:s text:c="6"/>Жертва меняет пол</text:p>
                  <text:p text:style-name="Таблица_20_-_20_Текст">Вызывает у своих жертв головокружение</text:p>
                  <text:p text:style-name="Таблица_20_-_20_Текст">Льет на жертву кислоту </text:p>
                  <text:p text:style-name="Таблица_20_-_20_Текст">Смешивает текущее восприятие среды своей жертвы </text:p>
                  <text:p text:style-name="Таблица_20_-_20_Текст"><text:span text:style-name="T14">Стратегия:</text:span> Каждый раз, когда ваш мозг пульсирует (<text:span text:style-name="T1">throbs</text:span>) при борьбе со странным дымом, Вы стали, более подвержены головокружениям (<text:span text:style-name="T1">vertiginous</text:span>) (склонны на 2-5 ходов к заклятию спутывания (<text:span text:style-name="T1">spells</text:span> <text:span text:style-name="T1">of</text:span> <text:span text:style-name="T1">confusion</text:span>)). Для каждой атаки пульсирования (<text:span text:style-name="T1">throbbing</text:span> <text:span text:style-name="T1">attack</text:span>), Вы должны выпить одно благословленное снадобье лечения (см. описание снадобья лечения в разделе ПРЕДМЕТЫ). Дополнительные глаза увеличивают вероятность атаки. Дополнительные пальцы позволяют надеть больше колец. Ношение кольца кристаллической кожи нейтрализует кислотную атаку. Если Вы слепы и не можете найти снадобье лечения, странный дым вырастит Вам новые глаз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6">Werewolf</text:p>
            <text:p text:style-name="Таблица_20_-_20_Текст">Оборотен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0-45</text:p>
                </table:table-cell>
                <table:table-cell table:style-name="Таблица12.A1" office:value-type="string">
                  <text:p text:style-name="P38">0</text:p>
                </table:table-cell>
                <table:table-cell table:style-name="Таблица12.A1" office:value-type="string">
                  <text:p text:style-name="P38">40</text:p>
                </table:table-cell>
                <table:table-cell table:style-name="Таблица12.A1" office:value-type="string">
                  <text:p text:style-name="P38">0</text:p>
                </table:table-cell>
                <table:table-cell table:style-name="Таблица12.A1" office:value-type="string">
                  <text:p text:style-name="P38">1</text:p>
                </table:table-cell>
                <table:table-cell table:style-name="Таблица12.A1" office:value-type="string">
                  <text:p text:style-name="P38">15-25</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Как говорят народные предения, укус этих падших существ может быть смертельным и вызвать ликантропию. После этого жертва будет склонна к ликантропическим рыскающим атакам (став оборотнем, бросив своё имущество, и атакуя всех, кого увидит). Они обманчиво быстрые.</text:p>
                  <text:p text:style-name="Таблица_20_-_20_Текст"><text:span text:style-name="T14">Стратегия:</text:span> Избегайте оборотней. Если Вы должны сражаться с ними, используйте серебряный меч, чтобы немедленно убить их. Если оборотень поразил Вас, выпейте благословленное снадобье лечения, чтобы излечить вашу кровь оборотня. Если Вы боитесь, что Вы можете быть оборотнем, используйте команду <text:span text:style-name="T1">SELF</text:span>, чтобы обнаружить эт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1">Whale</text:p>
            <text:p text:style-name="Таблица_20_-_20_Текст">Ки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5-200</text:p>
                </table:table-cell>
                <table:table-cell table:style-name="Таблица12.A1" office:value-type="string">
                  <text:p text:style-name="P38">-5</text:p>
                </table:table-cell>
                <table:table-cell table:style-name="Таблица12.A1" office:value-type="string">
                  <text:p text:style-name="P38">10</text:p>
                </table:table-cell>
                <table:table-cell table:style-name="Таблица12.A1" office:value-type="string">
                  <text:p text:style-name="P38">-100</text:p>
                </table:table-cell>
                <table:table-cell table:style-name="Таблица12.A1" office:value-type="string">
                  <text:p text:style-name="P38">1</text:p>
                </table:table-cell>
                <table:table-cell table:style-name="Таблица12.A1" office:value-type="string">
                  <text:p text:style-name="P38">130-76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Киты остаются лояльными к своему создателю и плавают, глотая враждебных морских творений. Он чрезвычайно полезен на реке Вид и в море Слэтера. Киты задыхаются если выброшены на землю.</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5">Wier</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4-60</text:p>
                </table:table-cell>
                <table:table-cell table:style-name="Таблица12.A1" office:value-type="string">
                  <text:p text:style-name="P38">2</text:p>
                </table:table-cell>
                <table:table-cell table:style-name="Таблица12.A1" office:value-type="string">
                  <text:p text:style-name="P38">10</text:p>
                </table:table-cell>
                <table:table-cell table:style-name="Таблица12.A1" office:value-type="string">
                  <text:p text:style-name="P38">20</text:p>
                </table:table-cell>
                <table:table-cell table:style-name="Таблица12.A1" office:value-type="string">
                  <text:p text:style-name="P38">1</text:p>
                </table:table-cell>
                <table:table-cell table:style-name="Таблица12.A1" office:value-type="string">
                  <text:p text:style-name="P38">12-1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Странное создание, которое может породить неотступное чувство жадности у искателя приключений. <text:span text:style-name="T1">Wier</text:span>’ы хватают своих оппонентов из чувства жадности. При поражении <text:span text:style-name="T1">wier</text:span>’ом, неважно ничего кроме количества имеющегося на руках золота.</text:p>
                  <text:p text:style-name="Таблица_20_-_20_Текст"><text:span text:style-name="T14">Стратегия:</text:span> Бросайте ваше золото как только увидите <text:span text:style-name="T1">wier</text:span>.</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Wight</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6-72</text:p>
                </table:table-cell>
                <table:table-cell table:style-name="Таблица12.A1" office:value-type="string">
                  <text:p text:style-name="P38">-10</text:p>
                </table:table-cell>
                <table:table-cell table:style-name="Таблица12.A1" office:value-type="string">
                  <text:p text:style-name="P38">20</text:p>
                </table:table-cell>
                <table:table-cell table:style-name="Таблица12.A1" office:value-type="string">
                  <text:p text:style-name="P38">-10</text:p>
                </table:table-cell>
                <table:table-cell table:style-name="Таблица12.A1" office:value-type="string">
                  <text:p text:style-name="P38">1</text:p>
                </table:table-cell>
                <table:table-cell table:style-name="Таблица12.A1" office:value-type="string">
                  <text:p text:style-name="P38">14-3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Мощная нежить, которая питается энергией живых. Её прикосновение истощает оппонента, уменьшая его силу втрое и делая невозможным омоложение их потерянных сил, до тех пор пока они не излечат себя.</text:p>
                  <text:p text:style-name="Таблица_20_-_20_Текст"><text:span text:style-name="T14">Стратегия:</text:span> <text:s/>Если истощены, выпейте снадобье лечения, потом снадобье омоложен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6">Wild boar</text:p>
            <text:p text:style-name="Таблица_20_-_20_Текст">Дикий<text:span text:style-name="T1"> </text:span>вепрь</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6-10</text:p>
                </table:table-cell>
                <table:table-cell table:style-name="Таблица12.A1" office:value-type="string">
                  <text:p text:style-name="P38">8</text:p>
                </table:table-cell>
                <table:table-cell table:style-name="Таблица12.A1" office:value-type="string">
                  <text:p text:style-name="P38">13</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4-8</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Злобный и быстрый. Берегитесь их клыков.</text:p>
                  <text:p text:style-name="Таблица_20_-_20_Текст"><text:span text:style-name="T14">Стратегия:</text:span> Встаньте и сражайтесь. Вепри быстрее, чем люди. Бегство с обычной для человека скоростью будет губительно.</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Wild dog</text:p>
            <text:p text:style-name="Таблица_20_-_20_Текст">Дикая собак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8</text:p>
                </table:table-cell>
                <table:table-cell table:style-name="Таблица12.A1" office:value-type="string">
                  <text:p text:style-name="P38">10</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1-4</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Дикие собаки ходят стаям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Wizard</text:p>
            <text:p text:style-name="Таблица_20_-_20_Текст">Чародей</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3-79</text:p>
                </table:table-cell>
                <table:table-cell table:style-name="Таблица12.A1" office:value-type="string">
                  <text:p text:style-name="P38">4</text:p>
                </table:table-cell>
                <table:table-cell table:style-name="Таблица12.A1" office:value-type="string">
                  <text:p text:style-name="P38">10</text:p>
                </table:table-cell>
                <table:table-cell table:style-name="Таблица12.A1" office:value-type="string">
                  <text:p text:style-name="P38">0</text:p>
                </table:table-cell>
                <table:table-cell table:style-name="Таблица12.A1" office:value-type="string">
                  <text:p text:style-name="P38">1</text:p>
                </table:table-cell>
                <table:table-cell table:style-name="Таблица12.A1" office:value-type="string">
                  <text:p text:style-name="P38">7-11</text:p>
                </table:table-cell>
                <table:table-cell table:style-name="Таблица12.H1" office:value-type="string">
                  <text:p text:style-name="P38">Различные (<text:span text:style-name="T1">Different</text:span>)</text:p>
                </table:table-cell>
              </table:table-row>
              <table:table-row table:style-name="Таблица12.1">
                <table:table-cell table:style-name="Таблица12.H1" table:number-columns-spanned="7" office:value-type="string">
                  <text:p text:style-name="P38">У чародеев следующие разрушительные силы:</text:p>
                  <text:p text:style-name="Таблица_20_-_20_Текст">Вызывают вашего дубля, чтобы он сражался на их стороне</text:p>
                  <text:p text:style-name="Таблица_20_-_20_Текст">Очаровывают вас, чтобы Вы не атаковали</text:p>
                  <text:p text:style-name="Таблица_20_-_20_Текст">Парализуют вас на 11-17 ходов</text:p>
                  <text:p text:style-name="Таблица_20_-_20_Текст">Быстро излечиваются </text:p>
                  <text:p text:style-name="Таблица_20_-_20_Текст">Захватывают ваш максимальный удар для своего собственного использования </text:p>
                  <text:p text:style-name="Таблица_20_-_20_Текст">Используют специальные силы других существ</text:p>
                  <text:p text:style-name="Таблица_20_-_20_Текст">Увеличивают свой класс брони (АС) на 10-20 единиц</text:p>
                  <text:p text:style-name="Таблица_20_-_20_Текст"><text:span text:style-name="T14">Стратегия:</text:span> Чародеи используют spell point’ы для всех своих действий, так что они не могут использовать такие атаки каждый ход. Они очень опасны, и биться с ними нужно осторожно. Если у вас есть возможность, будет мудро стереть их списком гашени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Womera</text:p>
            <text:p text:style-name="Таблица_20_-_20_Текст">Вумер(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3-22</text:p>
                </table:table-cell>
                <table:table-cell table:style-name="Таблица12.A1" office:value-type="string">
                  <text:p text:style-name="P38">9</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1</text:p>
                </table:table-cell>
                <table:table-cell table:style-name="Таблица12.A1" office:value-type="string">
                  <text:p text:style-name="P38">4-6</text:p>
                </table:table-cell>
                <table:table-cell table:style-name="Таблица12.H1" office:value-type="string">
                  <text:p text:style-name="P38">Бросок (<text:span text:style-name="T1">Throw</text:span>) 8-13</text:p>
                </table:table-cell>
              </table:table-row>
              <table:table-row table:style-name="Таблица12.1">
                <table:table-cell table:style-name="Таблица12.H1" table:number-columns-spanned="7" office:value-type="string">
                  <text:p text:style-name="P38">Людоеды. Искусные групповые охотники. Приверженцы копий, бросая их на большие расстояния.</text:p>
                  <text:p text:style-name="Таблица_20_-_20_Текст"><text:span text:style-name="T14">Стратегия:</text:span> Не позволяйте вумерам вставать на одной линии (горизонтали, вертикали или под углом 45 градусов) с вами. Это удержит их от стрельбы по ва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Wood dwarf</text:p>
            <text:p text:style-name="Таблица_20_-_20_Текст">Лесной гном</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1-35</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30</text:p>
                </table:table-cell>
                <table:table-cell table:style-name="Таблица12.A1" office:value-type="string">
                  <text:p text:style-name="P38">2</text:p>
                </table:table-cell>
                <table:table-cell table:style-name="Таблица12.A1" office:value-type="string">
                  <text:p text:style-name="P38">2-8</text:p>
                </table:table-cell>
                <table:table-cell table:style-name="Таблица12.H1" office:value-type="string">
                  <text:p text:style-name="P38">Бросок (<text:span text:style-name="T1">Throw</text:span>) 11-30</text:p>
                </table:table-cell>
              </table:table-row>
              <table:table-row table:style-name="Таблица12.1">
                <table:table-cell table:style-name="Таблица12.H1" table:number-columns-spanned="7" office:value-type="string">
                  <text:p text:style-name="P38">Лесные гномы стреляют в другие существа из арбалетов.</text:p>
                  <text:p text:style-name="Таблица_20_-_20_Текст"><text:span text:style-name="T14">Стратегия</text:span><text:span text:style-name="T5">:</text:span> Не позволяйте лесным гномам вставать на одной линии (горизонтали, вертикали или под углом 45 градусов) с вами. Это удержит их от стрельбы по вам.</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Wraith</text:p>
            <text:p text:style-name="Таблица_20_-_20_Текст">Привидение</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20-30</text:p>
                </table:table-cell>
                <table:table-cell table:style-name="Таблица12.A1" office:value-type="string">
                  <text:p text:style-name="P38">6</text:p>
                </table:table-cell>
                <table:table-cell table:style-name="Таблица12.A1" office:value-type="string">
                  <text:p text:style-name="P38">10</text:p>
                </table:table-cell>
                <table:table-cell table:style-name="Таблица12.A1" office:value-type="string">
                  <text:p text:style-name="P38">25</text:p>
                </table:table-cell>
                <table:table-cell table:style-name="Таблица12.A1" office:value-type="string">
                  <text:p text:style-name="P38">1</text:p>
                </table:table-cell>
                <table:table-cell table:style-name="Таблица12.A1" office:value-type="string">
                  <text:p text:style-name="P38">4-13</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Нежить, высасывающая жизнь. Уменьшает уровень жизни человека. </text:p>
                  <text:p text:style-name="Таблица_20_-_20_Текст"><text:span text:style-name="T14">Стратегия:</text:span> Волшебные палочки развоплощения уничтожат привидения, но если Вы убьете их своими силами, они оставят съедобные тела. Мертвые привидения повышают ваш уровень опыта.</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Wyvern</text:p>
            <text:p text:style-name="Таблица_20_-_20_Текст">Виверна</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15-45</text:p>
                </table:table-cell>
                <table:table-cell table:style-name="Таблица12.A1" office:value-type="string">
                  <text:p text:style-name="P38">0</text:p>
                </table:table-cell>
                <table:table-cell table:style-name="Таблица12.A1" office:value-type="string">
                  <text:p text:style-name="P38">10</text:p>
                </table:table-cell>
                <table:table-cell table:style-name="Таблица12.A1" office:value-type="string">
                  <text:p text:style-name="P38">0</text:p>
                </table:table-cell>
                <table:table-cell table:style-name="Таблица12.A1" office:value-type="string">
                  <text:p text:style-name="P38">2</text:p>
                </table:table-cell>
                <table:table-cell table:style-name="Таблица12.A1" office:value-type="string">
                  <text:p text:style-name="P38">6-16</text:p>
                </table:table-cell>
                <table:table-cell table:style-name="Таблица12.H1" office:value-type="string">
                  <text:p text:style-name="P38">Дыхание (<text:span text:style-name="T1">Breath</text:span>) 21-24</text:p>
                </table:table-cell>
              </table:table-row>
              <table:table-row table:style-name="Таблица12.1">
                <table:table-cell table:style-name="Таблица12.H1" table:number-columns-spanned="7" office:value-type="string">
                  <text:p text:style-name="P38">Небольшая огнедышащая крылатая рептилия.</text:p>
                  <text:p text:style-name="Таблица_20_-_20_Текст"><text:span text:style-name="T14">Стратегия:</text:span> Если Вы не устойчивы к теплу, носите кольцо праха или зеркальный щит, чтобы сопротивляться лучу виверны.</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5">Xyxort <text:s text:c="4"/></text:span>Ксиксорт</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32-80</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0</text:p>
                </table:table-cell>
                <table:table-cell table:style-name="Таблица12.A1" office:value-type="string">
                  <text:p text:style-name="P38">3</text:p>
                </table:table-cell>
                <table:table-cell table:style-name="Таблица12.A1" office:value-type="string">
                  <text:p text:style-name="P38">12-27</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Ксиксорты - неважные бойцы.</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Yapok</text:p>
            <text:p text:style-name="Таблица_20_-_20_Текст">Япо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45-60</text:p>
                </table:table-cell>
                <table:table-cell table:style-name="Таблица12.A1" office:value-type="string">
                  <text:p text:style-name="P38">3</text:p>
                </table:table-cell>
                <table:table-cell table:style-name="Таблица12.A1" office:value-type="string">
                  <text:p text:style-name="P38">10</text:p>
                </table:table-cell>
                <table:table-cell table:style-name="Таблица12.A1" office:value-type="string">
                  <text:p text:style-name="P38">50</text:p>
                </table:table-cell>
                <table:table-cell table:style-name="Таблица12.A1" office:value-type="string">
                  <text:p text:style-name="P38">3</text:p>
                </table:table-cell>
                <table:table-cell table:style-name="Таблица12.A1" office:value-type="string">
                  <text:p text:style-name="P38">5-10</text:p>
                </table:table-cell>
                <table:table-cell table:style-name="Таблица12.H1" office:value-type="string">
                  <text:p text:style-name="P38"/>
                </table:table-cell>
              </table:table-row>
              <table:table-row table:style-name="Таблица12.1">
                <table:table-cell table:style-name="Таблица12.H1" table:number-columns-spanned="7" office:value-type="string">
                  <text:p text:style-name="P38">Одиночные, агрессивные создания. Способны вызывать других япоков, если они почувствуют, что находятся в опасности.</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40">Yeti</text:p>
            <text:p text:style-name="Таблица_20_-_20_Текст"><text:span text:style-name="T7">Йети </text:span>(снежный человек)</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43">30-50</text:p>
                </table:table-cell>
                <table:table-cell table:style-name="Таблица12.A1" office:value-type="string">
                  <text:p text:style-name="P43">4</text:p>
                </table:table-cell>
                <table:table-cell table:style-name="Таблица12.A1" office:value-type="string">
                  <text:p text:style-name="P43">10</text:p>
                </table:table-cell>
                <table:table-cell table:style-name="Таблица12.A1" office:value-type="string">
                  <text:p text:style-name="P43">25</text:p>
                </table:table-cell>
                <table:table-cell table:style-name="Таблица12.A1" office:value-type="string">
                  <text:p text:style-name="P43">2</text:p>
                </table:table-cell>
                <table:table-cell table:style-name="Таблица12.A1" office:value-type="string">
                  <text:p text:style-name="P43">14-32</text:p>
                </table:table-cell>
                <table:table-cell table:style-name="Таблица12.H1" office:value-type="string">
                  <text:p text:style-name="P43"/>
                </table:table-cell>
              </table:table-row>
              <table:table-row table:style-name="Таблица12.1">
                <table:table-cell table:style-name="Таблица12.H1" table:number-columns-spanned="7" office:value-type="string">
                  <text:p text:style-name="P43">Yetis are lumbering eating machines.</text:p>
                  <text:p text:style-name="Таблица_20_-_20_Текст"><text:span text:style-name="T14">Стратегия:</text:span> Йети - значительно уязвимы для волшебных палочек огня.</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ext:soft-page-break/>
        <table:table-row table:style-name="Таблица12.1">
          <table:table-cell table:style-name="Таблица12.A1" office:value-type="string">
            <text:p text:style-name="P40">Zardon</text:p>
            <text:p text:style-name="Таблица_20_-_20_Текст">Зардон</text:p>
          </table:table-cell>
          <table:table-cell table:number-columns-spanned="7">
            <table:table table:is-sub-table="true">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38">75-147</text:p>
                </table:table-cell>
                <table:table-cell table:style-name="Таблица12.A1" office:value-type="string">
                  <text:p text:style-name="P38">-12</text:p>
                </table:table-cell>
                <table:table-cell table:style-name="Таблица12.A1" office:value-type="string">
                  <text:p text:style-name="P38">11</text:p>
                </table:table-cell>
                <table:table-cell table:style-name="Таблица12.A1" office:value-type="string">
                  <text:p text:style-name="P38">0</text:p>
                </table:table-cell>
                <table:table-cell table:style-name="Таблица12.A1" office:value-type="string">
                  <text:p text:style-name="P38">1</text:p>
                </table:table-cell>
                <table:table-cell table:style-name="Таблица12.A1" office:value-type="string">
                  <text:p text:style-name="P38">19-55</text:p>
                </table:table-cell>
                <table:table-cell table:style-name="Таблица12.H1" office:value-type="string">
                  <text:p text:style-name="P38">Ментальный удар 26-75</text:p>
                </table:table-cell>
              </table:table-row>
              <table:table-row table:style-name="Таблица12.1">
                <table:table-cell table:style-name="Таблица12.H1" table:number-columns-spanned="7" office:value-type="string">
                  <text:p text:style-name="P38">Тщедушное создание с обширными умственными силами. Очень приспособлено убивать с расстояния. Зардон МОЖЕТ послать психический удар с большого расстояния. Они обычно убивают свои жертвы даже прежде, чем смогут их обнаружить.</text:p>
                  <text:p text:style-name="Таблица_20_-_20_Текст"><text:span text:style-name="T14">Стратегия:</text:span> Носите шлем рассеивания. Если ваш ум сжимается от взрыва боли, и Вы не сможете пережить такой эпизод ещё раз, быстро оставьте уровень.</text:p>
                </table:table-cell>
                <table:covered-table-cell/>
                <table:covered-table-cell/>
                <table:covered-table-cell/>
                <table:covered-table-cell/>
                <table:covered-table-cell/>
                <table:covered-table-cell/>
              </table:table-row>
            </table:table>
          </table:table-cell>
          <table:covered-table-cell/>
          <table:covered-table-cell/>
          <table:covered-table-cell/>
          <table:covered-table-cell/>
          <table:covered-table-cell/>
          <table:covered-table-cell/>
        </table:table-row>
        <table:table-row table:style-name="Таблица12.1">
          <table:table-cell table:style-name="Таблица12.A1" office:value-type="string">
            <text:p text:style-name="P38"><text:span text:style-name="T2">Zombie</text:span><text:span text:style-name="T5"> <text:s text:c="4"/></text:span>Зомби</text:p>
          </table:table-cell>
          <table:table-cell table:style-name="Таблица12.A1" office:value-type="string">
            <text:p text:style-name="P38">См. ниже</text:p>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A1" office:value-type="string">
            <text:p text:style-name="P38"/>
          </table:table-cell>
          <table:table-cell table:style-name="Таблица12.H1" office:value-type="string">
            <text:p text:style-name="P38">Различные (<text:span text:style-name="T1">Different</text:span>)</text:p>
          </table:table-cell>
        </table:table-row>
      </table:table>
      <text:p text:style-name="Standard"/>
      <text:p text:style-name="Standard">* Морфы имеют характеристики тех монстров, вид которых принимают. Данные приведены для морфов в их неизмененном виде. </text:p>
      <text:p text:style-name="Standard">** Различные природные явления наносят ущерб различными способами. Скалы могут нанести 44-200 единиц повреждений, а стены – 24-100. Живая лава – единственное явление, которое совершает специальную огненную атаку. Данные, приведенные выше – для всех остальных форм природных явлений.</text:p>
      <text:p text:style-name="Standard">Повелители времени, синие пучки, жители, серые ужасы и пешки усадеб в каждой игре – разные. Они получают характеристики произвольно выбранных существ. <text:span text:style-name="T1">(Timemasters, blue wisps, denizens, grey terrors, and grange pawns?)</text:span></text:p>
      <text:p text:style-name="Standard">Големы – это создания убитые и возвращенные к жизни игроком. У них характеристики существ, которыми они были прежде.</text:p>
      <text:p text:style-name="Standard">Зомби – существа, возвращенные к жизни Хель. У них характеристики существ, которыми они были прежде.</text:p>
      <text:p text:style-name="Standard"/>
      <text:h text:style-name="Heading_20_1" text:outline-level="1"><text:bookmark-start text:name="_4_Игровой_мир"/>4. Игровой мир<text:bookmark-end text:name="_4_Игровой_мир"/></text:h>
      <text:p text:style-name="Standard"><text:a xlink:type="simple" xlink:href="#_4_1_Стиль_мира"><text:span text:style-name="Internet_20_link">4.1. Стиль мира</text:span></text:a> </text:p>
      <text:p text:style-name="Standard"><text:a xlink:type="simple" xlink:href="#_4.2._География_мира"><text:span text:style-name="Internet_20_link">4.2. География мира</text:span></text:a> </text:p>
      <text:p text:style-name="Standard"><text:a xlink:type="simple" xlink:href="file:///C:/WORKS/Ragnarok/temp/useful/i_srs/ch06s03.html"><text:span text:style-name="Internet_20_link">4.3. Деревни и города</text:span></text:a> </text:p>
      <text:p text:style-name="Standard"><text:a xlink:type="simple" xlink:href="#_4.4._Предметы"><text:span text:style-name="Internet_20_link">4.4. Предметы</text:span></text:a> </text:p>
      <text:p text:style-name="Standard"><text:a xlink:type="simple" xlink:href="#_4.5._Каталог_предметов"><text:span text:style-name="Internet_20_link">4.5. Каталог предметов</text:span></text:a> </text:p>
      <text:p text:style-name="Standard"><text:a xlink:type="simple" xlink:href="#_4.6._Квесты"><text:span text:style-name="Internet_20_link">4.6. Квесты</text:span></text:a></text:p>
      <text:h text:style-name="Heading_20_2" text:outline-level="2"/>
      <text:p text:style-name="Standard">Тысячи лет боги жили в своем доме, Асгарде. Большая часть богов боролась за человеческий род, защищая его от великого зла, которое должно уничтожить царство людей, Мидгард, и все, что лежит в его пределах. Мало кто видел богов или их работу, так как они обычно скрыты от обычных людей и меньших творений. Несмотря на свою искусность, асы постоянно воюют с теми, кто хочет нанести вред Мидгарду.</text:p>
      <text:p text:style-name="Standard">Самим богам тоже угрожает великое зло, которое пришло с ними из рассвета времен. Фенрир и Гарм, два ужасных волка, убили многих Асов, и положили бы конец всему на своем пути, проглотив даже солнце, луну и звезды пока не были схвачены и связаны богами.</text:p>
      <text:p text:style-name="Standard">Равен Одину, первому из богов и отцу всех живых существ, Сурт, демон огненного хаоса. Его страсть к злу упорна и коварна и он поклялся уничтожить огнем дерево жизни, Асгард, Мидгард, и все царства вселенной, не оставив ничего, кроме пламени и тьмы. Норны предсказали, что его успех неизбежен, он просто ждет, когда уменьшиться мощь Асов, в то время как он со временем станет сильнее.</text:p>
      <text:p text:style-name="Standard">Притаившись в глубинах морей, лежит Ёрмунганд, змей, рожденный от зла в хаосе начала времен. Обмотавшись вокруг великого древа жизни, что связывает мир воедино, он медленно грызет его корни, высасывает соки. Он жаждет уничтожить мир и обратить все в хаос, из которого пришел.</text:p>
      <text:p text:style-name="Standard">Из всего зла противостоящего богам, наиболее злобен и изворотлив бог Локи, живущий с Асами, распространяющий распри и ссоры. Именно Локи ради простого удовольствия, привел к смерти Бальдра, уничтожив наиболее любимого из всех богов. Локи был вынужден пообещать не вредить Бальдру сам, но позже подговорил его сводного брата, любившего Бальдра, метнуть в него дротик из омелы, единственной живой вещи, способной навредить Бальдру. Бессмертная душа Бальдра была взята Хель, богиней мертвых.</text:p>
      <text:p text:style-name="Standard">В напрасном усилии возродить Бальдра, боги пытались торговаться с Хель. Хель пообещала выпустить Бальдра, если все оплачут его, отлично зная, что одинокая великанша Токк, имеет такое холодное сердце, что она не будет оплакивать никого. Все живое оплакивало Бальдра, но Токк оставила Бальдра заключенным в Нифльхейме до конца жизни Токк.</text:p>
      <text:p text:style-name="Standard">Боги потеряли многое из своей мощи из-за различного тайного зла и неудач. В соответствии с прорицанием эти предметы будут им возвращены. Один потерял Гунгнир, свое мощное копье в борьбе с гигантами мороза. Без его разящей точности и волшебной силы, он будет беспомощным в битве с Суртом и его огненными демонами, никакое другое оружие не сможет противостоять жару огненного Сурта.</text:p>
      <text:p text:style-name="Standard">Фрейр отдал свой мощный меч - Мимминг, в качестве выкупа за невесту. Отдав его, Фрейр также отдал и свою неуязвимость.</text:p>
      <text:p text:style-name="Standard">Во время заковывания в цепи Фенрира, Тюр потерял свою правую руку.</text:p>
      <text:p text:style-name="Standard">Сам могущественный Тор пострадал от рук тьмы. В сговоре с повелителем огненных гигантов, Локи обманул Тора и похитил его молот, Мьелльнир, в залах Гринра, наиболее непроницаемом лабиринте пещер какие только известны.</text:p>
      <text:p text:style-name="Standard">Локи также подговорил стража Асгарда Хеймдалля разрешить Фрекстну Тилу, коснуться внешней оболочки его великого рога Гьялла. Замаскированный под немого посланца, Тил приблизился к Хеймдаллю мирно, но, завоевав его доверие, Тил проклял Гьялл. Великий рог превратился в расписного змея, Аспента, который высвободился из хватки Хеймдалля и упал с радужного моста Бифроста, в землю Мимира. Мимир связал злого змея в глубоком колодце, из которого тот не может убежать. Не в состоянии оставить свой пост, Хеймдалль не может отправиться в далекое путешествие, чтобы вернуть свой рог, и Аспент уничтожает всех кто подходит близко. Без своего рога Хеймдалль не имеет возможности предупредить Асов об их приближающейся судьбе.</text:p>
      <text:p text:style-name="Standard"/>
      <text:h text:style-name="Heading_20_2" text:outline-level="2"><text:bookmark-start text:name="_4_1_Стиль_мира"/><text:soft-page-break/>4.1. Стиль мира<text:bookmark-end text:name="_4_1_Стиль_мира"/></text:h>
      <text:p text:style-name="Standard">Действие игры будет происходить в мире скандинавской мифологии, наполненном преданиями и легендами, эпическими героями и разнообразными существами. Большую роль в этом мире играет магия, поэтому, блуждая по миру, игрок сможет встретить разнообразные магические явления. </text:p>
      <text:h text:style-name="Heading_20_2" text:outline-level="2"/>
      <text:h text:style-name="Heading_20_2" text:outline-level="2"><text:bookmark-start text:name="_4.2._География_мира"/>4.2. География мира<text:bookmark-end text:name="_4.2._География_мира"/></text:h>
      <text:p text:style-name="Standard">Наша игра не предназначена для значительного числа игроков, поэтому размеры миров будут не слишком большими, но сами миры более разнообразными. Игрок сможет побывать в местах, довольно сильно различающихся по своему виду. Оригинальная вселенная скандинавских мифов состоит из девяти (условно) миров: Асгард, Ванахейм, Ётунхейм, Льесальфахейм, Мидгард, Муспельхейм, Нифльхейм, Свартальфахейм, <text:s/>Хельхейм.</text:p>
      <text:p text:style-name="Standard">Мир подразделяется на три основных мира бытия: Мидгард - земля смертных (включая людей, гигантов, и карликов), Асгард - земля богов, и Нифльхейм, земля мертвых. Кроме того, известно, что существует ещё пять младших миров и может быть несчетное количество других - за пределами нормальных границ пространства и времени. </text:p>
      <text:p text:style-name="Standard"><text:a xlink:type="simple" xlink:href="#_4.2.1._Башня_Одина"><text:span text:style-name="Internet_20_link">4.2.1. Башня Одина</text:span></text:a></text:p>
      <text:p text:style-name="Standard"><text:a xlink:type="simple" xlink:href="#_4.2.2._Асгард"><text:span text:style-name="Internet_20_link">4.2.2. Асгард</text:span></text:a></text:p>
      <text:p text:style-name="Standard"><text:a xlink:type="simple" xlink:href="#_4.2.3._Мидгард"><text:span text:style-name="Internet_20_link">4.2.3. Мидгард</text:span></text:a></text:p>
      <text:p text:style-name="Standard"><text:a xlink:type="simple" xlink:href="#_4.2.4._Колодец_Мимира"><text:span text:style-name="Internet_20_link">4.2.4. Колодец Мимира</text:span></text:a></text:p>
      <text:p text:style-name="Standard"><text:a xlink:type="simple" xlink:href="#_4.2.5._Арсенал"><text:span text:style-name="Internet_20_link">4.2.5. Арсенал</text:span></text:a></text:p>
      <text:p text:style-name="Standard"><text:a xlink:type="simple" xlink:href="#_4.2.6._Залы_Гринра"><text:span text:style-name="Internet_20_link">4.2.6. Залы Гринра</text:span></text:a></text:p>
      <text:p text:style-name="Standard"><text:a xlink:type="simple" xlink:href="#_4.2.7._Пещеры_(10)"><text:span text:style-name="Internet_20_link">4.2.7. Пещеры (10)</text:span></text:a></text:p>
      <text:p text:style-name="Standard"><text:a xlink:type="simple" xlink:href="#_4.2.8._Глубокие_Пещеры_(20)"><text:span text:style-name="Internet_20_link">4.2.8. Глубокие Пещеры (20)</text:span></text:a></text:p>
      <text:p text:style-name="Standard"><text:a xlink:type="simple" xlink:href="#_4.2.9._Великие_Пещеры_(30)"><text:span text:style-name="Internet_20_link">4.2.9. Великие Пещеры (30)</text:span></text:a></text:p>
      <text:p text:style-name="Standard"><text:a xlink:type="simple" xlink:href="#_4.2.10._Распутье"><text:span text:style-name="Internet_20_link">4.2.10. Распутье</text:span></text:a></text:p>
      <text:p text:style-name="Standard"><text:a xlink:type="simple" xlink:href="#_4.2.11._Мир_Азара"><text:span text:style-name="Internet_20_link">4.2.11. Мир Азара</text:span></text:a></text:p>
      <text:p text:style-name="Standard"><text:a xlink:type="simple" xlink:href="#_4.2.12._Пустошь"><text:span text:style-name="Internet_20_link">4.2.12. Пустошь</text:span></text:a></text:p>
      <text:p text:style-name="Standard"><text:a xlink:type="simple" xlink:href="#_4.2.13._Муспельхейм"><text:span text:style-name="Internet_20_link">4.2.13. Муспельхейм</text:span></text:a></text:p>
      <text:p text:style-name="Standard"><text:a xlink:type="simple" xlink:href="#_4.2.14._Лимб"><text:span text:style-name="Internet_20_link">4.2.14. Лимб</text:span></text:a></text:p>
      <text:p text:style-name="Standard"><text:a xlink:type="simple" xlink:href="#_4.2.15._Нифльхейм"><text:span text:style-name="Internet_20_link">4.2.15. Нифльхейм</text:span></text:a></text:p>
      <text:p text:style-name="Standard"/>
      <text:p text:style-name="Standard"/>
      <text:h text:style-name="Heading_20_3" text:outline-level="3"><text:bookmark-start text:name="_4.2.1._Башня_Одина"/>4.2.<text:bookmark-end text:name="_4.2.1._Башня_Одина"/><text:span text:style-name="T1">1</text:span>. Башня Одина</text:h>
      <text:h text:style-name="P62" text:outline-level="3"/>
      <text:h text:style-name="Heading_20_3" text:outline-level="3"><text:bookmark-start text:name="_4.2.2._Асгард"/>4.2.<text:bookmark-end text:name="_4.2.2._Асгард"/><text:span text:style-name="T1">2</text:span>. Асгард</text:h>
      <text:p text:style-name="Standard">Асгард существует на плоскости выше Мидгарда и доступен только по мосту-радуге. Здесь находятся дома богов и великая равнина Вигрид, предсказанная местом Рагнарока, конечной битвы за существование вселенной. [Валгалла, Вигрид]</text:p>
      <text:p text:style-name="Standard">См. ВЫЖИВАНИЕ В НИФЛЬХЕЙМЕ в этом разделе. Дополнительно ко всем созданиям, перечисленным в ВЫЖИВАНИЕ В НИФЛЬХЕЙМЕ, могут появиться следующие мощные твари:</text:p>
      <text:p text:style-name="P18">Scyld (Скильд) <text:tab/>Он неуязвим, если Вы не несете с собой зеленый камень.</text:p>
      <text:p text:style-name="P18">Harbard <text:span text:style-name="T1">and</text:span> Uorik (Харбард и Уорик) <text:tab/>Они не особенно опасны. У них нет специальных защит или сил.</text:p>
      <text:p text:style-name="P18">Valkyries (Валькирии) <text:tab/>Эти дружественные создания помогут Вам выжить.</text:p>
      <text:p text:style-name="Standard"><text:soft-page-break/>Если ваша жизнь под угрозой, найдите ступеньки, которые располагаются в одном из трех зданий на южной оконечности Асгарда. Эти ступеньки ведут в башню Одина, хранилищу всех известных предметов. Пойдите туда и пополните все, чего Вам не хватает.</text:p>
      <text:p text:style-name="Standard">Не тратьте слишком много времени. Избегайте всего, что касается восточного края Асгарда. Он ведет к равнине Вигрид, месту последней битвы. Если Вы чрезмерно промедлите, она начнется без Вас, и шансы спасения вселенной будут меньше.</text:p>
      <text:p text:style-name="Standard">Наконец, не оставляйте эту область если Вы не идете на Вигрид. После того, как Вы её покинете и уничтожения Бифроста, не будет пути, чтобы вернуться сюда.</text:p>
      <text:p text:style-name="Standard"/>
      <text:h text:style-name="Heading_20_3" text:outline-level="3"><text:bookmark-start text:name="_4.2.3._Мидгард"/>4.2.<text:bookmark-end text:name="_4.2.3._Мидгард"/><text:span text:style-name="T1">3</text:span>. Мидгард</text:h>
      <text:p text:style-name="Standard">Мидгард – это плоский мир, в котором живут люди. Он состоит из великого леса, окруженного непроходимыми горами. С другой стороны этих гор течет река Вид, лежит царство Мимира (которым владеют орды могучих существ, и там расположены источник и колодец Мимира), Ётунхейм (земля огненных и ледяных гигантов), Нидавеллир (пещеры неуловимых гномов), море Слэтера (земля, полная великих приключений и опасностей), и основание сверкающего радужного моста Бифроста, который ведет в Асгард. Где-то в пределах границ великого леса лежит вход в обширные пещеры гномов - Свартальфахейм. Размеры этих подземелий неизвестны, но по слухам, там существует большой склеп, храм, и даже странный базар. Немногие когда-либо осмеливались отправиться за пределы защитных гор Мидгарда или в мир тьмы под лесом. Говорят, что в Нидавеллире расположены как мифические мастерские гномов, так и выкопанные ими гигантские шахты, выходящие за пределы глубин земли.</text:p>
      <text:p text:style-name="Standard"> </text:p>
      <text:h text:style-name="Heading_20_4" text:outline-level="4">4.2.3.1.<text:span text:style-name="T8"> Бифрост</text:span></text:h>
      <text:p text:style-name="Standard">За каждое безнравственное действие, которое Вы совершили, появляется один эджворт. Эти гнусные создания попытаются сбросить Вас с моста. Чтобы избежать этого, оставайтесь на широкой секции моста. Ускорить вашу судьбу может только эджворт, стоящий слева или справа от Вас, так что игнорируйте других, если эджворт встанет непосредственно слева или справа от Вас. Вы, вероятно, пожелаете ускориться, использовать волшебные палочки, и/или вызвать друзей (с помощью свитка вызова), чтобы гарантировать свой успех. После расправы с эджвортами, идите к Хеймдаллю и отдайте ему его рог Гьялл.</text:p>
      <text:p text:style-name="Standard"/>
      <text:h text:style-name="Heading_20_4" text:outline-level="4">4.2.<text:span text:style-name="T8">3.</text:span>2. <text:span text:style-name="T8">Великие</text:span> <text:span text:style-name="T8">Леса</text:span></text:h>
      <text:p text:style-name="Standard"/>
      <text:h text:style-name="Heading_20_4" text:outline-level="4">4.2.<text:span text:style-name="T8">3.</text:span>3. <text:span text:style-name="T8">Деревня</text:span></text:h>
      <text:p text:style-name="Standard"/>
      <text:h text:style-name="Heading_20_4" text:outline-level="4">4.2.<text:span text:style-name="T8">3</text:span>.<text:span text:style-name="T8">4</text:span>. Мидгард: Царство Мимира</text:h>
      <text:p text:style-name="Standard">Если Вы найдете, что царство Мимира смертельно, Вы, вероятно, недостаточно сильны, чтобы встретиться с проблемами, что ждут Вас там. См. КАК СТАТЬ ФИЗИЧЕСКИ СИЛЬНЫМ в этом разделе для подсказок по усилению вашего героя.</text:p>
      <text:p text:style-name="Standard"/>
      <text:h text:style-name="Heading_20_4" text:outline-level="4">4.2.<text:span text:style-name="T8">3.</text:span>5. <text:span text:style-name="T8">Ётунхейм</text:span></text:h>
      <text:p text:style-name="Standard"/>
      <text:h text:style-name="Heading_20_4" text:outline-level="4">4.2.<text:span text:style-name="T8">3</text:span>.<text:span text:style-name="T8">6</text:span>. Мидгард: Море Слэтера</text:h>
      <text:p text:style-name="Standard">Есть артефакт, расположенный под водой в море Слэтера. Его можно найти с помощью снадобья ограбления и взять, прыгнув под воду (после изучения умения плавания), высушив всю воду с помощью свитка чуда (будьте осторожным с другими возможностями, которые предлагает этот свиток - см. описание свитка чуда в разделе ПРЕДМЕТЫ). Можно также изменить место, на котором находится артефакт, используя силу землеустройства, которое может приобрести с помощью алхимии (см. описание снадобья геологии в разделе ПРЕДМЕТЫ).</text:p>
      <text:p text:style-name="Standard">Достигнуть моря Слэтера можно несколькими путями. В Мидгарде есть несколько спрятанных вихрей (телепортов), которые умчат создания к морю Слэтера и обратно. Чтобы посетить море Слэтера, можно использовать силу путешествий по измерениям (см. описание снадобья переключения измерений в разделе ПРЕДМЕТЫ), но более высок шанс посетить реку Вид по ошибке. Река Вид - опасное место для посещений. Море Слэтера располагается в юго-восточном углу Мидгарда и доступно пешком с рек Гьолл и Вид. Чтобы достичь моря <text:soft-page-break/>Слэтера, также может использоваться стеклянная окарина (описание окарины см. в ПРОЧЕЕ в разделе ПРЕДМЕТЫ).</text:p>
      <text:p text:style-name="Standard"/>
      <text:h text:style-name="P67" text:outline-level="4">4.2.3.7. <text:s/>Нидавеллир</text:h>
      <text:p text:style-name="Standard"/>
      <text:h text:style-name="P67" text:outline-level="4">4.2.3.8. <text:s/>Океан</text:h>
      <text:p text:style-name="Standard"/>
      <text:h text:style-name="P67" text:outline-level="4">4.2.3.9. <text:s/>Река Вид</text:h>
      <text:p text:style-name="Standard"/>
      <text:h text:style-name="Heading_20_4" text:outline-level="4">4.2.<text:span text:style-name="T8">3.</text:span>10. <text:s/>Река Гьолл</text:h>
      <text:h text:style-name="Heading_20_3" text:outline-level="3"/>
      <text:h text:style-name="Heading_20_3" text:outline-level="3"><text:bookmark-start text:name="_4.2.4._Колодец_Мимира"/>4.2.4. Колодец Мимира<text:bookmark-end text:name="_4.2.4._Колодец_Мимира"/></text:h>
      <text:h text:style-name="P62" text:outline-level="3"/>
      <text:h text:style-name="Heading_20_3" text:outline-level="3"><text:bookmark-start text:name="_4.2.5._Арсенал"/>4.2.<text:bookmark-end text:name="_4.2.5._Арсенал"/><text:span text:style-name="T1">5</text:span>. Арсенал</text:h>
      <text:h text:style-name="P62" text:outline-level="3"/>
      <text:h text:style-name="Heading_20_3" text:outline-level="3"><text:bookmark-start text:name="_4.2.6._Залы_Гринра"/>4.2.<text:bookmark-end text:name="_4.2.6._Залы_Гринра"/><text:span text:style-name="T1">6</text:span>. Залы Гринра</text:h>
      <text:p text:style-name="Standard">Коридоры Гринра заполнены враждебными созданиями и смертельными ловушками. Вы можете захотеть ускориться сами, чтобы избежать монстров и прочитать свитки создания ловушек в спутанном состоянии, чтобы обезвредить ловушки. Желательно обойти уровни, которые не содержат шахты священного Глаза (sacred Eye pits) и уходить не более глубоко, чем необходимо, если Вам не нужен опыт борьбы с созданиями или море предметов, которые должны обнаружиться в Коридорах. В любом случае, здесь могут появиться драугары и драконы Хель и нужно возвращаться быстро (подробнее об этих созданиях см. ниже ВЫЖИВАНИЕ В НИФЛХЕЙМЕ).</text:p>
      <text:h text:style-name="Heading_20_3" text:outline-level="3"/>
      <text:h text:style-name="Heading_20_3" text:outline-level="3"><text:bookmark-start text:name="_4.2.7._Пещеры_(10)"/>4.2.<text:bookmark-end text:name="_4.2.7._Пещеры_(10)"/><text:span text:style-name="T1">7</text:span>. Пещеры (10)</text:h>
      <text:h text:style-name="P62" text:outline-level="3"/>
      <text:h text:style-name="Heading_20_3" text:outline-level="3"><text:bookmark-start text:name="_4.2.8._Глубокие_Пещеры_(20)"/>4.2.<text:bookmark-end text:name="_4.2.8._Глубокие_Пещеры_(20)"/><text:span text:style-name="T1">8</text:span>. Глубокие Пещеры (20)</text:h>
      <text:h text:style-name="P62" text:outline-level="3"/>
      <text:h text:style-name="Heading_20_3" text:outline-level="3"><text:bookmark-start text:name="_4.2.9._Великие_Пещеры_(30)"/>4.2.<text:bookmark-end text:name="_4.2.9._Великие_Пещеры_(30)"/><text:span text:style-name="T1">9</text:span>. Великие Пещеры (30)</text:h>
      <text:p text:style-name="Standard"> </text:p>
      <text:h text:style-name="P67" text:outline-level="4">4.2.9.1. Свартальфахейм: Склеп</text:h>
      <text:p text:style-name="Standard">В Склепе, который охраняется наблюдателями (watcher) есть артефакт. На уровне разбросано около 100 ловушек. Часто, монстры обрушивают крышки ловушек, пока Вы ищете артефакт, так что скорость важна. Свиток создания ловушки, прочитанный в спутанном состоянии разрядит все ловушки. Гробница, расположена на глубине 30 метров под Мидгардом. Она занимает три самых западных части из девяти изображенных на карте древа миров. Для того, чтобы иметь доступ к путевому журналу, используйте команду КАРТА.</text:p>
      <text:p text:style-name="Standard">Хорошая стратегия перед тем, как войти в гробницу, по возможности устранить многих её обитателей, используя свиток гашения. В гробнице живут следующие твар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row table:style-name="Таблица13.1">
          <table:table-cell table:style-name="Таблица13.A1" office:value-type="string">
            <text:p text:style-name="P38"><text:span text:style-name="T1">Ghost</text:span> * <text:s text:c="5"/>Призрак?*</text:p>
          </table:table-cell>
          <table:table-cell table:style-name="Таблица13.A1" office:value-type="string">
            <text:p text:style-name="P38"><text:span text:style-name="T1">Shade</text:span> <text:s text:c="4"/>Оттенок?</text:p>
          </table:table-cell>
          <table:table-cell table:style-name="Таблица13.A1" office:value-type="string">
            <text:p text:style-name="P38"><text:span text:style-name="T1">Spirit</text:span> <text:s text:c="4"/>Дух</text:p>
          </table:table-cell>
          <table:table-cell table:style-name="Таблица13.A1" office:value-type="string">
            <text:p text:style-name="P38">Наблюдатель*</text:p>
          </table:table-cell>
          <table:table-cell table:style-name="Таблица13.E1" office:value-type="string">
            <text:p text:style-name="P43">Wight</text:p>
          </table:table-cell>
        </table:table-row>
        <table:table-row table:style-name="Таблица13.1">
          <table:table-cell table:style-name="Таблица13.A1" office:value-type="string">
            <text:p text:style-name="P38"><text:span text:style-name="T1">Corpse <text:s text:c="4"/></text:span>Труп</text:p>
          </table:table-cell>
          <table:table-cell table:style-name="Таблица13.A1" office:value-type="string">
            <text:p text:style-name="P38"><text:span text:style-name="T1">Shadow</text:span> <text:s text:c="4"/>Тень</text:p>
          </table:table-cell>
          <table:table-cell table:style-name="Таблица13.A1" office:value-type="string">
            <text:p text:style-name="P38">Вампир</text:p>
          </table:table-cell>
          <table:table-cell table:style-name="Таблица13.A1" office:value-type="string">
            <text:p text:style-name="P38">Оборотень</text:p>
          </table:table-cell>
          <table:table-cell table:style-name="Таблица13.E1" office:value-type="string">
            <text:p text:style-name="P38"><text:span text:style-name="T1">Wraith</text:span> <text:s text:c="4"/>Привидение?</text:p>
          </table:table-cell>
        </table:table-row>
      </table:table>
      <text:p text:style-name="Standard">* Эти твари не могут <text:s/>быть уничтожены (extincted).</text:p>
      <text:p text:style-name="Standard">Если искатель приключений приверженец борьбы с привидениями (wraiths), он может пожелать уничтожить всех созданий гробницы, кроме привидений и есть привидений, которых убьет (мертвые привидения поднимают уровень опыта съевшего).</text:p>
      <text:p text:style-name="Standard"><text:soft-page-break/>В гробницу можно войти с мшистой лестницы, спрятанной где-то в двадцати метрах над ней (западный край), или также копая вниз с 20 метрового яруса, находясь над гробницей, или с западной части уровня непосредственно на восток от склепа.</text:p>
      <text:p text:style-name="Standard"/>
      <text:h text:style-name="Heading_20_4" text:outline-level="4">4.2.9.2. Свартальфахейм: Храм</text:h>
      <text:p text:style-name="Standard"/>
      <text:h text:style-name="Heading_20_4" text:outline-level="4">4.2.9.<text:span text:style-name="T8">3</text:span>. Свартальфахейм: Базар</text:h>
      <text:p text:style-name="Standard">У Вас никогда не будет достаточно денег, чтобы приобрести на базаре все, что Вы хотите за только одно посещение. Также, почти невозможно что-либо украсть или убить лавочников. Таким образом, Вы должны решить, что именно и когда приобретать.</text:p>
      <text:p text:style-name="Standard">Сначала приобретите все зеленые грибы, белесые корни и урны, а затем употребите их. Это поднимет ваши hit point'ы, силу и конституцию.</text:p>
      <text:p text:style-name="Standard">Затем, если на базаре есть любые неопознанные предметы, используйте следующую стратегию. Если Вы еще не нашли волшебную палочку желаний, просмотрите волшебные палочки отмечая какие типы существуют только по одной на уровне. Приобретите их (как только узнаете, что цена на волшебную палочку желаний повысилась до нелепых соотношений). Затем приобретите по одному из всех неопознанных предметов на уровне и прочитайте благословленный свиток идентификации. Это покажет истинную природу всего, что Вы несете.</text:p>
      <text:p text:style-name="Standard">Если здесь есть красный мешок, приобретите его как можно скорее.</text:p>
      <text:p text:style-name="Standard">Другие предметы, которые Вы можете захотеть приобрести, включают следующее (без какого-либо конкретного порядка): зеркальный щит; кольцо восстановления (?); дешёвые свитки, чтобы потом их переписать в более полезные; снадобья для смешивания и получения алхимических зелий; горжет; шлем рассеивания; алмазные иглы; волшебные палочки аннулирования; черные драгоценные камни; сфера заключения; обрушающий рог.</text:p>
      <text:p text:style-name="Standard">Убить торговцев трудно. Даже перед попыткой убить их рекомендуется класс брони (AC) 250.</text:p>
      <text:h text:style-name="Heading_20_3" text:outline-level="3"/>
      <text:h text:style-name="Heading_20_3" text:outline-level="3"><text:bookmark-start text:name="_4.2.10._Распутье"/>4.2.<text:bookmark-end text:name="_4.2.10._Распутье"/><text:span text:style-name="T1">10</text:span>. Распутье</text:h>
      <text:p text:style-name="Standard">О Распутье говорят только шепотом те, кто поклоняются великим богам книльбов. Пока книльбы сами едва понимают силы, которыми они владеют. Говорят, что человек, который получит знание путешествий через Перекрестки, будет править миром.</text:p>
      <text:p text:style-name="Standard">Вы можете посещать Распутье, только используя навык путешествий по измерениям. Этот навык может приобретаться только питьем снадобья переключения измерений (см. СНАДОБЬЯ в разделе ПРЕДМЕТЫ) или съеданием мертвого брелеора. Только на Распутье Вы в безопасности от нападений и можете путешествовать почти везде, куда Вы захотите, когда сочтете нужным. Путешествие по измерениям может использоваться, чтобы избежать почти любой неприятной ситуации и является наиболее полезным средством для путешествий в игре.</text:p>
      <text:p text:style-name="Standard">Распутье состоит из круглых дисков, висящих над многоцветным пространством. Как только Вы шагнете в пространство, Вы переместитесь в новое место. Место, куда Вы попадете зависит от цвета пространства под Вами.</text:p>
      <text:p text:style-name="Standard">Цвета представляют следующие области:</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8">Красный</text:p>
            <text:p text:style-name="Таблица_20_-_20_Текст">Жёлтый</text:p>
            <text:p text:style-name="Таблица_20_-_20_Текст">Зелёный</text:p>
            <text:p text:style-name="Таблица_20_-_20_Текст">Светло-серый</text:p>
            <text:p text:style-name="Таблица_20_-_20_Текст">Тёмно-серый</text:p>
            <text:p text:style-name="Таблица_20_-_20_Текст">Голубой</text:p>
            <text:p text:style-name="Таблица_20_-_20_Текст">Синий</text:p>
            <text:p text:style-name="Таблица_20_-_20_Текст">Белый</text:p>
          </table:table-cell>
          <table:table-cell table:style-name="Таблица14.B1" office:value-type="string">
            <text:p text:style-name="P38">Пустоши, Муспельхейм</text:p>
            <text:p text:style-name="Таблица_20_-_20_Текст">Плоскость Азара, царство Мимира</text:p>
            <text:p text:style-name="Таблица_20_-_20_Текст">Лес, Йотунхейм</text:p>
            <text:p text:style-name="P47">10, 20, 30 метров под землей, склеп, базар</text:p>
            <text:p text:style-name="Таблица_20_-_20_Текст">Нидавеллир</text:p>
            <text:p text:style-name="Таблица_20_-_20_Текст">Нифльхейм, река Гьолл</text:p>
            <text:p text:style-name="Таблица_20_-_20_Текст">Море Слэтера, река Вид</text:p>
            <text:p text:style-name="Таблица_20_-_20_Текст">Коридоры Гринра</text:p>
          </table:table-cell>
        </table:table-row>
      </table:table>
      <text:h text:style-name="Heading_20_3" text:outline-level="3"/>
      <text:h text:style-name="Heading_20_3" text:outline-level="3"><text:bookmark-start text:name="_4.2.11._Мир_Азара"/>4.2.<text:bookmark-end text:name="_4.2.11._Мир_Азара"/><text:span text:style-name="T1">11</text:span>. Мир Азара</text:h>
      <text:p text:style-name="Standard">Немногое известно о мире Азара, величайшего алхимика всех времен, обнаружившего его и назвавшего своим именем. Полагают, что из этого мира излучается его великая сила.</text:p>
      <text:p text:style-name="Standard">(<text:span text:style-name="изменение">Изменить название и суть соответственно мифологии.</text:span>) Плоскость Азара является землей изобилия. Если Вы придете сюда с пустыми флаконами и/или волшебной палочкой желания, чтобы создать их побольше, Вы сможете <text:soft-page-break/>создать любое снадобье (за исключением снадобий, которые могут быть созданы только алхимиками), заполняя флаконы странными жидкостями, обнаруженными здесь. Этим методом Вы можете поднять свою удачу и конституцию до их максимальных значений (100 и 1500 соответственно) и употребить столько снадобий опыта, силы и панциря, сколько пожелаете. Рекомендуется перед употреблением этих снадобий прочитать свиток благословения в спутанном состоянии, поскольку многие из них станут после этого благословленными снадобьями.</text:p>
      <text:h text:style-name="Heading_20_3" text:outline-level="3"/>
      <text:h text:style-name="Heading_20_3" text:outline-level="3"><text:bookmark-start text:name="_4.2.12._Пустошь"/>4.2.12. Пустошь<text:bookmark-end text:name="_4.2.12._Пустошь"/></text:h>
      <text:p text:style-name="Standard">Пустошь – область, которая выпала из нормального течения времени. Эта область нестабильна, как и Мидгард в ранние эпохи своего существования.</text:p>
      <text:p text:style-name="Standard">(<text:span text:style-name="изменение">Изменить название и суть соответственно мифологии.</text:span>) По Пустошам разбросаны сотни предметов, один из которых является потерянным артефактом. Важно обнаружить артефакт прежде, чем вулкан начнет извергаться. Используя снадобья скорости, амулеты ускорения и свитки остановки времени <text:s/>можно получить нужное время, чтобы просмотреть излишние предметы, но наилучшая техника - с помощью умения алхимии приобрести навык землеустройства и изменить сам вулкан.</text:p>
      <text:p text:style-name="Standard">Достигнуть Пустошей можно тремя путями. Первый способ - очаровать серый или синий куб (описания этих кубов см. ПРОЧЕЕ в разделе ПРЕДМЕТЫ). Куб станет оранжевым и если его носить с собой некоторое время, он, в конечном счете, переместит владельца на Пустоши. Оказавшись там, будет хорошей идеей сразу бросить куб или поместить его в красный мешок, так как в противном случае он будет произвольно перемещать владельца по всему уровню. Второй способ достигнуть пустошей - использовать силу путешествий по измерениям (см. описание снадобья переключения измерений в разделе ПРЕДМЕТЫ). Третий способ достигнуть Пустошей - использовать стеклянную окарину. Этот метод работает, только если герой посетил пустоши прежде, так как окарина переносит использующего только в знакомые места (см. описание окарины в ПРОЧЕЕ в разделе ПРЕДМЕТЫ).</text:p>
      <text:p text:style-name="Standard">Достигнув пустошей, путешественник должен иметь обратный путь. Вот некоторые способы: использовать силу путешествий по измерениям или стеклянную окарину, чтобы отправиться в Муспельхейм, прочитать свиток возврата или транспорта или свиток телепорта в спутанном состоянии.</text:p>
      <text:h text:style-name="Heading_20_3" text:outline-level="3"/>
      <text:h text:style-name="Heading_20_3" text:outline-level="3"><text:bookmark-start text:name="_4.2.13._Муспельхейм"/>4.2.<text:bookmark-end text:name="_4.2.13._Муспельхейм"/><text:span text:style-name="T1">13</text:span>. Муспельхейм</text:h>
      <text:p text:style-name="Standard">Муспельхейм - это странный мир, созданный абсолютной волей Конр Рига. Он существует как предупреждение тем, кто хвастается своей силой без поклонения ему.</text:p>
      <text:p text:style-name="Standard"><text:span text:style-name="T7">Муспельхейм</text:span> (<text:span text:style-name="изменение">в оригинальной игре «Хаос», изменено для большего соответствия скандинавской мифологии</text:span>) является хаотичным, смертельно опасным миром огня. Каждый ход приблизительно треть области преобразует себя причудливым образом, независимо от того какие существа там были. Тот, кто посетит <text:span text:style-name="T7">Муспельхейм</text:span> с помощью магических средств по-видимому, будет не затронут этим феноменом. Этот мир опасен для того, кто осмелится прийти сюда, так как большинство посетителей могут не быть подготовлены к битве с первым же драконом Хель или брелеором. Рекомендуется осторожность.</text:p>
      <text:p text:style-name="Standard">Посетить <text:span text:style-name="T7">Муспельхейм</text:span> возможно с помощью двух средств. Первое - использовать стеклянную окарину (см. описание окарины в разделе ПРЕДМЕТЫ). Второе средство прибыть в <text:span text:style-name="T7">Муспельхейм</text:span> - с помощью силы путешествий по измерениям (см. описание снадобья переключения измерений в разделе ПРЕДМЕТЫ).</text:p>
      <text:p text:style-name="Standard">Артефакт легче обнаружить при первом посещении. Наилучший путь найти артефакт - выпить снадобье ограбления (см. описание снадобье ограбления в разделе ПРЕДМЕТЫ).</text:p>
      <text:p text:style-name="Standard">Покинуть <text:span text:style-name="T7">Муспельхейм</text:span> можно поиграв на стеклянной окарине, прочитав свиток возврата, использовав силу путешествий по измерениям или прочитав свиток транспорта. Если использована стеклянная окарина, и использующий имеет знание музыки <text:s/>(см. описание снадобья музыки в разделе ПРЕДМЕТЫ), он сможет выбрать место назначения. Могут быть выбраны только те места, которые искатель приключений посетил прежде. Если стеклянная окарина используется без знания музыки, будет выбрано произвольное расположение. Если это расположение - нежелательно, герой может просто возвратиться в <text:span text:style-name="T7">Муспельхейм</text:span> и попробовать снова.</text:p>
      <text:h text:style-name="Heading_20_3" text:outline-level="3"/>
      <text:h text:style-name="Heading_20_3" text:outline-level="3"><text:bookmark-start text:name="_4.2.14._Лимб"/>4.2.14. Лимб<text:bookmark-end text:name="_4.2.14._Лимб"/></text:h>
      <text:p text:style-name="Standard">Лимб является миром, расположенным на уровне, параллельном Нифльхейму, куда боги посылают тех, кому нужно получить урок смирения.</text:p>
      <text:h text:style-name="Heading_20_3" text:outline-level="3"><text:soft-page-break/></text:h>
      <text:h text:style-name="Heading_20_3" text:outline-level="3"><text:bookmark-start text:name="_4.2.15._Нифльхейм"/>4.2.15. Нифльхейм<text:bookmark-end text:name="_4.2.15._Нифльхейм"/></text:h>
      <text:p text:style-name="Standard">Нифльхейм - мир невообразимого холода, расположенный под Мидгардом. Души тех, кто умер в бою бесславно, отправляются в него, чтобы провести вечность здесь, где Хель и ее легионы демонов правят Нифльхеймом железной рукой. Именно здесь Хель жестоко держит душу Бальдра.</text:p>
      <text:p text:style-name="Standard">Каждый из демонов, драконов Хель, и нидслакров из Нифльхейма могут уничтожить Вас. Вот некоторые пути избежать уничтожения:</text:p>
      <text:list xml:id="list32589227" text:continue-list="list448125555788109995" text:style-name="WW8Num15">
        <text:list-item text:start-value="1">
          <text:p text:style-name="P57">Увеличьте до предела вашу скорость. Наденьте амулет ускорения и старайтесь иметь запасной. Если Вы человек, прочитайте свиток остановки времени прежде, чем Вы попадете в Нифльхейм (идеальное место отправиться туда с РАСПУТЬЯ) или, по крайней мере, пейте снадобья скорости, пока Ваша скорость не достигнет 50.</text:p>
        </text:list-item>
        <text:list-item>
          <text:p text:style-name="P57">Увеличьте до предела ваши hit point'ы. Пейте снадобья выносливости и снадобья неуязвимости.</text:p>
        </text:list-item>
        <text:list-item>
          <text:p text:style-name="P57">Сражайтесь только с теми монстрами, с какими должны. Все демоны должны быть убиты, или они попадут в Асгард на последнюю битву и иметь дело с ними придется там. Аналогично, поскольку драконы Хель имеют способность к телепортации, Вы должны убить их, если Вы еще не уничтожили демонов, которые населяют конкретную область Нифльхейма, которую Вы исследуете. Уничтожьте миньонов, прочитав свиток гашения, чтобы они не смогли захватить Вас и удерживать для более мощных монстров. Убегайте, если ваша жизнь поставлена под угрозу и возвращайтесь потом, после заживления.</text:p>
        </text:list-item>
        <text:list-item>
          <text:p text:style-name="P57">Вам нужен альтернативный метод покидания Нифльхейма. Лестница, которая ведет вниз - волшебная и однонаправленная. Некоторые методы покидания включают чтение свитка возврата, чтение свитка путешествий в спутанном состоянии, игра на стеклянной окарине и использование навыка путешествий по измерениям.</text:p>
        </text:list-item>
      </text:list>
      <text:p text:style-name="P19">ДЕМОНЫ НИФЛЬХЕЙМА</text:p>
      <text:p text:style-name="Standard">Сражаясь с демонами, используйте терраформинг только как последнее средство, так как они могут отразить эту атаку в вашем направлении.</text:p>
      <text:p text:style-name="P20">Анксаркуль <text:tab/>Анксаркуль - второй по силе демон и занимает восточную часть Нифльхейма. Среди его многих смертельных сил - способность телепортироваться к Вам, поедание ваших ног, кража вашего оружия для собственного употребления и вызывание вашего двойника. Лучи и волшебное дыхание делают Анксаркуля сильнее. Для того чтобы уничтожить Анксаркуля, Вы должны быть очень сильным, ускориться до максимальной скорости, и принести разнообразное оружие для ближнего боя. Для начала возьмите бесполезный предмет. Атакуйте Анксаркуля метательным/стрелковым оружием обнаруживая его очередь атаки. Если Вы можете определить, что он не атакует, возьмите в руки мощное оружие на этот ход и ударьте его. Затем вернитесь к бесполезному оружию. Если Вы не можете определить, когда он не атакует, используйте все ваше мощное оружие для рукопашной затем наиболее сильное после того, как он украдет первое. Если сделан двойник, с ним не надо сражаться, так как он будет эквивалентен Вам по боевой мощности. Если Вы надели кристаллические перчатки (crystal gloves), Вы не должны ни в коем случае брать в руки оружие против Анксаркуля, но вам придется ждать двойника. Наденьте военный жилет (war vest) или выпейте благословленное снадобье лечения, чтобы восстановить ваши ноги.</text:p>
      <text:p text:style-name="P20">Вансериль <text:tab/>Этот мощный демон занимает северную часть Нифльхейма. Не приближайтесь к нему близко, поскольку его окружает странный туман (strange mist). Этот туман высасывает вашу силу, которую Вансериль затем преобразовывает в свои hit point'ы. Кроме того, у него мощная ментальная атака. Рекомендуется, чтобы Вы подходили к нему, только надев шлем рассеивания или когда Вы неуязвимы. Наконец, как только он высосет вашу силу, он телепортируется прочь от Вас, чтобы Вы не могли биться с ним врукопашную. Бросайте в него метательное оружие издали. Лучи делают Вансериль сильнее.</text:p>
      <text:p text:style-name="P20">Гулвейг <text:tab/>Этот житель юго-западной части Нифльхейма имеет три основных силы. Он может вызвать миньонов и рамапитов, изрыгает оскверненную воду (gout unholy water) (см. Плог) и имеет щупальце, которое может превратить в камень тех, кто приблизился слишком близко. Забросайте его издалека или используйте против него волшебные палочки.</text:p>
      <text:p text:style-name="P20">Конр Риг<text:tab/>Этот демон, который находится в северо-западной части Нифльхейма имеет только одну основную силу - способность управлять сумасшедшими. Не несите ничего, что Вы не хотите использовать при сумасшествии. Стрельба и метание предметов в Конр Рига просто сделают его сильнее. Он также отражает лучи. Вы должны бороться с ним врукопашную.</text:p>
      <text:p text:style-name="P20">Нидхогг <text:tab/>Нидхогг - наиболее сильный демон и находится в южной части Нифльхейма. Вы не можете применять волшебные палочки где-либо на его уровне. Он может атаковать Вас везде, где может увидеть. Его мощная атака включает следующее:</text:p>
      <text:list xml:id="list4921191819859535609" text:style-name="WW8Num18">
        <text:list-item>
          <text:list>
            <text:list-item>
              <text:list>
                <text:list-item>
                  <text:list>
                    <text:list-item>
                      <text:p text:style-name="P59">Навсегда замедляет жертвы</text:p>
                    </text:list-item>
                    <text:list-item>
                      <text:p text:style-name="P59">Поглощающие неуязвимость жертв для собственного использования</text:p>
                    </text:list-item>
                    <text:list-item>
                      <text:p text:style-name="P59">Вызывает у жертв галлюцинации (hallucinate)</text:p>
                    </text:list-item>
                    <text:list-item>
                      <text:p text:style-name="P59">Заставляет жертвы брать в руки бесполезное оружие</text:p>
                    </text:list-item>
                    <text:list-item>
                      <text:p text:style-name="P59">Вызывает hel драконов и нидслакров (hel dragons and nidslacrs)</text:p>
                    </text:list-item>
                    <text:list-item>
                      <text:p text:style-name="P59">Изменяет предметы в рюкзаках жертвы на плохие</text:p>
                    </text:list-item>
                  </text:list>
                </text:list-item>
              </text:list>
            </text:list-item>
          </text:list>
        </text:list-item>
      </text:list>
      <text:p text:style-name="P20"><text:tab/>Стреляйте/бросайте в него издалека так как он устойчив к действию излучений и смертельному дыханию.</text:p>
      <text:p text:style-name="P20">Плог<text:tab/>Плог - сравнительно безвредный демон из западной части Нифльхейма. Он вызывает миньонов и мигднартов, изрыгает осквернённую воду (gouts unholy water) (которая уменьшает удачу и причиняет незначительный физический ущерб), и утягивает все волшебные палочки, которые Вы несете. Он использует эту специальную атаку только когда он непосредственно около Вас; тем не менее, с тех пор как другая его особая сила телепортирует его к Вам, он обычно осуществляет свою атаку. Если Вы не можете победить Плога, оставьте Нифльхейм и возвращайтесь только после того, как станете более мощными. Он устойчив к некоторым волшебным палочкам.</text:p>
      <text:p text:style-name="P20"><text:s/>Хель<text:tab/>Хель - богиня подземного мира. Она находится в юго-восточной части Нифльхейма. Она владеет наиболее сильным оружием в игре, но её не очень трудно убить, если Вы сможете выдержать её натиск. Она призывает души тех, кого Вы убили, чтобы бороться с Вами вновь и поднимает стены <text:soft-page-break/>своих владений на битву с Вами. Хель становится сильнее, когда в неё попадают лучи или дыхание.</text:p>
      <text:p text:style-name="P20"><text:tab/>Убедитесь, что у вас есть кольцо ловушки душ, содержащее душу Токк, когда Вы прибудете сюда. Подождите, пока она не предложит освободить душу и выберите освобождение Бальдра. Избегайте затягивания в битву с её созданиями. Просто убейте её (после того, как она освободит душу Бальдра), захватите её косу и уходите.</text:p>
      <text:p text:style-name="P20">Эманон <text:tab/>Этот демон занимает центральную часть Нифльхейма. Он вызывает красных слизней и драугаров; уничтожать последних рекомендуется. Кроме того, он телепортируется к Вам, может удалить предметы, которые Вы носите, и может выбить оружие из ваших рук. Принесите много оружия или наденьте кристаллические перчатки. Используйте также метательное оружие. Эманон отражает лучи.</text:p>
      <text:p text:style-name="P20">В северо-восточной части Нифльхейма не существует никаких демонов. Избегайте этого района.</text:p>
      <text:p text:style-name="P20"/>
      <text:p text:style-name="Standard">Другие мощные твари</text:p>
      <text:p text:style-name="Standard">Используйте навык терраформинга, чтобы создать гору на вашем противнике или сферу заключения на следующих трех созданиях - предпочтительно в физической борьбе.</text:p>
      <text:p text:style-name="P20">Нидслакр <text:tab/>Нидслакры - ужасные и потрясающие противники. Они ловят любое брошенное в них оружие и заставляют своих противников забывать изученные навыки и силы (<text:span text:style-name="T1">skills</text:span> <text:span text:style-name="T1">and</text:span> <text:span text:style-name="T1">powers</text:span>). При поражении лучами нидслакры делятся. Драконы Хель и нидслакры - смертельное сочетание. Драконы Хель разят смертельными лучами (death rays) которые разделяют нидслакров снова и снова. Нидслакры превращают землю под ними в зыбучий песок. Избегайте нидслакров любой ценой. Преобразите их поле в горную или равномерно разрушенную местность. Сражайтесь с ними врукопашную в качестве последнего средства. Будьте от них так далеко, насколько возможно.</text:p>
      <text:p text:style-name="P20">Дракон Хель<text:tab/>Драконы Хель - наиболее опасные созданий на земле. Они передвигаются в ослепляющем шторме (blinding gale) может сорвать плоть с костей. Они испускают из своих глаз смертельные лучи (death rays) и они свирепые бойцы. Большинство существ не могут даже находиться около hel дракона без того, чтобы быть уничтоженными. Драконы Хель - телепаты и как только они узнают о Вас, они телепортируются к Вам. Волшебные палочки делают их сильнее (кроме волшебной палочки уничтожения). Их можно поразить только волшебным оружием (см. список в СОЗДАНИЯ). Немедленно убегайте, оставляя любой уровень с драконом Хель, если у вас нет тысячи hit point'ов. Сражайтесь с ними, превращая их местность в горы. Если они вне пределов досягаемости, метайте в них мощное метательное оружие. Сражайтесь с ними врукопашную в качестве последнего средства. Всегда съедайте мертвых драконов Хель (если Вы не были оплодотворены гормом), так как их трупы увеличивают конституцию съевшего.</text:p>
      <text:p text:style-name="P20">Драугр <text:tab/>Драугары - сумасшедшие создания, которые атакуют все, что видят. Они устойчивы ко всем волшебным палочкам и делают несколько атак за ход. У них много hit point'ов и если их трупы не уничтожить, они будут регенерировать и возвращаться к жизни. Избегайте драугаров, если Вы не очень сильны. Ешьте, бальзамируйте или уничтожайте их трупы незамедлительно.</text:p>
      <text:p text:style-name="Standard"/>
      <text:h text:style-name="Heading_20_2" text:outline-level="2"><text:bookmark-start text:name="_БИФРОСТ"/><text:bookmark-start text:name="_АСГАРД"/><text:bookmark-start text:name="_4.4._Предметы"/>4.4. Предметы<text:bookmark-end text:name="_БИФРОСТ"/><text:bookmark-end text:name="_АСГАРД"/><text:bookmark-end text:name="_4.4._Предметы"/></text:h>
      <text:p text:style-name="Standard"><text:a xlink:type="simple" xlink:href="file:///C:/WORKS/Ragnarok/temp/useful/i_srs/items_classification.html"><text:span text:style-name="Internet_20_link">4.4.1. Классификация предметов</text:span></text:a> </text:p>
      <text:p text:style-name="Standard"><text:a xlink:type="simple" xlink:href="file:///C:/WORKS/Ragnarok/temp/useful/i_srs/item_parameters.html"><text:span text:style-name="Internet_20_link">4.4.2. Общие параметры предметов</text:span></text:a> </text:p>
      <text:p text:style-name="Standard"><text:a xlink:type="simple" xlink:href="file:///C:/WORKS/Ragnarok/temp/useful/i_srs/items_usage_rules.html"><text:span text:style-name="Internet_20_link">4.4.3. Правила использования</text:span></text:a> </text:p>
      <text:p text:style-name="Standard"><text:a xlink:type="simple" xlink:href="file:///C:/WORKS/Ragnarok/temp/useful/i_srs/item_wear.html"><text:span text:style-name="Internet_20_link">4.4.4. Износ предметов</text:span></text:a> </text:p>
      <text:p text:style-name="Standard"><text:a xlink:type="simple" xlink:href="file:///C:/WORKS/Ragnarok/temp/useful/i_srs/items_cost.html"><text:span text:style-name="Internet_20_link">4.4.5. Вычисление стоимости предмета</text:span></text:a> </text:p>
      <text:p text:style-name="Standard">В игре будет присутствовать большое количество разных предметов: оружия и брони, разных зелий и волшебных порошков, металлов, украшений, артефактов и т. д. Данный раздел посвящен классификации и принципам использования всех предметов в общем, а также предоставляет полный каталог всех доступных в игре предметов.</text:p>
      <text:p text:style-name="P3"/>
      <text:h text:style-name="Heading_20_3" text:outline-level="3"><text:soft-page-break/>4.4.1. Классификация предметов</text:h>
      <text:p text:style-name="Standard">Классификация предметов нужна в основном для того, чтобы облегчить описание и обобщение свойств предметов. В этом разделе объясняются понятия, которые часто используются в этом документе для описания предметов.</text:p>
      <text:p text:style-name="Standard"/>
      <text:h text:style-name="Heading_20_3" text:outline-level="3">4.4.2. Общие параметры предметов</text:h>
      <text:p text:style-name="Standard">В игре будет существовать большое количество разных предметов. У всех будут свои параметры. Но некоторые наиболее важные параметры будут у большого числа предметов. Такие параметры перечислены здесь.</text:p>
      <text:p text:style-name="P3"/>
      <text:h text:style-name="Heading_20_3" text:outline-level="3">4.4.3. Правила использования</text:h>
      <text:p text:style-name="P3"/>
      <text:h text:style-name="Heading_20_3" text:outline-level="3">4.4.4. Износ предметов</text:h>
      <text:p text:style-name="Standard">В игре будут существовать изнашиваемые и не изнашиваемые предметы. Значения характеристик изнашиваемых предметов со временем падают.</text:p>
      <text:p text:style-name="Standard"><text:span text:style-name="T6">Счетчик использования предмета. </text:span>Мерой износа предмета в игре служит счетчик использования. От значения счетчика использования рассчитываются значения всех изнашиваемых характеристик предмета в данный момент времени. Разные действия могут по-разному влиять на показания счетчика использования, то есть некоторые действия могут влиять на износ предметов сильнее, чем другие. </text:p>
      <text:p text:style-name="Standard"><text:span text:style-name="T6">Расчет значений характеристик. </text:span>Изнашиваться может любое подмножество множества характеристик предмета. Для каждой изнашиваемой характеристики предмета (или нескольких) разработчиками задаются следующие дополнительные параметры: B — базовое значение характеристики (без износа); T — значение характеристики при полном износе; n — значение счетчика использования, при котором достигается полный износ. </text:p>
      <text:p text:style-name="Standard">Из приведенной формулы видно, что характеристики предмета не упадут до 0 даже в случае полного износа. Это значит, что предметы нельзя сломать, но и починить их тоже будет нельзя.</text:p>
      <text:p text:style-name="Standard">Расчет стоимости изношенного предмета ведется аналогично, см. Вычисление стоимости предмета.</text:p>
      <text:h text:style-name="Heading_20_2" text:outline-level="2"/>
      <text:h text:style-name="Heading_20_2" text:outline-level="2"><text:bookmark-start text:name="_4.5._Каталог_предметов"/>4.5. Каталог предметов<text:bookmark-end text:name="_4.5._Каталог_предметов"/></text:h>
      <text:p text:style-name="Standard"><text:a xlink:type="simple" xlink:href="#_4.5.1._Амулеты"><text:span text:style-name="Internet_20_link">4.5.1. Амулеты</text:span></text:a></text:p>
      <text:p text:style-name="Standard"><text:a xlink:type="simple" xlink:href="#_4.5.2._Свитки"><text:span text:style-name="Internet_20_link">4.5.2. Свитки</text:span></text:a></text:p>
      <text:p text:style-name="Standard"><text:a xlink:type="simple" xlink:href="#_4.5.3._Снадобья"><text:span text:style-name="Internet_20_link">4.5.3. Снадобья</text:span></text:a></text:p>
      <text:p text:style-name="Standard"><text:a xlink:type="simple" xlink:href="#_4.5.4._Алхимические_снадобья"><text:span text:style-name="Internet_20_link">4.5.4. Алхимические снадобья</text:span></text:a></text:p>
      <text:p text:style-name="Standard"><text:a xlink:type="simple" xlink:href="#_4.5.5._Волшебные_палочки"><text:span text:style-name="Internet_20_link">4.5.5. Волшебные палочки</text:span></text:a></text:p>
      <text:p text:style-name="Standard"><text:a xlink:type="simple" xlink:href="#_4.5.6._Кольца"><text:span text:style-name="Internet_20_link">4.5.6. Кольца</text:span></text:a></text:p>
      <text:p text:style-name="Standard"><text:a xlink:type="simple" xlink:href="#_4.5.7._Оружие_для_рукопашного боя"><text:span text:style-name="Internet_20_link">4.5.7. Оружие для рукопашного боя</text:span></text:a></text:p>
      <text:p text:style-name="Standard"><text:a xlink:type="simple" xlink:href="#_4.5.8._Метательное_и_стрелковое ору"><text:span text:style-name="Internet_20_link">4.5.8. Метательное и стрелковое оружие</text:span></text:a></text:p>
      <text:p text:style-name="Standard"><text:a xlink:type="simple" xlink:href="#_4.5.9._Броня"><text:span text:style-name="Internet_20_link">4.5.9. Броня</text:span></text:a></text:p>
      <text:p text:style-name="Standard"><text:a xlink:type="simple" xlink:href="#_4.5.10._Пища"><text:span text:style-name="Internet_20_link">4.5.10. Пища</text:span></text:a></text:p>
      <text:p text:style-name="Standard"><text:a xlink:type="simple" xlink:href="#_4.5.11._Прочее"><text:span text:style-name="Internet_20_link">4.5.11. Прочее</text:span></text:a></text:p>
      <text:p text:style-name="Standard"><text:a xlink:type="simple" xlink:href="#_4.5.12._Артефакты"><text:span text:style-name="Internet_20_link">4.5.12. Артефакты</text:span></text:a></text:p>
      <text:p text:style-name="Standard"/>
      <text:h text:style-name="Heading_20_3" text:outline-level="3"><text:bookmark-start text:name="_4.5.1._Амулеты"/>4.5.1. Амулеты<text:bookmark-end text:name="_4.5.1._Амулеты"/></text:h>
      <text:p text:style-name="Standard">Помимо обычно появляющихся амулетов существует несколько уникальных утерянных артефактов. Они перечислены ниже с обычными амулетами и могут быть найдены в местах, описанных как АРТЕФАКТЫ.</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54">Удержания</text:p>
          </table:table-cell>
          <table:table-cell table:style-name="Таблица15.B1" office:value-type="string">
            <text:p text:style-name="P1">Амулет удержания носится на шее владельца до тех пор, пока не будут уничтожен или похищен.</text:p>
          </table:table-cell>
        </table:table-row>
        <text:soft-page-break/>
        <table:table-row table:style-name="Таблица15.1">
          <table:table-cell table:style-name="Таблица15.A1" office:value-type="string">
            <text:p text:style-name="P54">Эфирности</text:p>
          </table:table-cell>
          <table:table-cell table:style-name="Таблица15.B1" office:value-type="string">
            <text:p text:style-name="P1">Эфирность – утерянный артефакт, который при использовании вводит в «фазу». В этом состоянии можно проходить насквозь через любое твердое вещество.</text:p>
          </table:table-cell>
        </table:table-row>
        <table:table-row table:style-name="Таблица15.1">
          <table:table-cell table:style-name="Таблица15.A1" office:value-type="string">
            <text:p text:style-name="P54">Мощи</text:p>
          </table:table-cell>
          <table:table-cell table:style-name="Таблица15.B1" office:value-type="string">
            <text:p text:style-name="P1">Амулет мощи – утерянный артефакт, который добавляет 15 к силе героя, сильно увеличивает его физические способности и иногда позволяет использовать оружие богов (Гунгнир, Мьелльнир и Мимминг).</text:p>
          </table:table-cell>
        </table:table-row>
        <table:table-row table:style-name="Таблица15.1">
          <table:table-cell table:style-name="Таблица15.A1" office:value-type="string">
            <text:p text:style-name="P54">Вечной жизни</text:p>
          </table:table-cell>
          <table:table-cell table:style-name="Таблица15.B1" office:value-type="string">
            <text:p text:style-name="P7">Амулет вечной жизни может приобретаться при помощи волшебной палочки желаний только от чрезмерной жадности. Если игрок пожелает амулеты эфирности или мощи, или сам амулет вечной жизни, то он получит амулет вечной жизни. Этот амулет замораживает использовавшего в живую статую, заканчивая его игру.</text:p>
          </table:table-cell>
        </table:table-row>
        <table:table-row table:style-name="Таблица15.1">
          <table:table-cell table:style-name="Таблица15.A1" office:value-type="string">
            <text:p text:style-name="P54">Ускорения</text:p>
          </table:table-cell>
          <table:table-cell table:style-name="Таблица15.B1" office:value-type="string">
            <text:p text:style-name="P1">Амулет ускорения увеличивает скорость героя. Однажды этот амулет перестанет светиться и превратится в Око Сертруда.</text:p>
          </table:table-cell>
        </table:table-row>
        <table:table-row table:style-name="Таблица15.1">
          <table:table-cell table:style-name="Таблица15.A1" office:value-type="string">
            <text:p text:style-name="P54">Око Сертруда</text:p>
          </table:table-cell>
          <table:table-cell table:style-name="Таблица15.B1" office:value-type="string">
            <text:p text:style-name="P1">Око Сертруда – простое украшение, но оно необходимо, чтобы высвободить Мьелльнир. Молот Тора, Мьелльнир будет свободен, когда Око Сертруда будет поочередно помещено в каждое из пяти мест, расположенных где-то в Залах Гринра. Подробнее см. КВЕСТЫ.</text:p>
          </table:table-cell>
        </table:table-row>
      </table:table>
      <text:p text:style-name="Standard"/>
      <text:h text:style-name="Heading_20_3" text:outline-level="3"><text:bookmark-start text:name="_4.5.2._Свитки"/>4.5.2. Свитки<text:bookmark-end text:name="_4.5.2._Свитки"/></text:h>
      <text:p text:style-name="Standard"/>
      <text:p text:style-name="P22"><text:span text:style-name="завершено_20__28_full_29__20_Знак1">Благословения</text:span> <text:tab/>Свиток благословения изменит свойства предметов таким образом:</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38">Амулеты, кольца (кроме колец быстроты и защиты)</text:p>
          </table:table-cell>
          <table:table-cell table:style-name="Таблица16.B1" office:value-type="string">
            <text:p text:style-name="P38">Снимает проклятие (кроме амулета удержания)</text:p>
          </table:table-cell>
        </table:table-row>
        <table:table-row table:style-name="Таблица16.1">
          <table:table-cell table:style-name="Таблица16.A1" office:value-type="string">
            <text:p text:style-name="P38">Броня, оружие, кольца быстроты и защиты</text:p>
          </table:table-cell>
          <table:table-cell table:style-name="Таблица16.B1" office:value-type="string">
            <text:p text:style-name="P38">Снимает проклятие и повышает характеристики.</text:p>
          </table:table-cell>
        </table:table-row>
        <table:table-row table:style-name="Таблица16.1">
          <table:table-cell table:style-name="Таблица16.A1" office:value-type="string">
            <text:p text:style-name="P38">Свитки, снадобья</text:p>
          </table:table-cell>
          <table:table-cell table:style-name="Таблица16.B1" office:value-type="string">
            <text:p text:style-name="P38">Поднимает качество от проклятого до нормального и от нормального до благословенного</text:p>
          </table:table-cell>
        </table:table-row>
        <table:table-row table:style-name="Таблица16.1">
          <table:table-cell table:style-name="Таблица16.A1" office:value-type="string">
            <text:p text:style-name="P38">Еда, волшебные палочки, проч.</text:p>
          </table:table-cell>
          <table:table-cell table:style-name="Таблица16.B1" office:value-type="string">
            <text:p text:style-name="P38">Не влияет</text:p>
          </table:table-cell>
        </table:table-row>
      </table:table>
      <text:p text:style-name="P21">Если свиток благословения будет прочитан когда читающий пьян, то все снадобья и свитки в рюкзаке прочитавшего будут с 60% вероятностью благословлены (ничего тем не менее не произойдет, если свиток благословения проклят).</text:p>
      <text:p text:style-name="Standard"/>
      <text:p text:style-name="P22"><text:span text:style-name="завершено_20__28_full_29__20_Знак1">Возврата</text:span><text:tab/>Свиток возврата переносит прочитавшего в последнюю позицию, где накладывалось заклинание возврата. Если никакое заклинание не накладывалось, прочитавший возвратится в деревню. Чтение свитка возврата смертельно на базаре. Волшебное силовое поле базара искажает магию возврата, телепортируя куски прочитавшего во всю вселенную.</text:p>
      <text:p text:style-name="P24"/>
      <text:p text:style-name="P24"><text:span text:style-name="завершено_20__28_full_29__20_Знак1">Вызова</text:span><text:tab/>Свиток вызова призывает вам на помощь могучих существ из другого измерения. Все пять – сравнительно сходные, но каждое имеет свои собственные специальные характеристики. Специальные характеристики каждого - следующие:</text:p>
      <text:p text:style-name="P26">Рашок (Rashok)<text:tab/>Дополнительные НР</text:p>
      <text:p text:style-name="P26">Хресет (Hreset)<text:tab/>Наносит большой ущерб</text:p>
      <text:p text:style-name="P26">Ли-Крин (Li-Krin)<text:tab/>Делает четыре атаки за ход</text:p>
      <text:p text:style-name="P26">Элсих (Elcich)<text:tab/>Скорость = 30</text:p>
      <text:p text:style-name="P26">Бартан (Bartan)<text:tab/>Сумасшедший, атакует все, даже прочитавшего свиток</text:p>
      <text:p text:style-name="P22"><text:tab/>Чтение свитка вызова в состоянии опьянения или пошлет каждое не-мощное чудовище прочь из текущего уровня (с вероятностью 93%), или вызовет серый ужас (с вероятностью 7%).</text:p>
      <text:p text:style-name="P22"><text:soft-page-break/></text:p>
      <text:p text:style-name="P22"><text:span text:style-name="завершено_20__28_full_29__20_Знак1">Двенадцати врат</text:span><text:tab/>Свитком двенадцати врат вызываются создания. Если свиток двенадцати врат будет прочитан когда читающий в состоянии опьянения, то вокруг него появится золото в сопровождении нескольких wiers. Если игрок прочитает свиток двенадцати врат на базаре в состоянии опьянения, то это создаст синие пучки.</text:p>
      <text:p text:style-name="P22"/>
      <text:p text:style-name="P22"><text:span text:style-name="завершено_20__28_full_29__20_Знак1">Знания</text:span><text:tab/>Чтение свитка знания наделит прочитавшего читателя знанием какого-нибудь навыка или силы. Умение или сила будут выбираться произвольно, если герой не будет носить шлем знания, потерянный артефакт. Для информации о шлеме знания, смотри БРОНЮ в секции ПРЕДМЕТЫ и АРТЕФАКТЫ. Все навыки и силы полностью подробно описаны в основном руководстве к игре.</text:p>
      <text:p text:style-name="P22"/>
      <text:p text:style-name="P22"><text:span text:style-name="завершено_20__28_full_29__20_Знак1">Гашения</text:span><text:tab/>Свиток гашения может использоваться, чтобы уничтожить целые расы существ. Уничтожение своей собственной расы прекратит жизнь прочитавшего. Некоторые расы не могут быть уничтожены. Расы, которые могут быть уничтожены, следующие:</text:p>
      <table:table table:name="Таблица17" table:style-name="Таблица17">
        <table:table-column table:style-name="Таблица17.A" table:number-columns-repeated="3"/>
        <table:table-column table:style-name="Таблица17.D"/>
        <table:table-row table:style-name="Таблица17.1">
          <table:table-cell table:style-name="Таблица17.A1" office:value-type="string">
            <text:p text:style-name="P43">anssk</text:p>
          </table:table-cell>
          <table:table-cell table:style-name="Таблица17.A1" office:value-type="string">
            <text:p text:style-name="P43">Gnome</text:p>
          </table:table-cell>
          <table:table-cell table:style-name="Таблица17.A1" office:value-type="string">
            <text:p text:style-name="P43">Orc</text:p>
          </table:table-cell>
          <table:table-cell table:style-name="Таблица17.D1" office:value-type="string">
            <text:p text:style-name="P43">Stun jelly</text:p>
          </table:table-cell>
        </table:table-row>
        <table:table-row table:style-name="Таблица17.1">
          <table:table-cell table:style-name="Таблица17.A1" office:value-type="string">
            <text:p text:style-name="P43">archer</text:p>
          </table:table-cell>
          <table:table-cell table:style-name="Таблица17.A1" office:value-type="string">
            <text:p text:style-name="P43">Hatchetfish</text:p>
          </table:table-cell>
          <table:table-cell table:style-name="Таблица17.A1" office:value-type="string">
            <text:p text:style-name="P43">pale moss *</text:p>
          </table:table-cell>
          <table:table-cell table:style-name="Таблица17.D1" office:value-type="string">
            <text:p text:style-name="P43">Stun worm</text:p>
          </table:table-cell>
        </table:table-row>
        <table:table-row table:style-name="Таблица17.1">
          <table:table-cell table:style-name="Таблица17.A1" office:value-type="string">
            <text:p text:style-name="P43">archmage *</text:p>
          </table:table-cell>
          <table:table-cell table:style-name="Таблица17.A1" office:value-type="string">
            <text:p text:style-name="P43">hill giant</text:p>
          </table:table-cell>
          <table:table-cell table:style-name="Таблица17.A1" office:value-type="string">
            <text:p text:style-name="P43">pelgrat *</text:p>
          </table:table-cell>
          <table:table-cell table:style-name="Таблица17.D1" office:value-type="string">
            <text:p text:style-name="P43">Summoner</text:p>
          </table:table-cell>
        </table:table-row>
        <table:table-row table:style-name="Таблица17.1">
          <table:table-cell table:style-name="Таблица17.A1" office:value-type="string">
            <text:p text:style-name="P43">bandit</text:p>
          </table:table-cell>
          <table:table-cell table:style-name="Таблица17.A1" office:value-type="string">
            <text:p text:style-name="P43">Homunculus</text:p>
          </table:table-cell>
          <table:table-cell table:style-name="Таблица17.A1" office:value-type="string">
            <text:p text:style-name="P43">Phantom asp *</text:p>
          </table:table-cell>
          <table:table-cell table:style-name="Таблица17.D1" office:value-type="string">
            <text:p text:style-name="P43">Swordsman</text:p>
          </table:table-cell>
        </table:table-row>
        <table:table-row table:style-name="Таблица17.1">
          <table:table-cell table:style-name="Таблица17.A1" office:value-type="string">
            <text:p text:style-name="P43">bartok</text:p>
          </table:table-cell>
          <table:table-cell table:style-name="Таблица17.A1" office:value-type="string">
            <text:p text:style-name="P43">Hrygar</text:p>
          </table:table-cell>
          <table:table-cell table:style-name="Таблица17.A1" office:value-type="string">
            <text:p text:style-name="P43">Phausq</text:p>
          </table:table-cell>
          <table:table-cell table:style-name="Таблица17.D1" office:value-type="string">
            <text:p text:style-name="P43">Troll</text:p>
          </table:table-cell>
        </table:table-row>
        <table:table-row table:style-name="Таблица17.1">
          <table:table-cell table:style-name="Таблица17.A1" office:value-type="string">
            <text:p text:style-name="P43">bear</text:p>
          </table:table-cell>
          <table:table-cell table:style-name="Таблица17.A1" office:value-type="string">
            <text:p text:style-name="P43">Humans</text:p>
          </table:table-cell>
          <table:table-cell table:style-name="Таблица17.A1" office:value-type="string">
            <text:p text:style-name="P43">Preden</text:p>
          </table:table-cell>
          <table:table-cell table:style-name="Таблица17.D1" office:value-type="string">
            <text:p text:style-name="P43">Ull</text:p>
          </table:table-cell>
        </table:table-row>
        <table:table-row table:style-name="Таблица17.1">
          <table:table-cell table:style-name="Таблица17.A1" office:value-type="string">
            <text:p text:style-name="P43">berserker</text:p>
          </table:table-cell>
          <table:table-cell table:style-name="Таблица17.A1" office:value-type="string">
            <text:p text:style-name="P43">ice dragon</text:p>
          </table:table-cell>
          <table:table-cell table:style-name="Таблица17.A1" office:value-type="string">
            <text:p text:style-name="P43">pyrta ath</text:p>
          </table:table-cell>
          <table:table-cell table:style-name="Таблица17.D1" office:value-type="string">
            <text:p text:style-name="P43">Vampire</text:p>
          </table:table-cell>
        </table:table-row>
        <table:table-row table:style-name="Таблица17.1">
          <table:table-cell table:style-name="Таблица17.A1" office:value-type="string">
            <text:p text:style-name="P43">bloodslug</text:p>
          </table:table-cell>
          <table:table-cell table:style-name="Таблица17.A1" office:value-type="string">
            <text:p text:style-name="P43">ice sphere</text:p>
          </table:table-cell>
          <table:table-cell table:style-name="Таблица17.A1" office:value-type="string">
            <text:p text:style-name="P43">Qivuit</text:p>
          </table:table-cell>
          <table:table-cell table:style-name="Таблица17.D1" office:value-type="string">
            <text:p text:style-name="P43">Vanisher *</text:p>
          </table:table-cell>
        </table:table-row>
        <table:table-row table:style-name="Таблица17.1">
          <table:table-cell table:style-name="Таблица17.A1" office:value-type="string">
            <text:p text:style-name="P43">blur</text:p>
          </table:table-cell>
          <table:table-cell table:style-name="Таблица17.A1" office:value-type="string">
            <text:p text:style-name="P43">Imp</text:p>
          </table:table-cell>
          <table:table-cell table:style-name="Таблица17.A1" office:value-type="string">
            <text:p text:style-name="P43">Ramapith</text:p>
          </table:table-cell>
          <table:table-cell table:style-name="Таблица17.D1" office:value-type="string">
            <text:p text:style-name="P43">Warrior</text:p>
          </table:table-cell>
        </table:table-row>
        <table:table-row table:style-name="Таблица17.1">
          <table:table-cell table:style-name="Таблица17.A1" office:value-type="string">
            <text:p text:style-name="P43">breeder</text:p>
          </table:table-cell>
          <table:table-cell table:style-name="Таблица17.A1" office:value-type="string">
            <text:p text:style-name="P43">ivy creeper</text:p>
          </table:table-cell>
          <table:table-cell table:style-name="Таблица17.A1" office:value-type="string">
            <text:p text:style-name="P43">Rat</text:p>
          </table:table-cell>
          <table:table-cell table:style-name="Таблица17.D1" office:value-type="string">
            <text:p text:style-name="P43">weird fume</text:p>
          </table:table-cell>
        </table:table-row>
        <table:table-row table:style-name="Таблица17.1">
          <table:table-cell table:style-name="Таблица17.A1" office:value-type="string">
            <text:p text:style-name="P43">brown bat</text:p>
          </table:table-cell>
          <table:table-cell table:style-name="Таблица17.A1" office:value-type="string">
            <text:p text:style-name="P43">Jacchus</text:p>
          </table:table-cell>
          <table:table-cell table:style-name="Таблица17.A1" office:value-type="string">
            <text:p text:style-name="P43">red ooze *</text:p>
          </table:table-cell>
          <table:table-cell table:style-name="Таблица17.D1" office:value-type="string">
            <text:p text:style-name="P43">werewolf *</text:p>
          </table:table-cell>
        </table:table-row>
        <table:table-row table:style-name="Таблица17.1">
          <table:table-cell table:style-name="Таблица17.A1" office:value-type="string">
            <text:p text:style-name="P43">chameleon</text:p>
          </table:table-cell>
          <table:table-cell table:style-name="Таблица17.A1" office:value-type="string">
            <text:p text:style-name="P43">Jagrèdin</text:p>
          </table:table-cell>
          <table:table-cell table:style-name="Таблица17.A1" office:value-type="string">
            <text:p text:style-name="P43">Retchweed</text:p>
          </table:table-cell>
          <table:table-cell table:style-name="Таблица17.D1" office:value-type="string">
            <text:p text:style-name="P43">Wier</text:p>
          </table:table-cell>
        </table:table-row>
        <table:table-row table:style-name="Таблица17.1">
          <table:table-cell table:style-name="Таблица17.A1" office:value-type="string">
            <text:p text:style-name="P43">cockatrice *</text:p>
          </table:table-cell>
          <table:table-cell table:style-name="Таблица17.A1" office:value-type="string">
            <text:p text:style-name="P43">Kalvin</text:p>
          </table:table-cell>
          <table:table-cell table:style-name="Таблица17.A1" office:value-type="string">
            <text:p text:style-name="P43">rock giant</text:p>
          </table:table-cell>
          <table:table-cell table:style-name="Таблица17.D1" office:value-type="string">
            <text:p text:style-name="P43">wight *</text:p>
          </table:table-cell>
        </table:table-row>
        <table:table-row table:style-name="Таблица17.1">
          <table:table-cell table:style-name="Таблица17.A1" office:value-type="string">
            <text:p text:style-name="P43">corpse</text:p>
          </table:table-cell>
          <table:table-cell table:style-name="Таблица17.A1" office:value-type="string">
            <text:p text:style-name="P43">knell bird</text:p>
          </table:table-cell>
          <table:table-cell table:style-name="Таблица17.A1" office:value-type="string">
            <text:p text:style-name="P43">Ruxicon</text:p>
          </table:table-cell>
          <table:table-cell table:style-name="Таблица17.D1" office:value-type="string">
            <text:p text:style-name="P43">wild boar</text:p>
          </table:table-cell>
        </table:table-row>
        <table:table-row table:style-name="Таблица17.1">
          <table:table-cell table:style-name="Таблица17.A1" office:value-type="string">
            <text:p text:style-name="P43">dreg</text:p>
          </table:table-cell>
          <table:table-cell table:style-name="Таблица17.A1" office:value-type="string">
            <text:p text:style-name="P43">Knilb</text:p>
          </table:table-cell>
          <table:table-cell table:style-name="Таблица17.A1" office:value-type="string">
            <text:p text:style-name="P43">sandiff *</text:p>
          </table:table-cell>
          <table:table-cell table:style-name="Таблица17.D1" office:value-type="string">
            <text:p text:style-name="P43">wild dog</text:p>
          </table:table-cell>
        </table:table-row>
        <table:table-row table:style-name="Таблица17.1">
          <table:table-cell table:style-name="Таблица17.A1" office:value-type="string">
            <text:p text:style-name="P43">dwarf</text:p>
          </table:table-cell>
          <table:table-cell table:style-name="Таблица17.A1" office:value-type="string">
            <text:p text:style-name="P43">Kobold</text:p>
          </table:table-cell>
          <table:table-cell table:style-name="Таблица17.A1" office:value-type="string">
            <text:p text:style-name="P43">secitt *</text:p>
          </table:table-cell>
          <table:table-cell table:style-name="Таблица17.D1" office:value-type="string">
            <text:p text:style-name="P43">wizard *</text:p>
          </table:table-cell>
        </table:table-row>
        <table:table-row table:style-name="Таблица17.1">
          <table:table-cell table:style-name="Таблица17.A1" office:value-type="string">
            <text:p text:style-name="P43">elgar</text:p>
          </table:table-cell>
          <table:table-cell table:style-name="Таблица17.A1" office:value-type="string">
            <text:p text:style-name="P43">Lacunar</text:p>
          </table:table-cell>
          <table:table-cell table:style-name="Таблица17.A1" office:value-type="string">
            <text:p text:style-name="P43">sentinel *</text:p>
          </table:table-cell>
          <table:table-cell table:style-name="Таблица17.D1" office:value-type="string">
            <text:p text:style-name="P43">Womera</text:p>
          </table:table-cell>
        </table:table-row>
        <table:table-row table:style-name="Таблица17.1">
          <table:table-cell table:style-name="Таблица17.A1" office:value-type="string">
            <text:p text:style-name="P43">enchantress</text:p>
          </table:table-cell>
          <table:table-cell table:style-name="Таблица17.A1" office:value-type="string">
            <text:p text:style-name="P43">Magician</text:p>
          </table:table-cell>
          <table:table-cell table:style-name="Таблица17.A1" office:value-type="string">
            <text:p text:style-name="P43">Serpent</text:p>
          </table:table-cell>
          <table:table-cell table:style-name="Таблица17.D1" office:value-type="string">
            <text:p text:style-name="P43">wood dwarf</text:p>
          </table:table-cell>
        </table:table-row>
        <table:table-row table:style-name="Таблица17.1">
          <table:table-cell table:style-name="Таблица17.A1" office:value-type="string">
            <text:p text:style-name="P43">faleryn</text:p>
          </table:table-cell>
          <table:table-cell table:style-name="Таблица17.A1" office:value-type="string">
            <text:p text:style-name="P43">Migdnart</text:p>
          </table:table-cell>
          <table:table-cell table:style-name="Таблица17.A1" office:value-type="string">
            <text:p text:style-name="P43">shade *</text:p>
          </table:table-cell>
          <table:table-cell table:style-name="Таблица17.D1" office:value-type="string">
            <text:p text:style-name="P43">Wraith</text:p>
          </table:table-cell>
        </table:table-row>
        <table:table-row table:style-name="Таблица17.1">
          <table:table-cell table:style-name="Таблица17.A1" office:value-type="string">
            <text:p text:style-name="P43">fire dragon</text:p>
          </table:table-cell>
          <table:table-cell table:style-name="Таблица17.A1" office:value-type="string">
            <text:p text:style-name="P43">Minion</text:p>
          </table:table-cell>
          <table:table-cell table:style-name="Таблица17.A1" office:value-type="string">
            <text:p text:style-name="P43">Shadow</text:p>
          </table:table-cell>
          <table:table-cell table:style-name="Таблица17.D1" office:value-type="string">
            <text:p text:style-name="P43">Wyvern</text:p>
          </table:table-cell>
        </table:table-row>
        <table:table-row table:style-name="Таблица17.1">
          <table:table-cell table:style-name="Таблица17.A1" office:value-type="string">
            <text:p text:style-name="P43">frost bat</text:p>
          </table:table-cell>
          <table:table-cell table:style-name="Таблица17.A1" office:value-type="string">
            <text:p text:style-name="P43">Moleman</text:p>
          </table:table-cell>
          <table:table-cell table:style-name="Таблица17.A1" office:value-type="string">
            <text:p text:style-name="P43">shadow dog</text:p>
          </table:table-cell>
          <table:table-cell table:style-name="Таблица17.D1" office:value-type="string">
            <text:p text:style-name="P43">Xyxort</text:p>
          </table:table-cell>
        </table:table-row>
        <table:table-row table:style-name="Таблица17.1">
          <table:table-cell table:style-name="Таблица17.A1" office:value-type="string">
            <text:p text:style-name="P43">gas ball</text:p>
          </table:table-cell>
          <table:table-cell table:style-name="Таблица17.A1" office:value-type="string">
            <text:p text:style-name="P43">Morph</text:p>
          </table:table-cell>
          <table:table-cell table:style-name="Таблица17.A1" office:value-type="string">
            <text:p text:style-name="P43">Slinn</text:p>
          </table:table-cell>
          <table:table-cell table:style-name="Таблица17.D1" office:value-type="string">
            <text:p text:style-name="P43">Yapok</text:p>
          </table:table-cell>
        </table:table-row>
        <table:table-row table:style-name="Таблица17.1">
          <table:table-cell table:style-name="Таблица17.A1" office:value-type="string">
            <text:p text:style-name="P43">giant squid</text:p>
          </table:table-cell>
          <table:table-cell table:style-name="Таблица17.A1" office:value-type="string">
            <text:p text:style-name="P43">Mudman</text:p>
          </table:table-cell>
          <table:table-cell table:style-name="Таблица17.A1" office:value-type="string">
            <text:p text:style-name="P43">Sorcerer</text:p>
          </table:table-cell>
          <table:table-cell table:style-name="Таблица17.D1" office:value-type="string">
            <text:p text:style-name="P43">Yeti</text:p>
          </table:table-cell>
        </table:table-row>
        <table:table-row table:style-name="Таблица17.1">
          <table:table-cell table:style-name="Таблица17.A1" office:value-type="string">
            <text:p text:style-name="P43">gibberer</text:p>
          </table:table-cell>
          <table:table-cell table:style-name="Таблица17.A1" office:value-type="string">
            <text:p text:style-name="P43">Nymph</text:p>
          </table:table-cell>
          <table:table-cell table:style-name="Таблица17.A1" office:value-type="string">
            <text:p text:style-name="P43">Spirit</text:p>
          </table:table-cell>
          <table:table-cell table:style-name="Таблица17.D1" office:value-type="string">
            <text:p text:style-name="P43">zardon *</text:p>
          </table:table-cell>
        </table:table-row>
        <table:table-row table:style-name="Таблица17.1">
          <table:table-cell table:style-name="Таблица17.A1" office:value-type="string">
            <text:p text:style-name="P43">glard</text:p>
          </table:table-cell>
          <table:table-cell table:style-name="Таблица17.A1" office:value-type="string">
            <text:p text:style-name="P43">Ogre</text:p>
          </table:table-cell>
          <table:table-cell table:style-name="Таблица17.A1" office:value-type="string">
            <text:p text:style-name="P38">Stalker</text:p>
          </table:table-cell>
          <table:table-cell table:style-name="Таблица17.D1" office:value-type="string">
            <text:p text:style-name="P38"/>
          </table:table-cell>
        </table:table-row>
      </table:table>
      <text:p text:style-name="P26">* Настоятельно рекомендуется эти создания уничтожать в первую очередь.</text:p>
      <text:p text:style-name="P21">Если свиток гашения будет прочитан в состоянии опьянения, прочитавший вернет к жизни прежде уничтоженную расу. Если выбраны люди, а читатель - не человек, все монстры-люди будут уничтожены (берсерк, summoner, волшебник, и т.п.). Уничтожение рас всегда уменьшает показатель морали прочитавшего.</text:p>
      <text:p text:style-name="P21">Названия рас можно задавать только в единственном числе (пример: «гном» или «берсерк»).</text:p>
      <text:p text:style-name="Standard"/>
      <text:p text:style-name="P22"><text:span text:style-name="завершено_20__28_full_29__20_Знак1">Идентификации</text:span> <text:tab/>Чтение свитка идентификации делает известной природу любого предмета по выбору прочитавшего. Если прочитан благословленный свиток идентификации, то все предметы в рюкзаке прочитавшего станут идентифицированными. Если будет прочитан проклятый <text:soft-page-break/>свиток идентификации или нормальный, но когда читающий в состоянии опьянения, тогда все предметы становятся неизвестными. </text:p>
      <text:p text:style-name="Standard"/>
      <text:p text:style-name="P22"><text:span text:style-name="завершено_20__28_full_29__20_Знак1">Путешествия</text:span> <text:tab/>Свиток путешествия телепортирует прочитавшего куда-нибудь в пределах уровня. Если свиток, благословлен, он перенесет прочитавшего на Распутья. Если свиток путешествия проклят или будет прочитан в состоянии опьянения, он умчит воспользовавшегося им в произвольное место во вселенной.</text:p>
      <text:p text:style-name="Standard"/>
      <text:p text:style-name="P24"><text:span text:style-name="завершено_20__28_full_29__20_Знак1">Картографии</text:span><text:tab/>При прочтении, свиток картографии откроет прочитавшему карту текущего региона. Проклятый свиток картографии при прочтении закроет карту региона. Благословленный свиток картографии покажет положение всех ловушек на уровне.</text:p>
      <text:p text:style-name="P24"/>
      <text:p text:style-name="P24"><text:span text:style-name="завершено_20__28_full_29__20_Знак1">Остановки времени</text:span> <text:tab/>Свиток <text:s/>остановки <text:s/>времени <text:s/>имеет <text:s/>силу <text:s/>остановить <text:s/>течение <text:s/>времени <text:s/>для <text:s/>целой <text:s/>вселенной за исключением прочитавшего. Чтение благословленного свитка остановки времени останавливает течение времени на 100-126 ходов, нормального свитка остановки времени - на 10-30 ходов, а проклятый свиток остановки времени останавливает время для прочитавшего на 10-30 ходов тогда как остальная часть вселенной продолжает двигаться вперед. Только люди могут пройти сквозь время. Любой другой вид не найдет этот свиток полезным.</text:p>
      <text:p text:style-name="P22"><text:tab/>Остановка Времени - безрезультатна на базаре и в колодце Мимира. Если прочитать свиток в Царстве Мимира, Нифльхейме, Ётунхейме, Нидавеллире, арсенале, Асгарде, океане, на Бифросте или на реке Гьолл, то откроются волшебные врата и могут появиться любые из следующих существ:</text:p>
      <table:table table:name="Таблица18" table:style-name="Таблица18">
        <table:table-column table:style-name="Таблица18.A" table:number-columns-repeated="2"/>
        <table:table-column table:style-name="Таблица18.C"/>
        <table:table-row table:style-name="Таблица18.1">
          <table:table-cell table:style-name="Таблица18.A1" office:value-type="string">
            <text:p text:style-name="P43">Migdnarts</text:p>
          </table:table-cell>
          <table:table-cell table:style-name="Таблица18.A1" office:value-type="string">
            <text:p text:style-name="P43">Minions</text:p>
          </table:table-cell>
          <table:table-cell table:style-name="Таблица18.C1" office:value-type="string">
            <text:p text:style-name="P43">Timemasters</text:p>
          </table:table-cell>
        </table:table-row>
        <table:table-row table:style-name="Таблица18.1">
          <table:table-cell table:style-name="Таблица18.A1" office:value-type="string">
            <text:p text:style-name="P43">Draugars</text:p>
          </table:table-cell>
          <table:table-cell table:style-name="Таблица18.A1" office:value-type="string">
            <text:p text:style-name="P43">Pyrta aths</text:p>
          </table:table-cell>
          <table:table-cell table:style-name="Таблица18.C1" office:value-type="string">
            <text:p text:style-name="P43"/>
          </table:table-cell>
        </table:table-row>
      </table:table>
      <text:p text:style-name="P25"/>
      <text:p text:style-name="P22"><text:span text:style-name="завершено_20__28_full_29__20_Знак1">Очарования</text:span><text:tab/>Свиток очарования имеет несколько эффектов. Он воздействует на основные классы таким образом:</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38">Амулеты</text:p>
          </table:table-cell>
          <table:table-cell table:style-name="Таблица19.B1" office:value-type="string">
            <text:p text:style-name="P38">Снимает проклятие (кроме амулета удержания)</text:p>
          </table:table-cell>
        </table:table-row>
        <table:table-row table:style-name="Таблица19.1">
          <table:table-cell table:style-name="Таблица19.A1" office:value-type="string">
            <text:p text:style-name="P38">Броня, оружие, кольца быстроты и защиты</text:p>
          </table:table-cell>
          <table:table-cell table:style-name="Таблица19.B1" office:value-type="string">
            <text:p text:style-name="P38">Снимает проклятие и добавляет от 5 до 15 </text:p>
            <text:p text:style-name="Таблица_20_-_20_Текст">пунктов бонуса</text:p>
          </table:table-cell>
        </table:table-row>
        <table:table-row table:style-name="Таблица19.1">
          <table:table-cell table:style-name="Таблица19.A1" office:value-type="string">
            <text:p text:style-name="P38">Волшебные палочки</text:p>
          </table:table-cell>
          <table:table-cell table:style-name="Таблица19.B1" office:value-type="string">
            <text:p text:style-name="P38">Добавляет заряды: 1 для волшебной палочки </text:p>
            <text:p text:style-name="Таблица_20_-_20_Текст">желания, 20-35 для всех остальных</text:p>
          </table:table-cell>
        </table:table-row>
        <table:table-row table:style-name="Таблица19.1">
          <table:table-cell table:style-name="Таблица19.A1" office:value-type="string">
            <text:p text:style-name="P38">Наковальня</text:p>
          </table:table-cell>
          <table:table-cell table:style-name="Таблица19.B1" office:value-type="string">
            <text:p text:style-name="P38">Заменяет на платиновую наковальню</text:p>
          </table:table-cell>
        </table:table-row>
        <table:table-row table:style-name="Таблица19.1">
          <table:table-cell table:style-name="Таблица19.A1" office:value-type="string">
            <text:p text:style-name="P38">Синий суб, серый куб</text:p>
          </table:table-cell>
          <table:table-cell table:style-name="Таблица19.B1" office:value-type="string">
            <text:p text:style-name="P38">Заменяет на оранжевый куб</text:p>
          </table:table-cell>
        </table:table-row>
        <table:table-row table:style-name="Таблица19.1">
          <table:table-cell table:style-name="Таблица19.A1" office:value-type="string">
            <text:p text:style-name="P38">Окарина</text:p>
          </table:table-cell>
          <table:table-cell table:style-name="Таблица19.B1" office:value-type="string">
            <text:p text:style-name="P38">Заменяет на стеклянную окарину</text:p>
          </table:table-cell>
        </table:table-row>
        <table:table-row table:style-name="Таблица19.1">
          <table:table-cell table:style-name="Таблица19.A1" office:value-type="string">
            <text:p text:style-name="P38">Свитки, снадобья</text:p>
          </table:table-cell>
          <table:table-cell table:style-name="Таблица19.B1" office:value-type="string">
            <text:p text:style-name="P38">Поднимает качество до благословленного</text:p>
          </table:table-cell>
        </table:table-row>
        <table:table-row table:style-name="Таблица19.1">
          <table:table-cell table:style-name="Таблица19.A1" office:value-type="string">
            <text:p text:style-name="P38">Прочее</text:p>
          </table:table-cell>
          <table:table-cell table:style-name="Таблица19.B1" office:value-type="string">
            <text:p text:style-name="P38">Не действует</text:p>
          </table:table-cell>
        </table:table-row>
      </table:table>
      <text:p text:style-name="P21">Все очарованные предметы автоматически идентифицируются. Благословленный свиток очарования добавляет 10-15 к бонусам, нормальный свиток очарования добавляет 5-10, а проклятый - 1-5.</text:p>
      <text:p text:style-name="P21">Наковальня, куб, и окарина при очаровании получают специальные свойства, которые описаны в разделе ПРОЧЕЕ этого раздела.</text:p>
      <text:p text:style-name="P22"/>
      <text:p text:style-name="P22"><text:span text:style-name="завершено_20__28_full_29__20_Знак1">Перезарядки</text:span><text:tab/>Свиток перезарядки используется, чтобы добавить заряды волшебным палочкам. Он может, также, использоваться, чтобы обновить изношенный колючий хлыст или деревянную флейту. Благословленный свиток перезарядки может добавить заряд волшебной палочке желаний. Чтение свитка перезарядки в состоянии опьянения высосет все заряды из волшебных палочек прочитавшего и высушит подчиняющую силу в колючих хлыстах.</text:p>
      <text:p text:style-name="P22"/>
      <text:p text:style-name="P22"><text:soft-page-break/><text:span text:style-name="завершено_20__28_full_29__20_Знак1">Союза</text:span><text:tab/>Чтение свитка союза заставит создания около прочитавшего немедленно стать дружественными. На мощных монстров свиток союза не действует. Проклятый свиток союза приводит ближайшие создания в гнев.</text:p>
      <text:p text:style-name="P22"/>
      <text:p text:style-name="P22"><text:span text:style-name="завершено_20__28_full_29__20_Знак1">Пламени</text:span><text:tab/>Свиток пламени всегда повредит прочитавшему неустойчивому к огню. Благословленный свиток пламени поднимет максимум HP прочитавшему неустойчивому к огню. Проклятый свиток пламени уменьшит максимум HP прочитавшему неустойчивому к огню. Свиток пламени, прочитанный в спутанном состоянии повредит неустойчивым к огню монстрам, стоящим непосредственно <text:s/>рядом с прочитавшим.</text:p>
      <text:p text:style-name="P22"/>
      <text:p text:style-name="P22"><text:span text:style-name="завершено_20__28_full_29__20_Знак1">Рассеивания проклятий</text:span> Чтение свитка рассеивания проклятия снимает проклятие со всех предметов в рюкзаке прочитавшего. Свиток рассеивания проклятия, прочитанный в спутанном состоянии, проклинает все предметы в рюкзаке его прочитавшего.</text:p>
      <text:p text:style-name="P22"/>
      <text:p text:style-name="P22"><text:span text:style-name="завершено_20__28_full_29__20_Знак1">Создания ловушек</text:span> <text:tab/>Чтение свитка создания ловушек сделает вокруг прочитавшего ловушки, чтобы поймать в них орды атакующих монстров. Если свиток создания ловушек прочитан в спутанном состоянии, то все ловушки на текущем уровне будут уничтожены.</text:p>
      <text:p text:style-name="Standard"/>
      <text:p text:style-name="P22"><text:span text:style-name="завершено_20__28_full_29__20_Знак1">Транспорта</text:span> <text:tab/>Свиток транспорта переносит прочитавшего из базара ниже Мидгарда туда и обратно.</text:p>
      <text:p text:style-name="P24"/>
      <text:p text:style-name="P22"><text:span text:style-name="завершено_20__28_full_29__20_Знак1">Удар лавы</text:span><text:tab/>Чтение свитка удара лавы призывает с небес лаву на поля в радиусе трех квадратов вокруг прочитавшего. Если свиток удара лавы прочитан в спутанном состоянии, синие скалы упадут на голову прочитавшему, нанося 20-40 hp ущерба.</text:p>
      <text:p text:style-name="P22"/>
      <text:p text:style-name="P22"><text:span text:style-name="завершено_20__28_full_29__20_Знак1">Уничтожения</text:span><text:tab/>Свиток уничтожения <text:s/>уничтожает один предмет из рюкзака прочитавшего по его выбору. Если свиток уничтожения будет прочитан, когда читающий спутан, каждый предмет, которым он обладает, будет или уничтожен или как-либо поврежден.</text:p>
      <text:p text:style-name="P22"/>
      <text:p text:style-name="Standard"><text:span text:style-name="завершено_20__28_full_29__20_Знак1">Чистого зла</text:span><text:tab/><text:tab/>Свиток чистого зла делает любую из следующих грязных вещей:</text:p>
      <text:list xml:id="list32587742" text:continue-list="list4921191819859535609" text:style-name="WW8Num18">
        <text:list-item>
          <text:list>
            <text:list-item>
              <text:list>
                <text:list-item>
                  <text:list>
                    <text:list-item text:start-value="1">
                      <text:p text:style-name="P59">Проклинает все предметы в рюкзаке прочитавшего</text:p>
                    </text:list-item>
                    <text:list-item>
                      <text:p text:style-name="P59">Делает 100 ловушек на текущем уровне</text:p>
                    </text:list-item>
                    <text:list-item>
                      <text:p text:style-name="P59">Посылает прочитавшего в Нифльхейм</text:p>
                    </text:list-item>
                    <text:list-item>
                      <text:p text:style-name="P59">Окружает прочитавшего migdnart’ами</text:p>
                    </text:list-item>
                    <text:list-item>
                      <text:p text:style-name="P59">Создает 100 чудовищ</text:p>
                    </text:list-item>
                    <text:list-item>
                      <text:p text:style-name="P59">Ослепляет прочитавшего на 50-200 ходов и уменьшает его мораль</text:p>
                    </text:list-item>
                    <text:list-item>
                      <text:p text:style-name="P59">Вызывает денизенов</text:p>
                    </text:list-item>
                  </text:list>
                </text:list-item>
              </text:list>
            </text:list-item>
          </text:list>
        </text:list-item>
      </text:list>
      <text:p text:style-name="Standard"/>
      <text:p text:style-name="P22"><text:span text:style-name="завершено_20__28_full_29__20_Знак1">Переключения тел</text:span><text:tab/>Свиток переключения тел находит наиболее сильную тварь на уровне и помещает прочитавшего в тело этой твари со всем его имуществом. Если прочитавший - наиболее сильная тварь, или поблизости нет тварей, перемещения не произойдет. Чтение свитка переключения тел в спутанном состоянии переключит телами прочитавшего и самую слабую тварь в окрестностях.</text:p>
      <text:p text:style-name="P24"/>
      <text:p text:style-name="P24"><text:span text:style-name="завершено_20__28_full_29__20_Знак1">Чуда</text:span><text:tab/>Чтение свитка чуда приводит к одному из нескольких непредсказуемых событий. Они следующие:</text:p>
      <text:list xml:id="list32611321" text:continue-list="list32587742" text:style-name="WW8Num18">
        <text:list-item>
          <text:list>
            <text:list-item>
              <text:list>
                <text:list-item>
                  <text:list>
                    <text:list-item text:start-value="1">
                      <text:p text:style-name="P59">Прочитавшего окружают деревья.</text:p>
                    </text:list-item>
                    <text:list-item>
                      <text:p text:style-name="P59">На текущем уровне высыхают все снадобья, грязь, зыбучие пески, лава и вода, включая снадобья в рюкзаке прочитавшего.</text:p>
                    </text:list-item>
                    <text:list-item>
                      <text:p text:style-name="P59"><text:soft-page-break/>Прочитавший превращается в другое создание.</text:p>
                    </text:list-item>
                    <text:list-item>
                      <text:p text:style-name="P59">Дружественные создания оборачиваются против прочитавшего, тогда как враждебные создания становятся дружественными.</text:p>
                    </text:list-item>
                    <text:list-item>
                      <text:p text:style-name="P59">Все деревья превращаются в другие растения.</text:p>
                    </text:list-item>
                    <text:list-item>
                      <text:p text:style-name="P59">Прочитавший ускоряется.</text:p>
                    </text:list-item>
                    <text:list-item>
                      <text:p text:style-name="P59">Ускоряются все остальные создания.</text:p>
                    </text:list-item>
                    <text:list-item>
                      <text:p text:style-name="P59">Прочитавший делается устойчивым к нежелательной телепортации и приобретает способность телепортироваться по желанию.</text:p>
                    </text:list-item>
                    <text:list-item>
                      <text:p text:style-name="P59">Прочитавший делается устойчивым к лучам смерти, кислоте, окаменению, волшебным лучам и дыханию, холоду, теплу, или яду.</text:p>
                    </text:list-item>
                  </text:list>
                </text:list-item>
              </text:list>
            </text:list-item>
          </text:list>
        </text:list-item>
      </text:list>
      <text:p text:style-name="P24"><text:tab/>Чтение свитка чуда в спутанном состоянии, создает реку через текущий уровень.</text:p>
      <text:p text:style-name="P24"><text:tab/>Благословленный свиток чуда превращает прочитавшего в мощную тварь, если он выберет вариант <text:s/>превращения. Проклятый свиток чуда превращает прочитавшего в слабое создание или растение, если он выберет вариант превращения.</text:p>
      <text:h text:style-name="P66" text:outline-level="3"><text:bookmark-start text:name="_СНАДОБЬЯ"/><text:bookmark-start text:name="_4.5.3._Снадобья"/>4.5.3. Снадобья<text:bookmark-end text:name="_СНАДОБЬЯ"/><text:bookmark-end text:name="_4.5.3._Снадобья"/></text:h>
      <text:p text:style-name="Standard"/>
      <text:p text:style-name="P22"><text:span text:style-name="завершено_20__28_full_29__20_Знак1">Силы</text:span><text:tab/>Питье благословленного или нормального снадобья силы поднимет силу потребителя. Проклятое снадобье силы при потреблении уменьшает силу выпившего.</text:p>
      <text:p text:style-name="P24"/>
      <text:p text:style-name="P22"><text:span text:style-name="завершено_20__28_full_29__20_Знак1">Опыта</text:span> <text:tab/>Благословленное и нормальное снадобья опыта поднимают, в то время как проклятое снадобье опыта понижает уровень опыта потребителя.</text:p>
      <text:p text:style-name="P24"/>
      <text:p text:style-name="P22"><text:span text:style-name="завершено_20__28_full_29__20_Знак1">Омоложения</text:span><text:tab/>Питье снадобья омоложения восстановит потребителю потерянные силы. Благословленное снадобье омоложения даст потребителю иммунитет от отравления в будущем. Проклятое снадобье омоложения заставит печень потребителя утратить свою способность обрабатывать яд. Когда герой увял под воздействием wight, важно сначала выпить снадобье лечение, чтобы восстановить способность к омоложению; затем выпейте снадобье омоложения.</text:p>
      <text:p text:style-name="P24"/>
      <text:p text:style-name="P22"><text:span text:style-name="завершено_20__28_full_29__20_Знак1">Паралича</text:span><text:tab/>Питье снадобья паралича заморозит потребителя на месте на несколько ходов. Благословленное снадобье паралича будет иметь меньший, а проклятое – больший срок действия, чем нормальное.</text:p>
      <text:p text:style-name="P24"/>
      <text:p text:style-name="P22"><text:span text:style-name="завершено_20__28_full_29__20_Знак1">Скорости</text:span><text:tab/>Снадобья скорости производят кумулятивный эффект. Чем больше снадобий поглощает потребитель, тем быстрее он будет. Тем не менее, есть предел человеческого метаболизма. Скорости порядка 60 - обычно фатальны, а 70 - фатальны всегда. Когда появляется сообщение "Вы перемещаетесь с опасной быстротой", пора переставать пить снадобья скорости до тех пор, пока их действие не пройдет.</text:p>
      <text:p text:style-name="P24"/>
      <text:p text:style-name="P22"><text:span text:style-name="завершено_20__28_full_29__20_Знак1">Меда</text:span> <text:tab/>Снадобье меда запутывает потребителя. Спутанное состояние будет продолжаться несколько ходов. Это может быть полезным, когда потребитель хочет использовать эффекты определенных свитков, которые, будучи прочитаны в спутанном состоянии, действуют иначе. Питье нескольких снадобий меда в течение ограниченного времени может вызвать у потребителя потерю сознания или даже смерть от алкогольного отравления.</text:p>
      <text:p text:style-name="P24"/>
      <text:p text:style-name="P24"><text:span text:style-name="завершено_20__28_full_29__20_Знак1">Лечения</text:span> <text:tab/>Все снадобья лечения вылечат следующее:</text:p>
      <table:table table:name="Таблица20" table:style-name="Таблица20">
        <table:table-column table:style-name="Таблица20.A"/>
        <table:table-column table:style-name="Таблица20.B" table:number-columns-repeated="2"/>
        <table:table-column table:style-name="Таблица20.D"/>
        <table:table-row table:style-name="Таблица20.1">
          <table:table-cell table:style-name="Таблица20.A1" office:value-type="string">
            <text:p text:style-name="P38">Слепота</text:p>
          </table:table-cell>
          <table:table-cell table:style-name="Таблица20.A1" office:value-type="string">
            <text:p text:style-name="P38">Лихорадка</text:p>
          </table:table-cell>
          <table:table-cell table:style-name="Таблица20.A1" office:value-type="string">
            <text:p text:style-name="P38">Истощение</text:p>
          </table:table-cell>
          <table:table-cell table:style-name="Таблица20.D1" office:value-type="string">
            <text:p text:style-name="P38">Спутанность</text:p>
          </table:table-cell>
        </table:table-row>
        <table:table-row table:style-name="Таблица20.1">
          <table:table-cell table:style-name="Таблица20.A1" office:value-type="string">
            <text:p text:style-name="P38">Галлюцинации</text:p>
          </table:table-cell>
          <table:table-cell table:style-name="Таблица20.A1" office:value-type="string">
            <text:p text:style-name="P38">Незаживляемость</text:p>
          </table:table-cell>
          <table:table-cell table:style-name="Таблица20.A1" office:value-type="string">
            <text:p text:style-name="P38">Гнилая хворь</text:p>
          </table:table-cell>
          <table:table-cell table:style-name="Таблица20.D1" office:value-type="string">
            <text:p text:style-name="P38"/>
          </table:table-cell>
        </table:table-row>
      </table:table>
      <text:p text:style-name="P23">Нормальное снадобье лечения восстанавливает несколько потерянных hit point'ов. Благословленное снадобье лечения восстановит все потерянные hit point'ы. Проклятое снадобье лечения нанесет hit point'ы ущерба потребителю. Благословленное снадобье лечения вылечит следующее:<text:tab/></text:p>
      <text:list xml:id="list32601658" text:continue-list="list32611321" text:style-name="WW8Num18">
        <text:list-item>
          <text:list>
            <text:list-item>
              <text:list>
                <text:list-item>
                  <text:list>
                    <text:list-item text:start-value="1">
                      <text:p text:style-name="P61">Ожоги (Burns) от огненной ловушки (fire trap)</text:p>
                    </text:list-item>
                    <text:list-item>
                      <text:p text:style-name="P61">Потеря ног (<text:span text:style-name="T1">Missing</text:span> <text:span text:style-name="T1">legs</text:span>)</text:p>
                    </text:list-item>
                    <text:list-item>
                      <text:p text:style-name="P61">Головокружение (Vertigo) (одно благославленное снадобье лечения необходимо всякий раз, когда мозг потребителя побит (throbbed) при встрече со странным дымом (<text:span text:style-name="T1">Weird</text:span> <text:span text:style-name="T1">fume</text:span>))</text:p>
                    </text:list-item>
                    <text:list-item>
                      <text:p text:style-name="P61">Ликантропия (как из-за снадобья, так и из-за укуса оборотня)</text:p>
                    </text:list-item>
                    <text:list-item>
                      <text:p text:style-name="P61">Исшрамленность мозга (Brain scarring) (последствия галлюцинации)</text:p>
                    </text:list-item>
                    <text:list-item>
                      <text:p text:style-name="P61">Оплодотворение (Impregnation) гормом</text:p>
                    </text:list-item>
                    <text:list-item>
                      <text:p text:style-name="P61">Яд (Venom)</text:p>
                    </text:list-item>
                    <text:list-item>
                      <text:p text:style-name="P61">Потерю глаз, если осталось менее двух</text:p>
                    </text:list-item>
                    <text:list-item>
                      <text:p text:style-name="P61">Глухоту<text:span text:style-name="T1"> (Deafness)</text:span></text:p>
                    </text:list-item>
                    <text:list-item>
                      <text:p text:style-name="P61">Заражение<text:span text:style-name="T1"> (Contamination)</text:span></text:p>
                    </text:list-item>
                  </text:list>
                </text:list-item>
              </text:list>
            </text:list-item>
          </text:list>
        </text:list-item>
      </text:list>
      <text:p text:style-name="Standard"><text:soft-page-break/></text:p>
      <text:p text:style-name="P22"><text:span text:style-name="завершено_20__28_full_29__20_Знак1">Яд</text:span><text:tab/>Пить яд - вредно. Неустойчивый к яду потребитель умрет в течение 1 - 200 ходов, если не выпьет благословленное снадобье лечения.</text:p>
      <text:p text:style-name="P24"/>
      <text:p text:style-name="P22"><text:span text:style-name="завершено_20__28_full_29__20_Знак1">Заражения</text:span> <text:tab/>Заражение пускает потребителя по пути медленного вырождения. Его кожа и волосы постепенно слезают и, в конечном счете, он умрет от внутренней дисфункции, если не выпьет благословленное снадобье лечения.</text:p>
      <text:p text:style-name="P24"/>
      <text:p text:style-name="P22"><text:span text:style-name="завершено_20__28_full_29__20_Знак1">Святая вода</text:span> <text:tab/>Питье благословленной и нормальной святой воды увеличивает удачу потребителя. Проклятая святая вода уменьшает удачу потребителя и вызывает незначительное ощущение жжения.</text:p>
      <text:p text:style-name="Standard"/>
      <text:p text:style-name="P24"><text:span text:style-name="завершено_20__28_full_29__20_Знак1">Прозрачности</text:span> <text:tab/>От питья снадобья прозрачности, потребитель становится невидимым на 110-210 ходов. Когда потребитель невидим, его трудно найти и монстры не могут так легко его выследить.</text:p>
      <text:p text:style-name="P24"/>
      <text:p text:style-name="P22"><text:span text:style-name="завершено_20__28_full_29__20_Знак1">Фазирования</text:span><text:tab/>При употреблении, снадобье фазирования позволяет потребителю проходить через любую твердую субстанцию, как если бы он был воздушным. Проклятое снадобье фазирования действует только один ход. Нормальное и благословленное снадобье фазирования предупредит потребителя перед тем, как он вновь "затвердеет". Затвердевание в твердой скале и деревьях - всегда фатально.<text:tab/></text:p>
      <text:p text:style-name="P24"/>
      <text:p text:style-name="P22"><text:span text:style-name="завершено_20__28_full_29__20_Знак1">Слепоты</text:span><text:tab/>Снадобье слепоты заставит потребителя утратить зрение на 10-300 ходов в зависимости от качества. Если потребитель съел мертвого ансска, не съев потом губчатую массу, он сможет обнаруживать присутствие других тварей пока слепой.</text:p>
      <text:p text:style-name="P24"/>
      <text:p text:style-name="P22"><text:span text:style-name="завершено_20__28_full_29__20_Знак1">Конституции</text:span><text:tab/>Благословленное и нормальное снадобье конституции поднимут конституцию потребителя. Проклятое снадобье конституции уменьшает конституцию потребителя.</text:p>
      <text:p text:style-name="P24"/>
      <text:p text:style-name="P22"><text:span text:style-name="завершено_20__28_full_29__20_Знак1">Ограбления</text:span> <text:tab/>Снадобье ограбления показывают положение всех предметов на текущем уровне, включая лежащие под водой. Снадобье ограбления полезно для нахождения утерянных артефактов в Склепе, Море Слэтера, и Муспельхейме. См. АРТЕФАКТЫ.</text:p>
      <text:p text:style-name="P24"/>
      <text:p text:style-name="P22"><text:span text:style-name="завершено_20__28_full_29__20_Знак1">Поиска души</text:span> <text:tab/>Снадобье поиска души показывает положение всей жизни на текущем уровне, кроме маскирующихся хамелеонов. Снадобье поиска души полезно для оценки зверинца перед пробуждением жильцов (см. СТРАТЕГИЯ).</text:p>
      <text:p text:style-name="P24"/>
      <text:p text:style-name="P22"><text:span text:style-name="завершено_20__28_full_29__20_Знак1">Галлюцинации</text:span> <text:tab/>Снадобье галлюцинации заставляет потребителя видеть дикие формы и создания на несколько ходов вокруг. Как только действие снадобья пройдет, остаточные последствия пройдут, когда будет выпито благословленное снадобье лечения.</text:p>
      <text:p text:style-name="P24"/>
      <text:p text:style-name="P22"><text:span text:style-name="завершено_20__28_full_29__20_Знак1">Панциря</text:span><text:tab/>Снадобье панциря, если оно благословленное или нормальное, закаляет кожу выпившего, улучшая класс брони (АС). Проклятые снадобья панциря повреждают кожу.</text:p>
      <text:p text:style-name="P24"/>
      <text:p text:style-name="P22"><text:span text:style-name="завершено_20__28_full_29__20_Знак1">Выносливости</text:span> <text:tab/>Снадобье выносливости временно поднимает hit point'ы потребителя выше их максимума. Проклятое снадобье выносливости уменьшает текущие hit point'ы и часто смертельно.</text:p>
      <text:p text:style-name="P24"/>
      <text:p text:style-name="P22"><text:span text:style-name="завершено_20__28_full_29__20_Знак1">Ликантропии</text:span><text:tab/>Как только потребитель выпьет снадобье ликантропии, он вступит в атаку рыскания. Разбросав одежду и уронив вещи, потребитель будет искать и пожирать любые формы жизни, которые обнаружит, беспорядочно атакуя. По возвращении в исходное состояние, <text:soft-page-break/>возьмет свое понесенный за это время ущерб. Это может быть смертельно для потребителей с малым количеством hit point'ов. Ликантропии можно вылечить, выпив благословленное снадобье лечения или превратившись в другое создание.</text:p>
      <text:p text:style-name="P24"/>
      <text:p text:style-name="P22"><text:span text:style-name="завершено_20__28_full_29__20_Знак1">Питьевая вода</text:span> <text:tab/>Пить воду из фляжки бесполезно, но вода - существенный компонент в некоторых алхимических смесях. Если нужно снадобье питьевой воды, а вы не можете его найти, просто наполните пустой флакон из источника воды посредством команды ИСПОЛЬЗОВАТЬ ПРЕДМЕТ.<text:tab/></text:p>
      <text:p text:style-name="Standard"/>
      <text:p text:style-name="P24"><text:span text:style-name="завершено_20__28_full_29__20_Знак1">Восстановления магии</text:span> <text:tab/>Если волшебнику нужно налагать больше заклинаний, но нет времени ждать восстановления spell point'ов, питье снадобья восстановления магии быстро восстановит утраченные spell point'ы.<text:tab/></text:p>
      <text:p text:style-name="Standard"/>
      <text:p text:style-name="P22"><text:span text:style-name="завершено_20__28_full_29__20_Знак1">Поднятия магии</text:span> <text:tab/>Более могущественному волшебнику необходимо больше spell point'ов, чем дается волшебнику-ученику. Единственный способ их приобрести - выпить снадобье поднятия магии. Проклятое снадобье поднятия магии уменьшит максимальное число spell point'ов потребителя.</text:p>
      <text:p text:style-name="P24"/>
      <text:h text:style-name="Heading_20_3" text:outline-level="3"><text:bookmark-start text:name="_4.5.4._Алхимические_снадобья"/>4.5.4. Алхимические снадобья<text:bookmark-end text:name="_4.5.4._Алхимические_снадобья"/></text:h>
      <text:p text:style-name="Standard"/>
      <text:p text:style-name="Standard">Следующие снадобья могут быть получены только смешиванием снадобий. Только через знание навыка алхимии можно быть уверенным, какое снадобье будет создано.</text:p>
      <text:p text:style-name="Standard"/>
      <text:p text:style-name="P22"><text:span text:style-name="завершено_20__28_full_29__20_Знак1">Второй жизни</text:span> <text:tab/>Только мастер алхимик может создать снадобье второй жизни. После того как снадобье второй жизни выпито, оно один раз воскресит потребителя из мертвых, восстановив его независимо от того какой ущерб вызывал его гибель.</text:p>
      <text:p text:style-name="P24"/>
      <text:p text:style-name="P22"><text:span text:style-name="завершено_20__28_full_29__20_Знак1">Геологии</text:span><text:tab/>Снадобье геологии дает способность изменять местность. Это <text:s/>чрезвычайно полезно в бою. Только наиболее сильный из монстров может сопротивляться действию горы, создаваемой на его голове. Такие монстры попытаются отразить атаку на поле поблизости - надо надеяться не на героя. Землеустройство может, также использоваться, чтобы изменить поле с водой, которое содержит предмет, который желает землеустроитель.</text:p>
      <text:p text:style-name="P24"/>
      <text:p text:style-name="P22"><text:span text:style-name="завершено_20__28_full_29__20_Знак1">Диагноза</text:span><text:tab/>Снадобья диагноза дает потребителю способность устанавливать физическое состояние, расположение и возможности атаковать других тварей.</text:p>
      <text:p text:style-name="P24"/>
      <text:p text:style-name="P22"><text:span text:style-name="завершено_20__28_full_29__20_Знак1">Музыки</text:span><text:tab/>Питье снадобья музыки наградит выпившего навыком музыки. С навыком музыки, потребитель может использовать стеклянную окарину, чтобы выбрать их расположение на выходе из Муспельхейма и использовать деревянную флейту, чтобы укротить монстров.</text:p>
      <text:p text:style-name="P24"/>
      <text:p text:style-name="P22"><text:span text:style-name="завершено_20__28_full_29__20_Знак1">Неуязвимости</text:span> <text:tab/>Снадобья неуязвимости делают потребителя непроницаемым для физических атак в течение ограниченного времени. Они кумулятивны по действию вплоть до 750 ходов с каждым снадобьем, добавляющим 100-150 ходов неуязвимости.</text:p>
      <text:p text:style-name="P24"/>
      <text:p text:style-name="P22"><text:span text:style-name="завершено_20__28_full_29__20_Знак1">Оживления</text:span><text:tab/>Питье снадобья оживления дает потребителю способность оживлять мертвых, чтобы они сражались на его стороне.</text:p>
      <text:p text:style-name="P24"/>
      <text:p text:style-name="P24"><text:span text:style-name="завершено_20__28_full_29__20_Знак1">Переключения</text:span><text:tab/>Снадобья переключения измерений дают потребителю способность</text:p>
      <text:p text:style-name="P24"><text:soft-page-break/><text:span text:style-name="завершено_20__28_full_29__20_Знак1">измерений</text:span><text:tab/>путешествовать через распутья. Распутья есть над всеми плоскостями вселенной, и вступление на них позволит путешественнику сходить в любую из областей вселенной. Область, которая будет посещена, определена цветом пространства, в которое путешественник вступает. См. СТРАТЕГИЯ для детального рассмотрения цветов.</text:p>
      <text:p text:style-name="P24"><text:tab/></text:p>
      <text:p text:style-name="P22"><text:span text:style-name="завершено_20__28_full_29__20_Знак1">Превращения</text:span> <text:tab/>Выпивание снадобья превращения превратят потребителя в иное создание. Если потребитель не доволен своим обликом, он может выпить другое снадобье превращения или использовать волшебную палочку восстановления, чтобы возвратиться к своему исходному человеческому образу.</text:p>
      <text:p text:style-name="P24"/>
      <text:p text:style-name="P24"><text:span text:style-name="завершено_20__28_full_29__20_Знак1">Предварительного</text:span><text:tab/>Выпивание снадобья предварительного знания <text:s/>дает потребителю способность </text:p>
      <text:p text:style-name="P24"><text:span text:style-name="завершено_20__28_full_29__20_Знак1">знания</text:span><text:tab/>определять природу неопознанного объекта. Это полезно для чтения неизвестных свитков, когда свитки чистого зла и пламени все еще не идентифицированы или питья снадобий, когда снадобья заражения, яда, ликантропии, слепоты, и паралича все еще неизвестны.</text:p>
      <text:p text:style-name="P24"/>
      <text:p text:style-name="P24"><text:span text:style-name="завершено_20__28_full_29__20_Знак1">Тайны</text:span><text:tab/>Снадобья тайны - это снадобья, которые смешаны произвольно без внимания к алхимическому списку смешиваний. Снадобья тайны могут иметь любое из следующих действий:</text:p>
      <text:list xml:id="list32600193" text:continue-list="list32601658" text:style-name="WW8Num18">
        <text:list-item>
          <text:list>
            <text:list-item>
              <text:list>
                <text:list-item>
                  <text:list>
                    <text:list-item text:start-value="1">
                      <text:p text:style-name="P59">Удаляет ноги потребителя. Смотри СРЕДСТВА.</text:p>
                    </text:list-item>
                    <text:list-item>
                      <text:p text:style-name="P59">Обучает потребителя умению феннлинг - искусству объединения волшебных палочек, чтобы сократить инвентарь.</text:p>
                    </text:list-item>
                    <text:list-item>
                      <text:p text:style-name="P59">Дает потребителю знание письма. Это навык может использоваться, только если пишущий имеет перо.</text:p>
                    </text:list-item>
                  </text:list>
                </text:list-item>
              </text:list>
            </text:list-item>
          </text:list>
        </text:list-item>
      </text:list>
      <text:p text:style-name="P24"/>
      <text:p text:style-name="P22"><text:span text:style-name="завершено_20__28_full_29__20_Знак1">Тепла</text:span><text:tab/>Снадобья тепла дают потребителю ограниченную способность взрывать облако палящего жара наружу от себя в радиусе трех квадратов. Это облако является таким же, как и используемое разрушительным огненным гигантом.</text:p>
      <text:h text:style-name="P66" text:outline-level="3"><text:bookmark-start text:name="_Волшебные_палочки"/><text:bookmark-start text:name="_4.5.5._Волшебные_палочки"/>4.5.5. Волшебные палочки<text:bookmark-end text:name="_Волшебные_палочки"/><text:bookmark-end text:name="_4.5.5._Волшебные_палочки"/></text:h>
      <text:p text:style-name="P24"/>
      <text:p text:style-name="P24"><text:span text:style-name="завершено_20__28_full_29__20_Знак1">Аннулирования</text:span> <text:tab/>Волшебная палочка аннулирования сделает большинство волшебных атак, перемещений и защит монстров неэффективными. Монстры, на которых можно воздействовать, следующие:</text:p>
      <text:p text:style-name="P27"><text:span text:style-name="T1">Anssk<text:tab/>Hypnotizing <text:s text:c="9"/>(</text:span>Гипноз<text:span text:style-name="T1">)</text:span></text:p>
      <text:p text:style-name="P27"><text:span text:style-name="T1">Archmage<text:tab/>Eliminating item types <text:s text:c="10"/>(</text:span>Устранение<text:span text:style-name="T1"> </text:span>классов<text:span text:style-name="T1"> </text:span>предметов<text:span text:style-name="T1">)</text:span></text:p>
      <text:p text:style-name="P27"><text:span text:style-name="T1">Borgon vile<text:tab/>Cloud of whirling rocks <text:s text:c="9"/>(</text:span>Облако<text:span text:style-name="T1"> </text:span>кружащихся<text:span text:style-name="T1"> </text:span>скал<text:span text:style-name="T1">)</text:span></text:p>
      <text:p text:style-name="P27"><text:span text:style-name="T1">Breeder<text:tab/>Cloning monsters <text:s text:c="9"/>(</text:span>Клонирование<text:span text:style-name="T1"> </text:span>монстров<text:span text:style-name="T1">)</text:span></text:p>
      <text:p text:style-name="P27"><text:span text:style-name="T1">Enchantress<text:tab/>Mesmerizing song <text:s text:c="9"/>(</text:span>Зачаровывающие<text:span text:style-name="T1"> </text:span>песни<text:span text:style-name="T1">)</text:span></text:p>
      <text:p text:style-name="P27"><text:span text:style-name="T1">Faleryn<text:tab/>Growing new branches, splitting <text:s/>(</text:span>Вырастание<text:span text:style-name="T1"> </text:span>новых<text:span text:style-name="T1"> </text:span>ветвей<text:span text:style-name="T1">, </text:span>расщепление<text:span text:style-name="T1">)</text:span></text:p>
      <text:p text:style-name="P27"><text:span text:style-name="T1">Fyleisch<text:tab/>Draining cloud <text:s text:c="9"/>(</text:span>Высасывающее<text:span text:style-name="T1"> </text:span>облако<text:span text:style-name="T1">?)</text:span></text:p>
      <text:p text:style-name="P27"><text:span text:style-name="T1">Gorm<text:tab/>Implanting embryos <text:s text:c="8"/>(</text:span>Имплантация<text:span text:style-name="T1"> </text:span>зародышей<text:span text:style-name="T1">)</text:span></text:p>
      <text:p text:style-name="P27"><text:span text:style-name="T1">Homunculus<text:tab/>Sleep bite <text:s text:c="12"/>(</text:span>Усыпляющий<text:span text:style-name="T1"> </text:span>укус<text:span text:style-name="T1">)</text:span></text:p>
      <text:p text:style-name="P27"><text:span text:style-name="T1">Jacchus<text:tab/>Destroying healing powers <text:s/>(</text:span>Уничтожение<text:span text:style-name="T1"> </text:span>заживляющих<text:span text:style-name="T1"> </text:span>сил<text:span text:style-name="T1">)</text:span></text:p>
      <text:p text:style-name="P27"><text:span text:style-name="T1">Knell bird<text:tab/>Death blast <text:s text:c="11"/>(</text:span>Смертельный<text:span text:style-name="T1"> </text:span>взрыв<text:span text:style-name="T1">)</text:span></text:p>
      <text:p text:style-name="P27">Knilb<text:tab/>Teleporting away <text:s text:c="11"/>(Телепортирование прочь)</text:p>
      <text:p text:style-name="P27"><text:span text:style-name="T1">Magician<text:tab/>Polymorphing items <text:s text:c="9"/>(</text:span>Превращения<text:span text:style-name="T1"> </text:span>вещей<text:span text:style-name="T1">)</text:span></text:p>
      <text:p text:style-name="P27"><text:span text:style-name="T1">Morph<text:tab/>Changing form <text:s text:c="9"/>(</text:span>Изменение<text:span text:style-name="T1"> </text:span>облика<text:span text:style-name="T1">)</text:span></text:p>
      <text:p text:style-name="P27"><text:span text:style-name="T1">Mudman<text:tab/>Creating mud <text:s text:c="9"/>(</text:span>Создание<text:span text:style-name="T1"> </text:span>грязи<text:span text:style-name="T1">)</text:span></text:p>
      <text:p text:style-name="P27"><text:span text:style-name="T1">Pale moss<text:tab/>Brain fragmentation <text:s text:c="9"/>(</text:span>Фрагментирование<text:span text:style-name="T1"> </text:span>мозгов<text:span text:style-name="T1">)</text:span></text:p>
      <text:p text:style-name="P27"><text:span text:style-name="T1">Phausq<text:tab/>Darkening <text:s text:c="9"/>(</text:span>Затемнение<text:span text:style-name="T1">)</text:span></text:p>
      <text:p text:style-name="P27"><text:span text:style-name="T1">Ruxicon<text:tab/>Corroding metal <text:s text:c="9"/>(</text:span>Корродирование<text:span text:style-name="T1"> </text:span>металлов<text:span text:style-name="T1">)</text:span></text:p>
      <text:p text:style-name="P27"><text:span text:style-name="T1">Secitt<text:tab/>Multiplying <text:s text:c="10"/>(</text:span>Умножение<text:span text:style-name="T1">)</text:span></text:p>
      <text:p text:style-name="P27"><text:span text:style-name="T1">Shade</text:span><text:tab/><text:span text:style-name="T1">Ruining</text:span> <text:span text:style-name="T1">items</text:span> <text:s text:c="11"/>(Разрушение предметов)</text:p>
      <text:p text:style-name="P27"><text:span text:style-name="T1">Shadow<text:tab/>Draining <text:s text:c="10"/>(</text:span>Высасывание<text:span text:style-name="T1">)</text:span></text:p>
      <text:p text:style-name="P27"><text:span text:style-name="T1">Slinn<text:tab/>Spewing unholy water <text:s text:c="11"/>(</text:span>Изрыгание<text:span text:style-name="T1"> </text:span>нечистой<text:span text:style-name="T1"> </text:span>воды<text:span text:style-name="T1">)</text:span></text:p>
      <text:p text:style-name="P27"><text:span text:style-name="T1">Spirit<text:tab/>Stunning, draining <text:s text:c="9"/>(</text:span>Оглушение<text:span text:style-name="T1">, </text:span>высасывание<text:span text:style-name="T1">)</text:span></text:p>
      <text:p text:style-name="P27"><text:span text:style-name="T1">Stun jelly<text:tab/>Stunning attack <text:s text:c="10"/>(</text:span>Электрическая<text:span text:style-name="T1"> </text:span>атака<text:span text:style-name="T1">?)</text:span></text:p>
      <text:p text:style-name="P28">Summoner<text:tab/>Evocating <text:s text:c="9"/>(?)</text:p>
      <text:p text:style-name="P27"><text:span text:style-name="T1">Troll<text:tab/>Regenerating <text:s text:c="9"/>(</text:span>Регенерация<text:span text:style-name="T1">)</text:span></text:p>
      <text:p text:style-name="P27"><text:span text:style-name="T1">Ull<text:tab/>Confusion <text:s text:c="11"/>(</text:span>Спутывание<text:span text:style-name="T1">)</text:span></text:p>
      <text:p text:style-name="P27"><text:span text:style-name="T1">Vampire<text:tab/>Draining life levels <text:s text:c="9"/>(</text:span>Понижение<text:span text:style-name="T1"> </text:span>уровня<text:span text:style-name="T1"> </text:span>жизни<text:span text:style-name="T1">)</text:span></text:p>
      <text:p text:style-name="P27">Vanisher<text:tab/>Fading, making others invisible (Затухание?, возможность делать невидимыми других)</text:p>
      <text:p text:style-name="P27">Wier<text:tab/>Inspiring greed <text:s text:c="10"/>(Вызывание приступа жадности?)</text:p>
      <text:p text:style-name="P27"><text:span text:style-name="T1">Weird fume<text:tab/>Enveloping <text:s text:c="4"/></text:span><text:span text:style-name="T1"><text:s text:c="8"/>(</text:span>Обволакивание<text:span text:style-name="T1">)</text:span></text:p>
      <text:p text:style-name="P27"><text:span text:style-name="T1">Wraith<text:tab/>Draining life levels <text:s text:c="9"/>(</text:span>Понижение<text:span text:style-name="T1"> </text:span>уровня<text:span text:style-name="T1"> </text:span>жизни<text:span text:style-name="T1">)</text:span></text:p>
      <text:p text:style-name="P27"><text:span text:style-name="T1">Yapok<text:tab/>Summoning other yapoks <text:s text:c="3"/>(</text:span>Вызов<text:span text:style-name="T1"> </text:span>других<text:span text:style-name="T1"> </text:span>япоков<text:span text:style-name="T1">)</text:span></text:p>
      <text:p text:style-name="P23">Если лучи аннулирования поразят использующего, то это отменит его огненное зрение и уничтожит волшебные свойства его серебряной мантии.</text:p>
      <text:p text:style-name="P24"/>
      <text:p text:style-name="P24"><text:soft-page-break/><text:span text:style-name="завершено_20__28_full_29__20_Знак1">Бронирования</text:span><text:tab/>Волшебная палочка бронирования может использоваться, чтобы закалять кожу любого существа, на которое она направлена.</text:p>
      <text:p text:style-name="P24"/>
      <text:p text:style-name="P24"><text:span text:style-name="завершено_20__28_full_29__20_Знак1">Вызова</text:span> <text:tab/>Волшебная палочка вызова при использовании вызывает существ. Характер этих существ соответствует расположению других по отношению к ним рас, так что они могут быть как дружественными, так и враждебными. Вызов может быть полезен, когда потребитель ищет конкретного монстра, чтобы его съесть или просто для постоянного источника пищи.</text:p>
      <text:p text:style-name="P24"/>
      <text:p text:style-name="P24"><text:span text:style-name="завершено_20__28_full_29__20_Знак1">Желания</text:span><text:tab/>Волшебная палочка желания - наиболее разыскиваемый предмет в игре. Она содержат достаточно магии, чтобы изготовить любой предмет по запросу использующего в разумных пределах. Качество предметов всегда будет нормальным, а бонусы эквивалентны удаче потребителя. Если потребитель - слишком жаден в своих запросах, желания "портятся", оставляя потребителя со злой копией. Правила для использования палочки желания следующие:</text:p>
      <text:p text:style-name="P24"/>
      <text:p text:style-name="P29">- <text:tab/>Чтобы пожелать предмет, наберите полное имя точно как оно должно появиться, как если бы было распознано свитком идентификации (за исключением зарядов палочек). Количество может быть опущено. Количество может потребоваться для предметов, которые объединяются. Предметы, которые не объединяются (свитки, волшебные палочки, и т.п.) нельзя желать в количествах более одного. Максимальное количество, которое можно пожелать равняется удаче потребителя. Вот несколько примеров:</text:p>
      <text:p text:style-name="P31">4 пищевых рациона</text:p>
      <text:p text:style-name="P31">зелье лечения</text:p>
      <text:p text:style-name="P31">мифриловая кольчуга</text:p>
      <text:p text:style-name="P31">палочка окаменения</text:p>
      <text:p text:style-name="P31">25 алмазных игл</text:p>
      <text:p text:style-name="P31">12 зеленых кусков (удача &gt; 11)</text:p>
      <text:p text:style-name="P31">6 стрел (удача &gt; 5)</text:p>
      <text:p text:style-name="P31">4 фиала (удача &gt; 3)</text:p>
      <text:p text:style-name="P24"/>
      <text:p text:style-name="P30">-<text:tab/>Если потребитель пожелает любой из нижеуказанных предметов, его желание не будет исполнено, и он может получить взамен злую имитацию:</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4">Amulet of eternal life *</text:p>
          </table:table-cell>
          <table:table-cell table:style-name="Таблица21.B1" office:value-type="string">
            <text:p text:style-name="P4">Helm of knowledge</text:p>
          </table:table-cell>
        </table:table-row>
        <table:table-row table:style-name="Таблица21.1">
          <table:table-cell table:style-name="Таблица21.A1" office:value-type="string">
            <text:p text:style-name="P4">Amulet of ethereality</text:p>
          </table:table-cell>
          <table:table-cell table:style-name="Таблица21.B1" office:value-type="string">
            <text:p text:style-name="P4">Lazlul's rope</text:p>
          </table:table-cell>
        </table:table-row>
        <table:table-row table:style-name="Таблица21.1">
          <table:table-cell table:style-name="Таблица21.A1" office:value-type="string">
            <text:p text:style-name="P4">Amulet of might</text:p>
          </table:table-cell>
          <table:table-cell table:style-name="Таблица21.B1" office:value-type="string">
            <text:p text:style-name="P4">Lodestone *</text:p>
          </table:table-cell>
        </table:table-row>
        <table:table-row table:style-name="Таблица21.1">
          <table:table-cell table:style-name="Таблица21.A1" office:value-type="string">
            <text:p text:style-name="P4">Black sword *</text:p>
          </table:table-cell>
          <table:table-cell table:style-name="Таблица21.B1" office:value-type="string">
            <text:p text:style-name="P4">Mimming</text:p>
          </table:table-cell>
        </table:table-row>
        <table:table-row table:style-name="Таблица21.1">
          <table:table-cell table:style-name="Таблица21.A1" office:value-type="string">
            <text:p text:style-name="P4">Blazing cape</text:p>
          </table:table-cell>
          <table:table-cell table:style-name="Таблица21.B1" office:value-type="string">
            <text:p text:style-name="P4">Mjollnir</text:p>
          </table:table-cell>
        </table:table-row>
        <table:table-row table:style-name="Таблица21.1">
          <table:table-cell table:style-name="Таблица21.A1" office:value-type="string">
            <text:p text:style-name="P4">Chin strap *</text:p>
          </table:table-cell>
          <table:table-cell table:style-name="Таблица21.B1" office:value-type="string">
            <text:p text:style-name="P4">Norse boots</text:p>
          </table:table-cell>
        </table:table-row>
        <table:table-row table:style-name="Таблица21.1">
          <table:table-cell table:style-name="Таблица21.A1" office:value-type="string">
            <text:p text:style-name="P4">Crystal gloves</text:p>
          </table:table-cell>
          <table:table-cell table:style-name="Таблица21.B1" office:value-type="string">
            <text:p text:style-name="P4">Potions of alchemy **</text:p>
          </table:table-cell>
        </table:table-row>
        <table:table-row table:style-name="Таблица21.1">
          <table:table-cell table:style-name="Таблица21.A1" office:value-type="string">
            <text:p text:style-name="P4">Cubes (blue, grey or orange)</text:p>
          </table:table-cell>
          <table:table-cell table:style-name="Таблица21.B1" office:value-type="string">
            <text:p text:style-name="P4">Ring of soul trapping</text:p>
          </table:table-cell>
        </table:table-row>
        <table:table-row table:style-name="Таблица21.1">
          <table:table-cell table:style-name="Таблица21.A1" office:value-type="string">
            <text:p text:style-name="P4">Diary</text:p>
          </table:table-cell>
          <table:table-cell table:style-name="Таблица21.B1" office:value-type="string">
            <text:p text:style-name="P4">Runesword</text:p>
          </table:table-cell>
        </table:table-row>
        <text:soft-page-break/>
        <table:table-row table:style-name="Таблица21.1">
          <table:table-cell table:style-name="Таблица21.A1" office:value-type="string">
            <text:p text:style-name="P4">Dwarven arm</text:p>
          </table:table-cell>
          <table:table-cell table:style-name="Таблица21.B1" office:value-type="string">
            <text:p text:style-name="P4">Scroll of switch bodies</text:p>
          </table:table-cell>
        </table:table-row>
        <table:table-row table:style-name="Таблица21.1">
          <table:table-cell table:style-name="Таблица21.A1" office:value-type="string">
            <text:p text:style-name="P4">Gjall</text:p>
          </table:table-cell>
          <table:table-cell table:style-name="Таблица21.B1" office:value-type="string">
            <text:p text:style-name="P4">Scroll of transport</text:p>
          </table:table-cell>
        </table:table-row>
        <table:table-row table:style-name="Таблица21.1">
          <table:table-cell table:style-name="Таблица21.A1" office:value-type="string">
            <text:p text:style-name="P4">Gold pieces</text:p>
          </table:table-cell>
          <table:table-cell table:style-name="Таблица21.B1" office:value-type="string">
            <text:p text:style-name="P4">Scythe</text:p>
          </table:table-cell>
        </table:table-row>
        <table:table-row table:style-name="Таблица21.1">
          <table:table-cell table:style-name="Таблица21.A1" office:value-type="string">
            <text:p text:style-name="P4">Golden togs *</text:p>
          </table:table-cell>
          <table:table-cell table:style-name="Таблица21.B1" office:value-type="string">
            <text:p text:style-name="P4">Wand of amusement *</text:p>
          </table:table-cell>
        </table:table-row>
        <table:table-row table:style-name="Таблица21.1">
          <table:table-cell table:style-name="Таблица21.A1" office:value-type="string">
            <text:p text:style-name="P4">Green stone</text:p>
          </table:table-cell>
          <table:table-cell table:style-name="Таблица21.B1" office:value-type="string">
            <text:p text:style-name="P4">Wand of wishing</text:p>
          </table:table-cell>
        </table:table-row>
        <table:table-row table:style-name="Таблица21.1">
          <table:table-cell table:style-name="Таблица21.A1" office:value-type="string">
            <text:p text:style-name="P4">Gungnir</text:p>
          </table:table-cell>
          <table:table-cell table:style-name="Таблица21.B1" office:value-type="string">
            <text:p text:style-name="P4">War vest</text:p>
          </table:table-cell>
        </table:table-row>
      </table:table>
      <text:p text:style-name="P31">* Эти предметы злой сущности. Их можно пожелать, но они злые копии, <text:s/>зарезервированные для жадного.</text:p>
      <text:p text:style-name="P31">** Алхимические снадобья включают тайну, геологию, диагноз, переключение измерений, превращение, музыку, тепло, оживление, предварительного знания, неуязвимость, и вторую жизнь.</text:p>
      <text:p text:style-name="Standard"><text:tab/></text:p>
      <text:p text:style-name="P29">-<text:tab/>Если один из следующих предметов был уже создан, потребитель не получит желаемого, если попросит еще один:</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4">Red bag</text:p>
          </table:table-cell>
          <table:table-cell table:style-name="Таблица22.B1" office:value-type="string">
            <text:p text:style-name="P4">Orb of imprisoning</text:p>
          </table:table-cell>
        </table:table-row>
        <table:table-row table:style-name="Таблица22.1">
          <table:table-cell table:style-name="Таблица22.A1" office:value-type="string">
            <text:p text:style-name="P4">Skidbladnir</text:p>
          </table:table-cell>
          <table:table-cell table:style-name="Таблица22.B1" office:value-type="string">
            <text:p text:style-name="P4">Disperser helm</text:p>
          </table:table-cell>
        </table:table-row>
        <table:table-row table:style-name="Таблица22.1">
          <table:table-cell table:style-name="Таблица22.A1" office:value-type="string">
            <text:p text:style-name="P1">Disruption horn</text:p>
          </table:table-cell>
          <table:table-cell table:style-name="Таблица22.B1" office:value-type="string">
            <text:p text:style-name="P1"/>
          </table:table-cell>
        </table:table-row>
      </table:table>
      <text:p text:style-name="P29"/>
      <text:p text:style-name="P29">- Если предметы были уничтожены архимагами и позже их пожелали, они не будут предоставлены, т.к. предмета больше не существует.</text:p>
      <text:p text:style-name="P29"/>
      <text:p text:style-name="P24"><text:tab/>Наиболее распространенная стратегия применения волшебной палочки желаний заключается в перезарядки ее при помощи благословленного свитка перезарядки. Волшебник может написать свитки перезарядки и благословить большинство из них, прочитав свиток благословения в спутанном состоянии (подробности см. в описании свитка благословения). Каждый благословленный свиток перезарядки добавит одно желание в волшебную палочку. Максимальное количество зарядов, которое может содержать волшебная палочка - 100.</text:p>
      <text:p text:style-name="P24"><text:tab/>Святая вода поднимает удачу потребителя. Это позволяет ему желать большее количество и лучшие бонусы. Максимальная величина удачи - 100.</text:p>
      <text:p text:style-name="P24"><text:tab/>Дополнительные идеи относительно того, как использовать волшебную палочку желаний, см. в разд. СТРАТЕГИЯ.</text:p>
      <text:p text:style-name="Standard"/>
      <text:p text:style-name="P24"><text:span text:style-name="завершено_20__28_full_29__20_Знак1">Развоплощения</text:span><text:tab/>Монстры, относящиеся к нежити иммунны к лучам смерти, но они немедленно разлагаются под действием развоплощения. Даже мощный fyleisch не может противостоять малейшему контакту с лучами развоплощения. На все живые существа лучи развоплощения не действуют. Если использующий превращен в нежить, развоплощение убьет и его. Ожившие предметы и местность будут возвращены лучами развоплощения в их естественное состояние.</text:p>
      <text:p text:style-name="P24"/>
      <text:p text:style-name="P24"><text:span text:style-name="завершено_20__28_full_29__20_Знак1">Восстановления</text:span> <text:tab/>Применение волшебной палочки восстановления вернет использовавшему его исходный облик. Не стоит беспокоиться о возврате к старому состоянию в точности, хотя прежняя конституция, сила, и hit point'ы увеличатся по сравнению с текущей конституцией, силой и hit point'ами. Если экспериментировать с волшебными палочками трансформации, свитками чуда, и снадобьями превращения, то будет полезно держать в руках волшебную <text:soft-page-break/>палочку восстановления чтобы не выронить её во время изменений. Подробнее см. POLYMORPHING САМИ в разделе СТРАТЕГИЯ.</text:p>
      <text:p text:style-name="P24"/>
      <text:p text:style-name="P24"><text:span text:style-name="завершено_20__28_full_29__20_Знак1">Лечения</text:span><text:tab/>Все, на что воздействуют лучи лечения, восстанавливает несколько потерянных hit point’ов. Если потребитель хочет вылечиться, он может также указать на себя.</text:p>
      <text:p text:style-name="P24"/>
      <text:p text:style-name="P24"><text:span text:style-name="завершено_20__28_full_29__20_Знак1">Льда</text:span><text:tab/>Волшебные палочки льда - один из нескольких путей разрушать красных слизней. Красный слизень будет сначала заморожен, а потом убит многократными воздействиями волшебной палочки льда. Волшебные палочки льда неэффективны против монстров, устойчивых к холоду. Их можно использовать, чтобы убивать деревья.</text:p>
      <text:p text:style-name="P24"/>
      <text:p text:style-name="P24"><text:span text:style-name="завершено_20__28_full_29__20_Знак1">Обдирания</text:span><text:tab/>Волшебная палочка обдирания может использоваться в ближнем бою. Волшебная палочка обдирания испускает лучи, которые разъедают все, на что попадают. Это наносит тяжелые повреждения.</text:p>
      <text:p text:style-name="P24"/>
      <text:p text:style-name="P24"><text:span text:style-name="завершено_20__28_full_29__20_Знак1">Обнаружения ловушек</text:span> <text:tab/>Использование волшебной палочки обнаружения ловушек делает использующего осведомленным обо всех ловушках, таящихся на текущем уровне. Порталы и водовороты также будут сделаны видимыми.</text:p>
      <text:p text:style-name="P24"/>
      <text:p text:style-name="P24"><text:span text:style-name="завершено_20__28_full_29__20_Знак1">Огня</text:span><text:tab/>Волшебные палочки огня полезны для поджаривания неустойчивых к огню монстров, уничтожения деревьев, и плавления металла кузнецу.</text:p>
      <text:p text:style-name="P24"/>
      <text:p text:style-name="P24"><text:span text:style-name="завершено_20__28_full_29__20_Знак1">Окаменения</text:span><text:tab/>Волшебная палочка окаменения может использоваться, чтобы окаменить создания, которые не устойчивы к излучениям или окаменению. Потребитель должен быть очень осторожен, чтобы не поразить этим лучом самого себя, если он не устойчив к окаменению или излучениям.</text:p>
      <text:p text:style-name="P24"/>
      <text:p text:style-name="P24"><text:span text:style-name="завершено_20__28_full_29__20_Знак1">Превращения</text:span> <text:tab/>Луч превращения изменяет местность. Он также развоплощает mudmen, anti-jags и jagrèdins поскольку они сделаны из ожившей местности. Если использующий mudman или jagredin и выберет целью сам себя, то он умрет.</text:p>
      <text:p text:style-name="P24"/>
      <text:p text:style-name="P24"><text:span text:style-name="завершено_20__28_full_29__20_Знак1">Развлечения</text:span><text:tab/>Волшебная палочка развлечения дается тем, кто пожелает волшебную палочку желаний. Она выглядит точно как волшебная палочка желаний, за исключением того, что при применении она сделает следующие злые вещи:</text:p>
      <text:list xml:id="list32614541" text:continue-list="list32600193" text:style-name="WW8Num18">
        <text:list-item>
          <text:list>
            <text:list-item>
              <text:list>
                <text:list-item>
                  <text:list>
                    <text:list-item text:start-value="1">
                      <text:p text:style-name="P59">Уменьшит силу использующего на 3 </text:p>
                    </text:list-item>
                    <text:list-item>
                      <text:p text:style-name="P59">Создаст 125 ловушек</text:p>
                    </text:list-item>
                    <text:list-item>
                      <text:p text:style-name="P59">Понизит конституцию использующего на 1</text:p>
                    </text:list-item>
                    <text:list-item>
                      <text:p text:style-name="P59">Уменьшит прочность кожи использующего на 10 AC points </text:p>
                    </text:list-item>
                    <text:list-item>
                      <text:p text:style-name="P59">Переместит использующего в произвольную область вселенной</text:p>
                    </text:list-item>
                  </text:list>
                </text:list-item>
              </text:list>
            </text:list-item>
          </text:list>
        </text:list-item>
      </text:list>
      <text:p text:style-name="Standard"/>
      <text:p text:style-name="P24"><text:span text:style-name="завершено_20__28_full_29__20_Знак1">Палочек</text:span> <text:tab/>Волшебная палочка палочек - непредсказуемый и обманчивый предмет. Она может проявлять волшебные свойства других волшебных палочек, кроме палочек желания и развлечения. У неё также есть собственная особая сила случайным образом поражать каждое поле в радиусе трех квадратов от использовавшего. Пораженные деревья погибнут, а на монстров эта сила воздействует одним из следующих путей:</text:p>
      <text:list xml:id="list32605720" text:continue-list="list32614541" text:style-name="WW8Num18">
        <text:list-item>
          <text:list>
            <text:list-item>
              <text:list>
                <text:list-item>
                  <text:list>
                    <text:list-item text:start-value="1">
                      <text:p text:style-name="P59"><text:span text:style-name="T1">I</text:span>nsane (Сумасшествие - атака всего, что находится в поле зрения)</text:p>
                    </text:list-item>
                    <text:list-item>
                      <text:p text:style-name="P59">Teleported away (Телепортирование прочь)</text:p>
                    </text:list-item>
                    <text:list-item>
                      <text:p text:style-name="P59">Turned into rodents (Превращение в грызунов (не очень мощные монстры))</text:p>
                    </text:list-item>
                    <text:list-item>
                      <text:p text:style-name="P59"><text:soft-page-break/><text:span text:style-name="T1">Rendered immobile (</text:span>Обездвиживание<text:span text:style-name="T1">)</text:span></text:p>
                    </text:list-item>
                  </text:list>
                </text:list-item>
              </text:list>
            </text:list-item>
          </text:list>
        </text:list-item>
      </text:list>
      <text:p text:style-name="P24"><text:span text:style-name="T1"><text:s/><text:tab/></text:span>Часто волшебная палочка будет полагаться волшебной палочкой палочек независимо от того, как она действовала при первом использовании. Позже она удивит использующего, делая что-либо совершенно иначе.</text:p>
      <text:p text:style-name="P24"/>
      <text:p text:style-name="P24"><text:span text:style-name="завершено_20__28_full_29__20_Знак1">Света</text:span> <text:tab/>Волшебные палочки света освещают подземные комнаты. Они также уничтожат любого phausq'а в комнате.</text:p>
      <text:p text:style-name="P24"/>
      <text:p text:style-name="P24"><text:span text:style-name="завершено_20__28_full_29__20_Знак1">Смерти</text:span><text:tab/>Неосторожное использование волшебной палочки смерти - опасно. Луч смерти проходит большое расстояние. Нежить и существа устойчивые к смертельным излучениям не поражаются лучами смерти. Любой неустойчивое к излучениям живое существо пораженное лучами смерти немедленно погибает.</text:p>
      <text:p text:style-name="P24"/>
      <text:p text:style-name="P24"><text:span text:style-name="завершено_20__28_full_29__20_Знак1">Смещения</text:span> <text:tab/>Волшебные палочки смещения используются, чтобы перемещать живые существа на новые, случайные позиции. Также, они очень полезны для перемещения использующего из затруднительных ситуаций. Используйте клавишу точка (.) или кликните мышью на иконке героя при нацеливании палочки и герой куда-нибудь телепортируется.</text:p>
      <text:p text:style-name="P24"/>
      <text:p text:style-name="P24"><text:span text:style-name="завершено_20__28_full_29__20_Знак1">Сна</text:span><text:tab/>Лучи сна поражают всех монстров, которые неустойчивы к излучениям, погружая их в транс на несколько ходов.</text:p>
      <text:p text:style-name="P24"/>
      <text:p text:style-name="P22"><text:span text:style-name="завершено_20__28_full_29__20_Знак1">Трансформации</text:span> <text:tab/>Лучи трансформации изменяют природу всех живых существ на своем пути. Неустойчивые к лучам создания будут превращаться в другие совершенно произвольные создания. Это может быть губительно на ранних уровнях, но хорошо против мощных монстров. Деревья, пораженные лучами трансформации, превратятся в фалерин.</text:p>
      <text:p text:style-name="P24"><text:tab/>Если неустойчивый к излучениям потребитель поразит трансформацией сам себя, то он превратится в любое из нескольких произвольных созданий. Зеркальный щит отразит эти лучи. Волшебные палочки восстановления возвратят потребителю первоначальный вид.</text:p>
      <text:p text:style-name="P24"><text:tab/>Подробности см. в разделе СТРАТЕГИЯ, ИЗМЕНЕНИЕ БИОЛОГИЧЕСКОЙ СТРУКТУРЫ.</text:p>
      <text:p text:style-name="Standard"/>
      <text:p text:style-name="P24"><text:span text:style-name="завершено_20__28_full_29__20_Знак1">Туннелирования</text:span> <text:tab/>Волшебные палочки туннелирования пробивают землю и другую твердую неживую материю на своем пути, эффективно копая туннели в любом направлении.</text:p>
      <text:p text:style-name="P24"/>
      <text:p text:style-name="P24"><text:span text:style-name="завершено_20__28_full_29__20_Знак1">Уничтожения</text:span> <text:tab/>Луч уничтожения является наиболее сильной разрушительной силой в игре. Волшебные палочки уничтожения испускают луч энергии, которая уничтожает все на своем пути, оставляя только прокос бесполезных развалин. Только сильнейшие из богов и демонов могут сопротивляться натиску уничтожения. Применение уничтожения вниз выкопает гигантское отверстие. Использовавший провалится в это отверстие, если он не может левитировать. Если пользователь, находясь под землей, применит уничтожение вверх, тонны обломков обрушатся на его голову. Уничтожение не будет действовать в царстве Мимира, Нидавеллире, Ётунхейме, Асгарде, Муспельхейме, Пустошах, Базаре, Склепе, Лимбе, Арсенале, Океане, Нифльхейме, Храме Видара, Колодце Мимира, или на Распутьях, Бифросте, Море Слэтера, Плоскости Азара, или Реке Гьолл.</text:p>
      <text:p text:style-name="P24"/>
      <text:p text:style-name="P24"><text:span text:style-name="завершено_20__28_full_29__20_Знак1">Ускорения</text:span> <text:tab/>Лучи ускорения убыстряют существ. Ускорение не действует на самого использующего.</text:p>
      <text:p text:style-name="P24"/>
      <text:p text:style-name="P24"><text:span text:style-name="завершено_20__28_full_29__20_Знак1">Хаоса</text:span><text:tab/>Волшебные палочки хаоса имеют несколько произвольных эффектов. Эффекты следующие:</text:p>
      <text:list xml:id="list32615925" text:continue-list="list32605720" text:style-name="WW8Num18">
        <text:list-item>
          <text:list>
            <text:list-item>
              <text:list>
                <text:list-item>
                  <text:list>
                    <text:list-item text:start-value="1">
                      <text:p text:style-name="P59">Распределить вещи потребителя по всему текущему уровню</text:p>
                    </text:list-item>
                    <text:list-item>
                      <text:p text:style-name="P59"><text:soft-page-break/>Создать воду около потребителя (чтобы утопить монстров, которые не умеют плавать)</text:p>
                    </text:list-item>
                    <text:list-item>
                      <text:p text:style-name="P59">Создать 3-19 монстров на уровне</text:p>
                    </text:list-item>
                    <text:list-item>
                      <text:p text:style-name="P59">Создать 21-23 предмета на уровне</text:p>
                    </text:list-item>
                    <text:list-item>
                      <text:p text:style-name="P59">Заставить потребитель ощущать наблюдение (не имеет реального эффекта)</text:p>
                    </text:list-item>
                  </text:list>
                </text:list-item>
              </text:list>
            </text:list-item>
          </text:list>
        </text:list-item>
      </text:list>
      <text:p text:style-name="P24"><text:tab/>См. раздел СТРАТЕГИЯ относительно идей по использованию волшебной палочки хаоса.</text:p>
      <text:p text:style-name="P24"/>
      <text:h text:style-name="P66" text:outline-level="3"><text:bookmark-start text:name="_КОЛЬЦА"/><text:bookmark-start text:name="_4.5.6._Кольца"/>4.5.6. Кольца<text:bookmark-end text:name="_КОЛЬЦА"/><text:bookmark-end text:name="_4.5.6._Кольца"/></text:h>
      <text:p text:style-name="Standard"/>
      <text:p text:style-name="P24"><text:span text:style-name="завершено_20__28_full_29__20_Знак1">Быстроты</text:span> <text:tab/>Кольца быстроты увеличивают способность владельца уворачиваться и отражать атаки. Кольцо быстроты +0 <text:s/>улучшит AC владельца на один пункт. Каждый дополнительный бонус улучшает AC на один пункт. Эффект от надевания нескольких колец быстроты - совокупный. Максимальный бонус для колец быстроты (как и любого предмета) +100. Если кольцо быстроты надето и бонус не указывается в оборудовании владельца, вероятно, это совсем не кольцо быстроты, а кольцо заблуждения.</text:p>
      <text:p text:style-name="P24"/>
      <text:p text:style-name="P24"><text:span text:style-name="завершено_20__28_full_29__20_Знак1">Генезиса</text:span><text:tab/>Носящий кольцо генезиса привлекает к себе других тварей в ускоренном темпе. Это кольцо может быть полезным, если владелец хочет попрактиковаться с техникой боя или опустошить эту местность.</text:p>
      <text:p text:style-name="P24"/>
      <text:p text:style-name="P24"><text:span text:style-name="завершено_20__28_full_29__20_Знак1">Голода</text:span><text:tab/>Кольцо голода заставляет владельца усваивать пищу в ускоренном темпе. Это кольцо никогда не полезно.</text:p>
      <text:p text:style-name="P24"/>
      <text:p text:style-name="P24"><text:span text:style-name="завершено_20__28_full_29__20_Знак1">Заблуждения</text:span><text:tab/>Кольца заблуждения сделаны по виду точно такими, как другие ценные кольца. Они проигнорируют идентификацию, пока владелец не осознает их истинную природу. Они не содержат никакой магии, но только путают владельца, полагающего, что он обладает силами и устойчивостями, которых у него нет. Надевая кольцо, рекомендуется проверять его функционирование (изучая экран SELF или все, что он берет, чтобы использовать кольцо), чтобы быть уверенным, что оно подлинное, а не просто кольцо заблуждения.</text:p>
      <text:p text:style-name="P24"/>
      <text:p text:style-name="P24"><text:span text:style-name="завершено_20__28_full_29__20_Знак1">Защиты</text:span><text:tab/>Кольца защиты ищут ловушки и предупреждают владельца об их присутствии. Каждый ход, кольцо имеет процентную вероятность найти каждую, спрятанную ловушку в пределах трех полей от владельца. Этот процент становится известным, как только кольцо идентифицируют. Если кольцо защиты опознано и надето, а процент в оборудовании владельца не указывается, это вероятно совсем не кольцо защиты, а кольцо заблуждения.</text:p>
      <text:p text:style-name="P24"/>
      <text:p text:style-name="P24"><text:span text:style-name="завершено_20__28_full_29__20_Знак1">Ловушки душ</text:span> <text:tab/>Кольцо ловушки душ захватывает души умершего. Любое создание, которое убил носитель кольца ловушки душ, будет заточено в кольце. Душа не может освободиться, пока не захвачена другая душа, в этом случае первая выпускается.</text:p>
      <text:p text:style-name="P24"><text:tab/>Чтобы выпустить душу Бальдра из Нифльхейма, необходимо захватить душу Токк в это кольцо. Как только душа Токк заключена в кольцо, оно должно быть снято, чтобы никакая другая душа не заменила её. Кольцо затем отдается Хель в обмен на освобождение Бальдра (см. КВЕСТЫ).</text:p>
      <text:p text:style-name="P24"><text:tab/>Если брошен черный драгоценный камень, энергия жизни убитой твари будет добавлена нападавшему, если нападавший не носил кольцо ловушки душ. В этом случае, кольцо получит энергию, что передает черный драгоценный камень.</text:p>
      <text:p text:style-name="P24"><text:tab/>Для удобства, кольцо ловушки душ записывается с именем души, которую оно к настоящему времени содержит.</text:p>
      <text:p text:style-name="P24"><text:tab/>Есть только одно кольцо ловушки душ. Все другие - кольца заблуждения.</text:p>
      <text:p text:style-name="P24"/>
      <text:p text:style-name="P24"><text:span text:style-name="завершено_20__28_full_29__20_Знак1">Праха</text:span><text:tab/>Кольцо праха предоставляет владельцу устойчивость к теплу. См. ПРИОБРЕТЕНИЕ УСТОЙЧИВОСТИ К ВОЗДЕЙСТВИЮ НЕГАТИВНЫХ ФАКТОРОВ в разделе СТРАТЕГИЯ.</text:p>
      <text:p text:style-name="P24"><text:tab/>Для того, чтобы определить, есть ли устойчивость к теплу перед надеванием кольца праха, используйте команду SELF и посмотрите, есть ли слово "тепло" в колонке устойчивостей.</text:p>
      <text:p text:style-name="P24"><text:soft-page-break/><text:tab/>Если кольцо праха идентифицировано и надето, и у владельца нет слова "тепло" в списке устойчивостей экрана SELF, кольцо праха может в действительности быть кольцом заблуждения.</text:p>
      <text:p text:style-name="P24"><text:tab/>Кольца праха не защищают имущество владельца от тепловых атак, как например, палящего облака, генерируемого огненным гигантом.</text:p>
      <text:p text:style-name="P24"/>
      <text:p text:style-name="P24"><text:span text:style-name="завершено_20__28_full_29__20_Знак1">Изоляции</text:span><text:tab/>Кольцо изоляции предоставляет владельцу устойчивость к холоду. См. ПРИОБРЕТЕНИЕ УСТОЙЧИВОСТИ К ВОЗДЕЙСТВИЮ НЕГАТИВНЫХ ФАКТОРОВ в разделе СТРАТЕГИЯ.</text:p>
      <text:p text:style-name="P24"><text:tab/>Для того, чтобы определить, есть ли устойчивость к холоду, перед надеванием кольца изоляции используйте команду SELF и посмотрите, есть ли слово "Холод" в колонке устойчивостей.</text:p>
      <text:p text:style-name="P24"><text:tab/>Если кольцо изоляции идентифицировано и надето, а у владельца нет слова "Холод" в списке устойчивостей на экране SELF, кольцо изоляции может в действительности быть кольцом заблуждения.</text:p>
      <text:p text:style-name="P24"/>
      <text:p text:style-name="P24"><text:span text:style-name="завершено_20__28_full_29__20_Знак1">Иммунитета</text:span> <text:tab/>Кольца иммунитета дают владельцу устойчивость к большинству ядов. Исключением является яд <text:span text:style-name="T1">phantom</text:span> <text:span text:style-name="T1">asp</text:span>. Укус phantom asp имеет небольшой шанс убить даже устойчивого к яду. См. ПРИОБРЕТЕНИЕ УСТОЙЧИВОСТИ К ВОЗДЕЙСТВИЮ НЕГАТИВНЫХ ФАКТОРОВ в разделе СТРАТЕГИЯ.</text:p>
      <text:p text:style-name="P24"><text:tab/>Для того, чтобы определить есть ли устойчивость к яду перед надеванием кольца устойчивости, используйте команду и посмотрите, есть ли слово "Яд" в колонке устойчивостей.</text:p>
      <text:p text:style-name="P24"><text:tab/>Если кольцо устойчивости идентифицировано и надето, а у владельца нет слова "Яд" в списке устойчивостей на <text:s/>экране SELF, кольцо устойчивости может в действительности быть кольцом заблуждения.</text:p>
      <text:p text:style-name="P24"/>
      <text:p text:style-name="P24"><text:span text:style-name="завершено_20__28_full_29__20_Знак1">Кристаллической кожи</text:span> Кольцо кристаллической кожи предоставляет владельца устойчивость к кислоте. См. ПРИОБРЕТЕНИЕ УСТОЙЧИВОСТИ К ВОЗДЕЙСТВИЮ НЕГАТИВНЫХ ФАКТОРОВ в разделе СТРАТЕГИЯ.</text:p>
      <text:p text:style-name="P24"><text:tab/>Для того, чтобы определить есть ли устойчивость к кислоте перед надеванием кольца кристаллической кожи, используйте команду SELF и посмотрите, появилось ли слово "Кислота" в колонке устойчивостей.</text:p>
      <text:p text:style-name="P24"><text:tab/>Если кольцо кристаллической кожи идентифицировано и надето, а у владельца нет слова "Кислота" в списке устойчивостей на экране SELF, кольцо кристаллической кожи может в действительности быть кольцом заблуждения.</text:p>
      <text:p text:style-name="P24"><text:tab/>Кольцо кристаллической кожи не защищает вещи владельца из кислоты. Атака sandiff'ов может уничтожить многие предметы из рюкзака владельца кольца кристаллической кожи.<text:tab/></text:p>
      <text:p text:style-name="P24"/>
      <text:p text:style-name="P24"><text:span text:style-name="завершено_20__28_full_29__20_Знак1">Регенерации</text:span> <text:tab/>Кольца регенерации заставляют владельца заживляться в ускоренном темпе. Эффекты колец <text:s/>регенерации - совокупные, так что носить несколько - хорошая идея. Если владельцу кажется, что при надетом кольце регенерации заживление идет в нормальном темпе, наиболее вероятно, что это кольцо заблуждения.</text:p>
      <text:p text:style-name="P24"/>
      <text:p text:style-name="P24"><text:span text:style-name="завершено_20__28_full_29__20_Знак1">Мастерства</text:span> <text:tab/>Кольцо мастерства местоположения позволяет надевшему выбирать позицию, куда </text:p>
      <text:p text:style-name="P24"><text:span text:style-name="завершено_20__28_full_29__20_Знак1">местоположения</text:span> <text:tab/>бы он хотел телепортироваться, если он может телепортироваться по какой-либо причине. Если выбранная позиция не годится для занятия (из-за изменений местности или присутствия другого существа), будет произвольно выбрана новая. Кольцо мастерства местоположения неэффективно в следующих областях:</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43">Asgard</text:p>
          </table:table-cell>
          <table:table-cell table:style-name="Таблица23.B1" office:value-type="string">
            <text:p text:style-name="P43">Nidavellir</text:p>
          </table:table-cell>
        </table:table-row>
        <table:table-row table:style-name="Таблица23.1">
          <table:table-cell table:style-name="Таблица23.A1" office:value-type="string">
            <text:p text:style-name="P43">Bifrost</text:p>
          </table:table-cell>
          <table:table-cell table:style-name="Таблица23.B1" office:value-type="string">
            <text:p text:style-name="P43">Niflheim</text:p>
          </table:table-cell>
        </table:table-row>
        <text:soft-page-break/>
        <table:table-row table:style-name="Таблица23.1">
          <table:table-cell table:style-name="Таблица23.A1" office:value-type="string">
            <text:p text:style-name="P43">Vigrid</text:p>
          </table:table-cell>
          <table:table-cell table:style-name="Таблица23.B1" office:value-type="string">
            <text:p text:style-name="P43">The ocean</text:p>
          </table:table-cell>
        </table:table-row>
      </table:table>
      <text:p text:style-name="P23">Если владелец не находится ни в одной из вышеперечисленных областей, а кольцо не действует, это, вероятно, совсем не кольцо мастерства местоположения, а кольцо заблуждения. Кольцо мастерства местоположения не функционирует, если игрок в трансе.</text:p>
      <text:p text:style-name="P24"/>
      <text:p text:style-name="P24"><text:span text:style-name="завершено_20__28_full_29__20_Знак1">Перемещения</text:span><text:tab/>Кольцо перемещения телепортирует использующего через произвольные интервалы времени. Это полезно для выхода из заваленных или каких-либо заблокированных областей. Оно также поможет уйти из ловушки фазы. Надетое вместе с кольцом мастерства местоположения, кольцо перемещения может быть полезным средством. Если владелец, надев кольцо, никогда не телепортируется, это может быть кольцо заблуждения.</text:p>
      <text:p text:style-name="P24"/>
      <text:p text:style-name="P24"><text:span text:style-name="завершено_20__28_full_29__20_Знак1">Невидимости</text:span> <text:tab/>Кольцо делает владельца невидимым. Некоторые создания потеряют след владельца и уйдут прочь. Состояние невидимости улучшает показатель AC на три. Если кольцо невидимости надето и владелец не становится невидимым в течении пары ходов, это, вероятно, кольцо заблуждения.</text:p>
      <text:p text:style-name="P24"/>
      <text:p text:style-name="P24"><text:span text:style-name="завершено_20__28_full_29__20_Знак1">Третьего зрения</text:span> <text:tab/>Кольца третьего зрения позволяют владельцу видеть невидимые создания. См. ПРИОБРЕТЕНИЕ УСТОЙЧИВОСТИ К ВОЗДЕЙСТВИЮ НЕГАТИВНЫХ ФАКТОРОВ в разделе СТРАТЕГИЯ. Если кольцо третьего зрения надето, а невидимые создания остаются невидимыми, это, вероятно, кольцо заблуждения.</text:p>
      <text:p text:style-name="P24"/>
      <text:p text:style-name="P24"><text:span text:style-name="завершено_20__28_full_29__20_Знак1">Утечки</text:span><text:tab/>Кольца утечки неуклонно понижают максимум hit point'ов владельца. Эти кольца никогда не полезны.</text:p>
      <text:p text:style-name="Standard"/>
      <text:p text:style-name="P24"><text:span text:style-name="завершено_20__28_full_29__20_Знак1">Удачи</text:span><text:tab/>Кольца удачи - увеличивают удачу владельца. Эффект от ношения нескольких колец удачи - совокупный.</text:p>
      <text:p text:style-name="Standard"/>
      <text:p text:style-name="Standard"/>
      <text:h text:style-name="Heading_20_3" text:outline-level="3"><text:bookmark-start text:name="_4.5.7._Оружие_для_рукопашного боя"/>4.5.7. Оружие для рукопашного боя<text:bookmark-end text:name="_4.5.7._Оружие_для_рукопашного боя"/></text:h>
      <text:p text:style-name="Standard"/>
      <text:p text:style-name="Standard">Следующие виды оружия перечислены в порядке убывания полезности и способности наносить повреждения.</text:p>
      <text:p text:style-name="Standard"/>
      <table:table table:name="Таблица24" table:style-name="Таблица24">
        <table:table-column table:style-name="Таблица24.A"/>
        <table:table-column table:style-name="Таблица24.B"/>
        <table:table-column table:style-name="Таблица24.C"/>
        <table:table-row table:style-name="Таблица24.1">
          <table:table-cell table:style-name="Таблица24.A1" office:value-type="string">
            <text:p text:style-name="P9">Оружие</text:p>
          </table:table-cell>
          <table:table-cell table:style-name="Таблица24.A1" office:value-type="string">
            <text:p text:style-name="P9">Описание</text:p>
          </table:table-cell>
          <table:table-cell table:style-name="Таблица24.C1" office:value-type="string">
            <text:p text:style-name="P9">Базовое повреждение</text:p>
          </table:table-cell>
        </table:table-row>
        <table:table-row table:style-name="Таблица24.1">
          <table:table-cell table:style-name="Таблица24.A1" office:value-type="string">
            <text:p text:style-name="P54">Коса Хель</text:p>
          </table:table-cell>
          <table:table-cell table:style-name="Таблица24.A1" office:value-type="string">
            <text:p text:style-name="P1">Смертельная коса Хель используется, чтобы пасти живые души в стране мертвых. Это ужасное оружие. Коса легкая и может использоваться любым созданием, которое сможет вырвать её из хватки Хель.</text:p>
          </table:table-cell>
          <table:table-cell table:style-name="Таблица24.C1" office:value-type="string">
            <text:p text:style-name="P9">60-360</text:p>
          </table:table-cell>
        </table:table-row>
        <table:table-row table:style-name="Таблица24.1">
          <table:table-cell table:style-name="Таблица24.A1" office:value-type="string">
            <text:p text:style-name="P51">Мимминг <text:span text:style-name="T1">(</text:span>Mimming<text:span text:style-name="T1">)</text:span></text:p>
          </table:table-cell>
          <table:table-cell table:style-name="Таблица24.A1" office:value-type="string">
            <text:p text:style-name="P1">Чтобы применить меч Фрейра требуется 30 силы и 30 опыта.</text:p>
          </table:table-cell>
          <table:table-cell table:style-name="Таблица24.C1" office:value-type="string">
            <text:p text:style-name="P9">41-215</text:p>
          </table:table-cell>
        </table:table-row>
        <table:table-row table:style-name="Таблица24.1">
          <table:table-cell table:style-name="Таблица24.A1" office:value-type="string">
            <text:p text:style-name="P51">Гунгнир <text:span text:style-name="T1">(</text:span>Gungnir<text:span text:style-name="T1">)</text:span></text:p>
          </table:table-cell>
          <table:table-cell table:style-name="Таблица24.A1" office:value-type="string">
            <text:p text:style-name="P1">Копье Одина, будучи брошенным в цель никогда не промахивается. Это самое мощное метательное оружие на свете. Чтобы применить требуется 35 силы и 35 опыта.</text:p>
          </table:table-cell>
          <table:table-cell table:style-name="Таблица24.C1" office:value-type="string">
            <text:p text:style-name="P9">34-150</text:p>
          </table:table-cell>
        </table:table-row>
        <table:table-row table:style-name="Таблица24.1">
          <table:table-cell table:style-name="Таблица24.A1" office:value-type="string">
            <text:p text:style-name="P51">Мьелльнир <text:span text:style-name="T1">(</text:span>Mjollnir<text:span text:style-name="T1">)</text:span></text:p>
          </table:table-cell>
          <table:table-cell table:style-name="Таблица24.A1" office:value-type="string">
            <text:p text:style-name="P1">Молот Тора всегда возвращается после броска и может быть использован для метания молний в любом направлении. Чтобы применить Мьелльнир требуется 20 силы и 20 опыта.</text:p>
          </table:table-cell>
          <table:table-cell table:style-name="Таблица24.C1" office:value-type="string">
            <text:p text:style-name="P9">29-105</text:p>
          </table:table-cell>
        </table:table-row>
        <text:soft-page-break/>
        <table:table-row table:style-name="Таблица24.1">
          <table:table-cell table:style-name="Таблица24.A1" office:value-type="string">
            <text:p text:style-name="P54">Рунный меч</text:p>
          </table:table-cell>
          <table:table-cell table:style-name="Таблица24.A1" office:value-type="string">
            <text:p text:style-name="P1">Рунный меч - самое почитаемое оружие в Северных землях. Он может быть изготовлен только великим мастером кузнецом.</text:p>
          </table:table-cell>
          <table:table-cell table:style-name="Таблица24.C1" office:value-type="string">
            <text:p text:style-name="P9">18-45</text:p>
          </table:table-cell>
        </table:table-row>
        <table:table-row table:style-name="Таблица24.1">
          <table:table-cell table:style-name="Таблица24.A1" office:value-type="string">
            <text:p text:style-name="P54">Трезубец</text:p>
          </table:table-cell>
          <table:table-cell table:style-name="Таблица24.A1" office:value-type="string">
            <text:p text:style-name="P1">Трезубец - смертельное оружие, колющее тремя зубцами.</text:p>
          </table:table-cell>
          <table:table-cell table:style-name="Таблица24.C1" office:value-type="string">
            <text:p text:style-name="P9">8-31</text:p>
          </table:table-cell>
        </table:table-row>
        <table:table-row table:style-name="Таблица24.1">
          <table:table-cell table:style-name="Таблица24.A1" office:value-type="string">
            <text:p text:style-name="P54">Боевой молот</text:p>
          </table:table-cell>
          <table:table-cell table:style-name="Таблица24.A1" office:value-type="string">
            <text:p text:style-name="P1">Боевой молот придуман, чтобы разбивать броню.</text:p>
          </table:table-cell>
          <table:table-cell table:style-name="Таблица24.C1" office:value-type="string">
            <text:p text:style-name="P9">11-20</text:p>
          </table:table-cell>
        </table:table-row>
        <table:table-row table:style-name="Таблица24.1">
          <table:table-cell table:style-name="Таблица24.A1" office:value-type="string">
            <text:p text:style-name="P54">Боевой топор</text:p>
          </table:table-cell>
          <table:table-cell table:style-name="Таблица24.A1" office:value-type="string">
            <text:p text:style-name="P1">Боевой топор – это тяжелое обоюдоострое оружие.</text:p>
          </table:table-cell>
          <table:table-cell table:style-name="Таблица24.C1" office:value-type="string">
            <text:p text:style-name="P5">7-22</text:p>
          </table:table-cell>
        </table:table-row>
        <table:table-row table:style-name="Таблица24.1">
          <table:table-cell table:style-name="Таблица24.A1" office:value-type="string">
            <text:p text:style-name="P54">Колючий<text:span text:style-name="T1"> </text:span>хлыст</text:p>
            <text:p text:style-name="P32"/>
          </table:table-cell>
          <table:table-cell table:style-name="Таблица24.A1" office:value-type="string">
            <text:p text:style-name="P1">Колючий хлыст может использоваться для подчинения существ. Пораженное им <text:s/>существо делается нейтральным и иногда отдает свое имущество в знак подчинения.</text:p>
          </table:table-cell>
          <table:table-cell table:style-name="Таблица24.C1" office:value-type="string">
            <text:p text:style-name="P9">10-20</text:p>
          </table:table-cell>
        </table:table-row>
        <table:table-row table:style-name="Таблица24.1">
          <table:table-cell table:style-name="Таблица24.A1" office:value-type="string">
            <text:p text:style-name="P54">Посох из слоновой кости</text:p>
          </table:table-cell>
          <table:table-cell table:style-name="Таблица24.A1" office:value-type="string">
            <text:p text:style-name="P1">Посох из слоновой кости сильно ранит нежить.</text:p>
          </table:table-cell>
          <table:table-cell table:style-name="Таблица24.C1" office:value-type="string">
            <text:p text:style-name="P9">6-20</text:p>
          </table:table-cell>
        </table:table-row>
        <table:table-row table:style-name="Таблица24.1">
          <table:table-cell table:style-name="Таблица24.A1" office:value-type="string">
            <text:p text:style-name="P54">Фазовый клинок</text:p>
          </table:table-cell>
          <table:table-cell table:style-name="Таблица24.A1" office:value-type="string">
            <text:p text:style-name="P1">Если игрок находится в состоянии фазы, фазовый клинок придает существенные преимущества в вероятности удара и величине повреждения (см. таблицы).</text:p>
          </table:table-cell>
          <table:table-cell table:style-name="Таблица24.C1" office:value-type="string">
            <text:p text:style-name="P9">4-16</text:p>
          </table:table-cell>
        </table:table-row>
        <table:table-row table:style-name="Таблица24.1">
          <table:table-cell table:style-name="Таблица24.A1" office:value-type="string">
            <text:p text:style-name="P54">Серебряный меч</text:p>
          </table:table-cell>
          <table:table-cell table:style-name="Таблица24.A1" office:value-type="string">
            <text:p text:style-name="P1">Серебряный меч убивает оборотней при прикосновении.</text:p>
          </table:table-cell>
          <table:table-cell table:style-name="Таблица24.C1" office:value-type="string">
            <text:p text:style-name="P9">5-19</text:p>
          </table:table-cell>
        </table:table-row>
        <table:table-row table:style-name="Таблица24.1">
          <table:table-cell table:style-name="Таблица24.A1" office:value-type="string">
            <text:p text:style-name="P54">Сай</text:p>
          </table:table-cell>
          <table:table-cell table:style-name="Таблица24.A1" office:value-type="string">
            <text:p text:style-name="P1">Сай калечит жертвы. В руках новичка он встречается редко, но будучи в руках мастера оружия он часто калечит жертвы. Увечья снижают количество атак противника, выводя его конечности из строя. Кроме того, пользуясь саем, мастер оружия приобретает преимущество (см. таблицы).</text:p>
          </table:table-cell>
          <table:table-cell table:style-name="Таблица24.C1" office:value-type="string">
            <text:p text:style-name="P9">4-13</text:p>
          </table:table-cell>
        </table:table-row>
        <table:table-row table:style-name="Таблица24.1">
          <table:table-cell table:style-name="Таблица24.A1" office:value-type="string">
            <text:p text:style-name="P54">Копье (врукопашную)</text:p>
          </table:table-cell>
          <table:table-cell table:style-name="Таблица24.A1" office:value-type="string">
            <text:p text:style-name="P1">Хотя копье в первую очередь метательное оружие, его можно использовать и в рукопашной.</text:p>
          </table:table-cell>
          <table:table-cell table:style-name="Таблица24.C1" office:value-type="string">
            <text:p text:style-name="P9">5-8</text:p>
          </table:table-cell>
        </table:table-row>
        <table:table-row table:style-name="Таблица24.1">
          <table:table-cell table:style-name="Таблица24.A1" office:value-type="string">
            <text:p text:style-name="P54">Палица</text:p>
          </table:table-cell>
          <table:table-cell table:style-name="Таблица24.A1" office:value-type="string">
            <text:p text:style-name="P1">Палица – деревянная дубина с металлическими шипами.</text:p>
          </table:table-cell>
          <table:table-cell table:style-name="Таблица24.C1" office:value-type="string">
            <text:p text:style-name="P9">2-8</text:p>
          </table:table-cell>
        </table:table-row>
        <table:table-row table:style-name="Таблица24.1">
          <table:table-cell table:style-name="Таблица24.A1" office:value-type="string">
            <text:p text:style-name="P51">Черный меч (Black sword)</text:p>
          </table:table-cell>
          <table:table-cell table:style-name="Таблица24.A1" office:value-type="string">
            <text:p text:style-name="P1">Черный меч Гейррод смертельно проклятое оружие, которое может приобретаться только от жадности при помощи волшебной палочки желаний. Он причиняет мучительный вред тем, кто держит его в руках. Это вознаграждение для тех, кто желает получить Мьелльнир, Гунгнир, Мимминг, косу Хель или рунный меч. Черный меч будет поражать противников 5% времени.</text:p>
          </table:table-cell>
          <table:table-cell table:style-name="Таблица24.C1" office:value-type="string">
            <text:p text:style-name="P9">30-240</text:p>
            <text:p text:style-name="P8">(Против использующего 95% времени)</text:p>
          </table:table-cell>
        </table:table-row>
      </table:table>
      <text:p text:style-name="Standard"/>
      <text:h text:style-name="Heading_20_3" text:outline-level="3"><text:bookmark-start text:name="_4.5.8._Метательное_и_стрелковое ору"/>4.5.8. Метательное и стрелковое оружие<text:bookmark-end text:name="_4.5.8._Метательное_и_стрелковое ору"/></text:h>
      <text:p text:style-name="Standard">Многократное применение стрел, болтов и ножей развивает способность героя к точности попаданий и нанесению повреждений.</text:p>
      <text:p text:style-name="P24"/>
      <table:table table:name="Таблица25" table:style-name="Таблица25">
        <table:table-column table:style-name="Таблица25.A"/>
        <table:table-column table:style-name="Таблица25.B"/>
        <table:table-column table:style-name="Таблица25.C"/>
        <table:table-column table:style-name="Таблица25.D"/>
        <table:table-row table:style-name="Таблица25.1">
          <table:table-cell table:style-name="Таблица25.A1" office:value-type="string">
            <text:p text:style-name="P9">ОРУЖИЕ</text:p>
          </table:table-cell>
          <table:table-cell table:style-name="Таблица25.A1" office:value-type="string">
            <text:p text:style-name="P9">ОПИСАНИЕ</text:p>
          </table:table-cell>
          <table:table-cell table:number-columns-spanned="2">
            <table:table table:is-sub-table="true">
              <table:table-column table:style-name="Таблица25.C"/>
              <table:table-column table:style-name="Таблица25.D"/>
              <table:table-row table:style-name="Таблица25.1">
                <table:table-cell table:style-name="Таблица25.C1.1.1" table:number-columns-spanned="2" office:value-type="string">
                  <text:p text:style-name="P9">БАЗОВОЕ ПОВРЕЖДЕНИЕ</text:p>
                </table:table-cell>
                <table:covered-table-cell/>
              </table:table-row>
              <table:table-row table:style-name="Таблица25.1">
                <table:table-cell table:style-name="Таблица25.C1.1.2" office:value-type="string">
                  <text:p text:style-name="P9"><text:s/>МИН<text:span text:style-name="T1">.</text:span></text:p>
                </table:table-cell>
                <table:table-cell table:style-name="Таблица25.C1.1.1" office:value-type="string">
                  <text:p text:style-name="P9">МАКС<text:span text:style-name="T1">.</text:span></text:p>
                </table:table-cell>
              </table:table-row>
            </table:table>
          </table:table-cell>
          <table:covered-table-cell/>
        </table:table-row>
        <table:table-row table:style-name="Таблица25.1">
          <table:table-cell table:style-name="Таблица25.A2" office:value-type="string">
            <text:p text:style-name="P1">Длинный лук/стрелы (<text:span text:style-name="T1">Long</text:span> <text:span text:style-name="T1">bow</text:span>/<text:span text:style-name="T1">arrows</text:span>)</text:p>
          </table:table-cell>
          <table:table-cell table:style-name="Таблица25.A2" office:value-type="string">
            <text:p text:style-name="P1">Длинный лук посылает стрелы на большое расстояние.</text:p>
          </table:table-cell>
          <table:table-cell table:style-name="Таблица25.A2" office:value-type="string">
            <text:p text:style-name="P9">1</text:p>
          </table:table-cell>
          <table:table-cell table:style-name="Таблица25.D2" office:value-type="string">
            <text:p text:style-name="P1">10 + (навык лучника / 20)</text:p>
          </table:table-cell>
        </table:table-row>
        <table:table-row table:style-name="Таблица25.1">
          <table:table-cell table:style-name="Таблица25.A2" office:value-type="string">
            <text:p text:style-name="P1">Арбалет/болт (Crossbow/bolt)</text:p>
          </table:table-cell>
          <table:table-cell table:style-name="Таблица25.A2" office:value-type="string">
            <text:p text:style-name="P1">Арбалет наносит большие повреждения, чем лук.</text:p>
          </table:table-cell>
          <table:table-cell table:style-name="Таблица25.A2" office:value-type="string">
            <text:p text:style-name="P5">1</text:p>
          </table:table-cell>
          <table:table-cell table:style-name="Таблица25.D2" office:value-type="string">
            <text:p text:style-name="P1"><text:span text:style-name="T1">20 + (</text:span>навык<text:span text:style-name="T1"> </text:span>арбалетчика<text:span text:style-name="T1"> /10)</text:span></text:p>
          </table:table-cell>
        </table:table-row>
        <table:table-row table:style-name="Таблица25.1">
          <table:table-cell table:style-name="Таблица25.A2" office:value-type="string">
            <text:p text:style-name="P1">Копье (<text:span text:style-name="T1">Spear</text:span>) </text:p>
          </table:table-cell>
          <table:table-cell table:style-name="Таблица25.A2" office:value-type="string">
            <text:p text:style-name="P1">Копье может также использоваться как оружие для рукопашной.</text:p>
          </table:table-cell>
          <table:table-cell table:style-name="Таблица25.A2" office:value-type="string">
            <text:p text:style-name="P9">5</text:p>
            <text:p text:style-name="P34"/>
          </table:table-cell>
          <table:table-cell table:style-name="Таблица25.D2" office:value-type="string">
            <text:p text:style-name="P1">28 + (навык метания копья / 20) + Бонус</text:p>
          </table:table-cell>
        </table:table-row>
        <table:table-row table:style-name="Таблица25.1">
          <table:table-cell table:style-name="Таблица25.A2" office:value-type="string">
            <text:p text:style-name="P1">Сеть (Net)</text:p>
          </table:table-cell>
          <table:table-cell table:style-name="Таблица25.A2" office:value-type="string">
            <text:p text:style-name="P1">Сеть используется, чтобы поймать врага в ловушку.</text:p>
          </table:table-cell>
          <table:table-cell table:style-name="Таблица25.A2" office:value-type="string">
            <text:p text:style-name="P9">0</text:p>
          </table:table-cell>
          <table:table-cell table:style-name="Таблица25.D2" office:value-type="string">
            <text:p text:style-name="P1">0</text:p>
          </table:table-cell>
        </table:table-row>
        <text:soft-page-break/>
        <table:table-row table:style-name="Таблица25.1">
          <table:table-cell table:style-name="Таблица25.A2" office:value-type="string">
            <text:p text:style-name="P1">Фляжка (Flask)</text:p>
          </table:table-cell>
          <table:table-cell table:style-name="Таблица25.A2" office:value-type="string">
            <text:p text:style-name="P1">Фляжки наполнены жидким огнем.</text:p>
          </table:table-cell>
          <table:table-cell table:style-name="Таблица25.A2" office:value-type="string">
            <text:p text:style-name="P9">21</text:p>
          </table:table-cell>
          <table:table-cell table:style-name="Таблица25.D2" office:value-type="string">
            <text:p text:style-name="P1">60</text:p>
          </table:table-cell>
        </table:table-row>
        <table:table-row table:style-name="Таблица25.1">
          <table:table-cell table:style-name="Таблица25.A2" office:value-type="string">
            <text:p text:style-name="P1">Черный драгоценный камень (Black gem)</text:p>
          </table:table-cell>
          <table:table-cell table:style-name="Таблица25.A2" office:value-type="string">
            <text:p text:style-name="P1">Черный драгоценный камень вытягивает жизненную силу из умирающей жертвы. (См. описание черного драгоценного камня в разделе ПРОЧЕЕ).</text:p>
          </table:table-cell>
          <table:table-cell table:style-name="Таблица25.A2" office:value-type="string">
            <text:p text:style-name="P9">101</text:p>
            <text:p text:style-name="P8"/>
          </table:table-cell>
          <table:table-cell table:style-name="Таблица25.D2" office:value-type="string">
            <text:p text:style-name="P1">250</text:p>
          </table:table-cell>
        </table:table-row>
        <table:table-row table:style-name="Таблица25.1">
          <table:table-cell table:style-name="Таблица25.A2" office:value-type="string">
            <text:p text:style-name="P1">Гунгнир (Gungnir)</text:p>
          </table:table-cell>
          <table:table-cell table:style-name="Таблица25.A2" office:value-type="string">
            <text:p text:style-name="P1">Копье Одина никогда не промахивается. Чтобы метать Гунгнир, нужно иметь опыт и силу не менее 35.</text:p>
          </table:table-cell>
          <table:table-cell table:style-name="Таблица25.A2" office:value-type="string">
            <text:p text:style-name="P9">41</text:p>
            <text:p text:style-name="P8"/>
          </table:table-cell>
          <table:table-cell table:style-name="Таблица25.D2" office:value-type="string">
            <text:p text:style-name="P1">110 + (навык метания копья / 3)</text:p>
          </table:table-cell>
        </table:table-row>
        <table:table-row table:style-name="Таблица25.1">
          <table:table-cell table:style-name="Таблица25.A2" office:value-type="string">
            <text:p text:style-name="P1">Мьелльнир (Mjollnir)</text:p>
          </table:table-cell>
          <table:table-cell table:style-name="Таблица25.A2" office:value-type="string">
            <text:p text:style-name="P1">Мьелльнир всегда возвращается после броска. Чтобы бросать Мьёлльнир нужно иметь опыт и силу не менее 20.</text:p>
          </table:table-cell>
          <table:table-cell table:style-name="Таблица25.A2" office:value-type="string">
            <text:p text:style-name="P9">21</text:p>
            <text:p text:style-name="P8"/>
          </table:table-cell>
          <table:table-cell table:style-name="Таблица25.D2" office:value-type="string">
            <text:p text:style-name="P1">60</text:p>
          </table:table-cell>
        </table:table-row>
        <table:table-row table:style-name="Таблица25.1">
          <table:table-cell table:style-name="Таблица25.A2" office:value-type="string">
            <text:p text:style-name="P1">Метательный нож (Knife)</text:p>
          </table:table-cell>
          <table:table-cell table:style-name="Таблица25.A2" office:value-type="string">
            <text:p text:style-name="P1">Ножи не очень эффективны.</text:p>
          </table:table-cell>
          <table:table-cell table:style-name="Таблица25.A2" office:value-type="string">
            <text:p text:style-name="P9">1</text:p>
          </table:table-cell>
          <table:table-cell table:style-name="Таблица25.D2" office:value-type="string">
            <text:p text:style-name="P1">5 + (навык метания ножа / 10)</text:p>
          </table:table-cell>
        </table:table-row>
      </table:table>
      <text:h text:style-name="P66" text:outline-level="3"><text:bookmark-start text:name="_БРОНЯ"/><text:bookmark-start text:name="_4.5.9._Броня"/>4.5.9. Броня<text:bookmark-end text:name="_БРОНЯ"/><text:bookmark-end text:name="_4.5.9._Броня"/></text:h>
      <text:p text:style-name="Standard"/>
      <text:p text:style-name="Standard">Помимо обычно появляющихся доспехов существует несколько уникальных утерянных артефактов. Они перечислены ниже с обычными доспехами и могут быть найдены в местах, описанных как АРТЕФАКТЫ.</text:p>
      <text:p text:style-name="Standard">АС показывает, насколько предмет должен улучшить класс брони.</text:p>
      <text:p text:style-name="Standard"/>
      <table:table table:name="Таблица26" table:style-name="Таблица26">
        <table:table-column table:style-name="Таблица26.A"/>
        <table:table-column table:style-name="Таблица26.B"/>
        <table:table-column table:style-name="Таблица26.C"/>
        <table:table-row table:style-name="Таблица26.1">
          <table:table-cell table:style-name="Таблица26.A1" office:value-type="string">
            <text:p text:style-name="P1">Доспехи</text:p>
          </table:table-cell>
          <table:table-cell table:style-name="Таблица26.A1" office:value-type="string">
            <text:h text:style-name="P63" text:outline-level="3"/>
          </table:table-cell>
          <table:table-cell table:style-name="Таблица26.C1" office:value-type="string">
            <text:p text:style-name="P5">AC</text:p>
          </table:table-cell>
        </table:table-row>
        <table:table-row table:style-name="Таблица26.1">
          <table:table-cell table:style-name="Таблица26.A2" office:value-type="string">
            <text:p text:style-name="P54">Военный жилет (<text:span text:style-name="T1">War vest</text:span>)</text:p>
          </table:table-cell>
          <table:table-cell table:style-name="Таблица26.A2" office:value-type="string">
            <text:p text:style-name="P1">Этот утерянный артефакт обеспечивает иммунитет к ядам и восстанавливает утраченные части тела.</text:p>
          </table:table-cell>
          <table:table-cell table:style-name="Таблица26.C2" office:value-type="string">
            <text:p text:style-name="P9">20</text:p>
          </table:table-cell>
        </table:table-row>
        <table:table-row table:style-name="Таблица26.1">
          <table:table-cell table:style-name="Таблица26.A2" office:value-type="string">
            <text:p text:style-name="P1">Мифриловая кольчуга (<text:span text:style-name="T5">Mithril mail)</text:span></text:p>
          </table:table-cell>
          <table:table-cell table:style-name="Таблица26.A2" office:value-type="string">
            <text:p text:style-name="P1">Редкая, прочная и невесомая.</text:p>
          </table:table-cell>
          <table:table-cell table:style-name="Таблица26.C2" office:value-type="string">
            <text:p text:style-name="P5">10</text:p>
          </table:table-cell>
        </table:table-row>
        <table:table-row table:style-name="Таблица26.1">
          <table:table-cell table:style-name="Таблица26.A2" office:value-type="string">
            <text:p text:style-name="P54">Панцирь (<text:span text:style-name="T1">Plate mail</text:span>)</text:p>
          </table:table-cell>
          <table:table-cell table:style-name="Таблица26.A2" office:value-type="string">
            <text:p text:style-name="P1">Панцирь - тяжелейший тип брони.</text:p>
          </table:table-cell>
          <table:table-cell table:style-name="Таблица26.C2" office:value-type="string">
            <text:p text:style-name="P5">7</text:p>
          </table:table-cell>
        </table:table-row>
        <table:table-row table:style-name="Таблица26.1">
          <table:table-cell table:style-name="Таблица26.A2" office:value-type="string">
            <text:p text:style-name="P54">Колонтарь<text:span text:style-name="T1"> </text:span>(<text:span text:style-name="T1">Banded mail</text:span>)</text:p>
          </table:table-cell>
          <table:table-cell table:style-name="Таблица26.A2" office:value-type="string">
            <text:p text:style-name="P10"/>
          </table:table-cell>
          <table:table-cell table:style-name="Таблица26.C2" office:value-type="string">
            <text:p text:style-name="P5">6</text:p>
          </table:table-cell>
        </table:table-row>
        <table:table-row table:style-name="Таблица26.1">
          <table:table-cell table:style-name="Таблица26.A2" office:value-type="string">
            <text:p text:style-name="P54">Кольчуга (<text:span text:style-name="T1">Chain mail</text:span>)</text:p>
          </table:table-cell>
          <table:table-cell table:style-name="Таблица26.A2" office:value-type="string">
            <text:p text:style-name="P10"/>
          </table:table-cell>
          <table:table-cell table:style-name="Таблица26.C2" office:value-type="string">
            <text:p text:style-name="P5">5</text:p>
          </table:table-cell>
        </table:table-row>
        <table:table-row table:style-name="Таблица26.1">
          <table:table-cell table:style-name="Таблица26.A2" office:value-type="string">
            <text:p text:style-name="P54">Доспех (<text:span text:style-name="T1">Scale mail</text:span>)</text:p>
          </table:table-cell>
          <table:table-cell table:style-name="Таблица26.A2" office:value-type="string">
            <text:p text:style-name="P10"/>
          </table:table-cell>
          <table:table-cell table:style-name="Таблица26.C2" office:value-type="string">
            <text:p text:style-name="P5">3</text:p>
          </table:table-cell>
        </table:table-row>
        <table:table-row table:style-name="Таблица26.1">
          <table:table-cell table:style-name="Таблица26.A2" office:value-type="string">
            <text:p text:style-name="P54">Кожаная<text:span text:style-name="T1"> </text:span>броня (<text:span text:style-name="T1">Leather armor</text:span>)</text:p>
          </table:table-cell>
          <table:table-cell table:style-name="Таблица26.A2" office:value-type="string">
            <text:p text:style-name="P10"/>
          </table:table-cell>
          <table:table-cell table:style-name="Таблица26.C2" office:value-type="string">
            <text:p text:style-name="P5">1</text:p>
          </table:table-cell>
        </table:table-row>
        <table:table-row table:style-name="Таблица26.1">
          <table:table-cell table:style-name="Таблица26.A1" office:value-type="string">
            <text:h text:style-name="P64" text:outline-level="3">Шлемы</text:h>
          </table:table-cell>
          <table:table-cell table:style-name="Таблица26.A1" office:value-type="string">
            <text:h text:style-name="P63" text:outline-level="3"/>
          </table:table-cell>
          <table:table-cell table:style-name="Таблица26.C2" office:value-type="string">
            <text:p text:style-name="P36"/>
          </table:table-cell>
        </table:table-row>
        <table:table-row table:style-name="Таблица26.1">
          <table:table-cell table:style-name="Таблица26.A2" office:value-type="string">
            <text:p text:style-name="P1">Шлем<text:span text:style-name="T1"> </text:span>знания<text:span text:style-name="T1"> (Helm of knowledge)</text:span></text:p>
          </table:table-cell>
          <table:table-cell table:style-name="Таблица26.A2" office:value-type="string">
            <text:p text:style-name="P1">Шлем знания – утерянный артефакт, который позволяет игроку учить навыки в порядке полезности при чтении свитков знания. </text:p>
          </table:table-cell>
          <table:table-cell table:style-name="Таблица26.C2" office:value-type="string">
            <text:p text:style-name="P9">0</text:p>
          </table:table-cell>
        </table:table-row>
        <table:table-row table:style-name="Таблица26.1">
          <table:table-cell table:style-name="Таблица26.A2" office:value-type="string">
            <text:p text:style-name="P1">Шлем рассеивания (Disperser helm)</text:p>
          </table:table-cell>
          <table:table-cell table:style-name="Таблица26.A2" office:value-type="string">
            <text:p text:style-name="P1">Вырезанные из драконьих черепов, шлемы рассеивания поглощают ментальные частоты, заглушая атаку зардонов и Вансериль. Чтобы отличить от обычных шлемов, их надо идентифицировать.</text:p>
          </table:table-cell>
          <table:table-cell table:style-name="Таблица26.C2" office:value-type="string">
            <text:p text:style-name="P9">30</text:p>
          </table:table-cell>
        </table:table-row>
        <table:table-row table:style-name="Таблица26.1">
          <table:table-cell table:style-name="Таблица26.A2" office:value-type="string">
            <text:p text:style-name="P54">Шлем (Helmet)</text:p>
          </table:table-cell>
          <table:table-cell table:style-name="Таблица26.A2" office:value-type="string">
            <text:p text:style-name="P11"/>
          </table:table-cell>
          <table:table-cell table:style-name="Таблица26.C2" office:value-type="string">
            <text:p text:style-name="P9">1</text:p>
          </table:table-cell>
        </table:table-row>
        <table:table-row table:style-name="Таблица26.1">
          <table:table-cell table:style-name="Таблица26.A1" office:value-type="string">
            <text:h text:style-name="P64" text:outline-level="3">Одежда</text:h>
          </table:table-cell>
          <table:table-cell table:style-name="Таблица26.A1" office:value-type="string">
            <text:h text:style-name="P64" text:outline-level="3"/>
          </table:table-cell>
          <table:table-cell table:style-name="Таблица26.C2" office:value-type="string">
            <text:p text:style-name="P5">1</text:p>
          </table:table-cell>
        </table:table-row>
        <table:table-row table:style-name="Таблица26.1">
          <table:table-cell table:style-name="Таблица26.A2" office:value-type="string">
            <text:p text:style-name="P1">Сияющая<text:span text:style-name="T1"> </text:span>шапка (<text:span text:style-name="T1">Blazing cape</text:span>)</text:p>
          </table:table-cell>
          <table:table-cell table:style-name="Таблица26.A2" office:value-type="string">
            <text:p text:style-name="P1">Сияющая шапка – утерянный артефакт, который освещает любую комнату, в которую заходит герой.</text:p>
          </table:table-cell>
          <table:table-cell table:style-name="Таблица26.C2" office:value-type="string">
            <text:p text:style-name="P9">0</text:p>
          </table:table-cell>
        </table:table-row>
        <table:table-row table:style-name="Таблица26.1">
          <table:table-cell table:style-name="Таблица26.A2" office:value-type="string">
            <text:p text:style-name="P1">Серебряная мантия<text:span text:style-name="T5"> (Silver mantle)</text:span></text:p>
          </table:table-cell>
          <table:table-cell table:style-name="Таблица26.A2" office:value-type="string">
            <text:p text:style-name="P1">Созданная из шкуры Часового, аннулирует магические атаки многих творений, включая волшебников (<text:span text:style-name="T1">magicians</text:span>) и очаровательниц (enchantresses).</text:p>
          </table:table-cell>
          <table:table-cell table:style-name="Таблица26.C2" office:value-type="string">
            <text:p text:style-name="P9">0</text:p>
          </table:table-cell>
        </table:table-row>
        <table:table-row table:style-name="Таблица26.1">
          <table:table-cell table:style-name="Таблица26.A2" office:value-type="string">
            <text:p text:style-name="P54">Плащ<text:span text:style-name="T1"> </text:span>Холокоста (<text:span text:style-name="T1">Holocaust cloak</text:span>)</text:p>
          </table:table-cell>
          <table:table-cell table:style-name="Таблица26.A2" office:value-type="string">
            <text:p text:style-name="P1">Сделанный из чешуи дракона, плащ Холокоста дает надевшему его огнестойкость.</text:p>
          </table:table-cell>
          <table:table-cell table:style-name="Таблица26.C2" office:value-type="string">
            <text:p text:style-name="P9">13</text:p>
          </table:table-cell>
        </table:table-row>
        <table:table-row table:style-name="Таблица26.1">
          <table:table-cell table:style-name="Таблица26.A2" office:value-type="string">
            <text:p text:style-name="P54">Серая накидка (Grey cloak)</text:p>
          </table:table-cell>
          <table:table-cell table:style-name="Таблица26.A2" office:value-type="string">
            <text:p text:style-name="P1">Серая накидка камуфлирует надевшего.</text:p>
          </table:table-cell>
          <table:table-cell table:style-name="Таблица26.C2" office:value-type="string">
            <text:p text:style-name="P9">1</text:p>
          </table:table-cell>
        </table:table-row>
        <table:table-row table:style-name="Таблица26.1">
          <table:table-cell table:style-name="Таблица26.A2" office:value-type="string">
            <text:p text:style-name="P33"/>
          </table:table-cell>
          <table:table-cell table:style-name="Таблица26.A2" office:value-type="string">
            <text:p text:style-name="P1"/>
          </table:table-cell>
          <table:table-cell table:style-name="Таблица26.C2" office:value-type="string">
            <text:p text:style-name="P9">3</text:p>
          </table:table-cell>
        </table:table-row>
        <table:table-row table:style-name="Таблица26.1">
          <table:table-cell table:style-name="Таблица26.A1" office:value-type="string">
            <text:h text:style-name="P64" text:outline-level="3">Щиты</text:h>
          </table:table-cell>
          <table:table-cell table:style-name="Таблица26.A1" office:value-type="string">
            <text:h text:style-name="P64" text:outline-level="3"/>
          </table:table-cell>
          <table:table-cell table:style-name="Таблица26.C2" office:value-type="string">
            <text:p text:style-name="P9">1</text:p>
          </table:table-cell>
        </table:table-row>
        <table:table-row table:style-name="Таблица26.1">
          <table:table-cell table:style-name="Таблица26.A2" office:value-type="string">
            <text:p text:style-name="P1">Зеркальный щит (<text:span text:style-name="T1">Mirror</text:span> <text:span text:style-name="T1">shield</text:span>)</text:p>
          </table:table-cell>
          <table:table-cell table:style-name="Таблица26.A2" office:value-type="string">
            <text:p text:style-name="P1">Зеркальный щит отражает все лучевые и газовые атаки, направленные на владельца.</text:p>
          </table:table-cell>
          <table:table-cell table:style-name="Таблица26.C2" office:value-type="string">
            <text:p text:style-name="P5">5</text:p>
          </table:table-cell>
        </table:table-row>
        <text:soft-page-break/>
        <table:table-row table:style-name="Таблица26.1">
          <table:table-cell table:style-name="Таблица26.A2" office:value-type="string">
            <text:p text:style-name="P1">Гладкий<text:span text:style-name="T1"> </text:span>щит (<text:span text:style-name="T1">Smooth shield</text:span>)</text:p>
          </table:table-cell>
          <table:table-cell table:style-name="Таблица26.A2" office:value-type="string">
            <text:p text:style-name="P1">Василиск может зачернить зеркальный щит едким ядовитым газом, делающим его неотражающим. С этого момента он становится гладким щитом.</text:p>
          </table:table-cell>
          <table:table-cell table:style-name="Таблица26.C1" office:value-type="string">
            <text:h text:style-name="P65" text:outline-level="3"/>
          </table:table-cell>
        </table:table-row>
        <table:table-row table:style-name="Таблица26.1">
          <table:table-cell table:style-name="Таблица26.A2" office:value-type="string">
            <text:p text:style-name="P54">Железный щит (<text:span text:style-name="T1">Iron</text:span> <text:span text:style-name="T1">shield</text:span>)</text:p>
          </table:table-cell>
          <table:table-cell table:style-name="Таблица26.A2" office:value-type="string">
            <text:p text:style-name="P11"/>
          </table:table-cell>
          <table:table-cell table:style-name="Таблица26.C2" office:value-type="string">
            <text:p text:style-name="P9">5</text:p>
          </table:table-cell>
        </table:table-row>
        <table:table-row table:style-name="Таблица26.1">
          <table:table-cell table:style-name="Таблица26.A1" office:value-type="string">
            <text:p text:style-name="P1">ИНЫЕ ДОСПЕХИ</text:p>
          </table:table-cell>
          <table:table-cell table:style-name="Таблица26.A1" office:value-type="string">
            <text:h text:style-name="P64" text:outline-level="3"/>
          </table:table-cell>
          <table:table-cell table:style-name="Таблица26.C2" office:value-type="string">
            <text:p text:style-name="P9">3</text:p>
          </table:table-cell>
        </table:table-row>
        <table:table-row table:style-name="Таблица26.1">
          <table:table-cell table:style-name="Таблица26.A2" office:value-type="string">
            <text:p text:style-name="P1">Кристальные перчатки (<text:span text:style-name="T2">Crystal</text:span><text:span text:style-name="T5"> </text:span><text:span text:style-name="T2">gloves</text:span><text:span text:style-name="T5">)</text:span></text:p>
          </table:table-cell>
          <table:table-cell table:style-name="Таблица26.A2" office:value-type="string">
            <text:p text:style-name="P1">Этот артефакт используется для атаки на кулаках, причиняя больше повреждений, чем любое оружие. Чтобы использовать кристальные перчатки не следует брать в руки оружие.</text:p>
          </table:table-cell>
          <table:table-cell table:style-name="Таблица26.C2" office:value-type="string">
            <text:p text:style-name="P9">3</text:p>
          </table:table-cell>
        </table:table-row>
        <table:table-row table:style-name="Таблица26.1">
          <table:table-cell table:style-name="Таблица26.A2" office:value-type="string">
            <text:p text:style-name="P1">Норманнские ботинки (<text:span text:style-name="T5">Norse boots)</text:span></text:p>
          </table:table-cell>
          <table:table-cell table:style-name="Таблица26.A2" office:value-type="string">
            <text:p text:style-name="P1">Этот утерянный артефакт дает надежную физическую защиту.</text:p>
          </table:table-cell>
          <table:table-cell table:style-name="Таблица26.C2" office:value-type="string">
            <text:p text:style-name="P35"/>
          </table:table-cell>
        </table:table-row>
        <table:table-row table:style-name="Таблица26.1">
          <table:table-cell table:style-name="Таблица26.A2" office:value-type="string">
            <text:p text:style-name="P1">Перчатки (Gauntlets)</text:p>
          </table:table-cell>
          <table:table-cell table:style-name="Таблица26.A2" office:value-type="string">
            <text:p text:style-name="P1">Эти металлические перчатки защищают руки от физических повреждений.</text:p>
          </table:table-cell>
          <table:table-cell table:style-name="Таблица26.C2" office:value-type="string">
            <text:p text:style-name="P5">2</text:p>
          </table:table-cell>
        </table:table-row>
        <table:table-row table:style-name="Таблица26.1">
          <table:table-cell table:style-name="Таблица26.A2" office:value-type="string">
            <text:p text:style-name="P1">Кожаные<text:span text:style-name="T1"> </text:span>башмаки (<text:span text:style-name="T2">Leather boots</text:span><text:span text:style-name="T5">)</text:span></text:p>
          </table:table-cell>
          <table:table-cell table:style-name="Таблица26.A2" office:value-type="string">
            <text:p text:style-name="P4"/>
          </table:table-cell>
          <table:table-cell table:style-name="Таблица26.C2" office:value-type="string">
            <text:p text:style-name="P9">10</text:p>
          </table:table-cell>
        </table:table-row>
        <table:table-row table:style-name="Таблица26.1">
          <table:table-cell table:style-name="Таблица26.A2" office:value-type="string">
            <text:p text:style-name="P1">Поножи (Greaves)</text:p>
          </table:table-cell>
          <table:table-cell table:style-name="Таблица26.A2" office:value-type="string">
            <text:p text:style-name="P1">Эти металлические пластины надеваются для защиты голеней.</text:p>
          </table:table-cell>
          <table:table-cell table:style-name="Таблица26.C2" office:value-type="string">
            <text:p text:style-name="P9">12</text:p>
          </table:table-cell>
        </table:table-row>
        <table:table-row table:style-name="Таблица26.1">
          <table:table-cell table:style-name="Таблица26.A2" office:value-type="string">
            <text:p text:style-name="P1">Наручи (Bracers)</text:p>
          </table:table-cell>
          <table:table-cell table:style-name="Таблица26.A2" office:value-type="string">
            <text:p text:style-name="P1">Наручи надеваются для защиты предплечий.</text:p>
          </table:table-cell>
          <table:table-cell table:style-name="Таблица26.C2" office:value-type="string">
            <text:p text:style-name="P9">2</text:p>
          </table:table-cell>
        </table:table-row>
        <table:table-row table:style-name="Таблица26.1">
          <table:table-cell table:style-name="Таблица26.A2" office:value-type="string">
            <text:p text:style-name="P1">Горжет (<text:span text:style-name="T5">Gorget)</text:span></text:p>
          </table:table-cell>
          <table:table-cell table:style-name="Таблица26.A2" office:value-type="string">
            <text:p text:style-name="P1">Горжет защищает горло. Это необходимая защита для сражения с иридорнами.</text:p>
          </table:table-cell>
          <table:table-cell table:style-name="Таблица26.C2" office:value-type="string">
            <text:p text:style-name="P9">1</text:p>
          </table:table-cell>
        </table:table-row>
        <table:table-row table:style-name="Таблица26.1">
          <table:table-cell table:style-name="Таблица26.A1" office:value-type="string">
            <text:p text:style-name="P1">ПРОКЛЯТЫЕ ДОСПЕХИ</text:p>
          </table:table-cell>
          <table:table-cell table:style-name="Таблица26.A1" office:value-type="string">
            <text:p text:style-name="P1"/>
          </table:table-cell>
          <table:table-cell table:style-name="Таблица26.C2" office:value-type="string">
            <text:p text:style-name="P9">1</text:p>
          </table:table-cell>
        </table:table-row>
        <table:table-row table:style-name="Таблица26.1">
          <table:table-cell table:style-name="Таблица26.A2" office:value-type="string">
            <text:p text:style-name="P1">Золотые одежды (Golden togs)</text:p>
          </table:table-cell>
          <table:table-cell table:style-name="Таблица26.A2" office:value-type="string">
            <text:p text:style-name="P1">Золотыми одеждами и полосами подбородка (chin straps) вознаграждается жадный, когда он захочет получить потерянные артефакты с помощью волшебной палочки желаний. Они будут выглядеть как желаемые вещи до начала первой битвы. Требуется три свитка рассеивания проклятия, чтобы их удалить, как только их истинная природа будет обнаружена.</text:p>
          </table:table-cell>
          <table:table-cell table:style-name="Таблица26.C2" office:value-type="string">
            <text:p text:style-name="P9">1</text:p>
          </table:table-cell>
        </table:table-row>
        <table:table-row table:style-name="Таблица26.1">
          <table:table-cell table:style-name="Таблица26.A2" office:value-type="string">
            <text:p text:style-name="P1">Полоса подбородка (<text:span text:style-name="T5">Chin strap)</text:span></text:p>
          </table:table-cell>
          <table:table-cell table:style-name="Таблица26.A2" office:value-type="string">
            <text:p text:style-name="P1">См. Золотые тоги выше.</text:p>
          </table:table-cell>
          <table:table-cell table:style-name="Таблица26.C2" office:value-type="string">
            <text:p text:style-name="P9">1</text:p>
          </table:table-cell>
        </table:table-row>
      </table:table>
      <text:h text:style-name="Heading_20_2" text:outline-level="2"/>
      <text:h text:style-name="P66" text:outline-level="3"><text:bookmark-start text:name="_4.5.10._Пища"/>4.5.10. Пища<text:bookmark-end text:name="_4.5.10._Пища"/></text:h>
      <text:p text:style-name="завершено_20__28_full_29_">[Значения вбиты все]</text:p>
      <text:p text:style-name="Standard"/>
      <table:table table:name="Таблица27" table:style-name="Таблица27">
        <table:table-column table:style-name="Таблица27.A"/>
        <table:table-column table:style-name="Таблица27.B"/>
        <table:table-column table:style-name="Таблица27.C"/>
        <table:table-row table:style-name="Таблица27.1">
          <table:table-cell table:style-name="Таблица27.A1" table:number-columns-spanned="2" office:value-type="string">
            <text:p text:style-name="P1">СЪЕДОБНЫЕ ПРЕДМЕТЫ</text:p>
          </table:table-cell>
          <table:covered-table-cell/>
          <table:table-cell table:style-name="Таблица27.C1" office:value-type="string">
            <text:p text:style-name="P1">Величина</text:p>
          </table:table-cell>
        </table:table-row>
        <table:table-row table:style-name="Таблица27.1">
          <table:table-cell table:style-name="Таблица27.A2" office:value-type="string">
            <text:p text:style-name="P54">Продуктовый рацион (Food ration)</text:p>
          </table:table-cell>
          <table:table-cell table:style-name="Таблица27.A2" office:value-type="string">
            <text:p text:style-name="P1">Основное питание героя. Пресное, но сытное.</text:p>
          </table:table-cell>
          <table:table-cell table:style-name="Таблица27.C2" office:value-type="string">
            <text:p text:style-name="P9">200</text:p>
          </table:table-cell>
        </table:table-row>
        <table:table-row table:style-name="Таблица27.1">
          <table:table-cell table:style-name="Таблица27.A2" office:value-type="string">
            <text:p text:style-name="P54">Урна (Urn)</text:p>
          </table:table-cell>
          <table:table-cell table:style-name="Таблица27.A2" office:value-type="string">
            <text:p text:style-name="P1">Продовольствие, приготовленное Шаманами. Урна имеет один из следующих вариантов содержимого:</text:p>
            <text:p text:style-name="Standard">зеленый порошок: увеличивает силу <text:s text:c="4"/>(green powder)</text:p>
            <text:p text:style-name="Standard">оранжевый порошок: вероятность третьего зрения – 10% (<text:span text:style-name="T1">orange</text:span> <text:span text:style-name="T1">powder</text:span>)</text:p>
            <text:p text:style-name="Standard">ничего<text:span text:style-name="T1"> <text:s text:c="4"/>(nothing)</text:span></text:p>
            <text:p text:style-name="Standard">мясо<text:span text:style-name="T1"> <text:s text:c="4"/>(meat)</text:span></text:p>
            <text:p text:style-name="Standard">еда<text:span text:style-name="T1"> <text:s text:c="4"/>(food)</text:span></text:p>
            <text:p text:style-name="Standard">протухшая<text:span text:style-name="T1"> </text:span>еда<text:span text:style-name="T1"> <text:s text:c="4"/>(rotten food)</text:span></text:p>
            <text:p text:style-name="Standard">урна поменьше <text:s text:c="4"/>(<text:span text:style-name="T1">smaller</text:span> <text:span text:style-name="T1">urn</text:span>)</text:p>
          </table:table-cell>
          <table:table-cell table:style-name="Таблица27.C2" office:value-type="string">
            <text:p text:style-name="P9"/>
            <text:p text:style-name="P8">10</text:p>
            <text:p text:style-name="P8">10</text:p>
            <text:p text:style-name="P8">0</text:p>
            <text:p text:style-name="P8">200</text:p>
            <text:p text:style-name="P8">300</text:p>
            <text:p text:style-name="P8">-10</text:p>
            <text:p text:style-name="P8">0</text:p>
          </table:table-cell>
        </table:table-row>
        <table:table-row table:style-name="Таблица27.1">
          <table:table-cell table:style-name="Таблица27.A2" office:value-type="string">
            <text:p text:style-name="P54">Кусок глины (Clay lump)</text:p>
          </table:table-cell>
          <table:table-cell table:style-name="Таблица27.A2" office:value-type="string">
            <text:p text:style-name="P1">Куски глины останавливают окаменение, если съедены в момент, когда тело твердеет.</text:p>
          </table:table-cell>
          <table:table-cell table:style-name="Таблица27.C2" office:value-type="string">
            <text:p text:style-name="P9">0</text:p>
          </table:table-cell>
        </table:table-row>
        <table:table-row table:style-name="Таблица27.1">
          <table:table-cell table:style-name="Таблица27.A2" office:value-type="string">
            <text:p text:style-name="P54">Странная трава (Strange herb)</text:p>
          </table:table-cell>
          <table:table-cell table:style-name="Таблица27.A2" office:value-type="string">
            <text:p text:style-name="P1">Странные травы расширяются, наполняя желудок, когда полностью съедены.</text:p>
          </table:table-cell>
          <table:table-cell table:style-name="Таблица27.C2" office:value-type="string">
            <text:p text:style-name="P9">3000</text:p>
          </table:table-cell>
        </table:table-row>
        <table:table-row table:style-name="Таблица27.1">
          <table:table-cell table:style-name="Таблица27.A2" office:value-type="string">
            <text:p text:style-name="P1">Волшебный пирожок<text:span text:style-name="T5"> (Magic cookie)</text:span></text:p>
          </table:table-cell>
          <table:table-cell table:style-name="Таблица27.A2" office:value-type="string">
            <text:p text:style-name="P1">Пирожки возвращают съевшему исходные размеры, если после таинственного снадобья они изменились.</text:p>
          </table:table-cell>
          <table:table-cell table:style-name="Таблица27.C2" office:value-type="string">
            <text:p text:style-name="P9">10</text:p>
          </table:table-cell>
        </table:table-row>
        <table:table-row table:style-name="Таблица27.1">
          <table:table-cell table:style-name="Таблица27.A2" office:value-type="string">
            <text:p text:style-name="P54">Крапчатая поросль (Speckled growth)</text:p>
          </table:table-cell>
          <table:table-cell table:style-name="Таблица27.A2" office:value-type="string">
            <text:p text:style-name="P1">Крапчатая поросль вызывает галлюцинации. Она делает съевшего её сумасшедшим на ограниченное время.</text:p>
          </table:table-cell>
          <table:table-cell table:style-name="Таблица27.C2" office:value-type="string">
            <text:p text:style-name="P9">0</text:p>
          </table:table-cell>
        </table:table-row>
        <table:table-row table:style-name="Таблица27.1">
          <table:table-cell table:style-name="Таблица27.A2" office:value-type="string">
            <text:p text:style-name="P54">Сучковатый корень <text:s/>(Gnarled root)</text:p>
          </table:table-cell>
          <table:table-cell table:style-name="Таблица27.A2" office:value-type="string">
            <text:p text:style-name="P1">Ценится за лечебные свойства. Сучковатые корни вылечат легкие повреждения и восстановят стойкость, как и нормальное снадобье лечения.</text:p>
          </table:table-cell>
          <table:table-cell table:style-name="Таблица27.C2" office:value-type="string">
            <text:p text:style-name="P9">30</text:p>
          </table:table-cell>
        </table:table-row>
        <table:table-row table:style-name="Таблица27.1">
          <table:table-cell table:style-name="Таблица27.A2" office:value-type="string">
            <text:p text:style-name="P54">Красный гриб (Red mushroom)</text:p>
          </table:table-cell>
          <table:table-cell table:style-name="Таблица27.A2" office:value-type="string">
            <text:p text:style-name="P1">Красный гриб ослепляет съевшего на несколько ходов. Это позволяет герою получить представление о шестом чувстве, которое приобретается при съедании мертвого ансска. </text:p>
          </table:table-cell>
          <table:table-cell table:style-name="Таблица27.C2" office:value-type="string">
            <text:p text:style-name="P5">0</text:p>
          </table:table-cell>
        </table:table-row>
        <table:table-row table:style-name="Таблица27.1">
          <table:table-cell table:style-name="Таблица27.A2" office:value-type="string">
            <text:p text:style-name="P54">Белый<text:span text:style-name="T1"> </text:span>гриб<text:span text:style-name="T1"> </text:span>(<text:span text:style-name="T1">White mushroom</text:span>)</text:p>
          </table:table-cell>
          <table:table-cell table:style-name="Таблица27.A2" office:value-type="string">
            <text:p text:style-name="P1">Белые грибы приводят съевшего в состояние истощения, оставляя десять ходов, чтобы выжить.</text:p>
          </table:table-cell>
          <table:table-cell table:style-name="Таблица27.C2" office:value-type="string">
            <text:p text:style-name="P9">0</text:p>
          </table:table-cell>
        </table:table-row>
        <table:table-row table:style-name="Таблица27.1">
          <table:table-cell table:style-name="Таблица27.A2" office:value-type="string">
            <text:p text:style-name="P54">Крапчатый гриб (Mottled mushroom)</text:p>
          </table:table-cell>
          <table:table-cell table:style-name="Таблица27.A2" office:value-type="string">
            <text:p text:style-name="P1">Крапчатый гриб приятен на вкус, но делает 30-40 hp повреждения несколько ходов спустя.</text:p>
          </table:table-cell>
          <table:table-cell table:style-name="Таблица27.C2" office:value-type="string">
            <text:p text:style-name="P9">0</text:p>
          </table:table-cell>
        </table:table-row>
        <table:table-row table:style-name="Таблица27.1">
          <table:table-cell table:style-name="Таблица27.A2" office:value-type="string">
            <text:p text:style-name="P54">Черный гриб (Black mushroom)</text:p>
          </table:table-cell>
          <table:table-cell table:style-name="Таблица27.A2" office:value-type="string">
            <text:p text:style-name="P1">Черные грибы дают съевшему временное огненное зрение (<text:span text:style-name="T1">fire</text:span> <text:span text:style-name="T1">vision</text:span>). Это проявляется кровотечением из глаз, и ущербом в 0-20 hp.</text:p>
          </table:table-cell>
          <table:table-cell table:style-name="Таблица27.C2" office:value-type="string">
            <text:p text:style-name="P5">0</text:p>
          </table:table-cell>
        </table:table-row>
        <table:table-row table:style-name="Таблица27.1">
          <table:table-cell table:style-name="Таблица27.A2" office:value-type="string">
            <text:p text:style-name="P54">Желтый<text:span text:style-name="T1"> </text:span>гриб<text:span text:style-name="T1"> </text:span>(<text:span text:style-name="T1">Yellow mushroom</text:span>)</text:p>
          </table:table-cell>
          <table:table-cell table:style-name="Таблица27.A2" office:value-type="string">
            <text:p text:style-name="P1">Желтый гриб уменьшает силу.</text:p>
          </table:table-cell>
          <table:table-cell table:style-name="Таблица27.C2" office:value-type="string">
            <text:p text:style-name="P5">0</text:p>
          </table:table-cell>
        </table:table-row>
        <text:soft-page-break/>
        <table:table-row table:style-name="Таблица27.1">
          <table:table-cell table:style-name="Таблица27.A2" office:value-type="string">
            <text:p text:style-name="P54">Зеленый гриб<text:span text:style-name="T1"> </text:span>(<text:span text:style-name="T1">Green mushroom</text:span>)</text:p>
          </table:table-cell>
          <table:table-cell table:style-name="Таблица27.A2" office:value-type="string">
            <text:p text:style-name="P1">Зеленые грибы увеличивают максимум hit point’ов съевшего. Текущий hit point’ы игрока достигают максимума через несколько ходов, так что в индикаторе HP сначала появляется красный цвет.</text:p>
          </table:table-cell>
          <table:table-cell table:style-name="Таблица27.C2" office:value-type="string">
            <text:p text:style-name="P9">0</text:p>
          </table:table-cell>
        </table:table-row>
        <table:table-row table:style-name="Таблица27.1">
          <table:table-cell table:style-name="Таблица27.A2" office:value-type="string">
            <text:p text:style-name="P54">Губчатая масса (<text:span text:style-name="T1">Spongy</text:span> <text:span text:style-name="T1">mass</text:span>)</text:p>
          </table:table-cell>
          <table:table-cell table:style-name="Таблица27.A2" office:value-type="string">
            <text:p text:style-name="P1">Губчатая масса отключает шестое чувство, приобретенное при съедании мертвого ансска.</text:p>
          </table:table-cell>
          <table:table-cell table:style-name="Таблица27.C2" office:value-type="string">
            <text:p text:style-name="P9">0</text:p>
          </table:table-cell>
        </table:table-row>
        <table:table-row table:style-name="Таблица27.1">
          <table:table-cell table:style-name="Таблица27.A2" office:value-type="string">
            <text:p text:style-name="P1">Скелет (Skeleton)</text:p>
          </table:table-cell>
          <table:table-cell table:style-name="Таблица27.A2" office:value-type="string">
            <text:p text:style-name="P1">Скелеты несъедобны.</text:p>
          </table:table-cell>
          <table:table-cell table:style-name="Таблица27.C2" office:value-type="string">
            <text:p text:style-name="P9">0</text:p>
          </table:table-cell>
        </table:table-row>
        <table:table-row table:style-name="Таблица27.1">
          <table:table-cell table:style-name="Таблица27.A2" office:value-type="string">
            <text:p text:style-name="P54">Отбеленный корень (Bleached root)</text:p>
          </table:table-cell>
          <table:table-cell table:style-name="Таблица27.A2" office:value-type="string">
            <text:p text:style-name="P1">Отбеленные корни дают 50% шанс повышения конституции съевшего.</text:p>
          </table:table-cell>
          <table:table-cell table:style-name="Таблица27.C2" office:value-type="string">
            <text:p text:style-name="P9">4</text:p>
          </table:table-cell>
        </table:table-row>
        <table:table-row table:style-name="Таблица27.1">
          <table:table-cell table:style-name="Таблица27.A2" office:value-type="string">
            <text:p text:style-name="P54">Зеленый кусок (Green lump)</text:p>
          </table:table-cell>
          <table:table-cell table:style-name="Таблица27.A2" office:value-type="string">
            <text:p text:style-name="P1">Основной источник пищи рабов. Зеленые куски очень питательны, на вкус - не очень.</text:p>
          </table:table-cell>
          <table:table-cell table:style-name="Таблица27.C2" office:value-type="string">
            <text:p text:style-name="P9">400</text:p>
          </table:table-cell>
        </table:table-row>
        <table:table-row table:style-name="Таблица27.1">
          <table:table-cell table:style-name="Таблица27.C1" table:number-columns-spanned="3" office:value-type="string">
            <text:p text:style-name="P1">ПЛОТЬ МОНСТРОВ</text:p>
          </table:table-cell>
          <table:covered-table-cell/>
          <table:covered-table-cell/>
        </table:table-row>
        <table:table-row table:style-name="Таблица27.1">
          <table:table-cell table:style-name="Таблица27.A2" office:value-type="string">
            <text:p text:style-name="P54">Anssk</text:p>
          </table:table-cell>
          <table:table-cell table:style-name="Таблица27.A2" office:value-type="string">
            <text:p text:style-name="P1">Поедание мертвых анссков дает шестое чувство: возможность видеть все остальные существа.</text:p>
          </table:table-cell>
          <table:table-cell table:style-name="Таблица27.C2" office:value-type="string">
            <text:p text:style-name="P9">1</text:p>
          </table:table-cell>
        </table:table-row>
        <table:table-row table:style-name="Таблица27.1">
          <table:table-cell table:style-name="Таблица27.A2" office:value-type="string">
            <text:p text:style-name="P54">Basilisk</text:p>
          </table:table-cell>
          <table:table-cell table:style-name="Таблица27.A2" office:value-type="string">
            <text:p text:style-name="P1">Если потребитель не чувствителен к окаменению, то он немедленно умрет. </text:p>
          </table:table-cell>
          <table:table-cell table:style-name="Таблица27.C2" office:value-type="string">
            <text:p text:style-name="P9">41</text:p>
          </table:table-cell>
        </table:table-row>
        <table:table-row table:style-name="Таблица27.1">
          <table:table-cell table:style-name="Таблица27.A2" office:value-type="string">
            <text:p text:style-name="P54">Bear</text:p>
          </table:table-cell>
          <table:table-cell table:style-name="Таблица27.A2" office:value-type="string">
            <text:p text:style-name="P1"/>
          </table:table-cell>
          <table:table-cell table:style-name="Таблица27.C2" office:value-type="string">
            <text:p text:style-name="P9">14</text:p>
          </table:table-cell>
        </table:table-row>
        <table:table-row table:style-name="Таблица27.1">
          <table:table-cell table:style-name="Таблица27.A2" office:value-type="string">
            <text:p text:style-name="P54">Bloodslug</text:p>
          </table:table-cell>
          <table:table-cell table:style-name="Таблица27.A2" office:value-type="string">
            <text:p text:style-name="P1">Поедание bloodslug’ов непродуктивно.</text:p>
          </table:table-cell>
          <table:table-cell table:style-name="Таблица27.C2" office:value-type="string">
            <text:p text:style-name="P9">-30</text:p>
          </table:table-cell>
        </table:table-row>
        <table:table-row table:style-name="Таблица27.1">
          <table:table-cell table:style-name="Таблица27.A2" office:value-type="string">
            <text:p text:style-name="P54">Blur</text:p>
          </table:table-cell>
          <table:table-cell table:style-name="Таблица27.A2" office:value-type="string">
            <text:p text:style-name="P1">Мертвые блуры увеличивают скорость потребителя. Скорости 60-70 могут быть смертельными.</text:p>
          </table:table-cell>
          <table:table-cell table:style-name="Таблица27.C2" office:value-type="string">
            <text:p text:style-name="P5">3</text:p>
          </table:table-cell>
        </table:table-row>
        <table:table-row table:style-name="Таблица27.1">
          <table:table-cell table:style-name="Таблица27.A2" office:value-type="string">
            <text:p text:style-name="P55">Borgon vile</text:p>
          </table:table-cell>
          <table:table-cell table:style-name="Таблица27.A2" office:value-type="string">
            <text:p text:style-name="P4"/>
          </table:table-cell>
          <table:table-cell table:style-name="Таблица27.C2" office:value-type="string">
            <text:p text:style-name="P5">13</text:p>
          </table:table-cell>
        </table:table-row>
        <table:table-row table:style-name="Таблица27.1">
          <table:table-cell table:style-name="Таблица27.A2" office:value-type="string">
            <text:p text:style-name="P55">Breleor</text:p>
          </table:table-cell>
          <table:table-cell table:style-name="Таблица27.A2" office:value-type="string">
            <text:p text:style-name="P1">Мясо мертвого брелеора даст потребителю навык картографии и силу путешествовать через пространство.</text:p>
          </table:table-cell>
          <table:table-cell table:style-name="Таблица27.C2" office:value-type="string">
            <text:p text:style-name="P9">28</text:p>
          </table:table-cell>
        </table:table-row>
        <table:table-row table:style-name="Таблица27.1">
          <table:table-cell table:style-name="Таблица27.A2" office:value-type="string">
            <text:p text:style-name="P54">Brown bat</text:p>
          </table:table-cell>
          <table:table-cell table:style-name="Таблица27.A2" office:value-type="string">
            <text:p text:style-name="P1">Поедание коричневых летучих мышей вызывает опьянение (confusion) на 20-40 ходов.</text:p>
          </table:table-cell>
          <table:table-cell table:style-name="Таблица27.C2" office:value-type="string">
            <text:p text:style-name="P5">3</text:p>
          </table:table-cell>
        </table:table-row>
        <table:table-row table:style-name="Таблица27.1">
          <table:table-cell table:style-name="Таблица27.A2" office:value-type="string">
            <text:p text:style-name="P55">Chameleon</text:p>
          </table:table-cell>
          <table:table-cell table:style-name="Таблица27.A2" office:value-type="string">
            <text:p text:style-name="P4"/>
          </table:table-cell>
          <table:table-cell table:style-name="Таблица27.C2" office:value-type="string">
            <text:p text:style-name="P5">7</text:p>
          </table:table-cell>
        </table:table-row>
        <table:table-row table:style-name="Таблица27.1">
          <table:table-cell table:style-name="Таблица27.A2" office:value-type="string">
            <text:p text:style-name="P55">Charred wraith</text:p>
          </table:table-cell>
          <table:table-cell table:style-name="Таблица27.A2" office:value-type="string">
            <text:p text:style-name="P1">30% мертвых воздушных гол (charred wraiths) уменьшает силу при их поедании.</text:p>
          </table:table-cell>
          <table:table-cell table:style-name="Таблица27.C2" office:value-type="string">
            <text:p text:style-name="P9">2</text:p>
          </table:table-cell>
        </table:table-row>
        <table:table-row table:style-name="Таблица27.1">
          <table:table-cell table:style-name="Таблица27.A2" office:value-type="string">
            <text:p text:style-name="P54">Cockatrice</text:p>
          </table:table-cell>
          <table:table-cell table:style-name="Таблица27.A2" office:value-type="string">
            <text:p text:style-name="P1">Если потребитель не чувствителен к окаменению, то он немедленно умрет.</text:p>
          </table:table-cell>
          <table:table-cell table:style-name="Таблица27.C2" office:value-type="string">
            <text:p text:style-name="P9">1</text:p>
          </table:table-cell>
        </table:table-row>
        <table:table-row table:style-name="Таблица27.1">
          <table:table-cell table:style-name="Таблица27.A2" office:value-type="string">
            <text:p text:style-name="P54">Corpse</text:p>
          </table:table-cell>
          <table:table-cell table:style-name="Таблица27.A2" office:value-type="string">
            <text:p text:style-name="P1">Поедание трупа заразит потребителя гнилой хворью <text:span text:style-name="T1">(rotten disease).</text:span></text:p>
          </table:table-cell>
          <table:table-cell table:style-name="Таблица27.C2" office:value-type="string">
            <text:p text:style-name="P5">1</text:p>
          </table:table-cell>
        </table:table-row>
        <table:table-row table:style-name="Таблица27.32">
          <table:table-cell table:style-name="Таблица27.A2" office:value-type="string">
            <text:p text:style-name="P55">Draugr</text:p>
          </table:table-cell>
          <table:table-cell table:style-name="Таблица27.A2" office:value-type="string">
            <text:p text:style-name="P1">При поедании мертвого драугра его тело уничтожается, и он не сможет вернуться к жизни.</text:p>
          </table:table-cell>
          <table:table-cell table:style-name="Таблица27.C2" office:value-type="string">
            <text:p text:style-name="P9">13</text:p>
          </table:table-cell>
        </table:table-row>
        <table:table-row table:style-name="Таблица27.1">
          <table:table-cell table:style-name="Таблица27.A2" office:value-type="string">
            <text:p text:style-name="P54">Dreg</text:p>
          </table:table-cell>
          <table:table-cell table:style-name="Таблица27.A2" office:value-type="string">
            <text:p text:style-name="P1">Мертвые дреги ядовиты.</text:p>
          </table:table-cell>
          <table:table-cell table:style-name="Таблица27.C2" office:value-type="string">
            <text:p text:style-name="P5">1</text:p>
          </table:table-cell>
        </table:table-row>
        <table:table-row table:style-name="Таблица27.1">
          <table:table-cell table:style-name="Таблица27.A2" office:value-type="string">
            <text:p text:style-name="P55">Dwarf</text:p>
          </table:table-cell>
          <table:table-cell table:style-name="Таблица27.A2" office:value-type="string">
            <text:p text:style-name="P4"/>
          </table:table-cell>
          <table:table-cell table:style-name="Таблица27.C2" office:value-type="string">
            <text:p text:style-name="P5">11</text:p>
          </table:table-cell>
        </table:table-row>
        <table:table-row table:style-name="Таблица27.1">
          <table:table-cell table:style-name="Таблица27.A2" office:value-type="string">
            <text:p text:style-name="P55">Edgewort</text:p>
          </table:table-cell>
          <table:table-cell table:style-name="Таблица27.A2" office:value-type="string">
            <text:p text:style-name="P4"/>
          </table:table-cell>
          <table:table-cell table:style-name="Таблица27.C2" office:value-type="string">
            <text:p text:style-name="P5">11</text:p>
          </table:table-cell>
        </table:table-row>
        <table:table-row table:style-name="Таблица27.1">
          <table:table-cell table:style-name="Таблица27.A2" office:value-type="string">
            <text:p text:style-name="P55">Elgar</text:p>
          </table:table-cell>
          <table:table-cell table:style-name="Таблица27.A2" office:value-type="string">
            <text:p text:style-name="P4"/>
          </table:table-cell>
          <table:table-cell table:style-name="Таблица27.C2" office:value-type="string">
            <text:p text:style-name="P5">11</text:p>
          </table:table-cell>
        </table:table-row>
        <table:table-row table:style-name="Таблица27.1">
          <table:table-cell table:style-name="Таблица27.A2" office:value-type="string">
            <text:p text:style-name="P55">Elle giant</text:p>
          </table:table-cell>
          <table:table-cell table:style-name="Таблица27.A2" office:value-type="string">
            <text:p text:style-name="P4"/>
          </table:table-cell>
          <table:table-cell table:style-name="Таблица27.C2" office:value-type="string">
            <text:p text:style-name="P5">41</text:p>
          </table:table-cell>
        </table:table-row>
        <text:soft-page-break/>
        <table:table-row table:style-name="Таблица27.1">
          <table:table-cell table:style-name="Таблица27.A2" office:value-type="string">
            <text:p text:style-name="P55">Enchantress</text:p>
          </table:table-cell>
          <table:table-cell table:style-name="Таблица27.A2" office:value-type="string">
            <text:p text:style-name="P4"/>
          </table:table-cell>
          <table:table-cell table:style-name="Таблица27.C2" office:value-type="string">
            <text:p text:style-name="P9">8</text:p>
          </table:table-cell>
        </table:table-row>
        <table:table-row table:style-name="Таблица27.1">
          <table:table-cell table:style-name="Таблица27.A2" office:value-type="string">
            <text:p text:style-name="P54">Faleryn</text:p>
          </table:table-cell>
          <table:table-cell table:style-name="Таблица27.A2" office:value-type="string">
            <text:p text:style-name="P1">Поедание мертвой фалерины превращает потребителя в фалерину.</text:p>
          </table:table-cell>
          <table:table-cell table:style-name="Таблица27.C2" office:value-type="string">
            <text:p text:style-name="P9">14</text:p>
          </table:table-cell>
        </table:table-row>
        <table:table-row table:style-name="Таблица27.1">
          <table:table-cell table:style-name="Таблица27.A2" office:value-type="string">
            <text:p text:style-name="P54">Fire dragon</text:p>
          </table:table-cell>
          <table:table-cell table:style-name="Таблица27.A2" office:value-type="string">
            <text:p text:style-name="P1">Плоть мертвого огненного дракона делает потребителя огнеупорным.</text:p>
          </table:table-cell>
          <table:table-cell table:style-name="Таблица27.C2" office:value-type="string">
            <text:p text:style-name="P9">85</text:p>
          </table:table-cell>
        </table:table-row>
        <table:table-row table:style-name="Таблица27.1">
          <table:table-cell table:style-name="Таблица27.A2" office:value-type="string">
            <text:p text:style-name="P54">Fire giant</text:p>
          </table:table-cell>
          <table:table-cell table:style-name="Таблица27.A2" office:value-type="string">
            <text:p text:style-name="P1">Мертвый огненный великан сожжет не устойчивого к огню на 16-25 hp после того как его съедят.</text:p>
          </table:table-cell>
          <table:table-cell table:style-name="Таблица27.C2" office:value-type="string">
            <text:p text:style-name="P5">13</text:p>
          </table:table-cell>
        </table:table-row>
        <table:table-row table:style-name="Таблица27.1">
          <table:table-cell table:style-name="Таблица27.A2" office:value-type="string">
            <text:p text:style-name="P55">Frost bat</text:p>
          </table:table-cell>
          <table:table-cell table:style-name="Таблица27.A2" office:value-type="string">
            <text:p text:style-name="P4"/>
          </table:table-cell>
          <table:table-cell table:style-name="Таблица27.C2" office:value-type="string">
            <text:p text:style-name="P5">7</text:p>
          </table:table-cell>
        </table:table-row>
        <table:table-row table:style-name="Таблица27.1">
          <table:table-cell table:style-name="Таблица27.A2" office:value-type="string">
            <text:p text:style-name="P55">Fyleisch</text:p>
          </table:table-cell>
          <table:table-cell table:style-name="Таблица27.A2" office:value-type="string">
            <text:p text:style-name="P1">Поедание мертвого филейша – немедленная смерть.</text:p>
          </table:table-cell>
          <table:table-cell table:style-name="Таблица27.C2" office:value-type="string">
            <text:p text:style-name="P5">26</text:p>
          </table:table-cell>
        </table:table-row>
        <table:table-row table:style-name="Таблица27.1">
          <table:table-cell table:style-name="Таблица27.A2" office:value-type="string">
            <text:p text:style-name="P55">Gas ball</text:p>
          </table:table-cell>
          <table:table-cell table:style-name="Таблица27.A2" office:value-type="string">
            <text:p text:style-name="P4"/>
          </table:table-cell>
          <table:table-cell table:style-name="Таблица27.C2" office:value-type="string">
            <text:p text:style-name="P5">2</text:p>
          </table:table-cell>
        </table:table-row>
        <table:table-row table:style-name="Таблица27.1">
          <table:table-cell table:style-name="Таблица27.A2" office:value-type="string">
            <text:p text:style-name="P55">Giant squid</text:p>
          </table:table-cell>
          <table:table-cell table:style-name="Таблица27.A2" office:value-type="string">
            <text:p text:style-name="P4"/>
          </table:table-cell>
          <table:table-cell table:style-name="Таблица27.C2" office:value-type="string">
            <text:p text:style-name="P9">83</text:p>
          </table:table-cell>
        </table:table-row>
        <table:table-row table:style-name="Таблица27.1">
          <table:table-cell table:style-name="Таблица27.A2" office:value-type="string">
            <text:p text:style-name="P54">Gibberer</text:p>
          </table:table-cell>
          <table:table-cell table:style-name="Таблица27.A2" office:value-type="string">
            <text:p text:style-name="P1"/>
          </table:table-cell>
          <table:table-cell table:style-name="Таблица27.C2" office:value-type="string">
            <text:p text:style-name="P9">14</text:p>
          </table:table-cell>
        </table:table-row>
        <table:table-row table:style-name="Таблица27.1">
          <table:table-cell table:style-name="Таблица27.A2" office:value-type="string">
            <text:p text:style-name="P54">Glard</text:p>
          </table:table-cell>
          <table:table-cell table:style-name="Таблица27.A2" office:value-type="string">
            <text:p text:style-name="P1">Съедание мертвого гларда приводит к отравлению со смертельным исходом в 5% случаев. Тем не менее, съевший его станет иммунным ко всем дальнейшим ядам.</text:p>
          </table:table-cell>
          <table:table-cell table:style-name="Таблица27.C2" office:value-type="string">
            <text:p text:style-name="P9">2</text:p>
          </table:table-cell>
        </table:table-row>
        <table:table-row table:style-name="Таблица27.1">
          <table:table-cell table:style-name="Таблица27.A2" office:value-type="string">
            <text:p text:style-name="P54">Gnome</text:p>
          </table:table-cell>
          <table:table-cell table:style-name="Таблица27.A2" office:value-type="string">
            <text:p text:style-name="P1"/>
          </table:table-cell>
          <table:table-cell table:style-name="Таблица27.C2" office:value-type="string">
            <text:p text:style-name="P9">13</text:p>
          </table:table-cell>
        </table:table-row>
        <table:table-row table:style-name="Таблица27.1">
          <table:table-cell table:style-name="Таблица27.A2" office:value-type="string">
            <text:p text:style-name="P54">Gorm</text:p>
          </table:table-cell>
          <table:table-cell table:style-name="Таблица27.A2" office:value-type="string">
            <text:p text:style-name="P1">Если потребитель не устойчив к кислоте то, съев мертвого горма, он умрет.</text:p>
          </table:table-cell>
          <table:table-cell table:style-name="Таблица27.C2" office:value-type="string">
            <text:p text:style-name="P5">9</text:p>
          </table:table-cell>
        </table:table-row>
        <table:table-row table:style-name="Таблица27.1">
          <table:table-cell table:style-name="Таблица27.A2" office:value-type="string">
            <text:p text:style-name="P55">Hatchetfish</text:p>
          </table:table-cell>
          <table:table-cell table:style-name="Таблица27.A2" office:value-type="string">
            <text:p text:style-name="P4"/>
          </table:table-cell>
          <table:table-cell table:style-name="Таблица27.C2" office:value-type="string">
            <text:p text:style-name="P5">2</text:p>
          </table:table-cell>
        </table:table-row>
        <table:table-row table:style-name="Таблица27.1">
          <table:table-cell table:style-name="Таблица27.A2" office:value-type="string">
            <text:p text:style-name="P55">Hel dragon</text:p>
          </table:table-cell>
          <table:table-cell table:style-name="Таблица27.A2" office:value-type="string">
            <text:p text:style-name="P1">Мясо мертвого hel дракона сделает потребителя устойчивым к окаменению и добавляет к его конституции 1-5 единиц.</text:p>
          </table:table-cell>
          <table:table-cell table:style-name="Таблица27.C2" office:value-type="string">
            <text:p text:style-name="P5">87</text:p>
          </table:table-cell>
        </table:table-row>
        <table:table-row table:style-name="Таблица27.1">
          <table:table-cell table:style-name="Таблица27.A2" office:value-type="string">
            <text:p text:style-name="P55">Hill giant</text:p>
          </table:table-cell>
          <table:table-cell table:style-name="Таблица27.A2" office:value-type="string">
            <text:p text:style-name="P4"/>
          </table:table-cell>
          <table:table-cell table:style-name="Таблица27.C2" office:value-type="string">
            <text:p text:style-name="P5">83</text:p>
          </table:table-cell>
        </table:table-row>
        <table:table-row table:style-name="Таблица27.1">
          <table:table-cell table:style-name="Таблица27.A2" office:value-type="string">
            <text:p text:style-name="P55">Homunculus</text:p>
          </table:table-cell>
          <table:table-cell table:style-name="Таблица27.A2" office:value-type="string">
            <text:p text:style-name="P4"/>
          </table:table-cell>
          <table:table-cell table:style-name="Таблица27.C2" office:value-type="string">
            <text:p text:style-name="P5">2</text:p>
          </table:table-cell>
        </table:table-row>
        <table:table-row table:style-name="Таблица27.1">
          <table:table-cell table:style-name="Таблица27.A2" office:value-type="string">
            <text:p text:style-name="P55">Hrygar</text:p>
          </table:table-cell>
          <table:table-cell table:style-name="Таблица27.A2" office:value-type="string">
            <text:p text:style-name="P4"/>
          </table:table-cell>
          <table:table-cell table:style-name="Таблица27.C2" office:value-type="string">
            <text:p text:style-name="P5">6</text:p>
          </table:table-cell>
        </table:table-row>
        <table:table-row table:style-name="Таблица27.1">
          <table:table-cell table:style-name="Таблица27.A2" office:value-type="string">
            <text:p text:style-name="P55">Human</text:p>
          </table:table-cell>
          <table:table-cell table:style-name="Таблица27.A2" office:value-type="string">
            <text:p text:style-name="P4"/>
          </table:table-cell>
          <table:table-cell table:style-name="Таблица27.C2" office:value-type="string">
            <text:p text:style-name="P5">11</text:p>
          </table:table-cell>
        </table:table-row>
        <table:table-row table:style-name="Таблица27.1">
          <table:table-cell table:style-name="Таблица27.A2" office:value-type="string">
            <text:p text:style-name="P55">Ice dragon</text:p>
          </table:table-cell>
          <table:table-cell table:style-name="Таблица27.A2" office:value-type="string">
            <text:p text:style-name="P1">Плоть мертвого ледяного дракона сделает потребителя устойчивым к сильному холоду.</text:p>
          </table:table-cell>
          <table:table-cell table:style-name="Таблица27.C2" office:value-type="string">
            <text:p text:style-name="P9">89</text:p>
          </table:table-cell>
        </table:table-row>
        <table:table-row table:style-name="Таблица27.1">
          <table:table-cell table:style-name="Таблица27.A2" office:value-type="string">
            <text:p text:style-name="P54">Ice sphere</text:p>
          </table:table-cell>
          <table:table-cell table:style-name="Таблица27.A2" office:value-type="string">
            <text:p text:style-name="P1">Останки ледяной сферы сделают потребителя устойчивым к холоду.</text:p>
          </table:table-cell>
          <table:table-cell table:style-name="Таблица27.C2" office:value-type="string">
            <text:p text:style-name="P5">2</text:p>
          </table:table-cell>
        </table:table-row>
        <table:table-row table:style-name="Таблица27.1">
          <table:table-cell table:style-name="Таблица27.A2" office:value-type="string">
            <text:p text:style-name="P55">Imp</text:p>
          </table:table-cell>
          <table:table-cell table:style-name="Таблица27.A2" office:value-type="string">
            <text:p text:style-name="P4"/>
          </table:table-cell>
          <table:table-cell table:style-name="Таблица27.C2" office:value-type="string">
            <text:p text:style-name="P5">1</text:p>
          </table:table-cell>
        </table:table-row>
        <table:table-row table:style-name="Таблица27.1">
          <table:table-cell table:style-name="Таблица27.A2" office:value-type="string">
            <text:p text:style-name="P55">Iridorn</text:p>
          </table:table-cell>
          <table:table-cell table:style-name="Таблица27.A2" office:value-type="string">
            <text:p text:style-name="P4"/>
          </table:table-cell>
          <table:table-cell table:style-name="Таблица27.C2" office:value-type="string">
            <text:p text:style-name="P5">3</text:p>
          </table:table-cell>
        </table:table-row>
        <table:table-row table:style-name="Таблица27.1">
          <table:table-cell table:style-name="Таблица27.A2" office:value-type="string">
            <text:p text:style-name="P55">Ivy creeper</text:p>
          </table:table-cell>
          <table:table-cell table:style-name="Таблица27.A2" office:value-type="string">
            <text:p text:style-name="P1">Съеденные мертвый ползучий плющ или его листья лечат исшрамленный мозг и избавляют от галлюцинаций, неразберихи (confusion), и приступов сумасшествия.</text:p>
          </table:table-cell>
          <table:table-cell table:style-name="Таблица27.C2" office:value-type="string">
            <text:p text:style-name="P9">4</text:p>
          </table:table-cell>
        </table:table-row>
        <table:table-row table:style-name="Таблица27.1">
          <table:table-cell table:style-name="Таблица27.A2" office:value-type="string">
            <text:p text:style-name="P54">Jacchus</text:p>
          </table:table-cell>
          <table:table-cell table:style-name="Таблица27.A2" office:value-type="string">
            <text:p text:style-name="P1"/>
          </table:table-cell>
          <table:table-cell table:style-name="Таблица27.C2" office:value-type="string">
            <text:p text:style-name="P9">8</text:p>
          </table:table-cell>
        </table:table-row>
        <table:table-row table:style-name="Таблица27.1">
          <table:table-cell table:style-name="Таблица27.A2" office:value-type="string">
            <text:p text:style-name="P54">Jagrèdin</text:p>
          </table:table-cell>
          <table:table-cell table:style-name="Таблица27.A2" office:value-type="string">
            <text:p text:style-name="P1">Поедание расплавленной плоти jagredins вызовет 24-109 hp ущерба.</text:p>
          </table:table-cell>
          <table:table-cell table:style-name="Таблица27.C2" office:value-type="string">
            <text:p text:style-name="P5">88</text:p>
          </table:table-cell>
        </table:table-row>
        <table:table-row table:style-name="Таблица27.1">
          <table:table-cell table:style-name="Таблица27.A2" office:value-type="string">
            <text:p text:style-name="P55">Kalvin</text:p>
          </table:table-cell>
          <table:table-cell table:style-name="Таблица27.A2" office:value-type="string">
            <text:p text:style-name="P4"/>
          </table:table-cell>
          <table:table-cell table:style-name="Таблица27.C2" office:value-type="string">
            <text:p text:style-name="P5">2</text:p>
          </table:table-cell>
        </table:table-row>
        <text:soft-page-break/>
        <table:table-row table:style-name="Таблица27.1">
          <table:table-cell table:style-name="Таблица27.A2" office:value-type="string">
            <text:p text:style-name="P55">Knell bird</text:p>
          </table:table-cell>
          <table:table-cell table:style-name="Таблица27.A2" office:value-type="string">
            <text:p text:style-name="P4"/>
          </table:table-cell>
          <table:table-cell table:style-name="Таблица27.C2" office:value-type="string">
            <text:p text:style-name="P9">2</text:p>
          </table:table-cell>
        </table:table-row>
        <table:table-row table:style-name="Таблица27.1">
          <table:table-cell table:style-name="Таблица27.A2" office:value-type="string">
            <text:p text:style-name="P54">Knilb</text:p>
          </table:table-cell>
          <table:table-cell table:style-name="Таблица27.A2" office:value-type="string">
            <text:p text:style-name="P1">Поедание мертвых книльбов вызовет телепортирование потребителя на произвольные расстояния до конца его жизни. Это явление неизлечимо.</text:p>
          </table:table-cell>
          <table:table-cell table:style-name="Таблица27.C2" office:value-type="string">
            <text:p text:style-name="P5">6</text:p>
          </table:table-cell>
        </table:table-row>
        <table:table-row table:style-name="Таблица27.1">
          <table:table-cell table:style-name="Таблица27.A2" office:value-type="string">
            <text:p text:style-name="P55">Kobold</text:p>
          </table:table-cell>
          <table:table-cell table:style-name="Таблица27.A2" office:value-type="string">
            <text:p text:style-name="P4"/>
          </table:table-cell>
          <table:table-cell table:style-name="Таблица27.C2" office:value-type="string">
            <text:p text:style-name="P5">8</text:p>
          </table:table-cell>
        </table:table-row>
        <table:table-row table:style-name="Таблица27.1">
          <table:table-cell table:style-name="Таблица27.A2" office:value-type="string">
            <text:p text:style-name="P55">Lacunar</text:p>
          </table:table-cell>
          <table:table-cell table:style-name="Таблица27.A2" office:value-type="string">
            <text:p text:style-name="P4"/>
          </table:table-cell>
          <table:table-cell table:style-name="Таблица27.C2" office:value-type="string">
            <text:p text:style-name="P5">11</text:p>
          </table:table-cell>
        </table:table-row>
        <table:table-row table:style-name="Таблица27.1">
          <table:table-cell table:style-name="Таблица27.A2" office:value-type="string">
            <text:p text:style-name="P55">Lorkesth</text:p>
          </table:table-cell>
          <table:table-cell table:style-name="Таблица27.A2" office:value-type="string">
            <text:p text:style-name="P4"/>
          </table:table-cell>
          <table:table-cell table:style-name="Таблица27.C2" office:value-type="string">
            <text:p text:style-name="P9">27</text:p>
          </table:table-cell>
        </table:table-row>
        <table:table-row table:style-name="Таблица27.1">
          <table:table-cell table:style-name="Таблица27.A2" office:value-type="string">
            <text:p text:style-name="P54">Lower dwarf</text:p>
          </table:table-cell>
          <table:table-cell table:style-name="Таблица27.A2" office:value-type="string">
            <text:p text:style-name="P1">Поедание мертвого низшего гнома уничтожит устойчивость потребителя к огню.</text:p>
          </table:table-cell>
          <table:table-cell table:style-name="Таблица27.C2" office:value-type="string">
            <text:p text:style-name="P9">19</text:p>
          </table:table-cell>
        </table:table-row>
        <table:table-row table:style-name="Таблица27.1">
          <table:table-cell table:style-name="Таблица27.A2" office:value-type="string">
            <text:p text:style-name="P54">Migdnart</text:p>
          </table:table-cell>
          <table:table-cell table:style-name="Таблица27.A2" office:value-type="string">
            <text:p text:style-name="P1"/>
          </table:table-cell>
          <table:table-cell table:style-name="Таблица27.C2" office:value-type="string">
            <text:p text:style-name="P9">26</text:p>
          </table:table-cell>
        </table:table-row>
        <table:table-row table:style-name="Таблица27.1">
          <table:table-cell table:style-name="Таблица27.A2" office:value-type="string">
            <text:p text:style-name="P54">Minion</text:p>
          </table:table-cell>
          <table:table-cell table:style-name="Таблица27.A2" office:value-type="string">
            <text:p text:style-name="P1">Если потребитель не огнеупорен, мертвый минион причинит 16-25 hp повреждений.</text:p>
          </table:table-cell>
          <table:table-cell table:style-name="Таблица27.C2" office:value-type="string">
            <text:p text:style-name="P5">8</text:p>
          </table:table-cell>
        </table:table-row>
        <table:table-row table:style-name="Таблица27.1">
          <table:table-cell table:style-name="Таблица27.A2" office:value-type="string">
            <text:p text:style-name="P55">Moleman</text:p>
          </table:table-cell>
          <table:table-cell table:style-name="Таблица27.A2" office:value-type="string">
            <text:p text:style-name="P4"/>
          </table:table-cell>
          <table:table-cell table:style-name="Таблица27.C2" office:value-type="string">
            <text:p text:style-name="P5">11</text:p>
          </table:table-cell>
        </table:table-row>
        <table:table-row table:style-name="Таблица27.1">
          <table:table-cell table:style-name="Таблица27.A2" office:value-type="string">
            <text:p text:style-name="P55">Morph</text:p>
          </table:table-cell>
          <table:table-cell table:style-name="Таблица27.A2" office:value-type="string">
            <text:p text:style-name="P4"/>
          </table:table-cell>
          <table:table-cell table:style-name="Таблица27.C2" office:value-type="string">
            <text:p text:style-name="P5">11</text:p>
          </table:table-cell>
        </table:table-row>
        <table:table-row table:style-name="Таблица27.1">
          <table:table-cell table:style-name="Таблица27.A2" office:value-type="string">
            <text:p text:style-name="P55">Mudman</text:p>
          </table:table-cell>
          <table:table-cell table:style-name="Таблица27.A2" office:value-type="string">
            <text:p text:style-name="P4"/>
          </table:table-cell>
          <table:table-cell table:style-name="Таблица27.C2" office:value-type="string">
            <text:p text:style-name="P9">13</text:p>
          </table:table-cell>
        </table:table-row>
        <table:table-row table:style-name="Таблица27.1">
          <table:table-cell table:style-name="Таблица27.A2" office:value-type="string">
            <text:p text:style-name="P54">Nidslacr</text:p>
          </table:table-cell>
          <table:table-cell table:style-name="Таблица27.A2" office:value-type="string">
            <text:p text:style-name="P1"/>
          </table:table-cell>
          <table:table-cell table:style-name="Таблица27.C2" office:value-type="string">
            <text:p text:style-name="P9">85</text:p>
          </table:table-cell>
        </table:table-row>
        <table:table-row table:style-name="Таблица27.1">
          <table:table-cell table:style-name="Таблица27.A2" office:value-type="string">
            <text:p text:style-name="P54">Nymph</text:p>
          </table:table-cell>
          <table:table-cell table:style-name="Таблица27.A2" office:value-type="string">
            <text:p text:style-name="P1">Поедание мертвых нимф вызовет телепортирование потребителя на произвольные расстояния до конца его жизни. Это явление неизлечимо.</text:p>
          </table:table-cell>
          <table:table-cell table:style-name="Таблица27.C2" office:value-type="string">
            <text:p text:style-name="P5">7</text:p>
          </table:table-cell>
        </table:table-row>
        <table:table-row table:style-name="Таблица27.1">
          <table:table-cell table:style-name="Таблица27.A2" office:value-type="string">
            <text:p text:style-name="P55">Ogre</text:p>
          </table:table-cell>
          <table:table-cell table:style-name="Таблица27.A2" office:value-type="string">
            <text:p text:style-name="P4"/>
          </table:table-cell>
          <table:table-cell table:style-name="Таблица27.C2" office:value-type="string">
            <text:p text:style-name="P5">24</text:p>
          </table:table-cell>
        </table:table-row>
        <table:table-row table:style-name="Таблица27.1">
          <table:table-cell table:style-name="Таблица27.A2" office:value-type="string">
            <text:p text:style-name="P55">Orc</text:p>
          </table:table-cell>
          <table:table-cell table:style-name="Таблица27.A2" office:value-type="string">
            <text:p text:style-name="P4"/>
          </table:table-cell>
          <table:table-cell table:style-name="Таблица27.C2" office:value-type="string">
            <text:p text:style-name="P5">19</text:p>
          </table:table-cell>
        </table:table-row>
        <table:table-row table:style-name="Таблица27.1">
          <table:table-cell table:style-name="Таблица27.A2" office:value-type="string">
            <text:p text:style-name="P55">Pale moss</text:p>
          </table:table-cell>
          <table:table-cell table:style-name="Таблица27.A2" office:value-type="string">
            <text:p text:style-name="P4"/>
          </table:table-cell>
          <table:table-cell table:style-name="Таблица27.C2" office:value-type="string">
            <text:p text:style-name="P5">1</text:p>
          </table:table-cell>
        </table:table-row>
        <table:table-row table:style-name="Таблица27.1">
          <table:table-cell table:style-name="Таблица27.A2" office:value-type="string">
            <text:p text:style-name="P55">Pelgrat</text:p>
          </table:table-cell>
          <table:table-cell table:style-name="Таблица27.A2" office:value-type="string">
            <text:p text:style-name="P4"/>
          </table:table-cell>
          <table:table-cell table:style-name="Таблица27.C2" office:value-type="string">
            <text:p text:style-name="P5">11</text:p>
          </table:table-cell>
        </table:table-row>
        <table:table-row table:style-name="Таблица27.1">
          <table:table-cell table:style-name="Таблица27.A2" office:value-type="string">
            <text:p text:style-name="P55">Phantom asp</text:p>
          </table:table-cell>
          <table:table-cell table:style-name="Таблица27.A2" office:value-type="string">
            <text:p text:style-name="P1">Мертвый phantom asp смертелен для неустойчивых к яду.</text:p>
          </table:table-cell>
          <table:table-cell table:style-name="Таблица27.C2" office:value-type="string">
            <text:p text:style-name="P9">2</text:p>
          </table:table-cell>
        </table:table-row>
        <table:table-row table:style-name="Таблица27.1">
          <table:table-cell table:style-name="Таблица27.A2" office:value-type="string">
            <text:p text:style-name="P54">Phausq</text:p>
          </table:table-cell>
          <table:table-cell table:style-name="Таблица27.A2" office:value-type="string">
            <text:p text:style-name="P1">Съедание мертвого фауска приводит к отравлению со смертельным исходом в 5% случаев. Тем не менее, потребитель станет иммунным ко всем дальнейшим ядам.</text:p>
          </table:table-cell>
          <table:table-cell table:style-name="Таблица27.C2" office:value-type="string">
            <text:p text:style-name="P9">2</text:p>
          </table:table-cell>
        </table:table-row>
        <table:table-row table:style-name="Таблица27.1">
          <table:table-cell table:style-name="Таблица27.A2" office:value-type="string">
            <text:p text:style-name="P54">Preden</text:p>
          </table:table-cell>
          <table:table-cell table:style-name="Таблица27.A2" office:value-type="string">
            <text:p text:style-name="P1">Мертвыми преденами можно подавиться (gagging).</text:p>
          </table:table-cell>
          <table:table-cell table:style-name="Таблица27.C2" office:value-type="string">
            <text:p text:style-name="P9">-30</text:p>
          </table:table-cell>
        </table:table-row>
        <table:table-row table:style-name="Таблица27.1">
          <table:table-cell table:style-name="Таблица27.A2" office:value-type="string">
            <text:p text:style-name="P1">Pulpy tissue</text:p>
          </table:table-cell>
          <table:table-cell table:style-name="Таблица27.A2" office:value-type="string">
            <text:p text:style-name="P1">Мясистая ткань будет иметь свойства того, чем была.</text:p>
          </table:table-cell>
          <table:table-cell table:style-name="Таблица27.C2" office:value-type="string">
            <text:p text:style-name="P5">VAR</text:p>
          </table:table-cell>
        </table:table-row>
        <table:table-row table:style-name="Таблица27.1">
          <table:table-cell table:style-name="Таблица27.A2" office:value-type="string">
            <text:p text:style-name="P55">Pyrta ath</text:p>
          </table:table-cell>
          <table:table-cell table:style-name="Таблица27.A2" office:value-type="string">
            <text:p text:style-name="P4"/>
          </table:table-cell>
          <table:table-cell table:style-name="Таблица27.C2" office:value-type="string">
            <text:p text:style-name="P5">2</text:p>
          </table:table-cell>
        </table:table-row>
        <table:table-row table:style-name="Таблица27.1">
          <table:table-cell table:style-name="Таблица27.A2" office:value-type="string">
            <text:p text:style-name="P55">Qivuit</text:p>
          </table:table-cell>
          <table:table-cell table:style-name="Таблица27.A2" office:value-type="string">
            <text:p text:style-name="P4"/>
          </table:table-cell>
          <table:table-cell table:style-name="Таблица27.C2" office:value-type="string">
            <text:p text:style-name="P5">11</text:p>
          </table:table-cell>
        </table:table-row>
        <table:table-row table:style-name="Таблица27.1">
          <table:table-cell table:style-name="Таблица27.A2" office:value-type="string">
            <text:p text:style-name="P55">Ramapith</text:p>
          </table:table-cell>
          <table:table-cell table:style-name="Таблица27.A2" office:value-type="string">
            <text:p text:style-name="P4"/>
          </table:table-cell>
          <table:table-cell table:style-name="Таблица27.C2" office:value-type="string">
            <text:p text:style-name="P5">8</text:p>
          </table:table-cell>
        </table:table-row>
        <table:table-row table:style-name="Таблица27.1">
          <table:table-cell table:style-name="Таблица27.A2" office:value-type="string">
            <text:p text:style-name="P55">Rat</text:p>
          </table:table-cell>
          <table:table-cell table:style-name="Таблица27.A2" office:value-type="string">
            <text:p text:style-name="P4"/>
          </table:table-cell>
          <table:table-cell table:style-name="Таблица27.C2" office:value-type="string">
            <text:p text:style-name="P9">3</text:p>
          </table:table-cell>
        </table:table-row>
        <table:table-row table:style-name="Таблица27.1">
          <table:table-cell table:style-name="Таблица27.A2" office:value-type="string">
            <text:p text:style-name="P55">Raven</text:p>
          </table:table-cell>
          <table:table-cell table:style-name="Таблица27.A2" office:value-type="string">
            <text:p text:style-name="P1"/>
          </table:table-cell>
          <table:table-cell table:style-name="Таблица27.C2" office:value-type="string">
            <text:p text:style-name="P9">3</text:p>
          </table:table-cell>
        </table:table-row>
        <table:table-row table:style-name="Таблица27.1">
          <table:table-cell table:style-name="Таблица27.A2" office:value-type="string">
            <text:p text:style-name="P55">Retchweed</text:p>
          </table:table-cell>
          <table:table-cell table:style-name="Таблица27.A2" office:value-type="string">
            <text:p text:style-name="P1">Мертвые рвотные кустарники вызывают тошноту.</text:p>
          </table:table-cell>
          <table:table-cell table:style-name="Таблица27.C2" office:value-type="string">
            <text:p text:style-name="P5">-1</text:p>
          </table:table-cell>
        </table:table-row>
        <text:soft-page-break/>
        <table:table-row table:style-name="Таблица27.1">
          <table:table-cell table:style-name="Таблица27.A2" office:value-type="string">
            <text:p text:style-name="P55">Rock giant</text:p>
          </table:table-cell>
          <table:table-cell table:style-name="Таблица27.A2" office:value-type="string">
            <text:p text:style-name="P4"/>
          </table:table-cell>
          <table:table-cell table:style-name="Таблица27.C2" office:value-type="string">
            <text:p text:style-name="P5">29</text:p>
          </table:table-cell>
        </table:table-row>
        <table:table-row table:style-name="Таблица27.1">
          <table:table-cell table:style-name="Таблица27.A2" office:value-type="string">
            <text:p text:style-name="P55">Rodent</text:p>
          </table:table-cell>
          <table:table-cell table:style-name="Таблица27.A2" office:value-type="string">
            <text:p text:style-name="P4"/>
          </table:table-cell>
          <table:table-cell table:style-name="Таблица27.C2" office:value-type="string">
            <text:p text:style-name="P9">3</text:p>
          </table:table-cell>
        </table:table-row>
        <table:table-row table:style-name="Таблица27.1">
          <table:table-cell table:style-name="Таблица27.A2" office:value-type="string">
            <text:p text:style-name="P54">Ruxicon</text:p>
          </table:table-cell>
          <table:table-cell table:style-name="Таблица27.A2" office:value-type="string">
            <text:p text:style-name="P1"/>
          </table:table-cell>
          <table:table-cell table:style-name="Таблица27.C2" office:value-type="string">
            <text:p text:style-name="P9">0</text:p>
          </table:table-cell>
        </table:table-row>
        <table:table-row table:style-name="Таблица27.1">
          <table:table-cell table:style-name="Таблица27.A2" office:value-type="string">
            <text:p text:style-name="P54">Sandiff</text:p>
          </table:table-cell>
          <table:table-cell table:style-name="Таблица27.A2" office:value-type="string">
            <text:p text:style-name="P1">Потребителю неустойчивому к кислоте мертвый сандифф наносит 0-45 hp повреждений.</text:p>
          </table:table-cell>
          <table:table-cell table:style-name="Таблица27.C2" office:value-type="string">
            <text:p text:style-name="P5">2</text:p>
          </table:table-cell>
        </table:table-row>
        <table:table-row table:style-name="Таблица27.1">
          <table:table-cell table:style-name="Таблица27.A2" office:value-type="string">
            <text:p text:style-name="P55">Secitt</text:p>
          </table:table-cell>
          <table:table-cell table:style-name="Таблица27.A2" office:value-type="string">
            <text:p text:style-name="P4"/>
          </table:table-cell>
          <table:table-cell table:style-name="Таблица27.C2" office:value-type="string">
            <text:p text:style-name="P5">6</text:p>
          </table:table-cell>
        </table:table-row>
        <table:table-row table:style-name="Таблица27.1">
          <table:table-cell table:style-name="Таблица27.A2" office:value-type="string">
            <text:p text:style-name="P55">Sentinel</text:p>
          </table:table-cell>
          <table:table-cell table:style-name="Таблица27.A2" office:value-type="string">
            <text:p text:style-name="P4"/>
          </table:table-cell>
          <table:table-cell table:style-name="Таблица27.C2" office:value-type="string">
            <text:p text:style-name="P5">2</text:p>
          </table:table-cell>
        </table:table-row>
        <table:table-row table:style-name="Таблица27.1">
          <table:table-cell table:style-name="Таблица27.A2" office:value-type="string">
            <text:p text:style-name="P55">Serpent</text:p>
          </table:table-cell>
          <table:table-cell table:style-name="Таблица27.A2" office:value-type="string">
            <text:p text:style-name="P1">Мертвая змея ядовита для не имеющих устойчивости к ядам.</text:p>
          </table:table-cell>
          <table:table-cell table:style-name="Таблица27.C2" office:value-type="string">
            <text:p text:style-name="P9">6</text:p>
          </table:table-cell>
        </table:table-row>
        <table:table-row table:style-name="Таблица27.1">
          <table:table-cell table:style-name="Таблица27.A2" office:value-type="string">
            <text:p text:style-name="P54">Shade</text:p>
          </table:table-cell>
          <table:table-cell table:style-name="Таблица27.A2" office:value-type="string">
            <text:p text:style-name="P1">Мертвые шейды абсолютно не насыщают.</text:p>
          </table:table-cell>
          <table:table-cell table:style-name="Таблица27.C2" office:value-type="string">
            <text:p text:style-name="P5">0</text:p>
          </table:table-cell>
        </table:table-row>
        <table:table-row table:style-name="Таблица27.1">
          <table:table-cell table:style-name="Таблица27.A2" office:value-type="string">
            <text:p text:style-name="P55">Shadow dog</text:p>
          </table:table-cell>
          <table:table-cell table:style-name="Таблица27.A2" office:value-type="string">
            <text:p text:style-name="P4"/>
          </table:table-cell>
          <table:table-cell table:style-name="Таблица27.C2" office:value-type="string">
            <text:p text:style-name="P5">6</text:p>
          </table:table-cell>
        </table:table-row>
        <table:table-row table:style-name="Таблица27.1">
          <table:table-cell table:style-name="Таблица27.A2" office:value-type="string">
            <text:p text:style-name="P4">Slinn</text:p>
          </table:table-cell>
          <table:table-cell table:style-name="Таблица27.A2" office:value-type="string">
            <text:p text:style-name="P1">Мертвый slinn портится слишком быстро, чтобы его съесть.</text:p>
          </table:table-cell>
          <table:table-cell table:style-name="Таблица27.C2" office:value-type="string">
            <text:p text:style-name="P9">0</text:p>
          </table:table-cell>
        </table:table-row>
        <table:table-row table:style-name="Таблица27.1">
          <table:table-cell table:style-name="Таблица27.A2" office:value-type="string">
            <text:p text:style-name="P54">Stalker</text:p>
          </table:table-cell>
          <table:table-cell table:style-name="Таблица27.A2" office:value-type="string">
            <text:p text:style-name="P1">Поедание мертвого сталкера спутает (confuse) потребителя на 21-41 ход и предоставит ему невидимость на 35-41 ход.</text:p>
          </table:table-cell>
          <table:table-cell table:style-name="Таблица27.C2" office:value-type="string">
            <text:p text:style-name="P5">3</text:p>
          </table:table-cell>
        </table:table-row>
        <table:table-row table:style-name="Таблица27.1">
          <table:table-cell table:style-name="Таблица27.A2" office:value-type="string">
            <text:p text:style-name="P55">Stun jelly</text:p>
          </table:table-cell>
          <table:table-cell table:style-name="Таблица27.A2" office:value-type="string">
            <text:p text:style-name="P4"/>
          </table:table-cell>
          <table:table-cell table:style-name="Таблица27.C2" office:value-type="string">
            <text:p text:style-name="P5">13</text:p>
          </table:table-cell>
        </table:table-row>
        <table:table-row table:style-name="Таблица27.1">
          <table:table-cell table:style-name="Таблица27.A2" office:value-type="string">
            <text:p text:style-name="P55">Stun worm</text:p>
          </table:table-cell>
          <table:table-cell table:style-name="Таблица27.A2" office:value-type="string">
            <text:p text:style-name="P1">Останки электрического червя содержат электрическую энергию, так что при потреблении можно получить 11-20 hp повреждений.</text:p>
          </table:table-cell>
          <table:table-cell table:style-name="Таблица27.C2" office:value-type="string">
            <text:p text:style-name="P5">3</text:p>
          </table:table-cell>
        </table:table-row>
        <table:table-row table:style-name="Таблица27.1">
          <table:table-cell table:style-name="Таблица27.A2" office:value-type="string">
            <text:p text:style-name="P55">Troll</text:p>
          </table:table-cell>
          <table:table-cell table:style-name="Таблица27.A2" office:value-type="string">
            <text:p text:style-name="P4"/>
          </table:table-cell>
          <table:table-cell table:style-name="Таблица27.C2" office:value-type="string">
            <text:p text:style-name="P5">28</text:p>
          </table:table-cell>
        </table:table-row>
        <table:table-row table:style-name="Таблица27.1">
          <table:table-cell table:style-name="Таблица27.A2" office:value-type="string">
            <text:p text:style-name="P55">Ull</text:p>
          </table:table-cell>
          <table:table-cell table:style-name="Таблица27.A2" office:value-type="string">
            <text:p text:style-name="P4"/>
          </table:table-cell>
          <table:table-cell table:style-name="Таблица27.C2" office:value-type="string">
            <text:p text:style-name="P5">41</text:p>
          </table:table-cell>
        </table:table-row>
        <table:table-row table:style-name="Таблица27.1">
          <table:table-cell table:style-name="Таблица27.A2" office:value-type="string">
            <text:p text:style-name="P55">Vanisher</text:p>
          </table:table-cell>
          <table:table-cell table:style-name="Таблица27.A2" office:value-type="string">
            <text:p text:style-name="P4"/>
          </table:table-cell>
          <table:table-cell table:style-name="Таблица27.C2" office:value-type="string">
            <text:p text:style-name="P5">6</text:p>
          </table:table-cell>
        </table:table-row>
        <table:table-row table:style-name="Таблица27.1">
          <table:table-cell table:style-name="Таблица27.A2" office:value-type="string">
            <text:p text:style-name="P55">Watcher</text:p>
          </table:table-cell>
          <table:table-cell table:style-name="Таблица27.A2" office:value-type="string">
            <text:p text:style-name="P4"/>
          </table:table-cell>
          <table:table-cell table:style-name="Таблица27.C2" office:value-type="string">
            <text:p text:style-name="P5">2</text:p>
          </table:table-cell>
        </table:table-row>
        <table:table-row table:style-name="Таблица27.1">
          <table:table-cell table:style-name="Таблица27.A2" office:value-type="string">
            <text:p text:style-name="P55">Werewolf</text:p>
          </table:table-cell>
          <table:table-cell table:style-name="Таблица27.A2" office:value-type="string">
            <text:p text:style-name="P4"/>
          </table:table-cell>
          <table:table-cell table:style-name="Таблица27.C2" office:value-type="string">
            <text:p text:style-name="P5">13</text:p>
          </table:table-cell>
        </table:table-row>
        <table:table-row table:style-name="Таблица27.1">
          <table:table-cell table:style-name="Таблица27.A2" office:value-type="string">
            <text:p text:style-name="P55">Wier</text:p>
          </table:table-cell>
          <table:table-cell table:style-name="Таблица27.A2" office:value-type="string">
            <text:p text:style-name="P4"/>
          </table:table-cell>
          <table:table-cell table:style-name="Таблица27.C2" office:value-type="string">
            <text:p text:style-name="P9">11</text:p>
          </table:table-cell>
        </table:table-row>
        <table:table-row table:style-name="Таблица27.1">
          <table:table-cell table:style-name="Таблица27.A2" office:value-type="string">
            <text:p text:style-name="P54">Wight</text:p>
          </table:table-cell>
          <table:table-cell table:style-name="Таблица27.A2" office:value-type="string">
            <text:p text:style-name="P1">Поедание гниющей плоти wight вызывает серьезные повреждения. Многие из евших мертвых wights умерли немедленно.</text:p>
          </table:table-cell>
          <table:table-cell table:style-name="Таблица27.C2" office:value-type="string">
            <text:p text:style-name="P5">6</text:p>
          </table:table-cell>
        </table:table-row>
        <table:table-row table:style-name="Таблица27.1">
          <table:table-cell table:style-name="Таблица27.A2" office:value-type="string">
            <text:p text:style-name="P55">Wild boar</text:p>
          </table:table-cell>
          <table:table-cell table:style-name="Таблица27.A2" office:value-type="string">
            <text:p text:style-name="P4"/>
          </table:table-cell>
          <table:table-cell table:style-name="Таблица27.C2" office:value-type="string">
            <text:p text:style-name="P5">41</text:p>
          </table:table-cell>
        </table:table-row>
        <table:table-row table:style-name="Таблица27.1">
          <table:table-cell table:style-name="Таблица27.A2" office:value-type="string">
            <text:p text:style-name="P55">Wild dog</text:p>
          </table:table-cell>
          <table:table-cell table:style-name="Таблица27.A2" office:value-type="string">
            <text:p text:style-name="P4"/>
          </table:table-cell>
          <table:table-cell table:style-name="Таблица27.C2" office:value-type="string">
            <text:p text:style-name="P5">6</text:p>
          </table:table-cell>
        </table:table-row>
        <table:table-row table:style-name="Таблица27.1">
          <table:table-cell table:style-name="Таблица27.A2" office:value-type="string">
            <text:p text:style-name="P55">Wood dwarf</text:p>
          </table:table-cell>
          <table:table-cell table:style-name="Таблица27.A2" office:value-type="string">
            <text:p text:style-name="P4"/>
          </table:table-cell>
          <table:table-cell table:style-name="Таблица27.C2" office:value-type="string">
            <text:p text:style-name="P5">19</text:p>
          </table:table-cell>
        </table:table-row>
        <table:table-row table:style-name="Таблица27.1">
          <table:table-cell table:style-name="Таблица27.A2" office:value-type="string">
            <text:p text:style-name="P55">Wraith</text:p>
          </table:table-cell>
          <table:table-cell table:style-name="Таблица27.A2" office:value-type="string">
            <text:p text:style-name="P1">Поедание мертвых wraiths увеличивает опыт и hp.</text:p>
          </table:table-cell>
          <table:table-cell table:style-name="Таблица27.C2" office:value-type="string">
            <text:p text:style-name="P5">6</text:p>
          </table:table-cell>
        </table:table-row>
        <table:table-row table:style-name="Таблица27.1">
          <table:table-cell table:style-name="Таблица27.A2" office:value-type="string">
            <text:p text:style-name="P55">Wyvern</text:p>
          </table:table-cell>
          <table:table-cell table:style-name="Таблица27.A2" office:value-type="string">
            <text:p text:style-name="P4"/>
          </table:table-cell>
          <table:table-cell table:style-name="Таблица27.C2" office:value-type="string">
            <text:p text:style-name="P5">85</text:p>
          </table:table-cell>
        </table:table-row>
        <table:table-row table:style-name="Таблица27.1">
          <table:table-cell table:style-name="Таблица27.A2" office:value-type="string">
            <text:p text:style-name="P55">Xyxort</text:p>
          </table:table-cell>
          <table:table-cell table:style-name="Таблица27.A2" office:value-type="string">
            <text:p text:style-name="P4"/>
          </table:table-cell>
          <table:table-cell table:style-name="Таблица27.C2" office:value-type="string">
            <text:p text:style-name="P5">41</text:p>
          </table:table-cell>
        </table:table-row>
        <table:table-row table:style-name="Таблица27.1">
          <table:table-cell table:style-name="Таблица27.A2" office:value-type="string">
            <text:p text:style-name="P55">Yapok</text:p>
          </table:table-cell>
          <table:table-cell table:style-name="Таблица27.A2" office:value-type="string">
            <text:p text:style-name="P4"/>
          </table:table-cell>
          <table:table-cell table:style-name="Таблица27.C2" office:value-type="string">
            <text:p text:style-name="P5">15</text:p>
          </table:table-cell>
        </table:table-row>
        <table:table-row table:style-name="Таблица27.1">
          <table:table-cell table:style-name="Таблица27.A2" office:value-type="string">
            <text:p text:style-name="P55">Yeti</text:p>
          </table:table-cell>
          <table:table-cell table:style-name="Таблица27.A2" office:value-type="string">
            <text:p text:style-name="P4"/>
          </table:table-cell>
          <table:table-cell table:style-name="Таблица27.C2" office:value-type="string">
            <text:p text:style-name="P5">24</text:p>
          </table:table-cell>
        </table:table-row>
        <text:soft-page-break/>
        <table:table-row table:style-name="Таблица27.1">
          <table:table-cell table:style-name="Таблица27.A2" office:value-type="string">
            <text:p text:style-name="P55">Zardon</text:p>
          </table:table-cell>
          <table:table-cell table:style-name="Таблица27.A2" office:value-type="string">
            <text:p text:style-name="P4"/>
          </table:table-cell>
          <table:table-cell table:style-name="Таблица27.C2" office:value-type="string">
            <text:p text:style-name="P5">10</text:p>
          </table:table-cell>
        </table:table-row>
        <table:table-row table:style-name="Таблица27.1">
          <table:table-cell table:style-name="Таблица27.A2" office:value-type="string">
            <text:p text:style-name="P4">Zombie</text:p>
          </table:table-cell>
          <table:table-cell table:style-name="Таблица27.A2" office:value-type="string">
            <text:p text:style-name="P1">Мертвые зомби имеют свойства тех, кем они были до превращения в зомби. </text:p>
          </table:table-cell>
          <table:table-cell table:style-name="Таблица27.C2" office:value-type="string">
            <text:p text:style-name="P9">VAR</text:p>
          </table:table-cell>
        </table:table-row>
      </table:table>
      <text:p text:style-name="Standard"/>
      <text:h text:style-name="Heading_20_3" text:outline-level="3"><text:bookmark-start text:name="_4.5.11._Прочее"/>4.5.11. Прочее<text:bookmark-end text:name="_4.5.11._Прочее"/></text:h>
      <text:p text:style-name="Standard"/>
      <text:p text:style-name="P24"><text:span text:style-name="T12">Алмазная игла</text:span> <text:tab/>Гадкий боргон метает скалы с таким усилием, что они сталкиваются друг с другом, случайно оставляя осколки невероятно сжатого углерода (алмаза). Когда эти осколки поднимаются, они сами втыкаются под кожу и оседают в мозге. Это причиняет некоторый начальное повреждение (21-28 hp за иглу) существу, которое прикоснется к ним, но если ущерб понесен, то существо обнаружит у себя способность ментально атаковать другие существа. Этот эффект совокупный. Чем больше игл, поднятых существом, тем выше сила его ментальной способности. Уровень ментальной силы можно посмотреть на экране (SELF).</text:p>
      <text:p text:style-name="P22"/>
      <text:p text:style-name="P24"><text:span text:style-name="завершено_20__28_full_29__20_Знак1">Веревка Лазлула</text:span> <text:tab/>Веревка Лазлула обычно располагается в храме Видара, где она была оставлена одним из трех несчастных искателей приключений. Используется, чтобы подниматься через отверстия в потолке, которые в противном случае были бы недостижимы. Она работает по волшебству, разматываясь сама вверх из рюкзака использующего. Как только использующий будет в безопасности, веревка возвращается в его рюкзак. Для того, чтобы использовать веревку, просто наберите "&lt;" на клавиатуре, находясь под отверстием, ведущим вверх.</text:p>
      <text:p text:style-name="P22"/>
      <text:p text:style-name="P24"><text:span text:style-name="завершено_20__28_full_29__20_Знак1">Гномова рука</text:span> <text:tab/>Для того, чтобы Тюр, мог сражаться со злыми богами в последней битве Рагнарок, ему нужно сделать протезную руку. Эйтри, гномий кузнец изготовит гномову руку для Тюра в обмен на платиновую наковальню. Подробности см. в описании наковальни и разделе КВЕСТЫ.</text:p>
      <text:p text:style-name="P22"/>
      <text:p text:style-name="P24"><text:span text:style-name="завершено_20__28_full_29__20_Знак1">Гьялл</text:span><text:tab/>Гьялл могучий рог Хеймдалля. Он используется как сигнал опасности богам. Если протрубить в Гьялл, зло прекратит быть тайным и атакует богов немедленно. Это не выгодно игроку, которому нужно время, чтобы выполнить остальные свои задания. Лучше возвратить Гьялл Хеймдаллю, который стоит на страже на Бифросте. Подробности см. в разделе КВЕСТЫ.</text:p>
      <text:p text:style-name="P22"/>
      <text:p text:style-name="P24"><text:span text:style-name="завершено_20__28_full_29__20_Знак1">Деревянная флейта</text:span><text:tab/>Сначала, игра на деревянной флейтой умиротворит ближайшие создания и направит других к дальним пределам текущего уровня. После того, как флейта использована несколько раз, она начинает изнашиваться, и начнет издавать беспокойную мелодию. Беспокойная мелодия будет направлять все создания к играющему. Флейты могут перезаряжаться свитками перезарядки. Если играющий обладает навыком музыки, флейты не будут играть беспокойные мелодии, но всегда будут действовать так, как если бы они были новыми.</text:p>
      <text:p text:style-name="Standard"/>
      <text:p text:style-name="P24"><text:span text:style-name="завершено_20__28_full_29__20_Знак1">Зеленый камень</text:span> <text:tab/>Зеленый камень является единственной слабостью Скильда. Он неуязвим к физическим повреждениям, если нападающий на него не несет зеленый камень. Если зеленый камень хранится в красном мешке, он не помешает Скильду. Зеленый камень не нужно брать в руки или бросать, просто иметь в текущем имуществе потребителя.</text:p>
      <text:p text:style-name="P22"/>
      <text:p text:style-name="P24"><text:span text:style-name="завершено_20__28_full_29__20_Знак1">Рудный камень</text:span> <text:s/><text:tab/>Рудный камень - злой предмет. Дается тем, кто пожелает Гьялл или веревку Лазлула с помощью волшебной палочки желаний. Если его поместить в рюкзак героя, каждый ход волшебство рудного камня делает любое из следующего:</text:p>
      <text:list xml:id="list32587939" text:continue-list="list32615925" text:style-name="WW8Num18">
        <text:list-item>
          <text:list>
            <text:list-item>
              <text:list>
                <text:list-item>
                  <text:list>
                    <text:list-item text:start-value="1">
                      <text:p text:style-name="P59">Превращает одно поле текущего уровня в камень, включая, возможно, и героя</text:p>
                    </text:list-item>
                    <text:list-item>
                      <text:p text:style-name="P59"><text:soft-page-break/>Создает монстров вокруг применившего</text:p>
                    </text:list-item>
                    <text:list-item>
                      <text:p text:style-name="P59">Уничтожает другие предметы из рюкзака владельца</text:p>
                    </text:list-item>
                    <text:list-item>
                      <text:p text:style-name="P59">Уменьшает удачу владельца</text:p>
                    </text:list-item>
                    <text:list-item>
                      <text:p text:style-name="P59">Наносит повреждение применившему</text:p>
                    </text:list-item>
                  </text:list>
                </text:list-item>
              </text:list>
            </text:list-item>
          </text:list>
        </text:list-item>
      </text:list>
      <text:p text:style-name="P22"/>
      <text:p text:style-name="P22"><text:span text:style-name="завершено_20__28_full_29__20_Знак1">Кирка</text:span> <text:tab/>Кирка полезна, чтобы копать сквозь стены и скалы. Её можно также использовать, чтобы валить деревья. Процесс занимает 10-20 ходов, и если использующий прервался, его работа будет сохранена на этапе выполнения.</text:p>
      <text:p text:style-name="P24"/>
      <text:p text:style-name="P24"><text:span text:style-name="завершено_20__28_full_29__20_Знак1">Кошка</text:span><text:tab/>Кошка - необходимое приспособление для большинства искателей приключений. Кошками пользуются, чтобы выбираться из шахт, зыбучего песка и грязи. Их можно также использовать, чтобы ползать по развалинам. Чтобы использовать кошку, её нужно бросить в том направлении, в котором применяющий хочет перемещаться. Если это пространство блокируется созданием, она вместо захвата и вытягивания вперед использующего поразит создание.</text:p>
      <text:p text:style-name="P24"/>
      <text:p text:style-name="P24"><text:span text:style-name="завершено_20__28_full_29__20_Знак1">Красный мешок</text:span><text:tab/>Красный мешок это волшебный мешок, который может содержать не ограниченное количество предметов, не отягощая владельца их весом. Предметы в мешке в действительности располагаются на другой плоскости, так что они не рассматриваются как содержимое рюкзака игрока. Если красный мешок уничтожен, предметы из него никогда не восстанавливаются. За предметы, принадлежащие торговцам, счет выставляется, тому, кто положил их в красный мешок. Предметы, которые объединяются как, например, пища, стрелы, и т.п., считаются, как один из предметов, только если они помещаются в мешок как одна единица.</text:p>
      <text:p text:style-name="P24"/>
      <text:p text:style-name="P24"><text:span text:style-name="завершено_20__28_full_29__20_Знак1">Куб</text:span><text:tab/>Есть три типа кубов. Помещенные в рюкзак героя, они действуют так:</text:p>
      <text:p text:style-name="P37">Синий <text:s text:c="4"/>(Blue)<text:tab/>Синий куб переместит использующего назад во времени на 1-100 ходов в произвольном интервале.</text:p>
      <text:p text:style-name="P37">Серый <text:s text:c="4"/>(Grey)<text:tab/>Серый куб переместит использующего вперед во времени на 1-500 ходов в произвольном интервале.</text:p>
      <text:p text:style-name="P37">Оранжевый <text:s text:c="4"/>(Orange)<text:tab/>Оранжевый куб будет некоторое время лежать без движения, а затем случайно переместит владельца в Пустошь, где расположен потерянный артефакт. Подробнее о Пустоши, см. раздел АРТЕФАКТЫ.</text:p>
      <text:p text:style-name="P23">Оранжевый куб создается очарованием серого или синего куба свитком очарования.</text:p>
      <text:p text:style-name="P23">Мчаться сквозь время к концу света обычно непродуктивно. Следовательно, обычная практика - <text:s/>оставить серый куб где-нибудь до тех пор, пока его не станет возможно очаровать, чтобы создать <text:s/>оранжевый куб или положить его в красный мешок, где он не сделает никакого путешествия во времени.</text:p>
      <text:p text:style-name="P24"/>
      <text:p text:style-name="P24"><text:span text:style-name="завершено_20__28_full_29__20_Знак1">Наковальня</text:span><text:tab/>Хотя вес наковальни раздражает, у неё есть несколько применений. Кузнецам нужна наковальня, щипцы, и волшебная палочка огня, чтобы плавить предметы. Дополнительные наковальни обеспечивают большое количество материала, чтобы делать другие предметы.</text:p>
      <text:p text:style-name="P23">Для того, чтобы помочь Тюру, гномий кузнец Эйтри должен сделать для него протезную руку. Чтобы выполнить эту задачу, Эйтри нужна платиновая наковальня. Платиновая наковальня создается путем очарования обычной наковальни. Подробнее, см. КВЕСТЫ.</text:p>
      <text:p text:style-name="P24"/>
      <text:p text:style-name="P24"><text:span text:style-name="T12">Обрушающий рог</text:span> <text:tab/>Обрушающий рог используется, чтобы обвалить крыши подземных залов. Это не будет работать на открытом воздухе или базаре. Чтобы использовать обрушающий рог, выберите его в подземной комнате (или на входе в неё). После этого, у использовавшего <text:soft-page-break/>есть 2-4 хода, до того как обрушится потолок. Входы являются безопасным местом, чтобы, встав в них смотреть на резню. Большинство монстров и предметов в пределах комнаты будут уничтожены или сильно повреждены. В конечном счете, обрушающий рог растрескается и рассыплется.</text:p>
      <text:p text:style-name="P24"/>
      <text:p text:style-name="P24"><text:span text:style-name="завершено_20__28_full_29__20_Знак1">Окарина</text:span> <text:tab/>Окарина - духовой инструмент, который производит мягкую, добрую музыку. Обычные окарины дороги и эстетичны по звучанию. Если использован свиток очарования, чтобы изменить окарину, материал из которого она сделана, превращается в чистое стекло и она станет устройством для путешествий. Игра на стеклянной окарине переместит играющего в Муспельхейм, постоянно изменяющийся по устройству и населению мир. Оказавшись в Муспельхейме, потребитель может играть на окарине, чтобы переместится обратно на плоскость Мидгарда. Окарина почти никогда не возвращает использующего на его исходный уровень в Мидгарде, но если область, в которую он возвратился, выглядит угрожающей или нежелательна, он могут просто поиграть на окарине снова и повторить процедуру пока он не приземлится в подходящем месте.</text:p>
      <text:p text:style-name="P24"><text:tab/>С получением мастерства музыки, потребитель может выбрать, на какой из ранее посещенных, уровень он попадет.</text:p>
      <text:p text:style-name="P24"/>
      <text:p text:style-name="P24"><text:span text:style-name="завершено_20__28_full_29__20_Знак1">Перо</text:span><text:tab/>Перья это инструменты, которые должны использоваться, чтобы писать свитки. Знание письма бесполезно, если не обладать пером. Те, кто начинает игру волшебником, должны начинать с пера.</text:p>
      <text:p text:style-name="P24"/>
      <text:p text:style-name="P24"><text:span text:style-name="завершено_20__28_full_29__20_Знак1">Пустой флакон</text:span> <text:tab/>Пустые флаконы остаются после питья снадобий. Хотя они ничего не стоят, они очень ценны на Плоскости Азара, где сырой материал снадобий находится в прудах по всему уровню. Фиалы можно наполнить, используя команду USE ITEM. Если когда-нибудь для алхимической смеси потребуется снадобье питьевой воды, просто заполните пустой флакон в ближайшем источнике воды.</text:p>
      <text:p text:style-name="P24"/>
      <text:p text:style-name="P22"><text:span text:style-name="завершено_20__28_full_29__20_Знак1">Сфера заключения</text:span> <text:tab/>Сфера заключения используется, чтобы изгнать все создания, кроме наиболее сильных в Лимб - плоскость, которая была оторвана из древа жизни во время образования вселенной. Это мощное средство для того, кто противостоит созданиям, которых он не может победить иным образом. Если мораль героя низка, сфера будет действовать наоборот, засасывая его в неопределенность, чтобы выпустить все создания заключенные там. Как только все эти создания будут мертвы, герой будет возвращаться в свою собственную плоскость без сферы. Чем ниже мораль применяющего - тем выше вероятность, что он будет заключен сферой.</text:p>
      <text:p text:style-name="P21">Использующий может путешествовать в Лимб, выбирая при использовании сферы поле, на котором стоит сам.</text:p>
      <text:p text:style-name="P22"><text:tab/>Создания, которые не могут заключаться в сфере следующие:</text:p>
      <table:table table:name="Таблица28" table:style-name="Таблица28">
        <table:table-column table:style-name="Таблица28.A" table:number-columns-repeated="3"/>
        <table:table-column table:style-name="Таблица28.D"/>
        <table:table-row table:style-name="Таблица28.1">
          <table:table-cell table:style-name="Таблица28.A1" office:value-type="string">
            <text:p text:style-name="P43">Aspenth</text:p>
          </table:table-cell>
          <table:table-cell table:style-name="Таблица28.A1" office:value-type="string">
            <text:p text:style-name="P43">Giant squid</text:p>
          </table:table-cell>
          <table:table-cell table:style-name="Таблица28.A1" office:value-type="string">
            <text:p text:style-name="P43">Li-Krin</text:p>
          </table:table-cell>
          <table:table-cell table:style-name="Таблица28.D1" office:value-type="string">
            <text:p text:style-name="P43">Scyld</text:p>
          </table:table-cell>
        </table:table-row>
        <table:table-row table:style-name="Таблица28.1">
          <table:table-cell table:style-name="Таблица28.A1" office:value-type="string">
            <text:p text:style-name="P43">Balder</text:p>
          </table:table-cell>
          <table:table-cell table:style-name="Таблица28.A1" office:value-type="string">
            <text:p text:style-name="P43">Gymir</text:p>
          </table:table-cell>
          <table:table-cell table:style-name="Таблица28.A1" office:value-type="string">
            <text:p text:style-name="P43">Loki</text:p>
          </table:table-cell>
          <table:table-cell table:style-name="Таблица28.D1" office:value-type="string">
            <text:p text:style-name="P43">Surtr</text:p>
          </table:table-cell>
        </table:table-row>
        <table:table-row table:style-name="Таблица28.1">
          <table:table-cell table:style-name="Таблица28.A1" office:value-type="string">
            <text:p text:style-name="P43">Bartan</text:p>
          </table:table-cell>
          <table:table-cell table:style-name="Таблица28.A1" office:value-type="string">
            <text:p text:style-name="P43">Harbard</text:p>
          </table:table-cell>
          <table:table-cell table:style-name="Таблица28.A1" office:value-type="string">
            <text:p text:style-name="P43">Lorkesth</text:p>
          </table:table-cell>
          <table:table-cell table:style-name="Таблица28.D1" office:value-type="string">
            <text:p text:style-name="P43">Thokk</text:p>
          </table:table-cell>
        </table:table-row>
        <table:table-row table:style-name="Таблица28.1">
          <table:table-cell table:style-name="Таблица28.A1" office:value-type="string">
            <text:p text:style-name="P43">Eitri</text:p>
          </table:table-cell>
          <table:table-cell table:style-name="Таблица28.A1" office:value-type="string">
            <text:p text:style-name="P43">Hatchetfish</text:p>
          </table:table-cell>
          <table:table-cell table:style-name="Таблица28.A1" office:value-type="string">
            <text:p text:style-name="P43">Odin</text:p>
          </table:table-cell>
          <table:table-cell table:style-name="Таблица28.D1" office:value-type="string">
            <text:p text:style-name="P43">Thor</text:p>
          </table:table-cell>
        </table:table-row>
        <table:table-row table:style-name="Таблица28.1">
          <table:table-cell table:style-name="Таблица28.A1" office:value-type="string">
            <text:p text:style-name="P43">Elcich</text:p>
          </table:table-cell>
          <table:table-cell table:style-name="Таблица28.A1" office:value-type="string">
            <text:p text:style-name="P43">Heimdall</text:p>
          </table:table-cell>
          <table:table-cell table:style-name="Таблица28.A1" office:value-type="string">
            <text:p text:style-name="P43">Pale moss</text:p>
          </table:table-cell>
          <table:table-cell table:style-name="Таблица28.D1" office:value-type="string">
            <text:p text:style-name="P43">Traders</text:p>
          </table:table-cell>
        </table:table-row>
        <table:table-row table:style-name="Таблица28.1">
          <table:table-cell table:style-name="Таблица28.A1" office:value-type="string">
            <text:p text:style-name="P43">Fenrir</text:p>
          </table:table-cell>
          <table:table-cell table:style-name="Таблица28.A1" office:value-type="string">
            <text:p text:style-name="P43">Hreset</text:p>
          </table:table-cell>
          <table:table-cell table:style-name="Таблица28.A1" office:value-type="string">
            <text:p text:style-name="P43">Qivuit</text:p>
          </table:table-cell>
          <table:table-cell table:style-name="Таблица28.D1" office:value-type="string">
            <text:p text:style-name="P43">Tyr</text:p>
          </table:table-cell>
        </table:table-row>
        <table:table-row table:style-name="Таблица28.1">
          <table:table-cell table:style-name="Таблица28.A1" office:value-type="string">
            <text:p text:style-name="P43">Freyr</text:p>
          </table:table-cell>
          <table:table-cell table:style-name="Таблица28.A1" office:value-type="string">
            <text:p text:style-name="P43">Ivy creeper</text:p>
          </table:table-cell>
          <table:table-cell table:style-name="Таблица28.A1" office:value-type="string">
            <text:p text:style-name="P43">Rashok</text:p>
          </table:table-cell>
          <table:table-cell table:style-name="Таблица28.D1" office:value-type="string">
            <text:p text:style-name="P43">Uorik</text:p>
          </table:table-cell>
        </table:table-row>
        <table:table-row table:style-name="Таблица28.1">
          <table:table-cell table:style-name="Таблица28.A1" office:value-type="string">
            <text:p text:style-name="P43">Garm</text:p>
          </table:table-cell>
          <table:table-cell table:style-name="Таблица28.A1" office:value-type="string">
            <text:p text:style-name="P43">Jormungand</text:p>
          </table:table-cell>
          <table:table-cell table:style-name="Таблица28.A1" office:value-type="string">
            <text:p text:style-name="P38">Retchweed</text:p>
          </table:table-cell>
          <table:table-cell table:style-name="Таблица28.D1" office:value-type="string">
            <text:p text:style-name="P38"/>
          </table:table-cell>
        </table:table-row>
      </table:table>
      <text:p text:style-name="P24"/>
      <text:p text:style-name="P22"><text:span text:style-name="завершено_20__28_full_29__20_Знак1">Слиток</text:span><text:tab/>Слитки представляют собой материал, нужный кузнецу для создания предметов. Предметы могут быть расплавлены и добавлены к слитку, если требуется больше материала для изготовления больших предметов, чем есть материала в имеющемся слитке (или расплавляемом предмете). Новый слиток можно потом расплавить, чтобы сделать большие предметы. Для того, чтобы использовать навык работы по металлу, нужно иметь <text:soft-page-break/>наковальню, щипцы, волшебную палочку огня, какой-нибудь металл, чтобы расплавить его и навык работы по металлу.</text:p>
      <text:p text:style-name="P24"/>
      <text:p text:style-name="P22"><text:span text:style-name="завершено_20__28_full_29__20_Знак1">Щипцы</text:span><text:tab/>Щипцы являются важным инструментом для кузнеца.</text:p>
      <text:p text:style-name="P24"/>
      <text:p text:style-name="P24"><text:span text:style-name="завершено_20__28_full_29__20_Знак">Скидбладнир</text:span> <text:tab/>Волшебная лодка Фрейра позволяет сухопутным созданиям передвигаться по воде. Когда он не используется, Скидбладнир складывается и помещается в кармане героя. Скидбладнир обычно находится в море Слэтера, но его можно случайно найти еще где-нибудь. При использовании увеличивает скорость передвижения по морю на 40.</text:p>
      <text:p text:style-name="P24"><text:tab/></text:p>
      <text:p text:style-name="P24">Статуи, валуны,<text:tab/>Статуи и валуны - остатки тех несчастливых душ, которые были превращены в </text:p>
      <text:p text:style-name="P24">синие скалы<text:tab/>камень cockatric'ами, часовыми, василисками и волшебными палочками окаменения (<text:span text:style-name="T1">cockatrices</text:span>, <text:span text:style-name="T1">sentinels</text:span>, <text:span text:style-name="T1">basilisks</text:span>, <text:span text:style-name="T1">and</text:span> <text:span text:style-name="T1">wands</text:span> <text:span text:style-name="T1">of</text:span> <text:span text:style-name="T1">stoning</text:span>). Синие скалы падают на головы тех, кто прочитал свиток удара лавы в спутанном состоянии. Все они тяжелые, но на рынке стоят немного. </text:p>
      <text:p text:style-name="P24"/>
      <text:p text:style-name="P22"><text:span text:style-name="завершено_20__28_full_29__20_Знак1">Черный камень</text:span><text:tab/>Черные драгоценные камни являются мощным метательным оружием. Они не только наносят мучительный ущерб тем, в кого они попадают, но также перекачивают жизненную энергию из тех, кого убивают в того, кто их бросил. Эта энергия поглощается использующим в виде увеличения текущего количества hit point'ов. Тем не менее, если потребитель носит кольцо ловушки душ, энергия не будет перекачиваться в hit point'ы, а будет поглощаться кольцом.</text:p>
      <text:p text:style-name="P24"/>
      <text:h text:style-name="Heading_20_3" text:outline-level="3"><text:bookmark-start text:name="_4.5.12._Артефакты"/>4.5.12. Артефакты<text:bookmark-end text:name="_4.5.12._Артефакты"/></text:h>
      <text:p text:style-name="Standard">В течение веков, несколько артефактов принадлежащих богам и могущественным героям исчезли. Об их существовании знают только старейшие существа. Один предупреждает тех, кого он выбирает, посылая своих посланников, двух воронов, чтобы сообщить героям их местоположение. Артефакты следующие:</text:p>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1"><text:span text:style-name="T17">Амулет</text:span><text:span text:style-name="T4"> </text:span><text:span text:style-name="T17">эфирности</text:span><text:span text:style-name="T4"> (Amulet of ethereality)</text:span></text:p>
          </table:table-cell>
          <table:table-cell table:style-name="Таблица29.B1" office:value-type="string">
            <text:p text:style-name="P1">Норманнские сапоги (Norse boots)</text:p>
          </table:table-cell>
        </table:table-row>
        <table:table-row table:style-name="Таблица29.1">
          <table:table-cell table:style-name="Таблица29.A1" office:value-type="string">
            <text:p text:style-name="P1"><text:span text:style-name="T17">Амулет</text:span><text:span text:style-name="T4"> </text:span><text:span text:style-name="T17">силы</text:span><text:span text:style-name="T4"> (Amulet of might)</text:span></text:p>
          </table:table-cell>
          <table:table-cell table:style-name="Таблица29.B1" office:value-type="string">
            <text:p text:style-name="P1"><text:span text:style-name="T17">Сияющая</text:span><text:span text:style-name="T4"> </text:span><text:span text:style-name="T17">шапка (</text:span><text:span text:style-name="T4">Blazing cape</text:span><text:span text:style-name="T17">)</text:span></text:p>
          </table:table-cell>
        </table:table-row>
        <table:table-row table:style-name="Таблица29.1">
          <table:table-cell table:style-name="Таблица29.A1" office:value-type="string">
            <text:p text:style-name="P15">Военный жилет (War vest)</text:p>
          </table:table-cell>
          <table:table-cell table:style-name="Таблица29.B1" office:value-type="string">
            <text:p text:style-name="P1"><text:span text:style-name="T17">Шлем</text:span><text:span text:style-name="T4"> </text:span><text:span text:style-name="T17">знания</text:span><text:span text:style-name="T4"> (Helm of knowledge)</text:span></text:p>
          </table:table-cell>
        </table:table-row>
        <table:table-row table:style-name="Таблица29.1">
          <table:table-cell table:style-name="Таблица29.A1" office:value-type="string">
            <text:p text:style-name="P1">Кристаллические перчатки (Crystal gloves)</text:p>
          </table:table-cell>
          <table:table-cell table:style-name="Таблица29.B1" office:value-type="string">
            <text:p text:style-name="P1"/>
          </table:table-cell>
        </table:table-row>
      </table:table>
      <text:p text:style-name="Standard">Природа и свойства этих предметов описаны в разделе ПРЕДМЕТЫ в частях ДОСПЕХИ и АМУЛЕТЫ.</text:p>
      <text:p text:style-name="Standard">Один искатель приключений может найти только четыре артефакта. Они будут располагаться в четырех разных местах. Какой артефакт в каком месте будет найден выбирается произвольно. Места расположения артефактов следующие: Склеп, Пустоши, Море Слэтера, Муспельхейм.</text:p>
      <text:p text:style-name="Standard"/>
      <text:h text:style-name="Heading_20_2" text:outline-level="2"><text:bookmark-start text:name="_4.6._Квесты"/>4.6. Квесты<text:bookmark-end text:name="_4.6._Квесты"/></text:h>
      <text:p text:style-name="Standard"/>
      <text:p text:style-name="Standard"><text:a xlink:type="simple" xlink:href="#_4.6.1._Освобождение_души_Бальдра"><text:span text:style-name="Internet_20_link">4.6.1. Освобождение души Бальдра</text:span></text:a></text:p>
      <text:p text:style-name="Standard"><text:a xlink:type="simple" xlink:href="#_4.6.2._Местонахождение_Мьёлльнира"><text:span text:style-name="Internet_20_link">4.6.2. Местонахождение Мьёлльнира</text:span></text:a></text:p>
      <text:p text:style-name="Standard"><text:a xlink:type="simple" xlink:href="#_4.6.3._Местонахождение_Гунгнира"><text:span text:style-name="Internet_20_link">4.6.3. Местонахождение Гунгнира</text:span></text:a></text:p>
      <text:p text:style-name="Standard"><text:a xlink:type="simple" xlink:href="#_4.6.4._Местонахождение_Гьялла"><text:span text:style-name="Internet_20_link">4.6.4. Местонахождение Гьялла</text:span></text:a></text:p>
      <text:p text:style-name="Standard"><text:a xlink:type="simple" xlink:href="#_4.6.5._Местонахождение_Мимминга"><text:span text:style-name="Internet_20_link">4.6.5. Местонахождение Мимминга</text:span></text:a></text:p>
      <text:p text:style-name="Standard"><text:a xlink:type="simple" xlink:href="#_4.6.6._Местонахождение_руки_для Тюр"><text:span text:style-name="Internet_20_link">4.6.6. Местонахождение руки для Тюра</text:span></text:a></text:p>
      <text:p text:style-name="Standard"><text:a xlink:type="simple" xlink:href="#_4.6.7._Путь_в_царство Мимира"><text:span text:style-name="Internet_20_link">4.6.7. Путь в царство Мимира</text:span></text:a></text:p>
      <text:p text:style-name="Standard"><text:soft-page-break/><text:a xlink:type="simple" xlink:href="#_4.6.8._Дорога_на_Вигрид"><text:span text:style-name="Internet_20_link">4.6.8. Дорога на Вигрид</text:span></text:a></text:p>
      <text:p text:style-name="Standard"><text:a xlink:type="simple" xlink:href="#_4.6.9._Помощь_богам"><text:span text:style-name="Internet_20_link">4.6.9. Помощь богам</text:span></text:a></text:p>
      <text:p text:style-name="Standard"/>
      <text:p text:style-name="Standard">Примечание: Все инструкции по прохождению не единственные возможные. Указан только один маршрут. Вы можете найти более быстрые или легкие.</text:p>
      <text:p text:style-name="Standard"/>
      <text:p text:style-name="Standard">Хотя большинство считает, что прорицания Норн - всезнание, будущее не зафиксировано в камне. Несмотря на мудрость, Норны часто недооценивают людей в своих предсказаниях. Многие верят, что прорицания могут не сбыться из-за вмешательства человека, но надо быть истинным героем и исключительным воином, чтобы вторгнуться в царства богов и гигантов. С приближением страшного дня Рагнарока, многие отправлялись на поиски потерянных артефактов, чтобы вернуть их богам или найти радужный мост в мир асов - Бифрост. Никто из них не возвратился.</text:p>
      <text:p text:style-name="Standard">Идет 999 г., и Вы, молодой викинг, боитесь, что осталось мало времени до прихода Сурта и его орд огненных демонов. Ночи становятся все холоднее, дни короче, а солнце и луна неуклонно темнеют, указывая, что мощь богов слабеет. Вы решили смело идти навстречу неизвестности, а не ждать гибели в пламени.</text:p>
      <text:p text:style-name="Standard">Вы решили оставить свою деревню, чтобы отправиться на поиски:</text:p>
      <text:p text:style-name="Standard">Новостей о Мимминге (мече Фрейра), Мьёлльнире (молоте Тора), или Гунгнире (копье Одина).</text:p>
      <text:p text:style-name="Standard">Колодца Мимира, где умением и магией нужно победить Аспента, и снять проклятие, которое превратило рог Гьялл в змею.</text:p>
      <text:p text:style-name="Standard">Какого-нибудь способа оружия или магии, который поможет Тюру сражаться без одной руки.</text:p>
      <text:p text:style-name="Standard">Слез Токк, или новостей о ее смерти, чтобы принести их Хель в обмен на освобождение души Бальдра.</text:p>
      <text:p text:style-name="Standard">Даже Норны не могут предсказать конечный результат Рагнарока, но Вы сердцем знаете, что успешные усилия истинного героя могут спасти мир.</text:p>
      <text:p text:style-name="Standard"/>
      <text:h text:style-name="Heading_20_3" text:outline-level="3"><text:bookmark-start text:name="_4.6.1._Освобождение_души_Бальдра"/>4.6.1. Освобождение души Бальдра<text:bookmark-end text:name="_4.6.1._Освобождение_души_Бальдра"/></text:h>
      <text:p text:style-name="Standard">Чтобы освободить душу Бальдра, Вы должны передать душу Токк в Нифльхейм. Сначала, наденьте ваше кольцо ловушки душ. Затем, найдите Токк в юго-восточной части леса. Атакуйте её, бросьте в неё чем-нибудь, или используйте против неё волшебную палочку, чтобы разгневать её (сначала она нейтральна). Убейте её; кольцо ловушки душ теперь содержит её душу. Немедленно снимите кольцо ловушки душ, чтобы никакие новые души не заменили душу Токк. Носите это кольцо с собой везде, пока Вы не достигнете Нифльхейма. Путь до Нифльхейма длинный. Для первой части путешествия см. ПУТЬ В ЦАРСТВО МИМИРА. Из царства Мимира идите на юг через две области Ётунхейма в третью. Затем направляйтесь на запад через две пещеры Нидавеллира. Затем идите на юг в третью пещеру и на восток в четвертую и последнюю пещеру. Направление на восток приведет Вас в туман, окутывающий область, через которую протекает река Гьолл. Это вход в Нифльхейм. Вас ожидают притаившиеся в реке Lorkesth'ы и Харбард, мощный страж лестницы, ведущей в Нифльхейм. Вы должны быть сильны, чтобы пройти их. В юго-восточной части Нифльхейма Вас ожидает Хель. Приблизьтесь к Хель и она предложит освободить одну душу. Выберите Бальдра и он затем будет присутствовать на последней битве Рагнарок (Подробнее см. Токк в разделе СОЗДАНИЯ, кольцо ловушки душ в разделе ПРЕДМЕТЫ, и ВЫЖИВАНИЕ В НИФЛЬХЕЙМЕ в разделе СТРАТЕГИИ).</text:p>
      <text:p text:style-name="Standard"/>
      <text:h text:style-name="Heading_20_3" text:outline-level="3"><text:bookmark-start text:name="_4.6.2._Местонахождение_Мьёлльнира"/>4.6.2. Местонахождение Мьёлльнира<text:bookmark-end text:name="_4.6.2._Местонахождение_Мьёлльнира"/></text:h>
      <text:p text:style-name="Standard">Чтобы найти молот Тора, Вы должны пройти Коридоры Гринра. Отправляйтесь в Нидавеллир. См. ПУТЬ В ЦАРСТВО МИМИРА для первой части путешествия. Из Царства Мимира идите на юг через две области Ётунхейма в третью. Затем направляйтесь на запад через две пещеры Нидавеллира. Эта вторая пещера содержит ступеньки, которые ведут вниз в Коридоры Гринра. Затем Вы должны попасть на уровень, который содержит шахты священного глаза. Этот уровень простирается по глубине с 13-го по 20-й уровень Коридоров. Картографирование этих уровней с использованием умения картографии или прочитыванием свитка картографии покажет, где здесь расположены священные шахты. Всего есть пять священных шахт, и пять Очей Сертруда должны быть индивидуально размещены в этих шахтах. Очи Сертруда имеют естественное происхождение и получаются также при изнашивании амулетов ускорения (amulets of quickening). Чтобы запечатать священные шахты, бросьте по одному Оку в каждую из них. Когда все пять священных шахт будут правильно заделаны, у ваших ног появится Мьёлльнир. Чтобы выполнить квест, Вы должны передать молот Тору на Вигрид (см. <text:soft-page-break/>ДОРОГА НА ВИГРИД в этом разделе. Подробнее см. Мьёлльнир и Око Сертруда (Eye Of Sertrud) в разделе ПРЕДМЕТЫ и ВЫЖИВАНИЕ В КОРИДОРАХ ГРИНРА в разделе СТРАТЕГИИ).</text:p>
      <text:p text:style-name="Standard"/>
      <text:h text:style-name="Heading_20_3" text:outline-level="3"><text:bookmark-start text:name="_4.6.3._Местонахождение_Гунгнира"/>4.6.3. Местонахождение Гунгнира<text:bookmark-end text:name="_4.6.3._Местонахождение_Гунгнира"/></text:h>
      <text:p text:style-name="Standard">Гунгнир удерживается ради выкупа повелителем инеистых великанов Видаром в его храме. Вы должны отправиться в его скрытый замок. Сначала, войдите в подземный мир, доступный через ступеньки, расположенные в юго-восточной части леса. Затем спуститесь на глубину 20 метров (где-нибудь на глубине 10 метров расположены ступеньки, ведущие вниз. Вы можете также выкопать отверстие вниз, если Вы не можете найти ступеньки или они уничтожены). Затем идите в южную часть этой области. Здесь, Вы найдете отверстие, которое ведет в замок Видара. Через это отверстие протиснитесь вниз в замок. Замок Видара населен многими мощными стражами и тремя пленными искателями приключений. Поднимите амулет инфразрения и веревку Лазлула, который будут лежать у ваших ног по прибытии. Амулет позволит Вам увидеть стражей прежде, чем Вы непреднамеренно натолкнетесь на них. Избегайте их, если возможно; они не важны для квеста. Ключом к квесту являются искатели приключений. Они удерживаются заключенным и ждут своей погибели в жертву Видару. Пройдите к каждому искателю приключений и войдите в его поле. Затем Вам дадут на выбор одно из трех: освободить его, убить его или не делать ничего. Сделайте выбор. Если Вы принесете в жертву всех троих, Видар будет умиротворен и Вы будете вознаграждены Гунгниром. Если Вы освободите одного или более и не оставите других в их неразрешенных ситуациях, появится сам Видар. Затем Вы должны победить его. Он несет Гунгнир. Чтобы завершить этот квест, Вы должны передать Гунгнир Одину в последней битве Рагнарок (См. ДОРОГА НА ВИГРИД в этом разделе. Подробнее см. Видар в разделе СОЗДАНИЯ и Гунгнир в разделе ПРЕДМЕТЫ).</text:p>
      <text:p text:style-name="Standard"/>
      <text:h text:style-name="Heading_20_3" text:outline-level="3"><text:bookmark-start text:name="_4.6.4._Местонахождение_Гьялла"/>4.6.4. Местонахождение Гьялла<text:bookmark-end text:name="_4.6.4._Местонахождение_Гьялла"/></text:h>
      <text:p text:style-name="Standard">Гьялл был превращен в ужасного змея Аспента и находится в колодце, расположенном в царстве Мимира. См. ПУТЬ В ЦАРСТВО МИМИРА для первой части путешествия. Царство Мимира содержит колодец. Используйте навык картографии <text:s/>или прочитайте свиток картографии, чтобы определить его местонахождение. Чтобы прыгнуть в глубины колодца, Вы должны уметь плавать (Вы можете приобрести этот навык, только прочитав свиток знания). Не берите в колодец слишком большой вес, иначе Вы не сможете всплыть, когда это будет необходимо. В колодце Вы можете задержать свое дыхание на время, которое обусловлено вашей конституцией. Вы будете предупреждены, если кислород в ваших легких начинает заканчиваться. Здесь Вы найдете Аспента, которого должны уничтожить, чтобы сломать мощное заклятие, наложенное на Гьялл. Как только Вы победите его, он возвратится в свой естественный вид. Чтобы завершить этот квест, Вы должны передать Гьялл Хеймдаллю на Бифросте (см. ДОРОГА НА ВИГРИД в этом разделе. Подробнее см. Гьялл в разделе ПРЕДМЕТЫ, ВЫЖИВАНИЕ НА БИФРОСТЕ в разделе СТРАТЕГИИ, и Аспент в разделе СОЗДАНИЯ)</text:p>
      <text:p text:style-name="Standard"/>
      <text:h text:style-name="Heading_20_3" text:outline-level="3"><text:bookmark-start text:name="_4.6.5._Местонахождение_Мимминга"/>4.6.5. Местонахождение Мимминга<text:bookmark-end text:name="_4.6.5._Местонахождение_Мимминга"/></text:h>
      <text:p text:style-name="Standard">Тесть Фрейра, Гимир, владеющий Миммингом, живет где-то в пределах Ётунхейма. Для первой части путешествия см. ПУТЬ В ЦАРСТВО МИМИРА. Из царства Мимира идите на юг до Ётунхейма. Где-то в трех долинах Ётунхейма, находится Гимир во временном дворце. Вы можете найти этот дворец, используя навык картографии или прочитав свиток картографии. Его дворец - небольшой, окруженный горами с северной, восточной и западной сторон и деревьями с южной стороны. Уничтожьте одно дерево на южной стороне и Гимир рассердится. Убейте его и захватите Мимминг. Чтобы завершить этот квест, Вы должны передать Мимминг Фрейру перед последней битвой Рагнарок (См. ДОРОГА НА ВИГРИД в этом разделе. Подробнее см. Гимир в разделе СОЗДАНИЯ и Мимминг в разделе ПРЕДЕМЕТЫ).</text:p>
      <text:p text:style-name="Standard"><text:s text:c="5"/></text:p>
      <text:h text:style-name="Heading_20_3" text:outline-level="3"><text:bookmark-start text:name="_4.6.6._Местонахождение_руки_для Тюр"/>4.6.6. Местонахождение руки для Тюра<text:bookmark-end text:name="_4.6.6._Местонахождение_руки_для Тюр"/></text:h>
      <text:p text:style-name="Standard">Тюр лишился руки, но кузнецы-гномы, которые живут в Арсенале под Нидавеллиром, могут заменить её искусственной. Вы должны отправиться в Нидавеллир. Для первой части путешествия см. ПУТЬ В ЦАРСТВО МИМИРА. Из царства Мимира идите на юг через две области Ётунхейма в третью. Затем направляйтесь на запад через две пещеры Нидавеллира. Потом поверните на юг в третью пещеру и на восток в четвертую и последнюю пещеру. Эта четвертая пещера содержит область полностью перекрытую сталагмитами, которые образуют пролет, ведущий вниз к арсеналу. Найдите этот пролет, прочитав свиток картографии или используя навык картографии. Чтобы достигнуть этого пролета, Вы должны фазироваться через сталагмиты (выпейте снадобье фазирования или наденьте амулет эфирности), или превратите сталагмиты в другую местность. Затем Вы должны победить Уорика, гномьего стража. Затем спуститесь вниз по лестнице и найдите Эйтри. Он сделает руку для Тюра, если Вы предложите ему в дар очарованную/платиновую наковальню. Чтобы завершить этот квест, Вы должны передать руку Тюру перед последней битвой Рагнарок (См. ДОРОГУ НА ВИГРИД в этом разделе. Подробнее см. Уорик и <text:soft-page-break/>Эйтри в разделе СОЗДАНИЯ и свиток очарования, снадобье фазирования, амулет эфирности и гномья рука в разделе ПРЕДМЕТЫ).</text:p>
      <text:h text:style-name="Heading_20_2" text:outline-level="2"/>
      <text:h text:style-name="Heading_20_3" text:outline-level="3"><text:bookmark-start text:name="_4.6.7._Путь_в_царство Мимира"/>4.6.7. Путь в царство Мимира<text:bookmark-end text:name="_4.6.7._Путь_в_царство Мимира"/></text:h>
      <text:p text:style-name="Standard">Сначала, войдите в подземный мир (доступный через ступеньки, расположенные в юго-восточной части леса). Затем спуститесь на глубину 30 метров (на глубинах как 10, так и 20 метров где-нибудь есть ступеньки, ведущие вниз. Вы можете, также, выкопать отверстие вниз, если Вы не можете найти ступеньки или они уничтожены). Далее направляйтесь в северо-восточную часть 30 метрового яруса. В этой области есть ступеньки, ведущие наверх, в обычно недоступную северо-восточную часть 20 метрового яруса. Эта часть 20 метрового яруса также содержит ступеньки, ведущие наверх в неизученную область. Вы теперь в северо-восточной части десятиметрового яруса. Расположенный здесь странный портал (strange portal), который ведет в царство Мимира. Шагните в этот портал - и Вы переместитесь в царство Мимира.</text:p>
      <text:h text:style-name="Heading_20_2" text:outline-level="2"/>
      <text:h text:style-name="Heading_20_3" text:outline-level="3"><text:bookmark-start text:name="_4.6.8._Дорога_на_Вигрид"/>4.6.8. Дорога на Вигрид<text:bookmark-end text:name="_4.6.8._Дорога_на_Вигрид"/></text:h>
      <text:p text:style-name="Standard">Чтобы оставить Мидгард, Вы должны пройти по Бифросту, пылающему радужному мосту. Идите через море Слэтера через любой из вихрей, которые существуют в Мидгарде, или длинной дорогой через землю.</text:p>
      <text:p text:style-name="Standard">Для первой части путешествия см. ПУТЬ В ЦАРСТВО МИМИРА. Из царства Мимира идите на юг через две области Ётунхейма в третью. Затем направляйтесь на запад через две пещеры Нидавеллира. Потом поверните на юг в третью пещеру и на восток в четвертую и последнюю пещеру. Направление на восток приведет Вас в туман, окутывающий область, через которую протекает река Гьолл. Море Слэтера лежит к югу от реки Гьолл. Как только Вы достигнете моря Слэтера, Вы должны идти на запад через пять секций реки Вид. Бифрост лежит сразу к северу от последней из этих секций. Чтобы достигнуть Асгарда идите в дальний конец Бифроста. Затем отправляйтесь на восточный край Асгарда, чтобы попасть на Вигрид. Теперь Ваше путешествие завершено (Подробнее см. ВЫЖИВАНИЕ НА БИФРОСТЕ и ВЫЖИВАНИЕ В АСГАРДЕ в разделе СТРАТЕГИИ).</text:p>
      <text:p text:style-name="Standard"/>
      <text:h text:style-name="Heading_20_3" text:outline-level="3"><text:bookmark-start text:name="_4.6.9._Помощь_богам"/>4.6.9. Помощь богам<text:bookmark-end text:name="_4.6.9._Помощь_богам"/></text:h>
      <text:p text:style-name="Standard">Как только Вы придете на поле боя Вигрид, важно раздать предметы, которые Вы принесли для богов. Чтобы сделать это, убедитесь, что они все в Вашем рюкзаке, а не в красном мешке. Для того, чтобы передать богам предметы из квестов, просто стойте около них. Они возьмут их у Вас. ПРЕДУПРЕЖДЕНИЕ: не вставайте рядом со злыми богами. Если они заметят Вас в пределах одного поля от себя, то они немедленно Вас уничтожат. Если Вы не можете достичь доброго бога, потому что он окружен злыми богами, подождите, пока злые боги не переместятся. Если хороший бог прижат злыми богами к краю пространства, а Вы должны достичь его, сделайте с помощью терраформирования мост земли через пространство, чтобы обойти злых богов. Когда Вы достигнете Вигрид, у Вас есть около 80 ходов, чтобы раздать богам предметы из квестов.</text:p>
      <text:p text:style-name="Standard"/>
      <text:h text:style-name="Heading_20_1" text:outline-level="1"><text:bookmark-start text:name="_8._Геймплей"/><text:bookmark-start text:name="_5._Магия"/>5. Магия<text:bookmark-end text:name="_8._Геймплей"/><text:bookmark-end text:name="_5._Магия"/></text:h>
      <text:p text:style-name="Standard">5.1. Особенности</text:p>
      <text:p text:style-name="Standard">5.2. Каталог заклинаний</text:p>
      <text:p text:style-name="Standard"/>
      <text:p text:style-name="Standard">В игре магия занимает довольно важное значение. Магию для различных целей могут использовать алхимики, фокусники, кузнецы и т.д. Магии можно будет обучиться, как и всем остальным умениям.</text:p>
      <text:p text:style-name="Standard">Проявлениями магии будут пользоваться все жители мира: в игре будет реализована возможность использования простых магических заклинаний всеми жителями мира. Некоторые наиболее заметные вещи магической природы: телепорты; различные зелья, амулеты, которые производят некоторое действие на организм персонажа. </text:p>
      <text:p text:style-name="Standard"/>
      <text:h text:style-name="Heading_20_1" text:outline-level="1"><text:bookmark-start text:name="_6_Геймплей"/>6. Геймплей<text:bookmark-end text:name="_6_Геймплей"/></text:h>
      <text:p text:style-name="Standard"><text:a xlink:type="simple" xlink:href="#_6_1_Основные_особенности"><text:span text:style-name="Internet_20_link">6.1. Основные особенности</text:span></text:a></text:p>
      <text:p text:style-name="Standard"><text:a xlink:type="simple" xlink:href="#_6_2_Формы_геймплея"><text:span text:style-name="Internet_20_link">6.2. Формы геймплея</text:span></text:a></text:p>
      <text:p text:style-name="Standard"><text:a xlink:type="simple" xlink:href="#_6_3_Роли"><text:span text:style-name="Internet_20_link">6.3. Роли</text:span></text:a> </text:p>
      <text:p text:style-name="Standard"><text:a xlink:type="simple" xlink:href="#_6_4_Начало_игры"><text:span text:style-name="Internet_20_link">6.4. Начало игры</text:span></text:a> </text:p>
      <text:p text:style-name="Standard"><text:a xlink:type="simple" xlink:href="#_6_5_Базовая_функциональность"><text:span text:style-name="Internet_20_link">6.5. Базовая функциональность</text:span></text:a> </text:p>
      <text:p text:style-name="Standard"><text:a xlink:type="simple" xlink:href="#_6_6_Стратегии"><text:span text:style-name="Internet_20_link">6.6. Стратегии</text:span></text:a></text:p>
      <text:p text:style-name="Standard"/>
      <text:p text:style-name="Standard">Глава описывает особенности геймплея игры и является самой важной в документе. В главе описываются роли, которые предстоит играть игрокам, а также дается детальное описание большинства геймплейных действий.</text:p>
      <text:p text:style-name="Standard"/>
      <text:h text:style-name="Heading_20_2" text:outline-level="2"><text:bookmark-start text:name="_6_1_Основные_особенности"/>6.1. Основные особенности<text:bookmark-end text:name="_6_1_Основные_особенности"/> </text:h>
      <text:h text:style-name="Heading_20_3" text:outline-level="3"/>
      <text:h text:style-name="Heading_20_3" text:outline-level="3"/>
      <text:h text:style-name="Heading_20_2" text:outline-level="2"><text:bookmark-start text:name="_6_2_Формы_геймплея"/>6.2. Формы геймплея<text:bookmark-end text:name="_6_2_Формы_геймплея"/></text:h>
      <text:p text:style-name="Standard">Поскольку игра проектируется в расчете на разные категории игроков, то для каждой категории игроков в игре есть свои цели и свои средства их достижения. Выбор пути и роли всегда остается за игроком. Вот некоторые возможные цели в зависимости от типов игроков:</text:p>
      <text:list xml:id="list32589599" text:continue-list="list32589227" text:style-name="WW8Num15">
        <text:list-item text:start-value="1">
          <text:p text:style-name="P57">быть лучшим в чем-либо — в игре будет существовать разветвленная система формальных уровней, очков и т. п., а также вестись подробная статистика, за этот компонент геймплея в большой степени отвечают профессии воинов и магов; </text:p>
        </text:list-item>
        <text:list-item>
          <text:p text:style-name="P57">исследовать, познавать мир; мир игры, хоть и будет небольшим по размеру, будет насыщен различными интересными местами, секретами и т. п.</text:p>
        </text:list-item>
      </text:list>
      <text:p text:style-name="Standard"/>
      <text:p text:style-name="Standard">Основной частью активных действий будет подготовка к Рагнароку – войне между богами и демонами. Сражения с монстрами будут играть второстепенную роль.</text:p>
      <text:p text:style-name="Standard">Физическое ограничение на убийство других персонажей существует только для дружественных существ, игрок может сознательно переступить через данное ограничение. Но фактически в игре присутствуют ряд механизмов, делающих противоправное убийство нежелательным для самого убийцы. Это рейнджеры, стражники, система репутации и внимания богов и т. п. Следует заметить, что все это касается только убийств союзников и нейтральных граждан, убийство вражеского персонажа считается делом полезным.</text:p>
      <text:p text:style-name="Standard">Также игрок сможет заняться выполнением квестов, противозаконными делами — грабежами, разбоями и убийствами.</text:p>
      <text:p text:style-name="Standard">Бой в игре не отличается от других действий, игра не переходит в другое состояние. Бой, так же как и все другие действия, происходит в пошаговом режиме, с фиксированным видом. Бой может происходить с любым количеством участников, в общем, специального режима боя в игре не существует. В игре автоматически происходит только защита (парирование ударов). Все сильные удары, приоритеты нападения и защиты и т.п. выполняются вручную игроками.</text:p>
      <text:p text:style-name="Standard">В игре реализована упрощенная система торговли. Игроки смогут обмениваться и торговать с <text:span text:style-name="T1">NPC</text:span> и другими игроками. Также игрок сможет заняться изготовлением снадобий и артефактов.</text:p>
      <text:h text:style-name="Heading_20_2" text:outline-level="2"/>
      <text:h text:style-name="Heading_20_2" text:outline-level="2"><text:bookmark-start text:name="_6_3_Роли"/>6.3. Роли<text:bookmark-end text:name="_6_3_Роли"/></text:h>
      <text:p text:style-name="Standard">В данной секции описываются роли, которые могут исполнять игроки. </text:p>
      <text:p text:style-name="Standard">Взаимодействие между игроками в сетевой игре возможно в форме обмена и торговли предметами, взаимопомощи при прохождении сюжета.</text:p>
      <text:h text:style-name="Heading_20_2" text:outline-level="2"><text:soft-page-break/></text:h>
      <text:h text:style-name="Heading_20_2" text:outline-level="2"><text:bookmark-start text:name="_6_4_Начало_игры"/>6.4. Начало игры<text:bookmark-end text:name="_6_4_Начало_игры"/></text:h>
      <text:p text:style-name="Standard"/>
      <text:p text:style-name="Standard">Начало игры является важным моментом для игрока. Здесь не будет подробно рассказываться о решениях, заложенных в игру для того, чтобы сделать ее первые минуты максимально простыми, понятными и приятными, но, безусловно, эти решения включают в себя простоту установки и настройки, простоту интерфейса и т. п. Здесь перечислены лишь те моменты, которые имеют непосредственное влияние на геймплей. Более подробную информацию можно найти в других частях документа.</text:p>
      <text:p text:style-name="Standard">Процесс генерации персонажа важен, но в то же время игроки при первом знакомстве с игрой не всегда хотят заниматься генерацией, а сразу оказаться в центре событий. Поэтому процесс генерации одновременно быстрый и простой. Число параметров, которые персонажу необходимо выбирать, минимально: имя персонажа, начальная профессия, пол. Для облегчения задачи генерации персонажа существует возможность полностью автоматической генерации (генерация всех параметров персонажа всего одним нажатием на кнопку). При генерации имени автоматически учитывается пол и раса, таким образом, генератор выдает подходящие к остальным параметрам имена.</text:p>
      <text:p text:style-name="Standard">Перед началом игры (после генерации мира и выбора имени и профессии) игрокам будет показываться вступительный текстовый ролик, рассказывающий вкратце историю мира и суть игры. После просмотра вводного ролика персонаж вступает в игру. Все персонажи попадают в деревню.</text:p>
      <text:p text:style-name="Standard"/>
      <text:h text:style-name="Heading_20_3" text:outline-level="3"><text:bookmark-start text:name="_6_5_Базовая_функциональность"/>6.5. Базовая функциональность<text:bookmark-end text:name="_6_5_Базовая_функциональность"/></text:h>
      <text:p text:style-name="Standard"><text:a xlink:type="simple" xlink:href="#_6.5.1._Основы_интерфейса"><text:span text:style-name="Internet_20_link">6.5.1. Основы интерфейса</text:span></text:a> </text:p>
      <text:p text:style-name="Standard"><text:a xlink:type="simple" xlink:href="#_6.5.2._Перемещение"><text:span text:style-name="Internet_20_link">6.5.2. Перемещение</text:span></text:a> </text:p>
      <text:p text:style-name="Standard">6.5.3. Общение </text:p>
      <text:p text:style-name="Standard"><text:a xlink:type="simple" xlink:href="#_6.5.4._Жилье_персонажа"><text:span text:style-name="Internet_20_link">6.5.4. Жилье персонажа</text:span></text:a> </text:p>
      <text:p text:style-name="Standard"><text:a xlink:type="simple" xlink:href="#_6.5.5._Инвентарь"><text:span text:style-name="Internet_20_link">6.5.5. Инвентарь</text:span></text:a> </text:p>
      <text:p text:style-name="Standard">6.5.6. Боевая система </text:p>
      <text:p text:style-name="Standard"><text:a xlink:type="simple" xlink:href="#_6.5.7._Квесты"><text:span text:style-name="Internet_20_link">6.5.7. Квесты</text:span></text:a> </text:p>
      <text:p text:style-name="Standard"><text:a xlink:type="simple" xlink:href="#_6.5.8._Торговля_и_обмен"><text:span text:style-name="Internet_20_link">6.5.8. Торговля и обмен</text:span></text:a> </text:p>
      <text:p text:style-name="Standard"><text:a xlink:type="simple" xlink:href="#_6.5.9._Смерть"><text:span text:style-name="Internet_20_link">6.5.9. Смерть и регенерация</text:span></text:a> </text:p>
      <text:p text:style-name="Standard"><text:a xlink:type="simple" xlink:href="#_6.5.10._Выход_из_игры"><text:span text:style-name="Internet_20_link">6.5.10. Выход из игры</text:span></text:a> </text:p>
      <text:p text:style-name="Standard"/>
      <text:p text:style-name="Standard">В этой секции описываются базовые геймплейные элементы, с которыми наверняка придется сталкиваться каждому игроку вне зависимости от роли его персонажа.</text:p>
      <text:h text:style-name="Heading_20_3" text:outline-level="3"><text:bookmark-start text:name="_6.5.1._Основы_интерфейса"/>6.5.1. Основы <text:s/>интерфейса<text:bookmark-end text:name="_6.5.1._Основы_интерфейса"/></text:h>
      <text:p text:style-name="Standard">Все действия игры будут происходить в пошаговом режиме и плоском пространстве (из нескольких плоскостей). </text:p>
      <text:p text:style-name="Standard">Игра будет со статичным видом от третьего лица (общий вид на локальную карту и крупный вид обзора игрока).</text:p>
      <text:p text:style-name="Standard">Интерфейс и система управления игрой основываются на принципе управления персонажем с помощью команд клавиатуры и мыши. На экране игрока в явном виде присутствует курсор мыши, с помощью которого игрок может отдавать команды своему персонажу, нажимая на кнопки интерфейса. </text:p>
      <text:p text:style-name="Standard">Сам интерфейс программы основан на парадигме MDI, то есть внутри главного окна программы (которое может быть в полноэкранном режиме) есть различные вторичные окна, панели инструментов и т.п. Внутри программы есть своя оконная система с разными окнами, например окном инвентаря, панелью быстрого выполнения действий, различные меню и т.п. Со всем этим пользователь напрямую взаимодействует посредством мыши. </text:p>
      <text:p text:style-name="Standard">Естественно, что пользователь может назначить управление с помощью клавиатуры. Клавиши клавиатуры могут отвечать не только за действия с интерфейсом (закрытие и открытие окон, выбор нужных элементов интерфейса), но и за команды, отправляемые непосредственно персонажу, то есть персонаж, например, может передвигаться не только с помощью указания цели мышью, но и с помощью нажатия клавиши «Вперед» на клавиатуре.</text:p>
      <text:p text:style-name="Standard"/>
      <text:p text:style-name="Standard"><text:soft-page-break/>Команды:</text:p>
      <text:p text:style-name="Standard">Дополнительно к кнопкам для мыши могут применяться следующие клавиши:</text:p>
      <text:p text:style-name="Standard"><text:tab/>i: Содержимое рюкзака. Показывает предметы, находящиеся в настоящий момент в рюкзаке игрока, и позволяет надеть или снять броню, кольца, и амулеты или переменить оружие; бросить на землю или поднять.</text:p>
      <text:p text:style-name="Standard"><text:tab/>c: Характеристика. Эта команда выдает текущее физическое состояние игрока, включая навыки и способности.</text:p>
      <text:p text:style-name="Standard"><text:tab/>q: Выйти в главное меню.</text:p>
      <text:p text:style-name="Standard"><text:tab/>o: Вызвать окно опций.</text:p>
      <text:p text:style-name="Standard"><text:tab/>_(пробел): Диалог с рядом стоящим персонажем.</text:p>
      <text:p text:style-name="Standard"><text:tab/>s: Использовать приобретенные по ходу игры различные навыки и заклинания, а также "Врожденные Силы", присущие различным существам, в которых может превратиться герой.</text:p>
      <text:p text:style-name="Standard"><text:tab/>k: Знания. Выдает список всего, что знает или с чем сталкивался игрок.</text:p>
      <text:p text:style-name="Standard"><text:tab/>m: Карта. Показывает карту миров, выделяя области, которые игрок посетил.</text:p>
      <text:p text:style-name="Standard"><text:tab/>~: Консоль.</text:p>
      <text:p text:style-name="Standard"><text:tab/>F1: Помощь.</text:p>
      <text:p text:style-name="Standard"><text:tab/>F2: Сохранить.</text:p>
      <text:p text:style-name="Standard"><text:tab/>F3: Загрузить.</text:p>
      <text:p text:style-name="Standard"><text:tab/>,: Поднять все предметы.</text:p>
      <text:p text:style-name="Standard">Для использования предметов или умений и заклинаний в окнах инвентаря и умений использовать правую кнопку мыши.</text:p>
      <text:p text:style-name="Standard">Запустить игру в полноэкранном режиме можно, добавив в строку запуска параметр "-fullscreen".</text:p>
      <text:h text:style-name="Heading_20_3" text:outline-level="3"><text:bookmark-start text:name="_6.5.2._Перемещение"/>6.5.2. Перемещение<text:bookmark-end text:name="_6.5.2._Перемещение"/></text:h>
      <text:p text:style-name="Standard">Концептуально, перемещение персонажа бывает двух видов: телепортация и перемещение пешком. </text:p>
      <text:p text:style-name="Standard"><text:span text:style-name="T6">Перемещение пешком. </text:span> Перемещение пешком знакомо каждому и в особых пояснениях не нуждается. Это вполне обычный процесс. Игрок управляет перемещением с помощью команд. Эти команды отдаются посредством мыши или клавиатуры. При использовании мыши игрок может указать курсором (и отметить щелчком) то место, куда персонаж должен пойти, после этого персонаж сам будет двигаться пока не дойдет до указанной цели. При перемещении с помощью клавиатуры игрок нажимает на клавиатуре кнопку, соответствующую движению в желаемом направлении, и, пока он ее нажимает, персонаж идет в нужном направлении. </text:p>
      <text:p text:style-name="Standard"><text:span text:style-name="T6">Телепортация. </text:span> Телепортация обозначает мгновенное перемещение персонажа между двумя удаленными точками, осуществляемое магическим путем. </text:p>
      <text:h text:style-name="Heading_20_3" text:outline-level="3"><text:bookmark-start text:name="_6.5.4._Жилье_персонажа"/>6.5.4. Жилье персонажа<text:bookmark-end text:name="_6.5.4._Жилье_персонажа"/></text:h>
      <text:p text:style-name="Standard">Персонажи могут иметь жилье, хотя это не обязательно. Основная функция жилья — предоставить надежное место для хранения вещей персонажа. У персонажа в единицу времени может быть только одно место жительства. Дом позволяет хранить больше вещей, также в дом можно закупать дополнительные сундуки, чтобы увеличить вместительность.</text:p>
      <text:h text:style-name="Heading_20_3" text:outline-level="3"><text:bookmark-start text:name="_6.5.5._Инвентарь"/>6.5.5. Инвентарь<text:bookmark-end text:name="_6.5.5._Инвентарь"/></text:h>
      <text:p text:style-name="Standard">Персонаж может носить с собой вещи. Какие-то он может надеть на себя (броню), какие-то носить в руках (оружие), но остальные вещи он должен носить в контейнерах для вещей. Они и называются инвентарем. </text:p>
      <text:p text:style-name="Standard">По своей сути инвентарь аналогичен рюкзаку. То есть инвентарь — хранилище для вещей. Инвентарь разделен на мешки. У каждого персонажа есть основной мешок, который дается при рождении и его нельзя продать. Также персонаж может купить себе до двух дополнительных мешков различной вместимости и носить их дополнительно к первому. </text:p>
      <text:p text:style-name="Standard">Мешки ограничены по суммарному весу предметов. Обратите внимание, что деньги в игре также имеют свой вес.</text:p>
      <text:h text:style-name="Heading_20_3" text:outline-level="3"><text:bookmark-start text:name="_6.5.7._Квесты"/>6.5.7. Квесты<text:bookmark-end text:name="_6.5.7._Квесты"/></text:h>
      <text:p text:style-name="Standard">Под квестом подразумевается некоторое задание, которое выдается персонажу системой и выполняется под контролем системы. В режиме сетевой игры, обычно, квесты выдаются для каждого персонажа отдельно, то есть <text:soft-page-break/>разные персонажи могут одновременно выполнять один и тот же квест, при этом пути их могут не пересекаться. Обычно, начало квеста запрашивается персонажем у специального NPC. </text:p>
      <text:h text:style-name="Heading_20_3" text:outline-level="3"><text:bookmark-start text:name="_6.5.8._Торговля_и_обмен"/>6.5.8. Торговля и обмен<text:bookmark-end text:name="_6.5.8._Торговля_и_обмен"/></text:h>
      <text:p text:style-name="Standard">В игре имеется система торговли и обмена, в которой может участвовать каждый персонаж. Реализована система как прямая торговля и обмен между персонажами. Осуществлять торговлю или обмениваться можно только с одним персонажем в одном окне. Для этого применяется обычная система, когда у каждого персонажа появляется окно с доступными для продажи вещами другого и инвентарем самого персонажа. Каждый игрок может выкладывать на «стол» свои и чужие вещи и назначать цену, после этого игрок нажимает кнопку подтверждения. Когда оба игрока нажмут кнопку подтверждения произойдет торговля или обмен. </text:p>
      <text:p text:style-name="Standard">Существует упрощенный способ передачи вещей партнерам, используется он для дарения вещей между знакомыми. Для его применения надо перетащить иконку вещи из инвентаря на персонажа другого игрока в главном виде игры. После этого, у другого игрока появится запрос на принятие подарка. Если запрос будет подтвержден, подарок окажется в инвентаре получателя.</text:p>
      <text:h text:style-name="Heading_20_3" text:outline-level="3"><text:bookmark-start text:name="_6.5.9._Смерть"/>6.5.9. Смерть<text:bookmark-end text:name="_6.5.9._Смерть"/></text:h>
      <text:p text:style-name="Standard">Когда число <text:span text:style-name="T1">HP</text:span> становится равным 0, персонаж умирает. При этом, в режиме сетевой игры, на земле остаются лежать все вещи, а также надетые на персонажа доспехи и носимое оружие. В режиме одиночной игры вещи не сохраняются, однако на карте остается призрак игрока. В обоих режимах смерть конечна и восстановление профиля невозможно.</text:p>
      <text:p text:style-name="Standard">Исключения составляют только случаи использования игроком магических эффектов второй жизни или бессмертия. В первом случае у персонажа будет еще один шанс, во втором – он не сможет погибнуть.</text:p>
      <text:h text:style-name="Heading_20_3" text:outline-level="3"><text:bookmark-start text:name="_6.5.10._Выход_из_игры"/>6.5.10. Выход из игры<text:bookmark-end text:name="_6.5.10._Выход_из_игры"/></text:h>
      <text:p text:style-name="Standard">Когда игрок отдает команду на выход из игры, игра завершается целиком, как приложение.</text:p>
      <text:p text:style-name="Standard">В режиме сетевой игры в <text:span text:style-name="T1">Internet</text:span> или в локальной сети, при выходе из игры должно осуществляться сохранение профиля на сервере.</text:p>
      <text:h text:style-name="Heading_20_2" text:outline-level="2"/>
      <text:h text:style-name="Heading_20_2" text:outline-level="2"><text:bookmark-start text:name="_6_6_Стратегии"/>6.6. Стратегии<text:bookmark-end text:name="_6_6_Стратегии"/></text:h>
      <text:p text:style-name="Standard"><text:a xlink:type="simple" xlink:href="#_6.6.1._Как_стать_физически сильным"><text:span text:style-name="Internet_20_link">6.6.1. Как стать физически сильным</text:span></text:a></text:p>
      <text:p text:style-name="Standard"><text:a xlink:type="simple" xlink:href="#_6.6.2._Приобретение_атрибутов"><text:span text:style-name="Internet_20_link">6.6.2. Приобретение атрибутов</text:span></text:a></text:p>
      <text:p text:style-name="Standard"><text:a xlink:type="simple" xlink:href="#_6.6.3._Приобретение_опыта"><text:span text:style-name="Internet_20_link">6.6.3. Приобретение опыта</text:span></text:a></text:p>
      <text:p text:style-name="Standard"><text:a xlink:type="simple" xlink:href="#_6.6.4._Пожелание_предметов"><text:span text:style-name="Internet_20_link">6.6.4. Пожелание предметов</text:span></text:a></text:p>
      <text:p text:style-name="Standard"><text:a xlink:type="simple" xlink:href="#_6.6.5._Обнаружение_большего_количес"><text:span text:style-name="Internet_20_link">6.6.5. Обнаружение большего количества ценных предметов</text:span></text:a></text:p>
      <text:p text:style-name="Standard"><text:a xlink:type="simple" xlink:href="#_6.6.6._Физические_проблемы"><text:span text:style-name="Internet_20_link">6.6.6. Физические проблемы</text:span></text:a></text:p>
      <text:p text:style-name="Standard"><text:a xlink:type="simple" xlink:href="#_6.6.7._Опасные_ситуации"><text:span text:style-name="Internet_20_link">6.6.7. Опасные ситуации</text:span></text:a></text:p>
      <text:p text:style-name="Standard"/>
      <text:p text:style-name="Standard">Все против выживания вашего героя. Большинство существ - враждебны и их орды значительно превосходят Вас численно. К счастью, человечество - более интеллектуально, чем другие расы, и может разработать стратегию выживания. Вот некоторые стратегии:</text:p>
      <text:p text:style-name="Standard">- Используйте дистанционное оружие. Каждое поражение, которое Вы наносите монстру издалека, может быть фатальным ударом, сохраняющим Вас от риска рукопашного боя.</text:p>
      <text:p text:style-name="Standard">- Убегайте, когда монстры многочисленны или окружают Вас. Если Вам удалось убежать от своих преследователей, Вы можете подлечиться и вернуться в бой.</text:p>
      <text:p text:style-name="Standard">- Используйте дружественность некоторых существ. Лавочник является первым из нескольких дружественных существ, которых Вы встретите. Если Вы нуждаетесь в помощи, отступите в магазин, где Вы можете закрыть двери или привлечь на помощь сильного купца. Дружественные и нейтральные создания отличаются отсутствием у них интереса атаковать Вас. Если Вы перемещаетесь в их квадрат, они не нападают, а перемещаются куда-нибудь еще.</text:p>
      <text:p text:style-name="Standard">- Открывайте все поле. Каждый квадрат может содержать предмет, который мог бы продлить вашу жизнь и помочь Вам в ваших поисках. Также, сражайтесь с каждым враждебным монстром, которого Вы способны победить. Только посредством успешных сражений, Вы сможете стать героем с мощными характеристиками.</text:p>
      <text:p text:style-name="Standard"><text:soft-page-break/>- Если Вас отделяет от враждебного существа одно пустое поле, подождите один ход для того, чтобы противник подошел первым. Таким образом, Вы сможете нанести первый удар.</text:p>
      <text:p text:style-name="Standard">- Уделяйте пристальное внимание информации, которую получаете в строке сообщения. Она позволит Вам лучше понять взаимосвязь причин и следствий своих действий.</text:p>
      <text:p text:style-name="Standard">- Не пренебрегайте использованием диагонального перемещения. Это даст Вам способ более эффективно открывать карту и убегать от противников.</text:p>
      <text:p text:style-name="Standard">- Берегитесь монстров, чья скорость больше Вашей. Бегство может быть не особенно полезным.</text:p>
      <text:p text:style-name="Standard">- Не бойтесь, израсходовать свиток, зелье или палочку. Бесполезно умирать, имея неиспользованные предметы.</text:p>
      <text:p text:style-name="Standard">- Не нападайте на лавочника и не пытайтесь красть у него, если Вы не уверены в успехе своей попытки.</text:p>
      <text:p text:style-name="Standard">- Если Вы не можете найти стратегию против определенной расы существ, уничтожьте расу, используя свиток уничтожения.</text:p>
      <text:p text:style-name="Standard">- Возьмите время на размышление. В игре не пройдет никакого времени, пока Вы не нажмете клавишу. Расслабьтесь и обдумайте ваши ходы.</text:p>
      <text:p text:style-name="Standard">- Используйте шансы. Попробуйте новые магические предметы, которых Вам прежде не встречалось. Для того чтобы, в конце концов, победить, Вы должны сначала пожертвовать несколькими героями.</text:p>
      <text:p text:style-name="Standard">- Наконец, если у Вас все еще есть проблемы, поиграйте наиболее мощными классами (Викинг, Лучник), пока не наберете больше опыта игры.</text:p>
      <text:p text:style-name="Standard"/>
      <text:h text:style-name="Heading_20_3" text:outline-level="3"><text:bookmark-start text:name="_6.6.1._Как_стать_физически сильным"/>6.6.1. Как стать физически сильным<text:bookmark-end text:name="_6.6.1._Как_стать_физически сильным"/></text:h>
      <text:p text:style-name="Standard"><text:a xlink:type="simple" xlink:href="#_6.4.1.1._Изменение_классов"><text:span text:style-name="Internet_20_link">6.6.1.1. Изменение классов</text:span></text:a></text:p>
      <text:p text:style-name="Standard"><text:a xlink:type="simple" xlink:href="#_6.4.1.2._Приобретение_устойчивости"><text:span text:style-name="Internet_20_link">6.6.1.2. Приобретение устойчивости к воздействию негативных факторов</text:span></text:a></text:p>
      <text:p text:style-name="Standard"><text:a xlink:type="simple" xlink:href="#_6.4.1.3._Приобретение_навыков,"><text:span text:style-name="Internet_20_link">6.6.1.3. Приобретение навыков, сил и способностей</text:span></text:a></text:p>
      <text:p text:style-name="Standard"><text:a xlink:type="simple" xlink:href="#_6.4.1.4._Увеличение_числа"><text:span text:style-name="Internet_20_link">6.6.1.4. Увеличение числа пальцев и глаз</text:span></text:a></text:p>
      <text:p text:style-name="Standard"><text:a xlink:type="simple" xlink:href="#_6.4.1.5._Изменение_биологической"><text:span text:style-name="Internet_20_link">6.6.1.5. Изменение биологической структуры (полиморфинг)</text:span></text:a></text:p>
      <text:p text:style-name="Standard"/>
      <text:h text:style-name="P67" text:outline-level="4"><text:bookmark-start text:name="_6.4.1.1._Изменение_классов"/>6.6.1.1. Изменение классов<text:bookmark-end text:name="_6.4.1.1._Изменение_классов"/></text:h>
      <text:p text:style-name="Standard">У экспертов нет единого мнения относительно наиболее полезного порядка выбора класса.</text:p>
      <text:p text:style-name="Standard">Любимый метод Роба начинать алхимиком. Он поглощает все свои неизвестные снадобья, затем пьет благословленное снадобье лечения, если это негативно подействовало на его физическое здоровье. Он крадет все у торговца, если наткнулся на снадобье фазирования. Начиная алхимиком, учится создавать снадобье второй жизни перед любым другим классом. Затем он превращается в мудреца, если еще не выучил письмо. Он остается мудрецом, пока не сделает это. Если он - уверен, что свиток транспорта еще не был создан, он иногда остается мудрецом до тех пор, пока не научится писать его. Это происходит на 31-м уровне класса мудреца. Далее он становится викингом и остается в этом классе. Дополнительная атака, которая приобретается на 5-м уровне класса викинга, становится необходима против мощных творений за Мидгардом.</text:p>
      <text:p text:style-name="Standard">Любимый метод Тома - начинать мудрецом. Он обеспечивает пером в начале, что необходимо, если стать мудрецом позже. Следующий класс, который он выбирает - алхимик. Как только изучено умение алхимии, он переключается на фокусника, чтобы изучить все заклинания. После завершения подготовки фокусником, Том снова переключается, на мудреца. Мудрец узнает, как писать свиток транспорта на 31-м уровне мудреца. Если он уже нашел свиток транспорта, он пропустит вторую фазу подготовки мудреца, перейдет в класс викинга на остальную игру, чтобы приобрести дополнительную атаку викинга. Том обычно пропускает лучника и кузнеца вообще, но иногда начинает лучником. Он любит устраивать всеобщую резню из самострела.</text:p>
      <text:p text:style-name="Standard"/>
      <text:h text:style-name="P67" text:outline-level="4"><text:bookmark-start text:name="_6.4.1.2._Приобретение_устойчивости"/>6.6.1.2. Приобретение устойчивости к воздействию негативных факторов<text:bookmark-end text:name="_6.4.1.2._Приобретение_устойчивости"/></text:h>
      <text:p text:style-name="Standard"/>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P1">К холоду</text:p>
          </table:table-cell>
          <table:table-cell table:style-name="Таблица30.B1" office:value-type="string">
            <text:p text:style-name="P1">Съесть ледяную сферу или ледяного дракона</text:p>
          </table:table-cell>
        </table:table-row>
        <table:table-row table:style-name="Таблица30.1">
          <table:table-cell table:style-name="Таблица30.A1" office:value-type="string">
            <text:p text:style-name="P1">К теплу</text:p>
          </table:table-cell>
          <table:table-cell table:style-name="Таблица30.B1" office:value-type="string">
            <text:p text:style-name="P1">Съесть мертвого огненного дракона или надеть плащ холокоста</text:p>
          </table:table-cell>
        </table:table-row>
        <text:soft-page-break/>
        <table:table-row table:style-name="Таблица30.1">
          <table:table-cell table:style-name="Таблица30.A1" office:value-type="string">
            <text:p text:style-name="P1">К окаменению</text:p>
          </table:table-cell>
          <table:table-cell table:style-name="Таблица30.B1" office:value-type="string">
            <text:p text:style-name="P1">Съесть мертвого дракона Хель</text:p>
          </table:table-cell>
        </table:table-row>
        <table:table-row table:style-name="Таблица30.1">
          <table:table-cell table:style-name="Таблица30.A1" office:value-type="string">
            <text:p text:style-name="P1">К излучениям/Дыханию <text:s text:c="4"/>Ray/Breath</text:p>
          </table:table-cell>
          <table:table-cell table:style-name="Таблица30.B1" office:value-type="string">
            <text:p text:style-name="P1">Надеть зеркальный щит или серебряную мантию</text:p>
          </table:table-cell>
        </table:table-row>
        <table:table-row table:style-name="Таблица30.1">
          <table:table-cell table:style-name="Таблица30.A1" office:value-type="string">
            <text:p text:style-name="P1">К телепортированию (за исключением свитка и навыка) <text:s text:c="4"/></text:p>
          </table:table-cell>
          <table:table-cell table:style-name="Таблица30.B1" office:value-type="string">
            <text:p text:style-name="P1">Прочитать свиток чуда</text:p>
          </table:table-cell>
        </table:table-row>
        <table:table-row table:style-name="Таблица30.1">
          <table:table-cell table:style-name="Таблица30.A1" office:value-type="string">
            <text:p text:style-name="P1">К кислоте</text:p>
          </table:table-cell>
          <table:table-cell table:style-name="Таблица30.B1" office:value-type="string">
            <text:p text:style-name="P1">Прочитать свиток чуда</text:p>
          </table:table-cell>
        </table:table-row>
        <table:table-row table:style-name="Таблица30.1">
          <table:table-cell table:style-name="Таблица30.A1" office:value-type="string">
            <text:p text:style-name="P1">К лучам смерти</text:p>
          </table:table-cell>
          <table:table-cell table:style-name="Таблица30.B1" office:value-type="string">
            <text:p text:style-name="P1">Прочитать свиток чуда</text:p>
          </table:table-cell>
        </table:table-row>
        <table:table-row table:style-name="Таблица30.1">
          <table:table-cell table:style-name="Таблица30.A1" office:value-type="string">
            <text:p text:style-name="P1">К яду</text:p>
          </table:table-cell>
          <table:table-cell table:style-name="Таблица30.B1" office:value-type="string">
            <text:p text:style-name="P1">Съесть мертвого гларда или выпить благословленное снадобье омоложения</text:p>
          </table:table-cell>
        </table:table-row>
      </table:table>
      <text:p text:style-name="Standard"/>
      <text:p text:style-name="Standard">Также можно надеть кольца устойчивостей (к теплу, яду, холоду, и кислоте). Если эти кольца не идентифицированы, команда SELF не укажет соответствующие им сопротивления, для них они не определены. Кроме того, превращение в определенных созданий обеспечивает устойчивости (см. раздел СОЗДАНИЯ) для специфических устойчивостей).</text:p>
      <text:p text:style-name="Standard"/>
      <text:h text:style-name="P67" text:outline-level="4"><text:bookmark-start text:name="_6.4.1.3._Приобретение_навыков,"/>6.6.1.3. Приобретение навыков, сил и способностей<text:bookmark-end text:name="_6.4.1.3._Приобретение_навыков,"/></text:h>
      <text:p text:style-name="Standard"/>
      <text:p text:style-name="Standard">Эти атрибуты приобретаются разнообразными методами. </text:p>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1">Обострение чувств <text:s text:c="4"/></text:p>
            <text:p text:style-name="Standard">(Acute senses)</text:p>
          </table:table-cell>
          <table:table-cell table:style-name="Таблица31.B1" office:value-type="string">
            <text:p text:style-name="P1">Съесть оранжевый порошок (orange powder) (см. урна в разделе ПРЕДМЕТЫ) или надеть кольцо третьего зрения. Команда SELF не покажет в списке обостренное чувство для не идентифицированного кольца третьего зрения или не определенного порошка.</text:p>
          </table:table-cell>
        </table:table-row>
        <table:table-row table:style-name="Таблица31.1">
          <table:table-cell table:style-name="Таблица31.A1" office:value-type="string">
            <text:p text:style-name="P1">Алхимия <text:s text:c="4"/>(Alchemy)</text:p>
          </table:table-cell>
          <table:table-cell table:style-name="Таблица31.B1" office:value-type="string">
            <text:p text:style-name="P1">Прочитать свиток знаний или стать мастером алхимиком.</text:p>
          </table:table-cell>
        </table:table-row>
        <table:table-row table:style-name="Таблица31.1">
          <table:table-cell table:style-name="Таблица31.A1" office:value-type="string">
            <text:p text:style-name="P1">Оживление <text:s text:c="4"/>(<text:span text:style-name="T1">Animation</text:span>)</text:p>
          </table:table-cell>
          <table:table-cell table:style-name="Таблица31.B1" office:value-type="string">
            <text:p text:style-name="P1">Выпить снадобье оживления (см. СНАДОБЬЯ в разделе ПРЕДМЕТЫ).</text:p>
          </table:table-cell>
        </table:table-row>
        <table:table-row table:style-name="Таблица31.1">
          <table:table-cell table:style-name="Таблица31.A1" office:value-type="string">
            <text:p text:style-name="P1">Картография <text:s text:c="4"/>(Cartography)</text:p>
          </table:table-cell>
          <table:table-cell table:style-name="Таблица31.B1" office:value-type="string">
            <text:p text:style-name="P1">Прочитать свиток знаний или съесть мертвого брелеора (dead breleor).</text:p>
          </table:table-cell>
        </table:table-row>
        <table:table-row table:style-name="Таблица31.1">
          <table:table-cell table:style-name="Таблица31.A1" office:value-type="string">
            <text:p text:style-name="P1">Диагноз <text:s text:c="4"/>(Diagnosis)</text:p>
          </table:table-cell>
          <table:table-cell table:style-name="Таблица31.B1" office:value-type="string">
            <text:p text:style-name="P1">Выпить снадобье диагноза (см. СНАДОБЬЯ в разделе ПРЕДМЕТЫ).</text:p>
          </table:table-cell>
        </table:table-row>
        <table:table-row table:style-name="Таблица31.1">
          <table:table-cell table:style-name="Таблица31.A1" office:value-type="string">
            <text:p text:style-name="P1">Путешествие по измерениям <text:s text:c="4"/></text:p>
            <text:p text:style-name="Standard">(Dimension travel)</text:p>
          </table:table-cell>
          <table:table-cell table:style-name="Таблица31.B1" office:value-type="string">
            <text:p text:style-name="P1">Выпить снадобье переключения измерений (см. СНАДОБЬЯ в разделе ПРЕДМЕТЫ) или съесть мертвого брелеора (dead breleor).</text:p>
          </table:table-cell>
        </table:table-row>
        <table:table-row table:style-name="Таблица31.1">
          <table:table-cell table:style-name="Таблица31.A1" office:value-type="string">
            <text:p text:style-name="P1">Бальзамирование <text:s text:c="4"/>(Embalming)</text:p>
          </table:table-cell>
          <table:table-cell table:style-name="Таблица31.B1" office:value-type="string">
            <text:p text:style-name="P1">Прочитать свиток знаний.</text:p>
          </table:table-cell>
        </table:table-row>
        <table:table-row table:style-name="Таблица31.1">
          <table:table-cell table:style-name="Таблица31.A1" office:value-type="string">
            <text:p text:style-name="P1">Перезарядка волшебных палочек <text:s text:c="4"/>(Fennling)</text:p>
          </table:table-cell>
          <table:table-cell table:style-name="Таблица31.B1" office:value-type="string">
            <text:p text:style-name="P1">Выпить снадобье тайны (см. СНАДОБЬЯ в разделе ПРЕДМЕТЫ), стать фокусником 4-го уровня или превратиться в <text:span text:style-name="T1">pelgrat</text:span>.</text:p>
          </table:table-cell>
        </table:table-row>
        <table:table-row table:style-name="Таблица31.1">
          <table:table-cell table:style-name="Таблица31.A1" office:value-type="string">
            <text:p text:style-name="P1">Огненный взгляд <text:s text:c="4"/>(Fire vision)</text:p>
          </table:table-cell>
          <table:table-cell table:style-name="Таблица31.B1" office:value-type="string">
            <text:p text:style-name="P1">Съесть черный гриб (black mushroom) или прочитать свиток знаний.</text:p>
          </table:table-cell>
        </table:table-row>
        <table:table-row table:style-name="Таблица31.1">
          <table:table-cell table:style-name="Таблица31.A1" office:value-type="string">
            <text:p text:style-name="P1">Изготовление стрел (Fletching)</text:p>
          </table:table-cell>
          <table:table-cell table:style-name="Таблица31.B1" office:value-type="string">
            <text:p text:style-name="P1">Стать лучником (woodsman) 4-го уровня.</text:p>
          </table:table-cell>
        </table:table-row>
        <table:table-row table:style-name="Таблица31.1">
          <table:table-cell table:style-name="Таблица31.A1" office:value-type="string">
            <text:p text:style-name="P1">Создание голема (Golem shaping)</text:p>
          </table:table-cell>
          <table:table-cell table:style-name="Таблица31.B1" office:value-type="string">
            <text:p text:style-name="P1">Прочитать свиток знаний.</text:p>
          </table:table-cell>
        </table:table-row>
        <text:soft-page-break/>
        <table:table-row table:style-name="Таблица31.1">
          <table:table-cell table:style-name="Таблица31.A1" office:value-type="string">
            <text:p text:style-name="P1">Излучение<text:span text:style-name="T1"> </text:span>тепла<text:span text:style-name="T1"> (Heat radiation)</text:span></text:p>
          </table:table-cell>
          <table:table-cell table:style-name="Таблица31.B1" office:value-type="string">
            <text:p text:style-name="P1">Выпить<text:span text:style-name="T1"> </text:span>снадобье<text:span text:style-name="T1"> potion of heat (</text:span>см<text:span text:style-name="T1">. </text:span>СНАДОБЬЯ в разделе ПРЕДМЕТЫ) или превратиться в огненного гиганта.</text:p>
          </table:table-cell>
        </table:table-row>
        <table:table-row table:style-name="Таблица31.1">
          <table:table-cell table:style-name="Таблица31.A1" office:value-type="string">
            <text:p text:style-name="P1">Земледелие <text:s text:c="4"/>(Husbandry)</text:p>
          </table:table-cell>
          <table:table-cell table:style-name="Таблица31.B1" office:value-type="string">
            <text:p text:style-name="P1">Прочитать свиток знаний или превратиться в коневода (breeder).</text:p>
          </table:table-cell>
        </table:table-row>
        <table:table-row table:style-name="Таблица31.1">
          <table:table-cell table:style-name="Таблица31.A1" office:value-type="string">
            <text:p text:style-name="P1">Идентификация <text:s text:c="4"/>(Identification)</text:p>
          </table:table-cell>
          <table:table-cell table:style-name="Таблица31.B1" office:value-type="string">
            <text:p text:style-name="P1">Прочитать свиток знаний.</text:p>
          </table:table-cell>
        </table:table-row>
        <table:table-row table:style-name="Таблица31.1">
          <table:table-cell table:style-name="Таблица31.A1" office:value-type="string">
            <text:p text:style-name="P1">Работа по металлу (Ironworking)</text:p>
          </table:table-cell>
          <table:table-cell table:style-name="Таблица31.B1" office:value-type="string">
            <text:p text:style-name="P1">Прочитать свиток знаний или стать мастером кузнецом (master blacksmith).</text:p>
          </table:table-cell>
        </table:table-row>
        <table:table-row table:style-name="Таблица31.1">
          <table:table-cell table:style-name="Таблица31.A1" office:value-type="string">
            <text:p text:style-name="P1">Левитация (Levitation)</text:p>
          </table:table-cell>
          <table:table-cell table:style-name="Таблица31.B1" office:value-type="string">
            <text:p text:style-name="P1">Прочитать свиток знаний или превратиться в летающее создание (см. раздел СОЗДАНИЯ).</text:p>
          </table:table-cell>
        </table:table-row>
        <table:table-row table:style-name="Таблица31.1">
          <table:table-cell table:style-name="Таблица31.A1" office:value-type="string">
            <text:p text:style-name="P1">Мастер<text:span text:style-name="T1"> </text:span>оружия<text:span text:style-name="T1"> <text:s text:c="4"/></text:span></text:p>
            <text:p text:style-name="P3">(Master of weaponry)</text:p>
          </table:table-cell>
          <table:table-cell table:style-name="Таблица31.B1" office:value-type="string">
            <text:p text:style-name="P1">Прочитать свиток знаний, стать мастером викингом (<text:span text:style-name="T1">master</text:span> <text:span text:style-name="T1">viking</text:span>) или превратиться мечника (<text:span text:style-name="T1">swordsman</text:span>).</text:p>
          </table:table-cell>
        </table:table-row>
        <table:table-row table:style-name="Таблица31.1">
          <table:table-cell table:style-name="Таблица31.A1" office:value-type="string">
            <text:p text:style-name="P1">Управление разумом </text:p>
            <text:p text:style-name="Standard">(Mind control)</text:p>
          </table:table-cell>
          <table:table-cell table:style-name="Таблица31.B1" office:value-type="string">
            <text:p text:style-name="P1">Прочитать свиток знаний.</text:p>
          </table:table-cell>
        </table:table-row>
        <table:table-row table:style-name="Таблица31.1">
          <table:table-cell table:style-name="Таблица31.A1" office:value-type="string">
            <text:p text:style-name="P1">Музыкальный слух <text:s text:c="4"/></text:p>
            <text:p text:style-name="Standard">(Musical acuity)</text:p>
          </table:table-cell>
          <table:table-cell table:style-name="Таблица31.B1" office:value-type="string">
            <text:p text:style-name="P1">Выпить снадобье музыки (см. СНАДОБЬЯ в разделе ПРЕДМЕТЫ).</text:p>
          </table:table-cell>
        </table:table-row>
        <table:table-row table:style-name="Таблица31.1">
          <table:table-cell table:style-name="Таблица31.A1" office:value-type="string">
            <text:p text:style-name="P1">Предвидение <text:s text:c="4"/>(<text:span text:style-name="T1">Precognition</text:span>)</text:p>
          </table:table-cell>
          <table:table-cell table:style-name="Таблица31.B1" office:value-type="string">
            <text:p text:style-name="P1">Выпить снадобье предвидения (см. СНАДОБЬЯ в разделе ПРЕДМЕТЫ).</text:p>
          </table:table-cell>
        </table:table-row>
        <table:table-row table:style-name="Таблица31.1">
          <table:table-cell table:style-name="Таблица31.A1" office:value-type="string">
            <text:p text:style-name="P1">Пси-Удар <text:s text:c="3"/>(<text:span text:style-name="T1">Psi</text:span> <text:span text:style-name="T1">Blast</text:span>)</text:p>
          </table:table-cell>
          <table:table-cell table:style-name="Таблица31.B1" office:value-type="string">
            <text:p text:style-name="P1">Подобрать алмазные иглы (сила увеличивается с каждой иглой) или превратиться в зардона.</text:p>
          </table:table-cell>
        </table:table-row>
        <table:table-row table:style-name="Таблица31.1">
          <table:table-cell table:style-name="Таблица31.A1" office:value-type="string">
            <text:p text:style-name="P1">Телепортирование<text:span text:style-name="T1"> (Relocation/Teleporting)</text:span></text:p>
          </table:table-cell>
          <table:table-cell table:style-name="Таблица31.B1" office:value-type="string">
            <text:p text:style-name="P1">Прочитать свиток знаний, стать мастером фокусником (<text:span text:style-name="T1">master</text:span> <text:span text:style-name="T1">conjurer</text:span>) или превратиться в книльба или нимфу.</text:p>
          </table:table-cell>
        </table:table-row>
        <table:table-row table:style-name="Таблица31.1">
          <table:table-cell table:style-name="Таблица31.A1" office:value-type="string">
            <text:p text:style-name="P1">Шестое чувство <text:s text:c="4"/>(Sixth sense)</text:p>
          </table:table-cell>
          <table:table-cell table:style-name="Таблица31.B1" office:value-type="string">
            <text:p text:style-name="P1">Съесть мертвого ансска.</text:p>
          </table:table-cell>
        </table:table-row>
        <table:table-row table:style-name="Таблица31.1">
          <table:table-cell table:style-name="Таблица31.A1" office:value-type="string">
            <text:p text:style-name="P1"><text:span text:style-name="изменение">Использование рабов <text:s text:c="3"/></text:span></text:p>
            <text:p text:style-name="Standard"><text:span text:style-name="изменение">(Slave usage)</text:span></text:p>
          </table:table-cell>
          <table:table-cell table:style-name="Таблица31.B1" office:value-type="string">
            <text:p text:style-name="P12">Создать голема или управлять разумом кого-либо другого.</text:p>
          </table:table-cell>
        </table:table-row>
        <table:table-row table:style-name="Таблица31.1">
          <table:table-cell table:style-name="Таблица31.A1" office:value-type="string">
            <text:p text:style-name="P1">Наложение заклятий (Spellcasting)</text:p>
          </table:table-cell>
          <table:table-cell table:style-name="Таблица31.B1" office:value-type="string">
            <text:p text:style-name="P1">Стать фокусником или превратиться в волшебника (magician), чародея (wizard) <text:s/>или архимага.</text:p>
          </table:table-cell>
        </table:table-row>
        <table:table-row table:style-name="Таблица31.1">
          <table:table-cell table:style-name="Таблица31.A1" office:value-type="string">
            <text:p text:style-name="P1">Плавание <text:s text:c="4"/>(Swimming)</text:p>
          </table:table-cell>
          <table:table-cell table:style-name="Таблица31.B1" office:value-type="string">
            <text:p text:style-name="P1">Прочитать свиток знаний.</text:p>
          </table:table-cell>
        </table:table-row>
        <table:table-row table:style-name="Таблица31.1">
          <table:table-cell table:style-name="Таблица31.A1" office:value-type="string">
            <text:p text:style-name="P1">Укрощение <text:s text:c="4"/>(Taming)</text:p>
          </table:table-cell>
          <table:table-cell table:style-name="Таблица31.B1" office:value-type="string">
            <text:p text:style-name="P1">Стать мастером лучником (master woodsman).</text:p>
          </table:table-cell>
        </table:table-row>
        <table:table-row table:style-name="Таблица31.1">
          <table:table-cell table:style-name="Таблица31.A1" office:value-type="string">
            <text:p text:style-name="P1">Телепатия <text:s text:c="4"/>(Telepathy)</text:p>
          </table:table-cell>
          <table:table-cell table:style-name="Таблица31.B1" office:value-type="string">
            <text:p text:style-name="P1">Прочитать свиток знаний.</text:p>
          </table:table-cell>
        </table:table-row>
        <table:table-row table:style-name="Таблица31.1">
          <table:table-cell table:style-name="Таблица31.A1" office:value-type="string">
            <text:p text:style-name="P1">Землеустройство <text:s/>(Terraforming)</text:p>
          </table:table-cell>
          <table:table-cell table:style-name="Таблица31.B1" office:value-type="string">
            <text:p text:style-name="P1">Выпить снадобье геологии (см. СНАДОБЬЯ в разделе ПРЕДМЕТЫ), стать мастером лучником (master woodsman) или прочитать свиток знания будучи лучником (woodsman).</text:p>
          </table:table-cell>
        </table:table-row>
        <table:table-row table:style-name="Таблица31.1">
          <table:table-cell table:style-name="Таблица31.A1" office:value-type="string">
            <text:p text:style-name="P1">Метательные навыки </text:p>
            <text:p text:style-name="Standard">(Throwing skills)</text:p>
          </table:table-cell>
          <table:table-cell table:style-name="Таблица31.B1" office:value-type="string">
            <text:p text:style-name="P1">Успешно использовать соответствующее оружие (увеличение за успешное использование).</text:p>
          </table:table-cell>
        </table:table-row>
        <table:table-row table:style-name="Таблица31.1">
          <table:table-cell table:style-name="Таблица31.A1" office:value-type="string">
            <text:p text:style-name="P1">Чревовещание <text:s text:c="2"/>(Ventriloquism)</text:p>
          </table:table-cell>
          <table:table-cell table:style-name="Таблица31.B1" office:value-type="string">
            <text:p text:style-name="P1">Прочитать свиток знаний.</text:p>
          </table:table-cell>
        </table:table-row>
        <text:soft-page-break/>
        <table:table-row table:style-name="Таблица31.1">
          <table:table-cell table:style-name="Таблица31.A1" office:value-type="string">
            <text:p text:style-name="P1">Письмо (Writing)</text:p>
          </table:table-cell>
          <table:table-cell table:style-name="Таблица31.B1" office:value-type="string">
            <text:p text:style-name="P1">Стать мастером волшебником (master sage), прочитать свиток знания, выпить снадобье тайны (см. СНАДОБЬЯ в разделе ПРЕДМЕТЫ).</text:p>
          </table:table-cell>
        </table:table-row>
      </table:table>
      <text:p text:style-name="Standard"/>
      <text:p text:style-name="Standard">Кроме того, превращение в следующих монстров даст Вам врожденные силы:</text:p>
      <text:p text:style-name="Standard"/>
      <table:table table:name="Таблица32" table:style-name="Таблица32">
        <table:table-column table:style-name="Таблица32.A"/>
        <table:table-column table:style-name="Таблица32.B"/>
        <table:table-row table:style-name="Таблица32.1">
          <table:table-cell table:style-name="Таблица32.A1" office:value-type="string">
            <text:p text:style-name="P1">Фауск <text:s text:c="4"/>Phausq</text:p>
          </table:table-cell>
          <table:table-cell table:style-name="Таблица32.B1" office:value-type="string">
            <text:p text:style-name="P1">Затемнение <text:s text:c="4"/>Darkening</text:p>
          </table:table-cell>
        </table:table-row>
        <table:table-row table:style-name="Таблица32.1">
          <table:table-cell table:style-name="Таблица32.A1" office:value-type="string">
            <text:p text:style-name="P1">Часовой, василиск, птица похоронного звона, кокатрис <text:s text:c="4"/></text:p>
            <text:p text:style-name="P3">Sentinel, basilisk, knell bird, cockatrice</text:p>
          </table:table-cell>
          <table:table-cell table:style-name="Таблица32.B1" office:value-type="string">
            <text:p text:style-name="P1">Газовое оружие <text:s text:c="4"/>Gaze weapon</text:p>
          </table:table-cell>
        </table:table-row>
        <table:table-row table:style-name="Таблица32.1">
          <table:table-cell table:style-name="Таблица32.A1" office:value-type="string">
            <text:p text:style-name="P1">Грязевик <text:s text:c="4"/>Mudman</text:p>
          </table:table-cell>
          <table:table-cell table:style-name="Таблица32.B1" office:value-type="string">
            <text:p text:style-name="P1">Изготовление грязи <text:s text:c="4"/>Mud production</text:p>
          </table:table-cell>
        </table:table-row>
        <table:table-row table:style-name="Таблица32.1">
          <table:table-cell table:style-name="Таблица32.A1" office:value-type="string">
            <text:p text:style-name="P1">Фалерина, япок <text:s text:c="4"/>Faleryn, yapok</text:p>
          </table:table-cell>
          <table:table-cell table:style-name="Таблица32.B1" office:value-type="string">
            <text:p text:style-name="P1">Деление <text:s text:c="4"/>Division</text:p>
          </table:table-cell>
        </table:table-row>
        <table:table-row table:style-name="Таблица32.1">
          <table:table-cell table:style-name="Таблица32.A1" office:value-type="string">
            <text:p text:style-name="P1">Ледяная сфера, газовый шар <text:s text:c="4"/>Ice sphere, gas ball</text:p>
          </table:table-cell>
          <table:table-cell table:style-name="Таблица32.B1" office:value-type="string">
            <text:p text:style-name="P1">Взрыв <text:s text:c="4"/>Explosion</text:p>
          </table:table-cell>
        </table:table-row>
        <table:table-row table:style-name="Таблица32.1">
          <table:table-cell table:style-name="Таблица32.A1" office:value-type="string">
            <text:p text:style-name="P1">Архимаг, волшебник, чародей <text:s text:c="4"/>Archmage, magician, wizard</text:p>
          </table:table-cell>
          <table:table-cell table:style-name="Таблица32.B1" office:value-type="string">
            <text:p text:style-name="P1">Наложение заклятий <text:s text:c="5"/>Spellcasting</text:p>
          </table:table-cell>
        </table:table-row>
        <table:table-row table:style-name="Таблица32.1">
          <table:table-cell table:style-name="Таблица32.A1" office:value-type="string">
            <text:p text:style-name="P1">Человек-крот <text:s text:c="4"/>Moleman</text:p>
          </table:table-cell>
          <table:table-cell table:style-name="Таблица32.B1" office:value-type="string">
            <text:p text:style-name="P1">Перемещение путем туннелирования <text:s text:c="4"/>Relocation via tunneling</text:p>
          </table:table-cell>
        </table:table-row>
        <table:table-row table:style-name="Таблица32.1">
          <table:table-cell table:style-name="Таблица32.A1" office:value-type="string">
            <text:p text:style-name="P1">Сандифф, огненный дракон, ледяной дракон, пелграт, виверна, слинн, иридорн</text:p>
            <text:p text:style-name="Standard"><text:span text:style-name="T1">Sandiff, fire dragon, ice dragon, pel</text:span><text:span text:style-name="T1">grat, wyvern, slinn, iridorn</text:span></text:p>
          </table:table-cell>
          <table:table-cell table:style-name="Таблица32.B1" office:value-type="string">
            <text:p text:style-name="P1">Убийственное дыхание <text:s text:c="4"/>Breath weapon</text:p>
          </table:table-cell>
        </table:table-row>
        <table:table-row table:style-name="Таблица32.1">
          <table:table-cell table:style-name="Таблица32.A1" office:value-type="string">
            <text:p text:style-name="P1">Ягр-дин <text:s text:c="4"/>Jagrèdin</text:p>
          </table:table-cell>
          <table:table-cell table:style-name="Таблица32.B1" office:value-type="string">
            <text:p text:style-name="P1">Мгновенное закапывание <text:s text:c="5"/>Instantaneous digging</text:p>
          </table:table-cell>
        </table:table-row>
      </table:table>
      <text:p text:style-name="Standard"/>
      <text:h text:style-name="P67" text:outline-level="4"><text:bookmark-start text:name="_6.4.1.4._Увеличение_числа"/>6.6.1.4. Увеличение числа пальцев и глаз<text:bookmark-end text:name="_6.4.1.4._Увеличение_числа"/></text:h>
      <text:p text:style-name="Standard">Странный дым (weird fume) производит странные эффекты, когда он окутывает существа. Если Вы устойчивы к кислоте и ваше сознание не спутано хронически, Вы можете приобрести дополнительные пальцы для колец и глаза из дыма. Вы можете приобрести всего до 16 пальцев (и таким образом надеть больше колец) и до 5 глаз (что позволит Вам биться с большей эффективностью).</text:p>
      <text:p text:style-name="Standard"/>
      <text:h text:style-name="P67" text:outline-level="4"><text:bookmark-start text:name="_6.4.1.5._Изменение_биологической"/>6.6.1.5. Изменение биологической структуры (полиморфинг)<text:bookmark-end text:name="_6.4.1.5._Изменение_биологической"/></text:h>
      <text:p text:style-name="Standard">Превращаться самому в начале игры - хороший путь быстро стать более мощным. Вы принимаете все характеристики монстра, которым Вы становитесь, включая силу, hit point'ы, конституцию, специальные силы и способы защиты, скорость, и размеры. Вы можете изменить свой облик тремя методами. Первый метод - направить на себя луч волшебной палочки превращения. Второй метод - прочитать свиток чуда. Благословленный свиток чуда уменьшает ваш шанс превратиться в слабое создание и увеличивает ваш шанс стать мощным созданием. Прежде, чем читать любой свиток чуда рекомендуется сделать следующее: </text:p>
      <text:p text:style-name="Standard">(1) Завладейте палочкой, которая может уничтожать деревья, киркой, чтобы пробиться через них, или изучите метод путешествия. </text:p>
      <text:p text:style-name="Standard">(2) Отойдите подальше от всех мощных, дружественных и нейтральных созданий. </text:p>
      <text:p text:style-name="Standard">(3) Оставьте все снадобья на другом уровне. </text:p>
      <text:p text:style-name="Standard">(4) Встаньте подольше от деревьев. </text:p>
      <text:p text:style-name="Standard">(5) Соберите на уровне все предметы, которые Вы можете захотеть. </text:p>
      <text:p text:style-name="Standard"><text:soft-page-break/>(6) Прочитайте свиток на уровне, который Вы больше не хотите посещать. Третий метод превращения - создать и выпить снадобье превращения.</text:p>
      <text:p text:style-name="Standard">Поскольку Вы не можете контролировать, каким монстром Вы станете, будет предусмотрительно сначала снять все кольца, броню, и амулеты в случае, если Вы вырастете в больших пропорциях. Если Вы не снимете вначале все надетые предметы, Вы можете понести физический ущерб, некоторые предметы уничтожатся и можно потерять некоторые пальцы с кольцами. Будет также предусмотрительно взять в руки волшебную палочку восстановления. Если Вы превратитесь в создание, которое может держать только два предмета, Вы сохраните только волшебную палочку превращения, которую Вы применили на себя и предметом, который Вы держите в руках (если что-нибудь держите в руках). Если Вы превращаетесь в растение, Вы будете иметь один ход, чтобы изменить свой облик обратно прежде, чем Ваш мозг полностью превратится в ткани растения. Любое создание с высокой скоростью, развитой конституцией, большой силой, большим количеством hit point'ов и тем не менее сохраняющее способность носить броню является идеальным вариантом, чтобы превратиться в неё. Превращение в самого себя после того, как Вы уже почувствуете, что Вы сильны, не рекомендуется. Возможные потери в силе, hit point'ах, и конституции могут не стоить риска.</text:p>
      <text:p text:style-name="Standard">Если Вы превращаетесь в создание, которое устойчиво к излучениям, единственным для Вас методами изменения своего облика являются: применение волшебной палочки восстановления, чтение свитков чуда, выпивание снадобья превращения или поедание мертвой фалерины (dead faleryn).</text:p>
      <text:h text:style-name="Heading_20_3" text:outline-level="3"/>
      <text:h text:style-name="Heading_20_3" text:outline-level="3"><text:bookmark-start text:name="_6.6.2._Приобретение_атрибутов"/>6.6.2. Приобретение атрибутов<text:bookmark-end text:name="_6.6.2._Приобретение_атрибутов"/></text:h>
      <text:h text:style-name="Heading_20_4" text:outline-level="4">Hit<text:span text:style-name="T8"> </text:span>Points</text:h>
      <text:p text:style-name="Standard">Максимизация конституции, а затем опыта (см. ниже) даст хорошие результаты. Другие методы получения hit point'ов включают в себя выпивание снадобий выносливости, бросание черных драгоценных камней в желаемых жертв, поедание зеленых грибов, выпивание благословленных снадобий лечения, если у Вас полное количество hit point'ов, чтение благословленных свитков пламени (это не безопасно) и наложение заклинания увеличения жизни (casting a draw life spell) когда свободны руки (без оружия или перчаток).</text:p>
      <text:h text:style-name="P67" text:outline-level="4">Конституция</text:h>
      <text:p text:style-name="Standard">Мертвые драконы Хель, отбеленные корни, и снадобья конституции увеличивают конституцию. Максимальное значение конституции - 1500. </text:p>
      <text:h text:style-name="P67" text:outline-level="4">Удача</text:h>
      <text:p text:style-name="Standard">Удачу увеличивают только снадобья святой воды и <text:span text:style-name="изменение">зимородки (?!)</text:span>. Максимальное значение удачи - 100.</text:p>
      <text:h text:style-name="P67" text:outline-level="4">Сила</text:h>
      <text:p text:style-name="Standard">Силу могут увеличивать снадобья силы, урны и амулет мощи. Максимальной величины нет.</text:p>
      <text:h text:style-name="P67" text:outline-level="4">Класс Брони</text:h>
      <text:p text:style-name="Standard">Класс Брони можно улучшить надеванием постоянно улучшающихся предметов брони, выпиванием снадобий панциря или применением волшебной палочки бронирования.</text:p>
      <text:p text:style-name="Standard"/>
      <text:h text:style-name="Heading_20_3" text:outline-level="3"><text:bookmark-start text:name="_6.6.3._Приобретение_опыта"/>6.6.3. Приобретение опыта<text:bookmark-end text:name="_6.6.3._Приобретение_опыта"/></text:h>
      <text:p text:style-name="Standard">6.6.3.1. Ловушки монстров</text:p>
      <text:p text:style-name="Standard">6.6.3.2. Зверинцы</text:p>
      <text:p text:style-name="Standard">6.6.3.4. Фалерины, secitt’ы, япоки, коневоды, summoner’ы, и драугары</text:p>
      <text:p text:style-name="Standard">6.6.3.3. Снадобья опыта</text:p>
      <text:p text:style-name="Standard">6.6.3.5. Свиток двенадцати врат, волшебная палочка вызова и кольца генезиса</text:p>
      <text:p text:style-name="Standard">6.6.3.6. Wraiths <text:s text:c="9"/>Привидения?</text:p>
      <text:p text:style-name="Standard">Сражения с монстрами являются первым путем приобрести опыт (и единственный путем после того, как Вы достигнете 25-го уровня опыта). Дополнительно к убийству всех враждебных монстров, которое Вы встретите, можно применить следующие стратегии:</text:p>
      <text:p text:style-name="Standard"/>
      <text:h text:style-name="P67" text:outline-level="4"><text:soft-page-break/>6.6.3.1. Ловушки монстров</text:h>
      <text:p text:style-name="Standard">Устанавливать эти ловушки опасно, но может очень хорошо вознаграждаться. Если созданные монстры не слишком мощные или смертельно опасны, прирост опыта и возможные приобретения трофеев более чем компенсируют риск. Чем больше комната, в которой содержится ловушка монстров, тем больше риск и вознаграждение. Чтобы уменьшить риск, сначала сделайте как можно больше по возможности из следующего:</text:p>
      <text:p text:style-name="Standard">(1) Увеличьте свою скорость.</text:p>
      <text:p text:style-name="Standard">(2) Завладейте свитком гашения.</text:p>
      <text:p text:style-name="Standard">(3) Овладейте каким-нибудь способом телепортации. Если ситуация начинает выходить из-под контроля, оставьте комнату и атакуйте монстров поочередно из коридоров. Если Вы не можете найти ловушку монстров, попытайтесь создать её при помощи свитка создания ловушки.</text:p>
      <text:p text:style-name="Standard"/>
      <text:h text:style-name="P67" text:outline-level="4">6.6.3.2. Зверинцы</text:h>
      <text:p text:style-name="Standard">Некоторые комнаты в подземельях полностью закрыты. Обычно, эти комнаты содержит множество монстров и сокровищ. Будет разумно сначала выпить снадобье поиска душ, чтобы определить какие монстры в комнате. Используйте такую же основную стратегию, как и при зачистке ловушек монстров, дополнительно обладая волшебной палочкой или метательным оружием, которые можно направлять в невидимые области зверинца. Нецелесообразно входить в зверинец, если не было остановлено время или Вы полагаете, что не все обитатели убиты. Время существенно, так как некоторые обитатели могут уничтожить сокровища, в то время как Вы боретесь с другими.</text:p>
      <text:p text:style-name="Standard"/>
      <text:h text:style-name="P67" text:outline-level="4">6.6.3.3. Снадобья опыта</text:h>
      <text:p text:style-name="Standard">Снадобья опыта заменяют боевой опыт вплоть до уровня 25. Благословляйте и пейте все, что Вы находите (см. ПЛОСКОСТЬ АЗАРА в СТРАТЕГИИ В СПЕЦИФИЧНЫХ МЕСТНОСТЯХ в этом разделе). Когда Вы достигнете уровня 25, Вы будете приобретать только hit point'ы, но не опыт.</text:p>
      <text:p text:style-name="Standard"/>
      <text:h text:style-name="Heading_20_4" text:outline-level="4"><text:span text:style-name="T8">6.6.3.4. Фалерины, </text:span>secitt<text:span text:style-name="T8">’ы, япоки, коневоды, </text:span>summoner<text:span text:style-name="T8">’ы, и драугары</text:span></text:h>
      <text:p text:style-name="Standard">Пусть фалерины делятся и заполняют область. Позвольте secitt'ам и япокам создавать больше себе подобных. Держитесь в стороне и ничего не делайте, пока коневоды клонируют другие создания. Смотрите, как summoner'ы используют волшебные палочки вызова. Позвольте драгуарам возвращаться к жизни после того, как Вы их убили. Если Вы можете победить их, это желательный метод приобретения опыта.</text:p>
      <text:p text:style-name="Standard"/>
      <text:h text:style-name="P67" text:outline-level="4">6.6.3.5. Свиток двенадцати врат, волшебная палочка вызова и кольца генезиса</text:h>
      <text:p text:style-name="Standard">Свиток двенадцати врат однократно используемый предмет, который вытащит враждебные создания из жидкого воздуха к вашему местоположению. Волшебная палочка вызова действует также как свиток двенадцати врат, с каждым использованием вызывая больше созданий. Тем не менее, эти создания не будут иметь фактически ничего общего с теми. В отличие от этих двух предметов, кольцо генезиса производит создания, которые могут быть нагружены богатством. Надевание этого кольца приводит к вам всех окрестных монстров. Рекомендуется, чтобы, когда вы надеваете это кольцо, у вас был свиток уничтожения или свиток рассеивания проклятий.</text:p>
      <text:p text:style-name="Standard"/>
      <text:h text:style-name="Heading_20_4" text:outline-level="4"><text:span text:style-name="T8">6.6.3.6. </text:span>Wraiths<text:span text:style-name="T8"> <text:s text:c="9"/>Привидения?</text:span></text:h>
      <text:p text:style-name="Standard">Тела мертвых привидений (dead wraiths) действуют как снадобье опыта. Съедайте всех, которых Вы убиваете, пожелайте их (см. Пожелание предметов), или войдите в Склеп после того как все другие обитатели были уничтожены (см. Склеп). Когда Вы достигнете уровня 25, Вы будете приобретать только hit point'ы, но не опыт.</text:p>
      <text:p text:style-name="Standard"/>
      <text:h text:style-name="Heading_20_3" text:outline-level="3"><text:bookmark-start text:name="_6.6.4._Пожелание_предметов"/>6.6.4. Пожелание предметов<text:bookmark-end text:name="_6.6.4._Пожелание_предметов"/></text:h>
      <text:p text:style-name="Standard">(Пожалуйста, перед чтением этого раздела, просмотрите листинг для этой волшебной палочки в разделе ПРЕДМЕТЫ) </text:p>
      <text:p text:style-name="Standard">Предложения:</text:p>
      <text:list xml:id="list32612833" text:continue-list="list32589599" text:style-name="WW8Num15">
        <text:list-item text:start-value="1">
          <text:p text:style-name="P57">Попытайтесь максимизировать удачу перед пожеланием многих вещей.</text:p>
        </text:list-item>
        <text:list-item>
          <text:p text:style-name="P57"><text:soft-page-break/>Если конституция ниже, чем 1500, пожелайте мертвых hel драконов (dead hel dragons).</text:p>
        </text:list-item>
        <text:list-item>
          <text:p text:style-name="P57">Чтобы увеличить опыт и hit point'ы, пожелайте мертвых привидений (dead wraiths).</text:p>
        </text:list-item>
        <text:list-item>
          <text:p text:style-name="P57">Чтобы увеличить силу пожелайте урны.</text:p>
        </text:list-item>
        <text:list-item>
          <text:p text:style-name="P57">Желайте свитки знания пока Вы не приобретете все желаемые способности.</text:p>
        </text:list-item>
        <text:list-item>
          <text:p text:style-name="P57">Чтобы улучшить класс брони, пожелайте палочки брони и кольца быстроты (с бонусами эквивалентными вашей удаче). </text:p>
        </text:list-item>
        <text:list-item>
          <text:p text:style-name="P57">Пожелайте пустых фиалов (флаконов), чтобы наполнить их на плоскости Азара.</text:p>
        </text:list-item>
        <text:list-item>
          <text:p text:style-name="P57">Если ранее вам не хватало следующих предметов, пожелайте: кольцо регенерации, красный мешок, зеркальный щит.</text:p>
        </text:list-item>
      </text:list>
      <text:p text:style-name="Standard"/>
      <text:h text:style-name="Heading_20_3" text:outline-level="3"><text:bookmark-start text:name="_6.6.5._Обнаружение_большего_количес"/>6.6.5. Обнаружение большего количества ценных предметов<text:bookmark-end text:name="_6.6.5._Обнаружение_большего_количес"/></text:h>
      <text:p text:style-name="Standard"><text:a xlink:type="simple" xlink:href="#_6.4.5.1._Волшебная_палочка"><text:span text:style-name="Internet_20_link">6.6.5.1. Волшебная палочка хаоса и волшебная палочка палочек</text:span></text:a></text:p>
      <text:p text:style-name="Standard"><text:a xlink:type="simple" xlink:href="#_6.4.5.2._Монстры"><text:span text:style-name="Internet_20_link">6.6.5.2. Монстры</text:span></text:a></text:p>
      <text:p text:style-name="Standard"><text:a xlink:type="simple" xlink:href="#_6.4.5.3._Magician_"><text:span text:style-name="Internet_20_link">6.6.5.3. Волшебник</text:span></text:a></text:p>
      <text:p text:style-name="Standard"><text:a xlink:type="simple" xlink:href="#_6.4.5.4._Колючий_хлыст"><text:span text:style-name="Internet_20_link">6.6.5.4. Колючий хлыст</text:span></text:a></text:p>
      <text:p text:style-name="Standard"><text:a xlink:type="simple" xlink:href="#_6.4.5.5._Залы_Гринра"><text:span text:style-name="Internet_20_link">6.6.5.5. Залы Гринра</text:span></text:a></text:p>
      <text:p text:style-name="Standard"><text:a xlink:type="simple" xlink:href="#_6.4.5.6._Лавки"><text:span text:style-name="Internet_20_link">6.6.5.6. Лавки</text:span></text:a></text:p>
      <text:p text:style-name="Standard"><text:a xlink:type="simple" xlink:href="#_6.4.5.7._Базар"><text:span text:style-name="Internet_20_link">6.6.5.7. Базар</text:span></text:a></text:p>
      <text:p text:style-name="Standard"><text:a xlink:type="simple" xlink:href="#_6.4.5.8._Перезапись_свитков"><text:span text:style-name="Internet_20_link">6.6.5.8. Перезапись свитков</text:span></text:a></text:p>
      <text:p text:style-name="Standard"><text:a xlink:type="simple" xlink:href="#_6.4.5.9._Призраки"><text:span text:style-name="Internet_20_link">6.6.5.9. Призраки</text:span></text:a></text:p>
      <text:p text:style-name="Standard"/>
      <text:h text:style-name="P67" text:outline-level="4"><text:bookmark-start text:name="_6.4.5.1._Волшебная_палочка"/>6.6.5.1. Волшебная палочка хаоса и волшебная палочка палочек<text:bookmark-end text:name="_6.4.5.1._Волшебная_палочка"/></text:h>
      <text:p text:style-name="Standard">Волшебная палочка хаоса может произвести многие полезные эффекты. Наиболее полезная ее сила - создание дополнительных предметов разбросанных по уровню. Перед использованием волшебной палочки хаоса, пойдите на легкий уровень, что уже был изучен и бросьте все на землю, чтобы это не было разбросано. Примените волшебные палочки хаоса (подбирая их с земли поочередно - они также выбрасывают сами себя из рюкзака применяющего) пока они не закончатся. Затем поднимите ваши вещи, переэкипируйтесь и обыщите уровень, поднимая новые предметы, если есть такие, что созданы хаосом. Там, вероятнее всего, будут монстры, с которыми нужно будет справиться, но если выбранный уровень достаточно легкий, они не должны представлять никаких проблем. См. описание волшебной палочки хаоса в разделе ПРЕДМЕТЫ.</text:p>
      <text:p text:style-name="Standard">Одна из возможных сил волшебной палочки палочек - имитирование хаоса. Чтобы использовать волшебную палочку палочек эффективно, откажитесь от указания направления (?). Желаемые Вами эффекты не нуждаются в составляющей направления. См. описание волшебной палочки палочек в разделе ПРЕДМЕТЫ.</text:p>
      <text:p text:style-name="Standard">Кроме того, определенные монстры уничтожают предметы. В их число входят архимаги, красные слизни, и гиберреры. Уничтожение этих монстров может оказаться полезным.</text:p>
      <text:p text:style-name="Standard"/>
      <text:h text:style-name="P67" text:outline-level="4"><text:bookmark-start text:name="_6.4.5.2._Монстры"/>6.6.5.2. Монстры<text:bookmark-end text:name="_6.4.5.2._Монстры"/></text:h>
      <text:p text:style-name="Standard">Определенные монстры носят с собой большое число предметов. В их число входят архимаги, огненные драконы, ледяные драконы, бандиты, мастера времени, денизены, серые ужасы, пешки усадеб, синие пучки, искатели приключений и филейши. Встречи с этими монстрами могут оказаться полезными. Когда Вы оставляете область, создания со временем, заселяют её вновь. Таким образом, если Вы прочитали свитки гашения и выбрали все создания, которые живут в лесу за исключением бандитов, юго-восточная часть леса будет переполнена ценностями бандитов. Эта стратегия также хорошо работает, если Вы уничтожаете создания, которые живут около драконов. При возвращении в область, которую населяют драконы, Вы обнаружите, что теперь они доминируют на уровне.</text:p>
      <text:p text:style-name="Standard"/>
      <text:h text:style-name="Heading_20_4" text:outline-level="4"><text:bookmark-start text:name="_6.4.5.3._Magician_"/><text:soft-page-break/><text:span text:style-name="T8">6.6.5.3. </text:span><text:bookmark-end text:name="_6.4.5.3._Magician_"/><text:span text:style-name="T8">Волшебник</text:span></text:h>
      <text:p text:style-name="Standard">Волшебник (Magician) может превращать предметы в вашем рюкзаке из ничего не стоящих в ценные. Сначала выбросите все не надетые предметы, которые Вы не хотите изменять (заклинание волшебника (magician's spell) не может влиять на предметы, которые Вы носите). Когда ваш рюкзак дрожит, происходит превращение. Проверьте ваш рюкзак, выбрасывая этот новый предмет, если Вы хотите сохранить его. Воздействие на него волшебной палочки аннулирования или надевание серебряной мантии аннулирует его силу. Он также вызывает других пользователей магии - призывающих, чародеев и архимагов (summoners, sorcerers, and archmages). Если Вы хотите позволить волшебнику изменять много вещей в своем рюкзаке и не хотите сталкиваться с этими неприятностями, уничтожьте их, прочитав свиток гашения.</text:p>
      <text:p text:style-name="Standard">Как только он изменит все предметы, которые Вы пожелаете, не убивайте его. Осторожно покиньте уровень, записав, где он находится. Затем возвратитесь позже с большим количеством предметов. Сохраняйте все ничего не стоящие предметы, которые Вы можете унести.</text:p>
      <text:p text:style-name="Standard"/>
      <text:h text:style-name="P67" text:outline-level="4"><text:bookmark-start text:name="_6.4.5.4._Колючий_хлыст"/>6.6.5.4. Колючий хлыст<text:bookmark-end text:name="_6.4.5.4._Колючий_хлыст"/></text:h>
      <text:p text:style-name="Standard">Хлыст - оружие порабощения и подчинения. Некоторые монстры, обычно двуногие и способные нести предметы предложат Вам ценные предметы, как только будут побиты этим оружием (см. колючий хлыст в разделе ПРЕДМЕТЫ).</text:p>
      <text:p text:style-name="Standard"/>
      <text:h text:style-name="P67" text:outline-level="4"><text:bookmark-start text:name="_6.4.5.5._Залы_Гринра"/>6.6.5.5. Залы Гринра <text:bookmark-end text:name="_6.4.5.5._Залы_Гринра"/></text:h>
      <text:p text:style-name="Standard">Залы изобилуют предметами; тем не менее, они также наполнены враждебными формами жизни. Осмелиться войти в них можно, только если вы смелы или упрямый дурак.</text:p>
      <text:p text:style-name="Standard"/>
      <text:h text:style-name="P67" text:outline-level="4"><text:bookmark-start text:name="_6.4.5.6._Лавки"/>6.6.5.6. Лавки<text:bookmark-end text:name="_6.4.5.6._Лавки"/></text:h>
      <text:p text:style-name="Standard">Купцы - дружественны и оказывают ценные услуги. Тем не менее, Вы можете найти, что их цены слишком высокие или что Вы хотите взять все из лавки. Есть много различных путей воровства. Первая категория включает только отобрать у него имущество. Сначала соберите все предметы, которые Вы хотите украсть. Ускорение себя также может быть желательно. Попробуйте любое из следующего:</text:p>
      <text:list xml:id="list32607151" text:continue-list="list32612833" text:style-name="WW8Num15">
        <text:list-item text:start-value="1">
          <text:p text:style-name="P57">Фазирование через стену и бегство от купца. Вы можете войти в фазу выпив снадобье фазирования или надев амулет эфирности.</text:p>
        </text:list-item>
        <text:list-item>
          <text:p text:style-name="P57">Применение волшебной палочки туннелирования. При поражении лучом этой палочки откроется участок стены лавки. Кирки неэффективны. Если у вас уже есть все предметы, которые Вы хотите взять, когда Вы создаете новый проход, он не закроется и Вы сможете убежать.</text:p>
        </text:list-item>
        <text:list-item>
          <text:p text:style-name="P57">Покидание уровня посредством следующих волшебных средств: чтение свитка путешествий в спутанном состоянии, чтение свитка транспорта, использование стеклянной окарины, дождаться, когда оранжевый куб передвинет Вас через пространство или использование силы путешествий по измерениям.</text:p>
        </text:list-item>
      </text:list>
      <text:p text:style-name="Standard">Вторая категория включает отобрать у купца жизнь также как и его имущество.</text:p>
      <text:list xml:id="list32592641" text:continue-list="list32607151" text:style-name="WW8Num15">
        <text:list-item text:start-value="1">
          <text:p text:style-name="P57">Купцы устойчивы к волшебным палочкам за исключением волшебной палочки уничтожения. Загоните купца в угол, многократно наступая на его поле. Затем взорвите его волшебной палочкой. Недостаток этого метода в том, что все имеющееся при нем золото будет уничтожено.</text:p>
        </text:list-item>
        <text:list-item>
          <text:p text:style-name="P57">Использование свитка вызова. Мощная тварь, который будет вызвана, атакует и убьет купца, если Вы сначала разгневаете купца, бросив чем-нибудь в него.</text:p>
        </text:list-item>
        <text:list-item>
          <text:p text:style-name="P57">Бороться с ним самостоятельно. Прочитайте свиток остановки времени или выпейте пару снадобий скорости. Атакуйте его. Если у вас есть черный драгоценный камень, купец будет идеальной жертвой после того, как Вы немного раните его. Если борьба обернется против Вас, убегайте.</text:p>
        </text:list-item>
      </text:list>
      <text:p text:style-name="Standard"/>
      <text:h text:style-name="P67" text:outline-level="4"><text:bookmark-start text:name="_6.4.5.7._Базар"/>6.6.5.7. Базар<text:bookmark-end text:name="_6.4.5.7._Базар"/></text:h>
      <text:p text:style-name="Standard">Базар является совершенно другой материей (?). Шесть купцов охраняют эту лавку и все они мощнее, чем все остальные твари. Ни один из вышеуказанных методов кражи не будет иметь здесь успеха. Если Вы захотите что-нибудь украсть, Вы будете должны сами убить всех купцов. Помните, что они невероятно сильны. В противном случае соберите все золото, на которое Вы наткнетесь и купите все, что Вы хотите. См. СТРАТЕГИИ В ОСОБЕННЫХ МЕСТНОСТЯХ в этом разделе.</text:p>
      <text:p text:style-name="Standard"><text:soft-page-break/></text:p>
      <text:h text:style-name="P67" text:outline-level="4"><text:bookmark-start text:name="_6.4.5.8._Перезапись_свитков"/>6.6.5.8. Перезапись свитков<text:bookmark-end text:name="_6.4.5.8._Перезапись_свитков"/></text:h>
      <text:p text:style-name="Standard">Как только Вы получите навык письма и обзаведетесь пером, Вы сможете переписать все свитки почти во все какие Вы хотите. Некоторые предложения: </text:p>
      <text:p text:style-name="Standard">(1) Написать много свитков гашения и стирать любую тварь, которая угрожает Вам.</text:p>
      <text:p text:style-name="Standard">(2) Написать много свитков перезаряжания и благословения. Благословленные свитки перезаряжания и очарования - единственные способы перезаряжать волшебную палочку желаний.</text:p>
      <text:p text:style-name="Standard"/>
      <text:h text:style-name="P67" text:outline-level="4"><text:bookmark-start text:name="_6.4.5.9._Призраки"/>6.6.5.9. Призраки<text:bookmark-end text:name="_6.4.5.9._Призраки"/></text:h>
      <text:p text:style-name="Standard">Предыдущие неудачливые искатели приключений могут оставлять наличные предметы. Если у вас был персонаж, который умер, Вы можете позже натолкнуться на его призрак. Когда это случается, уровень будет содержать все вещи, принадлежавшие этому персонажу в момент его смерти (за исключением артефактов, предметов из квеста и некоторых мощных уникальных предметов). Ищите осторожно. Предшествующий герой умер по какой-то причине.</text:p>
      <text:p text:style-name="Standard">Вы можете захотеть преднамеренно принести в жертву героев после того, как сделали их постоянную копию. Пока они не смогут натолкнуться на свои собственные призраки (если, Вы играете постоянно сохраненную игру снова), другие герои могут найти этот призрак и приобрести его имущество. Призраки могут создаваться в лесе (за исключением деревни и юго-восточной области), на глубине 10 метров (за исключением северо-восточных областей) и в трех западных секциях на глубине 20 метров. Некоторые области Залов Гринра могут также оказаться плодотворными для призраков. Все другие области содержат энергию, которая препятствует душе убитого искателя приключений оставаться в границах этой области.</text:p>
      <text:p text:style-name="Standard">(См. также Ловушки монстров и Зверинцы (Menageries) под заголовком КАК СТАТЬ ФИЗИЧЕСКИ СИЛЬНЫМ в этом разделе)</text:p>
      <text:h text:style-name="Heading_20_2" text:outline-level="2"/>
      <text:h text:style-name="Heading_20_3" text:outline-level="3"><text:bookmark-start text:name="_СТРАТЕГИИ_В_ОСОБЕННЫХ_МЕСТНОСТЯХ"/><text:bookmark-start text:name="_РАСПУТЬЕ"/><text:bookmark-start text:name="_ПЛОСКОСТЬ_АЗАРА"/><text:bookmark-start text:name="_БАЗАР"/><text:bookmark-start text:name="_ЦАРСТВО_МИМИРА"/><text:bookmark-start text:name="_КОРИДОРЫ_ГРИНРА"/><text:bookmark-start text:name="_НИФЛЬХЕЙМ"/><text:bookmark-start text:name="_квесты"/><text:bookmark-start text:name="_ARTIFACTS___       артефакты"/><text:bookmark-start text:name="_СКЛЕП"/><text:bookmark-start text:name="_ПУСТОШИ"/><text:bookmark-start text:name="_МОРЕ_СЛЭТЕРА"/><text:bookmark-start text:name="_ХАОС"/><text:bookmark-start text:name="_Муспельхейм"/><text:bookmark-start text:name="_REMEDIES___       средства"/><text:bookmark-start text:name="_6.6.6._Физические_проблемы"/>6.6.6. Физические проблемы<text:bookmark-end text:name="_СТРАТЕГИИ_В_ОСОБЕННЫХ_МЕСТНОСТЯХ"/><text:bookmark-end text:name="_РАСПУТЬЕ"/><text:bookmark-end text:name="_ПЛОСКОСТЬ_АЗАРА"/><text:bookmark-end text:name="_БАЗАР"/><text:bookmark-end text:name="_ЦАРСТВО_МИМИРА"/><text:bookmark-end text:name="_КОРИДОРЫ_ГРИНРА"/><text:bookmark-end text:name="_НИФЛЬХЕЙМ"/><text:bookmark-end text:name="_квесты"/><text:bookmark-end text:name="_ARTIFACTS___       артефакты"/><text:bookmark-end text:name="_СКЛЕП"/><text:bookmark-end text:name="_ПУСТОШИ"/><text:bookmark-end text:name="_МОРЕ_СЛЭТЕРА"/><text:bookmark-end text:name="_ХАОС"/><text:bookmark-end text:name="_Муспельхейм"/><text:bookmark-end text:name="_REMEDIES___       средства"/><text:bookmark-end text:name="_6.6.6._Физические_проблемы"/></text:h>
      <text:p text:style-name="Standard"><text:a xlink:type="simple" xlink:href="#_6.4.6.1._Безногость_(legless)"><text:span text:style-name="Internet_20_link">6.6.6.1. Безногость</text:span></text:a></text:p>
      <text:p text:style-name="Standard"><text:a xlink:type="simple" xlink:href="#_6.4.6.3._Ликантропия_(превращение"><text:span text:style-name="Internet_20_link">6.6.6.2. Ликантропия (превращение в волка)</text:span></text:a></text:p>
      <text:p text:style-name="Standard"><text:a xlink:type="simple" xlink:href="#_6.4.6.4._Сумасшествие"><text:span text:style-name="Internet_20_link">6.6.6.3. Сумасшествие</text:span></text:a></text:p>
      <text:p text:style-name="Standard"><text:a xlink:type="simple" xlink:href="#_6.4.6.5._Слепота"><text:span text:style-name="Internet_20_link">6.6.6.4. Слепота</text:span></text:a></text:p>
      <text:p text:style-name="Standard"><text:a xlink:type="simple" xlink:href="#_6.4.6.6._Лихорадка"><text:span text:style-name="Internet_20_link">6.6.6.5. Лихорадка</text:span></text:a></text:p>
      <text:p text:style-name="Standard"><text:a xlink:type="simple" xlink:href="#_6.4.6.7._Заражение"><text:span text:style-name="Internet_20_link">6.6.6.6. Заражение</text:span></text:a></text:p>
      <text:p text:style-name="Standard"><text:a xlink:type="simple" xlink:href="#_6.4.6.8._Истощение"><text:span text:style-name="Internet_20_link">6.6.6.7. Истощение</text:span></text:a></text:p>
      <text:p text:style-name="Standard"><text:a xlink:type="simple" xlink:href="#_6.4.6.9._Головокружение"><text:span text:style-name="Internet_20_link">6.6.6.8. Головокружение</text:span></text:a></text:p>
      <text:p text:style-name="Standard"><text:a xlink:type="simple" xlink:href="#_6.4.6.10._Произвольное_телепортирование"><text:span text:style-name="Internet_20_link">6.6.6.9. Произвольное телепортирование</text:span></text:a></text:p>
      <text:p text:style-name="Standard"><text:a xlink:type="simple" xlink:href="#_6.4.6.11._Превращение_в"><text:span text:style-name="Internet_20_link">6.6.6.10. Превращение в камень</text:span></text:a></text:p>
      <text:p text:style-name="Standard"><text:a xlink:type="simple" xlink:href="#_6.4.6.12._Fading_From"><text:span text:style-name="Internet_20_link"><text:span text:style-name="T1">6.6.6.11. Fading From Existence</text:span></text:span></text:a></text:p>
      <text:p text:style-name="P3"/>
      <text:h text:style-name="Heading_20_4" text:outline-level="4"><text:bookmark-start text:name="_6.4.6.1._Безногость_(legless)"/>6.6.6.1. <text:bookmark-end text:name="_6.4.6.1._Безногость_(legless)"/><text:span text:style-name="T8">Безногость</text:span> (legless)</text:h>
      <text:p text:style-name="Standard">Есть два пути восстановить потерянные ноги. Вы должны надеть могущественный военный жилет (war vest) (см. раздел АРТЕФАКТЫ) или выпить благословленное снадобье лечения. Если Вы не можете найти или создать благословленное снадобье лечения, её может заменить ловушка тумана. Один из разнообразных эффектов этих ловушек действует как благословленное снадобье лечения. Если Вы не можете восстановить свои ноги немедленно, Вы можете продолжить перемещаться, бросая кошку в направлении, в котором Вы хотите тащить свое тело. Вы можете также перемещаться телепортируясь.</text:p>
      <text:p text:style-name="Standard"/>
      <text:h text:style-name="P67" text:outline-level="4"><text:bookmark-start text:name="_6.4.6.2._Уменьшение_(tiny)"/><text:bookmark-start text:name="_6.4.6.3._Ликантропия_(превращение"/><text:soft-page-break/>6.6.6.2. Ликантропия (превращение в волка)<text:bookmark-end text:name="_6.4.6.2._Уменьшение_(tiny)"/><text:bookmark-end text:name="_6.4.6.3._Ликантропия_(превращение"/></text:h>
      <text:p text:style-name="Standard">Ликантропия не всегда фатальна. У вас есть время, чтобы снять её эффекты прежде, чем Вы начнете бесконтрольно рыскать. За это время Вы можете по желанию употребить благословленное снадобье лечения или попытаться найти полезную ловушку тумана (не все ловушки тумана вылечат Вас). Если Вы начинаете рыскать перед тем, как сможете вылечиться, Вы можете выжить. Если Вы сделаете это, продолжите свои поиск метода исцеления.</text:p>
      <text:p text:style-name="Standard"/>
      <text:h text:style-name="P67" text:outline-level="4"><text:bookmark-start text:name="_6.4.6.4._Сумасшествие"/>6.6.6.3. Сумасшествие <text:bookmark-end text:name="_6.4.6.4._Сумасшествие"/></text:h>
      <text:p text:style-name="Standard">Сумасшествие невероятно опасно. Пока Вы сумасшедший, Вы полностью теряете контроль над собой. Вы можете ударить себя оружием и будете расходовать из своего рюкзака полезные предметы, которые Вы приберегали на потом. Вы не можете успокоить свой мозг пока Вы сумасшедший и сумасшествие не хроническое, так что оно не ударит снова без предупреждения. Единственная стратегия носить с собой благословленное снадобье лечения или забальзамированный ползучий плющ. Если Вы употребите любое из этих средств во время сумасшествия, Вы вылечитесь. Если нет, Вы должны ждать приступа сумасшествия и надеяться, что выживете.</text:p>
      <text:p text:style-name="Standard"/>
      <text:h text:style-name="P67" text:outline-level="4"><text:bookmark-start text:name="_6.4.6.5._Слепота"/>6.6.6.4. Слепота<text:bookmark-end text:name="_6.4.6.5._Слепота"/></text:h>
      <text:p text:style-name="Standard">Есть два пути восстановить глаза. Выпить благословленное снадобье лечения восстановит Вам ваше исходное зрение. Если у вас нет благословленного снадобья лечения, Вы не сможете благословить снадобье лечения, пока вы слепы. В этом случае, Вы должны найти странный дым (weird fume). Он может вырастить Вам новые глаза (всего вплоть до 5) и его можно обычно обнаружить в лесу.</text:p>
      <text:p text:style-name="Standard"/>
      <text:h text:style-name="P67" text:outline-level="4"><text:bookmark-start text:name="_6.4.6.6._Лихорадка"/>6.6.6.5. Лихорадка<text:bookmark-end text:name="_6.4.6.6._Лихорадка"/></text:h>
      <text:p text:style-name="Standard">Вы должны вылечить свою лихорадку прежде чем пройдет 200 ходов или Вы умрете. Вы можете сделать это с помощью употребления снадобье лечения или обнаружив полезную ловушку тумана (большинство из них - не полезны).</text:p>
      <text:p text:style-name="Standard"/>
      <text:h text:style-name="P67" text:outline-level="4"><text:bookmark-start text:name="_6.4.6.7._Заражение"/>6.6.6.6. Заражение<text:bookmark-end text:name="_6.4.6.7._Заражение"/></text:h>
      <text:p text:style-name="Standard">Вы должны нейтрализовать свое заражение прежде чем пройдет 100 ходов или Вы погибнете. Вы можете выпить благословленное снадобье лечения или прыгнуть в ловушку тумана и надеяться на лучшее.</text:p>
      <text:p text:style-name="Standard"/>
      <text:h text:style-name="P67" text:outline-level="4"><text:bookmark-start text:name="_6.4.6.8._Истощение"/>6.6.6.7. Истощение<text:bookmark-end text:name="_6.4.6.8._Истощение"/></text:h>
      <text:p text:style-name="Standard">Излечение истощения - процесс из двух этапов. Сначала Вы должны выпить снадобье лечения. Это восстановит вашу моложавость. Вы должны затем выпить снадобье омоложения. Это восстановит ваше здоровье полностью.</text:p>
      <text:p text:style-name="Standard"/>
      <text:h text:style-name="P67" text:outline-level="4"><text:bookmark-start text:name="_6.4.6.9._Головокружение"/>6.6.6.8. Головокружение<text:bookmark-end text:name="_6.4.6.9._Головокружение"/></text:h>
      <text:p text:style-name="Standard">Головокружение вызывается странным дымом (weird fume). Вы должны выпивать по одному благословленному снадобью лечения на каждую атаку странного дыма, в которой пульсировал (throbbed) Ваш мозг. В противном случае, Вы продолжите страдать от приступов спутанного состояния произвольное время.</text:p>
      <text:p text:style-name="Standard"/>
      <text:h text:style-name="P67" text:outline-level="4"><text:bookmark-start text:name="_6.4.6.10._Произвольное_телепортирование"/>6.6.6.9. Произвольное телепортирование<text:bookmark-end text:name="_6.4.6.10._Произвольное_телепортирование"/></text:h>
      <text:p text:style-name="Standard">К этому состоянию приводит поедание плоти книльба или нимфы. Если Вы положительно уверены, что Вы не ели ни одного из них, возможно, Вы надели кольцо перемещения. Если так, снимите его. Для состояния произвольной телепортации нет лечения. Тем не менее, есть способы уменьшить досаду и страдания от неудобства. Если Вы носите кольцо мастерства местоположения, Вы сможете управлять направлением своего "прыжка" через пространство в большинстве областей (см. кольцо мастерства местоположения в разделе ПРЕДМЕТЫ). Вы сможете стать временно устойчивыми к эффектам произвольной телепортации, читая свитки чуда, пока Вы не приобретете устойчивость к ним или превратившись в нимфу или книльба. Эта устойчивость исчезнет, как только Вы превратитесь вновь.</text:p>
      <text:p text:style-name="Standard"/>
      <text:h text:style-name="P67" text:outline-level="4"><text:bookmark-start text:name="_6.4.6.11._Превращение_в"/><text:soft-page-break/>6.6.6.10. Превращение в камень<text:bookmark-end text:name="_6.4.6.11._Превращение_в"/></text:h>
      <text:p text:style-name="Standard">Вы можете остановить процесс окаменения съедая куски глины. Если у вас нет кусков глины, единственный возможный метод - превратиться в кого-нибудь и надеяться, что Вы станете монстром, который устойчив к эффекту окаменения (см. ИЗМЕНЕНИЕ СВОЕЙ БИОЛОГИЧЕСКОЙ СТРУКТУРЫ в разделе СТРАТЕГИИ).</text:p>
      <text:p text:style-name="Standard"/>
      <text:h text:style-name="Heading_20_4" text:outline-level="4"><text:bookmark-start text:name="_6.4.6.12._Fading_From"/><text:span text:style-name="T8">6.6.6.11. </text:span><text:bookmark-end text:name="_6.4.6.12._Fading_From"/>Fading<text:span text:style-name="T8"> </text:span>From<text:span text:style-name="T8"> </text:span>Existence</text:h>
      <text:p text:style-name="Standard">От прикосновения vanisher нет лечения. Вы погибнете, и будет так, как если бы Вас никогда не существовало.</text:p>
      <text:p text:style-name="Standard"/>
      <text:h text:style-name="Heading_20_3" text:outline-level="3"><text:bookmark-start text:name="_опасные_ситуации"/><text:bookmark-start text:name="_6.6.7._Опасные_ситуации"/>6.6.7. Опасные ситуации<text:bookmark-end text:name="_опасные_ситуации"/><text:bookmark-end text:name="_6.6.7._Опасные_ситуации"/></text:h>
      <text:p text:style-name="Standard"><text:a xlink:type="simple" xlink:href="#_6.6.7.1._Водяная_ловушка"><text:span text:style-name="Internet_20_link">6.6.7.1. Водяная ловушка</text:span></text:a></text:p>
      <text:p text:style-name="Standard"><text:a xlink:type="simple" xlink:href="#_6.6.7.2._Фазовая_ловушка"><text:span text:style-name="Internet_20_link">6.6.7.2. Фазовая ловушка</text:span></text:a></text:p>
      <text:p text:style-name="Standard"><text:a xlink:type="simple" xlink:href="#_6.6.7.3._Окружение_деревьями"><text:span text:style-name="Internet_20_link">6.6.7.3. Окружение деревьями</text:span></text:a></text:p>
      <text:p text:style-name="Standard"><text:a xlink:type="simple" xlink:href="#_6.6.7.4._Падение_в_яму"><text:span text:style-name="Internet_20_link">6.6.7.4. Падение в яму</text:span></text:a></text:p>
      <text:p text:style-name="Standard"><text:a xlink:type="simple" xlink:href="#_6.6.7.5._Окружение_развалинами"><text:span text:style-name="Internet_20_link">6.6.7.5. Окружение развалинами</text:span></text:a></text:p>
      <text:p text:style-name="Standard"><text:a xlink:type="simple" xlink:href="#_6.6.7.6._Разрушение_ступеней"><text:span text:style-name="Internet_20_link">6.6.7.6. Разрушение ступеней</text:span></text:a></text:p>
      <text:p text:style-name="Standard"><text:a xlink:type="simple" xlink:href="#_6.6.7.7._Схвачен_существом"><text:span text:style-name="Internet_20_link">6.6.7.7. Схвачен существом</text:span></text:a></text:p>
      <text:p text:style-name="Standard"/>
      <text:h text:style-name="P67" text:outline-level="4"><text:bookmark-start text:name="_6.6.7.1._Водяная_ловушка"/>6.6.7.1. Водяная ловушка<text:bookmark-end text:name="_6.6.7.1._Водяная_ловушка"/></text:h>
      <text:p text:style-name="Standard">Водная ловушка утопит Вас, если Вы не умеете плавать или левитировать и не обладаете Скидбладниром. Вы должны оставить комнату при помощи телепортации или копая вверх или вниз волшебной палочкой туннелирования (если возможно). Не используйте кирку, так как пройдет слишком много времени и Вы утонете. Вы можете также вообще покинуть уровень, прочитав свиток транспорта, поиграв на стеклянной окарине, прочитав свиток путешествия в спутанном состоянии, или используя силу путешествий по измерениям. Вода течет внутрь из середины комнаты со скоростью один тайл за ход.</text:p>
      <text:p text:style-name="Standard"><text:s/></text:p>
      <text:h text:style-name="P67" text:outline-level="4"><text:bookmark-start text:name="_6.6.7.2._Фазовая_ловушка"/>6.6.7.2. Фазовая ловушка<text:bookmark-end text:name="_6.6.7.2._Фазовая_ловушка"/></text:h>
      <text:p text:style-name="Standard">Вы можете уйти с границ фазовой ловушки, копая (киркой или волшебной палочкой туннелирования), телепортируясь (с помощью свитка путешествия, волшебной палочки перемещения или умения перемещения) или фазируясь и пройдя через твердую скалу (используя снадобье фазирования или надев амулет эфирности).</text:p>
      <text:h text:style-name="Heading_20_3" text:outline-level="3"/>
      <text:h text:style-name="P67" text:outline-level="4"><text:bookmark-start text:name="_6.6.7.3._Окружение_деревьями"/>6.6.7.3. Окружение деревьями<text:bookmark-end text:name="_6.6.7.3._Окружение_деревьями"/></text:h>
      <text:p text:style-name="Standard">Эта ситуация легко исправима. Вы можете телепортироваться отсюда, уничтожить деревья с помощью волшебной палочки (волшебные палочки огня, льда, окаменения, обдирания, смерти, смещения, палочек и уничтожения достигнут цели) или копать киркой, чтобы уйти.</text:p>
      <text:h text:style-name="Heading_20_3" text:outline-level="3"/>
      <text:h text:style-name="P67" text:outline-level="4"><text:bookmark-start text:name="_6.6.7.4._Падение_в_яму"/>6.6.7.4. Падение в яму<text:bookmark-end text:name="_6.6.7.4._Падение_в_яму"/></text:h>
      <text:p text:style-name="Standard">Настойчивость, в конечном счете, позволит Вам выбраться из ямы. Продолжайте попытки. Если Вы нетерпеливы и у Вас есть кошка, используйте её, чтобы вытащить себя.</text:p>
      <text:p text:style-name="Standard"/>
      <text:h text:style-name="P67" text:outline-level="4"><text:bookmark-start text:name="_6.6.7.5._Окружение_развалинами"/>6.6.7.5. Окружение развалинами<text:bookmark-end text:name="_6.6.7.5._Окружение_развалинами"/></text:h>
      <text:p text:style-name="Standard">Вы можете подняться из развалин с помощью кошки. Вы можете прокопаться из них наружу, с помощью кирки или волшебной палочки туннелирования. Вы можете фазироваться из них, выпив снадобье фазирования или надев амулет эфирности. Вы можете преобразовать их с помощью силы землеустройства или волшебной палочки превращения. Наконец, Вы можете телепортироваться или покинуть уровень при помощи магических средств.</text:p>
      <text:p text:style-name="Standard"/>
      <text:h text:style-name="P67" text:outline-level="4"><text:bookmark-start text:name="_6.6.7.6._Разрушение_ступеней"/><text:soft-page-break/>6.6.7.6. Разрушение ступеней<text:bookmark-end text:name="_6.6.7.6._Разрушение_ступеней"/></text:h>
      <text:p text:style-name="Standard">Вы можете выкопать отверстие вверх или вниз с помощью кирки или волшебной палочки туннелирования. Вы можете спуститься вниз через любое отверстие. Тем не менее, чтобы подняться вверх через отверстие Вы должны или уметь левитировать или обладать веревкой Лазлула.</text:p>
      <text:p text:style-name="Standard"/>
      <text:h text:style-name="P67" text:outline-level="4"><text:bookmark-start text:name="_6.6.7.7._Схвачен_существом"/>6.6.7.7. Схвачен существом<text:bookmark-end text:name="_6.6.7.7._Схвачен_существом"/></text:h>
      <text:p text:style-name="Standard">Вы можете избежать хватки создания телепортируясь прочь, телепортировав прочь монстра, усмирив монстра с помощью свитка союза, свитка чуда или умения укрощения, фазируясь (при помощи снадобья фазирования или амулета эфирности), нейтрализовав создание (с помощью волшебной палочки сна или сети), заставив создание подчиниться, ударяя его колючим хлыстом, превратив создание в другое или покинув уровень при помощи магических средств.</text:p>
      <text:p text:style-name="Standard"/>
      <text:p text:style-name="Standard">Ловушки</text:p>
      <text:p text:style-name="завершено_20__28_full_29_">ловушка ядовитых шипов</text:p>
      <text:p text:style-name="завершено_20__28_full_29_">зыбучая ловушка</text:p>
      <text:p text:style-name="Standard">водная ловушка</text:p>
      <text:p text:style-name="завершено_20__28_full_29_">телепорт-ловушка</text:p>
      <text:p text:style-name="Standard">газовая шок-ловушка</text:p>
      <text:p text:style-name="завершено_20__28_full_29_">яма</text:p>
      <text:p text:style-name="завершено_20__28_full_29_">дверь-ловушка</text:p>
      <text:p text:style-name="завершено_20__28_full_29_">огненная ловушка</text:p>
      <text:p text:style-name="завершено_20__28_full_29_">морозная ловушка</text:p>
      <text:p text:style-name="завершено_20__28_full_29_">лавовая ловушка</text:p>
      <text:p text:style-name="Standard">ловушка монстров</text:p>
      <text:p text:style-name="завершено_20__28_full_29_">запирающая ловушка</text:p>
      <text:p text:style-name="завершено_20__28_full_29_">стреляющая ловушка</text:p>
      <text:p text:style-name="завершено_20__28_full_29_">обрушающая свод ловушка</text:p>
      <text:p text:style-name="Standard">Туманная ловушка<text:tab/>Один из разнообразных эффектов этих ловушек действует как благословленное снадобье лечения</text:p>
      <text:p text:style-name="Standard">?</text:p>
      <text:p text:style-name="Standard"/>
      <text:p text:style-name="Standard">Труба (Funnel) Труба является отчасти хаотической. Он бросает создания и предметы во всех направлениях и сушит воду на своем пути.</text:p>
      <text:p text:style-name="Standard"/>
      <text:h text:style-name="Heading_20_1" text:outline-level="1"><text:bookmark-start text:name="_9._Прочее"/>7. Прочее <text:bookmark-end text:name="_9._Прочее"/></text:h>
      <text:p text:style-name="Standard">В целях упрощения и ускорения расширения игры разработана база данных по объектам игры (монстры, персонажи и предметы), которая обеспечивает редактирование свойств и характеристик объектов. Движок игры подгружает параметры объектов непосредственно из базы.</text:p>
      <text:h text:style-name="Heading_20_2" text:outline-level="2">7.1. Графика </text:h>
      <text:p text:style-name="Standard">Графика представлена тайлсетом, состоящим из отдельных графических файлов формата <text:span text:style-name="T1">TGA</text:span> 32х30 пикселей в 256-цветной гамме.</text:p>
      <text:p text:style-name="Standard">Изометрический тайлсет состоит из отдельных графических файлов формата <text:span text:style-name="T1">TGA</text:span> 64х128 пикселей в 256-цветной гамме, при этом высота основания («ромба») – 32 пикселя. Тайлы составляются встык, без наложения друг на друга.</text:p>
      <text:p text:style-name="Standard">Вывод посредством прямых низкоуровневых функций WinAPI (MS Windows) и Xlib (Linux). В перспективе — через SDL.</text:p>
      <text:h text:style-name="Heading_20_2" text:outline-level="2">7.2. Звук </text:h>
      <text:p text:style-name="Standard">Звуковые файлы – набор <text:span text:style-name="T1">wav</text:span> и <text:span text:style-name="T1">mp</text:span>3-файлов. Воспроизведение с помощью библиотеки FMOD.</text:p>
      <text:p text:style-name="Standard"/>
      <text:h text:style-name="Heading_20_1" text:outline-level="1"><text:bookmark-start text:name="_Глоссарий"/><text:bookmark-start text:name="_8._Примечания"/><text:span text:style-name="T1">8. </text:span><text:bookmark-end text:name="_Глоссарий"/><text:bookmark-end text:name="_8._Примечания"/>Примечания</text:h>
      <text:h text:style-name="P70" text:outline-level="6">25.03.2009</text:h>
      <text:p text:style-name="P14">Принято решение о прекращении разработки легенды игрока. Т.к. нет ясного представления как сделать генерируемую на базе очереди событий легенду интересной и забавной; всё, что удавалось получить либо спрогнозировать - монотонное, скучное и бесполезное. </text:p>
      <text:p text:style-name="P14"/>
      <text:h text:style-name="P68" text:outline-level="6">27.07.2008</text:h>
      <text:p text:style-name="P14">Отказ от реализации поддержки кланов в будущем (убран раздел в данном дизайн-документе).</text:p>
      <text:p text:style-name="P14">Отказ от реализации выбора нескольких предметов для сброса или подъема и выбора нескольких предметов из группы.</text:p>
      <text:p text:style-name="P14"/>
      <text:h text:style-name="P68" text:outline-level="6">07.02.2008</text:h>
      <text:p text:style-name="Standard">Принято окончательное решение о полном замораживании любых работ над изометрическим и 3D направлениями, вследствии следующих причин: а) техническая — отсутствие в команде художника; б) стилистическая — невозможность соблюдения стиля и атмосферы при использовании сторонних фриварных наборов тайлов, существ и предметов.</text:p>
      <text:h text:style-name="P70" text:outline-level="6"/>
      <text:h text:style-name="Heading_20_6" text:outline-level="6">03.01.2008</text:h>
      <text:p text:style-name="Standard">Многоуровневое предоставление информации о тварях, в зависимости от количества их убийств – решил не делать, т.к. это увеличит объемы игровой базы данных, объемы к переводу и т.п.</text:p>
      <text:h text:style-name="Heading_20_6" text:outline-level="6"/>
      <text:h text:style-name="Heading_20_6" text:outline-level="6">29.08.2007</text:h>
      <text:p text:style-name="Standard">Отказ от дальнейших попыток сделать генератор <text:span text:style-name="T1">castle</text:span>-типа.</text:p>
      <text:p text:style-name="Standard"/>
      <text:h text:style-name="Heading_20_6" text:outline-level="6">24.08.2007</text:h>
      <text:p text:style-name="Standard">Решено все же отказаться от поддержки системы плагинов, в дальнейшем - при необходимости расширения игры ориентироваться на скрипты. Причина в том, что через скрипты внутренние интерфейсы возможно публиковать более естественно в их обычном виде, чем специально разрабатывать искусственный <text:span text:style-name="T1">API</text:span>. Тем более, что на уровне БД возможность расширения игры все равно необходима – в виде аддонов.</text:p>
      <text:p text:style-name="Standard"/>
      <text:h text:style-name="P69" text:outline-level="6">24.07.2007</text:h>
      <text:p text:style-name="Standard">Реализация системы эффектов – только процедурная, без введения единого объекта типа TEffectDispatcher, т.к. тогда затрудняется собственно диспетчеризация таких случаев, у которых один обработчик на несколько эффектов. Кроме того, затрудняется и удлиняется маршрут выполнения.</text:p>
      <text:p text:style-name="Standard"/>
      <text:h text:style-name="Heading_20_6" text:outline-level="6">24.12.2006</text:h>
      <text:p text:style-name="Standard">(!) Нужно прекратить бессмысленное рассеивание сил на единообразный движок, способный работать и в режиме DirectX, и в режиме OpenGL, GDI, под виндой и линуксом... Я все равно не буду делать игры или программы в 3D-режиме - не хватит ни сил, ни времени.</text:p>
      <text:p text:style-name="Standard">Полный отказ от каких-либо экспериментов или попыток реализации 3<text:span text:style-name="T1">D</text:span>, также отвергнуты файлы поддержки <text:span text:style-name="T1">DirectX</text:span> – более этот вариант реализации не должен рассматриваться.</text:p>
      <text:p text:style-name="P53"/>
      <text:h text:style-name="Heading_20_6" text:outline-level="6">18.12.2006</text:h>
      <text:p text:style-name="Standard">Отказ от реализации лошадей и верховой езды.</text:p>
      <text:p text:style-name="P53"/>
      <text:h text:style-name="Heading_20_6" text:outline-level="6"><text:soft-page-break/>17.12.2006</text:h>
      <text:p text:style-name="Standard">Отказ от реализации чутья и преследования по следу - несложно в реализации, но практически не дает видимой отдачи (80-90% деятельности обитателей игрового мира проходит вне видимости игрока).</text:p>
      <text:p text:style-name="P52"/>
      <text:h text:style-name="Heading_20_6" text:outline-level="6">05.12.2006</text:h>
      <text:p text:style-name="Standard">Отказ от дальнейших попыток перестроить систему выполнения эффектов, данная не идеальна, однако достаточно проста и гибка для дальнейшего расширения и развития. Будучи переделанной в целиком объектную – станет несколько тяжелее.</text:p>
      <text:p text:style-name="Standard">Отказ от идеи обучения существами или <text:span text:style-name="T1">NPC</text:span> друг друга – реализовать суть идеи очень непросто, однако видимого смысла не даст.</text:p>
      <text:p text:style-name="P13"/>
      <text:h text:style-name="Heading_20_6" text:outline-level="6">01.11.2006</text:h>
      <text:p text:style-name="Standard">Поиск предметов по индексу хэшированных координат себя не оправдал, т.к. есть ряд предметов, таких как стрелы, которые непрерывно меняют свои координаты.</text:p>
      <text:p text:style-name="Standard"/>
      <text:h text:style-name="Heading_20_6" text:outline-level="6">13.09.2006 (<text:span text:style-name="T1">Alchemist</text:span>, <text:span text:style-name="T1">Bu</text:span>)</text:h>
      <text:p text:style-name="Standard">По объективным причинам решено отказаться от способностей: Атлетика, Торговля, Скрытность, Красноречие, Выживание, Бездоспешный бой. Основная причина – слабая необходимость по отношению к геймплею. К примеру, торговля: по идее, должна прокачиваться по мере совершения сделок и влиять на стоимость приобретаемых товаров, однако, по причине острой нехватки денег в начале, игрок не может совершить ощутимо достаточное количество сделок, а затем, когда он станет покруче и побогаче – это уже не имеет значения. Аналогично красноречие. Скрытность в рогалике – не воспринимаю. Выживание и атлетика – косвенные варианты использования атрибута «Конституция».</text:p>
      <text:p text:style-name="Standard"/>
      <text:h text:style-name="Heading_20_6" text:outline-level="6">11.04.<text:span text:style-name="T1">2006</text:span> (<text:span text:style-name="T1">Sanja</text:span>)</text:h>
      <text:p text:style-name="Standard">Неполучение опыта за убийство монстра другим персонажем, хотя герой нанёс несколько ударов. Видимо в монстре содержится некая субстанция опыта, высвобождающаяся только после его смерти. Как в "Горце" было, кто башку отрубил тому и экспа плюсуется :). Для реалистичности можно сделать следующую вещь. Я в одном из вариантов Ангбанда увидел. Экспа плюсуется за нанесённый урон, но по следующей формуле: за каждый снятый процент здоровья плюсовалось 0.5% опыта, т.е. за снятие половины здоровья персонаж получает 25% опыта. За 100% здоровья 50% опыта. Почему так? А за убийство даётся ещё 50% опыта. Итого: 50% (за 100% здоровья) + 50% (за финальный удар) = 100% честные! Цифры я сам только что придумал :) Так что если вариант устраивает, то можешь балансировать параметры.</text:p>
      <text:p text:style-name="Standard">Пожелания:</text:p>
      <text:p text:style-name="Standard">- добавлять: "Персонаж поднял то-то и то-то"</text:p>
      <text:p text:style-name="Standard">- добавить текстовое описание здоровья монстра (пример: "истекающий кровью зардон", "легко раненый дракон Хель", "полный здоровья/полностью здоровый медведь"</text:p>
      <text:p text:style-name="Standard">- есть ли в игре "чувства"? Услышал то-то, почудилось то-то, унюхал это и это. Всё это можно добавлять в историю.</text:p>
      <text:p text:style-name="Standard"/>
      <text:h text:style-name="Heading_20_6" text:outline-level="6">09.08.2006</text:h>
      <text:p text:style-name="Standard">Примем как аксиому, что игра только тогда приобретает реальный продолжительный интерес, когда ее принципы логичны и внятны. Примеры: <text:span text:style-name="T1">Diablo</text:span> и т.п. Какие из замыслов по проекту <text:span text:style-name="T1">NWR</text:span> противоречат этому?</text:p>
      <text:p text:style-name="Standard">Внедрение «стратегического фонового ядра» - большинство тех проявлений, которые от него требуются, возможно смоделировать иным путем. Смешение жанров будет только мешать, затруднится разработка и отладка, в игру потребуется вводить стратегические элементы.</text:p>
      <text:p text:style-name="Standard">Сильная детализация игрового пространства, согласно историческим реалиям. Внедрение большого количества разнообразных профессий, зданий, больших поселений и взаимодействия между ними, мало того, что затруднит разработку, сделает игру очень медленной. Но, кроме того, игрок будет перегружен излишней информацией. В <text:soft-page-break/>тоже время, в процессе игры и не нужна такая разнообразная «фауна», достаточно лишь имитации: десятка простых жилищ, десятка с виду «по делу» шатающихся местных жителей, несколько капищ…</text:p>
      <text:p text:style-name="Standard">Нужна-ли система реальной экономики, т.е. торговцы смогут ходить по окрестностям, алхимик - собирать травы и прочую фигню, фокусник - искать всякие материалы или выкупать их у кузнеца и других, кузнец - раскать по горам в поисках металла или выменивать излишки у воинов и все торговать и обмениваться со всеми. Вдобавок это даст возможность смены прохфессии, захочет - свернет лавочку и пойдет в приключенцы или к тебе наймется.</text:p>
      <text:p text:style-name="Standard">Части тела и органы:</text:p>
      <text:p text:style-name="Standard">1. Основа для предметов экипировки;</text:p>
      <text:p text:style-name="Standard">2. Эффекты плоти и органов;</text:p>
      <text:p text:style-name="Standard">3. В будущем, потенциально, дифференцированное нанесение и получение урона.</text:p>
      <text:p text:style-name="Standard">На уровне ядра органы и части тела равноправны, раздельные структуры не вводятся. Лишь признак: внутренняя часть или структурная. Однако вводится упрощенная иерархия.</text:p>
      <text:p text:style-name="Standard">Кроме того, вводятся абстрагированные типы частей тела: т.к. скажем браслет можно одеть и на руку человека и на лапу дракона (т.е. тип части тела - конечность). Т.о. браслеты можно одевать на любую конечность, кольцо - на палец, амулет - на шею, корону - на голову и т.д.</text:p>
      <text:p text:style-name="Standard">Дополнительный тип указывает на возможности части: пассивная защита (чешуя) или активное нападение (клыки). Возможные защита и урон.</text:p>
      <text:p text:style-name="Standard">Также вводятся типовые шаблоны организмов: человек (прямоходящее млекопитающее), птица, дракон, пресмыкающиеся ящер и змея и т.д.</text:p>
      <text:p text:style-name="Standard"/>
      <text:h text:style-name="Heading_20_6" text:outline-level="6">01.05.2006 (Глеб, Дмитрий)</text:h>
      <text:p text:style-name="Standard">Разделение игры на single/multi player: нужны 2 профиля, конвертация профиля, уники скрываются в multiplayer`e, но в профиль записываются (для восстановления при конвертации в single).</text:p>
      <text:p text:style-name="Standard"/>
      <text:h text:style-name="Heading_20_6" text:outline-level="6">07.04.2006 (<text:span text:style-name="T1">Bu</text:span>)</text:h>
      <text:p text:style-name="Standard">Перенести дату игровой реальности из X века в VII (600-е гг). Смысл – архаизировать сюжет игры, уйти от несоответствия географии с реальным миром. Викинги еще не увлеклись массово мореплаваниями и военными походами. Их мировоззрение соответствует «тёмным векам» Стругацких – за околицей чудовища, а через три дня пути можно попасть на тот свет. Что согласуется с сюжетом «Рагнарока».</text:p>
      <text:p text:style-name="Standard"/>
      <text:h text:style-name="Heading_20_6" text:outline-level="6">31.03.2006</text:h>
      <text:p text:style-name="Standard">(!) По системам моделирования поведения – все, что можно было пролистать – пролистано, хватит тратить трафик, нужно сосредоточиться на своей реализации.</text:p>
      <text:p text:style-name="Standard"/>
      <text:h text:style-name="Heading_20_6" text:outline-level="6">23.11.2005</text:h>
      <text:p text:style-name="Standard">(!) Убрана поддержка скриптов, т.к.: если человек знает Pascal или C достаточно, чтобы написать скрипт, следовательно ему до написания обычного аддона на любом современном компиляторе - один шаг; это улучшило и упростило поддержку кроссплатформенности, сократило количество задействованных функций и объектов, упростило API игры; в будущем позволит делать более управляемые аддоны (нужно продумать <text:span text:style-name="T1">API</text:span> для написания аддонов).</text:p>
      <text:p text:style-name="Standard"/>
      <text:h text:style-name="Heading_20_6" text:outline-level="6">15.11.2004 (<text:span text:style-name="T1">Quiet</text:span>, <text:span text:style-name="T19">Bu</text:span>)</text:h>
      <text:p text:style-name="Standard">Возможность создания игроком персонажа, т.е. можно выбрать любую конфигурацию характеристик из заданного диапазона (возможно границы каждой характеристики индивидуальны), внешний вид персонажа, возраст (должен влиять на характеристики, чего пока наблюдать не приходилось), пол, может быть рост, вес и т.д. </text:p>
      <text:p text:style-name="Standard">GURPS: Задается только общее направление генерации персонажа — насколько он могущественен. Общую "крутизну" персонажа определяет количество CP (character points), потраченных на "покупку" умений и характеристик при его создании. Семьдесят пять CP — это обычный человек, сто CP — уровень начинающего искателя приключений, а двести — это уже сверхчеловек со сверхъестественными способностями. <text:span text:style-name="T20">Генерация персонажа производится либо методом опроса (задается некоторое количество вопросов с несколькими </text:span><text:soft-page-break/><text:span text:style-name="T20">вариантами ответов, путем которых определяется класс и характеристики персонажа) или же вручную. Характеристики оружия во многом зависят от материалов. Многих монстров нельзя повредить некоторыми материалами. Достигнув определенных высот в магии можно будет придавать оружию определенные магические способности.</text:span></text:p>
      <text:p text:style-name="Standard">Несколько видов характеристик:</text:p>
      <text:p text:style-name="Standard">М.б. характеристики персонажа формировать также и на основе опроса игрока <text:span text:style-name="T1">a</text:span> <text:span text:style-name="T1">la</text:span> <text:span text:style-name="T1">Morrowind</text:span> (в виде теста: - такой же как и я или в виде «интервью»: - каким бы персонажем я хотел бы играть, какие характеристики или умения приоритетны, какие – второстепенны, какой конкретно компромисс или баланс между характеристиками предпочитает игрок).</text:p>
      <text:p text:style-name="Standard">Скрытые характеристики необязательны, но поиск функциональной зависимости второстепенных открытых от основных открытых не должен быть прост, но должен быть логичен (поднялась сила можно поднять больший груз и т.д.).</text:p>
      <text:p text:style-name="Standard">Скрытыми характеристиками могут быть спец. умения: стрельба по-македонски, умение видеть ночью лучше, чем днём и т.д.</text:p>
      <text:p text:style-name="Standard">Не стоит делать все характеристики открытыми как в <text:span text:style-name="T1">Arcanum</text:span> – на начальном этапе сложно воспринимать и запоминать, на последующих не интересно исследовать систему характеристик. (На сегодняшний день более 20 характеристик среднестатистическим игроком воспринимаются плохо и/или неполно).</text:p>
      <text:p text:style-name="Standard">Несколько уровней сложности + возможность настройки своей конфигурации а-ля авиасимулятор.</text:p>
      <text:p text:style-name="Standard">Чем выше уровень сложности, тем сложнее выжить и тем больше опыта за каждого убитого врага (опыт можно привязать к хит-пойнтам противника как в <text:span text:style-name="T1">Diablo</text:span>). В кооперативной игре (несколько игроков против монстров) «сила монстров» возрастает пропорционально опыту персонажей (<text:span text:style-name="T1">Diablo</text:span>2).</text:p>
      <text:p text:style-name="Standard">Квесты. Не только «убил монстра – получил мощное оружие» и «принёс предмет ­– получил опыт/оружие/деньги», но и сложные – охрана и сопровождение др. персонажей (в многопользовательской не только <text:span text:style-name="T1">NPC</text:span>, но и игроков), грузов, сбегать за подмогой за 100 вёрст «до вчера» :-), перехватить гонца, квесты в стиле «советская больница» – достать 2-3 десятка подписей что ты – это ты, а не этот, который вчера умер :-) (часто не надо – раздражает, но один раз как дополнительный квест можно), агентурная работа (в основном с населением) – найти преступника (укравшего/убившего) по показаниям свидетелей, завербовать на службу какого-либо персонажа, разработать и воплотить/раскрыть заговор.</text:p>
      <text:p text:style-name="Standard">Два вида квестов: обязательные и дополнительные (более интересные, более сложные, более выгодные). [Может предусмотреть возможность информирования игрока (в отдельных дополнительных квестах) что из себя квест представляет по сложности и типу, чтобы игрок уже сам решал брать – не брать? И поменьше заумных паззлов! Достало!]</text:p>
      <text:p text:style-name="Standard">Как и в <text:span text:style-name="T1">Diablo</text:span> доступны не все квесты, а только часть, дополнительные могут быть взаимоисключающими т.е. один – убить <text:span text:style-name="T1">NPC</text:span>`а, другой защитить его, могут быть получены почти одновременно у разных заказчиков, возможно также, что прохождение/непрохождение определённого квеста закроет доступ к ряду других («древо квестов»).</text:p>
      <text:p text:style-name="Standard">Валюта нескольких видов (особенно исторические/фэнтезийные <text:span text:style-name="T1">RPG</text:span>): золото, серебро, медь, сплавы, драг. камни, редкие полезные ископаемые, магические предметы (если они могут быть в игре). Монеты могут отличаться по «чистоте» (процентному содержанию драг. металла), весу, году (здесь нужно будет отслеживать противоречия: нахождение монет прошлогодней чеканки в забытой пять веков гробнице должно быть логически обосновано, <text:span text:style-name="T18">[Подобный казус – уже квест, но не обязательно давать его в явной форме, пусть игрок привыкает самостоятельно шевелить мозгами в поисках приключений на свои органы.]</text:span> также в многопользовательской игре появление на рынке старых монет может вызвать нездоровый интерес к персонажу сбывающего их со стороны других персонажей, что добавит игре интерес уже здоровый) и месту чеканки – монеты одного государства могут отличаться по ценности от других (не слишком сильно главные факторы в данном случае все-таки вес и «чистота», точнее масса драг. металла без примесей), некоторые монеты могут не приниматься в определённых областях (по экономическим, политическим или др. соображениям). Курсы валют могут изменяться во времени. <text:span text:style-name="T18">[Даже если слиток – чистого золота, но на нём нет клейма казначейства данной страны, соседних стран со стабильной финансовой системой или, к примеру местной гильдии ювелиров/менял или торговой палаты, цена золота – чистого! – может существенно снизиться.]</text:span></text:p>
      <text:p text:style-name="Standard">Все разговоры, записи, действия, совершаемые игроком (не каждая встреча с монстром, но хотя бы их общее число, квесты (и их результаты), странные находки и т.п.) должны записываться в журнал. Доступ к журналу необязательно должен выполняться «одним кликом», но назначить какое-либо сочетание клавиш должно быть возможно. <text:span text:style-name="T18">[Встроенная база данных для удобства пользования журналом? – Контакты/бестиарий/товары_и_цены/политическая обстановка/квесты/личная страничка/исторические хроники…</text:span> [возможность редактирования базы игроком вручную а-ля мобильник] <text:span text:style-name="T18">и притом в простом и удобном интерфейсе]</text:span></text:p>
      <text:p text:style-name="Standard"><text:soft-page-break/>Любое действие, которое может выполнить игрок должно присутствовать в «конфиге», т.е. каждой возможной функции (изменение яркости, вызов меню, переключение с одиночного на автоматический и т.д.) должно быть возможно задать несколько сочетаний клавиш на клавиатуре и манипуляторах. В нормальных играх не менее 2<text:span text:style-name="T9">х</text:span> сочетаний на функцию, если делать с запасом – 4 (то не меньше 8<text:span text:style-name="T9">и</text:span>), хотя самым ушлым игрокам 16<text:span text:style-name="T9">и</text:span> явно не хватит. Желательно, чтобы в минимальные требования входило как можно меньше манипуляторов (клавиатура, мышь, руки или совместимые с ними устройства), а поддерживалось как можно больше. Если игра имеет <text:span text:style-name="T1">real</text:span>-<text:span text:style-name="T1">time</text:span> режим, то желательна возможность выбора системы управления: «классический» – передвижения и атака/кастование на мыши, вспомогательные функции на клавиатуре и «а-ля <text:span text:style-name="T1">Splinter</text:span> <text:span text:style-name="T1">Cell</text:span>» передвижение жёстко привязано к координатной сетке (в данном случае стороны света, в <text:span text:style-name="T1">SC</text:span> к направлению взгляда игрока т.к. <text:span text:style-name="T1">SC</text:span> – 3<text:span text:style-name="T1">D</text:span> шутер от 3<text:span text:style-name="T9">го</text:span> лица), управление взглядом на мыши, в «боевом режиме» атака с мыши (в <text:span text:style-name="T1">SC</text:span> ещё и прицеливание), это позволит выполнять в <text:span text:style-name="T1">RPG</text:span>-игре сложные приёмы из шутеров («стрейф по кругу», уклонение без отрыва от стрельбы и другие противолодочные манёвры).</text:p>
      <text:p text:style-name="Standard">Тщательная проработка игровой реальности: базовый сюжет (логичный и естественный для человека), игровая реальность, вселенная игры подробная проработка космологии, географии, экологии, зоологии, ботаники, политической карты, бытовых подробностей, характеров <text:span text:style-name="T1">NPC</text:span>, истории мира, артефактов, архитектуры, магии (чем ближе к игроку, тем более и более подробно). Может быть, создать игру-книгу, где подробный рассказ о мире чередуется с действиями игрока и имеет место их взаимозависимость по причинно-следственным связям. Подобные (отдалённо) прецеденты – Дюна-1, <text:span text:style-name="T1">Tom</text:span> <text:span text:style-name="T1">Clansy</text:span> …, «Конаниана», «пираты», «фэнтэзи», исторические квесты и стратегии, «звёздные войны» всех мастей (лучшие из них, соответственно), могли бы быть «Девять принцев Амбера» Желязны, бушковский «Сварог» и возможно станут.</text:p>
      <text:p text:style-name="Standard">Мини-игры типа <text:span text:style-name="T1">NOLF</text:span> [<text:span text:style-name="T1">No</text:span> <text:span text:style-name="T1">one</text:span> <text:span text:style-name="T1">lives</text:span> <text:span text:style-name="T1">forever</text:span>]: игра имела 60 – 70% интереса от хорошо продуманного логичного сюжета и 20 – 25% от мини игр (будучи при этом более чем заурядным шутером).</text:p>
      <text:p text:style-name="Standard"/>
      <text:h text:style-name="Heading_20_1" text:outline-level="1"><text:bookmark-start text:name="_Глоссарий_1"/>Глоссарий<text:bookmark-end text:name="_Глоссарий_1"/></text:h>
      <text:p text:style-name="Standard"><text:span text:style-name="терм">Аегир</text:span> (Ægir) – Ван, бог моря. Аегир управляет настроением морской поверхности, и говорят, что он имеет девять дочерей (Гьяльп, Грейп, Эйстла, Эйргьява, Ангейя, Атла, Ульврун, Имд, Ярнсакса), каждая из которых представляет какой-либо тип волны; и они, как одна сущность, являются матерью Хеймдалля.</text:p>
      <text:p text:style-name="Standard">Аи – дварф, ?.</text:p>
      <text:p text:style-name="Standard"><text:span text:style-name="терм">Алсвидер</text:span> («Наибыстрейший») – название коня луны в Эддах.</text:p>
      <text:p text:style-name="Standard">Альв – дварф, ?.</text:p>
      <text:p text:style-name="Standard"><text:span text:style-name="терм">Альвис</text:span> — мудрый цверг, сватавшийся к дочери Тора и хитростью превращённый в камень.</text:p>
      <text:p text:style-name="Standard"><text:span text:style-name="терм">Альвы</text:span> — низшие природные духи. В «Старшей Эдде» противопоставляются высшим богам — асам. В «Младшей Эдде» упоминается деление на тёмных (живущих под землёй) и светлых альвов (живущих в небесном чертоге). В сагах о создании мира говорится, что альвы были созданы первыми асами (Одином, Вили и Ве) из червей, которые появились в мясе Имира. Тёмным (или подземным) альвам было отдано царство Свартальфахейм, а светлым — Льесальфахейм.</text:p>
      <text:p text:style-name="Standard">Альтиов – дварф, ?.</text:p>
      <text:p text:style-name="Standard">Ан – дварф, ?.</text:p>
      <text:p text:style-name="Standard">Анар – дварф, ?.</text:p>
      <text:p text:style-name="Standard"><text:span text:style-name="терм">Ангрбода</text:span> (Angrboda, «сулящая горе») — великанша, родившая от Локи трех чудовищ: волка Фенрира, змея Ёрмунганда и сине-белую смерть — Хель.</text:p>
      <text:p text:style-name="Standard"><text:span text:style-name="терм">Андвари</text:span> (др.-исл. «осторожность») – карлик, обладатель рокового золота, которое у него отбирают боги-асы для уплаты виры <text:span text:style-name="T7">Хреадмару</text:span>. Локи ловит Андвари, плавающего в виде щуки в воде, и отнимает его хранившийся в скале золотой клад. Изложение сюжета и дальнейшее развитие темы «проклятого золота» Нибелунгов.</text:p>
      <text:p text:style-name="Standard"><text:span text:style-name="терм">Андримнир</text:span> (Andrimnir) - Повар а Валгалле, который готовит Сэримнира — кабана, чья плоть каждую ночь поглощается героями Валгаллы, и который каждый день воскресает. Андримнир выполняет свои обязанности при помощи Элдримна — котла бесконечной провизии.</text:p>
      <text:p text:style-name="Standard"><text:span text:style-name="терм">Арвакер</text:span> («рано встающий»)– конь колесницы Солнца, которой управляет дева Сол.</text:p>
      <text:p text:style-name="Standard"><text:span text:style-name="терм">Асатор</text:span> - То же, что Тор. Бог грозы и грома, герой, получивший Мьелльнир, "молот грозы", от его изготовителей, гномов. С ним он побеждает Алвина в "битве слов", сокрушает голову великану Хрунгиру и подвергает Локи наказанию за его магию, уничтожает целую расу великанов в Тримхейме, и будучи добрым и доброжелательным богом, немедленно воздвигает вехи, освящает брачные узы, благословляет закон и порядок, и, с его помощью, свершает всякий добрый и замечательный подвиг. Бог в Эддах, который почти столь же велик, как Один. (См. "Мьелльнир" и "Молот Тора".)</text:p>
      <text:p text:style-name="Standard"><text:span text:style-name="терм">Асвид</text:span> (Asvid) - Гигант, принёсший добытые Одином руны в Ётунхейм. </text:p>
      <text:p text:style-name="Standard"><text:span text:style-name="терм">Асгард</text:span> (<text:span text:style-name="T15">др.-исл. </text:span>Åsgard, <text:span text:style-name="T21">«ограда асов»</text:span>)<text:span text:style-name="T15">, небесное селение, крепость асов. - Царство и обитель древнескандинавских богов; расположен "выше Дома Эльфов Света", но на одном плане с Ётунхеймом жилищем Ётунов, злых великанов, сведущих в магии, с которыми боги находятся в постоянной вражде. В «Младшей Эдде» рассказывается о строительстве Асгарда неким великаном, которому помогает конь по имени </text:span><text:span text:style-name="T16">Свадильфари</text:span><text:span text:style-name="T15">. Асы должны отдать за это строителю Асгарда солнце, луну и богиню Фрейю, но благодаря хитроумному Локи, который, превратившись в кобылу, отвлекал коня от работы, строитель не успел закончить её в срок и лишился не только платы, но и головы. Асгард расположен на поле Идавёль. В «Речах Гримнира» («Старшая Эдда») даётся перечень жилищ богов в Асгарде (Валяскьяльв — у Одина, там же Валгалла, где живут эйнхерии; Брейдаблик — у Бальдра; Химинбьёрг — у Хеймдалля, Трудхейм — у Тора и т. д.).</text:span></text:p>
      <text:p text:style-name="Standard"><text:span text:style-name="терм">Аск</text:span><text:span text:style-name="T15"> («Ясень») – вместе с Эмблой стал первым человеком, которого сотворили боги Асгарда.</text:span></text:p>
      <text:p text:style-name="Standard"><text:span text:style-name="терм">Асы</text:span> (Aesir) - Небесные боги, символизирующие мощь, мудрость и войну. Асы живут в небесном городе Асгарде<text:span text:style-name="T7">.</text:span> Они являются потомством Одина; то же, что Эсир. В древнескандинавских балладах - творцы Гномов и Эльфов, Элементалов, стоящих ниже человека. Поначалу асы враждовали с ванами, у них была война. Но потом асы решили заключить мир и отдали ванам в заложники Хенира, а себе взяли заложниками Ньёрда и Фрейра: с тех пор асы и ваны всегда вместе. Самих асов которыми правит Один двенадцать: Помимо Одина это Тор, Браги, Тир, Хеймдалль, Улль, Бальдр, Хед, Видар, Али, Форсети и Локи. В некоторых языках (например в том же английском) названия дней недели образованы частично от имен асов: wednesday (среда) - "День Одина" (или Вотана, что тоже самое; Здесь Один выступает как бы в роли римского <text:span text:style-name="T7">Меркурия</text:span>, бога торговли, которому, так же посвящена среда), thursday (четверг) - "День Тора", friday (пятница) - "День Фрейи".</text:p>
      <text:p text:style-name="Standard"><text:soft-page-break/><text:span text:style-name="терм">Аудланг</text:span> - В древнескандинавских легендах – второе небо, сотворенное Божеством над владением Иды.</text:p>
      <text:p text:style-name="Standard"><text:span text:style-name="терм">Аудумла</text:span> (Audhumla, «кормилица») - Корова Творения, "кормилица", от которой потекли четыре потока молока, питавшие великана Имира, или Ергелмира и его сыновей, Хримтхурсов (Инеистые Великаны), до появления богов или людей. Так как ей негде было пастись, она лизала соль с ледяных скал и таким образом создала Бури, "Сотворителя", который, в свою очередь, имел сына Бера (родившийся), который женился на дочери Инеистых Великанов и имел троих сыновей: Одина (Дух), Вили (Воля) и Ве (Святость).</text:p>
      <text:p text:style-name="Standard">Аурванг – дварф, ?.</text:p>
      <text:p text:style-name="Standard"><text:span text:style-name="терм">Аустри</text:span> («Восток») – карлик восточного ветра.</text:p>
      <text:p text:style-name="Standard"><text:span text:style-name="терм">Ахти</text:span> - "Дракон" в Эддах.</text:p>
      <text:p text:style-name="Standard"><text:span text:style-name="терм">Аху</text:span> - "Один" и Первый.</text:p>
      <text:p text:style-name="Standard"><text:span text:style-name="терм">Аш Иггдрасиль</text:span> – см. Иггдрасиль.</text:p>
      <text:p text:style-name="Standard">Бавёр – дварф, ?.</text:p>
      <text:p text:style-name="Standard"><text:span text:style-name="терм">Бальдр</text:span> (Balder, <text:span text:style-name="T15">«Податель всего Благого»</text:span>) - Бог интеллекта, набожности, мудрости, а также весны, плодородия, мира и красоты; сын Одина и Фригг. <text:span text:style-name="T15">Самый добрый из асов, он сказочно красив. С его приходом на земле пробуждается жизнь и все становится светлее и краше. Светлый Бог, который есть "наилучший", и все человечество громко восхваляет его; он столь прекрасен по своему виду и чертам, что, кажется, из него истекают лучи света" ("Эдда"). Такова была песнь рождения, напеваемая в честь Бальдра, воскресающего как Вали, весеннее Солнце. Бальдр назван "возлюбленным", "Святым", "единственно безгрешным". </text:span>Является одним из двенадцати главных (после Одина) богов. Его мать Фригг взяла клятву с огня, воды, металлов, земли, камней, а также всех птиц и животных, в том, что они никогда не принесут ему вреда. Поэтому во время пиров в Асгарде он использовался как мишень для метания дротиков и камней. Когда Локи узнал это, он замаскировался и спросил у Фригг, почему Бальдру всё нипочём. Фригг рассказала ему, а также добавила, что растение омела было единственным, что не дало клятвы. Локи немедленно изготовил стрелы из омелы и отдал их брату Бальдра Хеду, а также помог ему прицелиться во время стрельбы по Бальдру. Бальдр умер, но попал не в Валгаллу, а в мир мёртвых Хель. Богиня мёртвых потребовала, чтобы все в мире плакали за Бальдра — тогда она отпустит его. Однако женщина-гигант Ток (замаскировавшийся Локи) отказалась плакать, и Бальдр остался у Хель. После Рагнарока он и Хед выберутся из разрушенного мира Хель и помогут строить новый мир. </text:p>
      <text:p text:style-name="Standard"><text:span text:style-name="терм">Бельтор</text:span> (Bolthor) - Отец Бестлы, инеистый великан.</text:p>
      <text:p text:style-name="Standard">Бёмбур – дварф, ?.</text:p>
      <text:p text:style-name="Standard"><text:span text:style-name="терм">Бергельмир (</text:span>Bergelmir, «ревущий как медведь»<text:span text:style-name="терм">)</text:span> — единственный великан, спасшийся в лодке после убийства Имира, в крови которого утонули все его братья; стал основателем нового рода.</text:p>
      <text:p text:style-name="Standard"><text:span text:style-name="терм">Берсерк – </text:span>буквально “медвежья шкура” или “медвежья рубашка”. Так называли могучего воина, способного во время битвы приходить в исступление, когда сила его увеличивалась многократно и он не замечал боли. Про одного берсерка рассказывают, что он сражался со стрелой в спине. В исступленном состоянии берсерк отождествлял себя со зверем: волком или медведем. Толком не известно, было ли это явление результатом тренировок или видом психического расстройства. Есть также сведения, что берсерки приходили в это состояние с помощью специальных наркотических средств. Стать берсерком мог не каждый. Конунги считали нужным иметь в числе своей дружины берсерков, но обыкновенные люди предпочитали избегать общения с ними, поскольку “беспризорный” берсерк представлял большую опасность для окружающих, а справиться с ним было очень трудно.</text:p>
      <text:p text:style-name="Standard"><text:span text:style-name="терм">Бестла</text:span> (Bestla) – Дочь Бельтора<text:span text:style-name="терм">,</text:span> жена Бора, мать Одина и его братьев.</text:p>
      <text:p text:style-name="Standard">Бивёр – дварф, ?.</text:p>
      <text:p text:style-name="Standard"><text:span text:style-name="терм">Бил</text:span> — дварф, сын Видфина.</text:p>
      <text:p text:style-name="Standard"><text:span text:style-name="терм">Биль</text:span> (Bil, «луна на ущербе») – человеческий ребенок, похищенный Мани, один из трех лунных богов.</text:p>
      <text:p text:style-name="Standard"><text:span text:style-name="терм">Бильскирнир</text:span> (Bilskirnir, «неразрушимый» или «освещаемый только на мгновение») – чертоги Тора.</text:p>
      <text:p text:style-name="Standard"><text:span text:style-name="терм">Бифрост</text:span> (Bifröst) - Радужный мост<text:span text:style-name="T15">, построенный богами,</text:span> из Асгарда на Мидгард. Стражем Бифроста является Хеймдалль. Бифрост будет разрушен в Рагнарок, когда по нему пройдут гиганты мороза. Нет ничего, что может сопротивляться, когда сыновья Муспельхейма выйдут на тропу войны.</text:p>
      <text:p text:style-name="Standard"><text:span text:style-name="терм">Боги</text:span> - В скандинавской мифологии две группы богов - асы и ваны.</text:p>
      <text:p text:style-name="Standard"><text:span text:style-name="терм">Бонд – </text:span>мелкий землевладелец, лично свободный.</text:p>
      <text:p text:style-name="Standard"><text:span text:style-name="терм">Бор</text:span> (Bor, «рожденный») – Сын Бури, женившись на Бестле, стал отцом Одина, Вили и Ве. </text:p>
      <text:p text:style-name="Standard"><text:soft-page-break/><text:span text:style-name="терм">Браги</text:span> (Bragi) – <text:span text:style-name="T15">Бог Новой Жизни, перевоплощения природы и человека, бог </text:span>поэтов и скальдов. Сын Одина, муж Идунн. Никто не умеет так хорошо слагать стихи и песни, как он, и всякий, кто хочет стать поэтом, должен просить его покровительства. Является одним из двенадцати главных (после Одина) богов. Часто о нём говорят «Длиннобородый». <text:span text:style-name="T15">Он назван "божественным певцом", незапятнанным и совершенным. Его изображают скользящим в корабле Гномов Смерти во время смерти природы, спящим лежа на палубе рядом со своей златострунной арфой и видящим сон о жизни. Когда судно пересекает порог Наина, Гнома Смерти, Браги просыпается и, касаясь струн своей арфы, поет песнь, отражающуюся как эхо по всем мирам, песнь, описывающую восторг существования, и пробуждает безмолвную, спящую природу от ее долгого, подобного смерти сна.</text:span></text:p>
      <text:p text:style-name="Standard"><text:span text:style-name="терм">Брейдаблик</text:span> (Breidablik, «широкий блеск») – чертоги Бальдра.</text:p>
      <text:p text:style-name="Standard"><text:span text:style-name="терм">Брисингамен</text:span> - «ожерелье Брисингов», чудесное ожерелье, изготовленное Брисингами (карликами, цвергами), как и другие сокровища асов: один из главных атрибутов богини Фрейи. В одном более древнем памятнике Брисингамен называется «поясом Брисингов» что, видимо, соответствует первоначальной функции — помощи при родах; «Младшая Эдда» называет Фрейю дисой ванов, а важнейшая функция дис с этим связана. Локи упрекает Фрейю в том, что она заплатила цвергам за Брисингамен своей любовью. По инициативе Одина Локи похищает Брисингамен, а затем возвращает на определенных условиях. За Брисингамен борются у камня Сингастейн Локи и Хеймдалль, принявшие обличье <text:span text:style-name="T7">тюленей</text:span>.</text:p>
      <text:p text:style-name="Standard"><text:span text:style-name="терм">Брокк</text:span> (Brokkr) – дварф, сотворивший кольцо Драупнир, помогал Синдри в работе, не переставая, раздувал огонь кузнечными мехами.</text:p>
      <text:p text:style-name="Standard"><text:span text:style-name="терм">Бури</text:span> (Buri, «родитель») - Существо, освобождённое изо льда коровой Аудумлой, отец Бора и дед Одина. </text:p>
      <text:p text:style-name="Standard"><text:span text:style-name="терм">Вали</text:span> (Vali) - Сын Одина и Ринд. Вали лучше всех владеет оружием и в сражениях не уступает самому Тюру, но он плохой советчик и не очень мудр. Вали убивает Хеда после того, как тот убил Бальдра. Является одним из двенадцати главных (после Одина) богов. </text:p>
      <text:p text:style-name="Standard"><text:span text:style-name="терм">Валгалла</text:span> (Valhalla, <text:span text:style-name="T21">«чертог убитых»</text:span>) - Зал Одина в Асгарде. В него ведут пятьсот сорок дверей, в каждую из которых плечом к плечу могут пройти 800 героев. Храбрые воины, павшие в битве с врагом, перед смертью не выпустившие оружие из рук, без труда узнают эти палаты, ибо стропила их – копья, крыша – из шлемов и щитов, а скамьи покрыты кольчугами. Здесь они тренируются, чтобы биться на стороне богов в Рагнарок, и пируют, съедая мясо вепря Сэримнира [<text:span text:style-name="T15">Сэхримнира (его варит в котле Эльдхримнир повар Андхримнир)</text:span>], и пьют крепкое, как старый мед, молоко козы Хёйдрун, которая пасется у вершины ясеня Иггдрасиля, обгладывая его ветви и листья, и дает столько молока, что его хватает на всех жителей Асгарда. Т.ж. <text:span text:style-name="T15">Глядсхейм («жилище радости»), Гимле («защита от огня») или Вингольв («обитель блаженства»)..</text:span></text:p>
      <text:p text:style-name="Standard"><text:span text:style-name="терм">Вали</text:span><text:span text:style-name="T15"> - Сын Одина, который отмщает за смерть Бальдра, "возлюбленного".</text:span></text:p>
      <text:p text:style-name="Standard"><text:span text:style-name="терм">Вальгринд</text:span> (Valgindr) – врата в Валгаллу.</text:p>
      <text:p text:style-name="Standard"><text:span text:style-name="терм">Валькирии</text:span> (Valkyries, <text:span text:style-name="T21">«выбирающие мёртвых (убитых)»</text:span>) — воинственные девы, подчиняющиеся Одину и по его приказу распределяющие победу в битвах. Павших в бою храбрых воинов забирают в Валгаллу, где те становятся <text:span text:style-name="T7">эйнхериями</text:span>. Валькирий разделяли на небесных и земных — дочерей конунгов. Несколько имён небесных валькирий: Хильд, Херфьётур, Хлёкк, Труд, Христ, Мист, Гун, Рота. Всего их двенадцать. У них голубые глаза и светлые волосы. Облачены в яркие доспехи и вооружены. Скачут по небу на лошадях.</text:p>
      <text:p text:style-name="Standard"><text:span text:style-name="терм">Ванадис</text:span> – см. [Фрейя].</text:p>
      <text:p text:style-name="Standard"><text:span text:style-name="терм">Ванахейм</text:span> (Vanaheim) - Есть две расы богов. Ваны Ванахейма принадлежат старой расе богов, может быть даже более старой, чем Асы. Они живут в плодородных областях и около моря на западе от Мидгарда. Они известны своей властью над жизнью и счастьем, и семя является их символом. Лорд и леди, Фрейр и Фрейя, — правители Ванахейма и они объединены в священном браке, который приносит жизнь на плодородную землю. Не всем известны секретные знания колдовства, которые ваны передают избранным. </text:p>
      <text:p text:style-name="Standard"><text:span text:style-name="терм">Ваны </text:span>(Vaner), которые живут в мире <text:span text:style-name="T7">Ванахейм</text:span> – боги, символизирующие богатство и плодовитость, первые противники асов. Когда-то, на заре эпох, они вели войны с асами, но затем заключили перемирие, обменявшись заложниками. Асы отдали ванам Хенира, а те в свою очередь Ньерда, Фрейра и Фрейю. Квасир, которого позже убили и сделали из его крови мёд поэзии, также является наполовину ваном. Ванахейм приблизительно совпадает с Альвхеймом, что позволяет отождествлять ванов с альвами. </text:p>
      <text:p text:style-name="Standard"><text:span text:style-name="терм">Вар</text:span> (Var) - богиня истины, честности и верности. Вар выслушивает и записывает клятвы людей и мстит нарушителям клятв и обещаний.</text:p>
      <text:p text:style-name="Standard"><text:span text:style-name="терм">Вафтруднир</text:span> — великан, состязавшийся с Одином в мудрости. </text:p>
      <text:p text:style-name="Standard"><text:span text:style-name="терм">Ве</text:span> – брат Одина. Вместе с ним создавал мир. </text:p>
      <text:p text:style-name="Standard">Вейг – дварф, ?.</text:p>
      <text:p text:style-name="Standard"><text:soft-page-break/><text:span text:style-name="терм">Вёльва –</text:span> Вещая великанша, самая лучшая предсказательница. Вёльва сама выбрала вечный сон в большом кургане на краю Мглистых Пределов, чтобы никто не спрашивал более её предсказаний. </text:p>
      <text:p text:style-name="Standard"><text:span text:style-name="терм">Вёлунд</text:span> – повелитель светлых альвов, прекрасный кузнец. Покровитель путников. Также считается верховным богом цвергов, карликов, выковывающих прекрасные вещи.</text:p>
      <text:p text:style-name="Standard"><text:span text:style-name="терм">Вено – </text:span>выкуп за невесту, который оставался в ее роду и служил, вместе с приданым, формальным признаком законности брака. Без выплаты вена и приданого брак считался незаконным и дети от него не являлись полноправными наследниками отца. Кроме того, муж подносил жене свадебные дары, которые, вместе с приданым, оставались в ее личной собственности и в случае развода могли быть потребованы обратно через суд тинга.</text:p>
      <text:p text:style-name="Standard"><text:span text:style-name="терм">Верданди</text:span> (Verdandi, <text:span text:style-name="T21">«становление»</text:span>) – норна.</text:p>
      <text:p text:style-name="Standard"><text:span text:style-name="терм">Вёр</text:span> - богиня всеведения. Она очень мудра и ничто не может укрыться от ее проницательности и интуиции.</text:p>
      <text:p text:style-name="Standard"><text:span text:style-name="терм">Вердфельнир</text:span> - Ястреб, живущий в кроне Иггдрасиля. </text:p>
      <text:p text:style-name="Standard"><text:span text:style-name="терм">Вёстри</text:span> («Запад») – карлик западного ветра.</text:p>
      <text:p text:style-name="Standard"><text:span text:style-name="терм">Вигрид</text:span> (Vigrid) - Равнина, на которой произойдёт битва в Рагнарок.</text:p>
      <text:p text:style-name="Standard"><text:span text:style-name="терм">Видар</text:span> (Vidar) – Бога мщения. Видара зовут Молчаливым Асом, так как он не любит говорить, несмотря на то, что очень мудр и храбр. Молчаливый Ас — сын Одина и великанши Грид — почти так же могуч, как и бог грома Тор. Является одним из двенадцати главных (после Одина) богов. Во время Рагнарока должен убить волка Фенрира и остаться в живых после гибели мира.</text:p>
      <text:p text:style-name="Standard"><text:span text:style-name="терм">Видфин</text:span> — дварф, гном, отправивший своих сыновей домыть мёд из медового фонтана.</text:p>
      <text:p text:style-name="Standard">Вили – дварф, ?.</text:p>
      <text:p text:style-name="Standard"><text:span text:style-name="терм">Вилли</text:span> – брат Одина. Вместе с ним создавал мир. </text:p>
      <text:p text:style-name="Standard">Виндальв – дварф, ?.</text:p>
      <text:p text:style-name="Standard">Вирвир – дварф, ?.</text:p>
      <text:p text:style-name="Standard">Вит – дварф, ?.</text:p>
      <text:p text:style-name="Standard"><text:span text:style-name="терм">Вор</text:span> (Vor) - Богиня любопытства и разрешения загадок. </text:p>
      <text:p text:style-name="Standard"><text:span text:style-name="терм">Вьёфн</text:span> (Vjofn) - Богиня согласия и примирения, решающая разногласия среди смертных. </text:p>
      <text:p text:style-name="Standard"><text:span text:style-name="терм">Галяр</text:span> — дварф, упоминается, как изготовитель «поэтического мёда».</text:p>
      <text:p text:style-name="Standard"><text:span text:style-name="терм">Гамбатрин</text:span> - "магический жезл" Хермодура.</text:p>
      <text:p text:style-name="Standard">Гандальв – дварф, ?.</text:p>
      <text:p text:style-name="Standard"><text:span text:style-name="терм">Гарм</text:span> (Garm) - Волк Хель в пещере Гнипахеллир, стерегущий врата подземного мира. Приход Рагнарока будет ознаменован тем, что он порвёт свои путы. Он убьёт и будет убит Тюром. </text:p>
      <text:p text:style-name="Standard"><text:span text:style-name="терм">Гейрод</text:span> — великан, один из князей. </text:p>
      <text:p text:style-name="Standard"><text:span text:style-name="терм">Гери</text:span> (Geri, «жадный») – Один из волков Одина.</text:p>
      <text:p text:style-name="Standard"><text:span text:style-name="терм">Гефьён</text:span> (<text:span text:style-name="терм">Гевьон</text:span>) - богиня добродетели и целомудрия. Известна как "благосклонная" или "дарящая". В дар от нее вы можете получить телесный или духовный талант. Возможно, она является одним из аспектов Фрейи.</text:p>
      <text:p text:style-name="Standard"><text:span text:style-name="терм">Гефюн</text:span> (Gefju) </text:p>
      <text:p text:style-name="Standard"><text:span text:style-name="терм">Гевьюн</text:span> (Gefjun, «дающая») - Богиня садоводства и плуга, «эмблема» Ёрд, Фригг или Фрейи.</text:p>
      <text:p text:style-name="Standard"><text:span text:style-name="терм">Гевьюн – </text:span>богиня-дева, собирающая у себя умерших девушек. В то же время, по датским преданиям, Гевьюн – великанша, которая обратила своих сыновей в быков, запрягла в плуг и этим плугом оторвала от материка полуостров Ютландию. Поэтому Данию называют “землей Гевьюн”.</text:p>
      <text:p text:style-name="Standard"><text:span text:style-name="терм">Гери и Фреки – </text:span>волки, спутники Одина.</text:p>
      <text:p text:style-name="Standard"><text:span text:style-name="терм">Гесты – </text:span>буквально, “гости” – члены дружины знатного человека, исполнители поручений. Занимали среднее положение между телохранителями-хирдманами и челядью.</text:p>
      <text:p text:style-name="Standard"><text:span text:style-name="терм">Гиель</text:span><text:span text:style-name="T15"> - река, которую необходимо пересечь, прежде чем достичь подземного мира Нифльхейма, или холодного царства Хель - Хельхейма. Через нее был переброшен позолоченный мост, который вел к огромной железной ограде, окружавшей дворец Богини Подземного Мира или Хель.</text:span></text:p>
      <text:p text:style-name="Standard"><text:soft-page-break/><text:span text:style-name="терм">Гимир</text:span> — великан, с которым Тор плавал на "ловлю" змеи Ёрмунганд и у которого позже забрал котёл для пиршества. </text:p>
      <text:p text:style-name="Standard">Гиннар – дварф, ?.</text:p>
      <text:p text:style-name="Standard"><text:span text:style-name="терм">Гиннунгагап</text:span> (Ginnungagap, <text:span text:style-name="T15">«чаша иллюзии»</text:span>) - Мир мрака, существовавший до начала времени. <text:span text:style-name="T15">Бездна великой глуби или безбрежная, безначальная и бесконечная зияющая пропасть; предвечное жизненное пространство. Чаша, содержащая вселенную – отсюда и "чаша иллюзии".</text:span></text:p>
      <text:p text:style-name="Standard"><text:span text:style-name="терм">Гирд</text:span> (Gerd) - Жена Фрейра. Их союз символизирует брак земли и неба. </text:p>
      <text:p text:style-name="Standard"><text:span text:style-name="терм">Гироккин</text:span> — великанша, которая помогла асам спустить на воду погребальный корабль Бальдра. </text:p>
      <text:p text:style-name="Standard">Глои – дварф, ?.</text:p>
      <text:p text:style-name="Standard"><text:span text:style-name="терм">Гна</text:span> (Gna) - Прислужница и вестница Фригг, путешествующая по разным мирам, выполняя поручения своей хозяйки. </text:p>
      <text:p text:style-name="Standard"><text:span text:style-name="терм">Гнипахеллир</text:span> – бездонная пещера в Нифльхейме, в которой заточен Гарм.</text:p>
      <text:p text:style-name="Standard"><text:span text:style-name="терм">Гномы</text:span> (тёмные альвы) - Трудолюбивые тёмные существа, которые имели человеческое сознание и облик, но жили в Свартальфхейме (если гном выходил под солнце, он превращался в камень). Карлики очень сильны. Всегда носят длинные бороды. Любят копать подземные ходы. Говорят, что благодаря ним, карлики появлялись даже в Асгарде. Гномы чрезвычайно обидчивы, вздорны и капризны, хотя в общем-то - это добрый и трудовой народ, но они сильно пострадали от людской алчности, потому людей недолюбливают. Они прячутся в глубоких горных пещерах, там построены ими подземные города и дворцы. Иногда они выходят на поверхность, и если встретят в горах человека - пугают его громким криком. Неотделимы от драконов. Драконы охотятся за сокровищами гномов и гномы поэтому находятся с ними в постоянной войне. Лучшие кузнецы, создающие самое прекрасное оружие, драгоценные украшения и другие полезные и волшебные предметы. Именно они изготовили все главные артефакты богов асов: копьё Гунгнир, кольцо Драупнир, золотые волосы Сив, ожерелье Брисингамен, молот Мьёлльнир, корабль Скидбладнир и т.д. Свои сокровища они наделяют магическими качествами. Например, кольцо Драупнир (Капающее) обладает свойством “размножения” – “каждую девятую ночь капает из него по восьми колец такого же веса”.</text:p>
      <text:p text:style-name="Standard"><text:span text:style-name="терм">Гримтурсы</text:span><text:span text:style-name="T15"> (Хримтурсы) - ведут свой род от великана </text:span><text:span text:style-name="T16">Имира</text:span><text:span text:style-name="T15">. Первые обитатели мира, предшественники не только людей, но и богов. Первый гримтурс или как их еще называют инеистый великан появился на свет из брызг мирового океана. Инеистые великаны наделены великой мудростью. Бельторн дает богу Одину магические руны: впоследствии Один советуется с головой великана Мимира и черпает мудрость из медового источника, которым владеет великан. От Гримтурсов - инеистых великанов ведут свой род </text:span><text:span text:style-name="T16">ётуны</text:span><text:span text:style-name="T15"> и тролли. Так же в европейском фольклоре гримтурсы это - ледяные гиганты живущие в горах. Очень опасаются расколоться при падении с горы так как им это грозит смертью. </text:span></text:p>
      <text:p text:style-name="Standard"><text:span text:style-name="терм">Грид</text:span> — великанша, родившая Одину сына Видара; помогала Тору. </text:p>
      <text:p text:style-name="Standard"><text:span text:style-name="терм">Гротти – </text:span>“мельница” – чудесные жернова, способные намолоть каждому все, что он пожелает. Конунг Фроди заставил двух рабынь–великанш молоть ему золото, мир и счастье, но так замучил их работой, что они намололи войско, погубившее его.</text:p>
      <text:p text:style-name="Standard"><text:span text:style-name="терм">Грунгнир</text:span> — один из князей великанов, имеющий каменные голову и сердце, убит Тором на поединке. </text:p>
      <text:p text:style-name="Standard"><text:span text:style-name="терм">Гуллинтанни</text:span> (Gullintanni, «златозубый») – другое имя Хеймдалля.</text:p>
      <text:p text:style-name="Standard"><text:span text:style-name="терм">Гулльвейг</text:span> (Gullveig<text:span text:style-name="T15">, «сила золота»</text:span>) - <text:span text:style-name="T15">В скандинавской мифологии злая колдунья — Хейд (др.-исл. Heiur, «ведьма») "знающая сейдр (колдовство ванов и посланная ванами во вред асам, асы забили её копьями, трижды сжигали, но она живёт и поныне. Приход Гулльвейг к асам послужил поводом к началу войны асов и ванов — первой войны в мире.</text:span></text:p>
      <text:p text:style-name="Standard"><text:span text:style-name="терм">Гунгнир</text:span> (Gungnir) - Копьё бога Одина, выкованное гномами.</text:p>
      <text:p text:style-name="Standard"><text:span text:style-name="терм">Гьёлль</text:span> (Gjoll, «ужасная») – река, преграждающая путь в Нифльхейм.</text:p>
      <text:p text:style-name="Standard"><text:span text:style-name="терм">Гьяллахорн/Гьяллархорн</text:span> (Gjallarhorn) - Рог бога Хеймдалля. Хеймдалль протрубит в него в Рагнарок, как только увидит подступающих к Асгарду гигантов.</text:p>
      <text:p text:style-name="Standard"><text:span text:style-name="терм">Даин</text:span> (Dain) - Альв, принёсший добытые Одином руны в Лессавльхейм. </text:p>
      <text:p text:style-name="Standard"><text:span text:style-name="терм">Даин</text:span> (Dainn) – один из четырех оленей, живущих на Иггдрасиле.</text:p>
      <text:p text:style-name="Standard"><text:span text:style-name="терм">Двалин</text:span> (Dvalinn) – один из четырех оленей, живущих на Иггдрасиле.</text:p>
      <text:p text:style-name="Standard"><text:span text:style-name="терм">Двалин</text:span> (Dvalin) - Вождь тёмных альвов, повелитель Свартальфхейма. Он же принёс туда добытые Одином руны. </text:p>
      <text:p text:style-name="Standard"><text:soft-page-break/><text:span text:style-name="терм">Двалин</text:span> — дварф, выковал копьё Гунгнир, ожерелье Брисингамен, корабль Скидбладнир и золотые волосы для Локи, который затем отдал их Сиф.</text:p>
      <text:p text:style-name="Standard"><text:span text:style-name="терм">Девять миров – </text:span>вселенная: Асгард, Ванахейм, Альвхейм, Мидгард, Йотунхейм, Муспелльсхейм, Свартальвхейм, Нифльхейм, Хель.</text:p>
      <text:p text:style-name="Standard"><text:span text:style-name="терм">Деллинг</text:span> (Dellingr) – ас, последний муж Ночи. Отец Дня.</text:p>
      <text:p text:style-name="Standard"><text:span text:style-name="терм">День</text:span> (Dagr) – великан, покровитель дня, сын Ночи и Деллинга; видом был светел и прекрасен.</text:p>
      <text:p text:style-name="Standard"><text:span text:style-name="терм">Дисы</text:span> – низшие божественные существа. Предсказательницы, связанные с судьбой. Норны и Валькирии. </text:p>
      <text:p text:style-name="Standard">Дольгтрасир – дварф, ?.</text:p>
      <text:p text:style-name="Standard">Дори – дварф, ?.</text:p>
      <text:p text:style-name="Standard"><text:span text:style-name="терм">Дочери Эгира – </text:span>морские великанши, дочери морского великана Эгира. всего их девять. Их имена означают: Волна, Бурун, Всплеск, Прибой, Вал, Рябь, Небесный Блеск, Голубка, Кровавые Волосы.</text:p>
      <text:p text:style-name="Standard"><text:span text:style-name="терм">Драупнир</text:span> (Draupnir) — волшебное золотое кольцо. Было подарено Одину гномами Синдри и Брокком. Согласно легендам это кольцо каждый девятый день приносило своему владельцу ещё восемь точно таких же золотых, но не волшебных. Это кольцо - первое изделие, которое Синдри выковал, что бы выиграть спор с Локи.</text:p>
      <text:p text:style-name="Standard">Драупнир – дварф, ?.</text:p>
      <text:p text:style-name="Standard">Дув – дварф, ?.</text:p>
      <text:p text:style-name="Standard"><text:span text:style-name="терм">Дунейр</text:span> (Duneyrr) – один из четырех оленей, живущих на Иггдрасиле.</text:p>
      <text:p text:style-name="Standard"><text:span text:style-name="терм">Дуратрор</text:span> (Duratror) – один из четырех оленей, живущих на Иггдрасиле.</text:p>
      <text:p text:style-name="Standard">Дьюрин – дварф, ?.</text:p>
      <text:p text:style-name="Standard"><text:span text:style-name="терм">Ергелмир</text:span><text:span text:style-name="T15"> – см. Имир.</text:span></text:p>
      <text:p text:style-name="Standard"><text:span text:style-name="терм">Ёрд</text:span> (Jörð)- Мать Тора; богиня земли. </text:p>
      <text:p text:style-name="Standard"><text:span text:style-name="терм">Ёрмунганд</text:span> (Jormungand) (<text:span text:style-name="терм">«</text:span>великанский посох»), <text:span text:style-name="терм">Мидгардсорм</text:span> («змей Мидгарда») – Сын Локи<text:span text:style-name="T15"> и страшной великанши Ангрбоды (носительница боли) из Железного леса</text:span>, мировой змей, лежащий в океане и опоясывающий Мидгард – срединный мир. Был помещён туда Одином, так как не было места этому величайшему существу в мире. У него неподвижные глаза, а из пасти капает смертельный яд. Ёрмунганд настолько разросся в океане, что лежит он кольцом вокруг мира и кусает свой собственный хвост. Ёрмунганд – постоянный противник Тора. В Рагнарок будет убит Тором, но и тот<text:span text:style-name="T15">, успев отойти лишь на девять шагов, падет мертвым, отравленный ядом гигантского змея.</text:span></text:p>
      <text:p text:style-name="Standard"><text:span text:style-name="терм">Ётунхейм</text:span> (Jotunheim, «страна великанов») - один из девяти миров, холодная, каменистая страна на северной и восточной окраинах земли, место обитания ётунов. Они рождены первобытными силами природы и происходят из времени, когда даже боги не родились. Их грубая мощь превзойдена только их мудростью, с древних времён гиганты могут видеть то, что ни боги, ни люди никогда не смогут. Ётунхейм считался страной высоких лесов, могучих рек, огромных пещер, исполинских гор и гигантских расстояний. Другой название Ётунхейма в иных легендах – Утгард, который располагается по всей окраине Мидгарда. По легендам был сотворён асами к востоку от Мидгарда для Бергельмира и его потомков. От Асгарда Ётунхейм отделяет река Ивинг. Ётунхеймом правит король Трим. Основное поселение Ётунхейма — Утгард. Также упоминаются расположенные там Железный лес и Каменные горы. В Ётунхейме расположены Гастропнир — дом Менглад и Тримхейм — дом Тиаци. Часто посещался асами. В сагах упоминается неоднократные путешествия Тора и Локи по Ётунхейму, в том числе и в Утгард. [«Эдда», «Вики»]</text:p>
      <text:p text:style-name="Standard"><text:span text:style-name="терм">Ётуны </text:span>(jotuns), предки <text:span text:style-name="терм">инеистых великанов</text:span>, <text:span text:style-name="терм">хримтурсов</text:span>, живут в <text:span text:style-name="терм">Ётунхейме</text:span> (<text:span text:style-name="терм">Утгарде</text:span>). Они сведущи в колдовстве. По сущности ётуны противопоставляются богам из Асгарда. Это их вечные противники. Правит ими Скрюмир. Ётуны или, по крайней мере, некоторые представители (Мимир, Вафтруднир, Суттунг, Бауги) – носители величайшей мудрости. Однако, в основном, им присуща черта слабоумия. <text:span text:style-name="T15">"Старшая Эдда" рассказывает, что однажды ётуны похитили у Тора его молот. Бог </text:span><text:a xlink:type="simple" xlink:href="http://myfhology.narod.ru/gods/skandinavy/loki.html"><text:span text:style-name="T15">Локи</text:span></text:a><text:span text:style-name="T15">, побывав в Ётунхейме, принес весть, что князь ётунов Трюм согласен вернуть молот - в обмен за богиню </text:span><text:a xlink:type="simple" xlink:href="http://myfhology.narod.ru/gods/skandinavy/freya.html"><text:span text:style-name="T15">Фрейю</text:span></text:a><text:span text:style-name="T15">. Боги решили, что за молотом отправятся Локи и Тор, переодетый женщиной. Вскоре "невеста" со "служанкой" прибыли к </text:span><text:span text:style-name="T15">ётунам. Ётуны попросили у "невесты" даров, чтобы скрепить союз. Тор в ответ потребовал молот. Получив свой молот, Тор первым ударом уложил Трюма, а затем расквитался и с прочими великанами. </text:span></text:p>
      <text:p text:style-name="Standard"><text:span text:style-name="терм">Ивалди</text:span> - В "Эдде" древних скандинавов Ивалди, Гном Смерти, прячет Жизнь в недрах большого океана и затем посылает ее наверх в мир в надлежащее время. Этой Жизнью является Идунн, прекрасная дева.</text:p>
      <text:p text:style-name="Standard"><text:span text:style-name="терм">Иггдрасиль</text:span><text:span text:style-name="T21"> (</text:span>Yggdrasill, <text:span text:style-name="T21">«конь Игга»</text:span> (Игг — одно из имён Одина)<text:span text:style-name="T21">)</text:span><text:span text:style-name="терм"> - </text:span><text:span text:style-name="T15">мировое древо — гигантский ясень, являющийся структурной основой мира, древо жизни и судьбы</text:span>. Вся вселенная зависит от мирового дерева. <text:span text:style-name="T15">Его </text:span><text:soft-page-break/><text:span text:style-name="T15">название подчёркивает роль Иггдрасиля как пути, по которому Один странствует из одного мира в другой. </text:span>Иггдрасиль покоится на трёх корнях, из которых один простирается к людям (в Мидгард), другой к ётунам (в Ётунхейм), третий в Нифльхейм. Под ветвями его правят асы, а под первым из корней находится колодец Урд, у которого живут три Норны. Их зовут Урд (прошлое), Верданди (настоящее) и Скульд (будущее), они поддерживают вечную свежесть и молодость дерева – <text:span text:style-name="T15">поливают влагой из источника дерево, чтобы оно, подгрызаемое драконом и оленями, не гнило. </text:span>Два других колодца тоже питают дерево. Под вторым корнем — источник мудрости, возле которого живет грозный великан Мимир, самый могучий из всех великанов, он стережет воды источника и никому не дает из него напиться. По легендам, Один отдал свой правый глаз, чтобы испить воды из этого источника. Под третьим корнем колодец Хвергельмер, из которого текут реки, создавшие землю. Вершина ясеня Иггдрасиля называется Лерад. На ней сидит исполинский мудрый орел, а меж глаз у него сидит ястреб <text:span text:style-name="T15">Ведрфёльнир («полинявший от непогоды»)</text:span>, четыре оленя <text:span text:style-name="T15">щиплют листья </text:span>на ветвях его и дракон Нидхегг в колодце Хвергельмер, подгрызает корни ясеня. Белка Рататоск <text:span text:style-name="T15">(«грызозуб»)</text:span>, прыгающая по дереву, беспрестанно переносит бранные слова, которыми осыпают друг друга орел и дракон. <text:span text:style-name="T15">Кроме того, олень Эйктюрмир («с дубовыми кончиками рогов») и коза Хейдрун едят его листья, стоя на крыше Валгаллы. Иггдрасиль покрыт медвяной влагой, и поедающая его листья коза Хейдрун питает неиссякаемым медвяным молоком павших в бою воинов (эйнхериев) в Валгалле. </text:span></text:p>
      <text:p text:style-name="Standard"><text:span text:style-name="терм">Ида</text:span><text:span text:style-name="T15"> - Равнины Иды, на которых боги собираются, чтобы держать совет. Поле покоя и отдохновения.</text:span></text:p>
      <text:p text:style-name="Standard"><text:span text:style-name="терм"><text:span text:style-name="T11">Идунн</text:span></text:span> (Idun) - <text:span text:style-name="T15">Дочь гнома Ивалди, жена </text:span>Браги; богиня вечной юности. Она скромна и тиха, но без нее асов уже давно не было бы в живых. У Идунн есть корзина с яблоками вечной молодости, которыми она угощает богов. Эта корзина волшебная: она никогда не пустеет, так как взамен каждого вынутого яблока в ней сейчас же появляется новое. </text:p>
      <text:p text:style-name="Standard"><text:span text:style-name="терм">Имир, </text:span><text:span text:style-name="T15">Ергелмир </text:span>(Ymir, <text:span text:style-name="T15">букв. "бурлящая глина"</text:span>) - Первое живое существо в мире. Ледяной гигант, з<text:span text:style-name="T15">ародившийся во влаге растаявшего инея</text:span>, во мраке Гиннунгагап. <text:span text:style-name="T15">Его выкормила возникшая вместе с ним к</text:span><text:span text:style-name="T16">орова Аудумла</text:span><text:span text:style-name="T15">. Соленые камни, которые она лизала, превратились в предка богов Бури, сыновья которого </text:span>Один, Вили и Ве убили Имира и создали из его тела мир Мидгард. <text:span text:style-name="T15">Плоть Имира стала землей,</text:span> кровь – морями и озерами. Его череп стал небом, которое было установлено над землей. Мозги Имира были подброшены в воздух и стали облаками. Скелет Имира стал горами Мидгарда. Его зубы и челюсти стали скалами и камнями. Волосы Имира стали деревьями. Личинки, оказавшиеся в плоти Имира, стали гномами. <text:span text:style-name="T15">Во время его убийства, кровь произвела великое наводнение, в котором утонули все Хримтхурсы, инеистые великаны; лишь один из них, ловкий Бергелмир спасся вместе со своей женой в лодке и стал отцом новой расы великанов. </text:span></text:p>
      <text:p text:style-name="Standard">Ингви – дварф, ?.</text:p>
      <text:p text:style-name="Standard"><text:span text:style-name="терм">Ифинг</text:span><text:span text:style-name="T15"> - Широкая река, отделяющая Асгард, обитель богов, от дома етунов, больших и сильных колдунов. Ниже Асгарда находился Мидгард, где в солнечном эфире был построен дом Эльфов Света.</text:span></text:p>
      <text:p text:style-name="Standard"><text:span text:style-name="терм">Квасир</text:span> (Kvasir) - Квасир был создан во время пира по случаю заключения мира в войне между асами и ванами. Позже Квасир был убит гномами, а из его крови изготовили напиток, названный мёдом поэзии — каждый, выпивший его, становился поэтом. Первым этот напиток попробовал Один.</text:p>
      <text:p text:style-name="Standard"><text:span text:style-name="терм">Квасура</text:span> - Изначально бог хмельного меда, пива, вина, веселья и виноделия.</text:p>
      <text:p text:style-name="Standard">Кили – дварф, ?.</text:p>
      <text:p text:style-name="Standard"><text:span text:style-name="терм">Кольга – </text:span>одна из морских великанш, ее имя значит “волна”.</text:p>
      <text:p text:style-name="Standard"><text:span text:style-name="терм">Конунг – </text:span>князь, племенной и военный вождь, власть которого могла быть наследственной.</text:p>
      <text:p text:style-name="Standard"><text:span text:style-name="терм">Лаувейя </text:span>(Laufey, «лиственный остров», т.е. дерево) — великанша, мать Локи.</text:p>
      <text:p text:style-name="Standard"><text:span text:style-name="терм">Лёвн, </text:span>Лофн, <text:span text:style-name="терм">Ловн</text:span> (Lofn) – богиня снисхождения и милосердия. С ее согласия можно вступать в тайную любовную связь и совершать другие запретные действия. Она близка как с Одином, так и с Фригг.</text:p>
      <text:p text:style-name="Standard"><text:span text:style-name="терм">Лёфи</text:span><text:span text:style-name="T15"> - покровительница браков и молодых людей. Она освящает между ними браки.</text:span></text:p>
      <text:p text:style-name="Standard"><text:span text:style-name="терм">Лерад</text:span> (Leradr) – дерево, растущее подле чертога Валгалла.</text:p>
      <text:p text:style-name="Standard">Лит – дварф, ?.</text:p>
      <text:p text:style-name="Standard"><text:span text:style-name="терм">Лиф</text:span><text:span text:style-name="T15"> - Лиф и Лифтхресир - два единственных человеческих существа, которым было позволено присутствовать при "Обновлении Мира". Будучи "чистыми и невинными, и свободными от грешных желаний, они допускаются в мир, где теперь царит покой". "Эдда" изображает их скрывшимися в лесу Ходмимира, видящими сны детства, пока проходит последнее столкновение. Эти два существа и аллегория, в которой они принимают участие, суть намек на немногие народности Четвертой Коренной Расы, которые, пережив большое затопление своего континента и основной части своей Расы, перешли в Пятую и продолжили свою этническую эволюцию в нашей нынешней Человеческой Расе.</text:span></text:p>
      <text:p text:style-name="Standard"><text:soft-page-break/><text:span text:style-name="терм">Логи</text:span><text:span text:style-name="T15"> - Букв., "пламя". Этот великан с сыновьями и своей родней в конце концов раскрыли себя как виновников всех катаклизмов и пожаров в небесах или на земле, позволив смертным узнать себя посреди пламени. Эти великаны-дьяволы все были врагами человека, стараясь уничтожить его труд везде, где бы ни нашли его. Символ космических элементов.</text:span></text:p>
      <text:p text:style-name="Standard"><text:span text:style-name="терм">Лодур</text:span> (Lodurr) – брат Одина согласно Старшей Эдде, в Младшей – Ве. Лодур наделяет первого человека - сделанного из ясеня (Аск) - кровью и цветом.</text:p>
      <text:p text:style-name="Standard"><text:span text:style-name="терм">Локи</text:span> (Loki) - <text:span text:style-name="T15">Сын великана Фарбаути и Лаувей, бог огня,</text:span> и хотя принадлежит к роду ётунов, он - "кровный брат" Одина и потому допущен в сообщество асов. Локи высок ростом, смел и красив, но он очень насмешлив и коварен. Он покровительствует красоте и обману, хитрости и коварству. Он фокусник и проказник. Локи не знает равных в смехе и в юморе. <text:span text:style-name="T15">Владеет магическим искусством перевоплощения. </text:span>Является одним из двенадцати главных (после Одина) богов. Жену Локи зовут Сигюн (Sigyn), а сыновей его – Нари (Nari), или Нарви (Narfi), и Вали (Vali). От великанши Ангрбода (Сулящая горе) у него дети: ужасный волк Фенрир (Лунный пёс), мировой змей Ёрмунганд и правительница царства мёртвых Хель. Будучи кобылой (скандинавская мифология пестрит сказочными событиями и невообразимыми поворотами событий) породил коня Слейпнира. Асы не раз попадали из-за него в беду, но часто он же выручал их своей изворотливостью. Например, Локи выступает инициатором создания волшебных вещей, строительства стены вокруг Асгарда и виновником нарушения данной асами клятвы. <text:span text:style-name="T15">Вместе с Одином и Хениром Локи добывает сокровище карлика Андвари. Он вылавливает карлика изобретенной им рыболовной сетью, так как Андвари принял облик щуки, и отбирает у него несметные богатства. Среди них и</text:span><text:span text:style-name="T16"> золотое кольцо</text:span><text:span text:style-name="T15">, на которое карлик наложил проклятье. Это проклятие вместе с золотом переходит на дракона Фафнира и кузнеца Регина, а затем на Зигфрида (Сигурда) и других нибелунгов. </text:span>Когда козни Локи привели к гибели Бальдра, боги схватили Локи, связали кишками Нари, разорванного братом Вали в образе волка, и заточили в Хель, где на лицо ему капает змеиный яд. Верная Сигюн, стремясь облегчить муки супруга, собирает змеиный яд в чашу. Когда чаша наполняется и Сигюн нужно опорожнить ее, яд попадает на лицо Локи, и он бьется в судорогах, вызывая землетрясения. Во время битвы в Рагнарок Локи возглавит гигантов в борьбе против асов. Он убьёт Хеймдалля, но и сам погибнет от его копья. </text:p>
      <text:p text:style-name="Standard">Лони – дварф, ?.</text:p>
      <text:p text:style-name="Standard"><text:span text:style-name="терм">Лофт – </text:span>одно из имен Локи.</text:p>
      <text:p text:style-name="Standard"><text:span text:style-name="терм">Магни</text:span> (Magni, «сильный») - Сын Тора и Ярнсаксы, бог физической силы. Он выживет после Рагнарока и с помощью своего брата Моди отнесёт Мьёлльнир на луга, где выжившие соберутся, чтобы строить новый мир. </text:p>
      <text:p text:style-name="Standard"><text:span text:style-name="терм">Мани</text:span> (Mani, «месяц») – сын Мундильфари, брат Суль, один из трёх лунных богов. Прекрасный юноша Мани управлял луной, ее ростом и убыванием. Сам он, по преданию, похитил двух человеческих детей – Биль и Хьюки.</text:p>
      <text:p text:style-name="Standard"><text:span text:style-name="терм">Мара – </text:span>ведьма, душащая спящих. Видимо, персонаж общий в скандинавском и в славянском фольклоре.</text:p>
      <text:p text:style-name="Standard"><text:span text:style-name="терм">Марбендиллы</text:span> - Морские тролли, живущие в море и шхерах.</text:p>
      <text:p text:style-name="Standard"><text:span text:style-name="терм">Мидгард</text:span> (<text:span text:style-name="T15">др.-исл. </text:span>Midgard, <text:span text:style-name="T15">букв. «среднее огороженное пространство»</text:span>) - <text:span text:style-name="T15">«средняя», обитаемая человеком часть мира на земле</text:span>. Некоторые считают, что Мидгард создаёт самые красивые листья на Иггдрасиле, но мир людей очень хрупок и постоянно находится под угрозой. Сложный баланс между полюсами, которые являются основой Мидгарда, легко может быть разрушен. Если это случится, силы хаоса наводнят землю и смерть будет единственным будущим для людей. Мидгард был создан Одином и его братьями из тела убитого ими великана Имира. Кровь Имира стала морями и озерами, череп — небом, мозги — облаками, волосы — деревьями, скелет — горами, зубы и челюсти — скалами и камнями. Искры и тлеющие угли из Муспельхейма были установлены в середине Гиннунгагап, чтобы дать свет Мидгарду. Они стали звездами, указывающими путь. </text:p>
      <text:p text:style-name="Standard"><text:span text:style-name="терм">Мимир</text:span> (Mimir) - Гигант, охраняющий источник мудрости, находящийся у корней Иггдрасиля. Один пожертвовал свой глаз, чтобы выпить из этого источника. Когда Мимир перестанет охранять свой колодец, равновесие в мире нарушится — это и будет Рагнарок. </text:p>
      <text:p text:style-name="Standard"><text:span text:style-name="терм">Модгуд</text:span> (Modgudr) – великанша, служанка Хель, охраняющая мост через реку Гьёлль.</text:p>
      <text:p text:style-name="Standard"><text:span text:style-name="терм">Моди</text:span> (Modi, «смелый») - Сын Тора и Ярнсаксы, иногда упоминающийся как покровитель берсеркеров. Он выживет после Рагнарока и с помощью своего брата Магни отнесёт Мьёлльнир на луга, где выжившие соберутся, чтобы строить новый мир. </text:p>
      <text:p text:style-name="Standard"><text:span text:style-name="терм">Моккуркальфи</text:span> — исполин, вылепленный великанами из глины в помощь Грунгниру в битве с Тором, был убит помощником Тора Тиальфи. </text:p>
      <text:p text:style-name="Standard"><text:span text:style-name="терм">Морской конунг – </text:span>предводитель морской дружины, не имеющий никаких земельных владений и прав на власть за пределами своего корабля. Морские конунги могли наниматься на службу или просто разбойничать.</text:p>
      <text:p text:style-name="Standard"><text:span text:style-name="терм">Мотсогнир</text:span> – старший из племени цвергов.</text:p>
      <text:p text:style-name="Standard"><text:span text:style-name="терм">Мундильфари</text:span> (Mundilfari) – человек, отец Мани и Сол.</text:p>
      <text:p text:style-name="Standard"><text:soft-page-break/><text:span text:style-name="терм">Мунин</text:span> (Muninn, «память») - Один из двух воронов, служащих Одину и сидящих на его плечах.</text:p>
      <text:p text:style-name="Standard"><text:span text:style-name="терм">Муспелль, Муспельхейм</text:span> (<text:span text:style-name="T15">др.-исл. </text:span>Muspelheim, «огненная страна»)<text:span text:style-name="T15">, </text:span>один из девяти миров, мир огня, лежащий на юге и первый из всех девяти<text:span text:style-name="T15">, который существовал ещё до начала творения. </text:span>Это место ужасного света и жары. Только его жители, огненные гиганты, могут вытерпеть его пламя. В конце времён сыны Муспелля проскачут через Мюрквид ( «Тёмный Лес») к Биврёсту, и от их скачки разрушится радужный мост асов. Их вождь Сурт, охраняет границу Муспельхейма и вооружён огненным мечом. В Рагнарок он и его войско уничтожат всех богов и их мир при помощи огня. По легендам, искры из Муспельхейма породили жизнь в талой воде. Также из искр асы создали звезды. [«Эдда», «Вики»]</text:p>
      <text:p text:style-name="Standard">Мьёдвитнир – дварф, ?.</text:p>
      <text:p text:style-name="Standard"><text:span text:style-name="терм">Мьёлльнир</text:span> (Mjollnir, «молния») – Молот бога Тора, выкованный гномом по имени Брокк, — как бы сильно он его ни бросал, тот все равно к нему возвращался. Иногда молот накалялся добела, и тогда бог Грома надевал железные рукавицы. По желанию Тора молот делается таким маленьким, что его можно носить за пазухой. Недостатком его названа слишком короткая рукоять, но несмотря на это Мйольнир принес смерть множеству великанов.</text:p>
      <text:p text:style-name="Standard"><text:span text:style-name="терм">Нагльфар</text:span> (<text:span text:style-name="T15">др.-исл. </text:span>Naglfar) - корабль мертвецов, сделанный из ногтей мертвецов. В Рагнарок кормчим Нагльфара будет Локи. По другой версии Н. – это капитан такого корабля и брат Локи.</text:p>
      <text:p text:style-name="Standard"><text:span text:style-name="терм">Нагльфар</text:span><text:span text:style-name="T15"> (Nagalfar), в скандинавской мифологии корабль, сделанный из ногтей мертвецов; на нем мертвецы же приплывают из царства мертвых Хель, чтобы принять участие в эсхатологической битве перед концом света (</text:span><text:span text:style-name="T16">Рагнарок</text:span><text:span text:style-name="T15">) с богами и эйнхериями - дружиной Одина из павших в боях воинов). Нагльфаром управляет отец хтонических чудовищ - Локи (согласно "Прорицанию вёльвы", "Старшая Эдда) или великан </text:span><text:span text:style-name="T16">Хрюм</text:span><text:span text:style-name="T15"> (согласно "Младшей Эдде").</text:span></text:p>
      <text:p text:style-name="Standard"><text:span text:style-name="терм">Наин</text:span><text:span text:style-name="T15"> - "Гном Смерти".</text:span></text:p>
      <text:p text:style-name="Standard">Нали – дварф, ?.</text:p>
      <text:p text:style-name="Standard"><text:span text:style-name="терм">Нанна</text:span> (Nanna) - Богиня плодородия, жена Бальдра, ушедшая вместе с ним в Хель. </text:p>
      <text:p text:style-name="Standard">Нар – дварф, ?.</text:p>
      <text:p text:style-name="Standard"><text:span text:style-name="терм">Нарви</text:span> (Narfi) - великан, живший в Ётунхейме, отец Ночи.</text:p>
      <text:p text:style-name="Standard">Ниди – дварф, ?.</text:p>
      <text:p text:style-name="Standard"><text:span text:style-name="внесено_20_в_20_БД">Нидхегг</text:span> (Nidhogg) - Дракон, лежащий в колодце Хвергельмер и грызущий один из корней Иггдрасиля. Нидхегг грыз не только древесные корни. Была у него и другая пища — грешники. Праведники после смерти, если верить древнему мифу, попадают в Гимл, на небеса, или в горы Ущербной Луны, в чертог Синдри, сделанный из красного золота. Клятвопреступников ждет чертог на Берегах Мертвых: он огромен и ужасен, весь свит из змей, как плетень, и текут по чертогу ядовитые реки. Но хуже всех приходится грешникам, попадающим по смерти в воды Кипящего Котла: Нидхегг там гложет трупы умерших.</text:p>
      <text:p text:style-name="Standard">Нии – дварф, ?.</text:p>
      <text:p text:style-name="Standard"><text:span text:style-name="терм">Никсы</text:span> – Водные духи, фейри. Стерегут водные пути, высасывают из людей души.</text:p>
      <text:p text:style-name="Standard"><text:span text:style-name="терм">Ниссе</text:span> - Домовые.</text:p>
      <text:p text:style-name="Standard"><text:span text:style-name="терм">Нифльхейм</text:span> (<text:span text:style-name="T15">др.-исл. </text:span>Niflheim, «темный мир») - Мир льда и мрака к северу от Гиннунгагап — очень загадочное место. Среди тумана и льда похоронено семя жизни. Когда жара Муспельхейма превратит лед Нифльхейма в поток воды начнётся создание. Несмотря на то, что замороженная вода Нифльхейма скрывала искру жизни, это прежде всего место смерти, и мир боится смертельной силы ледяных гигантов, которая родилась здесь в начале времени. Самая северная часть Нифльхейма, скованная страшной стужей, представляет собой ледяные поля и горы, возникшие из вод Эливагара – реки, что протекала там с незапамятных времен и берущей свое начало из родника Хвергельмер. Описания довольно скудны. Вход – мрачная пещера среди скал и пропастей. По некоторым преданиям, стережет эту пещеру чудовищный пес по имени Гарм, до наступления Рагнарока сидящий на цепи. Далее течет река Гьёлль. Мост через Гьёлль охраняет дева Модгуд. За мостом – врата; хозяйка тамошних палат – отродье Локи – Хель. В некоторых источниках упоминаются также Берега Мертвых (Nastrond) с чертогом, сплетенным из живых змей: там отбывают наказание клятвопреступники, убийцы и прелюбодеи, которым приходится преодолеть вброд реку Слид (Slidr, «свирепая»), где вместо воды – кинжалы и острые мечи.</text:p>
      <text:p text:style-name="Standard"><text:span text:style-name="терм">Нифльхейм</text:span> (то есть туманная земля) — один из девяти миров, земля льдов и туманов, местообитание ледяных (инеистых) великанов, существовал до всего живого. В сказаниях говорится, что Нифльхейм находился к северу от бездны Гиннунгагап. А к югу от бездны располагался Муспельхейм. По преданиям в начале в Нифльхейме забил родник Гергельмир. Мороз превращал воду в лед, но источник бил не переставая и ледяные глыбы подвигались к Муспельхейму. Когда лед подошел близко к царству огня, то он стал таять. Искры, вылетающие из Муспельхейма, смешались с растаявшим льдом и вдохнули в него жизнь. Так появился Имир, первое живое существо. Позже Нифльхейм стал страной ледяных великанов. Кроме того в Нифльхейме асы сотворили Хельхейм (страну <text:soft-page-break/>мёртвых), отделив его рекой Гйоль, куда отправили Хель, дочь Локи. В Нифльхейме из источника Гергельмир берут своё начало двенадцать потоков Эливагар. Считается, что вода в этих потоках самая холодная в мире. Тор и некоторые другие асы иногда посещали Нифльхейм. В Нифльхейме также находится один из корней мирового дерева Иггдрасиль.</text:p>
      <text:p text:style-name="Standard"><text:span text:style-name="терм">Нифльхель – </text:span>девятый мир, принимающий мертвых “дурных людей”.</text:p>
      <text:p text:style-name="Standard"><text:span text:style-name="терм">Ноатун</text:span> (Noatun, «корабельный двор») – чертоги Ньёрда.</text:p>
      <text:p text:style-name="Standard"><text:span text:style-name="терм">Нордри</text:span> («Север») – карлик северного ветра.</text:p>
      <text:p text:style-name="Standard">Нори – дварф, ?.</text:p>
      <text:p text:style-name="Standard"><text:span text:style-name="терм">Норны </text:span>(Norns) – три богини – прорицательницы, обитают под корнями Иггдрасиля <text:span text:style-name="T15">и "ежедневно поливают его водой из Источника Урд, чтобы он не высох, а оставался зеленым и свежим, и сильным"</text:span>. Их имена: <text:span text:style-name="терм">Урд</text:span> (прошлое, судьба), <text:span text:style-name="терм">Верданди</text:span> (настоящее, становление), <text:span text:style-name="терм">Скульд</text:span> (будущее, долг). Они прядут нить, нить судеб всех людей. Как они это сделают – так и сложится жизнь человека с самого рождения. </text:p>
      <text:p text:style-name="Standard"><text:span text:style-name="терм">Ночь</text:span> (Nott) – великанша, дочь Нарви, от рождения черная и сумрачная. Последним ее мужем был Деллинг. Мать Дня и Ёрд-Земли. Древнейшая богиня.</text:p>
      <text:p text:style-name="Standard"><text:span text:style-name="терм">Ньёрд</text:span> (Njord) – Ван, муж Скади<text:span text:style-name="T15">, отец Фрейра и Фрейи</text:span>. Покровительствует мореплаванию, рыболовству, кораблестроению и ему подвластны ветры и море. Ньёрд богаче всех асов и, как все ваны, очень добр. Является одним из двенадцати главных (после Одина) богов. <text:span text:style-name="T15">После войны ванов с асами Ньёрд остался у асов на небе, женившись на дочери великана Тьяццы Скади.</text:span></text:p>
      <text:p text:style-name="P6">Огир или Хлер - Владыка великанов в "Эдде" и союзник богов. Наивысший из богов Воды.</text:p>
      <text:p text:style-name="Standard">Нюрад – дварф, ?.</text:p>
      <text:p text:style-name="Standard"><text:span text:style-name="терм">Од</text:span> – супруг Фрейи.</text:p>
      <text:p text:style-name="Standard"><text:span text:style-name="терм">Один</text:span> (Odin) - Правитель Асгарда, верховное божество скандинавского пантеона, бог воинов, неба, а также и мертвых. Кроме главного имени, имеет ещё несколько. Вот некоторые из них: Всеотец, Херран (Херьян), Никар (Хникар), Никуц (Хникунд), Фёльнир, Оски, Оми, Бивлиди (Бивлинди), Свидар, Свирдир, Видрир, Яльг (Яльк). Был наделен сверхъестественными качествами, что не мешало ему продолжать собирать мудрость и знания повсюду. <text:span text:style-name="T15">Сын Бора и Бесты, дочери великана Бельторна, муж Фригг, отец других богов (в том числе Бальдра и Тора). </text:span>У Одина была специальная зала — Валгалла, куда он приглашал избранных воинов - эйнхериев, уже погибших на земле. После многодневных тренировок и боев воины, восстановив силы, отправлялись на празднество в великую залу, находясь под заботливым присмотром девушек-воинов — Валькирий. Пилось на этом пире огромное количество медовухи. Один, создавший людей, иногда путешествует среди них, одетый либо в серую, либо в синюю робу. Бродит он по деревушкам и городам, надвинув капюшон на лицо, чтобы скрыть свое искалеченное лицо, давая советы и отвечая на вечные вопросы. Один — бог волшебства и мудрости, который ради знания неоднократно приносил в жертву собственное тело: первый раз — пожертвовав свой левый глаз – тогда он испил знаний у источника Мимира, во второй — распнув себя на стволе Иггдрасиля. Провисев 9 дней, он прошёл через смерть и познал бесконечную мудрость. После этого он получил ещё одно имя: бог повешенных. Таким образом, он достиг просветления, добыл и даровал асам, ванам, гномам, альвам, гигантам и людям смысл рун. Им же рождены многие искусства, включая поэзию. </text:p>
      <text:p text:style-name="Standard">Практически ни одно событие не происходит без этого бога. Он либо источник появления каждого эпизода, события, либо непосредственный участник. Глобально роль неоднозначна. Он коварен, умён. Великий волшебник. Способен превращаться в любое существо. На голове тёмная шляпа. На плечах сидят два ворона: Хугин и Мунин (Думающий и Помнящий), а у ног лежат два волка: Гери и Фреки (Жадный и Прожорливый). Хугин и Мунин каждый день облетают землю, а Гери и Фреки каждую ночь обегают её и рассказывают своему хозяину обо всем, что они видели и слышали. А сам он осматривает Девять Миров с башни Хлидскъялф в Асгарде. На голове у Одина крылатый золотой шлем, а в правой руке он держит копье Гунгнир, выкованное карликами, которое никогда не пролетает мимо цели и поражает насмерть всякого, в кого попадет. Конь Всеобщего Отца, восьминогий серый жеребец Слейпнир, самый быстрый скакун во всех мирах Вселенского Древа, может скакать не только по земле, но и по воздуху. Владыка мира часто объезжает на нем землю или, невидимый для людей, принимает участие в их сражениях, помогая достойнейшим одержать победу. Животные, связанные с Одином, - орел, вороны, волки, конь и змея. </text:p>
      <text:p text:style-name="Standard">В день последней битвы – Рагнарока, в которой погибнет мир, эйнхерии выйдут из пятисот сорока врат Валгаллы, ведомые Всеобщим Отцом чтобы погибнуть самим, но освободить место для нового мира. Один воткнёт копьё Гунгнир в грудь волка Фенрира, но тот повалит Одина на землю. </text:p>
      <text:p text:style-name="Standard"><text:span text:style-name="терм">Одур</text:span><text:span text:style-name="T15"> - Человеческий супруг богини Фрейи, отпрыск божественного рода в северной мифологии.</text:span></text:p>
      <text:p text:style-name="Standard"><text:span text:style-name="терм">Оестара</text:span> - Богиня весны и зарождения нового.</text:p>
      <text:p text:style-name="Standard"><text:soft-page-break/><text:span text:style-name="терм">Окутхор</text:span><text:span text:style-name="T15"> - То же, что Тор, "бог грома".</text:span></text:p>
      <text:p text:style-name="Standard">Ори – дварф, ?.</text:p>
      <text:p text:style-name="Standard"><text:span text:style-name="терм">Орлог</text:span><text:span text:style-name="T15"> - Судьба, рок, посредниками которого были три Норны, древнескандинавские Парки. Безличная сила, "слепо" наделяющая смертных дарами.</text:span></text:p>
      <text:p text:style-name="Standard"><text:span text:style-name="терм">Остара</text:span><text:span text:style-name="T15"> - Богиня весны. Она была символом воскресения всей природы, и ей поклонялись ранней весной. У языческих древних скандинавов был обычай в это время обмениваться крашенными яйцами, которые называли яйцами Остары. Теперь они стали Пасхальными Яйцами (Easter-Eggs). </text:span></text:p>
      <text:p text:style-name="Standard"><text:span text:style-name="терм">Отр</text:span> — дварф, сын Хрейдмара.</text:p>
      <text:p text:style-name="Standard"><text:span text:style-name="терм">Рагнарок</text:span> [др.-исл. ragnarök, «судьба (гибель) богов»], в скандинавской мифологии гибель богов и всего мира, следующая за последней битвой богов и хтонических чудовищ. Предвестием Р. являются смерть юного бога Бальдра, а затем нарушение родовых норм, кровавые распри родичей, моральный хаос. Р. предшествует трёхгодичная «великанская зима» (фимбульветер). Волк Фенрир глотает солнце, другой волк похищает месяц. В «Прорицании вёльвы» говорится, что солнце «чернеет», звёзды падают с неба. Происходят землетрясения, дрожит и гудит мировой ясень Иггдрасиль, вода заливает землю (или земля погружается в море). Все эти природные явления (а также нестерпимый жар) следуют за последней битвой богов с хтоническими силами (в «Младшей Эдде» предшествуют этой битве), собственно, и приводящей к гибели богов. На свободу вырываются чудовища, прежде всего волк Фенрир из своих вечных оков и мировой змей <text:span text:style-name="T21">Ермунганд</text:span> выползет из мирового океана на сушу, отравляя её своим ядовитым дыханием, а также их отец <text:span text:style-name="T21">Локи</text:span> сбросит оковы. Страж ворот Хель Гарм вырвется из пут. Из хель (царства мёртвых) приплывает корабль мертвецов Нагльфар (сделанный из ногтей мертвецов). Согласно «Прорицанию вёльвы», рулём правит Локи; в «Младшей Эдде» корабль ведёт великан Хрюм (в «Прорицании вёльвы» он не связан с Нагльфаром). Появляются также «инеистые великаны» (хримтурсы), войско сынов <text:span text:style-name="T21">Муспелля</text:span> скачет по мосту Бифрост, который при этом рушится. Великан Сурт приближается с юга с огненным мечом, который «ярче солнца». Страж богов Хеймдалль, трубя в рог Гьяллархорн («громкий рог»), будит богов-асов во главе с Одином и его дружину из павших воинов (эйнхериев). Вслед за тем Один скачет к Мимиру, хозяину источника мудрости, испрашивая у него совета перед боем. На поле битвы выезжают боги и эйнхерии, возглавляемые Одином. Место битвы названо Вигрид. Один сражается с Фенриром, Тор с Ермунгандом, бог Тюр с демонским псом Гармом, Хеймдалль с Локи, бог <text:span text:style-name="T21">Фрейр</text:span> с Суртом. Фенрир проглатывает Одина, но сын Одина Видар тут же разрывает волку пасть (или пронзает его мечом). Тор поразит Ёрмунганда своим молотом, но сам падёт от страшного яда из пасти змея. Тюр и Гарм поразят друг друга. Локи и Хеймдалль также уничтожат друг друга в бою. Сурт убивает Фрейра (так как, объясняет «Младшая Эдда», тот отдал свой меч слуге Скирниру); другие участники поединков убивают друг друга. Сурт падёт от ран, успев залить огнём все девять миров. При этом погибают и все люди. Но за гибелью мира последует его возрождение: выживают и селятся на месте, где ранее был Асгард (жилище богов), представители «младшего поколения» богов - Видар и Вали (сыновья Одина), Магни и Моди (сыновья Тора; они наследуют его молот Мьёлльнир); возвращаются из царства мёртвых хель и примиряются между собой Бальдр и его убийца - слепой бог Хёд. Выживут, укрывшись в роще Ходдмимир, и два человека - Лив и Ливтрасир, они вновь дадут начало человеческому роду.</text:p>
      <text:p text:style-name="Standard">***</text:p>
      <text:p text:style-name="Standard">Рагнарок – предсказанный конец мира. Когда Мимир перестанет охранять свой колодец, корень Иггдрасиля начнет гнить. Дракон Нидхегг наконец добьется успеха в съедании корня, который заканчивается в колодце Хвергельмер. Норны будут обеспокоены загрязнением колодца Урд и желтеющей листвой мирового дерева. Пожертвованный глаз Одина лежит в колодце Мимира и видит, что должно прийти. Он знает, что ничто не может остановить Фибулвинтер — три года бесконечной зимы, которая предшествует Рагнарок.</text:p>
      <text:p text:style-name="Standard">Дни будут холодать, пока колодец Урд не заледенеет. Шторм и дождь со снегом будут колотить мировое дерево. Одна из веток Иггдрасиля обломится и упадёт, ударив Ёрмунганда — мирового змея, — который немедленно выпустит свой хвост. Корабль Хель Нагльфар станет видимым в тумане. Волки Сколл и Манегарм подойдут ближе к Солнцу и Луне, за которыми они гнались целую вечность. Волк Фенрир и волк из Хель Гарм освободятся от цепей. Гиганты освободят Локи от его пут на горе. Нидхегг оставит корни Иггдрасиля и отправится к Асгарду. За ним пойдут все гиганты. Хеймдалль увидит все это и поднимет свой рог Гьяллахорн, чтобы предупредить остальных богов.</text:p>
      <text:p text:style-name="Standard">Локи приведет чудовищ и гигантов, чтобы атаковать богов в великой битве Рагнарок на равнине Вигрид. Лидер Огненных гигантов Сурт атакует Фрейра, который будет вооружён только рогом оленя. Фрейр воткнёт рог оленя в глаз Сурта, но Сурт убьет его своим огненным мечом. Сын Тора Магни пошлет смертельную стрелу в голову Нидхегга. Бок о бок Один и Тор будут бороться с Фенриром и Ёрмунгандом. Один воткнёт своё копьё Гунгнир в грудь Фенрира, но волк повалит Одина на землю. Тор убьет Ёрмунганда своим молотом Мьёлльниром, но потом сделает девять шагов назад и упадёт, отравленный ядом змея. Тюр убьет собаку-волка Гарма. Видар отомстит за Одина. Враги Локи и Хеймдалль одновременно пронзят друг друга копьями, и оба умрут. Моди будет окружён гигантами, но Магни и Видар спасут его.</text:p>
      <text:p text:style-name="Standard"><text:soft-page-break/>Ветры будут усиливаться, и дуть на Иггдрасиль из каждого направления, пока великое мировое дерево не упадет. Кузница тёмных эльфов опрокинется, и мировое дерево сгорит. Радужный мост Бифрост обрушится, и один за другим все миры упадут. Выжившие асы спасутся на корабле Фрейра Скидбладнире, который будет почти захвачен кораблём Хель Нагльфаром. Затем Мидгард будет уничтожен огнём и снова погрузится в море.</text:p>
      <text:p text:style-name="Standard">За этим конечным уничтожением последует возрождение, Земля снова поднимется из моря. Семь сыновей мертвых асов возвратятся в Асгард и будут управлять вселенной.</text:p>
      <text:p text:style-name="Standard">Радсвинн – дварф, ?.</text:p>
      <text:p text:style-name="Standard"><text:span text:style-name="терм">Ран – </text:span>морская великанша, что раскидывает сеть и ловит в нее всех утонувших.</text:p>
      <text:p text:style-name="Standard"><text:span text:style-name="терм">Рататоск</text:span> (Ratatoskr, «грызозуб») – белка, снующая вверх-вниз по стволу Иггдрасиля, перенося бранные слова от орла, живущего на верхушке, к дракону Нидхёггу.</text:p>
      <text:p text:style-name="Standard"><text:span text:style-name="терм">Регин</text:span> — дварф, сын Хрейдмара.</text:p>
      <text:p text:style-name="Standard"><text:span text:style-name="терм">Ринд</text:span> – богиня, мать Вали.</text:p>
      <text:p text:style-name="Standard"><text:span text:style-name="терм">Руны</text:span><text:span text:style-name="T15"> - Рунический язык и письмо являются сокровенным или жреческим языком и алфавитом древних скандинавов. Руны – производное от слова руна (тайна). Поэтому ни этот язык, ни письмо не могут быть поняты или истолкованы, если не обладать ключом к этому. Поэтому, в то время как записанные руны, состоящие из шестнадцати букв, известны, - древние, составленные из знаков и символов - не поддаются расшифровке. Их называют магическими буквами. По преданию, их изобрел Один.</text:span></text:p>
      <text:p text:style-name="Standard"><text:span text:style-name="терм">Рэн</text:span> (Ran) - Жена Аегира. Богиня погоды и штормов, требующая регулярных жертвоприношений в виде душ. </text:p>
      <text:p text:style-name="Standard"><text:span text:style-name="терм">Сага</text:span> (Saga, «провидица») - Богиня историй и генеалогии, прорицания<text:span text:style-name="T15">, которой черные вороны Одина открывают историю Прошлого и Будущего</text:span>. Похоже, что она является активным аспектом Фригг и обладает значительными знаниями о будущем.</text:p>
      <text:p text:style-name="Standard"><text:span text:style-name="терм">Сахримнир</text:span> - чудовищный вепрь, который опустошал окрестности Мидгарда. Тогда его ловили и асы, и ваны, и даже цверги.</text:p>
      <text:p text:style-name="Standard"><text:span text:style-name="терм">Свартальвы – </text:span>см. “темные альвы”.</text:p>
      <text:p text:style-name="Standard"><text:span text:style-name="терм">Свартальфахейм </text:span>(Svartalfheim, «страна черных альвов») – мир темных эльфов - гномов. Свартальфахейм был создан асами в одно время с Льесальфахеймом для гномов, которых они сотворили из червей, появившихся в мясе Имира. Свартальхейм располагается между Мидгардом и Хельхеймом. Тёмные эльфы (гномы) живут под землёй, в пнях и камнях. Среди всех существ во вселенной они лучшие кузнецы. Глубоко внизу под землёй они создают сокровища богов. Они используют металлы из вен земли и создают самые драгоценные вещи. Было сказано, что этот народ может научить Вас секретам алхимии и знанию получения золота из земли. [«Эдда», «Вики»]</text:p>
      <text:p text:style-name="Standard">Свиор – дварф, ?.</text:p>
      <text:p text:style-name="Standard"><text:span text:style-name="терм">Сидри</text:span> — дварф, выковал молот Мьёллнир, вепря Гулинн-бурсти и кольцо Драупнир.</text:p>
      <text:p text:style-name="Standard"><text:span text:style-name="терм">Сиф/Сив</text:span> (Sif) - Богиня плодородия; жена Тора. Красотой Сиф уступает лишь Фрейе, а таких волос, как у нее, нет ни у кого в мире. Эти волосы сделаны из золота гномами после того, как Локи обрезал настоящие. Сын Улль и от Тора - дочь Труд.</text:p>
      <text:p text:style-name="Standard"><text:span text:style-name="терм">Сигрдрива – </text:span>валькирия, упоминаемая в сказаниях о Сигурде Убийце Дракона. Сигурд разбудил ее, когда она спала священным сном, и она дала ему много ценных советов относительно рунического искусства. В ее словах раскрывается деление рун на восемь групп, каждая из которых обладает свойством помогать в том или ином виде магии: руны победы, руны пива, руны волшбы, повивальные руны, руны прибоя, целебные руны, руны речи, руны мысли.</text:p>
      <text:p text:style-name="Standard"><text:span text:style-name="терм">Сигурд</text:span><text:span text:style-name="T15"> - Герой, который убил дракона Фафнира, изжарил его сердце и съел, после чего стал мудрейшим из людей.</text:span></text:p>
      <text:p text:style-name="Standard"><text:span text:style-name="терм">Сигурд – </text:span>величайший герой древнегерманского эпоса. “Сигурд был наиславнейшим из всех конунгов-воителей по своему роду, силе и мужеству”. <text:line-break/>Сын Сигмунда из рода Вёльсунгов и Гьёрдис, дочери конунга Эйлими. Воспитывался вдали от родины у конунга Хьяльпрека, который впоследствии дал ему дружину, чтобы отомстить за убийство отца. Также воспитателем Сигурда был кузнец-колдун Регин, злобный и коварный. Сигурд убил дракона Фафнира и завладел его несметными богатствами. Проскакав сквозь огонь, он разбудил валькирию Брюнхильд и обручился с ней, но колдунья Гримхильд чарами заставила его забыть об этом и сосватать Брюнхильд для Гуннара. Сигурд женился на Гудрун, но был убит побратимами из-за подстрекательств оскорбленной его изменой Брюнхильд. Сюжеты о Сигурде имеют множество вариантов и противоречий. Считается, что прообразами героев послужили фракские или бургундские короли 4 и 5-го веков, но весьма вероятно, что страшная жестокость сюжетов, переполненных убийствами, отражает представления о ритуальных жертвоприношениях.</text:p>
      <text:p text:style-name="Standard"><text:soft-page-break/><text:span text:style-name="терм">Сигюн</text:span> (Sigyn) - Жена Локи, известная тем, что после того, как его наказали за убийство Бальдра, держит над его головой чашу, исключая то время, когда она опустошает её.</text:p>
      <text:p text:style-name="Standard"><text:span text:style-name="терм">Син</text:span> – богиня отрицания. Мощный защитник обвиняемых в суде.</text:p>
      <text:p text:style-name="Standard"><text:span text:style-name="терм">Син</text:span><text:span text:style-name="T15"> – охраняет людские дома от беды и воров.</text:span></text:p>
      <text:p text:style-name="Standard"><text:span text:style-name="терм">Синдри</text:span> (Sindri) – гном, сотворивший кольцо Драупнир.</text:p>
      <text:p text:style-name="Standard"><text:span text:style-name="терм">Сйофи</text:span><text:span text:style-name="T15"> – следит за тем чтобы люди жили мирно и дружно. Покровительница и богиня браков.</text:span></text:p>
      <text:p text:style-name="Standard"><text:span text:style-name="терм">Скади</text:span> (Skadi) - Очень сильная богиня. Богиня охоты, снега и льда, покровительствует независимым женщинами. Дочь Тиаци, жена Ньёрда, хотя они не живут вместе (он не может жить в горах, она не может жить у моря). Именно она придумала наказание для Локи. Сопровождает Одина и некоторых других Богов. Лучше всех ездит на лыжах.</text:p>
      <text:p text:style-name="Standard"><text:span text:style-name="терм">Скальды</text:span><text:span text:style-name="T15"> - Норвежские и исландские поэты 9 - 13 вв. Писали хвалебные песни (о норвежских и других военных вождях), хулительные стихи. Их сочинения, сохранившиеся в виде фрагментов в памятниках 13 в. ("Эдда Младшая" Снорри Стурлусона и саги), - надежный исторический источник. Самый знаменитый скальд - исландец Эгиль Скаллагримссон (10 в.).</text:span></text:p>
      <text:p text:style-name="Standard">Скафинн – дварф, ?.</text:p>
      <text:p text:style-name="Standard"><text:span text:style-name="терм">Скидбладнир</text:span> (Skidbladnir) - Корабль Фрейра, созданный гномами, на котором Асы спасутся в Рагнарок.</text:p>
      <text:p text:style-name="Standard">Скирвир – дварф, ?.</text:p>
      <text:p text:style-name="Standard"><text:span text:style-name="терм">Сколь (</text:span>Skoll, «обман»<text:span text:style-name="терм">) – </text:span>огромный волк, гонящийся за Солнцем.</text:p>
      <text:p text:style-name="Standard"><text:span text:style-name="терм">Скримир</text:span><text:span text:style-name="T15"> - Один из знаменитых великанов в "Эддах".</text:span></text:p>
      <text:p text:style-name="Standard"><text:span text:style-name="терм">Скульд</text:span> (Skuld, <text:span text:style-name="T21">«долг»</text:span>) – норна.</text:p>
      <text:p text:style-name="Standard"><text:span text:style-name="терм">Слейпнир</text:span> (Sleipnir, «скользящий») - бешеный в скачке восьминогий серый конь Одина, рождённый Локи. </text:p>
      <text:p text:style-name="Standard"><text:span text:style-name="терм">Слид</text:span> (Slidr, «свирепая») – река в Нифльхейме, у Берегов Мертвых.</text:p>
      <text:p text:style-name="Standard"><text:span text:style-name="терм">Снотра</text:span> (Snotra) - Богиня мудрости, сдержанности, рассудительности и вежливости. </text:p>
      <text:p text:style-name="Standard"><text:span text:style-name="терм">Соль</text:span> (Sol) – Дочь Мундильфари, божество Солнца, сестра Мани (Месяца).</text:p>
      <text:p text:style-name="Standard"><text:span text:style-name="терм">Судри</text:span> («Юг») – дварф, карлик южного ветра.</text:p>
      <text:p text:style-name="Standard"><text:span text:style-name="терм">Cунна</text:span> – Богиня Солнца. </text:p>
      <text:p text:style-name="Standard"><text:span text:style-name="терм">Сурт</text:span> (Surt, «черный») - Предводитель огненных гигантов Муспельхейма. Во время Рагнарока он убьёт Фрейра своим огненным мечом, правда погибнет при этом сам.</text:p>
      <text:p text:style-name="Standard">Сьёфн/<text:span text:style-name="терм">Съевн</text:span> (Siofn) - богиня любви, дружбы и мира. К ней взывают, когда хотят обратить на себя внимание любимого или любимой.</text:p>
      <text:p text:style-name="Standard"><text:span text:style-name="терм">Сэримнир</text:span> – Огромный кабан, чья плоть каждую ночь употребляется в пищу героями Валгаллы, и который каждое утро воскресает точно таким же, как и был, чтобы вновь быть сваренным. Готовит его Андримнир.</text:p>
      <text:p text:style-name="Standard"><text:span text:style-name="терм">Сюн</text:span> (Syn) - Богиня Сюн охраняет дома людей от воров. </text:p>
      <text:p text:style-name="Standard"><text:span text:style-name="терм">Тангиост</text:span> (Tanngnjostr, «скрежещущий зубами») – один из двух козлов, везущих колесницу Тора.</text:p>
      <text:p text:style-name="Standard"><text:span text:style-name="терм">Тангризнир</text:span> (Tanngrisnir, «скрипящий зубами») – один из двух козлов, везущих колесницу Тора.</text:p>
      <text:p text:style-name="Standard">Текк – дварф, ?.</text:p>
      <text:p text:style-name="Standard"><text:span text:style-name="терм">Темные альвы – </text:span>иначе карлы или свартальвы. Они “завелись в почве и глубоко в земле, подобно червям в мертвом теле. Карлики зародились сначала в теле Имира, были они и вправду червями. Но по воле богов они обрели человеческий разум и приняли облик людей. Живут они, однако же, в земле и в камнях.” В “Старшей Эдде” перечислены имена великого множества карлов. Они славятся как искуснейшие мастера, и большинство 1 сокровища богов: украшения, оружие, обладающее волшебными свойсвами, даже верховые животные и золотые волосы богини Сив – изготовлено руками карлов.</text:p>
      <text:p text:style-name="Standard"><text:span text:style-name="терм">Тиаци</text:span> (Тьяцци) — повелитель зимних бурь, с помощью Локи похитил Идунн и ее золотые яблоки, был убит Одином, сделавшим из глаз поверженного противника звёзды. </text:p>
      <text:p text:style-name="Standard"><text:span text:style-name="терм">Тинг – </text:span>собрание свободных людей, которое созывалось для решения общественно важных дел. На нем проводились судебные разбирательства. В особенно важных случаях мог собираться “домашний тинг” в усадьбе или даже на корабле.</text:p>
      <text:p text:style-name="Standard"><text:soft-page-break/><text:span text:style-name="терм">Токк </text:span>(Tokk) — великанша в которую превратился Локи, чтобы не допустить возвращения Бальдра из царства мёртвых. </text:p>
      <text:p text:style-name="Standard">Тор (дp.-сканд. Thor - "громовержец"). Тор, бог непоколебимой верности, молний и грома - надежный защитник богов и человечества. Тор - сын Одина и богини земли Ёрд (Эрды, Ерды, Эрд) богини Земли. После Одина наиболее любимый и почитаемый бог и самый сильный из них. Тор больше известен своими не прекращающимися битвами против Ётунов – Гримтурсов - Великанов. Он защитник Асгарда и Мидгарда. Участвует во всех грандиозных сражениях. Повергает самых грозных существ. Тор единственный бог, который внушает страх и уважение Локи - богу Огня. Хотя Тор иногда изображается тугодумом в сравнении с Одином и Локи, он опытный бог, чьи решения проблем быстры и эффективны, а чувства просты и незатейливы, чего часто недостает другим богам. Оружие Тора - молот Мьёлльнир, волшебное оружие, выкованное братьями-гномами Синдри и Броком, которое всегда возвращается к владельцу после броска. Иногда он разогревается добела. Поэтому Тор носит перчатки. Тор высок, мускулист, рыжеволос. Во лбу торчат осколки большого камня-точила - напоминание о битве с великаном Хрунгниром. Обычно Тор путешествует на повозке запряженной двумя козлами Тангризниром и Тангиостом. Жена Тора - Сиф, богиня с золотыми волосами. Его дочь зовут Труд, а также у него два сына рожденные великаншей, их зовут Магни и Моди.</text:p>
      <text:p text:style-name="Standard">Бог грома велик и тяжел, и его не может выдержать ни одна лошадь, а поэтому он или ходит пешком, или ездит по небу в своей окованной железом колеснице, запряженной двумя козлами: Тангиостом и Тангризниром. Они быстрее ветра, быстрее даже восьминогого жеребца Одина мчат своего хозяина через моря, леса и горы. У Тора есть волшебный пояс Мегингярдар, который в два раза увеличивает его силу, на руках у него толстые железные рукавицы, а вместо копья, меча или лука он носит тяжелый железный молот Мьеллнир, разбивающий вдребезги самые толстые и крепкие скалы. Тор редко бывает в Асгарде: он дни и ночи сражается на востоке с великанами. Но когда асам угрожает опасность, им стоит только произнести вслух его имя — и бог грома сейчас же является на помощь. В Рагнарок Тор убьет Йормунганда своим молотом Мьёлльниром, но потом сделает девять шагов назад и упадёт, отравленный ядом змея. </text:p>
      <text:p text:style-name="Standard">Его жена Сиф имела от прежнего брака сына Улль, быстрого стрелка из лука, а от Тора родила дочь Труду ("Сила"); от Иарнаксассы Т. имела двух сыновей, Магни ("Крепость") и Моди ("Мужество"). Местопребыванием Т. служил Трудгейм или Трудванг ("страна или поле силы"), где находились палаты Бильскирнир. Ср<text:span text:style-name="T1">. Uhland, "Der Mythus vom Thor" (</text:span>Штутг<text:span text:style-name="T1">., 1836).</text:span></text:p>
      <text:p text:style-name="P6">Дуб был посвящен Тору, и его алтари находились под дубами. Четверг (Thursday) назван так в честь Тора. Могущественный бог грозы, грома и плодородия, побеждающий великанов и чудовищ. Главным оружием Тора является его молот, вместо коней в свою повозку он запрягал козлов, которых съедал, если был голоден. Так же Тор покровительствует крестьянам - хлебопашцам.</text:p>
      <text:p text:style-name="Standard">Торин – дварф, ?.</text:p>
      <text:p text:style-name="Standard">Траин – дварф, ?.</text:p>
      <text:p text:style-name="Standard"><text:span text:style-name="терм">Тролли</text:span> – потомки <text:span text:style-name="T7">ётунов</text:span>. Большие, и грубые безобразные существа, унаследовавшие глупость своих предшественников. Их тяжело одолеть силой. Только хитрость и сноровка помогает в этом деле. Троллям нельзя появляться днём, так как только их касается солнечный свет – они окаменевают. Впрочем, это особенность проявляется у многих мифологических существ. Тролли боятся грома, так как думают, что это Тор на своей колеснице. <text:span text:style-name="T15">Обитают внутри гор или поблизости, где они хранят свои сокровища. Как правило вредят людям, похищают их скот, оказываются людоедами. </text:span></text:p>
      <text:p text:style-name="P6"><text:bookmark-start text:name="Тролли2"/>Глаза навыкате, широкие рты разинуты, распухшие носы-бомбошки постоянно двигаются, принюхиваясь в поисках человеческого запаха. Тролли — существа холодные, и лишь тепло человеческой крови могло согреть их.<text:bookmark-end text:name="Тролли2"/></text:p>
      <text:p text:style-name="P6">Не всегда тролли убивали и пожирали свои жертвы. Они могли схватить и утащить женщину к себе в пещеру, чтобы превратить ее в рабыню, навсегда похороненную во мраке и сырости подземного логова. Она должна была варить человеческие кости и куски мяса, принесенные троллем после его ночных блужданий по земле. Могла она стать и женой тролля. Тогда несчастную ждали побои, безжалостная брань. И так в продолжение долгих месяцев. Наконец, ее натирали волшебными жгучими мазями, и женщина превращалась в ужасное существо. Лицо ее темнело и покрывалось морщинами и оспинами, нос становился похожим на луковицу, нежная кожа ее грубела и покрывалась шерстью, а голос вдруг менялся настолько, что скорее уже напоминал хрюканье. Никогда больше не суждено ей нежиться в лучах бледного северного солнца, никогда она не узнает человеческой любви. Теперь она жена тролля, такая же уродливая и прожорливая, как он, такая же похотливая и в то же время забитая и трясущаяся от малейшего строгого взгляда своего подземного властителя.</text:p>
      <text:p text:style-name="P6">Тролли обладали силой, которая во много раз превосходила силу простых смертных. Но на троллей была управа. Эту управу особенно хорошо знают маленькие дети: если задать троллю загадку то он будет обязан разгадать ее, он не сможет противиться загадке. Если тролль не сможет разгадать загадку то он умрет, но если он разгадает, то в ответ он задаст свою и если на этот раз вы сами не сможете разгадать загадку то тролль порвет вас на части. Если <text:soft-page-break/>же вы сумели разгадать загадку, то надо постараться этими вопросами занять тролля до рассвета, ведь с первыми лучами солнца тролль тут же превратиться в камень и это будет спасением человеку.</text:p>
      <text:p text:style-name="Standard">Трор – дварф, ?.</text:p>
      <text:p text:style-name="Standard"><text:span text:style-name="терм">Труд</text:span> (Trudr, «сила») – дочь Тора и Сиф.</text:p>
      <text:p text:style-name="Standard"><text:span text:style-name="терм">Трудвангар</text:span> (Trudvangar, «поля силы») – владения Тора.</text:p>
      <text:p text:style-name="Standard"><text:span text:style-name="терм">Трудгельмир</text:span> — шестиголовый великан, прародитель рода великанов-ётунов - Гримтурсенов </text:p>
      <text:p text:style-name="Standard"><text:span text:style-name="терм">Трюм</text:span> (Thrym) - Король Ётунхейма. Убит Тором за то, что украл его молот. </text:p>
      <text:p text:style-name="Standard"><text:span text:style-name="терм">Тунд</text:span> (Tundr) – ревущая река, преграждающая путь в Валгаллу.</text:p>
      <text:p text:style-name="Standard"><text:span text:style-name="терм">Турсы</text:span> – племя великанов.</text:p>
      <text:p text:style-name="Standard"><text:span text:style-name="терм">Тюр</text:span> (дp.-исл. Tyr) - бог Закона. Он покровительствует правосудию и рациональному мышлению. Ему всегда можно доверять. Тюр известен в некоторых скандинавских регионах под именем Улльр или Уллинн. </text:p>
      <text:p text:style-name="Standard"><text:span text:style-name="терм">Тюр</text:span> (Tyr) - Бог войны, сын Одина и сестры морского великана Хюмира, — третий из асов после Одина и храбрейший среди них. У него одна левая рука, так как правую он потерял, спасая богов от Фенрира, но это не мешает Тюру быть искусным воином и принимать участие в сражениях. Является одним из двенадцати главных (после Одина) богов. В Рагнарок он и волк Гарм убьют друг друга. </text:p>
      <text:p text:style-name="Standard"><text:span text:style-name="терм">Уала</text:span><text:span text:style-name="T15"> - Пророчица в песнях "Эдды" (древнескандинавской мифологии). С помощью заклинаний Одина она была вызвана из могилы и предрекла смерть Бальдру.</text:span></text:p>
      <text:p text:style-name="Standard"><text:span text:style-name="терм">Улль/</text:span>Улльр (Uller) - Пасынок Тора, сын Сиф. <text:span text:style-name="T15">Бог стрельбы из лука, который "путешествует по серебряным ледяным дорогам на лыжах". </text:span>Замечательный стрелок из лука, охотник. Все его стрелы попадают в цель, как бы далека и мала она ни была. Улль также быстрее всех бегает на лыжах. От него этому искусству научились и люди. Является одним из двенадцати главных (после Одина) богов. Покровительствует воинам, ведущим бой в одиночку.</text:p>
      <text:p text:style-name="Standard"><text:span text:style-name="терм">Урд</text:span> (Urd, <text:span text:style-name="T21">«судьба»</text:span>) – норна.</text:p>
      <text:p text:style-name="Standard"><text:span text:style-name="терм">Урд</text:span> (Urda well) - Колодец, около которого живут норны и из которого они поливают Иггдрасиль.</text:p>
      <text:p text:style-name="Standard"><text:span text:style-name="терм">Урлак</text:span><text:span text:style-name="T15"> - То же, что "Орлог" (см.).</text:span></text:p>
      <text:p text:style-name="Standard"><text:span text:style-name="терм">Утгард </text:span>(Utgardr, «внешний предел») – другой вариант Ётунхейма, только располагается по всей окраине Мидгарда.</text:p>
      <text:p text:style-name="Standard"><text:span text:style-name="терм">Утгард-Локи</text:span> — властелин потустороннего мира, царства смерти Утгарда.</text:p>
      <text:p text:style-name="Standard"><text:span text:style-name="терм">Фарбаути </text:span>(Farbauti, «<text:span text:style-name="T15">гребец</text:span>») — великан, муж <text:span text:style-name="T15">Лауфи</text:span>, отец Локи.</text:p>
      <text:p text:style-name="Standard"><text:span text:style-name="терм">Фафнир</text:span> - Дракон<text:span text:style-name="T15"> Мудрости</text:span>, убитый героем Сигурдом. Брат Регина, принявший облик дракона, чтобы охранять свое золото.</text:p>
      <text:p text:style-name="Standard"><text:span text:style-name="терм">Фафнир</text:span> — дварф, сын Хрейдмара.</text:p>
      <text:p text:style-name="Standard"><text:span text:style-name="внесено_20_в_20_БД">Фенрир </text:span>(Fenrir) – Лунный Пёс, cын Локи, огромный волк. Зовут его так, потому что суждено ему проглотить Солнце и Луну в Рагнарок. Оставили его асы при себе. Но чем больше он рос, тем становился он страшнее и опаснее. Тогда решили приковать его цепями. Но два раза цепи обрывались. Решили опоясать его цепями, выкованными гномами – самыми крепкими в мире. Никто не знал, как это сделать. Тогда попросили Фенрира примерить цепи, насколько они крепки. Волк заподозрил неладное и попросил, чтобы кто-нибудь положил руку ему в пасть. Это сделал Тюр – самый отважный из всех. И когда цепи наглухо затянулись – откусил Фенрир богу правую руку. Привязали боги пса к земле на острове Люнгви. Пасть его перекрыта мечом, и из неё капает слюна, которая даёт начало реке Вон (Надежда). Надежда на то, что когда-нибудь он освободится от пут и исполнится зловещее предсказание. В Рагнарок убьёт Одина и будет убит Видаром. </text:p>
      <text:p text:style-name="Standard">Фили – дварф, ?.</text:p>
      <text:p text:style-name="Standard">Финн – дварф, ?.</text:p>
      <text:p text:style-name="Standard"><text:span text:style-name="терм">Фйаляр</text:span> — дварф, упоминается, как изготовитель «поэтического мёда».</text:p>
      <text:p text:style-name="Standard"><text:span text:style-name="терм">Форсети</text:span> (Forseti) - Сын Бальдра, бог справедливости, правосудия и победы в спорах. Он всегда видит "обе стороны медали".</text:p>
      <text:p text:style-name="Standard">Фрар – дварф, ?.</text:p>
      <text:p text:style-name="Standard">Фрег – дварф, ?.</text:p>
      <text:p text:style-name="Standard"><text:span text:style-name="терм">Фрейр</text:span> – покровитель плодородия, природы, процветания, материального и физического благополучия, мира и эроса. Его называют веральдаргодом - Богом Вселенной. Он управляет естественными процессами на земле и в <text:soft-page-break/>воздухе (над землей). Его животные - лошадь, вепрь и олень. Брат Фрейи. Ездит на вепре Золотая Щетина. Владеет самым быстрым и искусным кораблём Скидбладнир сделанным карликами. Его меч - Хундингсбана. Фрейр - ас, олицетворяющий растительность, урожай, богатство и мир. Его символ - мельница.</text:p>
      <text:p text:style-name="Standard"><text:span text:style-name="терм">Фрейр</text:span> (Frey) – Бог плодородия, а также бог лета. Сын Ньёрда, названный сын Одина. Священным животным Фрейра был кабан. Этому богу подвластен солнечный свет, он прекрасен собой и могущественен, он ван, посылающий богатства. Фрейр мало уступает в красоте самому Бальдру и так же добр, как его отец Ньёрд. Он не любит войн и ссор и покровительствует миру на земле как между отдельными людьми, так и между целыми народами. В Рагнарок главный враг его Сурт подстережёт Фрейра на охоте и убьёт его, при этом получив в глаз олений рог. Является одним из двенадцати главных (после Одина) богов. </text:p>
      <text:p text:style-name="Standard"><text:span text:style-name="терм">Фрейр</text:span><text:span text:style-name="T15"> – сын Нйорд – бог лета, мало уступает в красоте самому Бальдру и так же добр, как его отец. Брат прекрасной Фрейи. Фрейр посылает людям богатые урожаи. Он не любит войн и ссор и покровительствует миру на земле как между отдельными, так и между целыми народами.</text:span></text:p>
      <text:p text:style-name="Standard"><text:span text:style-name="терм">Фрейя</text:span> (Freya) – Дочь Ньёрда и сестра Фрейра, богиня любви Фрейя — её называют также Ванадис — первая в Асгарде после Фригг. Равных ей по красоте не было и нет во всем мире ни среди богов, ни среди людей, а её сердце так мягко и нежно, что сочувствует страданию каждого. У Фрейи есть волшебное соколиное оперение, надев которое она часто летает над облаками, и чудесное золотое ожерелье Брисингамен, а когда она плачет, из её глаз капают золотые слезы. Также Фрейя является предводительницей валькирий.</text:p>
      <text:p text:style-name="Standard"><text:span text:style-name="терм">Фрейя</text:span> – богиня магии, эроса и физического благополучия. Фрейр - это брат-близнец Фрейи. Имена Фрейра и Фрейи буквально означают "Господин" и "Госпожа". Фрейя контролирует силы природных циклов, символом которых является ее ожерелье - Брисингамен, которое изготовили четыре гнома. Ценой этого ожерелья, стали четыре ночи ее любви. Фрейя это "дикая женщина" среди божеств Севера: свободная в своем любовном и сексуальном выборе (Фрейя приходит в ярость когда Тор предлагает ей выйти замуж против ее воли за великана, похитившего Мьеллнир); учительница (любовница) Одина и других Богов и человека; искушенная в различных магических ритуалах; делящая с Одином право давать победу в бою. Фрейя - Богиня Ванов, пришедшая в Асгард вслед за своим братом-близнецом Фрейром, при обмене заложниками после войны Асов и Ванов. Считается, что она также имеет отношение к началу этой войны. Под именем Гулльвейг она появилась в Асгарде, где блеск ее золота и красоты ослепил Асов. Трижды убивали они ее, и трижды она возрождалась. Это тройное убийство и жажда золота послужили толчком к началу войны. Связанные с ней животные - свинья и кошка. </text:p>
      <text:p text:style-name="Standard"><text:span text:style-name="терм">Фрейя</text:span> – самая красивая богиня – богиня любви. Дочь Ньёрда. Ездит в колеснице, запряжённой двумя кошками. Часто ездит вместе с Одином на поля сражений. Половину павших забирает себе Один, а половину – Фрейя. Владеет орлиным опереньем, позволяющим владельцу обратиться птицей. Брисингамен – её чудодейственное ожерелье-пояс выкованное карликами.</text:p>
      <text:p text:style-name="P6">Фрейя или Фригг (Ванадис) – В "Эдде" Фригг есть матерь богов, подобно Адити в Ведах. Она тождественна с Северной Фреей германцев, и в ее низшем аспекте ей поклонялись как все-питающей Матери Земле. Она сидела на своем золотом троне, образованном паутинок золотого света, с тремя божественными девами, своими служанками и вестницами, и была занята прядением золотых нитей для награждения добрых людей. Она есть Изида и Диана одновременно, ибо она также есть Холда, могущественная охотница, она и Церера-Дементра, которая покровительствует земледелию – Луна и природа. Богиня любви. Из рода Ванов. Равных ей по красоте не было и нет во всем мире ни среди богов, ни среди людей, а сердце ее так мягко и нежно, что сочувствует страданию каждого. У Фрейи есть волшебное соколиное оперение, надев которое она часто летает над облаками, и чудесное золотое ожерелье Брисингамен, а когда она плачет из ее глаз капают золотые слезы. Богиня любви. Из рода ванов. Равных ей по красоте не было и нет во всем мире ни среди богов, ни среди людей, а сердце ее так мягко и нежно, что сочувствует страданию каждого.</text:p>
      <text:p text:style-name="Standard"><text:span text:style-name="терм">Фреки</text:span> (Freki, «прожорливый») – Один из волков Одина.</text:p>
      <text:p text:style-name="Standard"><text:span text:style-name="терм">Фригг</text:span> (Frigg), дочь гиганта Фьёргуна, занимает видное место среди асов. Она покровительствует порядку в семье, браку и супружеской верности. Она - жена Одина и, по преданию, обладает большими способностями к прорицанию. Но, несмотря на знание будущего, она редко говорит о нем. Фригг правит живущими в Асгарде богинями. Подобно Одину, Фригг часто спускается на землю и, переодетая, бродит среди людей, внимая их горестям и заботам. Богини Фулла, Сага, Хлин и Гна прислуживают Фригг и выполняют её поручения. </text:p>
      <text:p text:style-name="Standard">Фрости – дварф, ?.</text:p>
      <text:p text:style-name="Standard"><text:span text:style-name="терм">Фулла</text:span> (Fulla) - Богиня изобилия, прислужница Фригг. Символизирует девственность. Она всегда помогает великим богиням справиться с трудной работой.</text:p>
      <text:p text:style-name="Standard">Фундин – дварф, ?.</text:p>
      <text:p text:style-name="Standard"><text:span text:style-name="терм">Фьёргун</text:span> (Fjörgvin) - Отец Фригг. </text:p>
      <text:p text:style-name="Standard">Фьаляр – дварф, ?.</text:p>
      <text:p text:style-name="Standard"><text:soft-page-break/>Ханар – дварф, ?.</text:p>
      <text:p text:style-name="Standard">Хар – дварф, ?.</text:p>
      <text:p text:style-name="Standard">Хаугспори – дварф, ?.</text:p>
      <text:p text:style-name="Standard"><text:span text:style-name="терм">Хахнир</text:span><text:span text:style-name="T15"> - или Хенир. Один из трех могущественных богов (Один, Хахнир и Лодур), которые, странствуя по земле, нашли на берегу моря две человеческие формы, неподвижные, безмолвные и бесчувственные. Один дал им души, Хахнир - движение и чувства, а Лодур - цветущий вид. Таким путем были созданы люди.</text:span></text:p>
      <text:p text:style-name="Standard"><text:span text:style-name="терм">Хвергельмер</text:span> (Hvergelmer, «кипящий котел») - Великий источник всех рек посредине Нифльхейма, в котором лежит дракон Нидхегг, грызущий корни Иггдрасиля.</text:p>
      <text:p text:style-name="Standard"><text:span text:style-name="терм">Хёвдинг – </text:span>правитель области, дословно “главарь”, избираемый из местной знати.</text:p>
      <text:p text:style-name="Standard"><text:span text:style-name="терм">Хед</text:span>/Хёдр (Hoder) - Его называют Слепой Ас, и он так же, как Тюр, Хеймдалль и Браги — сын Одина. Он обладает огромной силой, но никогда не покидает Асгард и редко выходит из своего дворца. Является одним из двенадцати главных (после Одина) богов, воплощая собой грубую силу и конфликт. После убийства, по наущению Локи, им Бальдра, его убьёт Вали. После Рагнарока он и Бальдр выбираются из разрушенного мира Хель и помогают строить новый мир. </text:p>
      <text:p text:style-name="Standard"><text:span text:style-name="терм">Хёйдрун</text:span> - Коза, живущая в Асгарде и питающаяся листьями с вершины Иггдрасиля. Все в Асгарде питаются её молоком, крепким, как мёд, и его хватает на всех.</text:p>
      <text:p text:style-name="Standard"><text:span text:style-name="внесено_20_в_20_БД"><text:span text:style-name="T11">Хеймдалль</text:span></text:span> (Heimdall) - Также его называют Мудрым Асом или Белым Асом. Страж моста Бифрост. Сын Одина. Конь его зовется Золотая Челка. Он живет в месте под названием Химинбьерг, у самого моста Бифрост. Его зубы из чистого золота. Хеймдалль спит меньше, чем птица, видит на сто дней пути в любом направлении и имеет такой острый слух, что может услышать рост травы и шерсти. Путешествовал по земле и помогал людям – самый близкий к ним бог. Покровительствует таким качествам, как ясновидение и бдительность. Есть у него рог, что зовется Гьяллахорн, и когда трубит он, слышно по всем мирам. Является одним из двенадцати главных (после Одина) богов. В Рагнарок он и его главный враг Локи убьют друг друга копьями. </text:p>
      <text:p text:style-name="Standard"><text:span text:style-name="внесено_20_в_20_БД"><text:span text:style-name="T11">Хель</text:span></text:span> (Hel) - Дочь Локи, правительница подземного царства мёртвых Нифльхейма, королева мёртвых (кроме героев, живущих у Одина в Валгалле). Великанша, выше пояса она — обычная женщина, а ниже — скелет. Левая половина ее лица туловища красная как сырое мясо, а правая иссиня-черная.</text:p>
      <text:p text:style-name="Standard"><text:span text:style-name="терм">Хельги – </text:span>древний герой, возлюбленный валькирии.</text:p>
      <text:p text:style-name="Standard"><text:span text:style-name="терм">Хёльд – </text:span>богатый землевладелец из местной знати, способный выставить собственную дружину.</text:p>
      <text:p text:style-name="Standard"><text:span text:style-name="терм">Хельхейм</text:span><text:span text:style-name="T15"> - Царство Мертвых в древнескандинавской мифологии. В "Эдде" Хельхейм окружает Северный Мир Тумана, называемый Нифльхеймом.</text:span></text:p>
      <text:p text:style-name="Standard"><text:span text:style-name="терм">Хельхейм</text:span> (буквально Владения Хель) — в <text:a xlink:type="simple" xlink:href="../../../../../wiki/Германо-скандинавская_мифология">германо-скандинавской мифологии</text:a> один из девяти миров, мир мёртвых, в котором властвует <text:a xlink:type="simple" xlink:href="../../../../../wiki/Хель">Хель</text:a>. Это холодное, темное и туманное место, куда попадают все умершие, кроме героев, принятых в <text:a xlink:type="simple" xlink:href="../../../../../wiki/Эйнхерии">эйнхерии</text:a>. Хельхейм расположен в <text:a xlink:type="simple" xlink:href="../../../../../wiki/Нифльхейм">Нифльхейме</text:a>, на самом низком уровне вселенной. Он окружён непроходимой рекой <text:a xlink:type="simple" xlink:href="../../../../../w/index.php%3Ftitle=Гйоль&amp;action=edit">Гйоль</text:a>. Ни одно существо, даже боги, не может вернуться из Хельхейма. Вход в Хельхейм охраняется <text:a xlink:type="simple" xlink:href="../../../../../wiki/Гарм_%28мифология%29">Гармом</text:a>, чудовищной собакой, и великаншей Модгуд. <text:a xlink:type="simple" xlink:href="../../../../../w/index.php%3Ftitle=Хермод&amp;action=edit">Хермод</text:a> — единственный, кто был в Хельхейме и вернулся обратно. В день <text:a xlink:type="simple" xlink:href="../../../../../wiki/Рагнарёк">Рагнарёк</text:a> из Хельхейма на корабле <text:a xlink:type="simple" xlink:href="../../../../../wiki/Нагльфар">Нагльфар</text:a> воинство Хель вплывет для сражения с <text:a xlink:type="simple" xlink:href="../../../../../wiki/Асы">асами</text:a>. Другие названия: <text:span text:style-name="терм">Нифльхель</text:span> (Туманная Хель), <text:span text:style-name="терм">Хель</text:span> (по имени хозяйки), <text:span text:style-name="терм">Хельгард</text:span> (Земля Хель)</text:p>
      <text:p text:style-name="Standard"><text:span text:style-name="терм">Хёнир</text:span> (Hoenir) - Бог жреческих функций. Часто его называют Тихим Богом. Брат Одина (В Старшей Эдде, в Младшей – Вили). </text:p>
      <text:p text:style-name="Standard"><text:span text:style-name="терм">Хермод</text:span> (Hermod, «мужественный») - Посыльный Асгарда. Его имя упоминается в связи с безуспешной попыткой вернуть своего брата, Бальдра, из царства Хель. </text:p>
      <text:p text:style-name="Standard">Хефти – дварф, ?.</text:p>
      <text:p text:style-name="Standard"><text:span text:style-name="терм">Хирдман – </text:span>воин из высшего слоя дружины, телохранитель знатного вождя.</text:p>
      <text:p text:style-name="Standard">Хлеванг – дварф, ?.</text:p>
      <text:p text:style-name="Standard"><text:span text:style-name="терм">Хлер</text:span><text:span text:style-name="T15"> - Бог моря. Один из трех могущественных сыновей Инеистого великана, Имира. Этими сыновьями были: Кари, бог воздуха и ветров; Хлер - моря; и Логи - огня. </text:span></text:p>
      <text:p text:style-name="Standard"><text:span text:style-name="терм">Хлидскъялф</text:span> (Hlidskjálf) - Зал в Асгарде, в котором стоит трон Одина, с которого тот видит всё, что происходит в мире.</text:p>
      <text:p text:style-name="Standard"><text:span text:style-name="терм">Хлин</text:span> (Hlin, «защитница») - Посыльная Фригг, защищающая от физической опасности тех, кого её хозяйка хочет защитить. </text:p>
      <text:p text:style-name="Standard"><text:soft-page-break/><text:span text:style-name="терм">Хонир</text:span><text:span text:style-name="T15"> - Творящий бог, наделивший первого человека разумом и пониманием после того, как этот человек был сотворен им, совместно с Одином и Лодуром, из ясеня.</text:span></text:p>
      <text:p text:style-name="Standard">Хорнбори – дварф, ?.</text:p>
      <text:p text:style-name="Standard"><text:span text:style-name="терм">Хрейдмар</text:span> — дварф, герой-колдун, которому в качестве выкупа за убийство сына асы передали сокровища Нибелунгов, проклятые Локи.</text:p>
      <text:p text:style-name="Standard"><text:span text:style-name="терм">Хресвельг – </text:span>орел-великан, сидит на краю небес и взмахами крыльев рождает бури.</text:p>
      <text:p text:style-name="Standard"><text:span text:style-name="терм">Хримтхурсы</text:span><text:span text:style-name="T15"> - Инеистые Великаны; они являются великими строителями, Циклопами и Титанами древних скандинавов, и играют видную роль в "Эдде". Они те, кто строят крепкий вал вокруг Асгарда, чтобы защитить его от Етунов, злых великанов.</text:span></text:p>
      <text:p text:style-name="Standard"><text:span text:style-name="терм">Хрингхорни</text:span> (Hringhorni) – погребальная ладья Бальдра.</text:p>
      <text:p text:style-name="Standard"><text:span text:style-name="терм">Хрэсвельгр</text:span> (Hraesvelgr) — великан, управляющий ветрами. </text:p>
      <text:p text:style-name="Standard"><text:span text:style-name="терм">Хрюм</text:span> (Hrymr) – вождь инеистых великанов, который поведет их в битву при Рагнароке.</text:p>
      <text:p text:style-name="Standard"><text:span text:style-name="внесено_20_в_20_БД"><text:span text:style-name="T11">Хугин</text:span></text:span> (Huginn, «мысль») - Один из двух воронов, служащих Одину и сидящих на его плечах. </text:p>
      <text:p text:style-name="Standard"><text:span text:style-name="терм">Хьюки</text:span> (Hjuki, «молодой месяц») – человеческий ребенок, похищенный Мани, один из трех лунных богов</text:p>
      <text:p text:style-name="Standard"><text:span text:style-name="терм">Хьюки</text:span> — дварф, сын Видфина.</text:p>
      <text:p text:style-name="Standard"><text:bookmark-start text:name="1005225-L-127"/><text:span text:style-name="терм">Цверги</text:span><text:span text:style-name="T15"> (карлики) - обличье, схожее с человеческим, и от них пошёл род Карликов - двергов</text:span> (dwergar, zwerge)<text:span text:style-name="T15">. Они до сих пор живут под землёй и внутри скал и боятся солнечного света, потому что он превращает их в камни. Карлики невелики ростом, но очень сильны. Так сильны, что в скандинавской мифологии четверым из них Боги доверили поддерживать небо там, где оно всего ближе к земле. Эти Карлики стоят по четырём углам света, их так и зовут: Аустри, Нордри, Вестри и Судри - Восточный, Северный, Западный, Южный.</text:span></text:p>
      <text:p text:style-name="P6"><text:bookmark-start text:name="карлики2"/>Происходят карлики от великана Имира, в теле которого они образовались и стали есть его как черви, но по воле богов вскоре приняли облик схожий с человеческим, разум и воинственный нрав. Они являются Темными Эльфами.</text:p>
      <text:p text:style-name="P6">Им доверили недра земли потому почти везде карликов и трольдов одинаково стали считать искуснейшими кузнецами, которые способны ковать самую гибкую и твердую сталь либо выделывать из золота и серебра такие мелкие вещи, которые едва сможет различить человеческий глаз.</text:p>
      <text:p text:style-name="P6">Вообще в средние века твердо верили в происхождение хороших мечей и кольчуг от карликов; много существует разных преданий о том, как они дарили любимцев произведениями своих кузниц. Такие подарки всегда отличались какими-нибудь особенными свойствами. Но беда, если подарки эти бывали вынужденными: карлики, в отмщенье, всегда умели наделять их такими свойствами, что получивший их в целую жизнь свою не мог себе простить насилия, сделанного хитрому кузнецу-волшебнику.</text:p>
      <text:p text:style-name="Standard">Цверги (Чёрные гномы) — земляные карлики, духи земли, которых превращает в камень солнечный свет; они искусные мастера-ювелиры и кузнецы.</text:p>
      <text:p text:style-name="Standard"><text:span text:style-name="терм">Черу</text:span><text:span text:style-name="T15"> - Или Херу. Магический меч, оружие "бога-Меча" Херу. В "Эдде" сага описывает его как уничтожающего своего обладателя, если тот недостоин им владеть. Он приносит победу и славу лишь в руке добродетельного героя.</text:span></text:p>
      <text:p text:style-name="Standard"><text:span text:style-name="терм">Эдда</text:span><text:span text:style-name="T15"> - Букв., "прабабушка" скандинавских баллад. Они были собраны и изданы епископом Бриньюлдом Свейнсоном в 1643 г. Существуют два собрания "Саг", переведенных северными скальдами, и две "Эдды". Автор самой ранней неизвестен и древность ее очень велика. Эти "Саги" были собраны в XI веке исландским священником; вторая является сводом истории (или мифов) богов, о которых говорится в первой - ставших германскими божествами, великанами, гномами и героями.</text:span></text:p>
      <text:p text:style-name="Standard">Эйкинскьяльди – дварф, ?.</text:p>
      <text:p text:style-name="Standard"><text:span text:style-name="терм">Эйнхерии</text:span><text:bookmark-end text:name="1005225-L-127"/><text:span text:style-name="терм"> </text:span>(einherjar) - избранные мертвые воины, живут в Вальхалле. Преодолев реку Тунд и войдя во врата Вальгринд, «люди, убитые оружием», вступают в Вальхаллу, где повар Андхримнир (Andhrimnir) варит неиссякающее мясо вепря Сэхримнира (Schrimnir) в котле Эльдхримнир (Eldhrimnir). Пьют воины неиссякающее медовое молоко козы Хейдрун (Heidrun), которая щиплет иглы с ветвей дерева Лерад (Leradr), растущего подле чертога. Эйнхерии или пируют, или бьются друг с другом в бесконечном сражении, причем в конце дня все раненые чудесным образом исцеляются, а мертвые оживают, готовые утром продолжить лихую битву. Так будет продолжаться до Рагнарока, когда, поднятые криком петуха Гуллинкамби, эйнхерии выступят на помощь богам в их битве с силами зла.</text:p>
      <text:p text:style-name="Standard"><text:span text:style-name="терм">Эйр</text:span> (Eir, «пощада, милость») - богиня врачевания. Целительница богов и богинь.</text:p>
      <text:p text:style-name="Standard"><text:span text:style-name="терм">Эйргьява -</text:span> Старуха из Железного Леса.</text:p>
      <text:p text:style-name="Standard"><text:soft-page-break/><text:span text:style-name="терм">Эйтри</text:span> — дварф, брат Сидри и Брока.</text:p>
      <text:p text:style-name="Standard"><text:span text:style-name="внесено_20_в_20_БД"><text:span text:style-name="T11">Элли</text:span></text:span> (Elli) – Богиня старости. </text:p>
      <text:p text:style-name="Standard"><text:span text:style-name="терм">Элдримн</text:span> – Котёл, используемый для приготовления пищи в Валгалле.</text:p>
      <text:p text:style-name="Standard"><text:span text:style-name="терм">Эливагар</text:span> (Elivagar, «бурные волны») – река, протекающая с незапамятных времен в самой крайней части Нифльхейма. Воды ее ядовиты.</text:p>
      <text:p text:style-name="Standard"><text:span text:style-name="терм">Эльфы</text:span> – светлые и темные эльфы – создания с их собственными мирами, подобными человеческому. Эти миры - Alfheim и Свартальфхейм. Внешний облик их также напоминает человеческий. Эльфы находятся в дружественных взаимоотношениях с Асами.</text:p>
      <text:p text:style-name="Standard"><text:span text:style-name="терм">Эмбла</text:span> («Ива») – первая женщина. </text:p>
      <text:p text:style-name="Standard"><text:span text:style-name="терм">Эсир</text:span><text:span text:style-name="T15"> – см. Асы.</text:span></text:p>
      <text:p text:style-name="Standard"><text:span text:style-name="терм">Юл</text:span><text:span text:style-name="T15"> - Колесо Солнца, - отсюда Юлетиде, которое было посвящено Фрейру или Фро, Богу Солнца, который делает зрелыми поля и плоды, позже принятому в круг Асов. Как бог солнечного света и богатых урожаев он жил в Доме Эльфов Света.</text:span></text:p>
      <text:p text:style-name="Standard">Яри – дварф, ?.</text:p>
      <text:p text:style-name="Standard"><text:span text:style-name="терм">Ярл – </text:span>правитель или военачальник, назначаемый конунгом, исполнитель важных поручений вроде сбора дани, то есть тот, кто распоряжается от лица более высокого властителя. Звание это сохраняется за человеком и после исполнения поручения. Также ярлом называется наследник конунга. В исторической традиции конунгами называли сыновей конунга, если им было больше 12-ти лет и они номинально руководили войсками.</text:p>
      <text:p text:style-name="Standard"><text:span text:style-name="внесено_20_в_20_БД"><text:span text:style-name="T11">Ярнсакса</text:span></text:span> (Jarnsaxa) — дочь вана Аегира<text:span text:style-name="внесено_20_в_20_БД">,</text:span> возлюбленная Тора, родила ему сыновей Магни и Моди.</text:p>
      <text:p text:style-name="Standard"/>
      <text:p text:style-name="Standard"><text:bookmark-end text:name="карлики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justify" style:justify-single-word="false" fo:orphans="2" fo:widows="2" style:writing-mode="lr-tb"/>
      <style:text-properties style:use-window-font-color="true" style:font-name="Times New Roman" fo:font-size="10pt" fo:language="ru" fo:country="RU"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423cm" fo:break-before="page" fo:keep-with-next="always"/>
      <style:text-properties fo:font-variant="small-cap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variant="small-caps" fo:font-size="12pt" fo:font-weight="bold" style:font-size-asian="12pt" style:font-weight-asian="bold" style:font-weight-complex="bold"/>
    </style:style>
    <style:style style:name="Heading_20_4" style:display-name="Heading 4" style:family="paragraph" style:parent-style-name="Standard" style:next-style-name="Text_20_body" style:default-outline-level="4" style:class="text">
      <style:paragraph-properties fo:keep-with-next="always"/>
      <style:text-properties fo:font-variant="small-caps" fo:language="en" fo:country="US" fo:font-weight="bold" style:font-weight-asian="bold" style:font-size-complex="10pt" style:font-weight-complex="bold"/>
    </style:style>
    <style:style style:name="Heading_20_5" style:display-name="Heading 5" style:family="paragraph" style:parent-style-name="Standard" style:next-style-name="Text_20_body" style:default-outline-level="5" style:class="text">
      <style:paragraph-properties fo:margin-top="0.494cm" fo:margin-bottom="0.494cm"/>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text-underline-style="solid" style:text-underline-width="auto" style:text-underline-color="font-color"/>
    </style:style>
    <style:style style:name="Heading_20_8" style:display-name="Heading 8" style:family="paragraph" style:parent-style-name="Standard" style:next-style-name="Standard" style:default-outline-level="8" style:class="text">
      <style:paragraph-properties fo:margin-top="0cm" fo:margin-bottom="0cm" fo:keep-with-next="always"/>
      <style:text-properties fo:color="#000080" fo:language="en" fo:country="US" fo:font-weight="bold" style:font-weight-asian="bold" style:font-size-complex="10pt" style:font-weight-complex="bold"/>
    </style:style>
    <style:style style:name="Таблица_20_-_20_Текст" style:display-name="Таблица - Текст" style:family="paragraph" style:parent-style-name="Standard">
      <style:paragraph-properties fo:margin-top="0.035cm" fo:margin-bottom="0.035cm"/>
      <style:text-properties fo:font-size="10pt" style:font-size-asian="10pt" style:font-size-complex="10pt"/>
    </style:style>
    <style:style style:name="Маркированный_20_список" style:display-name="Маркированный список" style:family="paragraph" style:parent-style-name="Standard" style:list-style-name="WW8Num3">
      <style:paragraph-properties fo:margin="100%" fo:margin-left="0cm" fo:margin-right="0cm" fo:margin-top="0cm" fo:margin-bottom="0cm" fo:text-indent="0cm" style:auto-text-indent="false"/>
      <style:text-properties style:font-name="Tms Rmn" style:font-size-complex="10pt"/>
    </style:style>
    <style:style style:name="List_20_2" style:display-name="List 2" style:family="paragraph" style:parent-style-name="Standard" style:list-style-name="WW8Num2" style:class="list">
      <style:paragraph-properties fo:margin="100%" fo:margin-left="-0.499cm" fo:margin-right="0cm" fo:margin-top="0cm" fo:margin-bottom="0cm" fo:text-indent="0cm" style:auto-text-indent="false">
        <style:tab-stops>
          <style:tab-stop style:position="1.134cm"/>
        </style:tab-stops>
      </style:paragraph-properties>
      <style:text-properties style:font-name="Tms Rmn" style:font-size-complex="10pt"/>
    </style:style>
    <style:style style:name="полузавершено" style:family="paragraph" style:parent-style-name="Standard">
      <style:text-properties fo:color="#00ff00" fo:font-weight="bold" style:font-weight-asian="bold" style:font-size-complex="10pt" style:font-weight-complex="bold"/>
    </style:style>
    <style:style style:name="Обычный_20__28_Web_29_" style:display-name="Обычный (Web)" style:family="paragraph" style:parent-style-name="Standard">
      <style:paragraph-properties fo:margin="100%" fo:margin-left="0cm" fo:margin-right="0cm" fo:margin-top="0.494cm" fo:margin-bottom="0.494cm" fo:text-indent="1.251cm" style:auto-text-indent="false"/>
      <style:text-properties fo:font-size="12pt" style:font-size-asian="12pt"/>
    </style:style>
    <style:style style:name="Основной_20_текст_20_с_20_отступом_20_3" style:display-name="Основной текст с отступом 3" style:family="paragraph" style:parent-style-name="Standard">
      <style:paragraph-properties fo:margin="100%" fo:margin-left="3.752cm" fo:margin-right="0cm" fo:margin-top="0cm" fo:margin-bottom="0cm" fo:text-indent="-3.752cm" style:auto-text-indent="false"/>
    </style:style>
    <style:style style:name="завершено_20__28_full_29_" style:display-name="завершено (full)" style:family="paragraph" style:parent-style-name="Standard" style:next-style-name="Standard">
      <style:text-properties fo:color="#008000" style:text-underline-style="solid" style:text-underline-width="auto" style:text-underline-color="font-color" fo:font-weight="bold" style:font-weight-asian="bold" style:font-weight-complex="bold"/>
    </style:style>
    <style:style style:name="Заголовок_20_Документа" style:display-name="Заголовок Документа" style:family="paragraph" style:parent-style-name="Standard" style:next-style-name="Standard">
      <style:paragraph-properties fo:text-align="center" style:justify-single-word="false"/>
      <style:text-properties fo:font-size="16pt" fo:font-weight="bold" style:font-size-asian="16pt" style:font-weight-asian="bold" style:font-size-complex="10pt" style:font-weight-complex="bold"/>
    </style:style>
    <style:style style:name="Text" style:family="paragraph" style:parent-style-name="Standard" style:class="extra">
      <style:paragraph-properties fo:margin-top="0cm" fo:margin-bottom="0cm" fo:text-align="start" style:justify-single-word="false"/>
      <style:text-properties style:font-name="Courier New" style:font-name-complex="Courier New" style:font-size-complex="10pt"/>
    </style:style>
    <style:style style:name="завершено_20__28_full" style:display-name="завершено (full" style:family="paragraph" style:parent-style-name="завершено_20__28_full_29_">
      <style:paragraph-properties fo:margin-top="0.035cm" fo:margin-bottom="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Times New Roman"/>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fo:font-size="10pt" style:font-size-asian="10pt"/>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Times New Roman"/>
    </style:style>
    <style:style style:name="WW8Num30z0" style:family="text">
      <style:text-properties style:font-name="Times New Roman"/>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3z0" style:family="text">
      <style:text-properties style:font-name="Symbol"/>
    </style:style>
    <style:style style:name="WW8Num34z0" style:family="text">
      <style:text-properties style:font-name="Times New Roman"/>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Emphasis" style:family="text" style:parent-style-name="Основной_20_шрифт_20_абзаца">
      <style:text-properties fo:font-style="italic" style:font-style-asian="italic" style:font-style-complex="italic"/>
    </style:style>
    <style:style style:name="завершено_20__28_full_29__20_Знак" style:display-name="завершено (full) Знак" style:family="text" style:parent-style-name="Основной_20_шрифт_20_абзаца">
      <style:text-properties fo:color="#008000" fo:language="ru" fo:country="RU" style:text-underline-style="solid" style:text-underline-width="auto" style:text-underline-color="font-color" fo:font-weight="bold" style:font-weight-asian="bold" style:font-size-complex="12pt" style:language-complex="ar" style:country-complex="SA" style:font-weight-complex="bold"/>
    </style:style>
    <style:style style:name="полузавершено_20_Знак" style:display-name="полузавершено Знак" style:family="text" style:parent-style-name="Основной_20_шрифт_20_абзаца">
      <style:text-properties fo:color="#00ff00" fo:language="ru" fo:country="RU" fo:font-weight="bold" style:font-weight-asian="bold" style:language-complex="ar" style:country-complex="SA" style:font-weight-complex="bold"/>
    </style:style>
    <style:style style:name="завершено_20__28_full_29__20_Знак1" style:display-name="завершено (full) Знак1" style:family="text" style:parent-style-name="Основной_20_шрифт_20_абзаца">
      <style:text-properties fo:color="#008000" fo:language="ru" fo:country="RU" style:text-underline-style="solid" style:text-underline-width="auto" style:text-underline-color="font-color" fo:font-weight="bold" style:font-weight-asian="bold" style:font-size-complex="12pt" style:language-complex="ar" style:country-complex="SA" style:font-weight-complex="bold"/>
    </style:style>
    <style:style style:name="изменение" style:family="text" style:parent-style-name="Основной_20_шрифт_20_абзаца">
      <style:text-properties fo:color="#ff0000" fo:font-weight="bold" style:font-weight-asian="bold" style:font-weight-complex="bold"/>
    </style:style>
    <style:style style:name="терм" style:family="text" style:parent-style-name="Основной_20_шрифт_20_абзаца">
      <style:text-properties fo:font-weight="bold" style:font-weight-asian="bold" style:font-weight-complex="bold"/>
    </style:style>
    <style:style style:name="внесено_20_в_20_БД" style:display-name="внесено в БД" style:family="text" style:parent-style-name="Основной_20_шрифт_20_абзаца">
      <style:text-properties fo:color="#000080"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4.085cm" text:min-label-width="0.99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0"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5.08cm" text:min-label-width="0.635cm"/>
        <style:text-properties style:font-name="Symbol"/>
      </text:list-level-style-bullet>
      <text:list-level-style-bullet text:level="2" text:style-name="WW8Num7z1" text:bullet-char="o">
        <style:list-level-properties text:space-before="6.35cm" text:min-label-width="0.635cm"/>
        <style:text-properties style:font-name="Courier New1"/>
      </text:list-level-style-bullet>
      <text:list-level-style-bullet text:level="3" text:style-name="WW8Num7z2" text:bullet-char="">
        <style:list-level-properties text:space-before="7.62cm" text:min-label-width="0.635cm"/>
        <style:text-properties style:font-name="Wingdings"/>
      </text:list-level-style-bullet>
      <text:list-level-style-bullet text:level="4" text:style-name="WW8Num7z0" text:bullet-char="">
        <style:list-level-properties text:space-before="8.89cm" text:min-label-width="0.635cm"/>
        <style:text-properties style:font-name="Symbol"/>
      </text:list-level-style-bullet>
      <text:list-level-style-bullet text:level="5" text:style-name="WW8Num7z1" text:bullet-char="o">
        <style:list-level-properties text:space-before="10.16cm" text:min-label-width="0.635cm"/>
        <style:text-properties style:font-name="Courier New1"/>
      </text:list-level-style-bullet>
      <text:list-level-style-bullet text:level="6" text:style-name="WW8Num7z2" text:bullet-char="">
        <style:list-level-properties text:space-before="11.43cm" text:min-label-width="0.635cm"/>
        <style:text-properties style:font-name="Wingdings"/>
      </text:list-level-style-bullet>
      <text:list-level-style-bullet text:level="7" text:style-name="WW8Num7z0" text:bullet-char="">
        <style:list-level-properties text:space-before="12.7cm" text:min-label-width="0.635cm"/>
        <style:text-properties style:font-name="Symbol"/>
      </text:list-level-style-bullet>
      <text:list-level-style-bullet text:level="8" text:style-name="WW8Num7z1" text:bullet-char="o">
        <style:list-level-properties text:space-before="13.97cm" text:min-label-width="0.635cm"/>
        <style:text-properties style:font-name="Courier New1"/>
      </text:list-level-style-bullet>
      <text:list-level-style-bullet text:level="9" text:style-name="WW8Num7z2"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0.635cm" text:min-label-width="0.635cm"/>
        <style:text-properties style:font-name="Symbol"/>
      </text:list-level-style-bullet>
      <text:list-level-style-bullet text:level="2" text:style-name="WW8Num9z0" text:bullet-char="">
        <style:list-level-properties text:space-before="1.905cm" text:min-label-width="0.635cm"/>
        <style:text-properties style:font-name="Symbol"/>
      </text:list-level-style-bullet>
      <text:list-level-style-bullet text:level="3" text:style-name="WW8Num9z0" text:bullet-char="">
        <style:list-level-properties text:space-before="3.175cm" text:min-label-width="0.635cm"/>
        <style:text-properties style:font-name="Symbol"/>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0" text:bullet-char="">
        <style:list-level-properties text:space-before="5.715cm" text:min-label-width="0.635cm"/>
        <style:text-properties style:font-name="Symbol"/>
      </text:list-level-style-bullet>
      <text:list-level-style-bullet text:level="6" text:style-name="WW8Num9z0" text:bullet-char="">
        <style:list-level-properties text:space-before="6.985cm" text:min-label-width="0.635cm"/>
        <style:text-properties style:font-name="Symbol"/>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0" text:bullet-char="">
        <style:list-level-properties text:space-before="9.525cm" text:min-label-width="0.635cm"/>
        <style:text-properties style:font-name="Symbol"/>
      </text:list-level-style-bullet>
      <text:list-level-style-bullet text:level="9" text:style-name="WW8Num9z0"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0" text:bullet-char="">
        <style:list-level-properties text:space-before="1.905cm" text:min-label-width="0.635cm"/>
        <style:text-properties style:font-name="Symbol"/>
      </text:list-level-style-bullet>
      <text:list-level-style-bullet text:level="3" text:style-name="WW8Num10z0" text:bullet-char="">
        <style:list-level-properties text:space-before="3.175cm" text:min-label-width="0.635cm"/>
        <style:text-properties style:font-name="Symbol"/>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0" text:bullet-char="">
        <style:list-level-properties text:space-before="5.715cm" text:min-label-width="0.635cm"/>
        <style:text-properties style:font-name="Symbol"/>
      </text:list-level-style-bullet>
      <text:list-level-style-bullet text:level="6" text:style-name="WW8Num10z0" text:bullet-char="">
        <style:list-level-properties text:space-before="6.985cm" text:min-label-width="0.635cm"/>
        <style:text-properties style:font-name="Symbol"/>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0" text:bullet-char="">
        <style:list-level-properties text:space-before="9.525cm" text:min-label-width="0.635cm"/>
        <style:text-properties style:font-name="Symbol"/>
      </text:list-level-style-bullet>
      <text:list-level-style-bullet text:level="9" text:style-name="WW8Num10z0"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5.136cm" text:min-label-width="0.635cm"/>
        <style:text-properties style:font-name="Symbol"/>
      </text:list-level-style-bullet>
      <text:list-level-style-bullet text:level="2" text:style-name="WW8Num11z1" text:bullet-char="o">
        <style:list-level-properties text:space-before="6.406cm" text:min-label-width="0.635cm"/>
        <style:text-properties style:font-name="Courier New1"/>
      </text:list-level-style-bullet>
      <text:list-level-style-bullet text:level="3" text:style-name="WW8Num11z2" text:bullet-char="">
        <style:list-level-properties text:space-before="7.676cm" text:min-label-width="0.635cm"/>
        <style:text-properties style:font-name="Wingdings"/>
      </text:list-level-style-bullet>
      <text:list-level-style-bullet text:level="4" text:style-name="WW8Num11z0" text:bullet-char="">
        <style:list-level-properties text:space-before="8.946cm" text:min-label-width="0.635cm"/>
        <style:text-properties style:font-name="Symbol"/>
      </text:list-level-style-bullet>
      <text:list-level-style-bullet text:level="5" text:style-name="WW8Num11z1" text:bullet-char="o">
        <style:list-level-properties text:space-before="10.216cm" text:min-label-width="0.635cm"/>
        <style:text-properties style:font-name="Courier New1"/>
      </text:list-level-style-bullet>
      <text:list-level-style-bullet text:level="6" text:style-name="WW8Num11z2" text:bullet-char="">
        <style:list-level-properties text:space-before="11.486cm" text:min-label-width="0.635cm"/>
        <style:text-properties style:font-name="Wingdings"/>
      </text:list-level-style-bullet>
      <text:list-level-style-bullet text:level="7" text:style-name="WW8Num11z0" text:bullet-char="">
        <style:list-level-properties text:space-before="12.756cm" text:min-label-width="0.635cm"/>
        <style:text-properties style:font-name="Symbol"/>
      </text:list-level-style-bullet>
      <text:list-level-style-bullet text:level="8" text:style-name="WW8Num11z1" text:bullet-char="o">
        <style:list-level-properties text:space-before="14.026cm" text:min-label-width="0.635cm"/>
        <style:text-properties style:font-name="Courier New1"/>
      </text:list-level-style-bullet>
      <text:list-level-style-bullet text:level="9" text:style-name="WW8Num11z2" text:bullet-char="">
        <style:list-level-properties text:space-before="15.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0" text:bullet-char="">
        <style:list-level-properties text:space-before="1.905cm" text:min-label-width="0.635cm"/>
        <style:text-properties style:font-name="Symbol"/>
      </text:list-level-style-bullet>
      <text:list-level-style-bullet text:level="3" text:style-name="WW8Num13z0" text:bullet-char="">
        <style:list-level-properties text:space-before="3.175cm" text:min-label-width="0.635cm"/>
        <style:text-properties style:font-name="Symbol"/>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0" text:bullet-char="">
        <style:list-level-properties text:space-before="5.715cm" text:min-label-width="0.635cm"/>
        <style:text-properties style:font-name="Symbol"/>
      </text:list-level-style-bullet>
      <text:list-level-style-bullet text:level="6" text:style-name="WW8Num13z0" text:bullet-char="">
        <style:list-level-properties text:space-before="6.985cm" text:min-label-width="0.635cm"/>
        <style:text-properties style:font-name="Symbol"/>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0" text:bullet-char="">
        <style:list-level-properties text:space-before="9.525cm" text:min-label-width="0.635cm"/>
        <style:text-properties style:font-name="Symbol"/>
      </text:list-level-style-bullet>
      <text:list-level-style-bullet text:level="9" text:style-name="WW8Num13z0"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5.08cm" text:min-label-width="0.635cm"/>
        <style:text-properties style:font-name="Symbol"/>
      </text:list-level-style-bullet>
      <text:list-level-style-bullet text:level="2" text:style-name="WW8Num16z1" text:bullet-char="o">
        <style:list-level-properties text:space-before="6.35cm" text:min-label-width="0.635cm"/>
        <style:text-properties style:font-name="Courier New1"/>
      </text:list-level-style-bullet>
      <text:list-level-style-bullet text:level="3" text:style-name="WW8Num16z2" text:bullet-char="">
        <style:list-level-properties text:space-before="7.62cm" text:min-label-width="0.635cm"/>
        <style:text-properties style:font-name="Wingdings"/>
      </text:list-level-style-bullet>
      <text:list-level-style-bullet text:level="4" text:style-name="WW8Num16z0" text:bullet-char="">
        <style:list-level-properties text:space-before="8.89cm" text:min-label-width="0.635cm"/>
        <style:text-properties style:font-name="Symbol"/>
      </text:list-level-style-bullet>
      <text:list-level-style-bullet text:level="5" text:style-name="WW8Num16z1" text:bullet-char="o">
        <style:list-level-properties text:space-before="10.16cm" text:min-label-width="0.635cm"/>
        <style:text-properties style:font-name="Courier New1"/>
      </text:list-level-style-bullet>
      <text:list-level-style-bullet text:level="6" text:style-name="WW8Num16z2" text:bullet-char="">
        <style:list-level-properties text:space-before="11.43cm" text:min-label-width="0.635cm"/>
        <style:text-properties style:font-name="Wingdings"/>
      </text:list-level-style-bullet>
      <text:list-level-style-bullet text:level="7" text:style-name="WW8Num16z0" text:bullet-char="">
        <style:list-level-properties text:space-before="12.7cm" text:min-label-width="0.635cm"/>
        <style:text-properties style:font-name="Symbol"/>
      </text:list-level-style-bullet>
      <text:list-level-style-bullet text:level="8" text:style-name="WW8Num16z1" text:bullet-char="o">
        <style:list-level-properties text:space-before="13.97cm" text:min-label-width="0.635cm"/>
        <style:text-properties style:font-name="Courier New1"/>
      </text:list-level-style-bullet>
      <text:list-level-style-bullet text:level="9" text:style-name="WW8Num16z2"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0" text:bullet-char="">
        <style:list-level-properties text:space-before="1.905cm" text:min-label-width="0.635cm"/>
        <style:text-properties style:font-name="Symbol"/>
      </text:list-level-style-bullet>
      <text:list-level-style-bullet text:level="3" text:style-name="WW8Num17z0" text:bullet-char="">
        <style:list-level-properties text:space-before="3.175cm" text:min-label-width="0.635cm"/>
        <style:text-properties style:font-name="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0" text:bullet-char="">
        <style:list-level-properties text:space-before="5.715cm" text:min-label-width="0.635cm"/>
        <style:text-properties style:font-name="Symbol"/>
      </text:list-level-style-bullet>
      <text:list-level-style-bullet text:level="6" text:style-name="WW8Num17z0" text:bullet-char="">
        <style:list-level-properties text:space-before="6.985cm" text:min-label-width="0.635cm"/>
        <style:text-properties style:font-name="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0" text:bullet-char="">
        <style:list-level-properties text:space-before="9.525cm" text:min-label-width="0.635cm"/>
        <style:text-properties style:font-name="Symbol"/>
      </text:list-level-style-bullet>
      <text:list-level-style-bullet text:level="9" text:style-name="WW8Num17z0"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2" text:bullet-char="">
        <style:list-level-properties text:space-before="4.445cm" text:min-label-width="0.635cm"/>
        <style:text-properties style:font-name="Wingdings"/>
      </text:list-level-style-bullet>
      <text:list-level-style-bullet text:level="5" text:style-name="WW8Num19z2" text:bullet-char="">
        <style:list-level-properties text:space-before="5.715cm" text:min-label-width="0.635cm"/>
        <style:text-properties style:font-name="Wingdings"/>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2" text:bullet-char="">
        <style:list-level-properties text:space-before="8.255cm" text:min-label-width="0.635cm"/>
        <style:text-properties style:font-name="Wingdings"/>
      </text:list-level-style-bullet>
      <text:list-level-style-bullet text:level="8" text:style-name="WW8Num19z2" text:bullet-char="">
        <style:list-level-properties text:space-before="9.525cm" text:min-label-width="0.635cm"/>
        <style:text-properties style:font-name="Wingdings"/>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0" text:bullet-char="">
        <style:list-level-properties text:space-before="1.905cm" text:min-label-width="0.635cm"/>
        <style:text-properties style:font-name="Symbol"/>
      </text:list-level-style-bullet>
      <text:list-level-style-bullet text:level="3" text:style-name="WW8Num20z0" text:bullet-char="">
        <style:list-level-properties text:space-before="3.175cm" text:min-label-width="0.635cm"/>
        <style:text-properties style:font-name="Symbol"/>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0" text:bullet-char="">
        <style:list-level-properties text:space-before="5.715cm" text:min-label-width="0.635cm"/>
        <style:text-properties style:font-name="Symbol"/>
      </text:list-level-style-bullet>
      <text:list-level-style-bullet text:level="6" text:style-name="WW8Num20z0" text:bullet-char="">
        <style:list-level-properties text:space-before="6.985cm" text:min-label-width="0.635cm"/>
        <style:text-properties style:font-name="Symbol"/>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0" text:bullet-char="">
        <style:list-level-properties text:space-before="9.525cm" text:min-label-width="0.635cm"/>
        <style:text-properties style:font-name="Symbol"/>
      </text:list-level-style-bullet>
      <text:list-level-style-bullet text:level="9" text:style-name="WW8Num20z0"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prefix="("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5.08cm" text:min-label-width="0.635cm"/>
        <style:text-properties style:font-name="Symbol"/>
      </text:list-level-style-bullet>
      <text:list-level-style-bullet text:level="2" text:style-name="WW8Num23z1" text:bullet-char="o">
        <style:list-level-properties text:space-before="6.35cm" text:min-label-width="0.635cm"/>
        <style:text-properties style:font-name="Courier New1"/>
      </text:list-level-style-bullet>
      <text:list-level-style-bullet text:level="3" text:style-name="WW8Num23z2" text:bullet-char="">
        <style:list-level-properties text:space-before="7.62cm" text:min-label-width="0.635cm"/>
        <style:text-properties style:font-name="Wingdings"/>
      </text:list-level-style-bullet>
      <text:list-level-style-bullet text:level="4" text:style-name="WW8Num23z0" text:bullet-char="">
        <style:list-level-properties text:space-before="8.89cm" text:min-label-width="0.635cm"/>
        <style:text-properties style:font-name="Symbol"/>
      </text:list-level-style-bullet>
      <text:list-level-style-bullet text:level="5" text:style-name="WW8Num23z1" text:bullet-char="o">
        <style:list-level-properties text:space-before="10.16cm" text:min-label-width="0.635cm"/>
        <style:text-properties style:font-name="Courier New1"/>
      </text:list-level-style-bullet>
      <text:list-level-style-bullet text:level="6" text:style-name="WW8Num23z2" text:bullet-char="">
        <style:list-level-properties text:space-before="11.43cm" text:min-label-width="0.635cm"/>
        <style:text-properties style:font-name="Wingdings"/>
      </text:list-level-style-bullet>
      <text:list-level-style-bullet text:level="7" text:style-name="WW8Num23z0" text:bullet-char="">
        <style:list-level-properties text:space-before="12.7cm" text:min-label-width="0.635cm"/>
        <style:text-properties style:font-name="Symbol"/>
      </text:list-level-style-bullet>
      <text:list-level-style-bullet text:level="8" text:style-name="WW8Num23z1" text:bullet-char="o">
        <style:list-level-properties text:space-before="13.97cm" text:min-label-width="0.635cm"/>
        <style:text-properties style:font-name="Courier New1"/>
      </text:list-level-style-bullet>
      <text:list-level-style-bullet text:level="9" text:style-name="WW8Num23z2"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5.08cm" text:min-label-width="0.635cm"/>
        <style:text-properties style:font-name="Symbol"/>
      </text:list-level-style-bullet>
      <text:list-level-style-bullet text:level="2" text:style-name="WW8Num24z1" text:bullet-char="o">
        <style:list-level-properties text:space-before="6.35cm" text:min-label-width="0.635cm"/>
        <style:text-properties style:font-name="Courier New1"/>
      </text:list-level-style-bullet>
      <text:list-level-style-bullet text:level="3" text:style-name="WW8Num24z2" text:bullet-char="">
        <style:list-level-properties text:space-before="7.62cm" text:min-label-width="0.635cm"/>
        <style:text-properties style:font-name="Wingdings"/>
      </text:list-level-style-bullet>
      <text:list-level-style-bullet text:level="4" text:style-name="WW8Num24z0" text:bullet-char="">
        <style:list-level-properties text:space-before="8.89cm" text:min-label-width="0.635cm"/>
        <style:text-properties style:font-name="Symbol"/>
      </text:list-level-style-bullet>
      <text:list-level-style-bullet text:level="5" text:style-name="WW8Num24z1" text:bullet-char="o">
        <style:list-level-properties text:space-before="10.16cm" text:min-label-width="0.635cm"/>
        <style:text-properties style:font-name="Courier New1"/>
      </text:list-level-style-bullet>
      <text:list-level-style-bullet text:level="6" text:style-name="WW8Num24z2" text:bullet-char="">
        <style:list-level-properties text:space-before="11.43cm" text:min-label-width="0.635cm"/>
        <style:text-properties style:font-name="Wingdings"/>
      </text:list-level-style-bullet>
      <text:list-level-style-bullet text:level="7" text:style-name="WW8Num24z0" text:bullet-char="">
        <style:list-level-properties text:space-before="12.7cm" text:min-label-width="0.635cm"/>
        <style:text-properties style:font-name="Symbol"/>
      </text:list-level-style-bullet>
      <text:list-level-style-bullet text:level="8" text:style-name="WW8Num24z1" text:bullet-char="o">
        <style:list-level-properties text:space-before="13.97cm" text:min-label-width="0.635cm"/>
        <style:text-properties style:font-name="Courier New1"/>
      </text:list-level-style-bullet>
      <text:list-level-style-bullet text:level="9" text:style-name="WW8Num24z2"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prefix="("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5.08cm" text:min-label-width="0.635cm"/>
        <style:text-properties style:font-name="Symbol"/>
      </text:list-level-style-bullet>
      <text:list-level-style-bullet text:level="2" text:style-name="WW8Num26z1" text:bullet-char="o">
        <style:list-level-properties text:space-before="6.35cm" text:min-label-width="0.635cm"/>
        <style:text-properties style:font-name="Courier New1"/>
      </text:list-level-style-bullet>
      <text:list-level-style-bullet text:level="3" text:style-name="WW8Num26z2" text:bullet-char="">
        <style:list-level-properties text:space-before="7.62cm" text:min-label-width="0.635cm"/>
        <style:text-properties style:font-name="Wingdings"/>
      </text:list-level-style-bullet>
      <text:list-level-style-bullet text:level="4" text:style-name="WW8Num26z0" text:bullet-char="">
        <style:list-level-properties text:space-before="8.89cm" text:min-label-width="0.635cm"/>
        <style:text-properties style:font-name="Symbol"/>
      </text:list-level-style-bullet>
      <text:list-level-style-bullet text:level="5" text:style-name="WW8Num26z1" text:bullet-char="o">
        <style:list-level-properties text:space-before="10.16cm" text:min-label-width="0.635cm"/>
        <style:text-properties style:font-name="Courier New1"/>
      </text:list-level-style-bullet>
      <text:list-level-style-bullet text:level="6" text:style-name="WW8Num26z2" text:bullet-char="">
        <style:list-level-properties text:space-before="11.43cm" text:min-label-width="0.635cm"/>
        <style:text-properties style:font-name="Wingdings"/>
      </text:list-level-style-bullet>
      <text:list-level-style-bullet text:level="7" text:style-name="WW8Num26z0" text:bullet-char="">
        <style:list-level-properties text:space-before="12.7cm" text:min-label-width="0.635cm"/>
        <style:text-properties style:font-name="Symbol"/>
      </text:list-level-style-bullet>
      <text:list-level-style-bullet text:level="8" text:style-name="WW8Num26z1" text:bullet-char="o">
        <style:list-level-properties text:space-before="13.97cm" text:min-label-width="0.635cm"/>
        <style:text-properties style:font-name="Courier New1"/>
      </text:list-level-style-bullet>
      <text:list-level-style-bullet text:level="9" text:style-name="WW8Num26z2"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4.382cm" text:min-label-width="0.635cm"/>
        <style:text-properties style:font-name="Symbol"/>
      </text:list-level-style-bullet>
      <text:list-level-style-bullet text:level="2" text:style-name="WW8Num28z1" text:bullet-char="o">
        <style:list-level-properties text:space-before="5.652cm" text:min-label-width="0.635cm"/>
        <style:text-properties style:font-name="Courier New1"/>
      </text:list-level-style-bullet>
      <text:list-level-style-bullet text:level="3" text:style-name="WW8Num28z2" text:bullet-char="">
        <style:list-level-properties text:space-before="6.922cm" text:min-label-width="0.635cm"/>
        <style:text-properties style:font-name="Wingdings"/>
      </text:list-level-style-bullet>
      <text:list-level-style-bullet text:level="4" text:style-name="WW8Num28z0" text:bullet-char="">
        <style:list-level-properties text:space-before="8.192cm" text:min-label-width="0.635cm"/>
        <style:text-properties style:font-name="Symbol"/>
      </text:list-level-style-bullet>
      <text:list-level-style-bullet text:level="5" text:style-name="WW8Num28z1" text:bullet-char="o">
        <style:list-level-properties text:space-before="9.462cm" text:min-label-width="0.635cm"/>
        <style:text-properties style:font-name="Courier New1"/>
      </text:list-level-style-bullet>
      <text:list-level-style-bullet text:level="6" text:style-name="WW8Num28z2" text:bullet-char="">
        <style:list-level-properties text:space-before="10.732cm" text:min-label-width="0.635cm"/>
        <style:text-properties style:font-name="Wingdings"/>
      </text:list-level-style-bullet>
      <text:list-level-style-bullet text:level="7" text:style-name="WW8Num28z0" text:bullet-char="">
        <style:list-level-properties text:space-before="12.002cm" text:min-label-width="0.635cm"/>
        <style:text-properties style:font-name="Symbol"/>
      </text:list-level-style-bullet>
      <text:list-level-style-bullet text:level="8" text:style-name="WW8Num28z1" text:bullet-char="o">
        <style:list-level-properties text:space-before="13.272cm" text:min-label-width="0.635cm"/>
        <style:text-properties style:font-name="Courier New1"/>
      </text:list-level-style-bullet>
      <text:list-level-style-bullet text:level="9" text:style-name="WW8Num28z2" text:bullet-char="">
        <style:list-level-properties text:space-before="14.54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min-label-width="3.81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4.085cm" text:min-label-width="0.99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1.27cm" text:min-label-width="3.81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style:font-name="Courier New1"/>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style:font-name="Courier New1"/>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499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Дизайн-документ</dc:title>
    <meta:initial-creator>Dmitry</meta:initial-creator>
    <meta:creation-date>2006-04-09T16:04:00</meta:creation-date>
    <dc:date>2014-11-10T12:44:44.32</dc:date>
    <meta:editing-cycles>601</meta:editing-cycles>
    <meta:editing-duration>PT22H40M4S</meta:editing-duration>
    <dc:creator>Сергей Ждановских</dc:creator>
    <meta:document-statistic meta:table-count="32" meta:image-count="0" meta:object-count="0" meta:page-count="120" meta:paragraph-count="4284" meta:word-count="48290" meta:character-count="337717"/>
    <meta:user-defined meta:name="Info 1"/>
    <meta:user-defined meta:name="Info 2"/>
    <meta:user-defined meta:name="Info 3"/>
    <meta:user-defined meta:name="Info 4"/>
  </office:meta>
</office:document-meta>
</file>